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1.1402in"/>
    </style:style>
    <style:style style:name="co4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1.0425in"/>
    </style:style>
    <style:style style:name="co6" style:family="table-column">
      <style:table-column-properties fo:break-before="auto" style:column-width="1.111in"/>
    </style:style>
    <style:style style:name="co7" style:family="table-column">
      <style:table-column-properties fo:break-before="auto" style:column-width="0.9937in"/>
    </style:style>
    <style:style style:name="co8" style:family="table-column">
      <style:table-column-properties fo:break-before="auto" style:column-width="1.0035in"/>
    </style:style>
    <style:style style:name="co9" style:family="table-column">
      <style:table-column-properties fo:break-before="auto" style:column-width="1.0717in"/>
    </style:style>
    <style:style style:name="co10" style:family="table-column">
      <style:table-column-properties fo:break-before="auto" style:column-width="0.9646in"/>
    </style:style>
    <style:style style:name="co11" style:family="table-column">
      <style:table-column-properties fo:break-before="auto" style:column-width="1.02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75in" fo:break-before="auto" style:use-optimal-row-height="true"/>
    </style:style>
    <style:style style:name="ro3" style:family="table-row">
      <style:table-row-properties style:row-height="0.5272in" fo:break-before="auto" style:use-optimal-row-height="true"/>
    </style:style>
    <style:style style:name="ro4" style:family="table-row">
      <style:table-row-properties style:row-height="1.3756in" fo:break-before="auto" style:use-optimal-row-height="true"/>
    </style:style>
    <style:style style:name="ro5" style:family="table-row">
      <style:table-row-properties style:row-height="0.69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21"/>
    <style:style style:name="ce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0"/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wrap-option="wrap"/>
    </style:style>
    <style:style style:name="ce7" style:family="table-cell" style:parent-style-name="Default" style:data-style-name="N121">
      <style:table-cell-properties fo:wrap-option="wrap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style:font-name-asian="Droid Sans Fallback" style:font-name-complex="FreeSans"/>
    </style:style>
    <style:style style:name="ce10" style:family="table-cell" style:parent-style-name="Default" style:data-style-name="N123"/>
    <style:style style:name="ce11" style:family="table-cell" style:parent-style-name="Default" style:data-style-name="N124"/>
    <style:style style:name="ce12" style:family="table-cell" style:parent-style-name="Default" style:data-style-name="N61"/>
    <style:style style:name="ce13" style:family="table-cell" style:parent-style-name="Default" style:data-style-name="N123">
      <style:table-cell-properties fo:wrap-option="wrap"/>
    </style:style>
    <style:style style:name="ce14" style:family="table-cell" style:parent-style-name="Default" style:data-style-name="N122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ce10"/>
        <table:table-column table:style-name="co8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12" table:default-cell-style-name="Default"/>
        <table:table-column table:style-name="co1" table:number-columns-repeated="2" table:default-cell-style-name="ce4"/>
        <table:table-column table:style-name="co1" table:default-cell-style-name="Default"/>
        <table:table-row table:style-name="ro1" table:number-rows-repeated="3"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Amroun 1994 Nuclear Physics A579 (1994) 596-626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Experimental XS of 1992 data are phase-shift corrected. Not sure if below is experimental or corrected (pretty sure it's straight experimental XS).</text:p>
          </table:table-cell>
          <table:table-cell table:number-columns-repeated="3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3He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Energy (MeV)</text:p>
          </table:table-cell>
          <table:table-cell office:value-type="string" calcext:value-type="string">
            <text:p>Angle (deg.)</text:p>
          </table:table-cell>
          <table:table-cell office:value-type="string" calcext:value-type="string">
            <text:p>XS (mb/sr)</text:p>
          </table:table-cell>
          <table:table-cell office:value-type="string" calcext:value-type="string">
            <text:p>Error (%)</text:p>
          </table:table-cell>
          <table:table-cell/>
          <table:table-cell office:value-type="string" calcext:value-type="string">
            <text:p>Rough Q^2 (not from paper)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314.4" calcext:value-type="float">
            <text:p>314.4</text:p>
          </table:table-cell>
          <table:table-cell office:value-type="float" office:value="30" calcext:value-type="float">
            <text:p>30</text:p>
          </table:table-cell>
          <table:table-cell office:value-type="float" office:value="0.01923" calcext:value-type="float">
            <text:p>1.923E-002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8]*(PI()/180))/2)^2/0.0389" office:value-type="float" office:value="0.680875842826438" calcext:value-type="float">
            <text:p>0.680875842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07973" calcext:value-type="float">
            <text:p>7.973E-003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9]*(PI()/180))/2)^2/0.0389" office:value-type="float" office:value="0.91909218423805" calcext:value-type="float">
            <text:p>0.919092184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3486" calcext:value-type="float">
            <text:p>3.486E-00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10]*(PI()/180))/2)^2/0.0389" office:value-type="float" office:value="1.18899173033516" calcext:value-type="float">
            <text:p>1.188991730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1581" calcext:value-type="float">
            <text:p>1.581E-00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11]*(PI()/180))/2)^2/0.0389" office:value-type="float" office:value="1.48852038260216" calcext:value-type="float">
            <text:p>1.4885203826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7511" calcext:value-type="float">
            <text:p>7.511E-004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12]*(PI()/180))/2)^2/0.0389" office:value-type="float" office:value="1.81539854713497" calcext:value-type="float">
            <text:p>1.815398547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3622" calcext:value-type="float">
            <text:p>3.622E-004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13]*(PI()/180))/2)^2/0.0389" office:value-type="float" office:value="2.16713848372705" calcext:value-type="float">
            <text:p>2.1671384837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1835" calcext:value-type="float">
            <text:p>1.835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14]*(PI()/180))/2)^2/0.0389" office:value-type="float" office:value="2.54106323907455" calcext:value-type="float">
            <text:p>2.541063239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3401" calcext:value-type="float">
            <text:p>3.401E-008</text:p>
          </table:table-cell>
          <table:table-cell office:value-type="float" office:value="4.1" calcext:value-type="float">
            <text:p>4.1</text:p>
          </table:table-cell>
          <table:table-cell/>
          <table:table-cell table:formula="of:=4*([.C$8]/1000)^2*SIN(([.D15]*(PI()/180))/2)^2/0.0389" office:value-type="float" office:value="9.68809728000077" calcext:value-type="float">
            <text:p>9.68809728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335.4" calcext:value-type="float">
            <text:p>335.4</text:p>
          </table:table-cell>
          <table:table-cell office:value-type="float" office:value="50" calcext:value-type="float">
            <text:p>50</text:p>
          </table:table-cell>
          <table:table-cell office:value-type="float" office:value="0.0005232" calcext:value-type="float">
            <text:p>5.232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16]*(PI()/180))/2)^2/0.0389" office:value-type="float" office:value="1.81539854713497" calcext:value-type="float">
            <text:p>1.815398547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1174" calcext:value-type="float">
            <text:p>1.174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17]*(PI()/180))/2)^2/0.0389" office:value-type="float" office:value="2.54106323907455" calcext:value-type="float">
            <text:p>2.541063239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1652" calcext:value-type="float">
            <text:p>1.652E-008</text:p>
          </table:table-cell>
          <table:table-cell office:value-type="float" office:value="5" calcext:value-type="float">
            <text:p>5</text:p>
          </table:table-cell>
          <table:table-cell/>
          <table:table-cell table:formula="of:=4*([.C$8]/1000)^2*SIN(([.D18]*(PI()/180))/2)^2/0.0389" office:value-type="float" office:value="9.68809728000077" calcext:value-type="float">
            <text:p>9.6880972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7754" calcext:value-type="float">
            <text:p>7.754E-005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4*([.C$8]/1000)^2*SIN(([.D19]*(PI()/180))/2)^2/0.0389" office:value-type="float" office:value="2.54106323907455" calcext:value-type="float">
            <text:p>2.541063239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734" calcext:value-type="float">
            <text:p>7.340E-009</text:p>
          </table:table-cell>
          <table:table-cell office:value-type="float" office:value="5.4" calcext:value-type="float">
            <text:p>5.4</text:p>
          </table:table-cell>
          <table:table-cell/>
          <table:table-cell table:formula="of:=4*([.C$8]/1000)^2*SIN(([.D20]*(PI()/180))/2)^2/0.0389" office:value-type="float" office:value="9.68809728000077" calcext:value-type="float">
            <text:p>9.68809728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365.2" calcext:value-type="float">
            <text:p>365.2</text:p>
          </table:table-cell>
          <table:table-cell office:value-type="float" office:value="55" calcext:value-type="float">
            <text:p>55</text:p>
          </table:table-cell>
          <table:table-cell office:value-type="float" office:value="0.0001379" calcext:value-type="float">
            <text:p>1.379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21]*(PI()/180))/2)^2/0.0389" office:value-type="float" office:value="2.16713848372705" calcext:value-type="float">
            <text:p>2.1671384837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4869" calcext:value-type="float">
            <text:p>4.869E-009</text:p>
          </table:table-cell>
          <table:table-cell office:value-type="float" office:value="8.5" calcext:value-type="float">
            <text:p>8.5</text:p>
          </table:table-cell>
          <table:table-cell/>
          <table:table-cell table:formula="of:=4*([.C$8]/1000)^2*SIN(([.D22]*(PI()/180))/2)^2/0.0389" office:value-type="float" office:value="9.68809728000077" calcext:value-type="float">
            <text:p>9.68809728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374.3" calcext:value-type="float">
            <text:p>374.3</text:p>
          </table:table-cell>
          <table:table-cell office:value-type="float" office:value="55" calcext:value-type="float">
            <text:p>55</text:p>
          </table:table-cell>
          <table:table-cell office:value-type="float" office:value="0.0001155" calcext:value-type="float">
            <text:p>1.155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23]*(PI()/180))/2)^2/0.0389" office:value-type="float" office:value="2.16713848372705" calcext:value-type="float">
            <text:p>2.1671384837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3294" calcext:value-type="float">
            <text:p>3.294E-009</text:p>
          </table:table-cell>
          <table:table-cell office:value-type="float" office:value="6" calcext:value-type="float">
            <text:p>6</text:p>
          </table:table-cell>
          <table:table-cell/>
          <table:table-cell table:formula="of:=4*([.C$8]/1000)^2*SIN(([.D24]*(PI()/180))/2)^2/0.0389" office:value-type="float" office:value="9.68809728000077" calcext:value-type="float">
            <text:p>9.68809728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394.5" calcext:value-type="float">
            <text:p>394.5</text:p>
          </table:table-cell>
          <table:table-cell office:value-type="float" office:value="50" calcext:value-type="float">
            <text:p>50</text:p>
          </table:table-cell>
          <table:table-cell office:value-type="float" office:value="0.0001825" calcext:value-type="float">
            <text:p>1.825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25]*(PI()/180))/2)^2/0.0389" office:value-type="float" office:value="1.81539854713497" calcext:value-type="float">
            <text:p>1.815398547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0.0001057" calcext:value-type="float">
            <text:p>1.057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26]*(PI()/180))/2)^2/0.0389" office:value-type="float" office:value="2.02362641404016" calcext:value-type="float">
            <text:p>2.02362641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7871" calcext:value-type="float">
            <text:p>7.871E-005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4*([.C$8]/1000)^2*SIN(([.D27]*(PI()/180))/2)^2/0.0389" office:value-type="float" office:value="2.16713848372705" calcext:value-type="float">
            <text:p>2.1671384837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1479" calcext:value-type="float">
            <text:p>1.479E-009</text:p>
          </table:table-cell>
          <table:table-cell office:value-type="float" office:value="7.7" calcext:value-type="float">
            <text:p>7.7</text:p>
          </table:table-cell>
          <table:table-cell/>
          <table:table-cell table:formula="of:=4*([.C$8]/1000)^2*SIN(([.D28]*(PI()/180))/2)^2/0.0389" office:value-type="float" office:value="9.68809728000077" calcext:value-type="float">
            <text:p>9.68809728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413.3" calcext:value-type="float">
            <text:p>413.3</text:p>
          </table:table-cell>
          <table:table-cell office:value-type="float" office:value="30" calcext:value-type="float">
            <text:p>30</text:p>
          </table:table-cell>
          <table:table-cell office:value-type="float" office:value="0.006547" calcext:value-type="float">
            <text:p>6.547E-003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29]*(PI()/180))/2)^2/0.0389" office:value-type="float" office:value="0.680875842826438" calcext:value-type="float">
            <text:p>0.680875842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02314" calcext:value-type="float">
            <text:p>2.314E-00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30]*(PI()/180))/2)^2/0.0389" office:value-type="float" office:value="0.91909218423805" calcext:value-type="float">
            <text:p>0.919092184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8687" calcext:value-type="float">
            <text:p>8.687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31]*(PI()/180))/2)^2/0.0389" office:value-type="float" office:value="1.18899173033516" calcext:value-type="float">
            <text:p>1.188991730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3336" calcext:value-type="float">
            <text:p>3.336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32]*(PI()/180))/2)^2/0.0389" office:value-type="float" office:value="1.48852038260216" calcext:value-type="float">
            <text:p>1.4885203826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132" calcext:value-type="float">
            <text:p>1.320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33]*(PI()/180))/2)^2/0.0389" office:value-type="float" office:value="1.81539854713497" calcext:value-type="float">
            <text:p>1.815398547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6422" calcext:value-type="float">
            <text:p>6.422E-010</text:p>
          </table:table-cell>
          <table:table-cell office:value-type="float" office:value="7.8" calcext:value-type="float">
            <text:p>7.8</text:p>
          </table:table-cell>
          <table:table-cell/>
          <table:table-cell table:formula="of:=4*([.C$8]/1000)^2*SIN(([.D34]*(PI()/180))/2)^2/0.0389" office:value-type="float" office:value="9.68809728000077" calcext:value-type="float">
            <text:p>9.68809728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35" calcext:value-type="float">
            <text:p>35</text:p>
          </table:table-cell>
          <table:table-cell office:value-type="float" office:value="0.0001292" calcext:value-type="float">
            <text:p>1.292E-004</text:p>
          </table:table-cell>
          <table:table-cell office:value-type="float" office:value="3.7" calcext:value-type="float">
            <text:p>3.7</text:p>
          </table:table-cell>
          <table:table-cell/>
          <table:table-cell table:formula="of:=4*([.C$8]/1000)^2*SIN(([.D35]*(PI()/180))/2)^2/0.0389" office:value-type="float" office:value="0.91909218423805" calcext:value-type="float">
            <text:p>0.919092184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02953" calcext:value-type="float">
            <text:p>2.953E-005</text:p>
          </table:table-cell>
          <table:table-cell office:value-type="float" office:value="3.7" calcext:value-type="float">
            <text:p>3.7</text:p>
          </table:table-cell>
          <table:table-cell/>
          <table:table-cell table:formula="of:=4*([.C$8]/1000)^2*SIN(([.D36]*(PI()/180))/2)^2/0.0389" office:value-type="float" office:value="1.18899173033516" calcext:value-type="float">
            <text:p>1.188991730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006769" calcext:value-type="float">
            <text:p>6.769E-006</text:p>
          </table:table-cell>
          <table:table-cell office:value-type="float" office:value="3.8" calcext:value-type="float">
            <text:p>3.8</text:p>
          </table:table-cell>
          <table:table-cell/>
          <table:table-cell table:formula="of:=4*([.C$8]/1000)^2*SIN(([.D37]*(PI()/180))/2)^2/0.0389" office:value-type="float" office:value="1.48852038260216" calcext:value-type="float">
            <text:p>1.4885203826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151" calcext:value-type="float">
            <text:p>1.510E-006</text:p>
          </table:table-cell>
          <table:table-cell office:value-type="float" office:value="3.9" calcext:value-type="float">
            <text:p>3.9</text:p>
          </table:table-cell>
          <table:table-cell/>
          <table:table-cell table:formula="of:=4*([.C$8]/1000)^2*SIN(([.D38]*(PI()/180))/2)^2/0.0389" office:value-type="float" office:value="1.81539854713497" calcext:value-type="float">
            <text:p>1.815398547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0.0000004244" calcext:value-type="float">
            <text:p>4.244E-007</text:p>
          </table:table-cell>
          <table:table-cell office:value-type="float" office:value="6.8" calcext:value-type="float">
            <text:p>6.8</text:p>
          </table:table-cell>
          <table:table-cell/>
          <table:table-cell table:formula="of:=4*([.C$8]/1000)^2*SIN(([.D39]*(PI()/180))/2)^2/0.0389" office:value-type="float" office:value="2.09492748400797" calcext:value-type="float">
            <text:p>2.09492748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0.0000001116" calcext:value-type="float">
            <text:p>1.116E-007</text:p>
          </table:table-cell>
          <table:table-cell office:value-type="float" office:value="7.2" calcext:value-type="float">
            <text:p>7.2</text:p>
          </table:table-cell>
          <table:table-cell/>
          <table:table-cell table:formula="of:=4*([.C$8]/1000)^2*SIN(([.D40]*(PI()/180))/2)^2/0.0389" office:value-type="float" office:value="2.38900975410824" calcext:value-type="float">
            <text:p>2.389009754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0.00000002792" calcext:value-type="float">
            <text:p>2.792E-008</text:p>
          </table:table-cell>
          <table:table-cell office:value-type="float" office:value="4.8" calcext:value-type="float">
            <text:p>4.8</text:p>
          </table:table-cell>
          <table:table-cell/>
          <table:table-cell table:formula="of:=4*([.C$8]/1000)^2*SIN(([.D41]*(PI()/180))/2)^2/0.0389" office:value-type="float" office:value="2.69621261817689" calcext:value-type="float">
            <text:p>2.696212618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0.00000001476" calcext:value-type="float">
            <text:p>1.476E-008</text:p>
          </table:table-cell>
          <table:table-cell office:value-type="float" office:value="6.4" calcext:value-type="float">
            <text:p>6.4</text:p>
          </table:table-cell>
          <table:table-cell/>
          <table:table-cell table:formula="of:=4*([.C$8]/1000)^2*SIN(([.D42]*(PI()/180))/2)^2/0.0389" office:value-type="float" office:value="2.85426886579574" calcext:value-type="float">
            <text:p>2.854268865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0.000000009059" calcext:value-type="float">
            <text:p>9.059E-009</text:p>
          </table:table-cell>
          <table:table-cell office:value-type="float" office:value="6.4" calcext:value-type="float">
            <text:p>6.4</text:p>
          </table:table-cell>
          <table:table-cell/>
          <table:table-cell table:formula="of:=4*([.C$8]/1000)^2*SIN(([.D43]*(PI()/180))/2)^2/0.0389" office:value-type="float" office:value="3.01503941474009" calcext:value-type="float">
            <text:p>3.0150394147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00000004876" calcext:value-type="float">
            <text:p>4.876E-009</text:p>
          </table:table-cell>
          <table:table-cell office:value-type="float" office:value="6.5" calcext:value-type="float">
            <text:p>6.5</text:p>
          </table:table-cell>
          <table:table-cell/>
          <table:table-cell table:formula="of:=4*([.C$8]/1000)^2*SIN(([.D44]*(PI()/180))/2)^2/0.0389" office:value-type="float" office:value="3.34393685169337" calcext:value-type="float">
            <text:p>3.3439368517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0.000000004403" calcext:value-type="float">
            <text:p>4.403E-009</text:p>
          </table:table-cell>
          <table:table-cell office:value-type="float" office:value="9.1" calcext:value-type="float">
            <text:p>9.1</text:p>
          </table:table-cell>
          <table:table-cell/>
          <table:table-cell table:formula="of:=4*([.C$8]/1000)^2*SIN(([.D45]*(PI()/180))/2)^2/0.0389" office:value-type="float" office:value="3.68130257378452" calcext:value-type="float">
            <text:p>3.681302573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0.000000003735" calcext:value-type="float">
            <text:p>3.735E-009</text:p>
          </table:table-cell>
          <table:table-cell office:value-type="float" office:value="9.5" calcext:value-type="float">
            <text:p>9.5</text:p>
          </table:table-cell>
          <table:table-cell/>
          <table:table-cell table:formula="of:=4*([.C$8]/1000)^2*SIN(([.D46]*(PI()/180))/2)^2/0.0389" office:value-type="float" office:value="4.02549296912741" calcext:value-type="float">
            <text:p>4.025492969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0003091" calcext:value-type="float">
            <text:p>3.091E-009</text:p>
          </table:table-cell>
          <table:table-cell office:value-type="float" office:value="8.1" calcext:value-type="float">
            <text:p>8.1</text:p>
          </table:table-cell>
          <table:table-cell/>
          <table:table-cell table:formula="of:=4*([.C$8]/1000)^2*SIN(([.D47]*(PI()/180))/2)^2/0.0389" office:value-type="float" office:value="4.37483117671383" calcext:value-type="float">
            <text:p>4.3748311767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00000002623" calcext:value-type="float">
            <text:p>2.623E-009</text:p>
          </table:table-cell>
          <table:table-cell office:value-type="float" office:value="7.3" calcext:value-type="float">
            <text:p>7.3</text:p>
          </table:table-cell>
          <table:table-cell/>
          <table:table-cell table:formula="of:=4*([.C$8]/1000)^2*SIN(([.D48]*(PI()/180))/2)^2/0.0389" office:value-type="float" office:value="4.63918997020847" calcext:value-type="float">
            <text:p>4.639189970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0.00000000129" calcext:value-type="float">
            <text:p>1.290E-009</text:p>
          </table:table-cell>
          <table:table-cell office:value-type="float" office:value="8.4" calcext:value-type="float">
            <text:p>8.4</text:p>
          </table:table-cell>
          <table:table-cell/>
          <table:table-cell table:formula="of:=4*([.C$8]/1000)^2*SIN(([.D49]*(PI()/180))/2)^2/0.0389" office:value-type="float" office:value="5.43663770038643" calcext:value-type="float">
            <text:p>5.436637700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0.0000000007627" calcext:value-type="float">
            <text:p>7.627E-010</text:p>
          </table:table-cell>
          <table:table-cell office:value-type="float" office:value="13.9" calcext:value-type="float">
            <text:p>13.9</text:p>
          </table:table-cell>
          <table:table-cell/>
          <table:table-cell table:formula="of:=4*([.C$8]/1000)^2*SIN(([.D50]*(PI()/180))/2)^2/0.0389" office:value-type="float" office:value="6.13875998717078" calcext:value-type="float">
            <text:p>6.138759987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0.000000000278" calcext:value-type="float">
            <text:p>2.780E-010</text:p>
          </table:table-cell>
          <table:table-cell office:value-type="float" office:value="15.1" calcext:value-type="float">
            <text:p>15.1</text:p>
          </table:table-cell>
          <table:table-cell/>
          <table:table-cell table:formula="of:=4*([.C$8]/1000)^2*SIN(([.D51]*(PI()/180))/2)^2/0.0389" office:value-type="float" office:value="6.98592456543734" calcext:value-type="float">
            <text:p>6.985924565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0.00000000008129" calcext:value-type="float">
            <text:p>8.129E-011</text:p>
          </table:table-cell>
          <table:table-cell office:value-type="float" office:value="29.7" calcext:value-type="float">
            <text:p>29.7</text:p>
          </table:table-cell>
          <table:table-cell/>
          <table:table-cell table:formula="of:=4*([.C$8]/1000)^2*SIN(([.D52]*(PI()/180))/2)^2/0.0389" office:value-type="float" office:value="7.85005093903254" calcext:value-type="float">
            <text:p>7.850050939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300.5" calcext:value-type="float">
            <text:p>300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5518" calcext:value-type="float">
            <text:p>5.518E-008</text:p>
          </table:table-cell>
          <table:table-cell office:value-type="float" office:value="4.9" calcext:value-type="float">
            <text:p>4.9</text:p>
          </table:table-cell>
          <table:table-cell/>
          <table:table-cell table:formula="of:=4*([.C$8]/1000)^2*SIN(([.D53]*(PI()/180))/2)^2/0.0389" office:value-type="float" office:value="9.68809728000077" calcext:value-type="float">
            <text:p>9.68809728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325.5" calcext:value-type="float">
            <text:p>325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1974" calcext:value-type="float">
            <text:p>1.974E-008</text:p>
          </table:table-cell>
          <table:table-cell office:value-type="float" office:value="6.4" calcext:value-type="float">
            <text:p>6.4</text:p>
          </table:table-cell>
          <table:table-cell/>
          <table:table-cell table:formula="of:=4*([.C$8]/1000)^2*SIN(([.D54]*(PI()/180))/2)^2/0.0389" office:value-type="float" office:value="9.68809728000077" calcext:value-type="float">
            <text:p>9.68809728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350.5" calcext:value-type="float">
            <text:p>350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7869" calcext:value-type="float">
            <text:p>7.869E-009</text:p>
          </table:table-cell>
          <table:table-cell office:value-type="float" office:value="6.9" calcext:value-type="float">
            <text:p>6.9</text:p>
          </table:table-cell>
          <table:table-cell/>
          <table:table-cell table:formula="of:=4*([.C$8]/1000)^2*SIN(([.D55]*(PI()/180))/2)^2/0.0389" office:value-type="float" office:value="9.68809728000077" calcext:value-type="float">
            <text:p>9.68809728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375.5" calcext:value-type="float">
            <text:p>375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2759" calcext:value-type="float">
            <text:p>2.759E-009</text:p>
          </table:table-cell>
          <table:table-cell office:value-type="float" office:value="10.4" calcext:value-type="float">
            <text:p>10.4</text:p>
          </table:table-cell>
          <table:table-cell/>
          <table:table-cell table:formula="of:=4*([.C$8]/1000)^2*SIN(([.D56]*(PI()/180))/2)^2/0.0389" office:value-type="float" office:value="9.68809728000077" calcext:value-type="float">
            <text:p>9.68809728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400.5" calcext:value-type="float">
            <text:p>400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8906" calcext:value-type="float">
            <text:p>8.906E-010</text:p>
          </table:table-cell>
          <table:table-cell office:value-type="float" office:value="12.5" calcext:value-type="float">
            <text:p>12.5</text:p>
          </table:table-cell>
          <table:table-cell/>
          <table:table-cell table:formula="of:=4*([.C$8]/1000)^2*SIN(([.D57]*(PI()/180))/2)^2/0.0389" office:value-type="float" office:value="9.68809728000077" calcext:value-type="float">
            <text:p>9.68809728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421" calcext:value-type="float">
            <text:p>421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445" calcext:value-type="float">
            <text:p>4.450E-010</text:p>
          </table:table-cell>
          <table:table-cell office:value-type="float" office:value="11.7" calcext:value-type="float">
            <text:p>11.7</text:p>
          </table:table-cell>
          <table:table-cell/>
          <table:table-cell table:formula="of:=4*([.C$8]/1000)^2*SIN(([.D58]*(PI()/180))/2)^2/0.0389" office:value-type="float" office:value="9.68809728000077" calcext:value-type="float">
            <text:p>9.68809728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450.5" calcext:value-type="float">
            <text:p>450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1594" calcext:value-type="float">
            <text:p>1.594E-010</text:p>
          </table:table-cell>
          <table:table-cell office:value-type="float" office:value="22.7" calcext:value-type="float">
            <text:p>22.7</text:p>
          </table:table-cell>
          <table:table-cell/>
          <table:table-cell table:formula="of:=4*([.C$8]/1000)^2*SIN(([.D59]*(PI()/180))/2)^2/0.0389" office:value-type="float" office:value="9.68809728000077" calcext:value-type="float">
            <text:p>9.68809728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514" calcext:value-type="float">
            <text:p>514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5185" calcext:value-type="float">
            <text:p>5.185E-011</text:p>
          </table:table-cell>
          <table:table-cell office:value-type="float" office:value="30.4" calcext:value-type="float">
            <text:p>30.4</text:p>
          </table:table-cell>
          <table:table-cell/>
          <table:table-cell table:formula="of:=4*([.C$8]/1000)^2*SIN(([.D60]*(PI()/180))/2)^2/0.0389" office:value-type="float" office:value="9.68809728000077" calcext:value-type="float">
            <text:p>9.68809728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568.5" calcext:value-type="float">
            <text:p>568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3225" calcext:value-type="float">
            <text:p>3.225E-011</text:p>
          </table:table-cell>
          <table:table-cell office:value-type="float" office:value="41" calcext:value-type="float">
            <text:p>41</text:p>
          </table:table-cell>
          <table:table-cell/>
          <table:table-cell table:formula="of:=4*([.C$8]/1000)^2*SIN(([.D61]*(PI()/180))/2)^2/0.0389" office:value-type="float" office:value="9.68809728000077" calcext:value-type="float">
            <text:p>9.68809728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585" calcext:value-type="float">
            <text:p>58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5978" calcext:value-type="float">
            <text:p>5.978E-011</text:p>
          </table:table-cell>
          <table:table-cell office:value-type="float" office:value="24.5" calcext:value-type="float">
            <text:p>24.5</text:p>
          </table:table-cell>
          <table:table-cell/>
          <table:table-cell table:formula="of:=4*([.C$8]/1000)^2*SIN(([.D62]*(PI()/180))/2)^2/0.0389" office:value-type="float" office:value="9.68809728000077" calcext:value-type="float">
            <text:p>9.68809728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603.9" calcext:value-type="float">
            <text:p>603.9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6319" calcext:value-type="float">
            <text:p>6.319E-011</text:p>
          </table:table-cell>
          <table:table-cell office:value-type="float" office:value="21.6" calcext:value-type="float">
            <text:p>21.6</text:p>
          </table:table-cell>
          <table:table-cell/>
          <table:table-cell table:formula="of:=4*([.C$8]/1000)^2*SIN(([.D63]*(PI()/180))/2)^2/0.0389" office:value-type="float" office:value="9.68809728000077" calcext:value-type="float">
            <text:p>9.68809728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629.5" calcext:value-type="float">
            <text:p>629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2578" calcext:value-type="float">
            <text:p>2.578E-011</text:p>
          </table:table-cell>
          <table:table-cell office:value-type="float" office:value="33.5" calcext:value-type="float">
            <text:p>33.5</text:p>
          </table:table-cell>
          <table:table-cell/>
          <table:table-cell table:formula="of:=4*([.C$8]/1000)^2*SIN(([.D64]*(PI()/180))/2)^2/0.0389" office:value-type="float" office:value="9.68809728000077" calcext:value-type="float">
            <text:p>9.68809728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659.5" calcext:value-type="float">
            <text:p>659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2302" calcext:value-type="float">
            <text:p>2.302E-011</text:p>
          </table:table-cell>
          <table:table-cell office:value-type="float" office:value="33.5" calcext:value-type="float">
            <text:p>33.5</text:p>
          </table:table-cell>
          <table:table-cell/>
          <table:table-cell table:formula="of:=4*([.C$8]/1000)^2*SIN(([.D65]*(PI()/180))/2)^2/0.0389" office:value-type="float" office:value="9.68809728000077" calcext:value-type="float">
            <text:p>9.68809728</text:p>
          </table:table-cell>
          <table:table-cell table:number-columns-repeated="25"/>
        </table:table-row>
        <table:table-row table:style-name="ro2">
          <table:table-cell table:number-columns-repeated="2"/>
          <table:table-cell office:value-type="float" office:value="688.9" calcext:value-type="float">
            <text:p>688.9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1936" calcext:value-type="float">
            <text:p>1.936E-011</text:p>
          </table:table-cell>
          <table:table-cell office:value-type="float" office:value="30.4" calcext:value-type="float">
            <text:p>30.4</text:p>
          </table:table-cell>
          <table:table-cell/>
          <table:table-cell table:formula="of:=4*([.C$8]/1000)^2*SIN(([.D66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string" calcext:value-type="string">
            <text:p>Energy (GeV)</text:p>
          </table:table-cell>
          <table:table-cell office:value-type="string" calcext:value-type="string">
            <text:p>Theta (deg.)</text:p>
          </table:table-cell>
          <table:table-cell office:value-type="string" calcext:value-type="string">
            <text:p>XS (fm^2/sr)</text:p>
          </table:table-cell>
          <table:table-cell table:style-name="ce1" office:value-type="string" calcext:value-type="string">
            <text:p>Error (fm^2/sr)</text:p>
          </table:table-cell>
          <table:table-cell table:number-columns-repeated="1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office:value-type="float" office:value="189.2" calcext:value-type="float">
            <text:p>189.2</text:p>
          </table:table-cell>
          <table:table-cell office:value-type="float" office:value="35" calcext:value-type="float">
            <text:p>35</text:p>
          </table:table-cell>
          <table:table-cell office:value-type="float" office:value="0.01194" calcext:value-type="float">
            <text:p>1.194E-002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67]*(PI()/180))/2)^2/0.0389" office:value-type="float" office:value="0.91909218423805" calcext:value-type="float">
            <text:p>0.9190921842</text:p>
          </table:table-cell>
          <table:table-cell table:number-columns-repeated="2"/>
          <table:table-cell office:value-type="float" office:value="0.1892" calcext:value-type="float">
            <text:p>0.1892</text:p>
          </table:table-cell>
          <table:table-cell office:value-type="float" office:value="35" calcext:value-type="float">
            <text:p>35</text:p>
          </table:table-cell>
          <table:table-cell table:formula="of:=[.E67]/10" office:value-type="float" office:value="0.001194" calcext:value-type="float">
            <text:p>0.001194</text:p>
          </table:table-cell>
          <table:table-cell table:style-name="Default" table:formula="of:=(([.F67]+3)/100)*[.M67]" office:value-type="float" office:value="0.00007761" calcext:value-type="float">
            <text:p>0.0000776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*A 3% systematic error must be added.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00603" calcext:value-type="float">
            <text:p>6.030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68]*(PI()/180))/2)^2/0.0389" office:value-type="float" office:value="1.18899173033516" calcext:value-type="float">
            <text:p>1.1889917303</text:p>
          </table:table-cell>
          <table:table-cell table:number-columns-repeated="2"/>
          <table:table-cell table:formula="of:=[.C67]/1000" office:value-type="float" office:value="0.1892" calcext:value-type="float">
            <text:p>0.1892</text:p>
          </table:table-cell>
          <table:table-cell office:value-type="float" office:value="40" calcext:value-type="float">
            <text:p>40</text:p>
          </table:table-cell>
          <table:table-cell table:formula="of:=[.E68]/10" office:value-type="float" office:value="0.000603" calcext:value-type="float">
            <text:p>0.000603</text:p>
          </table:table-cell>
          <table:table-cell table:style-name="Default" table:formula="of:=(([.F68]+3)/100)*[.M68]" office:value-type="float" office:value="0.000038592" calcext:value-type="float">
            <text:p>0.000038592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3262" calcext:value-type="float">
            <text:p>3.262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69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1892" calcext:value-type="float">
            <text:p>0.1892</text:p>
          </table:table-cell>
          <table:table-cell office:value-type="float" office:value="45" calcext:value-type="float">
            <text:p>45</text:p>
          </table:table-cell>
          <table:table-cell table:formula="of:=[.E69]/10" office:value-type="float" office:value="0.0003262" calcext:value-type="float">
            <text:p>0.0003262</text:p>
          </table:table-cell>
          <table:table-cell table:style-name="Default" table:formula="of:=(([.F69]+3)/100)*[.M69]" office:value-type="float" office:value="0.0000208768" calcext:value-type="float">
            <text:p>2.08768E-005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1958" calcext:value-type="float">
            <text:p>1.958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70]*(PI()/180))/2)^2/0.0389" office:value-type="float" office:value="1.81539854713497" calcext:value-type="float">
            <text:p>1.8153985471</text:p>
          </table:table-cell>
          <table:table-cell table:number-columns-repeated="2"/>
          <table:table-cell table:style-name="ce9" office:value-type="float" office:value="0.1892" calcext:value-type="float">
            <text:p>0.1892</text:p>
          </table:table-cell>
          <table:table-cell office:value-type="float" office:value="50" calcext:value-type="float">
            <text:p>50</text:p>
          </table:table-cell>
          <table:table-cell table:formula="of:=[.E70]/10" office:value-type="float" office:value="0.0001958" calcext:value-type="float">
            <text:p>0.0001958</text:p>
          </table:table-cell>
          <table:table-cell table:style-name="Default" table:formula="of:=(([.F70]+3)/100)*[.M70]" office:value-type="float" office:value="0.000012727" calcext:value-type="float">
            <text:p>0.00001272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1169" calcext:value-type="float">
            <text:p>1.169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71]*(PI()/180))/2)^2/0.0389" office:value-type="float" office:value="2.16713848372705" calcext:value-type="float">
            <text:p>2.1671384837</text:p>
          </table:table-cell>
          <table:table-cell table:number-columns-repeated="2"/>
          <table:table-cell office:value-type="float" office:value="0.1892" calcext:value-type="float">
            <text:p>0.1892</text:p>
          </table:table-cell>
          <table:table-cell office:value-type="float" office:value="55" calcext:value-type="float">
            <text:p>55</text:p>
          </table:table-cell>
          <table:table-cell table:formula="of:=[.E71]/10" office:value-type="float" office:value="0.0001169" calcext:value-type="float">
            <text:p>0.0001169</text:p>
          </table:table-cell>
          <table:table-cell table:style-name="Default" table:formula="of:=(([.F71]+3)/100)*[.M71]" office:value-type="float" office:value="0.0000075985" calcext:value-type="float">
            <text:p>7.5985E-00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49" calcext:value-type="float">
            <text:p>4.900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72]*(PI()/180))/2)^2/0.0389" office:value-type="float" office:value="2.93432702000734" calcext:value-type="float">
            <text:p>2.93432702</text:p>
          </table:table-cell>
          <table:table-cell table:number-columns-repeated="2"/>
          <table:table-cell office:value-type="float" office:value="0.1892" calcext:value-type="float">
            <text:p>0.1892</text:p>
          </table:table-cell>
          <table:table-cell office:value-type="float" office:value="65" calcext:value-type="float">
            <text:p>65</text:p>
          </table:table-cell>
          <table:table-cell table:formula="of:=[.E72]/10" office:value-type="float" office:value="0.000049" calcext:value-type="float">
            <text:p>0.000049</text:p>
          </table:table-cell>
          <table:table-cell table:style-name="Default" table:formula="of:=(([.F72]+3)/100)*[.M72]" office:value-type="float" office:value="0.000003136" calcext:value-type="float">
            <text:p>0.00000313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001585" calcext:value-type="float">
            <text:p>1.585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73]*(PI()/180))/2)^2/0.0389" office:value-type="float" office:value="4.19962447654565" calcext:value-type="float">
            <text:p>4.1996244765</text:p>
          </table:table-cell>
          <table:table-cell table:number-columns-repeated="2"/>
          <table:table-cell office:value-type="float" office:value="0.1892" calcext:value-type="float">
            <text:p>0.1892</text:p>
          </table:table-cell>
          <table:table-cell office:value-type="float" office:value="80" calcext:value-type="float">
            <text:p>80</text:p>
          </table:table-cell>
          <table:table-cell table:formula="of:=[.E73]/10" office:value-type="float" office:value="0.00001585" calcext:value-type="float">
            <text:p>0.00001585</text:p>
          </table:table-cell>
          <table:table-cell table:style-name="Default" table:formula="of:=(([.F73]+3)/100)*[.M73]" office:value-type="float" office:value="0.00000103025" calcext:value-type="float">
            <text:p>1.03025E-00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001013" calcext:value-type="float">
            <text:p>1.013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74]*(PI()/180))/2)^2/0.0389" office:value-type="float" office:value="4.63918997020847" calcext:value-type="float">
            <text:p>4.6391899702</text:p>
          </table:table-cell>
          <table:table-cell table:number-columns-repeated="2"/>
          <table:table-cell office:value-type="float" office:value="0.1892" calcext:value-type="float">
            <text:p>0.1892</text:p>
          </table:table-cell>
          <table:table-cell office:value-type="float" office:value="85" calcext:value-type="float">
            <text:p>85</text:p>
          </table:table-cell>
          <table:table-cell table:formula="of:=[.E74]/10" office:value-type="float" office:value="0.00001013" calcext:value-type="float">
            <text:p>0.00001013</text:p>
          </table:table-cell>
          <table:table-cell table:style-name="Default" table:formula="of:=(([.F74]+3)/100)*[.M74]" office:value-type="float" office:value="0.00000064832" calcext:value-type="float">
            <text:p>6.4832E-00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787" calcext:value-type="float">
            <text:p>7.870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75]*(PI()/180))/2)^2/0.0389" office:value-type="float" office:value="5.0821264781491" calcext:value-type="float">
            <text:p>5.0821264781</text:p>
          </table:table-cell>
          <table:table-cell table:number-columns-repeated="2"/>
          <table:table-cell office:value-type="float" office:value="0.1892" calcext:value-type="float">
            <text:p>0.1892</text:p>
          </table:table-cell>
          <table:table-cell office:value-type="float" office:value="90" calcext:value-type="float">
            <text:p>90</text:p>
          </table:table-cell>
          <table:table-cell table:formula="of:=[.E75]/10" office:value-type="float" office:value="0.00000787" calcext:value-type="float">
            <text:p>0.00000787</text:p>
          </table:table-cell>
          <table:table-cell table:style-name="Default" table:formula="of:=(([.F75]+3)/100)*[.M75]" office:value-type="float" office:value="0.00000051155" calcext:value-type="float">
            <text:p>5.1155E-00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0005325" calcext:value-type="float">
            <text:p>5.325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76]*(PI()/180))/2)^2/0.0389" office:value-type="float" office:value="5.52506298608972" calcext:value-type="float">
            <text:p>5.5250629861</text:p>
          </table:table-cell>
          <table:table-cell table:number-columns-repeated="2"/>
          <table:table-cell office:value-type="float" office:value="0.1892" calcext:value-type="float">
            <text:p>0.1892</text:p>
          </table:table-cell>
          <table:table-cell office:value-type="float" office:value="95" calcext:value-type="float">
            <text:p>95</text:p>
          </table:table-cell>
          <table:table-cell table:formula="of:=[.E76]/10" office:value-type="float" office:value="0.000005325" calcext:value-type="float">
            <text:p>0.000005325</text:p>
          </table:table-cell>
          <table:table-cell table:style-name="Default" table:formula="of:=(([.F76]+3)/100)*[.M76]" office:value-type="float" office:value="0.0000003408" calcext:value-type="float">
            <text:p>3.408E-00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4462" calcext:value-type="float">
            <text:p>4.462E-006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77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1892" calcext:value-type="float">
            <text:p>0.1892</text:p>
          </table:table-cell>
          <table:table-cell office:value-type="float" office:value="155" calcext:value-type="float">
            <text:p>155</text:p>
          </table:table-cell>
          <table:table-cell table:formula="of:=[.E77]/10" office:value-type="float" office:value="0.0000004462" calcext:value-type="float">
            <text:p>4.462E-007</text:p>
          </table:table-cell>
          <table:table-cell table:style-name="Default" table:formula="of:=(([.F77]+3)/100)*[.M77]" office:value-type="float" office:value="0.000000029003" calcext:value-type="float">
            <text:p>0.00000002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29.2" calcext:value-type="float">
            <text:p>229.2</text:p>
          </table:table-cell>
          <table:table-cell office:value-type="float" office:value="35" calcext:value-type="float">
            <text:p>35</text:p>
          </table:table-cell>
          <table:table-cell office:value-type="float" office:value="0.007327" calcext:value-type="float">
            <text:p>7.327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78]*(PI()/180))/2)^2/0.0389" office:value-type="float" office:value="0.91909218423805" calcext:value-type="float">
            <text:p>0.9190921842</text:p>
          </table:table-cell>
          <table:table-cell table:number-columns-repeated="2"/>
          <table:table-cell office:value-type="float" office:value="0.2292" calcext:value-type="float">
            <text:p>0.2292</text:p>
          </table:table-cell>
          <table:table-cell office:value-type="float" office:value="35" calcext:value-type="float">
            <text:p>35</text:p>
          </table:table-cell>
          <table:table-cell table:formula="of:=[.E78]/10" office:value-type="float" office:value="0.0007327" calcext:value-type="float">
            <text:p>0.0007327</text:p>
          </table:table-cell>
          <table:table-cell table:style-name="Default" table:formula="of:=(([.F78]+3)/100)*[.M78]" office:value-type="float" office:value="0.0000468928" calcext:value-type="float">
            <text:p>4.68928E-005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3604" calcext:value-type="float">
            <text:p>3.604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79]*(PI()/180))/2)^2/0.0389" office:value-type="float" office:value="1.18899173033516" calcext:value-type="float">
            <text:p>1.1889917303</text:p>
          </table:table-cell>
          <table:table-cell table:number-columns-repeated="2"/>
          <table:table-cell office:value-type="float" office:value="0.2292" calcext:value-type="float">
            <text:p>0.2292</text:p>
          </table:table-cell>
          <table:table-cell office:value-type="float" office:value="40" calcext:value-type="float">
            <text:p>40</text:p>
          </table:table-cell>
          <table:table-cell table:formula="of:=[.E79]/10" office:value-type="float" office:value="0.0003604" calcext:value-type="float">
            <text:p>0.0003604</text:p>
          </table:table-cell>
          <table:table-cell table:style-name="Default" table:formula="of:=(([.F79]+3)/100)*[.M79]" office:value-type="float" office:value="0.0000230656" calcext:value-type="float">
            <text:p>2.30656E-005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1968" calcext:value-type="float">
            <text:p>1.968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80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2292" calcext:value-type="float">
            <text:p>0.2292</text:p>
          </table:table-cell>
          <table:table-cell office:value-type="float" office:value="45" calcext:value-type="float">
            <text:p>45</text:p>
          </table:table-cell>
          <table:table-cell table:formula="of:=[.E80]/10" office:value-type="float" office:value="0.0001968" calcext:value-type="float">
            <text:p>0.0001968</text:p>
          </table:table-cell>
          <table:table-cell table:style-name="Default" table:formula="of:=(([.F80]+3)/100)*[.M80]" office:value-type="float" office:value="0.000012792" calcext:value-type="float">
            <text:p>0.000012792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1018" calcext:value-type="float">
            <text:p>1.018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81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2292" calcext:value-type="float">
            <text:p>0.2292</text:p>
          </table:table-cell>
          <table:table-cell office:value-type="float" office:value="50" calcext:value-type="float">
            <text:p>50</text:p>
          </table:table-cell>
          <table:table-cell table:formula="of:=[.E81]/10" office:value-type="float" office:value="0.0001018" calcext:value-type="float">
            <text:p>0.0001018</text:p>
          </table:table-cell>
          <table:table-cell table:style-name="Default" table:formula="of:=(([.F81]+3)/100)*[.M81]" office:value-type="float" office:value="0.000006617" calcext:value-type="float">
            <text:p>0.00000661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5927" calcext:value-type="float">
            <text:p>5.927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82]*(PI()/180))/2)^2/0.0389" office:value-type="float" office:value="2.16713848372705" calcext:value-type="float">
            <text:p>2.1671384837</text:p>
          </table:table-cell>
          <table:table-cell table:number-columns-repeated="2"/>
          <table:table-cell office:value-type="float" office:value="0.2292" calcext:value-type="float">
            <text:p>0.2292</text:p>
          </table:table-cell>
          <table:table-cell office:value-type="float" office:value="55" calcext:value-type="float">
            <text:p>55</text:p>
          </table:table-cell>
          <table:table-cell table:formula="of:=[.E82]/10" office:value-type="float" office:value="0.00005927" calcext:value-type="float">
            <text:p>0.00005927</text:p>
          </table:table-cell>
          <table:table-cell table:style-name="Default" table:formula="of:=(([.F82]+3)/100)*[.M82]" office:value-type="float" office:value="0.00000385255" calcext:value-type="float">
            <text:p>3.85255E-00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3625" calcext:value-type="float">
            <text:p>3.625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83]*(PI()/180))/2)^2/0.0389" office:value-type="float" office:value="2.54106323907455" calcext:value-type="float">
            <text:p>2.5410632391</text:p>
          </table:table-cell>
          <table:table-cell table:number-columns-repeated="2"/>
          <table:table-cell office:value-type="float" office:value="0.2292" calcext:value-type="float">
            <text:p>0.2292</text:p>
          </table:table-cell>
          <table:table-cell office:value-type="float" office:value="60" calcext:value-type="float">
            <text:p>60</text:p>
          </table:table-cell>
          <table:table-cell table:formula="of:=[.E83]/10" office:value-type="float" office:value="0.00003625" calcext:value-type="float">
            <text:p>0.00003625</text:p>
          </table:table-cell>
          <table:table-cell table:style-name="Default" table:formula="of:=(([.F83]+3)/100)*[.M83]" office:value-type="float" office:value="0.00000235625" calcext:value-type="float">
            <text:p>2.35625E-00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2207" calcext:value-type="float">
            <text:p>2.207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84]*(PI()/180))/2)^2/0.0389" office:value-type="float" office:value="2.93432702000734" calcext:value-type="float">
            <text:p>2.93432702</text:p>
          </table:table-cell>
          <table:table-cell table:number-columns-repeated="2"/>
          <table:table-cell office:value-type="float" office:value="0.2292" calcext:value-type="float">
            <text:p>0.2292</text:p>
          </table:table-cell>
          <table:table-cell office:value-type="float" office:value="65" calcext:value-type="float">
            <text:p>65</text:p>
          </table:table-cell>
          <table:table-cell table:formula="of:=[.E84]/10" office:value-type="float" office:value="0.00002207" calcext:value-type="float">
            <text:p>0.00002207</text:p>
          </table:table-cell>
          <table:table-cell table:style-name="Default" table:formula="of:=(([.F84]+3)/100)*[.M84]" office:value-type="float" office:value="0.00000141248" calcext:value-type="float">
            <text:p>1.41248E-00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5146" calcext:value-type="float">
            <text:p>5.146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85]*(PI()/180))/2)^2/0.0389" office:value-type="float" office:value="4.37483117671383" calcext:value-type="float">
            <text:p>4.3748311767</text:p>
          </table:table-cell>
          <table:table-cell table:number-columns-repeated="2"/>
          <table:table-cell office:value-type="float" office:value="0.2292" calcext:value-type="float">
            <text:p>0.2292</text:p>
          </table:table-cell>
          <table:table-cell office:value-type="float" office:value="82" calcext:value-type="float">
            <text:p>82</text:p>
          </table:table-cell>
          <table:table-cell table:formula="of:=[.E85]/10" office:value-type="float" office:value="0.000005146" calcext:value-type="float">
            <text:p>0.000005146</text:p>
          </table:table-cell>
          <table:table-cell table:style-name="Default" table:formula="of:=(([.F85]+3)/100)*[.M85]" office:value-type="float" office:value="0.000000329344" calcext:value-type="float">
            <text:p>3.29344E-00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0004104" calcext:value-type="float">
            <text:p>4.104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86]*(PI()/180))/2)^2/0.0389" office:value-type="float" office:value="4.63918997020847" calcext:value-type="float">
            <text:p>4.6391899702</text:p>
          </table:table-cell>
          <table:table-cell table:number-columns-repeated="2"/>
          <table:table-cell office:value-type="float" office:value="0.2292" calcext:value-type="float">
            <text:p>0.2292</text:p>
          </table:table-cell>
          <table:table-cell office:value-type="float" office:value="85" calcext:value-type="float">
            <text:p>85</text:p>
          </table:table-cell>
          <table:table-cell table:formula="of:=[.E86]/10" office:value-type="float" office:value="0.000004104" calcext:value-type="float">
            <text:p>0.000004104</text:p>
          </table:table-cell>
          <table:table-cell table:style-name="Default" table:formula="of:=(([.F86]+3)/100)*[.M86]" office:value-type="float" office:value="0.00000026676" calcext:value-type="float">
            <text:p>2.6676E-00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2842" calcext:value-type="float">
            <text:p>2.842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87]*(PI()/180))/2)^2/0.0389" office:value-type="float" office:value="5.0821264781491" calcext:value-type="float">
            <text:p>5.0821264781</text:p>
          </table:table-cell>
          <table:table-cell table:number-columns-repeated="2"/>
          <table:table-cell office:value-type="float" office:value="0.2292" calcext:value-type="float">
            <text:p>0.2292</text:p>
          </table:table-cell>
          <table:table-cell office:value-type="float" office:value="90" calcext:value-type="float">
            <text:p>90</text:p>
          </table:table-cell>
          <table:table-cell table:formula="of:=[.E87]/10" office:value-type="float" office:value="0.000002842" calcext:value-type="float">
            <text:p>0.000002842</text:p>
          </table:table-cell>
          <table:table-cell table:style-name="Default" table:formula="of:=(([.F87]+3)/100)*[.M87]" office:value-type="float" office:value="0.000000181888" calcext:value-type="float">
            <text:p>1.81888E-00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0001982" calcext:value-type="float">
            <text:p>1.982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88]*(PI()/180))/2)^2/0.0389" office:value-type="float" office:value="5.52506298608972" calcext:value-type="float">
            <text:p>5.5250629861</text:p>
          </table:table-cell>
          <table:table-cell table:number-columns-repeated="2"/>
          <table:table-cell office:value-type="float" office:value="0.2292" calcext:value-type="float">
            <text:p>0.2292</text:p>
          </table:table-cell>
          <table:table-cell office:value-type="float" office:value="95" calcext:value-type="float">
            <text:p>95</text:p>
          </table:table-cell>
          <table:table-cell table:formula="of:=[.E88]/10" office:value-type="float" office:value="0.000001982" calcext:value-type="float">
            <text:p>0.000001982</text:p>
          </table:table-cell>
          <table:table-cell table:style-name="Default" table:formula="of:=(([.F88]+3)/100)*[.M88]" office:value-type="float" office:value="0.000000126848" calcext:value-type="float">
            <text:p>1.26848E-00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1428" calcext:value-type="float">
            <text:p>1.428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89]*(PI()/180))/2)^2/0.0389" office:value-type="float" office:value="5.96462847975254" calcext:value-type="float">
            <text:p>5.9646284798</text:p>
          </table:table-cell>
          <table:table-cell table:number-columns-repeated="2"/>
          <table:table-cell office:value-type="float" office:value="0.2292" calcext:value-type="float">
            <text:p>0.2292</text:p>
          </table:table-cell>
          <table:table-cell office:value-type="float" office:value="100" calcext:value-type="float">
            <text:p>100</text:p>
          </table:table-cell>
          <table:table-cell table:formula="of:=[.E89]/10" office:value-type="float" office:value="0.000001428" calcext:value-type="float">
            <text:p>0.000001428</text:p>
          </table:table-cell>
          <table:table-cell table:style-name="Default" table:formula="of:=(([.F89]+3)/100)*[.M89]" office:value-type="float" office:value="0.000000091392" calcext:value-type="float">
            <text:p>9.1392E-00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1548" calcext:value-type="float">
            <text:p>1.548E-006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90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2292" calcext:value-type="float">
            <text:p>0.2292</text:p>
          </table:table-cell>
          <table:table-cell office:value-type="float" office:value="155" calcext:value-type="float">
            <text:p>155</text:p>
          </table:table-cell>
          <table:table-cell table:formula="of:=[.E90]/10" office:value-type="float" office:value="0.0000001548" calcext:value-type="float">
            <text:p>1.548E-007</text:p>
          </table:table-cell>
          <table:table-cell table:style-name="Default" table:formula="of:=(([.F90]+3)/100)*[.M90]" office:value-type="float" office:value="0.000000010062" calcext:value-type="float">
            <text:p>1.0062E-00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69.2" calcext:value-type="float">
            <text:p>269.2</text:p>
          </table:table-cell>
          <table:table-cell office:value-type="float" office:value="35" calcext:value-type="float">
            <text:p>35</text:p>
          </table:table-cell>
          <table:table-cell office:value-type="float" office:value="0.004179" calcext:value-type="float">
            <text:p>4.179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91]*(PI()/180))/2)^2/0.0389" office:value-type="float" office:value="0.91909218423805" calcext:value-type="float">
            <text:p>0.9190921842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35" calcext:value-type="float">
            <text:p>35</text:p>
          </table:table-cell>
          <table:table-cell table:formula="of:=[.E91]/10" office:value-type="float" office:value="0.0004179" calcext:value-type="float">
            <text:p>0.0004179</text:p>
          </table:table-cell>
          <table:table-cell table:style-name="Default" table:formula="of:=(([.F91]+3)/100)*[.M91]" office:value-type="float" office:value="0.0000271635" calcext:value-type="float">
            <text:p>2.71635E-005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2032" calcext:value-type="float">
            <text:p>2.032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92]*(PI()/180))/2)^2/0.0389" office:value-type="float" office:value="1.18899173033516" calcext:value-type="float">
            <text:p>1.1889917303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40" calcext:value-type="float">
            <text:p>40</text:p>
          </table:table-cell>
          <table:table-cell table:formula="of:=[.E92]/10" office:value-type="float" office:value="0.0002032" calcext:value-type="float">
            <text:p>0.0002032</text:p>
          </table:table-cell>
          <table:table-cell table:style-name="Default" table:formula="of:=(([.F92]+3)/100)*[.M92]" office:value-type="float" office:value="0.0000130048" calcext:value-type="float">
            <text:p>1.30048E-005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1025" calcext:value-type="float">
            <text:p>1.025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93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45" calcext:value-type="float">
            <text:p>45</text:p>
          </table:table-cell>
          <table:table-cell table:formula="of:=[.E93]/10" office:value-type="float" office:value="0.0001025" calcext:value-type="float">
            <text:p>0.0001025</text:p>
          </table:table-cell>
          <table:table-cell table:style-name="Default" table:formula="of:=(([.F93]+3)/100)*[.M93]" office:value-type="float" office:value="0.00000656" calcext:value-type="float">
            <text:p>0.0000065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551" calcext:value-type="float">
            <text:p>5.510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94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50" calcext:value-type="float">
            <text:p>50</text:p>
          </table:table-cell>
          <table:table-cell table:formula="of:=[.E94]/10" office:value-type="float" office:value="0.0000551" calcext:value-type="float">
            <text:p>0.0000551</text:p>
          </table:table-cell>
          <table:table-cell table:style-name="Default" table:formula="of:=(([.F94]+3)/100)*[.M94]" office:value-type="float" office:value="0.0000035815" calcext:value-type="float">
            <text:p>3.5815E-00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3068" calcext:value-type="float">
            <text:p>3.068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95]*(PI()/180))/2)^2/0.0389" office:value-type="float" office:value="2.16713848372705" calcext:value-type="float">
            <text:p>2.1671384837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55" calcext:value-type="float">
            <text:p>55</text:p>
          </table:table-cell>
          <table:table-cell table:formula="of:=[.E95]/10" office:value-type="float" office:value="0.00003068" calcext:value-type="float">
            <text:p>0.00003068</text:p>
          </table:table-cell>
          <table:table-cell table:style-name="Default" table:formula="of:=(([.F95]+3)/100)*[.M95]" office:value-type="float" office:value="0.00000196352" calcext:value-type="float">
            <text:p>1.96352E-00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1762" calcext:value-type="float">
            <text:p>1.762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96]*(PI()/180))/2)^2/0.0389" office:value-type="float" office:value="2.54106323907455" calcext:value-type="float">
            <text:p>2.5410632391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60" calcext:value-type="float">
            <text:p>60</text:p>
          </table:table-cell>
          <table:table-cell table:formula="of:=[.E96]/10" office:value-type="float" office:value="0.00001762" calcext:value-type="float">
            <text:p>0.00001762</text:p>
          </table:table-cell>
          <table:table-cell table:style-name="Default" table:formula="of:=(([.F96]+3)/100)*[.M96]" office:value-type="float" office:value="0.00000112768" calcext:value-type="float">
            <text:p>1.12768E-00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1027" calcext:value-type="float">
            <text:p>1.027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97]*(PI()/180))/2)^2/0.0389" office:value-type="float" office:value="2.93432702000734" calcext:value-type="float">
            <text:p>2.93432702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65" calcext:value-type="float">
            <text:p>65</text:p>
          </table:table-cell>
          <table:table-cell table:formula="of:=[.E97]/10" office:value-type="float" office:value="0.00001027" calcext:value-type="float">
            <text:p>0.00001027</text:p>
          </table:table-cell>
          <table:table-cell table:style-name="Default" table:formula="of:=(([.F97]+3)/100)*[.M97]" office:value-type="float" office:value="0.00000065728" calcext:value-type="float">
            <text:p>6.5728E-00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0.00009083" calcext:value-type="float">
            <text:p>9.083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98]*(PI()/180))/2)^2/0.0389" office:value-type="float" office:value="3.01503941474009" calcext:value-type="float">
            <text:p>3.0150394147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66" calcext:value-type="float">
            <text:p>66</text:p>
          </table:table-cell>
          <table:table-cell table:formula="of:=[.E98]/10" office:value-type="float" office:value="0.000009083" calcext:value-type="float">
            <text:p>0.000009083</text:p>
          </table:table-cell>
          <table:table-cell table:style-name="Default" table:formula="of:=(([.F98]+3)/100)*[.M98]" office:value-type="float" office:value="0.000000590395" calcext:value-type="float">
            <text:p>5.90395E-00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0.00007417" calcext:value-type="float">
            <text:p>7.417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99]*(PI()/180))/2)^2/0.0389" office:value-type="float" office:value="3.17832839086086" calcext:value-type="float">
            <text:p>3.1783283909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68" calcext:value-type="float">
            <text:p>68</text:p>
          </table:table-cell>
          <table:table-cell table:formula="of:=[.E99]/10" office:value-type="float" office:value="0.000007417" calcext:value-type="float">
            <text:p>0.000007417</text:p>
          </table:table-cell>
          <table:table-cell table:style-name="Default" table:formula="of:=(([.F99]+3)/100)*[.M99]" office:value-type="float" office:value="0.000000474688" calcext:value-type="float">
            <text:p>4.74688E-00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0002389" calcext:value-type="float">
            <text:p>2.389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100]*(PI()/180))/2)^2/0.0389" office:value-type="float" office:value="4.19962447654565" calcext:value-type="float">
            <text:p>4.1996244765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80" calcext:value-type="float">
            <text:p>80</text:p>
          </table:table-cell>
          <table:table-cell table:formula="of:=[.E100]/10" office:value-type="float" office:value="0.000002389" calcext:value-type="float">
            <text:p>0.000002389</text:p>
          </table:table-cell>
          <table:table-cell table:style-name="Default" table:formula="of:=(([.F100]+3)/100)*[.M100]" office:value-type="float" office:value="0.000000152896" calcext:value-type="float">
            <text:p>1.52896E-00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2068" calcext:value-type="float">
            <text:p>2.068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01]*(PI()/180))/2)^2/0.0389" office:value-type="float" office:value="4.37483117671383" calcext:value-type="float">
            <text:p>4.3748311767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82" calcext:value-type="float">
            <text:p>82</text:p>
          </table:table-cell>
          <table:table-cell table:formula="of:=[.E101]/10" office:value-type="float" office:value="0.000002068" calcext:value-type="float">
            <text:p>0.000002068</text:p>
          </table:table-cell>
          <table:table-cell table:style-name="Default" table:formula="of:=(([.F101]+3)/100)*[.M101]" office:value-type="float" office:value="0.00000013442" calcext:value-type="float">
            <text:p>1.3442E-00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1079" calcext:value-type="float">
            <text:p>1.079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02]*(PI()/180))/2)^2/0.0389" office:value-type="float" office:value="5.0821264781491" calcext:value-type="float">
            <text:p>5.0821264781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90" calcext:value-type="float">
            <text:p>90</text:p>
          </table:table-cell>
          <table:table-cell table:formula="of:=[.E102]/10" office:value-type="float" office:value="0.000001079" calcext:value-type="float">
            <text:p>0.000001079</text:p>
          </table:table-cell>
          <table:table-cell table:style-name="Default" table:formula="of:=(([.F102]+3)/100)*[.M102]" office:value-type="float" office:value="0.000000070135" calcext:value-type="float">
            <text:p>7.0135E-00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5034" calcext:value-type="float">
            <text:p>5.034E-006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103]*(PI()/180))/2)^2/0.0389" office:value-type="float" office:value="5.96462847975254" calcext:value-type="float">
            <text:p>5.9646284798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100" calcext:value-type="float">
            <text:p>100</text:p>
          </table:table-cell>
          <table:table-cell table:formula="of:=[.E103]/10" office:value-type="float" office:value="0.0000005034" calcext:value-type="float">
            <text:p>5.034E-007</text:p>
          </table:table-cell>
          <table:table-cell table:style-name="Default" table:formula="of:=(([.F103]+3)/100)*[.M103]" office:value-type="float" office:value="0.0000000322176" calcext:value-type="float">
            <text:p>3.22176E-00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69.2" calcext:value-type="float">
            <text:p>269.2</text:p>
          </table:table-cell>
          <table:table-cell office:value-type="float" office:value="102" calcext:value-type="float">
            <text:p>102</text:p>
          </table:table-cell>
          <table:table-cell office:value-type="float" office:value="0.000004394" calcext:value-type="float">
            <text:p>4.394E-006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04]*(PI()/180))/2)^2/0.0389" office:value-type="float" office:value="6.13875998717078" calcext:value-type="float">
            <text:p>6.1387599872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102" calcext:value-type="float">
            <text:p>102</text:p>
          </table:table-cell>
          <table:table-cell table:formula="of:=[.E104]/10" office:value-type="float" office:value="0.0000004394" calcext:value-type="float">
            <text:p>4.394E-007</text:p>
          </table:table-cell>
          <table:table-cell table:style-name="Default" table:formula="of:=(([.F104]+3)/100)*[.M104]" office:value-type="float" office:value="0.000000028561" calcext:value-type="float">
            <text:p>2.8561E-00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69.2" calcext:value-type="float">
            <text:p>269.2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439" calcext:value-type="float">
            <text:p>4.390E-007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05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155" calcext:value-type="float">
            <text:p>155</text:p>
          </table:table-cell>
          <table:table-cell table:formula="of:=[.E105]/10" office:value-type="float" office:value="0.0000000439" calcext:value-type="float">
            <text:p>4.39E-008</text:p>
          </table:table-cell>
          <table:table-cell table:style-name="Default" table:formula="of:=(([.F105]+3)/100)*[.M105]" office:value-type="float" office:value="0.0000000028535" calcext:value-type="float">
            <text:p>2.8535E-00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08.8" calcext:value-type="float">
            <text:p>308.8</text:p>
          </table:table-cell>
          <table:table-cell office:value-type="float" office:value="35" calcext:value-type="float">
            <text:p>35</text:p>
          </table:table-cell>
          <table:table-cell office:value-type="float" office:value="0.00279" calcext:value-type="float">
            <text:p>2.790E-003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06]*(PI()/180))/2)^2/0.0389" office:value-type="float" office:value="0.91909218423805" calcext:value-type="float">
            <text:p>0.9190921842</text:p>
          </table:table-cell>
          <table:table-cell table:number-columns-repeated="2"/>
          <table:table-cell office:value-type="float" office:value="0.3088" calcext:value-type="float">
            <text:p>0.3088</text:p>
          </table:table-cell>
          <table:table-cell office:value-type="float" office:value="35" calcext:value-type="float">
            <text:p>35</text:p>
          </table:table-cell>
          <table:table-cell table:formula="of:=[.E106]/10" office:value-type="float" office:value="0.000279" calcext:value-type="float">
            <text:p>0.000279</text:p>
          </table:table-cell>
          <table:table-cell table:style-name="Default" table:formula="of:=(([.F106]+3)/100)*[.M106]" office:value-type="float" office:value="0.000012555" calcext:value-type="float">
            <text:p>0.000012555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1269" calcext:value-type="float">
            <text:p>1.269E-003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07]*(PI()/180))/2)^2/0.0389" office:value-type="float" office:value="1.18899173033516" calcext:value-type="float">
            <text:p>1.1889917303</text:p>
          </table:table-cell>
          <table:table-cell table:number-columns-repeated="2"/>
          <table:table-cell office:value-type="float" office:value="0.3088" calcext:value-type="float">
            <text:p>0.3088</text:p>
          </table:table-cell>
          <table:table-cell office:value-type="float" office:value="40" calcext:value-type="float">
            <text:p>40</text:p>
          </table:table-cell>
          <table:table-cell table:formula="of:=[.E107]/10" office:value-type="float" office:value="0.0001269" calcext:value-type="float">
            <text:p>0.0001269</text:p>
          </table:table-cell>
          <table:table-cell table:style-name="Default" table:formula="of:=(([.F107]+3)/100)*[.M107]" office:value-type="float" office:value="0.0000058374" calcext:value-type="float">
            <text:p>5.8374E-00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6233" calcext:value-type="float">
            <text:p>6.233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08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3088" calcext:value-type="float">
            <text:p>0.3088</text:p>
          </table:table-cell>
          <table:table-cell office:value-type="float" office:value="45" calcext:value-type="float">
            <text:p>45</text:p>
          </table:table-cell>
          <table:table-cell table:formula="of:=[.E108]/10" office:value-type="float" office:value="0.00006233" calcext:value-type="float">
            <text:p>0.00006233</text:p>
          </table:table-cell>
          <table:table-cell table:style-name="Default" table:formula="of:=(([.F108]+3)/100)*[.M108]" office:value-type="float" office:value="0.00000286718" calcext:value-type="float">
            <text:p>2.86718E-00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3218" calcext:value-type="float">
            <text:p>3.218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09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3088" calcext:value-type="float">
            <text:p>0.3088</text:p>
          </table:table-cell>
          <table:table-cell office:value-type="float" office:value="50" calcext:value-type="float">
            <text:p>50</text:p>
          </table:table-cell>
          <table:table-cell table:formula="of:=[.E109]/10" office:value-type="float" office:value="0.00003218" calcext:value-type="float">
            <text:p>0.00003218</text:p>
          </table:table-cell>
          <table:table-cell table:style-name="Default" table:formula="of:=(([.F109]+3)/100)*[.M109]" office:value-type="float" office:value="0.00000148028" calcext:value-type="float">
            <text:p>1.48028E-00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1674" calcext:value-type="float">
            <text:p>1.674E-004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10]*(PI()/180))/2)^2/0.0389" office:value-type="float" office:value="2.16713848372705" calcext:value-type="float">
            <text:p>2.1671384837</text:p>
          </table:table-cell>
          <table:table-cell table:number-columns-repeated="2"/>
          <table:table-cell office:value-type="float" office:value="0.3088" calcext:value-type="float">
            <text:p>0.3088</text:p>
          </table:table-cell>
          <table:table-cell office:value-type="float" office:value="55" calcext:value-type="float">
            <text:p>55</text:p>
          </table:table-cell>
          <table:table-cell table:formula="of:=[.E110]/10" office:value-type="float" office:value="0.00001674" calcext:value-type="float">
            <text:p>0.00001674</text:p>
          </table:table-cell>
          <table:table-cell table:style-name="Default" table:formula="of:=(([.F110]+3)/100)*[.M110]" office:value-type="float" office:value="0.0000007533" calcext:value-type="float">
            <text:p>7.533E-00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8999" calcext:value-type="float">
            <text:p>8.999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11]*(PI()/180))/2)^2/0.0389" office:value-type="float" office:value="2.54106323907455" calcext:value-type="float">
            <text:p>2.5410632391</text:p>
          </table:table-cell>
          <table:table-cell table:number-columns-repeated="2"/>
          <table:table-cell office:value-type="float" office:value="0.3088" calcext:value-type="float">
            <text:p>0.3088</text:p>
          </table:table-cell>
          <table:table-cell office:value-type="float" office:value="60" calcext:value-type="float">
            <text:p>60</text:p>
          </table:table-cell>
          <table:table-cell table:formula="of:=[.E111]/10" office:value-type="float" office:value="0.000008999" calcext:value-type="float">
            <text:p>0.000008999</text:p>
          </table:table-cell>
          <table:table-cell table:style-name="Default" table:formula="of:=(([.F111]+3)/100)*[.M111]" office:value-type="float" office:value="0.000000413954" calcext:value-type="float">
            <text:p>0.000000414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05045" calcext:value-type="float">
            <text:p>5.045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12]*(PI()/180))/2)^2/0.0389" office:value-type="float" office:value="2.93432702000734" calcext:value-type="float">
            <text:p>2.93432702</text:p>
          </table:table-cell>
          <table:table-cell table:number-columns-repeated="2"/>
          <table:table-cell office:value-type="float" office:value="0.3088" calcext:value-type="float">
            <text:p>0.3088</text:p>
          </table:table-cell>
          <table:table-cell office:value-type="float" office:value="65" calcext:value-type="float">
            <text:p>65</text:p>
          </table:table-cell>
          <table:table-cell table:formula="of:=[.E112]/10" office:value-type="float" office:value="0.000005045" calcext:value-type="float">
            <text:p>0.000005045</text:p>
          </table:table-cell>
          <table:table-cell table:style-name="Default" table:formula="of:=(([.F112]+3)/100)*[.M112]" office:value-type="float" office:value="0.00000023207" calcext:value-type="float">
            <text:p>2.3207E-00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8308" calcext:value-type="float">
            <text:p>8.308E-006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113]*(PI()/180))/2)^2/0.0389" office:value-type="float" office:value="4.37483117671383" calcext:value-type="float">
            <text:p>4.3748311767</text:p>
          </table:table-cell>
          <table:table-cell table:number-columns-repeated="2"/>
          <table:table-cell office:value-type="float" office:value="0.3088" calcext:value-type="float">
            <text:p>0.3088</text:p>
          </table:table-cell>
          <table:table-cell office:value-type="float" office:value="82" calcext:value-type="float">
            <text:p>82</text:p>
          </table:table-cell>
          <table:table-cell table:formula="of:=[.E113]/10" office:value-type="float" office:value="0.0000008308" calcext:value-type="float">
            <text:p>8.308E-007</text:p>
          </table:table-cell>
          <table:table-cell table:style-name="Default" table:formula="of:=(([.F113]+3)/100)*[.M113]" office:value-type="float" office:value="0.0000000531712" calcext:value-type="float">
            <text:p>5.31712E-00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04019" calcext:value-type="float">
            <text:p>4.019E-006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114]*(PI()/180))/2)^2/0.0389" office:value-type="float" office:value="5.0821264781491" calcext:value-type="float">
            <text:p>5.0821264781</text:p>
          </table:table-cell>
          <table:table-cell table:number-columns-repeated="2"/>
          <table:table-cell office:value-type="float" office:value="0.3088" calcext:value-type="float">
            <text:p>0.3088</text:p>
          </table:table-cell>
          <table:table-cell office:value-type="float" office:value="90" calcext:value-type="float">
            <text:p>90</text:p>
          </table:table-cell>
          <table:table-cell table:formula="of:=[.E114]/10" office:value-type="float" office:value="0.0000004019" calcext:value-type="float">
            <text:p>4.019E-007</text:p>
          </table:table-cell>
          <table:table-cell table:style-name="Default" table:formula="of:=(([.F114]+3)/100)*[.M114]" office:value-type="float" office:value="0.0000000257216" calcext:value-type="float">
            <text:p>2.57216E-00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1798" calcext:value-type="float">
            <text:p>1.798E-006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15]*(PI()/180))/2)^2/0.0389" office:value-type="float" office:value="5.96462847975254" calcext:value-type="float">
            <text:p>5.9646284798</text:p>
          </table:table-cell>
          <table:table-cell table:number-columns-repeated="2"/>
          <table:table-cell office:value-type="float" office:value="0.3088" calcext:value-type="float">
            <text:p>0.3088</text:p>
          </table:table-cell>
          <table:table-cell office:value-type="float" office:value="100" calcext:value-type="float">
            <text:p>100</text:p>
          </table:table-cell>
          <table:table-cell table:formula="of:=[.E115]/10" office:value-type="float" office:value="0.0000001798" calcext:value-type="float">
            <text:p>1.798E-007</text:p>
          </table:table-cell>
          <table:table-cell table:style-name="Default" table:formula="of:=(([.F115]+3)/100)*[.M115]" office:value-type="float" office:value="0.000000011687" calcext:value-type="float">
            <text:p>1.1687E-00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1335" calcext:value-type="float">
            <text:p>1.335E-007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116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3088" calcext:value-type="float">
            <text:p>0.3088</text:p>
          </table:table-cell>
          <table:table-cell office:value-type="float" office:value="155" calcext:value-type="float">
            <text:p>155</text:p>
          </table:table-cell>
          <table:table-cell table:formula="of:=[.E116]/10" office:value-type="float" office:value="0.00000001335" calcext:value-type="float">
            <text:p>1.335E-008</text:p>
          </table:table-cell>
          <table:table-cell table:style-name="Default" table:formula="of:=(([.F116]+3)/100)*[.M116]" office:value-type="float" office:value="0.0000000008544" calcext:value-type="float">
            <text:p>8.544E-01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48.6" calcext:value-type="float">
            <text:p>348.6</text:p>
          </table:table-cell>
          <table:table-cell office:value-type="float" office:value="35" calcext:value-type="float">
            <text:p>35</text:p>
          </table:table-cell>
          <table:table-cell office:value-type="float" office:value="0.00173" calcext:value-type="float">
            <text:p>1.730E-003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17]*(PI()/180))/2)^2/0.0389" office:value-type="float" office:value="0.91909218423805" calcext:value-type="float">
            <text:p>0.9190921842</text:p>
          </table:table-cell>
          <table:table-cell table:number-columns-repeated="2"/>
          <table:table-cell office:value-type="float" office:value="0.3486" calcext:value-type="float">
            <text:p>0.3486</text:p>
          </table:table-cell>
          <table:table-cell office:value-type="float" office:value="35" calcext:value-type="float">
            <text:p>35</text:p>
          </table:table-cell>
          <table:table-cell table:formula="of:=[.E117]/10" office:value-type="float" office:value="0.000173" calcext:value-type="float">
            <text:p>0.000173</text:p>
          </table:table-cell>
          <table:table-cell table:style-name="Default" table:formula="of:=(([.F117]+3)/100)*[.M117]" office:value-type="float" office:value="0.000007958" calcext:value-type="float">
            <text:p>0.00000795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7782" calcext:value-type="float">
            <text:p>7.782E-004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18]*(PI()/180))/2)^2/0.0389" office:value-type="float" office:value="1.18899173033516" calcext:value-type="float">
            <text:p>1.1889917303</text:p>
          </table:table-cell>
          <table:table-cell table:number-columns-repeated="2"/>
          <table:table-cell office:value-type="float" office:value="0.3486" calcext:value-type="float">
            <text:p>0.3486</text:p>
          </table:table-cell>
          <table:table-cell office:value-type="float" office:value="40" calcext:value-type="float">
            <text:p>40</text:p>
          </table:table-cell>
          <table:table-cell table:formula="of:=[.E118]/10" office:value-type="float" office:value="0.00007782" calcext:value-type="float">
            <text:p>0.00007782</text:p>
          </table:table-cell>
          <table:table-cell table:style-name="Default" table:formula="of:=(([.F118]+3)/100)*[.M118]" office:value-type="float" office:value="0.00000365754" calcext:value-type="float">
            <text:p>3.65754E-00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3497" calcext:value-type="float">
            <text:p>3.497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19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3486" calcext:value-type="float">
            <text:p>0.3486</text:p>
          </table:table-cell>
          <table:table-cell office:value-type="float" office:value="45" calcext:value-type="float">
            <text:p>45</text:p>
          </table:table-cell>
          <table:table-cell table:formula="of:=[.E119]/10" office:value-type="float" office:value="0.00003497" calcext:value-type="float">
            <text:p>0.00003497</text:p>
          </table:table-cell>
          <table:table-cell table:style-name="Default" table:formula="of:=(([.F119]+3)/100)*[.M119]" office:value-type="float" office:value="0.00000160862" calcext:value-type="float">
            <text:p>1.60862E-00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17" calcext:value-type="float">
            <text:p>1.700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20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3486" calcext:value-type="float">
            <text:p>0.3486</text:p>
          </table:table-cell>
          <table:table-cell office:value-type="float" office:value="50" calcext:value-type="float">
            <text:p>50</text:p>
          </table:table-cell>
          <table:table-cell table:formula="of:=[.E120]/10" office:value-type="float" office:value="0.000017" calcext:value-type="float">
            <text:p>0.000017</text:p>
          </table:table-cell>
          <table:table-cell table:style-name="Default" table:formula="of:=(([.F120]+3)/100)*[.M120]" office:value-type="float" office:value="0.000000782" calcext:value-type="float">
            <text:p>0.000000782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8518" calcext:value-type="float">
            <text:p>8.518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21]*(PI()/180))/2)^2/0.0389" office:value-type="float" office:value="2.16713848372705" calcext:value-type="float">
            <text:p>2.1671384837</text:p>
          </table:table-cell>
          <table:table-cell table:number-columns-repeated="2"/>
          <table:table-cell office:value-type="float" office:value="0.3486" calcext:value-type="float">
            <text:p>0.3486</text:p>
          </table:table-cell>
          <table:table-cell office:value-type="float" office:value="55" calcext:value-type="float">
            <text:p>55</text:p>
          </table:table-cell>
          <table:table-cell table:formula="of:=[.E121]/10" office:value-type="float" office:value="0.000008518" calcext:value-type="float">
            <text:p>0.000008518</text:p>
          </table:table-cell>
          <table:table-cell table:style-name="Default" table:formula="of:=(([.F121]+3)/100)*[.M121]" office:value-type="float" office:value="0.000000391828" calcext:value-type="float">
            <text:p>3.91828E-00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4432" calcext:value-type="float">
            <text:p>4.432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22]*(PI()/180))/2)^2/0.0389" office:value-type="float" office:value="2.54106323907455" calcext:value-type="float">
            <text:p>2.5410632391</text:p>
          </table:table-cell>
          <table:table-cell table:number-columns-repeated="2"/>
          <table:table-cell office:value-type="float" office:value="0.3486" calcext:value-type="float">
            <text:p>0.3486</text:p>
          </table:table-cell>
          <table:table-cell office:value-type="float" office:value="60" calcext:value-type="float">
            <text:p>60</text:p>
          </table:table-cell>
          <table:table-cell table:formula="of:=[.E122]/10" office:value-type="float" office:value="0.000004432" calcext:value-type="float">
            <text:p>0.000004432</text:p>
          </table:table-cell>
          <table:table-cell table:style-name="Default" table:formula="of:=(([.F122]+3)/100)*[.M122]" office:value-type="float" office:value="0.000000212736" calcext:value-type="float">
            <text:p>2.12736E-00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02362" calcext:value-type="float">
            <text:p>2.362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23]*(PI()/180))/2)^2/0.0389" office:value-type="float" office:value="2.93432702000734" calcext:value-type="float">
            <text:p>2.93432702</text:p>
          </table:table-cell>
          <table:table-cell table:number-columns-repeated="2"/>
          <table:table-cell office:value-type="float" office:value="0.3486" calcext:value-type="float">
            <text:p>0.3486</text:p>
          </table:table-cell>
          <table:table-cell office:value-type="float" office:value="65" calcext:value-type="float">
            <text:p>65</text:p>
          </table:table-cell>
          <table:table-cell table:formula="of:=[.E123]/10" office:value-type="float" office:value="0.000002362" calcext:value-type="float">
            <text:p>0.000002362</text:p>
          </table:table-cell>
          <table:table-cell table:style-name="Default" table:formula="of:=(([.F123]+3)/100)*[.M123]" office:value-type="float" office:value="0.000000108652" calcext:value-type="float">
            <text:p>1.08652E-00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3428" calcext:value-type="float">
            <text:p>3.428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24]*(PI()/180))/2)^2/0.0389" office:value-type="float" office:value="4.37483117671383" calcext:value-type="float">
            <text:p>4.3748311767</text:p>
          </table:table-cell>
          <table:table-cell table:number-columns-repeated="2"/>
          <table:table-cell office:value-type="float" office:value="0.3486" calcext:value-type="float">
            <text:p>0.3486</text:p>
          </table:table-cell>
          <table:table-cell office:value-type="float" office:value="82" calcext:value-type="float">
            <text:p>82</text:p>
          </table:table-cell>
          <table:table-cell table:formula="of:=[.E124]/10" office:value-type="float" office:value="0.0000003428" calcext:value-type="float">
            <text:p>3.428E-007</text:p>
          </table:table-cell>
          <table:table-cell table:style-name="Default" table:formula="of:=(([.F124]+3)/100)*[.M124]" office:value-type="float" office:value="0.0000000161116" calcext:value-type="float">
            <text:p>1.61116E-00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01585" calcext:value-type="float">
            <text:p>1.585E-006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25]*(PI()/180))/2)^2/0.0389" office:value-type="float" office:value="5.0821264781491" calcext:value-type="float">
            <text:p>5.0821264781</text:p>
          </table:table-cell>
          <table:table-cell table:number-columns-repeated="2"/>
          <table:table-cell office:value-type="float" office:value="0.3486" calcext:value-type="float">
            <text:p>0.3486</text:p>
          </table:table-cell>
          <table:table-cell office:value-type="float" office:value="90" calcext:value-type="float">
            <text:p>90</text:p>
          </table:table-cell>
          <table:table-cell table:formula="of:=[.E125]/10" office:value-type="float" office:value="0.0000001585" calcext:value-type="float">
            <text:p>1.585E-007</text:p>
          </table:table-cell>
          <table:table-cell table:style-name="Default" table:formula="of:=(([.F125]+3)/100)*[.M125]" office:value-type="float" office:value="0.000000007608" calcext:value-type="float">
            <text:p>7.608E-009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06536" calcext:value-type="float">
            <text:p>6.536E-007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26]*(PI()/180))/2)^2/0.0389" office:value-type="float" office:value="5.96462847975254" calcext:value-type="float">
            <text:p>5.9646284798</text:p>
          </table:table-cell>
          <table:table-cell table:number-columns-repeated="2"/>
          <table:table-cell office:value-type="float" office:value="0.3486" calcext:value-type="float">
            <text:p>0.3486</text:p>
          </table:table-cell>
          <table:table-cell office:value-type="float" office:value="100" calcext:value-type="float">
            <text:p>100</text:p>
          </table:table-cell>
          <table:table-cell table:formula="of:=[.E126]/10" office:value-type="float" office:value="0.00000006536" calcext:value-type="float">
            <text:p>6.536E-008</text:p>
          </table:table-cell>
          <table:table-cell table:style-name="Default" table:formula="of:=(([.F126]+3)/100)*[.M126]" office:value-type="float" office:value="0.00000000313728" calcext:value-type="float">
            <text:p>3.13728E-009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3679" calcext:value-type="float">
            <text:p>3.679E-008</text:p>
          </table:table-cell>
          <table:table-cell office:value-type="float" office:value="2" calcext:value-type="float">
            <text:p>2</text:p>
          </table:table-cell>
          <table:table-cell/>
          <table:table-cell table:formula="of:=4*([.C$8]/1000)^2*SIN(([.D127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3486" calcext:value-type="float">
            <text:p>0.3486</text:p>
          </table:table-cell>
          <table:table-cell office:value-type="float" office:value="155" calcext:value-type="float">
            <text:p>155</text:p>
          </table:table-cell>
          <table:table-cell table:formula="of:=[.E127]/10" office:value-type="float" office:value="0.000000003679" calcext:value-type="float">
            <text:p>3.679E-009</text:p>
          </table:table-cell>
          <table:table-cell table:style-name="Default" table:formula="of:=(([.F127]+3)/100)*[.M127]" office:value-type="float" office:value="0.00000000018395" calcext:value-type="float">
            <text:p>1.8395E-01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88.6" calcext:value-type="float">
            <text:p>388.6</text:p>
          </table:table-cell>
          <table:table-cell office:value-type="float" office:value="35" calcext:value-type="float">
            <text:p>35</text:p>
          </table:table-cell>
          <table:table-cell office:value-type="float" office:value="0.001123" calcext:value-type="float">
            <text:p>1.123E-003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28]*(PI()/180))/2)^2/0.0389" office:value-type="float" office:value="0.91909218423805" calcext:value-type="float">
            <text:p>0.9190921842</text:p>
          </table:table-cell>
          <table:table-cell table:number-columns-repeated="2"/>
          <table:table-cell office:value-type="float" office:value="0.3886" calcext:value-type="float">
            <text:p>0.3886</text:p>
          </table:table-cell>
          <table:table-cell office:value-type="float" office:value="35" calcext:value-type="float">
            <text:p>35</text:p>
          </table:table-cell>
          <table:table-cell table:formula="of:=[.E128]/10" office:value-type="float" office:value="0.0001123" calcext:value-type="float">
            <text:p>0.0001123</text:p>
          </table:table-cell>
          <table:table-cell table:style-name="Default" table:formula="of:=(([.F128]+3)/100)*[.M128]" office:value-type="float" office:value="0.0000052781" calcext:value-type="float">
            <text:p>5.2781E-00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4662" calcext:value-type="float">
            <text:p>4.662E-004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29]*(PI()/180))/2)^2/0.0389" office:value-type="float" office:value="1.18899173033516" calcext:value-type="float">
            <text:p>1.1889917303</text:p>
          </table:table-cell>
          <table:table-cell table:number-columns-repeated="2"/>
          <table:table-cell office:value-type="float" office:value="0.3886" calcext:value-type="float">
            <text:p>0.3886</text:p>
          </table:table-cell>
          <table:table-cell office:value-type="float" office:value="40" calcext:value-type="float">
            <text:p>40</text:p>
          </table:table-cell>
          <table:table-cell table:formula="of:=[.E129]/10" office:value-type="float" office:value="0.00004662" calcext:value-type="float">
            <text:p>0.00004662</text:p>
          </table:table-cell>
          <table:table-cell table:style-name="Default" table:formula="of:=(([.F129]+3)/100)*[.M129]" office:value-type="float" office:value="0.00000219114" calcext:value-type="float">
            <text:p>2.19114E-00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9251" calcext:value-type="float">
            <text:p>9.251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30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3886" calcext:value-type="float">
            <text:p>0.3886</text:p>
          </table:table-cell>
          <table:table-cell office:value-type="float" office:value="50" calcext:value-type="float">
            <text:p>50</text:p>
          </table:table-cell>
          <table:table-cell table:formula="of:=[.E130]/10" office:value-type="float" office:value="0.000009251" calcext:value-type="float">
            <text:p>0.000009251</text:p>
          </table:table-cell>
          <table:table-cell table:style-name="Default" table:formula="of:=(([.F130]+3)/100)*[.M130]" office:value-type="float" office:value="0.000000425546" calcext:value-type="float">
            <text:p>4.25546E-00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4314" calcext:value-type="float">
            <text:p>4.314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31]*(PI()/180))/2)^2/0.0389" office:value-type="float" office:value="2.16713848372705" calcext:value-type="float">
            <text:p>2.1671384837</text:p>
          </table:table-cell>
          <table:table-cell table:number-columns-repeated="2"/>
          <table:table-cell office:value-type="float" office:value="0.3886" calcext:value-type="float">
            <text:p>0.3886</text:p>
          </table:table-cell>
          <table:table-cell office:value-type="float" office:value="55" calcext:value-type="float">
            <text:p>55</text:p>
          </table:table-cell>
          <table:table-cell table:formula="of:=[.E131]/10" office:value-type="float" office:value="0.000004314" calcext:value-type="float">
            <text:p>0.000004314</text:p>
          </table:table-cell>
          <table:table-cell table:style-name="Default" table:formula="of:=(([.F131]+3)/100)*[.M131]" office:value-type="float" office:value="0.000000207072" calcext:value-type="float">
            <text:p>2.07072E-00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2149" calcext:value-type="float">
            <text:p>2.149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32]*(PI()/180))/2)^2/0.0389" office:value-type="float" office:value="2.54106323907455" calcext:value-type="float">
            <text:p>2.5410632391</text:p>
          </table:table-cell>
          <table:table-cell table:number-columns-repeated="2"/>
          <table:table-cell office:value-type="float" office:value="0.3886" calcext:value-type="float">
            <text:p>0.3886</text:p>
          </table:table-cell>
          <table:table-cell office:value-type="float" office:value="60" calcext:value-type="float">
            <text:p>60</text:p>
          </table:table-cell>
          <table:table-cell table:formula="of:=[.E132]/10" office:value-type="float" office:value="0.000002149" calcext:value-type="float">
            <text:p>0.000002149</text:p>
          </table:table-cell>
          <table:table-cell table:style-name="Default" table:formula="of:=(([.F132]+3)/100)*[.M132]" office:value-type="float" office:value="0.000000098854" calcext:value-type="float">
            <text:p>9.8854E-00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01074" calcext:value-type="float">
            <text:p>1.074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33]*(PI()/180))/2)^2/0.0389" office:value-type="float" office:value="2.93432702000734" calcext:value-type="float">
            <text:p>2.93432702</text:p>
          </table:table-cell>
          <table:table-cell table:number-columns-repeated="2"/>
          <table:table-cell office:value-type="float" office:value="0.3886" calcext:value-type="float">
            <text:p>0.3886</text:p>
          </table:table-cell>
          <table:table-cell office:value-type="float" office:value="65" calcext:value-type="float">
            <text:p>65</text:p>
          </table:table-cell>
          <table:table-cell table:formula="of:=[.E133]/10" office:value-type="float" office:value="0.000001074" calcext:value-type="float">
            <text:p>0.000001074</text:p>
          </table:table-cell>
          <table:table-cell table:style-name="Default" table:formula="of:=(([.F133]+3)/100)*[.M133]" office:value-type="float" office:value="0.000000051552" calcext:value-type="float">
            <text:p>5.1552E-00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1351" calcext:value-type="float">
            <text:p>1.351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34]*(PI()/180))/2)^2/0.0389" office:value-type="float" office:value="4.37483117671383" calcext:value-type="float">
            <text:p>4.3748311767</text:p>
          </table:table-cell>
          <table:table-cell table:number-columns-repeated="2"/>
          <table:table-cell office:value-type="float" office:value="0.3886" calcext:value-type="float">
            <text:p>0.3886</text:p>
          </table:table-cell>
          <table:table-cell office:value-type="float" office:value="82" calcext:value-type="float">
            <text:p>82</text:p>
          </table:table-cell>
          <table:table-cell table:formula="of:=[.E134]/10" office:value-type="float" office:value="0.0000001351" calcext:value-type="float">
            <text:p>1.351E-007</text:p>
          </table:table-cell>
          <table:table-cell table:style-name="Default" table:formula="of:=(([.F134]+3)/100)*[.M134]" office:value-type="float" office:value="0.0000000063497" calcext:value-type="float">
            <text:p>6.3497E-009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005731" calcext:value-type="float">
            <text:p>5.731E-007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4*([.C$8]/1000)^2*SIN(([.D135]*(PI()/180))/2)^2/0.0389" office:value-type="float" office:value="5.0821264781491" calcext:value-type="float">
            <text:p>5.0821264781</text:p>
          </table:table-cell>
          <table:table-cell table:number-columns-repeated="2"/>
          <table:table-cell office:value-type="float" office:value="0.3886" calcext:value-type="float">
            <text:p>0.3886</text:p>
          </table:table-cell>
          <table:table-cell office:value-type="float" office:value="90" calcext:value-type="float">
            <text:p>90</text:p>
          </table:table-cell>
          <table:table-cell table:formula="of:=[.E135]/10" office:value-type="float" office:value="0.00000005731" calcext:value-type="float">
            <text:p>5.731E-008</text:p>
          </table:table-cell>
          <table:table-cell table:style-name="Default" table:formula="of:=(([.F135]+3)/100)*[.M135]" office:value-type="float" office:value="0.00000000315205" calcext:value-type="float">
            <text:p>3.15205E-009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02208" calcext:value-type="float">
            <text:p>2.208E-007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4*([.C$8]/1000)^2*SIN(([.D136]*(PI()/180))/2)^2/0.0389" office:value-type="float" office:value="5.96462847975254" calcext:value-type="float">
            <text:p>5.9646284798</text:p>
          </table:table-cell>
          <table:table-cell table:number-columns-repeated="2"/>
          <table:table-cell office:value-type="float" office:value="0.3886" calcext:value-type="float">
            <text:p>0.3886</text:p>
          </table:table-cell>
          <table:table-cell office:value-type="float" office:value="100" calcext:value-type="float">
            <text:p>100</text:p>
          </table:table-cell>
          <table:table-cell table:formula="of:=[.E136]/10" office:value-type="float" office:value="0.00000002208" calcext:value-type="float">
            <text:p>2.208E-008</text:p>
          </table:table-cell>
          <table:table-cell table:style-name="Default" table:formula="of:=(([.F136]+3)/100)*[.M136]" office:value-type="float" office:value="0.00000000123648" calcext:value-type="float">
            <text:p>1.23648E-009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9761" calcext:value-type="float">
            <text:p>9.761E-009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37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3886" calcext:value-type="float">
            <text:p>0.3886</text:p>
          </table:table-cell>
          <table:table-cell office:value-type="float" office:value="155" calcext:value-type="float">
            <text:p>155</text:p>
          </table:table-cell>
          <table:table-cell table:formula="of:=[.E137]/10" office:value-type="float" office:value="0.0000000009761" calcext:value-type="float">
            <text:p>0.000000001</text:p>
          </table:table-cell>
          <table:table-cell table:style-name="Default" table:formula="of:=(([.F137]+3)/100)*[.M137]" office:value-type="float" office:value="0.0000000000634465" calcext:value-type="float">
            <text:p>6.34465E-01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35" calcext:value-type="float">
            <text:p>35</text:p>
          </table:table-cell>
          <table:table-cell office:value-type="float" office:value="0.00073" calcext:value-type="float">
            <text:p>7.300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38]*(PI()/180))/2)^2/0.0389" office:value-type="float" office:value="0.91909218423805" calcext:value-type="float">
            <text:p>0.9190921842</text:p>
          </table:table-cell>
          <table:table-cell table:number-columns-repeated="2"/>
          <table:table-cell office:value-type="float" office:value="0.4286" calcext:value-type="float">
            <text:p>0.4286</text:p>
          </table:table-cell>
          <table:table-cell office:value-type="float" office:value="35" calcext:value-type="float">
            <text:p>35</text:p>
          </table:table-cell>
          <table:table-cell table:formula="of:=[.E138]/10" office:value-type="float" office:value="0.000073" calcext:value-type="float">
            <text:p>0.000073</text:p>
          </table:table-cell>
          <table:table-cell table:style-name="Default" table:formula="of:=(([.F138]+3)/100)*[.M138]" office:value-type="float" office:value="0.000003358" calcext:value-type="float">
            <text:p>0.00000335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2837" calcext:value-type="float">
            <text:p>2.837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39]*(PI()/180))/2)^2/0.0389" office:value-type="float" office:value="1.18899173033516" calcext:value-type="float">
            <text:p>1.1889917303</text:p>
          </table:table-cell>
          <table:table-cell table:number-columns-repeated="2"/>
          <table:table-cell office:value-type="float" office:value="0.4286" calcext:value-type="float">
            <text:p>0.4286</text:p>
          </table:table-cell>
          <table:table-cell office:value-type="float" office:value="40" calcext:value-type="float">
            <text:p>40</text:p>
          </table:table-cell>
          <table:table-cell table:formula="of:=[.E139]/10" office:value-type="float" office:value="0.00002837" calcext:value-type="float">
            <text:p>0.00002837</text:p>
          </table:table-cell>
          <table:table-cell table:style-name="Default" table:formula="of:=(([.F139]+3)/100)*[.M139]" office:value-type="float" office:value="0.00000130502" calcext:value-type="float">
            <text:p>0.000001305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1175" calcext:value-type="float">
            <text:p>1.175E-004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40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4286" calcext:value-type="float">
            <text:p>0.4286</text:p>
          </table:table-cell>
          <table:table-cell office:value-type="float" office:value="45" calcext:value-type="float">
            <text:p>45</text:p>
          </table:table-cell>
          <table:table-cell table:formula="of:=[.E140]/10" office:value-type="float" office:value="0.00001175" calcext:value-type="float">
            <text:p>0.00001175</text:p>
          </table:table-cell>
          <table:table-cell table:style-name="Default" table:formula="of:=(([.F140]+3)/100)*[.M140]" office:value-type="float" office:value="0.00000055225" calcext:value-type="float">
            <text:p>5.5225E-00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5071" calcext:value-type="float">
            <text:p>5.071E-005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41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4286" calcext:value-type="float">
            <text:p>0.4286</text:p>
          </table:table-cell>
          <table:table-cell office:value-type="float" office:value="50" calcext:value-type="float">
            <text:p>50</text:p>
          </table:table-cell>
          <table:table-cell table:formula="of:=[.E141]/10" office:value-type="float" office:value="0.000005071" calcext:value-type="float">
            <text:p>0.000005071</text:p>
          </table:table-cell>
          <table:table-cell table:style-name="Default" table:formula="of:=(([.F141]+3)/100)*[.M141]" office:value-type="float" office:value="0.000000238337" calcext:value-type="float">
            <text:p>2.38337E-00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55" calcext:value-type="float">
            <text:p>55</text:p>
          </table:table-cell>
          <table:table-cell office:value-type="float" office:value="0.00002137" calcext:value-type="float">
            <text:p>2.137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42]*(PI()/180))/2)^2/0.0389" office:value-type="float" office:value="2.16713848372705" calcext:value-type="float">
            <text:p>2.1671384837</text:p>
          </table:table-cell>
          <table:table-cell table:number-columns-repeated="2"/>
          <table:table-cell office:value-type="float" office:value="0.4286" calcext:value-type="float">
            <text:p>0.4286</text:p>
          </table:table-cell>
          <table:table-cell office:value-type="float" office:value="55" calcext:value-type="float">
            <text:p>55</text:p>
          </table:table-cell>
          <table:table-cell table:formula="of:=[.E142]/10" office:value-type="float" office:value="0.000002137" calcext:value-type="float">
            <text:p>0.000002137</text:p>
          </table:table-cell>
          <table:table-cell table:style-name="Default" table:formula="of:=(([.F142]+3)/100)*[.M142]" office:value-type="float" office:value="0.000000102576" calcext:value-type="float">
            <text:p>1.02576E-00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60" calcext:value-type="float">
            <text:p>60</text:p>
          </table:table-cell>
          <table:table-cell office:value-type="float" office:value="0.00001012" calcext:value-type="float">
            <text:p>1.012E-005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43]*(PI()/180))/2)^2/0.0389" office:value-type="float" office:value="2.54106323907455" calcext:value-type="float">
            <text:p>2.5410632391</text:p>
          </table:table-cell>
          <table:table-cell table:number-columns-repeated="2"/>
          <table:table-cell office:value-type="float" office:value="0.4286" calcext:value-type="float">
            <text:p>0.4286</text:p>
          </table:table-cell>
          <table:table-cell office:value-type="float" office:value="60" calcext:value-type="float">
            <text:p>60</text:p>
          </table:table-cell>
          <table:table-cell table:formula="of:=[.E143]/10" office:value-type="float" office:value="0.000001012" calcext:value-type="float">
            <text:p>0.000001012</text:p>
          </table:table-cell>
          <table:table-cell table:style-name="Default" table:formula="of:=(([.F143]+3)/100)*[.M143]" office:value-type="float" office:value="0.00000004554" calcext:value-type="float">
            <text:p>4.554E-00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65" calcext:value-type="float">
            <text:p>65</text:p>
          </table:table-cell>
          <table:table-cell office:value-type="float" office:value="0.00000482" calcext:value-type="float">
            <text:p>4.820E-006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44]*(PI()/180))/2)^2/0.0389" office:value-type="float" office:value="2.93432702000734" calcext:value-type="float">
            <text:p>2.93432702</text:p>
          </table:table-cell>
          <table:table-cell table:number-columns-repeated="2"/>
          <table:table-cell office:value-type="float" office:value="0.4286" calcext:value-type="float">
            <text:p>0.4286</text:p>
          </table:table-cell>
          <table:table-cell office:value-type="float" office:value="65" calcext:value-type="float">
            <text:p>65</text:p>
          </table:table-cell>
          <table:table-cell table:formula="of:=[.E144]/10" office:value-type="float" office:value="0.000000482" calcext:value-type="float">
            <text:p>0.000000482</text:p>
          </table:table-cell>
          <table:table-cell table:style-name="Default" table:formula="of:=(([.F144]+3)/100)*[.M144]" office:value-type="float" office:value="0.000000023136" calcext:value-type="float">
            <text:p>2.3136E-00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82" calcext:value-type="float">
            <text:p>82</text:p>
          </table:table-cell>
          <table:table-cell office:value-type="float" office:value="0.0000004765" calcext:value-type="float">
            <text:p>4.765E-007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4*([.C$8]/1000)^2*SIN(([.D145]*(PI()/180))/2)^2/0.0389" office:value-type="float" office:value="4.37483117671383" calcext:value-type="float">
            <text:p>4.3748311767</text:p>
          </table:table-cell>
          <table:table-cell table:number-columns-repeated="2"/>
          <table:table-cell office:value-type="float" office:value="0.4286" calcext:value-type="float">
            <text:p>0.4286</text:p>
          </table:table-cell>
          <table:table-cell office:value-type="float" office:value="82" calcext:value-type="float">
            <text:p>82</text:p>
          </table:table-cell>
          <table:table-cell table:formula="of:=[.E145]/10" office:value-type="float" office:value="0.00000004765" calcext:value-type="float">
            <text:p>4.765E-008</text:p>
          </table:table-cell>
          <table:table-cell table:style-name="Default" table:formula="of:=(([.F145]+3)/100)*[.M145]" office:value-type="float" office:value="0.0000000026684" calcext:value-type="float">
            <text:p>2.6684E-00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90" calcext:value-type="float">
            <text:p>90</text:p>
          </table:table-cell>
          <table:table-cell office:value-type="float" office:value="0.0000002006" calcext:value-type="float">
            <text:p>2.006E-007</text:p>
          </table:table-cell>
          <table:table-cell office:value-type="float" office:value="3.8" calcext:value-type="float">
            <text:p>3.8</text:p>
          </table:table-cell>
          <table:table-cell/>
          <table:table-cell table:formula="of:=4*([.C$8]/1000)^2*SIN(([.D146]*(PI()/180))/2)^2/0.0389" office:value-type="float" office:value="5.0821264781491" calcext:value-type="float">
            <text:p>5.0821264781</text:p>
          </table:table-cell>
          <table:table-cell table:number-columns-repeated="2"/>
          <table:table-cell office:value-type="float" office:value="0.4286" calcext:value-type="float">
            <text:p>0.4286</text:p>
          </table:table-cell>
          <table:table-cell office:value-type="float" office:value="90" calcext:value-type="float">
            <text:p>90</text:p>
          </table:table-cell>
          <table:table-cell table:formula="of:=[.E146]/10" office:value-type="float" office:value="0.00000002006" calcext:value-type="float">
            <text:p>2.006E-008</text:p>
          </table:table-cell>
          <table:table-cell table:style-name="Default" table:formula="of:=(([.F146]+3)/100)*[.M146]" office:value-type="float" office:value="0.00000000136408" calcext:value-type="float">
            <text:p>1.36408E-00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99" calcext:value-type="float">
            <text:p>99</text:p>
          </table:table-cell>
          <table:table-cell office:value-type="float" office:value="0.00000007798" calcext:value-type="float">
            <text:p>7.798E-008</text:p>
          </table:table-cell>
          <table:table-cell office:value-type="float" office:value="4.8" calcext:value-type="float">
            <text:p>4.8</text:p>
          </table:table-cell>
          <table:table-cell/>
          <table:table-cell table:formula="of:=4*([.C$8]/1000)^2*SIN(([.D147]*(PI()/180))/2)^2/0.0389" office:value-type="float" office:value="5.87714621502515" calcext:value-type="float">
            <text:p>5.877146215</text:p>
          </table:table-cell>
          <table:table-cell table:number-columns-repeated="2"/>
          <table:table-cell office:value-type="float" office:value="0.4286" calcext:value-type="float">
            <text:p>0.4286</text:p>
          </table:table-cell>
          <table:table-cell office:value-type="float" office:value="99" calcext:value-type="float">
            <text:p>99</text:p>
          </table:table-cell>
          <table:table-cell table:formula="of:=[.E147]/10" office:value-type="float" office:value="0.000000007798" calcext:value-type="float">
            <text:p>7.798E-009</text:p>
          </table:table-cell>
          <table:table-cell table:style-name="Default" table:formula="of:=(([.F147]+3)/100)*[.M147]" office:value-type="float" office:value="0.000000000608244" calcext:value-type="float">
            <text:p>6.08244E-01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2224" calcext:value-type="float">
            <text:p>2.224E-009</text:p>
          </table:table-cell>
          <table:table-cell office:value-type="float" office:value="6.1" calcext:value-type="float">
            <text:p>6.1</text:p>
          </table:table-cell>
          <table:table-cell/>
          <table:table-cell table:formula="of:=4*([.C$8]/1000)^2*SIN(([.D148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4286" calcext:value-type="float">
            <text:p>0.4286</text:p>
          </table:table-cell>
          <table:table-cell office:value-type="float" office:value="155" calcext:value-type="float">
            <text:p>155</text:p>
          </table:table-cell>
          <table:table-cell table:formula="of:=[.E148]/10" office:value-type="float" office:value="0.0000000002224" calcext:value-type="float">
            <text:p>2.224E-010</text:p>
          </table:table-cell>
          <table:table-cell table:style-name="Default" table:formula="of:=(([.F148]+3)/100)*[.M148]" office:value-type="float" office:value="0.0000000000202384" calcext:value-type="float">
            <text:p>2.02384E-01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40" calcext:value-type="float">
            <text:p>40</text:p>
          </table:table-cell>
          <table:table-cell office:value-type="float" office:value="0.0001712" calcext:value-type="float">
            <text:p>1.712E-004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49]*(PI()/180))/2)^2/0.0389" office:value-type="float" office:value="1.18899173033516" calcext:value-type="float">
            <text:p>1.1889917303</text:p>
          </table:table-cell>
          <table:table-cell table:number-columns-repeated="2"/>
          <table:table-cell office:value-type="float" office:value="0.4687" calcext:value-type="float">
            <text:p>0.4687</text:p>
          </table:table-cell>
          <table:table-cell office:value-type="float" office:value="40" calcext:value-type="float">
            <text:p>40</text:p>
          </table:table-cell>
          <table:table-cell table:formula="of:=[.E149]/10" office:value-type="float" office:value="0.00001712" calcext:value-type="float">
            <text:p>0.00001712</text:p>
          </table:table-cell>
          <table:table-cell table:style-name="Default" table:formula="of:=(([.F149]+3)/100)*[.M149]" office:value-type="float" office:value="0.00000082176" calcext:value-type="float">
            <text:p>8.2176E-00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45" calcext:value-type="float">
            <text:p>45</text:p>
          </table:table-cell>
          <table:table-cell office:value-type="float" office:value="0.00006717" calcext:value-type="float">
            <text:p>6.717E-005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50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4687" calcext:value-type="float">
            <text:p>0.4687</text:p>
          </table:table-cell>
          <table:table-cell office:value-type="float" office:value="45" calcext:value-type="float">
            <text:p>45</text:p>
          </table:table-cell>
          <table:table-cell table:formula="of:=[.E150]/10" office:value-type="float" office:value="0.000006717" calcext:value-type="float">
            <text:p>0.000006717</text:p>
          </table:table-cell>
          <table:table-cell table:style-name="Default" table:formula="of:=(([.F150]+3)/100)*[.M150]" office:value-type="float" office:value="0.000000315699" calcext:value-type="float">
            <text:p>3.15699E-00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50" calcext:value-type="float">
            <text:p>50</text:p>
          </table:table-cell>
          <table:table-cell office:value-type="float" office:value="0.00002693" calcext:value-type="float">
            <text:p>2.693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51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4687" calcext:value-type="float">
            <text:p>0.4687</text:p>
          </table:table-cell>
          <table:table-cell office:value-type="float" office:value="50" calcext:value-type="float">
            <text:p>50</text:p>
          </table:table-cell>
          <table:table-cell table:formula="of:=[.E151]/10" office:value-type="float" office:value="0.000002693" calcext:value-type="float">
            <text:p>0.000002693</text:p>
          </table:table-cell>
          <table:table-cell table:style-name="Default" table:formula="of:=(([.F151]+3)/100)*[.M151]" office:value-type="float" office:value="0.000000129264" calcext:value-type="float">
            <text:p>1.29264E-00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55" calcext:value-type="float">
            <text:p>55</text:p>
          </table:table-cell>
          <table:table-cell office:value-type="float" office:value="0.0000112" calcext:value-type="float">
            <text:p>1.120E-005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52]*(PI()/180))/2)^2/0.0389" office:value-type="float" office:value="2.16713848372705" calcext:value-type="float">
            <text:p>2.1671384837</text:p>
          </table:table-cell>
          <table:table-cell table:number-columns-repeated="2"/>
          <table:table-cell office:value-type="float" office:value="0.4687" calcext:value-type="float">
            <text:p>0.4687</text:p>
          </table:table-cell>
          <table:table-cell office:value-type="float" office:value="55" calcext:value-type="float">
            <text:p>55</text:p>
          </table:table-cell>
          <table:table-cell table:formula="of:=[.E152]/10" office:value-type="float" office:value="0.00000112" calcext:value-type="float">
            <text:p>0.00000112</text:p>
          </table:table-cell>
          <table:table-cell table:style-name="Default" table:formula="of:=(([.F152]+3)/100)*[.M152]" office:value-type="float" office:value="0.00000005264" calcext:value-type="float">
            <text:p>5.264E-00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60" calcext:value-type="float">
            <text:p>60</text:p>
          </table:table-cell>
          <table:table-cell office:value-type="float" office:value="0.000004832" calcext:value-type="float">
            <text:p>4.832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53]*(PI()/180))/2)^2/0.0389" office:value-type="float" office:value="2.54106323907455" calcext:value-type="float">
            <text:p>2.5410632391</text:p>
          </table:table-cell>
          <table:table-cell table:number-columns-repeated="2"/>
          <table:table-cell office:value-type="float" office:value="0.4687" calcext:value-type="float">
            <text:p>0.4687</text:p>
          </table:table-cell>
          <table:table-cell office:value-type="float" office:value="60" calcext:value-type="float">
            <text:p>60</text:p>
          </table:table-cell>
          <table:table-cell table:formula="of:=[.E153]/10" office:value-type="float" office:value="0.0000004832" calcext:value-type="float">
            <text:p>4.832E-007</text:p>
          </table:table-cell>
          <table:table-cell table:style-name="Default" table:formula="of:=(([.F153]+3)/100)*[.M153]" office:value-type="float" office:value="0.0000000227104" calcext:value-type="float">
            <text:p>2.27104E-00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65" calcext:value-type="float">
            <text:p>65</text:p>
          </table:table-cell>
          <table:table-cell office:value-type="float" office:value="0.000002267" calcext:value-type="float">
            <text:p>2.267E-006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4*([.C$8]/1000)^2*SIN(([.D154]*(PI()/180))/2)^2/0.0389" office:value-type="float" office:value="2.93432702000734" calcext:value-type="float">
            <text:p>2.93432702</text:p>
          </table:table-cell>
          <table:table-cell table:number-columns-repeated="2"/>
          <table:table-cell office:value-type="float" office:value="0.4687" calcext:value-type="float">
            <text:p>0.4687</text:p>
          </table:table-cell>
          <table:table-cell office:value-type="float" office:value="65" calcext:value-type="float">
            <text:p>65</text:p>
          </table:table-cell>
          <table:table-cell table:formula="of:=[.E154]/10" office:value-type="float" office:value="0.0000002267" calcext:value-type="float">
            <text:p>2.267E-007</text:p>
          </table:table-cell>
          <table:table-cell table:style-name="Default" table:formula="of:=(([.F154]+3)/100)*[.M154]" office:value-type="float" office:value="0.0000000111083" calcext:value-type="float">
            <text:p>1.11083E-00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82" calcext:value-type="float">
            <text:p>82</text:p>
          </table:table-cell>
          <table:table-cell office:value-type="float" office:value="0.0000001665" calcext:value-type="float">
            <text:p>1.665E-007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4*([.C$8]/1000)^2*SIN(([.D155]*(PI()/180))/2)^2/0.0389" office:value-type="float" office:value="4.37483117671383" calcext:value-type="float">
            <text:p>4.3748311767</text:p>
          </table:table-cell>
          <table:table-cell table:number-columns-repeated="2"/>
          <table:table-cell office:value-type="float" office:value="0.4687" calcext:value-type="float">
            <text:p>0.4687</text:p>
          </table:table-cell>
          <table:table-cell office:value-type="float" office:value="82" calcext:value-type="float">
            <text:p>82</text:p>
          </table:table-cell>
          <table:table-cell table:formula="of:=[.E155]/10" office:value-type="float" office:value="0.00000001665" calcext:value-type="float">
            <text:p>1.665E-008</text:p>
          </table:table-cell>
          <table:table-cell table:style-name="Default" table:formula="of:=(([.F155]+3)/100)*[.M155]" office:value-type="float" office:value="0.0000000011988" calcext:value-type="float">
            <text:p>1.1988E-00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90" calcext:value-type="float">
            <text:p>90</text:p>
          </table:table-cell>
          <table:table-cell office:value-type="float" office:value="0.00000006526" calcext:value-type="float">
            <text:p>6.526E-008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4*([.C$8]/1000)^2*SIN(([.D156]*(PI()/180))/2)^2/0.0389" office:value-type="float" office:value="5.0821264781491" calcext:value-type="float">
            <text:p>5.0821264781</text:p>
          </table:table-cell>
          <table:table-cell table:number-columns-repeated="2"/>
          <table:table-cell office:value-type="float" office:value="0.4687" calcext:value-type="float">
            <text:p>0.4687</text:p>
          </table:table-cell>
          <table:table-cell office:value-type="float" office:value="90" calcext:value-type="float">
            <text:p>90</text:p>
          </table:table-cell>
          <table:table-cell table:formula="of:=[.E156]/10" office:value-type="float" office:value="0.000000006526" calcext:value-type="float">
            <text:p>6.526E-009</text:p>
          </table:table-cell>
          <table:table-cell table:style-name="Default" table:formula="of:=(([.F156]+3)/100)*[.M156]" office:value-type="float" office:value="0.000000000430716" calcext:value-type="float">
            <text:p>4.30716E-01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22" calcext:value-type="float">
            <text:p>2.200E-008</text:p>
          </table:table-cell>
          <table:table-cell office:value-type="float" office:value="4.8" calcext:value-type="float">
            <text:p>4.8</text:p>
          </table:table-cell>
          <table:table-cell/>
          <table:table-cell table:formula="of:=4*([.C$8]/1000)^2*SIN(([.D157]*(PI()/180))/2)^2/0.0389" office:value-type="float" office:value="5.96462847975254" calcext:value-type="float">
            <text:p>5.9646284798</text:p>
          </table:table-cell>
          <table:table-cell table:number-columns-repeated="2"/>
          <table:table-cell office:value-type="float" office:value="0.4687" calcext:value-type="float">
            <text:p>0.4687</text:p>
          </table:table-cell>
          <table:table-cell office:value-type="float" office:value="100" calcext:value-type="float">
            <text:p>100</text:p>
          </table:table-cell>
          <table:table-cell table:formula="of:=[.E157]/10" office:value-type="float" office:value="0.0000000022" calcext:value-type="float">
            <text:p>2.2E-009</text:p>
          </table:table-cell>
          <table:table-cell table:style-name="Default" table:formula="of:=(([.F157]+3)/100)*[.M157]" office:value-type="float" office:value="0.0000000001716" calcext:value-type="float">
            <text:p>1.716E-01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3602" calcext:value-type="float">
            <text:p>3.602E-010</text:p>
          </table:table-cell>
          <table:table-cell office:value-type="float" office:value="10.2" calcext:value-type="float">
            <text:p>10.2</text:p>
          </table:table-cell>
          <table:table-cell/>
          <table:table-cell table:formula="of:=4*([.C$8]/1000)^2*SIN(([.D158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4687" calcext:value-type="float">
            <text:p>0.4687</text:p>
          </table:table-cell>
          <table:table-cell office:value-type="float" office:value="155" calcext:value-type="float">
            <text:p>155</text:p>
          </table:table-cell>
          <table:table-cell table:formula="of:=[.E158]/10" office:value-type="float" office:value="0.00000000003602" calcext:value-type="float">
            <text:p>3.602E-011</text:p>
          </table:table-cell>
          <table:table-cell table:style-name="Default" table:formula="of:=(([.F158]+3)/100)*[.M158]" office:value-type="float" office:value="0.00000000000475464" calcext:value-type="float">
            <text:p>4.75464E-01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30" calcext:value-type="float">
            <text:p>30</text:p>
          </table:table-cell>
          <table:table-cell office:value-type="float" office:value="0.000867" calcext:value-type="float">
            <text:p>8.670E-004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59]*(PI()/180))/2)^2/0.0389" office:value-type="float" office:value="0.680875842826438" calcext:value-type="float">
            <text:p>0.6808758428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30" calcext:value-type="float">
            <text:p>30</text:p>
          </table:table-cell>
          <table:table-cell table:formula="of:=[.E159]/10" office:value-type="float" office:value="0.0000867" calcext:value-type="float">
            <text:p>0.0000867</text:p>
          </table:table-cell>
          <table:table-cell table:style-name="Default" table:formula="of:=(([.F159]+3)/100)*[.M159]" office:value-type="float" office:value="0.0000039015" calcext:value-type="float">
            <text:p>3.9015E-00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40" calcext:value-type="float">
            <text:p>40</text:p>
          </table:table-cell>
          <table:table-cell office:value-type="float" office:value="0.000103" calcext:value-type="float">
            <text:p>1.030E-004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60]*(PI()/180))/2)^2/0.0389" office:value-type="float" office:value="1.18899173033516" calcext:value-type="float">
            <text:p>1.1889917303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40" calcext:value-type="float">
            <text:p>40</text:p>
          </table:table-cell>
          <table:table-cell table:formula="of:=[.E160]/10" office:value-type="float" office:value="0.0000103" calcext:value-type="float">
            <text:p>0.0000103</text:p>
          </table:table-cell>
          <table:table-cell table:style-name="Default" table:formula="of:=(([.F160]+3)/100)*[.M160]" office:value-type="float" office:value="0.0000004635" calcext:value-type="float">
            <text:p>4.635E-00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45" calcext:value-type="float">
            <text:p>45</text:p>
          </table:table-cell>
          <table:table-cell office:value-type="float" office:value="0.00003752" calcext:value-type="float">
            <text:p>3.752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61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45" calcext:value-type="float">
            <text:p>45</text:p>
          </table:table-cell>
          <table:table-cell table:formula="of:=[.E161]/10" office:value-type="float" office:value="0.000003752" calcext:value-type="float">
            <text:p>0.000003752</text:p>
          </table:table-cell>
          <table:table-cell table:style-name="Default" table:formula="of:=(([.F161]+3)/100)*[.M161]" office:value-type="float" office:value="0.000000172592" calcext:value-type="float">
            <text:p>1.72592E-00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0" calcext:value-type="float">
            <text:p>50</text:p>
          </table:table-cell>
          <table:table-cell office:value-type="float" office:value="0.0000144" calcext:value-type="float">
            <text:p>1.440E-005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62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50" calcext:value-type="float">
            <text:p>50</text:p>
          </table:table-cell>
          <table:table-cell table:formula="of:=[.E162]/10" office:value-type="float" office:value="0.00000144" calcext:value-type="float">
            <text:p>0.00000144</text:p>
          </table:table-cell>
          <table:table-cell table:style-name="Default" table:formula="of:=(([.F162]+3)/100)*[.M162]" office:value-type="float" office:value="0.0000000648" calcext:value-type="float">
            <text:p>6.48E-00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4" calcext:value-type="float">
            <text:p>54</text:p>
          </table:table-cell>
          <table:table-cell office:value-type="float" office:value="0.000006789" calcext:value-type="float">
            <text:p>6.789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63]*(PI()/180))/2)^2/0.0389" office:value-type="float" office:value="2.09492748400797" calcext:value-type="float">
            <text:p>2.094927484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54" calcext:value-type="float">
            <text:p>54</text:p>
          </table:table-cell>
          <table:table-cell table:formula="of:=[.E163]/10" office:value-type="float" office:value="0.0000006789" calcext:value-type="float">
            <text:p>6.789E-007</text:p>
          </table:table-cell>
          <table:table-cell table:style-name="Default" table:formula="of:=(([.F163]+3)/100)*[.M163]" office:value-type="float" office:value="0.0000000312294" calcext:value-type="float">
            <text:p>3.12294E-00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5" calcext:value-type="float">
            <text:p>55</text:p>
          </table:table-cell>
          <table:table-cell office:value-type="float" office:value="0.00000563" calcext:value-type="float">
            <text:p>5.630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64]*(PI()/180))/2)^2/0.0389" office:value-type="float" office:value="2.16713848372705" calcext:value-type="float">
            <text:p>2.1671384837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55" calcext:value-type="float">
            <text:p>55</text:p>
          </table:table-cell>
          <table:table-cell table:formula="of:=[.E164]/10" office:value-type="float" office:value="0.000000563" calcext:value-type="float">
            <text:p>0.000000563</text:p>
          </table:table-cell>
          <table:table-cell table:style-name="Default" table:formula="of:=(([.F164]+3)/100)*[.M164]" office:value-type="float" office:value="0.000000025898" calcext:value-type="float">
            <text:p>2.5898E-00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60" calcext:value-type="float">
            <text:p>60</text:p>
          </table:table-cell>
          <table:table-cell office:value-type="float" office:value="0.000002328" calcext:value-type="float">
            <text:p>2.328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65]*(PI()/180))/2)^2/0.0389" office:value-type="float" office:value="2.54106323907455" calcext:value-type="float">
            <text:p>2.5410632391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60" calcext:value-type="float">
            <text:p>60</text:p>
          </table:table-cell>
          <table:table-cell table:formula="of:=[.E165]/10" office:value-type="float" office:value="0.0000002328" calcext:value-type="float">
            <text:p>2.328E-007</text:p>
          </table:table-cell>
          <table:table-cell table:style-name="Default" table:formula="of:=(([.F165]+3)/100)*[.M165]" office:value-type="float" office:value="0.0000000107088" calcext:value-type="float">
            <text:p>1.07088E-00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6751" calcext:value-type="float">
            <text:p>6.751E-011</text:p>
          </table:table-cell>
          <table:table-cell office:value-type="float" office:value="23.2" calcext:value-type="float">
            <text:p>23.2</text:p>
          </table:table-cell>
          <table:table-cell/>
          <table:table-cell table:formula="of:=4*([.C$8]/1000)^2*SIN(([.D166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155" calcext:value-type="float">
            <text:p>155</text:p>
          </table:table-cell>
          <table:table-cell table:formula="of:=[.E166]/10" office:value-type="float" office:value="0.000000000006751" calcext:value-type="float">
            <text:p>6.751E-012</text:p>
          </table:table-cell>
          <table:table-cell table:style-name="Default" table:formula="of:=(([.F166]+3)/100)*[.M166]" office:value-type="float" office:value="0.000000000001768762" calcext:value-type="float">
            <text:p>1.768762E-01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40" calcext:value-type="float">
            <text:p>40</text:p>
          </table:table-cell>
          <table:table-cell office:value-type="float" office:value="0.0001031" calcext:value-type="float">
            <text:p>1.031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67]*(PI()/180))/2)^2/0.0389" office:value-type="float" office:value="1.18899173033516" calcext:value-type="float">
            <text:p>1.1889917303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40" calcext:value-type="float">
            <text:p>40</text:p>
          </table:table-cell>
          <table:table-cell table:formula="of:=[.E167]/10" office:value-type="float" office:value="0.00001031" calcext:value-type="float">
            <text:p>0.00001031</text:p>
          </table:table-cell>
          <table:table-cell table:style-name="Default" table:formula="of:=(([.F167]+3)/100)*[.M167]" office:value-type="float" office:value="0.00000047426" calcext:value-type="float">
            <text:p>4.7426E-00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45" calcext:value-type="float">
            <text:p>45</text:p>
          </table:table-cell>
          <table:table-cell office:value-type="float" office:value="0.0000382" calcext:value-type="float">
            <text:p>3.820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68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45" calcext:value-type="float">
            <text:p>45</text:p>
          </table:table-cell>
          <table:table-cell table:formula="of:=[.E168]/10" office:value-type="float" office:value="0.00000382" calcext:value-type="float">
            <text:p>0.00000382</text:p>
          </table:table-cell>
          <table:table-cell table:style-name="Default" table:formula="of:=(([.F168]+3)/100)*[.M168]" office:value-type="float" office:value="0.00000017572" calcext:value-type="float">
            <text:p>1.7572E-00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0" calcext:value-type="float">
            <text:p>50</text:p>
          </table:table-cell>
          <table:table-cell office:value-type="float" office:value="0.0000142" calcext:value-type="float">
            <text:p>1.420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69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50" calcext:value-type="float">
            <text:p>50</text:p>
          </table:table-cell>
          <table:table-cell table:formula="of:=[.E169]/10" office:value-type="float" office:value="0.00000142" calcext:value-type="float">
            <text:p>0.00000142</text:p>
          </table:table-cell>
          <table:table-cell table:style-name="Default" table:formula="of:=(([.F169]+3)/100)*[.M169]" office:value-type="float" office:value="0.00000006532" calcext:value-type="float">
            <text:p>6.532E-00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5" calcext:value-type="float">
            <text:p>55</text:p>
          </table:table-cell>
          <table:table-cell office:value-type="float" office:value="0.000005536" calcext:value-type="float">
            <text:p>5.536E-006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70]*(PI()/180))/2)^2/0.0389" office:value-type="float" office:value="2.16713848372705" calcext:value-type="float">
            <text:p>2.1671384837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55" calcext:value-type="float">
            <text:p>55</text:p>
          </table:table-cell>
          <table:table-cell table:formula="of:=[.E170]/10" office:value-type="float" office:value="0.0000005536" calcext:value-type="float">
            <text:p>5.536E-007</text:p>
          </table:table-cell>
          <table:table-cell table:style-name="Default" table:formula="of:=(([.F170]+3)/100)*[.M170]" office:value-type="float" office:value="0.0000000265728" calcext:value-type="float">
            <text:p>2.65728E-00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60" calcext:value-type="float">
            <text:p>60</text:p>
          </table:table-cell>
          <table:table-cell office:value-type="float" office:value="0.000002202" calcext:value-type="float">
            <text:p>2.202E-006</text:p>
          </table:table-cell>
          <table:table-cell office:value-type="float" office:value="2.4" calcext:value-type="float">
            <text:p>2.4</text:p>
          </table:table-cell>
          <table:table-cell/>
          <table:table-cell table:formula="of:=4*([.C$8]/1000)^2*SIN(([.D171]*(PI()/180))/2)^2/0.0389" office:value-type="float" office:value="2.54106323907455" calcext:value-type="float">
            <text:p>2.5410632391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60" calcext:value-type="float">
            <text:p>60</text:p>
          </table:table-cell>
          <table:table-cell table:formula="of:=[.E171]/10" office:value-type="float" office:value="0.0000002202" calcext:value-type="float">
            <text:p>2.202E-007</text:p>
          </table:table-cell>
          <table:table-cell table:style-name="Default" table:formula="of:=(([.F171]+3)/100)*[.M171]" office:value-type="float" office:value="0.0000000118908" calcext:value-type="float">
            <text:p>1.18908E-00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65" calcext:value-type="float">
            <text:p>65</text:p>
          </table:table-cell>
          <table:table-cell office:value-type="float" office:value="0.0000009513" calcext:value-type="float">
            <text:p>9.513E-007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4*([.C$8]/1000)^2*SIN(([.D172]*(PI()/180))/2)^2/0.0389" office:value-type="float" office:value="2.93432702000734" calcext:value-type="float">
            <text:p>2.93432702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65" calcext:value-type="float">
            <text:p>65</text:p>
          </table:table-cell>
          <table:table-cell table:formula="of:=[.E172]/10" office:value-type="float" office:value="0.00000009513" calcext:value-type="float">
            <text:p>9.513E-008</text:p>
          </table:table-cell>
          <table:table-cell table:style-name="Default" table:formula="of:=(([.F172]+3)/100)*[.M172]" office:value-type="float" office:value="0.00000000523215" calcext:value-type="float">
            <text:p>5.23215E-00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82" calcext:value-type="float">
            <text:p>82</text:p>
          </table:table-cell>
          <table:table-cell office:value-type="float" office:value="0.00000006949" calcext:value-type="float">
            <text:p>6.949E-008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73]*(PI()/180))/2)^2/0.0389" office:value-type="float" office:value="4.37483117671383" calcext:value-type="float">
            <text:p>4.3748311767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82" calcext:value-type="float">
            <text:p>82</text:p>
          </table:table-cell>
          <table:table-cell table:formula="of:=[.E173]/10" office:value-type="float" office:value="0.000000006949" calcext:value-type="float">
            <text:p>6.949E-009</text:p>
          </table:table-cell>
          <table:table-cell table:style-name="Default" table:formula="of:=(([.F173]+3)/100)*[.M173]" office:value-type="float" office:value="0.000000000451685" calcext:value-type="float">
            <text:p>4.51685E-01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90" calcext:value-type="float">
            <text:p>90</text:p>
          </table:table-cell>
          <table:table-cell office:value-type="float" office:value="0.00000002114" calcext:value-type="float">
            <text:p>2.114E-008</text:p>
          </table:table-cell>
          <table:table-cell office:value-type="float" office:value="4.1" calcext:value-type="float">
            <text:p>4.1</text:p>
          </table:table-cell>
          <table:table-cell/>
          <table:table-cell table:formula="of:=4*([.C$8]/1000)^2*SIN(([.D174]*(PI()/180))/2)^2/0.0389" office:value-type="float" office:value="5.0821264781491" calcext:value-type="float">
            <text:p>5.0821264781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90" calcext:value-type="float">
            <text:p>90</text:p>
          </table:table-cell>
          <table:table-cell table:formula="of:=[.E174]/10" office:value-type="float" office:value="0.000000002114" calcext:value-type="float">
            <text:p>2.114E-009</text:p>
          </table:table-cell>
          <table:table-cell table:style-name="Default" table:formula="of:=(([.F174]+3)/100)*[.M174]" office:value-type="float" office:value="0.000000000150094" calcext:value-type="float">
            <text:p>1.50094E-01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6417" calcext:value-type="float">
            <text:p>6.417E-009</text:p>
          </table:table-cell>
          <table:table-cell office:value-type="float" office:value="5.7" calcext:value-type="float">
            <text:p>5.7</text:p>
          </table:table-cell>
          <table:table-cell/>
          <table:table-cell table:formula="of:=4*([.C$8]/1000)^2*SIN(([.D175]*(PI()/180))/2)^2/0.0389" office:value-type="float" office:value="5.96462847975254" calcext:value-type="float">
            <text:p>5.9646284798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100" calcext:value-type="float">
            <text:p>100</text:p>
          </table:table-cell>
          <table:table-cell table:formula="of:=[.E175]/10" office:value-type="float" office:value="0.0000000006417" calcext:value-type="float">
            <text:p>6.417E-010</text:p>
          </table:table-cell>
          <table:table-cell table:style-name="Default" table:formula="of:=(([.F175]+3)/100)*[.M175]" office:value-type="float" office:value="0.0000000000558279" calcext:value-type="float">
            <text:p>5.58279E-01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7831" calcext:value-type="float">
            <text:p>7.831E-011</text:p>
          </table:table-cell>
          <table:table-cell office:value-type="float" office:value="21.4" calcext:value-type="float">
            <text:p>21.4</text:p>
          </table:table-cell>
          <table:table-cell/>
          <table:table-cell table:formula="of:=4*([.C$8]/1000)^2*SIN(([.D176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155" calcext:value-type="float">
            <text:p>155</text:p>
          </table:table-cell>
          <table:table-cell table:formula="of:=[.E176]/10" office:value-type="float" office:value="0.000000000007831" calcext:value-type="float">
            <text:p>7.831E-012</text:p>
          </table:table-cell>
          <table:table-cell table:style-name="Default" table:formula="of:=(([.F176]+3)/100)*[.M176]" office:value-type="float" office:value="0.000000000001910764" calcext:value-type="float">
            <text:p>1.910764E-01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28.9" calcext:value-type="float">
            <text:p>528.9</text:p>
          </table:table-cell>
          <table:table-cell office:value-type="float" office:value="45" calcext:value-type="float">
            <text:p>45</text:p>
          </table:table-cell>
          <table:table-cell office:value-type="float" office:value="0.00002772" calcext:value-type="float">
            <text:p>2.772E-005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77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5289" calcext:value-type="float">
            <text:p>0.5289</text:p>
          </table:table-cell>
          <table:table-cell office:value-type="float" office:value="45" calcext:value-type="float">
            <text:p>45</text:p>
          </table:table-cell>
          <table:table-cell table:formula="of:=[.E177]/10" office:value-type="float" office:value="0.000002772" calcext:value-type="float">
            <text:p>0.000002772</text:p>
          </table:table-cell>
          <table:table-cell table:style-name="Default" table:formula="of:=(([.F177]+3)/100)*[.M177]" office:value-type="float" office:value="0.000000130284" calcext:value-type="float">
            <text:p>1.30284E-00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28.9" calcext:value-type="float">
            <text:p>528.9</text:p>
          </table:table-cell>
          <table:table-cell office:value-type="float" office:value="50" calcext:value-type="float">
            <text:p>50</text:p>
          </table:table-cell>
          <table:table-cell office:value-type="float" office:value="0.00001036" calcext:value-type="float">
            <text:p>1.036E-005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78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5289" calcext:value-type="float">
            <text:p>0.5289</text:p>
          </table:table-cell>
          <table:table-cell office:value-type="float" office:value="50" calcext:value-type="float">
            <text:p>50</text:p>
          </table:table-cell>
          <table:table-cell table:formula="of:=[.E178]/10" office:value-type="float" office:value="0.000001036" calcext:value-type="float">
            <text:p>0.000001036</text:p>
          </table:table-cell>
          <table:table-cell table:style-name="Default" table:formula="of:=(([.F178]+3)/100)*[.M178]" office:value-type="float" office:value="0.00000004662" calcext:value-type="float">
            <text:p>4.662E-00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28.9" calcext:value-type="float">
            <text:p>528.9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3366" calcext:value-type="float">
            <text:p>3.366E-011</text:p>
          </table:table-cell>
          <table:table-cell office:value-type="float" office:value="33.3" calcext:value-type="float">
            <text:p>33.3</text:p>
          </table:table-cell>
          <table:table-cell/>
          <table:table-cell table:formula="of:=4*([.C$8]/1000)^2*SIN(([.D179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5289" calcext:value-type="float">
            <text:p>0.5289</text:p>
          </table:table-cell>
          <table:table-cell office:value-type="float" office:value="155" calcext:value-type="float">
            <text:p>155</text:p>
          </table:table-cell>
          <table:table-cell table:formula="of:=[.E179]/10" office:value-type="float" office:value="0.000000000003366" calcext:value-type="float">
            <text:p>3.366E-012</text:p>
          </table:table-cell>
          <table:table-cell table:style-name="Default" table:formula="of:=(([.F179]+3)/100)*[.M179]" office:value-type="float" office:value="0.000000000001221858" calcext:value-type="float">
            <text:p>1.221858E-01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38.6" calcext:value-type="float">
            <text:p>538.6</text:p>
          </table:table-cell>
          <table:table-cell office:value-type="float" office:value="30" calcext:value-type="float">
            <text:p>30</text:p>
          </table:table-cell>
          <table:table-cell office:value-type="float" office:value="0.0006671" calcext:value-type="float">
            <text:p>6.671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80]*(PI()/180))/2)^2/0.0389" office:value-type="float" office:value="0.680875842826438" calcext:value-type="float">
            <text:p>0.6808758428</text:p>
          </table:table-cell>
          <table:table-cell table:number-columns-repeated="2"/>
          <table:table-cell office:value-type="float" office:value="0.5386" calcext:value-type="float">
            <text:p>0.5386</text:p>
          </table:table-cell>
          <table:table-cell office:value-type="float" office:value="30" calcext:value-type="float">
            <text:p>30</text:p>
          </table:table-cell>
          <table:table-cell table:formula="of:=[.E180]/10" office:value-type="float" office:value="0.00006671" calcext:value-type="float">
            <text:p>0.00006671</text:p>
          </table:table-cell>
          <table:table-cell table:style-name="Default" table:formula="of:=(([.F180]+3)/100)*[.M180]" office:value-type="float" office:value="0.00000306866" calcext:value-type="float">
            <text:p>3.06866E-00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002116" calcext:value-type="float">
            <text:p>2.116E-004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81]*(PI()/180))/2)^2/0.0389" office:value-type="float" office:value="0.91909218423805" calcext:value-type="float">
            <text:p>0.9190921842</text:p>
          </table:table-cell>
          <table:table-cell table:number-columns-repeated="2"/>
          <table:table-cell office:value-type="float" office:value="0.5386" calcext:value-type="float">
            <text:p>0.5386</text:p>
          </table:table-cell>
          <table:table-cell office:value-type="float" office:value="35" calcext:value-type="float">
            <text:p>35</text:p>
          </table:table-cell>
          <table:table-cell table:formula="of:=[.E181]/10" office:value-type="float" office:value="0.00002116" calcext:value-type="float">
            <text:p>0.00002116</text:p>
          </table:table-cell>
          <table:table-cell table:style-name="Default" table:formula="of:=(([.F181]+3)/100)*[.M181]" office:value-type="float" office:value="0.00000101568" calcext:value-type="float">
            <text:p>1.01568E-00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0706" calcext:value-type="float">
            <text:p>7.060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82]*(PI()/180))/2)^2/0.0389" office:value-type="float" office:value="1.18899173033516" calcext:value-type="float">
            <text:p>1.1889917303</text:p>
          </table:table-cell>
          <table:table-cell table:number-columns-repeated="2"/>
          <table:table-cell office:value-type="float" office:value="0.5386" calcext:value-type="float">
            <text:p>0.5386</text:p>
          </table:table-cell>
          <table:table-cell office:value-type="float" office:value="40" calcext:value-type="float">
            <text:p>40</text:p>
          </table:table-cell>
          <table:table-cell table:formula="of:=[.E182]/10" office:value-type="float" office:value="0.00000706" calcext:value-type="float">
            <text:p>0.00000706</text:p>
          </table:table-cell>
          <table:table-cell table:style-name="Default" table:formula="of:=(([.F182]+3)/100)*[.M182]" office:value-type="float" office:value="0.00000033888" calcext:value-type="float">
            <text:p>3.3888E-00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02394" calcext:value-type="float">
            <text:p>2.394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83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5386" calcext:value-type="float">
            <text:p>0.5386</text:p>
          </table:table-cell>
          <table:table-cell office:value-type="float" office:value="45" calcext:value-type="float">
            <text:p>45</text:p>
          </table:table-cell>
          <table:table-cell table:formula="of:=[.E183]/10" office:value-type="float" office:value="0.000002394" calcext:value-type="float">
            <text:p>0.000002394</text:p>
          </table:table-cell>
          <table:table-cell table:style-name="Default" table:formula="of:=(([.F183]+3)/100)*[.M183]" office:value-type="float" office:value="0.000000110124" calcext:value-type="float">
            <text:p>1.10124E-00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8709" calcext:value-type="float">
            <text:p>8.709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84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5386" calcext:value-type="float">
            <text:p>0.5386</text:p>
          </table:table-cell>
          <table:table-cell office:value-type="float" office:value="50" calcext:value-type="float">
            <text:p>50</text:p>
          </table:table-cell>
          <table:table-cell table:formula="of:=[.E184]/10" office:value-type="float" office:value="0.0000008709" calcext:value-type="float">
            <text:p>8.709E-007</text:p>
          </table:table-cell>
          <table:table-cell table:style-name="Default" table:formula="of:=(([.F184]+3)/100)*[.M184]" office:value-type="float" office:value="0.0000000400614" calcext:value-type="float">
            <text:p>4.00614E-00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03247" calcext:value-type="float">
            <text:p>3.247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85]*(PI()/180))/2)^2/0.0389" office:value-type="float" office:value="2.16713848372705" calcext:value-type="float">
            <text:p>2.1671384837</text:p>
          </table:table-cell>
          <table:table-cell table:number-columns-repeated="2"/>
          <table:table-cell office:value-type="float" office:value="0.5386" calcext:value-type="float">
            <text:p>0.5386</text:p>
          </table:table-cell>
          <table:table-cell office:value-type="float" office:value="55" calcext:value-type="float">
            <text:p>55</text:p>
          </table:table-cell>
          <table:table-cell table:formula="of:=[.E185]/10" office:value-type="float" office:value="0.0000003247" calcext:value-type="float">
            <text:p>3.247E-007</text:p>
          </table:table-cell>
          <table:table-cell table:style-name="Default" table:formula="of:=(([.F185]+3)/100)*[.M185]" office:value-type="float" office:value="0.0000000152609" calcext:value-type="float">
            <text:p>1.52609E-00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01283" calcext:value-type="float">
            <text:p>1.283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86]*(PI()/180))/2)^2/0.0389" office:value-type="float" office:value="2.54106323907455" calcext:value-type="float">
            <text:p>2.5410632391</text:p>
          </table:table-cell>
          <table:table-cell table:number-columns-repeated="2"/>
          <table:table-cell office:value-type="float" office:value="0.5386" calcext:value-type="float">
            <text:p>0.5386</text:p>
          </table:table-cell>
          <table:table-cell office:value-type="float" office:value="60" calcext:value-type="float">
            <text:p>60</text:p>
          </table:table-cell>
          <table:table-cell table:formula="of:=[.E186]/10" office:value-type="float" office:value="0.0000001283" calcext:value-type="float">
            <text:p>1.283E-007</text:p>
          </table:table-cell>
          <table:table-cell table:style-name="Default" table:formula="of:=(([.F186]+3)/100)*[.M186]" office:value-type="float" office:value="0.0000000060301" calcext:value-type="float">
            <text:p>0.00000000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0005258" calcext:value-type="float">
            <text:p>5.258E-007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4*([.C$8]/1000)^2*SIN(([.D187]*(PI()/180))/2)^2/0.0389" office:value-type="float" office:value="2.93432702000734" calcext:value-type="float">
            <text:p>2.93432702</text:p>
          </table:table-cell>
          <table:table-cell table:number-columns-repeated="2"/>
          <table:table-cell office:value-type="float" office:value="0.5386" calcext:value-type="float">
            <text:p>0.5386</text:p>
          </table:table-cell>
          <table:table-cell office:value-type="float" office:value="65" calcext:value-type="float">
            <text:p>65</text:p>
          </table:table-cell>
          <table:table-cell table:formula="of:=[.E187]/10" office:value-type="float" office:value="0.00000005258" calcext:value-type="float">
            <text:p>5.258E-008</text:p>
          </table:table-cell>
          <table:table-cell table:style-name="Default" table:formula="of:=(([.F187]+3)/100)*[.M187]" office:value-type="float" office:value="0.00000000257642" calcext:value-type="float">
            <text:p>2.57642E-009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00335" calcext:value-type="float">
            <text:p>3.350E-008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88]*(PI()/180))/2)^2/0.0389" office:value-type="float" office:value="4.37483117671383" calcext:value-type="float">
            <text:p>4.3748311767</text:p>
          </table:table-cell>
          <table:table-cell table:number-columns-repeated="2"/>
          <table:table-cell office:value-type="float" office:value="0.5386" calcext:value-type="float">
            <text:p>0.5386</text:p>
          </table:table-cell>
          <table:table-cell office:value-type="float" office:value="82" calcext:value-type="float">
            <text:p>82</text:p>
          </table:table-cell>
          <table:table-cell table:formula="of:=[.E188]/10" office:value-type="float" office:value="0.00000000335" calcext:value-type="float">
            <text:p>3.35E-009</text:p>
          </table:table-cell>
          <table:table-cell table:style-name="Default" table:formula="of:=(([.F188]+3)/100)*[.M188]" office:value-type="float" office:value="0.00000000021775" calcext:value-type="float">
            <text:p>2.1775E-010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00009029" calcext:value-type="float">
            <text:p>9.029E-009</text:p>
          </table:table-cell>
          <table:table-cell office:value-type="float" office:value="9.4" calcext:value-type="float">
            <text:p>9.4</text:p>
          </table:table-cell>
          <table:table-cell/>
          <table:table-cell table:formula="of:=4*([.C$8]/1000)^2*SIN(([.D189]*(PI()/180))/2)^2/0.0389" office:value-type="float" office:value="5.0821264781491" calcext:value-type="float">
            <text:p>5.0821264781</text:p>
          </table:table-cell>
          <table:table-cell table:number-columns-repeated="2"/>
          <table:table-cell office:value-type="float" office:value="0.5386" calcext:value-type="float">
            <text:p>0.5386</text:p>
          </table:table-cell>
          <table:table-cell office:value-type="float" office:value="90" calcext:value-type="float">
            <text:p>90</text:p>
          </table:table-cell>
          <table:table-cell table:formula="of:=[.E189]/10" office:value-type="float" office:value="0.0000000009029" calcext:value-type="float">
            <text:p>9.029E-010</text:p>
          </table:table-cell>
          <table:table-cell table:style-name="Default" table:formula="of:=(([.F189]+3)/100)*[.M189]" office:value-type="float" office:value="0.0000000001119596" calcext:value-type="float">
            <text:p>1.119596E-010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0002678" calcext:value-type="float">
            <text:p>2.678E-009</text:p>
          </table:table-cell>
          <table:table-cell office:value-type="float" office:value="9.6" calcext:value-type="float">
            <text:p>9.6</text:p>
          </table:table-cell>
          <table:table-cell/>
          <table:table-cell table:formula="of:=4*([.C$8]/1000)^2*SIN(([.D190]*(PI()/180))/2)^2/0.0389" office:value-type="float" office:value="5.96462847975254" calcext:value-type="float">
            <text:p>5.9646284798</text:p>
          </table:table-cell>
          <table:table-cell table:number-columns-repeated="2"/>
          <table:table-cell office:value-type="float" office:value="0.5386" calcext:value-type="float">
            <text:p>0.5386</text:p>
          </table:table-cell>
          <table:table-cell office:value-type="float" office:value="100" calcext:value-type="float">
            <text:p>100</text:p>
          </table:table-cell>
          <table:table-cell table:formula="of:=[.E190]/10" office:value-type="float" office:value="0.0000000002678" calcext:value-type="float">
            <text:p>2.678E-010</text:p>
          </table:table-cell>
          <table:table-cell table:style-name="Default" table:formula="of:=(([.F190]+3)/100)*[.M190]" office:value-type="float" office:value="0.0000000000337428" calcext:value-type="float">
            <text:p>3.37428E-011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1702" calcext:value-type="float">
            <text:p>1.702E-011</text:p>
          </table:table-cell>
          <table:table-cell office:value-type="float" office:value="62.9" calcext:value-type="float">
            <text:p>62.9</text:p>
          </table:table-cell>
          <table:table-cell/>
          <table:table-cell table:formula="of:=4*([.C$8]/1000)^2*SIN(([.D191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5386" calcext:value-type="float">
            <text:p>0.5386</text:p>
          </table:table-cell>
          <table:table-cell office:value-type="float" office:value="155" calcext:value-type="float">
            <text:p>155</text:p>
          </table:table-cell>
          <table:table-cell table:formula="of:=[.E191]/10" office:value-type="float" office:value="0.000000000001702" calcext:value-type="float">
            <text:p>1.702E-012</text:p>
          </table:table-cell>
          <table:table-cell table:style-name="Default" table:formula="of:=(([.F191]+3)/100)*[.M191]" office:value-type="float" office:value="0.000000000001121618" calcext:value-type="float">
            <text:p>1.121618E-01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69" calcext:value-type="float">
            <text:p>569</text:p>
          </table:table-cell>
          <table:table-cell office:value-type="float" office:value="45" calcext:value-type="float">
            <text:p>45</text:p>
          </table:table-cell>
          <table:table-cell office:value-type="float" office:value="0.00001626" calcext:value-type="float">
            <text:p>1.626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92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569" calcext:value-type="float">
            <text:p>0.569</text:p>
          </table:table-cell>
          <table:table-cell office:value-type="float" office:value="45" calcext:value-type="float">
            <text:p>45</text:p>
          </table:table-cell>
          <table:table-cell table:formula="of:=[.E192]/10" office:value-type="float" office:value="0.000001626" calcext:value-type="float">
            <text:p>0.000001626</text:p>
          </table:table-cell>
          <table:table-cell table:style-name="Default" table:formula="of:=(([.F192]+3)/100)*[.M192]" office:value-type="float" office:value="0.000000078048" calcext:value-type="float">
            <text:p>0.00000007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5494" calcext:value-type="float">
            <text:p>5.494E-006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93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569" calcext:value-type="float">
            <text:p>0.569</text:p>
          </table:table-cell>
          <table:table-cell office:value-type="float" office:value="50" calcext:value-type="float">
            <text:p>50</text:p>
          </table:table-cell>
          <table:table-cell table:formula="of:=[.E193]/10" office:value-type="float" office:value="0.0000005494" calcext:value-type="float">
            <text:p>5.494E-007</text:p>
          </table:table-cell>
          <table:table-cell table:style-name="Default" table:formula="of:=(([.F193]+3)/100)*[.M193]" office:value-type="float" office:value="0.000000024723" calcext:value-type="float">
            <text:p>2.4723E-00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01782" calcext:value-type="float">
            <text:p>1.782E-012</text:p>
          </table:table-cell>
          <table:table-cell office:value-type="float" office:value="82.5" calcext:value-type="float">
            <text:p>82.5</text:p>
          </table:table-cell>
          <table:table-cell/>
          <table:table-cell table:formula="of:=4*([.C$8]/1000)^2*SIN(([.D194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569" calcext:value-type="float">
            <text:p>0.569</text:p>
          </table:table-cell>
          <table:table-cell office:value-type="float" office:value="155" calcext:value-type="float">
            <text:p>155</text:p>
          </table:table-cell>
          <table:table-cell table:formula="of:=[.E194]/10" office:value-type="float" office:value="0.0000000000001782" calcext:value-type="float">
            <text:p>1.782E-013</text:p>
          </table:table-cell>
          <table:table-cell table:style-name="Default" table:formula="of:=(([.F194]+3)/100)*[.M194]" office:value-type="float" office:value="0.000000000000152361" calcext:value-type="float">
            <text:p>1.52361E-01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19" calcext:value-type="float">
            <text:p>619</text:p>
          </table:table-cell>
          <table:table-cell office:value-type="float" office:value="45" calcext:value-type="float">
            <text:p>45</text:p>
          </table:table-cell>
          <table:table-cell office:value-type="float" office:value="0.000007404" calcext:value-type="float">
            <text:p>7.404E-006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95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619" calcext:value-type="float">
            <text:p>0.619</text:p>
          </table:table-cell>
          <table:table-cell office:value-type="float" office:value="45" calcext:value-type="float">
            <text:p>45</text:p>
          </table:table-cell>
          <table:table-cell table:formula="of:=[.E195]/10" office:value-type="float" office:value="0.0000007404" calcext:value-type="float">
            <text:p>7.404E-007</text:p>
          </table:table-cell>
          <table:table-cell table:style-name="Default" table:formula="of:=(([.F195]+3)/100)*[.M195]" office:value-type="float" office:value="0.000000033318" calcext:value-type="float">
            <text:p>3.3318E-00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2347" calcext:value-type="float">
            <text:p>2.347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96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619" calcext:value-type="float">
            <text:p>0.619</text:p>
          </table:table-cell>
          <table:table-cell office:value-type="float" office:value="50" calcext:value-type="float">
            <text:p>50</text:p>
          </table:table-cell>
          <table:table-cell table:formula="of:=[.E196]/10" office:value-type="float" office:value="0.0000002347" calcext:value-type="float">
            <text:p>2.347E-007</text:p>
          </table:table-cell>
          <table:table-cell table:style-name="Default" table:formula="of:=(([.F196]+3)/100)*[.M196]" office:value-type="float" office:value="0.0000000107962" calcext:value-type="float">
            <text:p>1.07962E-00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0.0000000493" calcext:value-type="float">
            <text:p>4.930E-008</text:p>
          </table:table-cell>
          <table:table-cell office:value-type="float" office:value="5.7" calcext:value-type="float">
            <text:p>5.7</text:p>
          </table:table-cell>
          <table:table-cell/>
          <table:table-cell table:formula="of:=4*([.C$8]/1000)^2*SIN(([.D197]*(PI()/180))/2)^2/0.0389" office:value-type="float" office:value="3.17832839086086" calcext:value-type="float">
            <text:p>3.1783283909</text:p>
          </table:table-cell>
          <table:table-cell table:number-columns-repeated="2"/>
          <table:table-cell office:value-type="float" office:value="0.619" calcext:value-type="float">
            <text:p>0.619</text:p>
          </table:table-cell>
          <table:table-cell office:value-type="float" office:value="68" calcext:value-type="float">
            <text:p>68</text:p>
          </table:table-cell>
          <table:table-cell table:formula="of:=[.E197]/10" office:value-type="float" office:value="0.00000000493" calcext:value-type="float">
            <text:p>4.93E-009</text:p>
          </table:table-cell>
          <table:table-cell table:style-name="Default" table:formula="of:=(([.F197]+3)/100)*[.M197]" office:value-type="float" office:value="0.00000000042891" calcext:value-type="float">
            <text:p>4.2891E-010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00000005104" calcext:value-type="float">
            <text:p>5.104E-009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4*([.C$8]/1000)^2*SIN(([.D198]*(PI()/180))/2)^2/0.0389" office:value-type="float" office:value="4.19962447654565" calcext:value-type="float">
            <text:p>4.1996244765</text:p>
          </table:table-cell>
          <table:table-cell table:number-columns-repeated="2"/>
          <table:table-cell office:value-type="float" office:value="0.619" calcext:value-type="float">
            <text:p>0.619</text:p>
          </table:table-cell>
          <table:table-cell office:value-type="float" office:value="80" calcext:value-type="float">
            <text:p>80</text:p>
          </table:table-cell>
          <table:table-cell table:formula="of:=[.E198]/10" office:value-type="float" office:value="0.0000000005104" calcext:value-type="float">
            <text:p>5.104E-010</text:p>
          </table:table-cell>
          <table:table-cell table:style-name="Default" table:formula="of:=(([.F198]+3)/100)*[.M198]" office:value-type="float" office:value="0.0000000000336864" calcext:value-type="float">
            <text:p>3.36864E-011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00000002384" calcext:value-type="float">
            <text:p>2.384E-009</text:p>
          </table:table-cell>
          <table:table-cell office:value-type="float" office:value="5.1" calcext:value-type="float">
            <text:p>5.1</text:p>
          </table:table-cell>
          <table:table-cell/>
          <table:table-cell table:formula="of:=4*([.C$8]/1000)^2*SIN(([.D199]*(PI()/180))/2)^2/0.0389" office:value-type="float" office:value="4.63918997020847" calcext:value-type="float">
            <text:p>4.6391899702</text:p>
          </table:table-cell>
          <table:table-cell table:number-columns-repeated="2"/>
          <table:table-cell office:value-type="float" office:value="0.619" calcext:value-type="float">
            <text:p>0.619</text:p>
          </table:table-cell>
          <table:table-cell office:value-type="float" office:value="85" calcext:value-type="float">
            <text:p>85</text:p>
          </table:table-cell>
          <table:table-cell table:formula="of:=[.E199]/10" office:value-type="float" office:value="0.0000000002384" calcext:value-type="float">
            <text:p>2.384E-010</text:p>
          </table:table-cell>
          <table:table-cell table:style-name="Default" table:formula="of:=(([.F199]+3)/100)*[.M199]" office:value-type="float" office:value="0.0000000000193104" calcext:value-type="float">
            <text:p>1.93104E-011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153.6" calcext:value-type="float">
            <text:p>153.6</text:p>
          </table:table-cell>
          <table:table-cell office:value-type="float" office:value="0.000000000008749" calcext:value-type="float">
            <text:p>8.749E-01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4*([.C$8]/1000)^2*SIN(([.D200]*(PI()/180))/2)^2/0.0389" office:value-type="float" office:value="9.63424693165135" calcext:value-type="float">
            <text:p>9.6342469317</text:p>
          </table:table-cell>
          <table:table-cell table:number-columns-repeated="2"/>
          <table:table-cell office:value-type="float" office:value="0.619" calcext:value-type="float">
            <text:p>0.619</text:p>
          </table:table-cell>
          <table:table-cell office:value-type="float" office:value="153.6" calcext:value-type="float">
            <text:p>153.6</text:p>
          </table:table-cell>
          <table:table-cell table:formula="of:=[.E200]/10" office:value-type="float" office:value="0.0000000000008749" calcext:value-type="float">
            <text:p>8.749E-013</text:p>
          </table:table-cell>
          <table:table-cell table:style-name="Default" table:formula="of:=(([.F200]+3)/100)*[.M200]" office:value-type="float" office:value="0.000000000000463697" calcext:value-type="float">
            <text:p>4.63697E-013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07335" calcext:value-type="float">
            <text:p>7.335E-012</text:p>
          </table:table-cell>
          <table:table-cell office:value-type="float" office:value="31.5" calcext:value-type="float">
            <text:p>31.5</text:p>
          </table:table-cell>
          <table:table-cell/>
          <table:table-cell table:formula="of:=4*([.C$8]/1000)^2*SIN(([.D201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619" calcext:value-type="float">
            <text:p>0.619</text:p>
          </table:table-cell>
          <table:table-cell office:value-type="float" office:value="155" calcext:value-type="float">
            <text:p>155</text:p>
          </table:table-cell>
          <table:table-cell table:formula="of:=[.E201]/10" office:value-type="float" office:value="0.0000000000007335" calcext:value-type="float">
            <text:p>7.335E-013</text:p>
          </table:table-cell>
          <table:table-cell table:style-name="Default" table:formula="of:=(([.F201]+3)/100)*[.M201]" office:value-type="float" office:value="0.0000000000002530575" calcext:value-type="float">
            <text:p>2.530575E-01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58.9" calcext:value-type="float">
            <text:p>658.9</text:p>
          </table:table-cell>
          <table:table-cell office:value-type="float" office:value="40" calcext:value-type="float">
            <text:p>40</text:p>
          </table:table-cell>
          <table:table-cell office:value-type="float" office:value="0.00001512" calcext:value-type="float">
            <text:p>1.512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202]*(PI()/180))/2)^2/0.0389" office:value-type="float" office:value="1.18899173033516" calcext:value-type="float">
            <text:p>1.1889917303</text:p>
          </table:table-cell>
          <table:table-cell table:number-columns-repeated="2"/>
          <table:table-cell office:value-type="float" office:value="0.6589" calcext:value-type="float">
            <text:p>0.6589</text:p>
          </table:table-cell>
          <table:table-cell office:value-type="float" office:value="40" calcext:value-type="float">
            <text:p>40</text:p>
          </table:table-cell>
          <table:table-cell table:formula="of:=[.E202]/10" office:value-type="float" office:value="0.000001512" calcext:value-type="float">
            <text:p>0.000001512</text:p>
          </table:table-cell>
          <table:table-cell table:style-name="Default" table:formula="of:=(([.F202]+3)/100)*[.M202]" office:value-type="float" office:value="0.000000072576" calcext:value-type="float">
            <text:p>7.2576E-00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004109" calcext:value-type="float">
            <text:p>4.109E-006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203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6589" calcext:value-type="float">
            <text:p>0.6589</text:p>
          </table:table-cell>
          <table:table-cell office:value-type="float" office:value="45" calcext:value-type="float">
            <text:p>45</text:p>
          </table:table-cell>
          <table:table-cell table:formula="of:=[.E203]/10" office:value-type="float" office:value="0.0000004109" calcext:value-type="float">
            <text:p>4.109E-007</text:p>
          </table:table-cell>
          <table:table-cell table:style-name="Default" table:formula="of:=(([.F203]+3)/100)*[.M203]" office:value-type="float" office:value="0.0000000184905" calcext:value-type="float">
            <text:p>1.84905E-00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0.000000001296" calcext:value-type="float">
            <text:p>1.296E-009</text:p>
          </table:table-cell>
          <table:table-cell office:value-type="float" office:value="4.1" calcext:value-type="float">
            <text:p>4.1</text:p>
          </table:table-cell>
          <table:table-cell/>
          <table:table-cell table:formula="of:=4*([.C$8]/1000)^2*SIN(([.D204]*(PI()/180))/2)^2/0.0389" office:value-type="float" office:value="4.46277106115515" calcext:value-type="float">
            <text:p>4.4627710612</text:p>
          </table:table-cell>
          <table:table-cell table:number-columns-repeated="2"/>
          <table:table-cell office:value-type="float" office:value="0.6589" calcext:value-type="float">
            <text:p>0.6589</text:p>
          </table:table-cell>
          <table:table-cell office:value-type="float" office:value="83" calcext:value-type="float">
            <text:p>83</text:p>
          </table:table-cell>
          <table:table-cell table:formula="of:=[.E204]/10" office:value-type="float" office:value="0.0000000001296" calcext:value-type="float">
            <text:p>1.296E-010</text:p>
          </table:table-cell>
          <table:table-cell table:style-name="Default" table:formula="of:=(([.F204]+3)/100)*[.M204]" office:value-type="float" office:value="0.0000000000092016" calcext:value-type="float">
            <text:p>9.2016E-012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92.5" calcext:value-type="float">
            <text:p>92.5</text:p>
          </table:table-cell>
          <table:table-cell office:value-type="float" office:value="0.0000000003749" calcext:value-type="float">
            <text:p>3.749E-010</text:p>
          </table:table-cell>
          <table:table-cell office:value-type="float" office:value="9.6" calcext:value-type="float">
            <text:p>9.6</text:p>
          </table:table-cell>
          <table:table-cell/>
          <table:table-cell table:formula="of:=4*([.C$8]/1000)^2*SIN(([.D205]*(PI()/180))/2)^2/0.0389" office:value-type="float" office:value="5.30380572163911" calcext:value-type="float">
            <text:p>5.3038057216</text:p>
          </table:table-cell>
          <table:table-cell table:number-columns-repeated="2"/>
          <table:table-cell office:value-type="float" office:value="0.6589" calcext:value-type="float">
            <text:p>0.6589</text:p>
          </table:table-cell>
          <table:table-cell office:value-type="float" office:value="92.5" calcext:value-type="float">
            <text:p>92.5</text:p>
          </table:table-cell>
          <table:table-cell table:formula="of:=[.E205]/10" office:value-type="float" office:value="0.00000000003749" calcext:value-type="float">
            <text:p>3.749E-011</text:p>
          </table:table-cell>
          <table:table-cell table:style-name="Default" table:formula="of:=(([.F205]+3)/100)*[.M205]" office:value-type="float" office:value="0.00000000000472374" calcext:value-type="float">
            <text:p>4.72374E-012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00001414" calcext:value-type="float">
            <text:p>1.414E-010</text:p>
          </table:table-cell>
          <table:table-cell office:value-type="float" office:value="18.7" calcext:value-type="float">
            <text:p>18.7</text:p>
          </table:table-cell>
          <table:table-cell/>
          <table:table-cell table:formula="of:=4*([.C$8]/1000)^2*SIN(([.D206]*(PI()/180))/2)^2/0.0389" office:value-type="float" office:value="5.96462847975254" calcext:value-type="float">
            <text:p>5.9646284798</text:p>
          </table:table-cell>
          <table:table-cell table:number-columns-repeated="2"/>
          <table:table-cell office:value-type="float" office:value="0.6589" calcext:value-type="float">
            <text:p>0.6589</text:p>
          </table:table-cell>
          <table:table-cell office:value-type="float" office:value="100" calcext:value-type="float">
            <text:p>100</text:p>
          </table:table-cell>
          <table:table-cell table:formula="of:=[.E206]/10" office:value-type="float" office:value="0.00000000001414" calcext:value-type="float">
            <text:p>1.414E-011</text:p>
          </table:table-cell>
          <table:table-cell table:style-name="Default" table:formula="of:=(([.F206]+3)/100)*[.M206]" office:value-type="float" office:value="0.00000000000306838" calcext:value-type="float">
            <text:p>3.06838E-012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1351" calcext:value-type="float">
            <text:p>1.351E-011</text:p>
          </table:table-cell>
          <table:table-cell office:value-type="float" office:value="35.5" calcext:value-type="float">
            <text:p>35.5</text:p>
          </table:table-cell>
          <table:table-cell/>
          <table:table-cell table:formula="of:=4*([.C$8]/1000)^2*SIN(([.D207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6589" calcext:value-type="float">
            <text:p>0.6589</text:p>
          </table:table-cell>
          <table:table-cell office:value-type="float" office:value="155" calcext:value-type="float">
            <text:p>155</text:p>
          </table:table-cell>
          <table:table-cell table:formula="of:=[.E207]/10" office:value-type="float" office:value="0.000000000001351" calcext:value-type="float">
            <text:p>1.351E-012</text:p>
          </table:table-cell>
          <table:table-cell table:style-name="Default" table:formula="of:=(([.F207]+3)/100)*[.M207]" office:value-type="float" office:value="0.000000000000520135" calcext:value-type="float">
            <text:p>5.20135E-01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83.7" calcext:value-type="float">
            <text:p>683.7</text:p>
          </table:table-cell>
          <table:table-cell office:value-type="float" office:value="35" calcext:value-type="float">
            <text:p>35</text:p>
          </table:table-cell>
          <table:table-cell office:value-type="float" office:value="0.00004244" calcext:value-type="float">
            <text:p>4.244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208]*(PI()/180))/2)^2/0.0389" office:value-type="float" office:value="0.91909218423805" calcext:value-type="float">
            <text:p>0.9190921842</text:p>
          </table:table-cell>
          <table:table-cell table:number-columns-repeated="2"/>
          <table:table-cell office:value-type="float" office:value="0.6837" calcext:value-type="float">
            <text:p>0.6837</text:p>
          </table:table-cell>
          <table:table-cell office:value-type="float" office:value="35" calcext:value-type="float">
            <text:p>35</text:p>
          </table:table-cell>
          <table:table-cell table:formula="of:=[.E208]/10" office:value-type="float" office:value="0.000004244" calcext:value-type="float">
            <text:p>0.000004244</text:p>
          </table:table-cell>
          <table:table-cell table:style-name="Default" table:formula="of:=(([.F208]+3)/100)*[.M208]" office:value-type="float" office:value="0.000000203712" calcext:value-type="float">
            <text:p>2.03712E-00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01054" calcext:value-type="float">
            <text:p>1.054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209]*(PI()/180))/2)^2/0.0389" office:value-type="float" office:value="1.18899173033516" calcext:value-type="float">
            <text:p>1.1889917303</text:p>
          </table:table-cell>
          <table:table-cell table:number-columns-repeated="2"/>
          <table:table-cell office:value-type="float" office:value="0.6837" calcext:value-type="float">
            <text:p>0.6837</text:p>
          </table:table-cell>
          <table:table-cell office:value-type="float" office:value="40" calcext:value-type="float">
            <text:p>40</text:p>
          </table:table-cell>
          <table:table-cell table:formula="of:=[.E209]/10" office:value-type="float" office:value="0.000001054" calcext:value-type="float">
            <text:p>0.000001054</text:p>
          </table:table-cell>
          <table:table-cell table:style-name="Default" table:formula="of:=(([.F209]+3)/100)*[.M209]" office:value-type="float" office:value="0.000000048484" calcext:value-type="float">
            <text:p>4.8484E-00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002814" calcext:value-type="float">
            <text:p>2.814E-006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210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6837" calcext:value-type="float">
            <text:p>0.6837</text:p>
          </table:table-cell>
          <table:table-cell office:value-type="float" office:value="45" calcext:value-type="float">
            <text:p>45</text:p>
          </table:table-cell>
          <table:table-cell table:formula="of:=[.E210]/10" office:value-type="float" office:value="0.0000002814" calcext:value-type="float">
            <text:p>2.814E-007</text:p>
          </table:table-cell>
          <table:table-cell table:style-name="Default" table:formula="of:=(([.F210]+3)/100)*[.M210]" office:value-type="float" office:value="0.000000012663" calcext:value-type="float">
            <text:p>1.2663E-00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07933" calcext:value-type="float">
            <text:p>7.933E-007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211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6837" calcext:value-type="float">
            <text:p>0.6837</text:p>
          </table:table-cell>
          <table:table-cell office:value-type="float" office:value="50" calcext:value-type="float">
            <text:p>50</text:p>
          </table:table-cell>
          <table:table-cell table:formula="of:=[.E211]/10" office:value-type="float" office:value="0.00000007933" calcext:value-type="float">
            <text:p>7.933E-008</text:p>
          </table:table-cell>
          <table:table-cell table:style-name="Default" table:formula="of:=(([.F211]+3)/100)*[.M211]" office:value-type="float" office:value="0.00000000380784" calcext:value-type="float">
            <text:p>3.80784E-009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002275" calcext:value-type="float">
            <text:p>2.275E-007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4*([.C$8]/1000)^2*SIN(([.D212]*(PI()/180))/2)^2/0.0389" office:value-type="float" office:value="2.16713848372705" calcext:value-type="float">
            <text:p>2.1671384837</text:p>
          </table:table-cell>
          <table:table-cell table:number-columns-repeated="2"/>
          <table:table-cell office:value-type="float" office:value="0.6837" calcext:value-type="float">
            <text:p>0.6837</text:p>
          </table:table-cell>
          <table:table-cell office:value-type="float" office:value="55" calcext:value-type="float">
            <text:p>55</text:p>
          </table:table-cell>
          <table:table-cell table:formula="of:=[.E212]/10" office:value-type="float" office:value="0.00000002275" calcext:value-type="float">
            <text:p>2.275E-008</text:p>
          </table:table-cell>
          <table:table-cell table:style-name="Default" table:formula="of:=(([.F212]+3)/100)*[.M212]" office:value-type="float" office:value="0.00000000125125" calcext:value-type="float">
            <text:p>1.25125E-009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0006653" calcext:value-type="float">
            <text:p>6.653E-008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4*([.C$8]/1000)^2*SIN(([.D213]*(PI()/180))/2)^2/0.0389" office:value-type="float" office:value="2.54106323907455" calcext:value-type="float">
            <text:p>2.5410632391</text:p>
          </table:table-cell>
          <table:table-cell table:number-columns-repeated="2"/>
          <table:table-cell office:value-type="float" office:value="0.6837" calcext:value-type="float">
            <text:p>0.6837</text:p>
          </table:table-cell>
          <table:table-cell office:value-type="float" office:value="60" calcext:value-type="float">
            <text:p>60</text:p>
          </table:table-cell>
          <table:table-cell table:formula="of:=[.E213]/10" office:value-type="float" office:value="0.000000006653" calcext:value-type="float">
            <text:p>6.653E-009</text:p>
          </table:table-cell>
          <table:table-cell table:style-name="Default" table:formula="of:=(([.F213]+3)/100)*[.M213]" office:value-type="float" office:value="0.000000000339303" calcext:value-type="float">
            <text:p>3.39303E-010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0.00000001703" calcext:value-type="float">
            <text:p>1.703E-008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214]*(PI()/180))/2)^2/0.0389" office:value-type="float" office:value="3.01503941474009" calcext:value-type="float">
            <text:p>3.0150394147</text:p>
          </table:table-cell>
          <table:table-cell table:number-columns-repeated="2"/>
          <table:table-cell office:value-type="float" office:value="0.6837" calcext:value-type="float">
            <text:p>0.6837</text:p>
          </table:table-cell>
          <table:table-cell office:value-type="float" office:value="66" calcext:value-type="float">
            <text:p>66</text:p>
          </table:table-cell>
          <table:table-cell table:formula="of:=[.E214]/10" office:value-type="float" office:value="0.000000001703" calcext:value-type="float">
            <text:p>1.703E-009</text:p>
          </table:table-cell>
          <table:table-cell table:style-name="Default" table:formula="of:=(([.F214]+3)/100)*[.M214]" office:value-type="float" office:value="0.000000000105586" calcext:value-type="float">
            <text:p>1.05586E-010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1185" calcext:value-type="float">
            <text:p>1.185E-011</text:p>
          </table:table-cell>
          <table:table-cell office:value-type="float" office:value="51.8" calcext:value-type="float">
            <text:p>51.8</text:p>
          </table:table-cell>
          <table:table-cell/>
          <table:table-cell table:formula="of:=4*([.C$8]/1000)^2*SIN(([.D215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6837" calcext:value-type="float">
            <text:p>0.6837</text:p>
          </table:table-cell>
          <table:table-cell office:value-type="float" office:value="155" calcext:value-type="float">
            <text:p>155</text:p>
          </table:table-cell>
          <table:table-cell table:formula="of:=[.E215]/10" office:value-type="float" office:value="0.000000000001185" calcext:value-type="float">
            <text:p>1.185E-012</text:p>
          </table:table-cell>
          <table:table-cell table:style-name="Default" table:formula="of:=(([.F215]+3)/100)*[.M215]" office:value-type="float" office:value="0.00000000000064938" calcext:value-type="float">
            <text:p>6.4938E-01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83.7" calcext:value-type="float">
            <text:p>683.7</text:p>
          </table:table-cell>
          <table:table-cell office:value-type="float" office:value="104" calcext:value-type="float">
            <text:p>104</text:p>
          </table:table-cell>
          <table:table-cell office:value-type="float" office:value="0.000000000056" calcext:value-type="float">
            <text:p>5.600E-01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4*([.C$8]/1000)^2*SIN(([.D216]*(PI()/180))/2)^2/0.0389" office:value-type="float" office:value="6.31160414942019" calcext:value-type="float">
            <text:p>6.3116041494</text:p>
          </table:table-cell>
          <table:table-cell table:number-columns-repeated="2"/>
          <table:table-cell office:value-type="float" office:value="0.6837" calcext:value-type="float">
            <text:p>0.6837</text:p>
          </table:table-cell>
          <table:table-cell office:value-type="float" office:value="104" calcext:value-type="float">
            <text:p>104</text:p>
          </table:table-cell>
          <table:table-cell table:formula="of:=[.E216]/10" office:value-type="float" office:value="0.0000000000056" calcext:value-type="float">
            <text:p>5.6E-012</text:p>
          </table:table-cell>
          <table:table-cell table:style-name="Default" table:formula="of:=(([.F216]+3)/100)*[.M216]" office:value-type="float" office:value="0.000000000002968" calcext:value-type="float">
            <text:p>2.968E-012</text:p>
          </table:table-cell>
          <table:table-cell table:number-columns-repeated="19"/>
        </table:table-row>
        <table:table-row table:style-name="ro1" table:number-rows-repeated="3"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Ref5 Amroun: Elastic Electron Scattering from Tritium and Helium-3 H. COLLARD, HOFSTADTER, E. B. HUGHES, A. JOHANSSON, M. R. YEARIAN 1964. Phys Rev Vol. 138 Number 1B 12 April 1965</text:p>
          </table:table-cell>
          <table:table-cell table:number-columns-repeated="30"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(F^-2)</text:p>
          </table:table-cell>
          <table:table-cell office:value-type="string" calcext:value-type="string">
            <text:p>Angle (deg.)</text:p>
          </table:table-cell>
          <table:table-cell table:style-name="Default" office:value-type="string" calcext:value-type="string">
            <text:p>Energy (MeV)</text:p>
          </table:table-cell>
          <table:table-cell table:style-name="ce7" office:value-type="string" calcext:value-type="string">
            <text:p>dsig/domega (cm^2/sr probably)</text:p>
          </table:table-cell>
          <table:table-cell table:style-name="ce1" office:value-type="string" calcext:value-type="string">
            <text:p>Error (%) Statistical Only</text:p>
          </table:table-cell>
          <table:table-cell office:value-type="string" calcext:value-type="string">
            <text:p>118 3He</text:p>
          </table:table-cell>
          <table:table-cell office:value-type="string" calcext:value-type="string">
            <text:p>Energy (GeV)</text:p>
          </table:table-cell>
          <table:table-cell office:value-type="string" calcext:value-type="string">
            <text:p>Theta (deg.)</text:p>
          </table:table-cell>
          <table:table-cell office:value-type="string" calcext:value-type="string">
            <text:p>XS (fm^2/sr)</text:p>
          </table:table-cell>
          <table:table-cell table:style-name="ce1" office:value-type="string" calcext:value-type="string">
            <text:p>Stat. Error (fm^2/sr)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291.9" calcext:value-type="float">
            <text:p>291.9</text:p>
          </table:table-cell>
          <table:table-cell table:style-name="ce4" office:value-type="float" office:value="4.98E-030" calcext:value-type="float">
            <text:p>4.98E-030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E222]/1000" office:value-type="float" office:value="0.2919" calcext:value-type="float">
            <text:p>0.2919</text:p>
          </table:table-cell>
          <table:table-cell office:value-type="float" office:value="40" calcext:value-type="float">
            <text:p>40</text:p>
          </table:table-cell>
          <table:table-cell table:style-name="ce10" table:formula="of:=[.F222]*10^26" office:value-type="float" office:value="0.000498" calcext:value-type="float">
            <text:p>4.980E-4</text:p>
          </table:table-cell>
          <table:table-cell table:style-name="ce10" table:formula="of:=([.G222]/100)*[.K222]" office:value-type="float" office:value="0.000006972" calcext:value-type="float">
            <text:p>6.972E-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291.9" calcext:value-type="float">
            <text:p>291.9</text:p>
          </table:table-cell>
          <table:table-cell table:style-name="ce4" office:value-type="float" office:value="5.01E-030" calcext:value-type="float">
            <text:p>5.01E-030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23]/1000" office:value-type="float" office:value="0.2919" calcext:value-type="float">
            <text:p>0.2919</text:p>
          </table:table-cell>
          <table:table-cell office:value-type="float" office:value="40" calcext:value-type="float">
            <text:p>40</text:p>
          </table:table-cell>
          <table:table-cell table:style-name="ce10" table:formula="of:=[.F223]*10^26" office:value-type="float" office:value="0.000501" calcext:value-type="float">
            <text:p>5.010E-4</text:p>
          </table:table-cell>
          <table:table-cell table:style-name="ce10" table:formula="of:=([.G223]/100)*[.K223]" office:value-type="float" office:value="0.000010521" calcext:value-type="float">
            <text:p>1.052E-5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236.9" calcext:value-type="float">
            <text:p>236.9</text:p>
          </table:table-cell>
          <table:table-cell table:style-name="ce4" office:value-type="float" office:value="3.02E-030" calcext:value-type="float">
            <text:p>3.02E-030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224]/1000" office:value-type="float" office:value="0.2369" calcext:value-type="float">
            <text:p>0.2369</text:p>
          </table:table-cell>
          <table:table-cell office:value-type="float" office:value="50" calcext:value-type="float">
            <text:p>50</text:p>
          </table:table-cell>
          <table:table-cell table:style-name="ce10" table:formula="of:=[.F224]*10^26" office:value-type="float" office:value="0.000302" calcext:value-type="float">
            <text:p>3.020E-4</text:p>
          </table:table-cell>
          <table:table-cell table:style-name="ce10" table:formula="of:=([.G224]/100)*[.K224]" office:value-type="float" office:value="0.000005738" calcext:value-type="float">
            <text:p>5.738E-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00.8" calcext:value-type="float">
            <text:p>200.8</text:p>
          </table:table-cell>
          <table:table-cell table:style-name="ce4" office:value-type="float" office:value="1.97E-030" calcext:value-type="float">
            <text:p>1.97E-030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25]/1000" office:value-type="float" office:value="0.2008" calcext:value-type="float">
            <text:p>0.2008</text:p>
          </table:table-cell>
          <table:table-cell office:value-type="float" office:value="60" calcext:value-type="float">
            <text:p>60</text:p>
          </table:table-cell>
          <table:table-cell table:style-name="ce10" table:formula="of:=[.F225]*10^26" office:value-type="float" office:value="0.000197" calcext:value-type="float">
            <text:p>1.970E-4</text:p>
          </table:table-cell>
          <table:table-cell table:style-name="ce10" table:formula="of:=([.G225]/100)*[.K225]" office:value-type="float" office:value="0.000004137" calcext:value-type="float">
            <text:p>4.137E-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00.8" calcext:value-type="float">
            <text:p>200.8</text:p>
          </table:table-cell>
          <table:table-cell table:style-name="ce4" office:value-type="float" office:value="1.95E-030" calcext:value-type="float">
            <text:p>1.95E-030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E226]/1000" office:value-type="float" office:value="0.2008" calcext:value-type="float">
            <text:p>0.2008</text:p>
          </table:table-cell>
          <table:table-cell office:value-type="float" office:value="60" calcext:value-type="float">
            <text:p>60</text:p>
          </table:table-cell>
          <table:table-cell table:style-name="ce10" table:formula="of:=[.F226]*10^26" office:value-type="float" office:value="0.000195" calcext:value-type="float">
            <text:p>1.950E-4</text:p>
          </table:table-cell>
          <table:table-cell table:style-name="ce10" table:formula="of:=([.G226]/100)*[.K226]" office:value-type="float" office:value="0.000006825" calcext:value-type="float">
            <text:p>6.825E-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157" calcext:value-type="float">
            <text:p>157</text:p>
          </table:table-cell>
          <table:table-cell table:style-name="ce4" office:value-type="float" office:value="9.62E-031" calcext:value-type="float">
            <text:p>9.62E-03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[.E227]/1000" office:value-type="float" office:value="0.157" calcext:value-type="float">
            <text:p>0.157</text:p>
          </table:table-cell>
          <table:table-cell office:value-type="float" office:value="80" calcext:value-type="float">
            <text:p>80</text:p>
          </table:table-cell>
          <table:table-cell table:style-name="ce10" table:formula="of:=[.F227]*10^26" office:value-type="float" office:value="0.0000962" calcext:value-type="float">
            <text:p>9.620E-5</text:p>
          </table:table-cell>
          <table:table-cell table:style-name="ce10" table:formula="of:=([.G227]/100)*[.K227]" office:value-type="float" office:value="0.0000032708" calcext:value-type="float">
            <text:p>3.271E-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32.3" calcext:value-type="float">
            <text:p>132.3</text:p>
          </table:table-cell>
          <table:table-cell table:style-name="ce4" office:value-type="float" office:value="4.74E-031" calcext:value-type="float">
            <text:p>4.74E-031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228]/1000" office:value-type="float" office:value="0.1323" calcext:value-type="float">
            <text:p>0.1323</text:p>
          </table:table-cell>
          <table:table-cell office:value-type="float" office:value="100" calcext:value-type="float">
            <text:p>100</text:p>
          </table:table-cell>
          <table:table-cell table:style-name="ce10" table:formula="of:=[.F228]*10^26" office:value-type="float" office:value="0.0000474" calcext:value-type="float">
            <text:p>4.740E-5</text:p>
          </table:table-cell>
          <table:table-cell table:style-name="ce10" table:formula="of:=([.G228]/100)*[.K228]" office:value-type="float" office:value="0.0000008058" calcext:value-type="float">
            <text:p>8.058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17.4" calcext:value-type="float">
            <text:p>117.4</text:p>
          </table:table-cell>
          <table:table-cell table:style-name="ce4" office:value-type="float" office:value="2.23E-031" calcext:value-type="float">
            <text:p>2.23E-031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229]/1000" office:value-type="float" office:value="0.1174" calcext:value-type="float">
            <text:p>0.1174</text:p>
          </table:table-cell>
          <table:table-cell office:value-type="float" office:value="120" calcext:value-type="float">
            <text:p>120</text:p>
          </table:table-cell>
          <table:table-cell table:style-name="ce10" table:formula="of:=[.F229]*10^26" office:value-type="float" office:value="0.0000223" calcext:value-type="float">
            <text:p>2.230E-5</text:p>
          </table:table-cell>
          <table:table-cell table:style-name="ce10" table:formula="of:=([.G229]/100)*[.K229]" office:value-type="float" office:value="0.0000005575" calcext:value-type="float">
            <text:p>5.575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17.4" calcext:value-type="float">
            <text:p>117.4</text:p>
          </table:table-cell>
          <table:table-cell table:style-name="ce4" office:value-type="float" office:value="2.26E-031" calcext:value-type="float">
            <text:p>2.26E-03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230]/1000" office:value-type="float" office:value="0.1174" calcext:value-type="float">
            <text:p>0.1174</text:p>
          </table:table-cell>
          <table:table-cell office:value-type="float" office:value="120" calcext:value-type="float">
            <text:p>120</text:p>
          </table:table-cell>
          <table:table-cell table:style-name="ce10" table:formula="of:=[.F230]*10^26" office:value-type="float" office:value="0.0000226" calcext:value-type="float">
            <text:p>2.260E-5</text:p>
          </table:table-cell>
          <table:table-cell table:style-name="ce10" table:formula="of:=([.G230]/100)*[.K230]" office:value-type="float" office:value="0.000000904" calcext:value-type="float">
            <text:p>9.040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10.3" calcext:value-type="float">
            <text:p>110.3</text:p>
          </table:table-cell>
          <table:table-cell table:style-name="ce4" office:value-type="float" office:value="1.26E-031" calcext:value-type="float">
            <text:p>1.26E-031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31]/1000" office:value-type="float" office:value="0.1103" calcext:value-type="float">
            <text:p>0.1103</text:p>
          </table:table-cell>
          <table:table-cell office:value-type="float" office:value="135" calcext:value-type="float">
            <text:p>135</text:p>
          </table:table-cell>
          <table:table-cell table:style-name="ce10" table:formula="of:=[.F231]*10^26" office:value-type="float" office:value="0.0000126" calcext:value-type="float">
            <text:p>1.260E-5</text:p>
          </table:table-cell>
          <table:table-cell table:style-name="ce10" table:formula="of:=([.G231]/100)*[.K231]" office:value-type="float" office:value="0.0000004158" calcext:value-type="float">
            <text:p>4.158E-7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1.94E-030" calcext:value-type="float">
            <text:p>1.94E-030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E232]/1000" office:value-type="float" office:value="0.3585" calcext:value-type="float">
            <text:p>0.3585</text:p>
          </table:table-cell>
          <table:table-cell office:value-type="float" office:value="40" calcext:value-type="float">
            <text:p>40</text:p>
          </table:table-cell>
          <table:table-cell table:style-name="ce10" table:formula="of:=[.F232]*10^26" office:value-type="float" office:value="0.000194" calcext:value-type="float">
            <text:p>1.940E-4</text:p>
          </table:table-cell>
          <table:table-cell table:style-name="ce10" table:formula="of:=([.G232]/100)*[.K232]" office:value-type="float" office:value="0.000003104" calcext:value-type="float">
            <text:p>3.104E-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1.96E-030" calcext:value-type="float">
            <text:p>1.96E-030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233]/1000" office:value-type="float" office:value="0.3585" calcext:value-type="float">
            <text:p>0.3585</text:p>
          </table:table-cell>
          <table:table-cell office:value-type="float" office:value="40" calcext:value-type="float">
            <text:p>40</text:p>
          </table:table-cell>
          <table:table-cell table:style-name="ce10" table:formula="of:=[.F233]*10^26" office:value-type="float" office:value="0.000196" calcext:value-type="float">
            <text:p>1.960E-4</text:p>
          </table:table-cell>
          <table:table-cell table:style-name="ce10" table:formula="of:=([.G233]/100)*[.K233]" office:value-type="float" office:value="0.000003528" calcext:value-type="float">
            <text:p>3.528E-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1.86E-030" calcext:value-type="float">
            <text:p>1.86E-030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234]/1000" office:value-type="float" office:value="0.3585" calcext:value-type="float">
            <text:p>0.3585</text:p>
          </table:table-cell>
          <table:table-cell office:value-type="float" office:value="40" calcext:value-type="float">
            <text:p>40</text:p>
          </table:table-cell>
          <table:table-cell table:style-name="ce10" table:formula="of:=[.F234]*10^26" office:value-type="float" office:value="0.000186" calcext:value-type="float">
            <text:p>1.860E-4</text:p>
          </table:table-cell>
          <table:table-cell table:style-name="ce10" table:formula="of:=([.G234]/100)*[.K234]" office:value-type="float" office:value="0.000005394" calcext:value-type="float">
            <text:p>5.394E-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291.2" calcext:value-type="float">
            <text:p>291.2</text:p>
          </table:table-cell>
          <table:table-cell table:style-name="ce4" office:value-type="float" office:value="1.16E-030" calcext:value-type="float">
            <text:p>1.16E-030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35]/1000" office:value-type="float" office:value="0.2912" calcext:value-type="float">
            <text:p>0.2912</text:p>
          </table:table-cell>
          <table:table-cell office:value-type="float" office:value="50" calcext:value-type="float">
            <text:p>50</text:p>
          </table:table-cell>
          <table:table-cell table:style-name="ce10" table:formula="of:=[.F235]*10^26" office:value-type="float" office:value="0.000116" calcext:value-type="float">
            <text:p>1.160E-4</text:p>
          </table:table-cell>
          <table:table-cell table:style-name="ce10" table:formula="of:=([.G235]/100)*[.K235]" office:value-type="float" office:value="0.000003712" calcext:value-type="float">
            <text:p>3.712E-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291.2" calcext:value-type="float">
            <text:p>291.2</text:p>
          </table:table-cell>
          <table:table-cell table:style-name="ce4" office:value-type="float" office:value="1.17E-030" calcext:value-type="float">
            <text:p>1.17E-030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236]/1000" office:value-type="float" office:value="0.2912" calcext:value-type="float">
            <text:p>0.2912</text:p>
          </table:table-cell>
          <table:table-cell office:value-type="float" office:value="50" calcext:value-type="float">
            <text:p>50</text:p>
          </table:table-cell>
          <table:table-cell table:style-name="ce10" table:formula="of:=[.F236]*10^26" office:value-type="float" office:value="0.000117" calcext:value-type="float">
            <text:p>1.170E-4</text:p>
          </table:table-cell>
          <table:table-cell table:style-name="ce10" table:formula="of:=([.G236]/100)*[.K236]" office:value-type="float" office:value="0.000002106" calcext:value-type="float">
            <text:p>2.106E-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46.9" calcext:value-type="float">
            <text:p>246.9</text:p>
          </table:table-cell>
          <table:table-cell table:style-name="ce4" office:value-type="float" office:value="7.65E-031" calcext:value-type="float">
            <text:p>7.65E-031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237]/1000" office:value-type="float" office:value="0.2469" calcext:value-type="float">
            <text:p>0.2469</text:p>
          </table:table-cell>
          <table:table-cell office:value-type="float" office:value="60" calcext:value-type="float">
            <text:p>60</text:p>
          </table:table-cell>
          <table:table-cell table:style-name="ce10" table:formula="of:=[.F237]*10^26" office:value-type="float" office:value="0.0000765" calcext:value-type="float">
            <text:p>7.650E-5</text:p>
          </table:table-cell>
          <table:table-cell table:style-name="ce10" table:formula="of:=([.G237]/100)*[.K237]" office:value-type="float" office:value="0.0000013005" calcext:value-type="float">
            <text:p>1.301E-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46.9" calcext:value-type="float">
            <text:p>246.9</text:p>
          </table:table-cell>
          <table:table-cell table:style-name="ce4" office:value-type="float" office:value="7.32E-031" calcext:value-type="float">
            <text:p>7.32E-031</text:p>
          </table:table-cell>
          <table:table-cell office:value-type="float" office:value="2.8" calcext:value-type="float">
            <text:p>2.8</text:p>
          </table:table-cell>
          <table:table-cell/>
          <table:table-cell table:formula="of:=[.E238]/1000" office:value-type="float" office:value="0.2469" calcext:value-type="float">
            <text:p>0.2469</text:p>
          </table:table-cell>
          <table:table-cell office:value-type="float" office:value="60" calcext:value-type="float">
            <text:p>60</text:p>
          </table:table-cell>
          <table:table-cell table:style-name="ce10" table:formula="of:=[.F238]*10^26" office:value-type="float" office:value="0.0000732" calcext:value-type="float">
            <text:p>7.320E-5</text:p>
          </table:table-cell>
          <table:table-cell table:style-name="ce10" table:formula="of:=([.G238]/100)*[.K238]" office:value-type="float" office:value="0.0000020496" calcext:value-type="float">
            <text:p>2.050E-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193.3" calcext:value-type="float">
            <text:p>193.3</text:p>
          </table:table-cell>
          <table:table-cell table:style-name="ce4" office:value-type="float" office:value="3.49E-031" calcext:value-type="float">
            <text:p>3.49E-031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39]/1000" office:value-type="float" office:value="0.1933" calcext:value-type="float">
            <text:p>0.1933</text:p>
          </table:table-cell>
          <table:table-cell office:value-type="float" office:value="80" calcext:value-type="float">
            <text:p>80</text:p>
          </table:table-cell>
          <table:table-cell table:style-name="ce10" table:formula="of:=[.F239]*10^26" office:value-type="float" office:value="0.0000349" calcext:value-type="float">
            <text:p>3.490E-5</text:p>
          </table:table-cell>
          <table:table-cell table:style-name="ce10" table:formula="of:=([.G239]/100)*[.K239]" office:value-type="float" office:value="0.0000011168" calcext:value-type="float">
            <text:p>1.117E-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63" calcext:value-type="float">
            <text:p>163</text:p>
          </table:table-cell>
          <table:table-cell table:style-name="ce4" office:value-type="float" office:value="1.73E-031" calcext:value-type="float">
            <text:p>1.73E-031</text:p>
          </table:table-cell>
          <table:table-cell office:value-type="float" office:value="3.8" calcext:value-type="float">
            <text:p>3.8</text:p>
          </table:table-cell>
          <table:table-cell/>
          <table:table-cell table:formula="of:=[.E240]/1000" office:value-type="float" office:value="0.163" calcext:value-type="float">
            <text:p>0.163</text:p>
          </table:table-cell>
          <table:table-cell office:value-type="float" office:value="100" calcext:value-type="float">
            <text:p>100</text:p>
          </table:table-cell>
          <table:table-cell table:style-name="ce10" table:formula="of:=[.F240]*10^26" office:value-type="float" office:value="0.0000173" calcext:value-type="float">
            <text:p>1.730E-5</text:p>
          </table:table-cell>
          <table:table-cell table:style-name="ce10" table:formula="of:=([.G240]/100)*[.K240]" office:value-type="float" office:value="0.0000006574" calcext:value-type="float">
            <text:p>6.574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44.8" calcext:value-type="float">
            <text:p>144.8</text:p>
          </table:table-cell>
          <table:table-cell table:style-name="ce4" office:value-type="float" office:value="8.81E-032" calcext:value-type="float">
            <text:p>8.81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241]/1000" office:value-type="float" office:value="0.1448" calcext:value-type="float">
            <text:p>0.1448</text:p>
          </table:table-cell>
          <table:table-cell office:value-type="float" office:value="120" calcext:value-type="float">
            <text:p>120</text:p>
          </table:table-cell>
          <table:table-cell table:style-name="ce10" table:formula="of:=[.F241]*10^26" office:value-type="float" office:value="0.00000881" calcext:value-type="float">
            <text:p>8.810E-6</text:p>
          </table:table-cell>
          <table:table-cell table:style-name="ce10" table:formula="of:=([.G241]/100)*[.K241]" office:value-type="float" office:value="0.0000001762" calcext:value-type="float">
            <text:p>1.762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44.8" calcext:value-type="float">
            <text:p>144.8</text:p>
          </table:table-cell>
          <table:table-cell table:style-name="ce4" office:value-type="float" office:value="8.85E-032" calcext:value-type="float">
            <text:p>8.85E-032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E242]/1000" office:value-type="float" office:value="0.1448" calcext:value-type="float">
            <text:p>0.1448</text:p>
          </table:table-cell>
          <table:table-cell office:value-type="float" office:value="120" calcext:value-type="float">
            <text:p>120</text:p>
          </table:table-cell>
          <table:table-cell table:style-name="ce10" table:formula="of:=[.F242]*10^26" office:value-type="float" office:value="0.00000885" calcext:value-type="float">
            <text:p>8.850E-6</text:p>
          </table:table-cell>
          <table:table-cell table:style-name="ce10" table:formula="of:=([.G242]/100)*[.K242]" office:value-type="float" office:value="0.00000030975" calcext:value-type="float">
            <text:p>3.098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36.1" calcext:value-type="float">
            <text:p>136.1</text:p>
          </table:table-cell>
          <table:table-cell table:style-name="ce4" office:value-type="float" office:value="5.03E-032" calcext:value-type="float">
            <text:p>5.03E-032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243]/1000" office:value-type="float" office:value="0.1361" calcext:value-type="float">
            <text:p>0.1361</text:p>
          </table:table-cell>
          <table:table-cell office:value-type="float" office:value="135" calcext:value-type="float">
            <text:p>135</text:p>
          </table:table-cell>
          <table:table-cell table:style-name="ce10" table:formula="of:=[.F243]*10^26" office:value-type="float" office:value="0.00000503" calcext:value-type="float">
            <text:p>5.030E-6</text:p>
          </table:table-cell>
          <table:table-cell table:style-name="ce10" table:formula="of:=([.G243]/100)*[.K243]" office:value-type="float" office:value="0.00000014587" calcext:value-type="float">
            <text:p>1.459E-7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8.49E-031" calcext:value-type="float">
            <text:p>8.49E-031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E244]/1000" office:value-type="float" office:value="0.4149" calcext:value-type="float">
            <text:p>0.4149</text:p>
          </table:table-cell>
          <table:table-cell office:value-type="float" office:value="40" calcext:value-type="float">
            <text:p>40</text:p>
          </table:table-cell>
          <table:table-cell table:style-name="ce10" table:formula="of:=[.F244]*10^26" office:value-type="float" office:value="0.0000849" calcext:value-type="float">
            <text:p>8.490E-5</text:p>
          </table:table-cell>
          <table:table-cell table:style-name="ce10" table:formula="of:=([.G244]/100)*[.K244]" office:value-type="float" office:value="0.0000011886" calcext:value-type="float">
            <text:p>1.189E-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8.45E-031" calcext:value-type="float">
            <text:p>8.45E-03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245]/1000" office:value-type="float" office:value="0.4149" calcext:value-type="float">
            <text:p>0.4149</text:p>
          </table:table-cell>
          <table:table-cell office:value-type="float" office:value="40" calcext:value-type="float">
            <text:p>40</text:p>
          </table:table-cell>
          <table:table-cell table:style-name="ce10" table:formula="of:=[.F245]*10^26" office:value-type="float" office:value="0.0000845" calcext:value-type="float">
            <text:p>8.450E-5</text:p>
          </table:table-cell>
          <table:table-cell table:style-name="ce10" table:formula="of:=([.G245]/100)*[.K245]" office:value-type="float" office:value="0.00000169" calcext:value-type="float">
            <text:p>1.690E-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8.29E-031" calcext:value-type="float">
            <text:p>8.29E-03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[.E246]/1000" office:value-type="float" office:value="0.4149" calcext:value-type="float">
            <text:p>0.4149</text:p>
          </table:table-cell>
          <table:table-cell office:value-type="float" office:value="40" calcext:value-type="float">
            <text:p>40</text:p>
          </table:table-cell>
          <table:table-cell table:style-name="ce10" table:formula="of:=[.F246]*10^26" office:value-type="float" office:value="0.0000829" calcext:value-type="float">
            <text:p>8.290E-5</text:p>
          </table:table-cell>
          <table:table-cell table:style-name="ce10" table:formula="of:=([.G246]/100)*[.K246]" office:value-type="float" office:value="0.0000028186" calcext:value-type="float">
            <text:p>2.819E-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337.2" calcext:value-type="float">
            <text:p>337.2</text:p>
          </table:table-cell>
          <table:table-cell table:style-name="ce4" office:value-type="float" office:value="5.01E-031" calcext:value-type="float">
            <text:p>5.01E-031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E247]/1000" office:value-type="float" office:value="0.3372" calcext:value-type="float">
            <text:p>0.3372</text:p>
          </table:table-cell>
          <table:table-cell office:value-type="float" office:value="50" calcext:value-type="float">
            <text:p>50</text:p>
          </table:table-cell>
          <table:table-cell table:style-name="ce10" table:formula="of:=[.F247]*10^26" office:value-type="float" office:value="0.0000501" calcext:value-type="float">
            <text:p>5.010E-5</text:p>
          </table:table-cell>
          <table:table-cell table:style-name="ce10" table:formula="of:=([.G247]/100)*[.K247]" office:value-type="float" office:value="0.0000008016" calcext:value-type="float">
            <text:p>8.016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3.38E-031" calcext:value-type="float">
            <text:p>3.38E-031</text:p>
          </table:table-cell>
          <table:table-cell office:value-type="float" office:value="2.4" calcext:value-type="float">
            <text:p>2.4</text:p>
          </table:table-cell>
          <table:table-cell/>
          <table:table-cell table:formula="of:=[.E248]/1000" office:value-type="float" office:value="0.2861" calcext:value-type="float">
            <text:p>0.2861</text:p>
          </table:table-cell>
          <table:table-cell office:value-type="float" office:value="60" calcext:value-type="float">
            <text:p>60</text:p>
          </table:table-cell>
          <table:table-cell table:style-name="ce10" table:formula="of:=[.F248]*10^26" office:value-type="float" office:value="0.0000338" calcext:value-type="float">
            <text:p>3.380E-5</text:p>
          </table:table-cell>
          <table:table-cell table:style-name="ce10" table:formula="of:=([.G248]/100)*[.K248]" office:value-type="float" office:value="0.0000008112" calcext:value-type="float">
            <text:p>8.112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3.3E-031" calcext:value-type="float">
            <text:p>3.30E-03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249]/1000" office:value-type="float" office:value="0.2861" calcext:value-type="float">
            <text:p>0.2861</text:p>
          </table:table-cell>
          <table:table-cell office:value-type="float" office:value="60" calcext:value-type="float">
            <text:p>60</text:p>
          </table:table-cell>
          <table:table-cell table:style-name="ce10" table:formula="of:=[.F249]*10^26" office:value-type="float" office:value="0.000033" calcext:value-type="float">
            <text:p>3.300E-5</text:p>
          </table:table-cell>
          <table:table-cell table:style-name="ce10" table:formula="of:=([.G249]/100)*[.K249]" office:value-type="float" office:value="0.00000066" calcext:value-type="float">
            <text:p>6.600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3.31E-031" calcext:value-type="float">
            <text:p>3.31E-031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50]/1000" office:value-type="float" office:value="0.2861" calcext:value-type="float">
            <text:p>0.2861</text:p>
          </table:table-cell>
          <table:table-cell office:value-type="float" office:value="60" calcext:value-type="float">
            <text:p>60</text:p>
          </table:table-cell>
          <table:table-cell table:style-name="ce10" table:formula="of:=[.F250]*10^26" office:value-type="float" office:value="0.0000331" calcext:value-type="float">
            <text:p>3.310E-5</text:p>
          </table:table-cell>
          <table:table-cell table:style-name="ce10" table:formula="of:=([.G250]/100)*[.K250]" office:value-type="float" office:value="0.0000010923" calcext:value-type="float">
            <text:p>1.092E-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24.1" calcext:value-type="float">
            <text:p>224.1</text:p>
          </table:table-cell>
          <table:table-cell table:style-name="ce4" office:value-type="float" office:value="1.55E-031" calcext:value-type="float">
            <text:p>1.55E-031</text:p>
          </table:table-cell>
          <table:table-cell office:value-type="float" office:value="2.4" calcext:value-type="float">
            <text:p>2.4</text:p>
          </table:table-cell>
          <table:table-cell/>
          <table:table-cell table:formula="of:=[.E251]/1000" office:value-type="float" office:value="0.2241" calcext:value-type="float">
            <text:p>0.2241</text:p>
          </table:table-cell>
          <table:table-cell office:value-type="float" office:value="80" calcext:value-type="float">
            <text:p>80</text:p>
          </table:table-cell>
          <table:table-cell table:style-name="ce10" table:formula="of:=[.F251]*10^26" office:value-type="float" office:value="0.0000155" calcext:value-type="float">
            <text:p>1.550E-5</text:p>
          </table:table-cell>
          <table:table-cell table:style-name="ce10" table:formula="of:=([.G251]/100)*[.K251]" office:value-type="float" office:value="0.000000372" calcext:value-type="float">
            <text:p>3.720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24.1" calcext:value-type="float">
            <text:p>224.1</text:p>
          </table:table-cell>
          <table:table-cell table:style-name="ce4" office:value-type="float" office:value="1.51E-031" calcext:value-type="float">
            <text:p>1.51E-031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52]/1000" office:value-type="float" office:value="0.2241" calcext:value-type="float">
            <text:p>0.2241</text:p>
          </table:table-cell>
          <table:table-cell office:value-type="float" office:value="80" calcext:value-type="float">
            <text:p>80</text:p>
          </table:table-cell>
          <table:table-cell table:style-name="ce10" table:formula="of:=[.F252]*10^26" office:value-type="float" office:value="0.0000151" calcext:value-type="float">
            <text:p>1.510E-5</text:p>
          </table:table-cell>
          <table:table-cell table:style-name="ce10" table:formula="of:=([.G252]/100)*[.K252]" office:value-type="float" office:value="0.0000004983" calcext:value-type="float">
            <text:p>4.983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89.2" calcext:value-type="float">
            <text:p>189.2</text:p>
          </table:table-cell>
          <table:table-cell table:style-name="ce4" office:value-type="float" office:value="8.21E-032" calcext:value-type="float">
            <text:p>8.21E-032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253]/1000" office:value-type="float" office:value="0.1892" calcext:value-type="float">
            <text:p>0.1892</text:p>
          </table:table-cell>
          <table:table-cell office:value-type="float" office:value="100" calcext:value-type="float">
            <text:p>100</text:p>
          </table:table-cell>
          <table:table-cell table:style-name="ce10" table:formula="of:=[.F253]*10^26" office:value-type="float" office:value="0.00000821" calcext:value-type="float">
            <text:p>8.210E-6</text:p>
          </table:table-cell>
          <table:table-cell table:style-name="ce10" table:formula="of:=([.G253]/100)*[.K253]" office:value-type="float" office:value="0.00000025451" calcext:value-type="float">
            <text:p>2.545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89.2" calcext:value-type="float">
            <text:p>189.2</text:p>
          </table:table-cell>
          <table:table-cell table:style-name="ce4" office:value-type="float" office:value="8.27E-032" calcext:value-type="float">
            <text:p>8.27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54]/1000" office:value-type="float" office:value="0.1892" calcext:value-type="float">
            <text:p>0.1892</text:p>
          </table:table-cell>
          <table:table-cell office:value-type="float" office:value="100" calcext:value-type="float">
            <text:p>100</text:p>
          </table:table-cell>
          <table:table-cell table:style-name="ce10" table:formula="of:=[.F254]*10^26" office:value-type="float" office:value="0.00000827" calcext:value-type="float">
            <text:p>8.270E-6</text:p>
          </table:table-cell>
          <table:table-cell table:style-name="ce10" table:formula="of:=([.G254]/100)*[.K254]" office:value-type="float" office:value="0.00000026464" calcext:value-type="float">
            <text:p>2.646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89.2" calcext:value-type="float">
            <text:p>189.2</text:p>
          </table:table-cell>
          <table:table-cell table:style-name="ce4" office:value-type="float" office:value="8.4E-032" calcext:value-type="float">
            <text:p>8.40E-032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55]/1000" office:value-type="float" office:value="0.1892" calcext:value-type="float">
            <text:p>0.1892</text:p>
          </table:table-cell>
          <table:table-cell office:value-type="float" office:value="100" calcext:value-type="float">
            <text:p>100</text:p>
          </table:table-cell>
          <table:table-cell table:style-name="ce10" table:formula="of:=[.F255]*10^26" office:value-type="float" office:value="0.0000084" calcext:value-type="float">
            <text:p>8.400E-6</text:p>
          </table:table-cell>
          <table:table-cell table:style-name="ce10" table:formula="of:=([.G255]/100)*[.K255]" office:value-type="float" office:value="0.0000002772" calcext:value-type="float">
            <text:p>2.772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68.2" calcext:value-type="float">
            <text:p>168.2</text:p>
          </table:table-cell>
          <table:table-cell table:style-name="ce4" office:value-type="float" office:value="4.13E-032" calcext:value-type="float">
            <text:p>4.13E-032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E256]/1000" office:value-type="float" office:value="0.1682" calcext:value-type="float">
            <text:p>0.1682</text:p>
          </table:table-cell>
          <table:table-cell office:value-type="float" office:value="120" calcext:value-type="float">
            <text:p>120</text:p>
          </table:table-cell>
          <table:table-cell table:style-name="ce10" table:formula="of:=[.F256]*10^26" office:value-type="float" office:value="0.00000413" calcext:value-type="float">
            <text:p>4.130E-6</text:p>
          </table:table-cell>
          <table:table-cell table:style-name="ce10" table:formula="of:=([.G256]/100)*[.K256]" office:value-type="float" office:value="0.00000011151" calcext:value-type="float">
            <text:p>1.115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68.2" calcext:value-type="float">
            <text:p>168.2</text:p>
          </table:table-cell>
          <table:table-cell table:style-name="ce4" office:value-type="float" office:value="4.01E-032" calcext:value-type="float">
            <text:p>4.01E-03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257]/1000" office:value-type="float" office:value="0.1682" calcext:value-type="float">
            <text:p>0.1682</text:p>
          </table:table-cell>
          <table:table-cell office:value-type="float" office:value="120" calcext:value-type="float">
            <text:p>120</text:p>
          </table:table-cell>
          <table:table-cell table:style-name="ce10" table:formula="of:=[.F257]*10^26" office:value-type="float" office:value="0.00000401" calcext:value-type="float">
            <text:p>4.010E-6</text:p>
          </table:table-cell>
          <table:table-cell table:style-name="ce10" table:formula="of:=([.G257]/100)*[.K257]" office:value-type="float" office:value="0.0000001604" calcext:value-type="float">
            <text:p>1.604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58.1" calcext:value-type="float">
            <text:p>158.1</text:p>
          </table:table-cell>
          <table:table-cell table:style-name="ce4" office:value-type="float" office:value="2.38E-032" calcext:value-type="float">
            <text:p>2.38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58]/1000" office:value-type="float" office:value="0.1581" calcext:value-type="float">
            <text:p>0.1581</text:p>
          </table:table-cell>
          <table:table-cell office:value-type="float" office:value="135" calcext:value-type="float">
            <text:p>135</text:p>
          </table:table-cell>
          <table:table-cell table:style-name="ce10" table:formula="of:=[.F258]*10^26" office:value-type="float" office:value="0.00000238" calcext:value-type="float">
            <text:p>2.380E-6</text:p>
          </table:table-cell>
          <table:table-cell table:style-name="ce10" table:formula="of:=([.G258]/100)*[.K258]" office:value-type="float" office:value="0.00000007616" calcext:value-type="float">
            <text:p>7.616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58.1" calcext:value-type="float">
            <text:p>158.1</text:p>
          </table:table-cell>
          <table:table-cell table:style-name="ce4" office:value-type="float" office:value="2.24E-032" calcext:value-type="float">
            <text:p>2.24E-032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[.E259]/1000" office:value-type="float" office:value="0.1581" calcext:value-type="float">
            <text:p>0.1581</text:p>
          </table:table-cell>
          <table:table-cell office:value-type="float" office:value="135" calcext:value-type="float">
            <text:p>135</text:p>
          </table:table-cell>
          <table:table-cell table:style-name="ce10" table:formula="of:=[.F259]*10^26" office:value-type="float" office:value="0.00000224" calcext:value-type="float">
            <text:p>2.240E-6</text:p>
          </table:table-cell>
          <table:table-cell table:style-name="ce10" table:formula="of:=([.G259]/100)*[.K259]" office:value-type="float" office:value="0.00000007616" calcext:value-type="float">
            <text:p>7.616E-8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464.9" calcext:value-type="float">
            <text:p>464.9</text:p>
          </table:table-cell>
          <table:table-cell table:style-name="ce4" office:value-type="float" office:value="4.08E-031" calcext:value-type="float">
            <text:p>4.08E-031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E260]/1000" office:value-type="float" office:value="0.4649" calcext:value-type="float">
            <text:p>0.4649</text:p>
          </table:table-cell>
          <table:table-cell office:value-type="float" office:value="40" calcext:value-type="float">
            <text:p>40</text:p>
          </table:table-cell>
          <table:table-cell table:style-name="ce10" table:formula="of:=[.F260]*10^26" office:value-type="float" office:value="0.0000408" calcext:value-type="float">
            <text:p>4.080E-5</text:p>
          </table:table-cell>
          <table:table-cell table:style-name="ce10" table:formula="of:=([.G260]/100)*[.K260]" office:value-type="float" office:value="0.0000006528" calcext:value-type="float">
            <text:p>6.528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Default" office:value-type="float" office:value="464.9" calcext:value-type="float">
            <text:p>464.9</text:p>
          </table:table-cell>
          <table:table-cell table:style-name="ce4" office:value-type="float" office:value="4.18E-031" calcext:value-type="float">
            <text:p>4.18E-03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261]/1000" office:value-type="float" office:value="0.4649" calcext:value-type="float">
            <text:p>0.4649</text:p>
          </table:table-cell>
          <table:table-cell office:value-type="float" office:value="40" calcext:value-type="float">
            <text:p>40</text:p>
          </table:table-cell>
          <table:table-cell table:style-name="ce10" table:formula="of:=[.F261]*10^26" office:value-type="float" office:value="0.0000418" calcext:value-type="float">
            <text:p>4.180E-5</text:p>
          </table:table-cell>
          <table:table-cell table:style-name="ce10" table:formula="of:=([.G261]/100)*[.K261]" office:value-type="float" office:value="0.000000836" calcext:value-type="float">
            <text:p>8.360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Default" office:value-type="float" office:value="464.9" calcext:value-type="float">
            <text:p>464.9</text:p>
          </table:table-cell>
          <table:table-cell table:style-name="ce4" office:value-type="float" office:value="3.95E-031" calcext:value-type="float">
            <text:p>3.95E-031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62]/1000" office:value-type="float" office:value="0.4649" calcext:value-type="float">
            <text:p>0.4649</text:p>
          </table:table-cell>
          <table:table-cell office:value-type="float" office:value="40" calcext:value-type="float">
            <text:p>40</text:p>
          </table:table-cell>
          <table:table-cell table:style-name="ce10" table:formula="of:=[.F262]*10^26" office:value-type="float" office:value="0.0000395" calcext:value-type="float">
            <text:p>3.950E-5</text:p>
          </table:table-cell>
          <table:table-cell table:style-name="ce10" table:formula="of:=([.G262]/100)*[.K262]" office:value-type="float" office:value="0.0000013035" calcext:value-type="float">
            <text:p>1.304E-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Default" office:value-type="float" office:value="377.9" calcext:value-type="float">
            <text:p>377.9</text:p>
          </table:table-cell>
          <table:table-cell table:style-name="ce4" office:value-type="float" office:value="2.58E-031" calcext:value-type="float">
            <text:p>2.58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63]/1000" office:value-type="float" office:value="0.3779" calcext:value-type="float">
            <text:p>0.3779</text:p>
          </table:table-cell>
          <table:table-cell office:value-type="float" office:value="50" calcext:value-type="float">
            <text:p>50</text:p>
          </table:table-cell>
          <table:table-cell table:style-name="ce10" table:formula="of:=[.F263]*10^26" office:value-type="float" office:value="0.0000258" calcext:value-type="float">
            <text:p>2.580E-5</text:p>
          </table:table-cell>
          <table:table-cell table:style-name="ce10" table:formula="of:=([.G263]/100)*[.K263]" office:value-type="float" office:value="0.0000005418" calcext:value-type="float">
            <text:p>5.418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Default" office:value-type="float" office:value="320.8" calcext:value-type="float">
            <text:p>320.8</text:p>
          </table:table-cell>
          <table:table-cell table:style-name="ce4" office:value-type="float" office:value="1.66E-031" calcext:value-type="float">
            <text:p>1.66E-031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264]/1000" office:value-type="float" office:value="0.3208" calcext:value-type="float">
            <text:p>0.3208</text:p>
          </table:table-cell>
          <table:table-cell office:value-type="float" office:value="60" calcext:value-type="float">
            <text:p>60</text:p>
          </table:table-cell>
          <table:table-cell table:style-name="ce10" table:formula="of:=[.F264]*10^26" office:value-type="float" office:value="0.0000166" calcext:value-type="float">
            <text:p>1.660E-5</text:p>
          </table:table-cell>
          <table:table-cell table:style-name="ce10" table:formula="of:=([.G264]/100)*[.K264]" office:value-type="float" office:value="0.0000002988" calcext:value-type="float">
            <text:p>2.988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Default" office:value-type="float" office:value="320.8" calcext:value-type="float">
            <text:p>320.8</text:p>
          </table:table-cell>
          <table:table-cell table:style-name="ce4" office:value-type="float" office:value="1.61E-031" calcext:value-type="float">
            <text:p>1.61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65]/1000" office:value-type="float" office:value="0.3208" calcext:value-type="float">
            <text:p>0.3208</text:p>
          </table:table-cell>
          <table:table-cell office:value-type="float" office:value="60" calcext:value-type="float">
            <text:p>60</text:p>
          </table:table-cell>
          <table:table-cell table:style-name="ce10" table:formula="of:=[.F265]*10^26" office:value-type="float" office:value="0.0000161" calcext:value-type="float">
            <text:p>1.610E-5</text:p>
          </table:table-cell>
          <table:table-cell table:style-name="ce10" table:formula="of:=([.G265]/100)*[.K265]" office:value-type="float" office:value="0.0000003381" calcext:value-type="float">
            <text:p>3.381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Default" office:value-type="float" office:value="251.5" calcext:value-type="float">
            <text:p>251.5</text:p>
          </table:table-cell>
          <table:table-cell table:style-name="ce4" office:value-type="float" office:value="7.52E-032" calcext:value-type="float">
            <text:p>7.52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66]/1000" office:value-type="float" office:value="0.2515" calcext:value-type="float">
            <text:p>0.2515</text:p>
          </table:table-cell>
          <table:table-cell office:value-type="float" office:value="80" calcext:value-type="float">
            <text:p>80</text:p>
          </table:table-cell>
          <table:table-cell table:style-name="ce10" table:formula="of:=[.F266]*10^26" office:value-type="float" office:value="0.00000752" calcext:value-type="float">
            <text:p>7.520E-6</text:p>
          </table:table-cell>
          <table:table-cell table:style-name="ce10" table:formula="of:=([.G266]/100)*[.K266]" office:value-type="float" office:value="0.00000024064" calcext:value-type="float">
            <text:p>2.406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Default" office:value-type="float" office:value="251.5" calcext:value-type="float">
            <text:p>251.5</text:p>
          </table:table-cell>
          <table:table-cell table:style-name="ce4" office:value-type="float" office:value="7.2E-032" calcext:value-type="float">
            <text:p>7.20E-032</text:p>
          </table:table-cell>
          <table:table-cell office:value-type="float" office:value="3.8" calcext:value-type="float">
            <text:p>3.8</text:p>
          </table:table-cell>
          <table:table-cell/>
          <table:table-cell table:formula="of:=[.E267]/1000" office:value-type="float" office:value="0.2515" calcext:value-type="float">
            <text:p>0.2515</text:p>
          </table:table-cell>
          <table:table-cell office:value-type="float" office:value="80" calcext:value-type="float">
            <text:p>80</text:p>
          </table:table-cell>
          <table:table-cell table:style-name="ce10" table:formula="of:=[.F267]*10^26" office:value-type="float" office:value="0.0000072" calcext:value-type="float">
            <text:p>7.200E-6</text:p>
          </table:table-cell>
          <table:table-cell table:style-name="ce10" table:formula="of:=([.G267]/100)*[.K267]" office:value-type="float" office:value="0.0000002736" calcext:value-type="float">
            <text:p>2.736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Default" office:value-type="float" office:value="212.5" calcext:value-type="float">
            <text:p>212.5</text:p>
          </table:table-cell>
          <table:table-cell table:style-name="ce4" office:value-type="float" office:value="3.98E-032" calcext:value-type="float">
            <text:p>3.98E-03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268]/1000" office:value-type="float" office:value="0.2125" calcext:value-type="float">
            <text:p>0.2125</text:p>
          </table:table-cell>
          <table:table-cell office:value-type="float" office:value="100" calcext:value-type="float">
            <text:p>100</text:p>
          </table:table-cell>
          <table:table-cell table:style-name="ce10" table:formula="of:=[.F268]*10^26" office:value-type="float" office:value="0.00000398" calcext:value-type="float">
            <text:p>3.980E-6</text:p>
          </table:table-cell>
          <table:table-cell table:style-name="ce10" table:formula="of:=([.G268]/100)*[.K268]" office:value-type="float" office:value="0.0000001194" calcext:value-type="float">
            <text:p>1.194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Default" office:value-type="float" office:value="189" calcext:value-type="float">
            <text:p>189</text:p>
          </table:table-cell>
          <table:table-cell table:style-name="ce4" office:value-type="float" office:value="2E-032" calcext:value-type="float">
            <text:p>2.00E-032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269]/1000" office:value-type="float" office:value="0.189" calcext:value-type="float">
            <text:p>0.189</text:p>
          </table:table-cell>
          <table:table-cell office:value-type="float" office:value="120" calcext:value-type="float">
            <text:p>120</text:p>
          </table:table-cell>
          <table:table-cell table:style-name="ce10" table:formula="of:=[.F269]*10^26" office:value-type="float" office:value="0.000002" calcext:value-type="float">
            <text:p>2.000E-6</text:p>
          </table:table-cell>
          <table:table-cell table:style-name="ce10" table:formula="of:=([.G269]/100)*[.K269]" office:value-type="float" office:value="0.000000046" calcext:value-type="float">
            <text:p>4.600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Default" office:value-type="float" office:value="177.7" calcext:value-type="float">
            <text:p>177.7</text:p>
          </table:table-cell>
          <table:table-cell table:style-name="ce4" office:value-type="float" office:value="1.19E-032" calcext:value-type="float">
            <text:p>1.19E-032</text:p>
          </table:table-cell>
          <table:table-cell office:value-type="float" office:value="3.9" calcext:value-type="float">
            <text:p>3.9</text:p>
          </table:table-cell>
          <table:table-cell/>
          <table:table-cell table:formula="of:=[.E270]/1000" office:value-type="float" office:value="0.1777" calcext:value-type="float">
            <text:p>0.1777</text:p>
          </table:table-cell>
          <table:table-cell office:value-type="float" office:value="135" calcext:value-type="float">
            <text:p>135</text:p>
          </table:table-cell>
          <table:table-cell table:style-name="ce10" table:formula="of:=[.F270]*10^26" office:value-type="float" office:value="0.00000119" calcext:value-type="float">
            <text:p>1.190E-6</text:p>
          </table:table-cell>
          <table:table-cell table:style-name="ce10" table:formula="of:=([.G270]/100)*[.K270]" office:value-type="float" office:value="0.00000004641" calcext:value-type="float">
            <text:p>4.641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Default" office:value-type="float" office:value="177.7" calcext:value-type="float">
            <text:p>177.7</text:p>
          </table:table-cell>
          <table:table-cell table:style-name="ce4" office:value-type="float" office:value="1.18E-032" calcext:value-type="float">
            <text:p>1.18E-032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71]/1000" office:value-type="float" office:value="0.1777" calcext:value-type="float">
            <text:p>0.1777</text:p>
          </table:table-cell>
          <table:table-cell office:value-type="float" office:value="135" calcext:value-type="float">
            <text:p>135</text:p>
          </table:table-cell>
          <table:table-cell table:style-name="ce10" table:formula="of:=[.F271]*10^26" office:value-type="float" office:value="0.00000118" calcext:value-type="float">
            <text:p>1.180E-6</text:p>
          </table:table-cell>
          <table:table-cell table:style-name="ce10" table:formula="of:=([.G271]/100)*[.K271]" office:value-type="float" office:value="0.00000003894" calcext:value-type="float">
            <text:p>3.894E-8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2.28E-031" calcext:value-type="float">
            <text:p>2.28E-031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272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10" table:formula="of:=[.F272]*10^26" office:value-type="float" office:value="0.0000228" calcext:value-type="float">
            <text:p>2.280E-5</text:p>
          </table:table-cell>
          <table:table-cell table:style-name="ce10" table:formula="of:=([.G272]/100)*[.K272]" office:value-type="float" office:value="0.0000004104" calcext:value-type="float">
            <text:p>4.104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2.27E-031" calcext:value-type="float">
            <text:p>2.27E-031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E273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10" table:formula="of:=[.F273]*10^26" office:value-type="float" office:value="0.0000227" calcext:value-type="float">
            <text:p>2.270E-5</text:p>
          </table:table-cell>
          <table:table-cell table:style-name="ce10" table:formula="of:=([.G273]/100)*[.K273]" office:value-type="float" office:value="0.0000003632" calcext:value-type="float">
            <text:p>3.632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2.12E-031" calcext:value-type="float">
            <text:p>2.12E-031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274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10" table:formula="of:=[.F274]*10^26" office:value-type="float" office:value="0.0000212" calcext:value-type="float">
            <text:p>2.120E-5</text:p>
          </table:table-cell>
          <table:table-cell table:style-name="ce10" table:formula="of:=([.G274]/100)*[.K274]" office:value-type="float" office:value="0.0000006572" calcext:value-type="float">
            <text:p>6.572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2.18E-031" calcext:value-type="float">
            <text:p>2.18E-031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275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10" table:formula="of:=[.F275]*10^26" office:value-type="float" office:value="0.0000218" calcext:value-type="float">
            <text:p>2.180E-5</text:p>
          </table:table-cell>
          <table:table-cell table:style-name="ce10" table:formula="of:=([.G275]/100)*[.K275]" office:value-type="float" office:value="0.0000006322" calcext:value-type="float">
            <text:p>6.322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1.33E-031" calcext:value-type="float">
            <text:p>1.33E-031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E276]/1000" office:value-type="float" office:value="0.4149" calcext:value-type="float">
            <text:p>0.4149</text:p>
          </table:table-cell>
          <table:table-cell office:value-type="float" office:value="50" calcext:value-type="float">
            <text:p>50</text:p>
          </table:table-cell>
          <table:table-cell table:style-name="ce10" table:formula="of:=[.F276]*10^26" office:value-type="float" office:value="0.0000133" calcext:value-type="float">
            <text:p>1.330E-5</text:p>
          </table:table-cell>
          <table:table-cell table:style-name="ce10" table:formula="of:=([.G276]/100)*[.K276]" office:value-type="float" office:value="0.0000001729" calcext:value-type="float">
            <text:p>1.729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8.79E-032" calcext:value-type="float">
            <text:p>8.79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277]/1000" office:value-type="float" office:value="0.3523" calcext:value-type="float">
            <text:p>0.3523</text:p>
          </table:table-cell>
          <table:table-cell office:value-type="float" office:value="60" calcext:value-type="float">
            <text:p>60</text:p>
          </table:table-cell>
          <table:table-cell table:style-name="ce10" table:formula="of:=[.F277]*10^26" office:value-type="float" office:value="0.00000879" calcext:value-type="float">
            <text:p>8.790E-6</text:p>
          </table:table-cell>
          <table:table-cell table:style-name="ce10" table:formula="of:=([.G277]/100)*[.K277]" office:value-type="float" office:value="0.0000001758" calcext:value-type="float">
            <text:p>1.758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8.57E-032" calcext:value-type="float">
            <text:p>8.57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78]/1000" office:value-type="float" office:value="0.3523" calcext:value-type="float">
            <text:p>0.3523</text:p>
          </table:table-cell>
          <table:table-cell office:value-type="float" office:value="60" calcext:value-type="float">
            <text:p>60</text:p>
          </table:table-cell>
          <table:table-cell table:style-name="ce10" table:formula="of:=[.F278]*10^26" office:value-type="float" office:value="0.00000857" calcext:value-type="float">
            <text:p>8.570E-6</text:p>
          </table:table-cell>
          <table:table-cell table:style-name="ce10" table:formula="of:=([.G278]/100)*[.K278]" office:value-type="float" office:value="0.00000027424" calcext:value-type="float">
            <text:p>2.742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8.73E-032" calcext:value-type="float">
            <text:p>8.73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279]/1000" office:value-type="float" office:value="0.3523" calcext:value-type="float">
            <text:p>0.3523</text:p>
          </table:table-cell>
          <table:table-cell office:value-type="float" office:value="60" calcext:value-type="float">
            <text:p>60</text:p>
          </table:table-cell>
          <table:table-cell table:style-name="ce10" table:formula="of:=[.F279]*10^26" office:value-type="float" office:value="0.00000873" calcext:value-type="float">
            <text:p>8.730E-6</text:p>
          </table:table-cell>
          <table:table-cell table:style-name="ce10" table:formula="of:=([.G279]/100)*[.K279]" office:value-type="float" office:value="0.00000019206" calcext:value-type="float">
            <text:p>1.921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76.5" calcext:value-type="float">
            <text:p>276.5</text:p>
          </table:table-cell>
          <table:table-cell table:style-name="ce4" office:value-type="float" office:value="4.4E-032" calcext:value-type="float">
            <text:p>4.40E-032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80]/1000" office:value-type="float" office:value="0.2765" calcext:value-type="float">
            <text:p>0.2765</text:p>
          </table:table-cell>
          <table:table-cell office:value-type="float" office:value="80" calcext:value-type="float">
            <text:p>80</text:p>
          </table:table-cell>
          <table:table-cell table:style-name="ce10" table:formula="of:=[.F280]*10^26" office:value-type="float" office:value="0.0000044" calcext:value-type="float">
            <text:p>4.400E-6</text:p>
          </table:table-cell>
          <table:table-cell table:style-name="ce10" table:formula="of:=([.G280]/100)*[.K280]" office:value-type="float" office:value="0.0000001452" calcext:value-type="float">
            <text:p>1.452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33.7" calcext:value-type="float">
            <text:p>233.7</text:p>
          </table:table-cell>
          <table:table-cell table:style-name="ce4" office:value-type="float" office:value="2.05E-032" calcext:value-type="float">
            <text:p>2.05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281]/1000" office:value-type="float" office:value="0.2337" calcext:value-type="float">
            <text:p>0.2337</text:p>
          </table:table-cell>
          <table:table-cell office:value-type="float" office:value="100" calcext:value-type="float">
            <text:p>100</text:p>
          </table:table-cell>
          <table:table-cell table:style-name="ce10" table:formula="of:=[.F281]*10^26" office:value-type="float" office:value="0.00000205" calcext:value-type="float">
            <text:p>2.050E-6</text:p>
          </table:table-cell>
          <table:table-cell table:style-name="ce10" table:formula="of:=([.G281]/100)*[.K281]" office:value-type="float" office:value="0.0000000451" calcext:value-type="float">
            <text:p>4.510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33.7" calcext:value-type="float">
            <text:p>233.7</text:p>
          </table:table-cell>
          <table:table-cell table:style-name="ce4" office:value-type="float" office:value="2.09E-032" calcext:value-type="float">
            <text:p>2.09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82]/1000" office:value-type="float" office:value="0.2337" calcext:value-type="float">
            <text:p>0.2337</text:p>
          </table:table-cell>
          <table:table-cell office:value-type="float" office:value="100" calcext:value-type="float">
            <text:p>100</text:p>
          </table:table-cell>
          <table:table-cell table:style-name="ce10" table:formula="of:=[.F282]*10^26" office:value-type="float" office:value="0.00000209" calcext:value-type="float">
            <text:p>2.090E-6</text:p>
          </table:table-cell>
          <table:table-cell table:style-name="ce10" table:formula="of:=([.G282]/100)*[.K282]" office:value-type="float" office:value="0.00000006688" calcext:value-type="float">
            <text:p>6.688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08" calcext:value-type="float">
            <text:p>208</text:p>
          </table:table-cell>
          <table:table-cell table:style-name="ce4" office:value-type="float" office:value="1.07E-032" calcext:value-type="float">
            <text:p>1.07E-032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283]/1000" office:value-type="float" office:value="0.208" calcext:value-type="float">
            <text:p>0.208</text:p>
          </table:table-cell>
          <table:table-cell office:value-type="float" office:value="120" calcext:value-type="float">
            <text:p>120</text:p>
          </table:table-cell>
          <table:table-cell table:style-name="ce10" table:formula="of:=[.F283]*10^26" office:value-type="float" office:value="0.00000107" calcext:value-type="float">
            <text:p>1.070E-6</text:p>
          </table:table-cell>
          <table:table-cell table:style-name="ce10" table:formula="of:=([.G283]/100)*[.K283]" office:value-type="float" office:value="0.00000003103" calcext:value-type="float">
            <text:p>3.103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08" calcext:value-type="float">
            <text:p>208</text:p>
          </table:table-cell>
          <table:table-cell table:style-name="ce4" office:value-type="float" office:value="1.05E-032" calcext:value-type="float">
            <text:p>1.05E-03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284]/1000" office:value-type="float" office:value="0.208" calcext:value-type="float">
            <text:p>0.208</text:p>
          </table:table-cell>
          <table:table-cell office:value-type="float" office:value="120" calcext:value-type="float">
            <text:p>120</text:p>
          </table:table-cell>
          <table:table-cell table:style-name="ce10" table:formula="of:=[.F284]*10^26" office:value-type="float" office:value="0.00000105" calcext:value-type="float">
            <text:p>1.050E-6</text:p>
          </table:table-cell>
          <table:table-cell table:style-name="ce10" table:formula="of:=([.G284]/100)*[.K284]" office:value-type="float" office:value="0.000000042" calcext:value-type="float">
            <text:p>4.200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95.7" calcext:value-type="float">
            <text:p>195.7</text:p>
          </table:table-cell>
          <table:table-cell table:style-name="ce4" office:value-type="float" office:value="6.23E-033" calcext:value-type="float">
            <text:p>6.23E-033</text:p>
          </table:table-cell>
          <table:table-cell office:value-type="float" office:value="3.7" calcext:value-type="float">
            <text:p>3.7</text:p>
          </table:table-cell>
          <table:table-cell/>
          <table:table-cell table:formula="of:=[.E285]/1000" office:value-type="float" office:value="0.1957" calcext:value-type="float">
            <text:p>0.1957</text:p>
          </table:table-cell>
          <table:table-cell office:value-type="float" office:value="135" calcext:value-type="float">
            <text:p>135</text:p>
          </table:table-cell>
          <table:table-cell table:style-name="ce10" table:formula="of:=[.F285]*10^26" office:value-type="float" office:value="0.000000623" calcext:value-type="float">
            <text:p>6.230E-7</text:p>
          </table:table-cell>
          <table:table-cell table:style-name="ce10" table:formula="of:=([.G285]/100)*[.K285]" office:value-type="float" office:value="0.000000023051" calcext:value-type="float">
            <text:p>2.305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95.7" calcext:value-type="float">
            <text:p>195.7</text:p>
          </table:table-cell>
          <table:table-cell table:style-name="ce4" office:value-type="float" office:value="5.98E-033" calcext:value-type="float">
            <text:p>5.98E-033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286]/1000" office:value-type="float" office:value="0.1957" calcext:value-type="float">
            <text:p>0.1957</text:p>
          </table:table-cell>
          <table:table-cell office:value-type="float" office:value="135" calcext:value-type="float">
            <text:p>135</text:p>
          </table:table-cell>
          <table:table-cell table:style-name="ce10" table:formula="of:=[.F286]*10^26" office:value-type="float" office:value="0.000000598" calcext:value-type="float">
            <text:p>5.980E-7</text:p>
          </table:table-cell>
          <table:table-cell table:style-name="ce10" table:formula="of:=([.G286]/100)*[.K286]" office:value-type="float" office:value="0.000000018538" calcext:value-type="float">
            <text:p>1.854E-8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1.2E-031" calcext:value-type="float">
            <text:p>1.20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87]/1000" office:value-type="float" office:value="0.5519" calcext:value-type="float">
            <text:p>0.5519</text:p>
          </table:table-cell>
          <table:table-cell office:value-type="float" office:value="40" calcext:value-type="float">
            <text:p>40</text:p>
          </table:table-cell>
          <table:table-cell table:style-name="ce10" table:formula="of:=[.F287]*10^26" office:value-type="float" office:value="0.000012" calcext:value-type="float">
            <text:p>1.200E-5</text:p>
          </table:table-cell>
          <table:table-cell table:style-name="ce10" table:formula="of:=([.G287]/100)*[.K287]" office:value-type="float" office:value="0.000000252" calcext:value-type="float">
            <text:p>2.520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1.19E-031" calcext:value-type="float">
            <text:p>1.19E-031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288]/1000" office:value-type="float" office:value="0.5519" calcext:value-type="float">
            <text:p>0.5519</text:p>
          </table:table-cell>
          <table:table-cell office:value-type="float" office:value="40" calcext:value-type="float">
            <text:p>40</text:p>
          </table:table-cell>
          <table:table-cell table:style-name="ce10" table:formula="of:=[.F288]*10^26" office:value-type="float" office:value="0.0000119" calcext:value-type="float">
            <text:p>1.190E-5</text:p>
          </table:table-cell>
          <table:table-cell table:style-name="ce10" table:formula="of:=([.G288]/100)*[.K288]" office:value-type="float" office:value="0.0000002261" calcext:value-type="float">
            <text:p>2.261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1.21E-031" calcext:value-type="float">
            <text:p>1.21E-031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289]/1000" office:value-type="float" office:value="0.5519" calcext:value-type="float">
            <text:p>0.5519</text:p>
          </table:table-cell>
          <table:table-cell office:value-type="float" office:value="40" calcext:value-type="float">
            <text:p>40</text:p>
          </table:table-cell>
          <table:table-cell table:style-name="ce10" table:formula="of:=[.F289]*10^26" office:value-type="float" office:value="0.0000121" calcext:value-type="float">
            <text:p>1.210E-5</text:p>
          </table:table-cell>
          <table:table-cell table:style-name="ce10" table:formula="of:=([.G289]/100)*[.K289]" office:value-type="float" office:value="0.0000003751" calcext:value-type="float">
            <text:p>3.751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449" calcext:value-type="float">
            <text:p>449</text:p>
          </table:table-cell>
          <table:table-cell table:style-name="ce4" office:value-type="float" office:value="7.32E-032" calcext:value-type="float">
            <text:p>7.32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290]/1000" office:value-type="float" office:value="0.449" calcext:value-type="float">
            <text:p>0.449</text:p>
          </table:table-cell>
          <table:table-cell office:value-type="float" office:value="50" calcext:value-type="float">
            <text:p>50</text:p>
          </table:table-cell>
          <table:table-cell table:style-name="ce10" table:formula="of:=[.F290]*10^26" office:value-type="float" office:value="0.00000732" calcext:value-type="float">
            <text:p>7.320E-6</text:p>
          </table:table-cell>
          <table:table-cell table:style-name="ce10" table:formula="of:=([.G290]/100)*[.K290]" office:value-type="float" office:value="0.00000013908" calcext:value-type="float">
            <text:p>1.391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81.5" calcext:value-type="float">
            <text:p>381.5</text:p>
          </table:table-cell>
          <table:table-cell table:style-name="ce4" office:value-type="float" office:value="4.69E-032" calcext:value-type="float">
            <text:p>4.69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291]/1000" office:value-type="float" office:value="0.3815" calcext:value-type="float">
            <text:p>0.3815</text:p>
          </table:table-cell>
          <table:table-cell office:value-type="float" office:value="60" calcext:value-type="float">
            <text:p>60</text:p>
          </table:table-cell>
          <table:table-cell table:style-name="ce10" table:formula="of:=[.F291]*10^26" office:value-type="float" office:value="0.00000469" calcext:value-type="float">
            <text:p>4.690E-6</text:p>
          </table:table-cell>
          <table:table-cell table:style-name="ce10" table:formula="of:=([.G291]/100)*[.K291]" office:value-type="float" office:value="0.00000010318" calcext:value-type="float">
            <text:p>1.032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81.5" calcext:value-type="float">
            <text:p>381.5</text:p>
          </table:table-cell>
          <table:table-cell table:style-name="ce4" office:value-type="float" office:value="4.55E-032" calcext:value-type="float">
            <text:p>4.55E-032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92]/1000" office:value-type="float" office:value="0.3815" calcext:value-type="float">
            <text:p>0.3815</text:p>
          </table:table-cell>
          <table:table-cell office:value-type="float" office:value="60" calcext:value-type="float">
            <text:p>60</text:p>
          </table:table-cell>
          <table:table-cell table:style-name="ce10" table:formula="of:=[.F292]*10^26" office:value-type="float" office:value="0.00000455" calcext:value-type="float">
            <text:p>4.550E-6</text:p>
          </table:table-cell>
          <table:table-cell table:style-name="ce10" table:formula="of:=([.G292]/100)*[.K292]" office:value-type="float" office:value="0.00000009555" calcext:value-type="float">
            <text:p>9.555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99.5" calcext:value-type="float">
            <text:p>299.5</text:p>
          </table:table-cell>
          <table:table-cell table:style-name="ce4" office:value-type="float" office:value="2.18E-032" calcext:value-type="float">
            <text:p>2.18E-032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293]/1000" office:value-type="float" office:value="0.2995" calcext:value-type="float">
            <text:p>0.2995</text:p>
          </table:table-cell>
          <table:table-cell office:value-type="float" office:value="80" calcext:value-type="float">
            <text:p>80</text:p>
          </table:table-cell>
          <table:table-cell table:style-name="ce10" table:formula="of:=[.F293]*10^26" office:value-type="float" office:value="0.00000218" calcext:value-type="float">
            <text:p>2.180E-6</text:p>
          </table:table-cell>
          <table:table-cell table:style-name="ce10" table:formula="of:=([.G293]/100)*[.K293]" office:value-type="float" office:value="0.00000006322" calcext:value-type="float">
            <text:p>6.322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99.5" calcext:value-type="float">
            <text:p>299.5</text:p>
          </table:table-cell>
          <table:table-cell table:style-name="ce4" office:value-type="float" office:value="2.06E-032" calcext:value-type="float">
            <text:p>2.06E-032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[.E294]/1000" office:value-type="float" office:value="0.2995" calcext:value-type="float">
            <text:p>0.2995</text:p>
          </table:table-cell>
          <table:table-cell office:value-type="float" office:value="80" calcext:value-type="float">
            <text:p>80</text:p>
          </table:table-cell>
          <table:table-cell table:style-name="ce10" table:formula="of:=[.F294]*10^26" office:value-type="float" office:value="0.00000206" calcext:value-type="float">
            <text:p>2.060E-6</text:p>
          </table:table-cell>
          <table:table-cell table:style-name="ce10" table:formula="of:=([.G294]/100)*[.K294]" office:value-type="float" office:value="0.00000008652" calcext:value-type="float">
            <text:p>8.652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53.4" calcext:value-type="float">
            <text:p>253.4</text:p>
          </table:table-cell>
          <table:table-cell table:style-name="ce4" office:value-type="float" office:value="1.05E-032" calcext:value-type="float">
            <text:p>1.05E-03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295]/1000" office:value-type="float" office:value="0.2534" calcext:value-type="float">
            <text:p>0.2534</text:p>
          </table:table-cell>
          <table:table-cell office:value-type="float" office:value="100" calcext:value-type="float">
            <text:p>100</text:p>
          </table:table-cell>
          <table:table-cell table:style-name="ce10" table:formula="of:=[.F295]*10^26" office:value-type="float" office:value="0.00000105" calcext:value-type="float">
            <text:p>1.050E-6</text:p>
          </table:table-cell>
          <table:table-cell table:style-name="ce10" table:formula="of:=([.G295]/100)*[.K295]" office:value-type="float" office:value="0.0000000315" calcext:value-type="float">
            <text:p>3.150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53.4" calcext:value-type="float">
            <text:p>253.4</text:p>
          </table:table-cell>
          <table:table-cell table:style-name="ce4" office:value-type="float" office:value="1.04E-032" calcext:value-type="float">
            <text:p>1.04E-032</text:p>
          </table:table-cell>
          <table:table-cell office:value-type="float" office:value="5.2" calcext:value-type="float">
            <text:p>5.2</text:p>
          </table:table-cell>
          <table:table-cell/>
          <table:table-cell table:formula="of:=[.E296]/1000" office:value-type="float" office:value="0.2534" calcext:value-type="float">
            <text:p>0.2534</text:p>
          </table:table-cell>
          <table:table-cell office:value-type="float" office:value="100" calcext:value-type="float">
            <text:p>100</text:p>
          </table:table-cell>
          <table:table-cell table:style-name="ce10" table:formula="of:=[.F296]*10^26" office:value-type="float" office:value="0.00000104" calcext:value-type="float">
            <text:p>1.040E-6</text:p>
          </table:table-cell>
          <table:table-cell table:style-name="ce10" table:formula="of:=([.G296]/100)*[.K296]" office:value-type="float" office:value="0.00000005408" calcext:value-type="float">
            <text:p>5.408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25.6" calcext:value-type="float">
            <text:p>225.6</text:p>
          </table:table-cell>
          <table:table-cell table:style-name="ce4" office:value-type="float" office:value="5.69E-033" calcext:value-type="float">
            <text:p>5.69E-033</text:p>
          </table:table-cell>
          <table:table-cell office:value-type="float" office:value="3.7" calcext:value-type="float">
            <text:p>3.7</text:p>
          </table:table-cell>
          <table:table-cell/>
          <table:table-cell table:formula="of:=[.E297]/1000" office:value-type="float" office:value="0.2256" calcext:value-type="float">
            <text:p>0.2256</text:p>
          </table:table-cell>
          <table:table-cell office:value-type="float" office:value="120" calcext:value-type="float">
            <text:p>120</text:p>
          </table:table-cell>
          <table:table-cell table:style-name="ce10" table:formula="of:=[.F297]*10^26" office:value-type="float" office:value="0.000000569" calcext:value-type="float">
            <text:p>5.690E-7</text:p>
          </table:table-cell>
          <table:table-cell table:style-name="ce10" table:formula="of:=([.G297]/100)*[.K297]" office:value-type="float" office:value="0.000000021053" calcext:value-type="float">
            <text:p>2.105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25.6" calcext:value-type="float">
            <text:p>225.6</text:p>
          </table:table-cell>
          <table:table-cell table:style-name="ce4" office:value-type="float" office:value="6.63E-033" calcext:value-type="float">
            <text:p>6.63E-033</text:p>
          </table:table-cell>
          <table:table-cell office:value-type="float" office:value="6.9" calcext:value-type="float">
            <text:p>6.9</text:p>
          </table:table-cell>
          <table:table-cell/>
          <table:table-cell table:formula="of:=[.E298]/1000" office:value-type="float" office:value="0.2256" calcext:value-type="float">
            <text:p>0.2256</text:p>
          </table:table-cell>
          <table:table-cell office:value-type="float" office:value="120" calcext:value-type="float">
            <text:p>120</text:p>
          </table:table-cell>
          <table:table-cell table:style-name="ce10" table:formula="of:=[.F298]*10^26" office:value-type="float" office:value="0.000000663" calcext:value-type="float">
            <text:p>6.630E-7</text:p>
          </table:table-cell>
          <table:table-cell table:style-name="ce10" table:formula="of:=([.G298]/100)*[.K298]" office:value-type="float" office:value="0.000000045747" calcext:value-type="float">
            <text:p>4.575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12.3" calcext:value-type="float">
            <text:p>212.3</text:p>
          </table:table-cell>
          <table:table-cell table:style-name="ce4" office:value-type="float" office:value="3.81E-033" calcext:value-type="float">
            <text:p>3.81E-033</text:p>
          </table:table-cell>
          <table:table-cell office:value-type="float" office:value="6.2" calcext:value-type="float">
            <text:p>6.2</text:p>
          </table:table-cell>
          <table:table-cell/>
          <table:table-cell table:formula="of:=[.E299]/1000" office:value-type="float" office:value="0.2123" calcext:value-type="float">
            <text:p>0.2123</text:p>
          </table:table-cell>
          <table:table-cell office:value-type="float" office:value="135" calcext:value-type="float">
            <text:p>135</text:p>
          </table:table-cell>
          <table:table-cell table:style-name="ce10" table:formula="of:=[.F299]*10^26" office:value-type="float" office:value="0.000000381" calcext:value-type="float">
            <text:p>3.810E-7</text:p>
          </table:table-cell>
          <table:table-cell table:style-name="ce10" table:formula="of:=([.G299]/100)*[.K299]" office:value-type="float" office:value="0.000000023622" calcext:value-type="float">
            <text:p>2.362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12.3" calcext:value-type="float">
            <text:p>212.3</text:p>
          </table:table-cell>
          <table:table-cell table:style-name="ce4" office:value-type="float" office:value="3.48E-033" calcext:value-type="float">
            <text:p>3.48E-033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300]/1000" office:value-type="float" office:value="0.2123" calcext:value-type="float">
            <text:p>0.2123</text:p>
          </table:table-cell>
          <table:table-cell office:value-type="float" office:value="135" calcext:value-type="float">
            <text:p>135</text:p>
          </table:table-cell>
          <table:table-cell table:style-name="ce10" table:formula="of:=[.F300]*10^26" office:value-type="float" office:value="0.000000348" calcext:value-type="float">
            <text:p>3.480E-7</text:p>
          </table:table-cell>
          <table:table-cell table:style-name="ce10" table:formula="of:=([.G300]/100)*[.K300]" office:value-type="float" office:value="0.00000001044" calcext:value-type="float">
            <text:p>1.044E-8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90.9" calcext:value-type="float">
            <text:p>590.9</text:p>
          </table:table-cell>
          <table:table-cell table:style-name="ce4" office:value-type="float" office:value="7.04E-032" calcext:value-type="float">
            <text:p>7.04E-032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E301]/1000" office:value-type="float" office:value="0.5909" calcext:value-type="float">
            <text:p>0.5909</text:p>
          </table:table-cell>
          <table:table-cell office:value-type="float" office:value="40" calcext:value-type="float">
            <text:p>40</text:p>
          </table:table-cell>
          <table:table-cell table:style-name="ce10" table:formula="of:=[.F301]*10^26" office:value-type="float" office:value="0.00000704" calcext:value-type="float">
            <text:p>7.040E-6</text:p>
          </table:table-cell>
          <table:table-cell table:style-name="ce10" table:formula="of:=([.G301]/100)*[.K301]" office:value-type="float" office:value="0.00000019008" calcext:value-type="float">
            <text:p>1.901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90.9" calcext:value-type="float">
            <text:p>590.9</text:p>
          </table:table-cell>
          <table:table-cell table:style-name="ce4" office:value-type="float" office:value="6.82E-032" calcext:value-type="float">
            <text:p>6.82E-032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E302]/1000" office:value-type="float" office:value="0.5909" calcext:value-type="float">
            <text:p>0.5909</text:p>
          </table:table-cell>
          <table:table-cell office:value-type="float" office:value="40" calcext:value-type="float">
            <text:p>40</text:p>
          </table:table-cell>
          <table:table-cell table:style-name="ce10" table:formula="of:=[.F302]*10^26" office:value-type="float" office:value="0.00000682" calcext:value-type="float">
            <text:p>6.820E-6</text:p>
          </table:table-cell>
          <table:table-cell table:style-name="ce10" table:formula="of:=([.G302]/100)*[.K302]" office:value-type="float" office:value="0.0000001023" calcext:value-type="float">
            <text:p>1.023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481" calcext:value-type="float">
            <text:p>481</text:p>
          </table:table-cell>
          <table:table-cell table:style-name="ce4" office:value-type="float" office:value="4.14E-032" calcext:value-type="float">
            <text:p>4.14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03]/1000" office:value-type="float" office:value="0.481" calcext:value-type="float">
            <text:p>0.481</text:p>
          </table:table-cell>
          <table:table-cell office:value-type="float" office:value="50" calcext:value-type="float">
            <text:p>50</text:p>
          </table:table-cell>
          <table:table-cell table:style-name="ce10" table:formula="of:=[.F303]*10^26" office:value-type="float" office:value="0.00000414" calcext:value-type="float">
            <text:p>4.140E-6</text:p>
          </table:table-cell>
          <table:table-cell table:style-name="ce10" table:formula="of:=([.G303]/100)*[.K303]" office:value-type="float" office:value="0.00000007866" calcext:value-type="float">
            <text:p>7.866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2.67E-032" calcext:value-type="float">
            <text:p>2.67E-032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304]/1000" office:value-type="float" office:value="0.4088" calcext:value-type="float">
            <text:p>0.4088</text:p>
          </table:table-cell>
          <table:table-cell office:value-type="float" office:value="60" calcext:value-type="float">
            <text:p>60</text:p>
          </table:table-cell>
          <table:table-cell table:style-name="ce10" table:formula="of:=[.F304]*10^26" office:value-type="float" office:value="0.00000267" calcext:value-type="float">
            <text:p>2.670E-6</text:p>
          </table:table-cell>
          <table:table-cell table:style-name="ce10" table:formula="of:=([.G304]/100)*[.K304]" office:value-type="float" office:value="0.00000006141" calcext:value-type="float">
            <text:p>6.141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2.5E-032" calcext:value-type="float">
            <text:p>2.50E-032</text:p>
          </table:table-cell>
          <table:table-cell office:value-type="float" office:value="4.7" calcext:value-type="float">
            <text:p>4.7</text:p>
          </table:table-cell>
          <table:table-cell/>
          <table:table-cell table:formula="of:=[.E305]/1000" office:value-type="float" office:value="0.4088" calcext:value-type="float">
            <text:p>0.4088</text:p>
          </table:table-cell>
          <table:table-cell office:value-type="float" office:value="60" calcext:value-type="float">
            <text:p>60</text:p>
          </table:table-cell>
          <table:table-cell table:style-name="ce10" table:formula="of:=[.F305]*10^26" office:value-type="float" office:value="0.0000025" calcext:value-type="float">
            <text:p>2.500E-6</text:p>
          </table:table-cell>
          <table:table-cell table:style-name="ce10" table:formula="of:=([.G305]/100)*[.K305]" office:value-type="float" office:value="0.0000001175" calcext:value-type="float">
            <text:p>1.175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2.55E-032" calcext:value-type="float">
            <text:p>2.55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06]/1000" office:value-type="float" office:value="0.4088" calcext:value-type="float">
            <text:p>0.4088</text:p>
          </table:table-cell>
          <table:table-cell office:value-type="float" office:value="60" calcext:value-type="float">
            <text:p>60</text:p>
          </table:table-cell>
          <table:table-cell table:style-name="ce10" table:formula="of:=[.F306]*10^26" office:value-type="float" office:value="0.00000255" calcext:value-type="float">
            <text:p>2.550E-6</text:p>
          </table:table-cell>
          <table:table-cell table:style-name="ce10" table:formula="of:=([.G306]/100)*[.K306]" office:value-type="float" office:value="0.0000000561" calcext:value-type="float">
            <text:p>5.610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21.2" calcext:value-type="float">
            <text:p>321.2</text:p>
          </table:table-cell>
          <table:table-cell table:style-name="ce4" office:value-type="float" office:value="1.19E-032" calcext:value-type="float">
            <text:p>1.19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307]/1000" office:value-type="float" office:value="0.3212" calcext:value-type="float">
            <text:p>0.3212</text:p>
          </table:table-cell>
          <table:table-cell office:value-type="float" office:value="80" calcext:value-type="float">
            <text:p>80</text:p>
          </table:table-cell>
          <table:table-cell table:style-name="ce10" table:formula="of:=[.F307]*10^26" office:value-type="float" office:value="0.00000119" calcext:value-type="float">
            <text:p>1.190E-6</text:p>
          </table:table-cell>
          <table:table-cell table:style-name="ce10" table:formula="of:=([.G307]/100)*[.K307]" office:value-type="float" office:value="0.00000003808" calcext:value-type="float">
            <text:p>3.808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71.8" calcext:value-type="float">
            <text:p>271.8</text:p>
          </table:table-cell>
          <table:table-cell table:style-name="ce4" office:value-type="float" office:value="6.03E-033" calcext:value-type="float">
            <text:p>6.03E-033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308]/1000" office:value-type="float" office:value="0.2718" calcext:value-type="float">
            <text:p>0.2718</text:p>
          </table:table-cell>
          <table:table-cell office:value-type="float" office:value="100" calcext:value-type="float">
            <text:p>100</text:p>
          </table:table-cell>
          <table:table-cell table:style-name="ce10" table:formula="of:=[.F308]*10^26" office:value-type="float" office:value="0.000000603" calcext:value-type="float">
            <text:p>6.030E-7</text:p>
          </table:table-cell>
          <table:table-cell table:style-name="ce10" table:formula="of:=([.G308]/100)*[.K308]" office:value-type="float" office:value="0.000000013869" calcext:value-type="float">
            <text:p>1.387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71.8" calcext:value-type="float">
            <text:p>271.8</text:p>
          </table:table-cell>
          <table:table-cell table:style-name="ce4" office:value-type="float" office:value="6.49E-033" calcext:value-type="float">
            <text:p>6.49E-033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[.E309]/1000" office:value-type="float" office:value="0.2718" calcext:value-type="float">
            <text:p>0.2718</text:p>
          </table:table-cell>
          <table:table-cell office:value-type="float" office:value="100" calcext:value-type="float">
            <text:p>100</text:p>
          </table:table-cell>
          <table:table-cell table:style-name="ce10" table:formula="of:=[.F309]*10^26" office:value-type="float" office:value="0.000000649" calcext:value-type="float">
            <text:p>6.490E-7</text:p>
          </table:table-cell>
          <table:table-cell table:style-name="ce10" table:formula="of:=([.G309]/100)*[.K309]" office:value-type="float" office:value="0.000000027258" calcext:value-type="float">
            <text:p>2.726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42.1" calcext:value-type="float">
            <text:p>242.1</text:p>
          </table:table-cell>
          <table:table-cell table:style-name="ce4" office:value-type="float" office:value="3.34E-033" calcext:value-type="float">
            <text:p>3.34E-033</text:p>
          </table:table-cell>
          <table:table-cell office:value-type="float" office:value="4.9" calcext:value-type="float">
            <text:p>4.9</text:p>
          </table:table-cell>
          <table:table-cell/>
          <table:table-cell table:formula="of:=[.E310]/1000" office:value-type="float" office:value="0.2421" calcext:value-type="float">
            <text:p>0.2421</text:p>
          </table:table-cell>
          <table:table-cell office:value-type="float" office:value="120" calcext:value-type="float">
            <text:p>120</text:p>
          </table:table-cell>
          <table:table-cell table:style-name="ce10" table:formula="of:=[.F310]*10^26" office:value-type="float" office:value="0.000000334" calcext:value-type="float">
            <text:p>3.340E-7</text:p>
          </table:table-cell>
          <table:table-cell table:style-name="ce10" table:formula="of:=([.G310]/100)*[.K310]" office:value-type="float" office:value="0.000000016366" calcext:value-type="float">
            <text:p>1.637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27.9" calcext:value-type="float">
            <text:p>227.9</text:p>
          </table:table-cell>
          <table:table-cell table:style-name="ce4" office:value-type="float" office:value="2.01E-033" calcext:value-type="float">
            <text:p>2.01E-03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311]/1000" office:value-type="float" office:value="0.2279" calcext:value-type="float">
            <text:p>0.2279</text:p>
          </table:table-cell>
          <table:table-cell office:value-type="float" office:value="135" calcext:value-type="float">
            <text:p>135</text:p>
          </table:table-cell>
          <table:table-cell table:style-name="ce10" table:formula="of:=[.F311]*10^26" office:value-type="float" office:value="0.000000201" calcext:value-type="float">
            <text:p>2.010E-7</text:p>
          </table:table-cell>
          <table:table-cell table:style-name="ce10" table:formula="of:=([.G311]/100)*[.K311]" office:value-type="float" office:value="0.000000006633" calcext:value-type="float">
            <text:p>6.633E-9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627.7" calcext:value-type="float">
            <text:p>627.7</text:p>
          </table:table-cell>
          <table:table-cell table:style-name="ce4" office:value-type="float" office:value="3.59E-032" calcext:value-type="float">
            <text:p>3.59E-032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12]/1000" office:value-type="float" office:value="0.6277" calcext:value-type="float">
            <text:p>0.6277</text:p>
          </table:table-cell>
          <table:table-cell office:value-type="float" office:value="40" calcext:value-type="float">
            <text:p>40</text:p>
          </table:table-cell>
          <table:table-cell table:style-name="ce10" table:formula="of:=[.F312]*10^26" office:value-type="float" office:value="0.00000359" calcext:value-type="float">
            <text:p>3.590E-6</text:p>
          </table:table-cell>
          <table:table-cell table:style-name="ce10" table:formula="of:=([.G312]/100)*[.K312]" office:value-type="float" office:value="0.00000008975" calcext:value-type="float">
            <text:p>8.975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627.7" calcext:value-type="float">
            <text:p>627.7</text:p>
          </table:table-cell>
          <table:table-cell table:style-name="ce4" office:value-type="float" office:value="3.63E-032" calcext:value-type="float">
            <text:p>3.63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313]/1000" office:value-type="float" office:value="0.6277" calcext:value-type="float">
            <text:p>0.6277</text:p>
          </table:table-cell>
          <table:table-cell office:value-type="float" office:value="40" calcext:value-type="float">
            <text:p>40</text:p>
          </table:table-cell>
          <table:table-cell table:style-name="ce10" table:formula="of:=[.F313]*10^26" office:value-type="float" office:value="0.00000363" calcext:value-type="float">
            <text:p>3.630E-6</text:p>
          </table:table-cell>
          <table:table-cell table:style-name="ce10" table:formula="of:=([.G313]/100)*[.K313]" office:value-type="float" office:value="0.0000000726" calcext:value-type="float">
            <text:p>7.260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11.1" calcext:value-type="float">
            <text:p>511.1</text:p>
          </table:table-cell>
          <table:table-cell table:style-name="ce4" office:value-type="float" office:value="2.12E-032" calcext:value-type="float">
            <text:p>2.12E-032</text:p>
          </table:table-cell>
          <table:table-cell office:value-type="float" office:value="4.1" calcext:value-type="float">
            <text:p>4.1</text:p>
          </table:table-cell>
          <table:table-cell/>
          <table:table-cell table:formula="of:=[.E314]/1000" office:value-type="float" office:value="0.5111" calcext:value-type="float">
            <text:p>0.5111</text:p>
          </table:table-cell>
          <table:table-cell office:value-type="float" office:value="50" calcext:value-type="float">
            <text:p>50</text:p>
          </table:table-cell>
          <table:table-cell table:style-name="ce10" table:formula="of:=[.F314]*10^26" office:value-type="float" office:value="0.00000212" calcext:value-type="float">
            <text:p>2.120E-6</text:p>
          </table:table-cell>
          <table:table-cell table:style-name="ce10" table:formula="of:=([.G314]/100)*[.K314]" office:value-type="float" office:value="0.00000008692" calcext:value-type="float">
            <text:p>8.692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11.1" calcext:value-type="float">
            <text:p>511.1</text:p>
          </table:table-cell>
          <table:table-cell table:style-name="ce4" office:value-type="float" office:value="2.28E-032" calcext:value-type="float">
            <text:p>2.28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15]/1000" office:value-type="float" office:value="0.5111" calcext:value-type="float">
            <text:p>0.5111</text:p>
          </table:table-cell>
          <table:table-cell office:value-type="float" office:value="50" calcext:value-type="float">
            <text:p>50</text:p>
          </table:table-cell>
          <table:table-cell table:style-name="ce10" table:formula="of:=[.F315]*10^26" office:value-type="float" office:value="0.00000228" calcext:value-type="float">
            <text:p>2.280E-6</text:p>
          </table:table-cell>
          <table:table-cell table:style-name="ce10" table:formula="of:=([.G315]/100)*[.K315]" office:value-type="float" office:value="0.00000005016" calcext:value-type="float">
            <text:p>5.016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34.5" calcext:value-type="float">
            <text:p>434.5</text:p>
          </table:table-cell>
          <table:table-cell table:style-name="ce4" office:value-type="float" office:value="1.41E-032" calcext:value-type="float">
            <text:p>1.41E-032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16]/1000" office:value-type="float" office:value="0.4345" calcext:value-type="float">
            <text:p>0.4345</text:p>
          </table:table-cell>
          <table:table-cell office:value-type="float" office:value="60" calcext:value-type="float">
            <text:p>60</text:p>
          </table:table-cell>
          <table:table-cell table:style-name="ce10" table:formula="of:=[.F316]*10^26" office:value-type="float" office:value="0.00000141" calcext:value-type="float">
            <text:p>1.410E-6</text:p>
          </table:table-cell>
          <table:table-cell table:style-name="ce10" table:formula="of:=([.G316]/100)*[.K316]" office:value-type="float" office:value="0.00000003525" calcext:value-type="float">
            <text:p>3.525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34.5" calcext:value-type="float">
            <text:p>434.5</text:p>
          </table:table-cell>
          <table:table-cell table:style-name="ce4" office:value-type="float" office:value="1.38E-032" calcext:value-type="float">
            <text:p>1.38E-032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17]/1000" office:value-type="float" office:value="0.4345" calcext:value-type="float">
            <text:p>0.4345</text:p>
          </table:table-cell>
          <table:table-cell office:value-type="float" office:value="60" calcext:value-type="float">
            <text:p>60</text:p>
          </table:table-cell>
          <table:table-cell table:style-name="ce10" table:formula="of:=[.F317]*10^26" office:value-type="float" office:value="0.00000138" calcext:value-type="float">
            <text:p>1.380E-6</text:p>
          </table:table-cell>
          <table:table-cell table:style-name="ce10" table:formula="of:=([.G317]/100)*[.K317]" office:value-type="float" office:value="0.00000002898" calcext:value-type="float">
            <text:p>2.898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41.6" calcext:value-type="float">
            <text:p>341.6</text:p>
          </table:table-cell>
          <table:table-cell table:style-name="ce4" office:value-type="float" office:value="6.89E-033" calcext:value-type="float">
            <text:p>6.89E-033</text:p>
          </table:table-cell>
          <table:table-cell office:value-type="float" office:value="4.5" calcext:value-type="float">
            <text:p>4.5</text:p>
          </table:table-cell>
          <table:table-cell/>
          <table:table-cell table:formula="of:=[.E318]/1000" office:value-type="float" office:value="0.3416" calcext:value-type="float">
            <text:p>0.3416</text:p>
          </table:table-cell>
          <table:table-cell office:value-type="float" office:value="80" calcext:value-type="float">
            <text:p>80</text:p>
          </table:table-cell>
          <table:table-cell table:style-name="ce10" table:formula="of:=[.F318]*10^26" office:value-type="float" office:value="0.000000689" calcext:value-type="float">
            <text:p>6.890E-7</text:p>
          </table:table-cell>
          <table:table-cell table:style-name="ce10" table:formula="of:=([.G318]/100)*[.K318]" office:value-type="float" office:value="0.000000031005" calcext:value-type="float">
            <text:p>3.101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89.3" calcext:value-type="float">
            <text:p>289.3</text:p>
          </table:table-cell>
          <table:table-cell table:style-name="ce4" office:value-type="float" office:value="3.44E-033" calcext:value-type="float">
            <text:p>3.44E-03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[.E319]/1000" office:value-type="float" office:value="0.2893" calcext:value-type="float">
            <text:p>0.2893</text:p>
          </table:table-cell>
          <table:table-cell office:value-type="float" office:value="100" calcext:value-type="float">
            <text:p>100</text:p>
          </table:table-cell>
          <table:table-cell table:style-name="ce10" table:formula="of:=[.F319]*10^26" office:value-type="float" office:value="0.000000344" calcext:value-type="float">
            <text:p>3.440E-7</text:p>
          </table:table-cell>
          <table:table-cell table:style-name="ce10" table:formula="of:=([.G319]/100)*[.K319]" office:value-type="float" office:value="0.000000011696" calcext:value-type="float">
            <text:p>1.170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42.7" calcext:value-type="float">
            <text:p>242.7</text:p>
          </table:table-cell>
          <table:table-cell table:style-name="ce4" office:value-type="float" office:value="1.37E-033" calcext:value-type="float">
            <text:p>1.37E-033</text:p>
          </table:table-cell>
          <table:table-cell office:value-type="float" office:value="6.1" calcext:value-type="float">
            <text:p>6.1</text:p>
          </table:table-cell>
          <table:table-cell/>
          <table:table-cell table:formula="of:=[.E320]/1000" office:value-type="float" office:value="0.2427" calcext:value-type="float">
            <text:p>0.2427</text:p>
          </table:table-cell>
          <table:table-cell office:value-type="float" office:value="135" calcext:value-type="float">
            <text:p>135</text:p>
          </table:table-cell>
          <table:table-cell table:style-name="ce10" table:formula="of:=[.F320]*10^26" office:value-type="float" office:value="0.000000137" calcext:value-type="float">
            <text:p>1.370E-7</text:p>
          </table:table-cell>
          <table:table-cell table:style-name="ce10" table:formula="of:=([.G320]/100)*[.K320]" office:value-type="float" office:value="0.000000008357" calcext:value-type="float">
            <text:p>8.357E-9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42.7" calcext:value-type="float">
            <text:p>242.7</text:p>
          </table:table-cell>
          <table:table-cell table:style-name="ce4" office:value-type="float" office:value="1.25E-033" calcext:value-type="float">
            <text:p>1.25E-033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321]/1000" office:value-type="float" office:value="0.2427" calcext:value-type="float">
            <text:p>0.2427</text:p>
          </table:table-cell>
          <table:table-cell office:value-type="float" office:value="135" calcext:value-type="float">
            <text:p>135</text:p>
          </table:table-cell>
          <table:table-cell table:style-name="ce10" table:formula="of:=[.F321]*10^26" office:value-type="float" office:value="0.000000125" calcext:value-type="float">
            <text:p>1.250E-7</text:p>
          </table:table-cell>
          <table:table-cell table:style-name="ce10" table:formula="of:=([.G321]/100)*[.K321]" office:value-type="float" office:value="0.000000003875" calcext:value-type="float">
            <text:p>3.875E-9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2.04E-032" calcext:value-type="float">
            <text:p>2.04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322]/1000" office:value-type="float" office:value="0.6626" calcext:value-type="float">
            <text:p>0.6626</text:p>
          </table:table-cell>
          <table:table-cell office:value-type="float" office:value="40" calcext:value-type="float">
            <text:p>40</text:p>
          </table:table-cell>
          <table:table-cell table:style-name="ce10" table:formula="of:=[.F322]*10^26" office:value-type="float" office:value="0.00000204" calcext:value-type="float">
            <text:p>2.040E-6</text:p>
          </table:table-cell>
          <table:table-cell table:style-name="ce10" table:formula="of:=([.G322]/100)*[.K322]" office:value-type="float" office:value="0.0000000408" calcext:value-type="float">
            <text:p>4.080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2.09E-032" calcext:value-type="float">
            <text:p>2.09E-032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323]/1000" office:value-type="float" office:value="0.6626" calcext:value-type="float">
            <text:p>0.6626</text:p>
          </table:table-cell>
          <table:table-cell office:value-type="float" office:value="40" calcext:value-type="float">
            <text:p>40</text:p>
          </table:table-cell>
          <table:table-cell table:style-name="ce10" table:formula="of:=[.F323]*10^26" office:value-type="float" office:value="0.00000209" calcext:value-type="float">
            <text:p>2.090E-6</text:p>
          </table:table-cell>
          <table:table-cell table:style-name="ce10" table:formula="of:=([.G323]/100)*[.K323]" office:value-type="float" office:value="0.00000006061" calcext:value-type="float">
            <text:p>6.061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2.02E-032" calcext:value-type="float">
            <text:p>2.02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324]/1000" office:value-type="float" office:value="0.6626" calcext:value-type="float">
            <text:p>0.6626</text:p>
          </table:table-cell>
          <table:table-cell office:value-type="float" office:value="40" calcext:value-type="float">
            <text:p>40</text:p>
          </table:table-cell>
          <table:table-cell table:style-name="ce10" table:formula="of:=[.F324]*10^26" office:value-type="float" office:value="0.00000202" calcext:value-type="float">
            <text:p>2.020E-6</text:p>
          </table:table-cell>
          <table:table-cell table:style-name="ce10" table:formula="of:=([.G324]/100)*[.K324]" office:value-type="float" office:value="0.00000006464" calcext:value-type="float">
            <text:p>6.464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39.6" calcext:value-type="float">
            <text:p>539.6</text:p>
          </table:table-cell>
          <table:table-cell table:style-name="ce4" office:value-type="float" office:value="1.28E-032" calcext:value-type="float">
            <text:p>1.28E-032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325]/1000" office:value-type="float" office:value="0.5396" calcext:value-type="float">
            <text:p>0.5396</text:p>
          </table:table-cell>
          <table:table-cell office:value-type="float" office:value="50" calcext:value-type="float">
            <text:p>50</text:p>
          </table:table-cell>
          <table:table-cell table:style-name="ce10" table:formula="of:=[.F325]*10^26" office:value-type="float" office:value="0.00000128" calcext:value-type="float">
            <text:p>1.280E-6</text:p>
          </table:table-cell>
          <table:table-cell table:style-name="ce10" table:formula="of:=([.G325]/100)*[.K325]" office:value-type="float" office:value="0.00000002176" calcext:value-type="float">
            <text:p>2.176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58.9" calcext:value-type="float">
            <text:p>458.9</text:p>
          </table:table-cell>
          <table:table-cell table:style-name="ce4" office:value-type="float" office:value="8.3E-033" calcext:value-type="float">
            <text:p>8.30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26]/1000" office:value-type="float" office:value="0.4589" calcext:value-type="float">
            <text:p>0.4589</text:p>
          </table:table-cell>
          <table:table-cell office:value-type="float" office:value="60" calcext:value-type="float">
            <text:p>60</text:p>
          </table:table-cell>
          <table:table-cell table:style-name="ce10" table:formula="of:=[.F326]*10^26" office:value-type="float" office:value="0.00000083" calcext:value-type="float">
            <text:p>8.300E-7</text:p>
          </table:table-cell>
          <table:table-cell table:style-name="ce10" table:formula="of:=([.G326]/100)*[.K326]" office:value-type="float" office:value="0.00000002075" calcext:value-type="float">
            <text:p>2.075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58.9" calcext:value-type="float">
            <text:p>458.9</text:p>
          </table:table-cell>
          <table:table-cell table:style-name="ce4" office:value-type="float" office:value="8.46E-033" calcext:value-type="float">
            <text:p>8.46E-033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327]/1000" office:value-type="float" office:value="0.4589" calcext:value-type="float">
            <text:p>0.4589</text:p>
          </table:table-cell>
          <table:table-cell office:value-type="float" office:value="60" calcext:value-type="float">
            <text:p>60</text:p>
          </table:table-cell>
          <table:table-cell table:style-name="ce10" table:formula="of:=[.F327]*10^26" office:value-type="float" office:value="0.000000846" calcext:value-type="float">
            <text:p>8.460E-7</text:p>
          </table:table-cell>
          <table:table-cell table:style-name="ce10" table:formula="of:=([.G327]/100)*[.K327]" office:value-type="float" office:value="0.000000024534" calcext:value-type="float">
            <text:p>2.453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61" calcext:value-type="float">
            <text:p>361</text:p>
          </table:table-cell>
          <table:table-cell table:style-name="ce4" office:value-type="float" office:value="3.86E-033" calcext:value-type="float">
            <text:p>3.86E-03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328]/1000" office:value-type="float" office:value="0.361" calcext:value-type="float">
            <text:p>0.361</text:p>
          </table:table-cell>
          <table:table-cell office:value-type="float" office:value="80" calcext:value-type="float">
            <text:p>80</text:p>
          </table:table-cell>
          <table:table-cell table:style-name="ce10" table:formula="of:=[.F328]*10^26" office:value-type="float" office:value="0.000000386" calcext:value-type="float">
            <text:p>3.860E-7</text:p>
          </table:table-cell>
          <table:table-cell table:style-name="ce10" table:formula="of:=([.G328]/100)*[.K328]" office:value-type="float" office:value="0.000000012738" calcext:value-type="float">
            <text:p>1.274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05.8" calcext:value-type="float">
            <text:p>305.8</text:p>
          </table:table-cell>
          <table:table-cell table:style-name="ce4" office:value-type="float" office:value="2.08E-033" calcext:value-type="float">
            <text:p>2.08E-03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329]/1000" office:value-type="float" office:value="0.3058" calcext:value-type="float">
            <text:p>0.3058</text:p>
          </table:table-cell>
          <table:table-cell office:value-type="float" office:value="100" calcext:value-type="float">
            <text:p>100</text:p>
          </table:table-cell>
          <table:table-cell table:style-name="ce10" table:formula="of:=[.F329]*10^26" office:value-type="float" office:value="0.000000208" calcext:value-type="float">
            <text:p>2.080E-7</text:p>
          </table:table-cell>
          <table:table-cell table:style-name="ce10" table:formula="of:=([.G329]/100)*[.K329]" office:value-type="float" office:value="0.00000000832" calcext:value-type="float">
            <text:p>8.320E-9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05.8" calcext:value-type="float">
            <text:p>305.8</text:p>
          </table:table-cell>
          <table:table-cell table:style-name="ce4" office:value-type="float" office:value="1.96E-033" calcext:value-type="float">
            <text:p>1.96E-033</text:p>
          </table:table-cell>
          <table:table-cell office:value-type="float" office:value="5.1" calcext:value-type="float">
            <text:p>5.1</text:p>
          </table:table-cell>
          <table:table-cell/>
          <table:table-cell table:formula="of:=[.E330]/1000" office:value-type="float" office:value="0.3058" calcext:value-type="float">
            <text:p>0.3058</text:p>
          </table:table-cell>
          <table:table-cell office:value-type="float" office:value="100" calcext:value-type="float">
            <text:p>100</text:p>
          </table:table-cell>
          <table:table-cell table:style-name="ce10" table:formula="of:=[.F330]*10^26" office:value-type="float" office:value="0.000000196" calcext:value-type="float">
            <text:p>1.960E-7</text:p>
          </table:table-cell>
          <table:table-cell table:style-name="ce10" table:formula="of:=([.G330]/100)*[.K330]" office:value-type="float" office:value="0.000000009996" calcext:value-type="float">
            <text:p>9.996E-9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72.7" calcext:value-type="float">
            <text:p>272.7</text:p>
          </table:table-cell>
          <table:table-cell table:style-name="ce4" office:value-type="float" office:value="1.11E-033" calcext:value-type="float">
            <text:p>1.11E-033</text:p>
          </table:table-cell>
          <table:table-cell office:value-type="float" office:value="8.9" calcext:value-type="float">
            <text:p>8.9</text:p>
          </table:table-cell>
          <table:table-cell/>
          <table:table-cell table:formula="of:=[.E331]/1000" office:value-type="float" office:value="0.2727" calcext:value-type="float">
            <text:p>0.2727</text:p>
          </table:table-cell>
          <table:table-cell office:value-type="float" office:value="120" calcext:value-type="float">
            <text:p>120</text:p>
          </table:table-cell>
          <table:table-cell table:style-name="ce10" table:formula="of:=[.F331]*10^26" office:value-type="float" office:value="0.000000111" calcext:value-type="float">
            <text:p>1.110E-7</text:p>
          </table:table-cell>
          <table:table-cell table:style-name="ce10" table:formula="of:=([.G331]/100)*[.K331]" office:value-type="float" office:value="0.000000009879" calcext:value-type="float">
            <text:p>9.879E-9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72.7" calcext:value-type="float">
            <text:p>272.7</text:p>
          </table:table-cell>
          <table:table-cell table:style-name="ce4" office:value-type="float" office:value="1.27E-033" calcext:value-type="float">
            <text:p>1.27E-033</text:p>
          </table:table-cell>
          <table:table-cell office:value-type="float" office:value="6.5" calcext:value-type="float">
            <text:p>6.5</text:p>
          </table:table-cell>
          <table:table-cell/>
          <table:table-cell table:formula="of:=[.E332]/1000" office:value-type="float" office:value="0.2727" calcext:value-type="float">
            <text:p>0.2727</text:p>
          </table:table-cell>
          <table:table-cell office:value-type="float" office:value="120" calcext:value-type="float">
            <text:p>120</text:p>
          </table:table-cell>
          <table:table-cell table:style-name="ce10" table:formula="of:=[.F332]*10^26" office:value-type="float" office:value="0.000000127" calcext:value-type="float">
            <text:p>1.270E-7</text:p>
          </table:table-cell>
          <table:table-cell table:style-name="ce10" table:formula="of:=([.G332]/100)*[.K332]" office:value-type="float" office:value="0.000000008255" calcext:value-type="float">
            <text:p>8.255E-9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56.7" calcext:value-type="float">
            <text:p>256.7</text:p>
          </table:table-cell>
          <table:table-cell table:style-name="ce4" office:value-type="float" office:value="6.95E-034" calcext:value-type="float">
            <text:p>6.95E-034</text:p>
          </table:table-cell>
          <table:table-cell office:value-type="float" office:value="6.2" calcext:value-type="float">
            <text:p>6.2</text:p>
          </table:table-cell>
          <table:table-cell/>
          <table:table-cell table:formula="of:=[.E333]/1000" office:value-type="float" office:value="0.2567" calcext:value-type="float">
            <text:p>0.2567</text:p>
          </table:table-cell>
          <table:table-cell office:value-type="float" office:value="135" calcext:value-type="float">
            <text:p>135</text:p>
          </table:table-cell>
          <table:table-cell table:style-name="ce10" table:formula="of:=[.F333]*10^26" office:value-type="float" office:value="0.0000000695" calcext:value-type="float">
            <text:p>6.950E-8</text:p>
          </table:table-cell>
          <table:table-cell table:style-name="ce10" table:formula="of:=([.G333]/100)*[.K333]" office:value-type="float" office:value="0.000000004309" calcext:value-type="float">
            <text:p>4.309E-9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593" calcext:value-type="float">
            <text:p>593</text:p>
          </table:table-cell>
          <table:table-cell table:style-name="ce4" office:value-type="float" office:value="4.76E-033" calcext:value-type="float">
            <text:p>4.76E-033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34]/1000" office:value-type="float" office:value="0.593" calcext:value-type="float">
            <text:p>0.593</text:p>
          </table:table-cell>
          <table:table-cell office:value-type="float" office:value="50" calcext:value-type="float">
            <text:p>50</text:p>
          </table:table-cell>
          <table:table-cell table:style-name="ce10" table:formula="of:=[.F334]*10^26" office:value-type="float" office:value="0.000000476" calcext:value-type="float">
            <text:p>4.760E-7</text:p>
          </table:table-cell>
          <table:table-cell table:style-name="ce10" table:formula="of:=([.G334]/100)*[.K334]" office:value-type="float" office:value="0.000000009996" calcext:value-type="float">
            <text:p>9.996E-9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37" calcext:value-type="float">
            <text:p>337</text:p>
          </table:table-cell>
          <table:table-cell table:style-name="ce4" office:value-type="float" office:value="6.7E-034" calcext:value-type="float">
            <text:p>6.70E-034</text:p>
          </table:table-cell>
          <table:table-cell office:value-type="float" office:value="6.3" calcext:value-type="float">
            <text:p>6.3</text:p>
          </table:table-cell>
          <table:table-cell/>
          <table:table-cell table:formula="of:=[.E335]/1000" office:value-type="float" office:value="0.337" calcext:value-type="float">
            <text:p>0.337</text:p>
          </table:table-cell>
          <table:table-cell office:value-type="float" office:value="100" calcext:value-type="float">
            <text:p>100</text:p>
          </table:table-cell>
          <table:table-cell table:style-name="ce10" table:formula="of:=[.F335]*10^26" office:value-type="float" office:value="0.000000067" calcext:value-type="float">
            <text:p>6.700E-8</text:p>
          </table:table-cell>
          <table:table-cell table:style-name="ce10" table:formula="of:=([.G335]/100)*[.K335]" office:value-type="float" office:value="0.000000004221" calcext:value-type="float">
            <text:p>4.221E-9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83.2" calcext:value-type="float">
            <text:p>283.2</text:p>
          </table:table-cell>
          <table:table-cell table:style-name="ce4" office:value-type="float" office:value="2.75E-034" calcext:value-type="float">
            <text:p>2.75E-034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[.E336]/1000" office:value-type="float" office:value="0.2832" calcext:value-type="float">
            <text:p>0.2832</text:p>
          </table:table-cell>
          <table:table-cell office:value-type="float" office:value="135" calcext:value-type="float">
            <text:p>135</text:p>
          </table:table-cell>
          <table:table-cell table:style-name="ce10" table:formula="of:=[.F336]*10^26" office:value-type="float" office:value="0.0000000275" calcext:value-type="float">
            <text:p>2.750E-8</text:p>
          </table:table-cell>
          <table:table-cell table:style-name="ce10" table:formula="of:=([.G336]/100)*[.K336]" office:value-type="float" office:value="0.000000001155" calcext:value-type="float">
            <text:p>1.155E-9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688.6" calcext:value-type="float">
            <text:p>688.6</text:p>
          </table:table-cell>
          <table:table-cell table:style-name="ce4" office:value-type="float" office:value="4.49E-034" calcext:value-type="float">
            <text:p>4.49E-034</text:p>
          </table:table-cell>
          <table:table-cell office:value-type="float" office:value="4.4" calcext:value-type="float">
            <text:p>4.4</text:p>
          </table:table-cell>
          <table:table-cell/>
          <table:table-cell table:formula="of:=[.E337]/1000" office:value-type="float" office:value="0.6886" calcext:value-type="float">
            <text:p>0.6886</text:p>
          </table:table-cell>
          <table:table-cell office:value-type="float" office:value="50" calcext:value-type="float">
            <text:p>50</text:p>
          </table:table-cell>
          <table:table-cell table:style-name="ce10" table:formula="of:=[.F337]*10^26" office:value-type="float" office:value="0.0000000449" calcext:value-type="float">
            <text:p>4.490E-8</text:p>
          </table:table-cell>
          <table:table-cell table:style-name="ce10" table:formula="of:=([.G337]/100)*[.K337]" office:value-type="float" office:value="0.0000000019756" calcext:value-type="float">
            <text:p>1.976E-9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462.7" calcext:value-type="float">
            <text:p>462.7</text:p>
          </table:table-cell>
          <table:table-cell table:style-name="ce4" office:value-type="float" office:value="1.67E-034" calcext:value-type="float">
            <text:p>1.67E-034</text:p>
          </table:table-cell>
          <table:table-cell office:value-type="float" office:value="5.5" calcext:value-type="float">
            <text:p>5.5</text:p>
          </table:table-cell>
          <table:table-cell/>
          <table:table-cell table:formula="of:=[.E338]/1000" office:value-type="float" office:value="0.4627" calcext:value-type="float">
            <text:p>0.4627</text:p>
          </table:table-cell>
          <table:table-cell office:value-type="float" office:value="80" calcext:value-type="float">
            <text:p>80</text:p>
          </table:table-cell>
          <table:table-cell table:style-name="ce10" table:formula="of:=[.F338]*10^26" office:value-type="float" office:value="0.0000000167" calcext:value-type="float">
            <text:p>1.670E-8</text:p>
          </table:table-cell>
          <table:table-cell table:style-name="ce10" table:formula="of:=([.G338]/100)*[.K338]" office:value-type="float" office:value="0.0000000009185" calcext:value-type="float">
            <text:p>9.185E-10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351.1" calcext:value-type="float">
            <text:p>351.1</text:p>
          </table:table-cell>
          <table:table-cell table:style-name="ce4" office:value-type="float" office:value="6.12E-035" calcext:value-type="float">
            <text:p>6.12E-035</text:p>
          </table:table-cell>
          <table:table-cell office:value-type="float" office:value="9.4" calcext:value-type="float">
            <text:p>9.4</text:p>
          </table:table-cell>
          <table:table-cell/>
          <table:table-cell table:formula="of:=[.E339]/1000" office:value-type="float" office:value="0.3511" calcext:value-type="float">
            <text:p>0.3511</text:p>
          </table:table-cell>
          <table:table-cell office:value-type="float" office:value="120" calcext:value-type="float">
            <text:p>120</text:p>
          </table:table-cell>
          <table:table-cell table:style-name="ce10" table:formula="of:=[.F339]*10^26" office:value-type="float" office:value="0.00000000612" calcext:value-type="float">
            <text:p>6.120E-9</text:p>
          </table:table-cell>
          <table:table-cell table:style-name="ce10" table:formula="of:=([.G339]/100)*[.K339]" office:value-type="float" office:value="0.00000000057528" calcext:value-type="float">
            <text:p>5.753E-10</text:p>
          </table:table-cell>
          <table:table-cell table:number-columns-repeated="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3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291.9" calcext:value-type="float">
            <text:p>291.9</text:p>
          </table:table-cell>
          <table:table-cell table:style-name="ce4" office:value-type="float" office:value="1.68E-030" calcext:value-type="float">
            <text:p>1.68E-030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340]/1000" office:value-type="float" office:value="0.2919" calcext:value-type="float">
            <text:p>0.2919</text:p>
          </table:table-cell>
          <table:table-cell office:value-type="float" office:value="40" calcext:value-type="float">
            <text:p>40</text:p>
          </table:table-cell>
          <table:table-cell table:style-name="ce10" table:formula="of:=[.F340]*10^26" office:value-type="float" office:value="0.000168" calcext:value-type="float">
            <text:p>1.680E-4</text:p>
          </table:table-cell>
          <table:table-cell table:style-name="ce10" table:formula="of:=([.G340]/100)*[.K340]" office:value-type="float" office:value="0.000003024" calcext:value-type="float">
            <text:p>3.024E-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291.9" calcext:value-type="float">
            <text:p>291.9</text:p>
          </table:table-cell>
          <table:table-cell table:style-name="ce4" office:value-type="float" office:value="1.69E-030" calcext:value-type="float">
            <text:p>1.69E-030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41]/1000" office:value-type="float" office:value="0.2919" calcext:value-type="float">
            <text:p>0.2919</text:p>
          </table:table-cell>
          <table:table-cell office:value-type="float" office:value="40" calcext:value-type="float">
            <text:p>40</text:p>
          </table:table-cell>
          <table:table-cell table:style-name="ce10" table:formula="of:=[.F341]*10^26" office:value-type="float" office:value="0.000169" calcext:value-type="float">
            <text:p>1.690E-4</text:p>
          </table:table-cell>
          <table:table-cell table:style-name="ce10" table:formula="of:=([.G341]/100)*[.K341]" office:value-type="float" office:value="0.000003211" calcext:value-type="float">
            <text:p>3.211E-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00.8" calcext:value-type="float">
            <text:p>200.8</text:p>
          </table:table-cell>
          <table:table-cell table:style-name="ce4" office:value-type="float" office:value="6.77E-031" calcext:value-type="float">
            <text:p>6.77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42]/1000" office:value-type="float" office:value="0.2008" calcext:value-type="float">
            <text:p>0.2008</text:p>
          </table:table-cell>
          <table:table-cell office:value-type="float" office:value="60" calcext:value-type="float">
            <text:p>60</text:p>
          </table:table-cell>
          <table:table-cell table:style-name="ce10" table:formula="of:=[.F342]*10^26" office:value-type="float" office:value="0.0000677" calcext:value-type="float">
            <text:p>6.770E-5</text:p>
          </table:table-cell>
          <table:table-cell table:style-name="ce10" table:formula="of:=([.G342]/100)*[.K342]" office:value-type="float" office:value="0.0000014217" calcext:value-type="float">
            <text:p>1.422E-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32.3" calcext:value-type="float">
            <text:p>132.3</text:p>
          </table:table-cell>
          <table:table-cell table:style-name="ce4" office:value-type="float" office:value="1.87E-031" calcext:value-type="float">
            <text:p>1.87E-031</text:p>
          </table:table-cell>
          <table:table-cell table:style-name="ce5" office:value-type="float" office:value="1.8" calcext:value-type="float">
            <text:p>1.8</text:p>
          </table:table-cell>
          <table:table-cell/>
          <table:table-cell table:formula="of:=[.E343]/1000" office:value-type="float" office:value="0.1323" calcext:value-type="float">
            <text:p>0.1323</text:p>
          </table:table-cell>
          <table:table-cell office:value-type="float" office:value="100" calcext:value-type="float">
            <text:p>100</text:p>
          </table:table-cell>
          <table:table-cell table:style-name="ce10" table:formula="of:=[.F343]*10^26" office:value-type="float" office:value="0.0000187" calcext:value-type="float">
            <text:p>1.870E-5</text:p>
          </table:table-cell>
          <table:table-cell table:style-name="ce10" table:formula="of:=([.G343]/100)*[.K343]" office:value-type="float" office:value="0.0000003366" calcext:value-type="float">
            <text:p>3.366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17.4" calcext:value-type="float">
            <text:p>117.4</text:p>
          </table:table-cell>
          <table:table-cell table:style-name="ce4" office:value-type="float" office:value="1.06E-031" calcext:value-type="float">
            <text:p>1.06E-031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E344]/1000" office:value-type="float" office:value="0.1174" calcext:value-type="float">
            <text:p>0.1174</text:p>
          </table:table-cell>
          <table:table-cell office:value-type="float" office:value="120" calcext:value-type="float">
            <text:p>120</text:p>
          </table:table-cell>
          <table:table-cell table:style-name="ce10" table:formula="of:=[.F344]*10^26" office:value-type="float" office:value="0.0000106" calcext:value-type="float">
            <text:p>1.060E-5</text:p>
          </table:table-cell>
          <table:table-cell table:style-name="ce10" table:formula="of:=([.G344]/100)*[.K344]" office:value-type="float" office:value="0.0000002862" calcext:value-type="float">
            <text:p>2.862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10.3" calcext:value-type="float">
            <text:p>110.3</text:p>
          </table:table-cell>
          <table:table-cell table:style-name="ce4" office:value-type="float" office:value="7.38E-032" calcext:value-type="float">
            <text:p>7.38E-032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[.E345]/1000" office:value-type="float" office:value="0.1103" calcext:value-type="float">
            <text:p>0.1103</text:p>
          </table:table-cell>
          <table:table-cell office:value-type="float" office:value="135" calcext:value-type="float">
            <text:p>135</text:p>
          </table:table-cell>
          <table:table-cell table:style-name="ce10" table:formula="of:=[.F345]*10^26" office:value-type="float" office:value="0.00000738" calcext:value-type="float">
            <text:p>7.380E-6</text:p>
          </table:table-cell>
          <table:table-cell table:style-name="ce10" table:formula="of:=([.G345]/100)*[.K345]" office:value-type="float" office:value="0.00000025092" calcext:value-type="float">
            <text:p>2.509E-7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7.42E-031" calcext:value-type="float">
            <text:p>7.42E-031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346]/1000" office:value-type="float" office:value="0.3585" calcext:value-type="float">
            <text:p>0.3585</text:p>
          </table:table-cell>
          <table:table-cell office:value-type="float" office:value="40" calcext:value-type="float">
            <text:p>40</text:p>
          </table:table-cell>
          <table:table-cell table:style-name="ce10" table:formula="of:=[.F346]*10^26" office:value-type="float" office:value="0.0000742" calcext:value-type="float">
            <text:p>7.420E-5</text:p>
          </table:table-cell>
          <table:table-cell table:style-name="ce10" table:formula="of:=([.G346]/100)*[.K346]" office:value-type="float" office:value="0.0000013356" calcext:value-type="float">
            <text:p>1.336E-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7.34E-031" calcext:value-type="float">
            <text:p>7.34E-031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47]/1000" office:value-type="float" office:value="0.3585" calcext:value-type="float">
            <text:p>0.3585</text:p>
          </table:table-cell>
          <table:table-cell office:value-type="float" office:value="40" calcext:value-type="float">
            <text:p>40</text:p>
          </table:table-cell>
          <table:table-cell table:style-name="ce10" table:formula="of:=[.F347]*10^26" office:value-type="float" office:value="0.0000734" calcext:value-type="float">
            <text:p>7.340E-5</text:p>
          </table:table-cell>
          <table:table-cell table:style-name="ce10" table:formula="of:=([.G347]/100)*[.K347]" office:value-type="float" office:value="0.0000016148" calcext:value-type="float">
            <text:p>1.615E-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46.9" calcext:value-type="float">
            <text:p>246.9</text:p>
          </table:table-cell>
          <table:table-cell table:style-name="ce4" office:value-type="float" office:value="3.06E-031" calcext:value-type="float">
            <text:p>3.06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48]/1000" office:value-type="float" office:value="0.2469" calcext:value-type="float">
            <text:p>0.2469</text:p>
          </table:table-cell>
          <table:table-cell office:value-type="float" office:value="60" calcext:value-type="float">
            <text:p>60</text:p>
          </table:table-cell>
          <table:table-cell table:style-name="ce10" table:formula="of:=[.F348]*10^26" office:value-type="float" office:value="0.0000306" calcext:value-type="float">
            <text:p>3.060E-5</text:p>
          </table:table-cell>
          <table:table-cell table:style-name="ce10" table:formula="of:=([.G348]/100)*[.K348]" office:value-type="float" office:value="0.0000006426" calcext:value-type="float">
            <text:p>6.426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44.8" calcext:value-type="float">
            <text:p>144.8</text:p>
          </table:table-cell>
          <table:table-cell table:style-name="ce4" office:value-type="float" office:value="5.13E-032" calcext:value-type="float">
            <text:p>5.13E-032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49]/1000" office:value-type="float" office:value="0.1448" calcext:value-type="float">
            <text:p>0.1448</text:p>
          </table:table-cell>
          <table:table-cell office:value-type="float" office:value="120" calcext:value-type="float">
            <text:p>120</text:p>
          </table:table-cell>
          <table:table-cell table:style-name="ce10" table:formula="of:=[.F349]*10^26" office:value-type="float" office:value="0.00000513" calcext:value-type="float">
            <text:p>5.130E-6</text:p>
          </table:table-cell>
          <table:table-cell table:style-name="ce10" table:formula="of:=([.G349]/100)*[.K349]" office:value-type="float" office:value="0.00000010773" calcext:value-type="float">
            <text:p>1.077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36.1" calcext:value-type="float">
            <text:p>136.1</text:p>
          </table:table-cell>
          <table:table-cell table:style-name="ce4" office:value-type="float" office:value="3.43E-032" calcext:value-type="float">
            <text:p>3.43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50]/1000" office:value-type="float" office:value="0.1361" calcext:value-type="float">
            <text:p>0.1361</text:p>
          </table:table-cell>
          <table:table-cell office:value-type="float" office:value="135" calcext:value-type="float">
            <text:p>135</text:p>
          </table:table-cell>
          <table:table-cell table:style-name="ce10" table:formula="of:=[.F350]*10^26" office:value-type="float" office:value="0.00000343" calcext:value-type="float">
            <text:p>3.430E-6</text:p>
          </table:table-cell>
          <table:table-cell table:style-name="ce10" table:formula="of:=([.G350]/100)*[.K350]" office:value-type="float" office:value="0.00000007546" calcext:value-type="float">
            <text:p>7.546E-8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3.42E-031" calcext:value-type="float">
            <text:p>3.42E-031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E351]/1000" office:value-type="float" office:value="0.4149" calcext:value-type="float">
            <text:p>0.4149</text:p>
          </table:table-cell>
          <table:table-cell office:value-type="float" office:value="40" calcext:value-type="float">
            <text:p>40</text:p>
          </table:table-cell>
          <table:table-cell table:style-name="ce10" table:formula="of:=[.F351]*10^26" office:value-type="float" office:value="0.0000342" calcext:value-type="float">
            <text:p>3.420E-5</text:p>
          </table:table-cell>
          <table:table-cell table:style-name="ce10" table:formula="of:=([.G351]/100)*[.K351]" office:value-type="float" office:value="0.000000513" calcext:value-type="float">
            <text:p>5.130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3.5E-031" calcext:value-type="float">
            <text:p>3.50E-031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52]/1000" office:value-type="float" office:value="0.4149" calcext:value-type="float">
            <text:p>0.4149</text:p>
          </table:table-cell>
          <table:table-cell office:value-type="float" office:value="40" calcext:value-type="float">
            <text:p>40</text:p>
          </table:table-cell>
          <table:table-cell table:style-name="ce10" table:formula="of:=[.F352]*10^26" office:value-type="float" office:value="0.000035" calcext:value-type="float">
            <text:p>3.500E-5</text:p>
          </table:table-cell>
          <table:table-cell table:style-name="ce10" table:formula="of:=([.G352]/100)*[.K352]" office:value-type="float" office:value="0.00000077" calcext:value-type="float">
            <text:p>7.700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1.47E-031" calcext:value-type="float">
            <text:p>1.47E-031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53]/1000" office:value-type="float" office:value="0.2861" calcext:value-type="float">
            <text:p>0.2861</text:p>
          </table:table-cell>
          <table:table-cell office:value-type="float" office:value="60" calcext:value-type="float">
            <text:p>60</text:p>
          </table:table-cell>
          <table:table-cell table:style-name="ce10" table:formula="of:=[.F353]*10^26" office:value-type="float" office:value="0.0000147" calcext:value-type="float">
            <text:p>1.470E-5</text:p>
          </table:table-cell>
          <table:table-cell table:style-name="ce10" table:formula="of:=([.G353]/100)*[.K353]" office:value-type="float" office:value="0.0000003675" calcext:value-type="float">
            <text:p>3.675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1.43E-031" calcext:value-type="float">
            <text:p>1.43E-031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54]/1000" office:value-type="float" office:value="0.2861" calcext:value-type="float">
            <text:p>0.2861</text:p>
          </table:table-cell>
          <table:table-cell office:value-type="float" office:value="60" calcext:value-type="float">
            <text:p>60</text:p>
          </table:table-cell>
          <table:table-cell table:style-name="ce10" table:formula="of:=[.F354]*10^26" office:value-type="float" office:value="0.0000143" calcext:value-type="float">
            <text:p>1.430E-5</text:p>
          </table:table-cell>
          <table:table-cell table:style-name="ce10" table:formula="of:=([.G354]/100)*[.K354]" office:value-type="float" office:value="0.0000003146" calcext:value-type="float">
            <text:p>3.146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24.1" calcext:value-type="float">
            <text:p>224.1</text:p>
          </table:table-cell>
          <table:table-cell table:style-name="ce4" office:value-type="float" office:value="7.41E-032" calcext:value-type="float">
            <text:p>7.41E-032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55]/1000" office:value-type="float" office:value="0.2241" calcext:value-type="float">
            <text:p>0.2241</text:p>
          </table:table-cell>
          <table:table-cell office:value-type="float" office:value="80" calcext:value-type="float">
            <text:p>80</text:p>
          </table:table-cell>
          <table:table-cell table:style-name="ce10" table:formula="of:=[.F355]*10^26" office:value-type="float" office:value="0.00000741" calcext:value-type="float">
            <text:p>7.410E-6</text:p>
          </table:table-cell>
          <table:table-cell table:style-name="ce10" table:formula="of:=([.G355]/100)*[.K355]" office:value-type="float" office:value="0.00000018525" calcext:value-type="float">
            <text:p>1.853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68.2" calcext:value-type="float">
            <text:p>168.2</text:p>
          </table:table-cell>
          <table:table-cell table:style-name="ce4" office:value-type="float" office:value="2.69E-032" calcext:value-type="float">
            <text:p>2.69E-032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E356]/1000" office:value-type="float" office:value="0.1682" calcext:value-type="float">
            <text:p>0.1682</text:p>
          </table:table-cell>
          <table:table-cell office:value-type="float" office:value="120" calcext:value-type="float">
            <text:p>120</text:p>
          </table:table-cell>
          <table:table-cell table:style-name="ce10" table:formula="of:=[.F356]*10^26" office:value-type="float" office:value="0.00000269" calcext:value-type="float">
            <text:p>2.690E-6</text:p>
          </table:table-cell>
          <table:table-cell table:style-name="ce10" table:formula="of:=([.G356]/100)*[.K356]" office:value-type="float" office:value="0.00000006994" calcext:value-type="float">
            <text:p>6.994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58.1" calcext:value-type="float">
            <text:p>158.1</text:p>
          </table:table-cell>
          <table:table-cell table:style-name="ce4" office:value-type="float" office:value="1.88E-032" calcext:value-type="float">
            <text:p>1.88E-032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E357]/1000" office:value-type="float" office:value="0.1581" calcext:value-type="float">
            <text:p>0.1581</text:p>
          </table:table-cell>
          <table:table-cell office:value-type="float" office:value="135" calcext:value-type="float">
            <text:p>135</text:p>
          </table:table-cell>
          <table:table-cell table:style-name="ce10" table:formula="of:=[.F357]*10^26" office:value-type="float" office:value="0.00000188" calcext:value-type="float">
            <text:p>1.880E-6</text:p>
          </table:table-cell>
          <table:table-cell table:style-name="ce10" table:formula="of:=([.G357]/100)*[.K357]" office:value-type="float" office:value="0.00000004888" calcext:value-type="float">
            <text:p>4.888E-8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464.9" calcext:value-type="float">
            <text:p>464.9</text:p>
          </table:table-cell>
          <table:table-cell table:style-name="ce4" office:value-type="float" office:value="1.94E-031" calcext:value-type="float">
            <text:p>1.94E-031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58]/1000" office:value-type="float" office:value="0.4649" calcext:value-type="float">
            <text:p>0.4649</text:p>
          </table:table-cell>
          <table:table-cell office:value-type="float" office:value="40" calcext:value-type="float">
            <text:p>40</text:p>
          </table:table-cell>
          <table:table-cell table:style-name="ce10" table:formula="of:=[.F358]*10^26" office:value-type="float" office:value="0.0000194" calcext:value-type="float">
            <text:p>1.940E-5</text:p>
          </table:table-cell>
          <table:table-cell table:style-name="ce10" table:formula="of:=([.G358]/100)*[.K358]" office:value-type="float" office:value="0.0000003686" calcext:value-type="float">
            <text:p>3.686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464.9" calcext:value-type="float">
            <text:p>464.9</text:p>
          </table:table-cell>
          <table:table-cell table:style-name="ce4" office:value-type="float" office:value="1.89E-031" calcext:value-type="float">
            <text:p>1.89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59]/1000" office:value-type="float" office:value="0.4649" calcext:value-type="float">
            <text:p>0.4649</text:p>
          </table:table-cell>
          <table:table-cell office:value-type="float" office:value="40" calcext:value-type="float">
            <text:p>40</text:p>
          </table:table-cell>
          <table:table-cell table:style-name="ce10" table:formula="of:=[.F359]*10^26" office:value-type="float" office:value="0.0000189" calcext:value-type="float">
            <text:p>1.890E-5</text:p>
          </table:table-cell>
          <table:table-cell table:style-name="ce10" table:formula="of:=([.G359]/100)*[.K359]" office:value-type="float" office:value="0.0000003969" calcext:value-type="float">
            <text:p>3.969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377.9" calcext:value-type="float">
            <text:p>377.9</text:p>
          </table:table-cell>
          <table:table-cell table:style-name="ce4" office:value-type="float" office:value="1.15E-031" calcext:value-type="float">
            <text:p>1.15E-031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60]/1000" office:value-type="float" office:value="0.3779" calcext:value-type="float">
            <text:p>0.3779</text:p>
          </table:table-cell>
          <table:table-cell office:value-type="float" office:value="50" calcext:value-type="float">
            <text:p>50</text:p>
          </table:table-cell>
          <table:table-cell table:style-name="ce10" table:formula="of:=[.F360]*10^26" office:value-type="float" office:value="0.0000115" calcext:value-type="float">
            <text:p>1.150E-5</text:p>
          </table:table-cell>
          <table:table-cell table:style-name="ce10" table:formula="of:=([.G360]/100)*[.K360]" office:value-type="float" office:value="0.000000253" calcext:value-type="float">
            <text:p>2.530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20.8" calcext:value-type="float">
            <text:p>320.8</text:p>
          </table:table-cell>
          <table:table-cell table:style-name="ce4" office:value-type="float" office:value="7.64E-032" calcext:value-type="float">
            <text:p>7.64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61]/1000" office:value-type="float" office:value="0.3208" calcext:value-type="float">
            <text:p>0.3208</text:p>
          </table:table-cell>
          <table:table-cell office:value-type="float" office:value="60" calcext:value-type="float">
            <text:p>60</text:p>
          </table:table-cell>
          <table:table-cell table:style-name="ce10" table:formula="of:=[.F361]*10^26" office:value-type="float" office:value="0.00000764" calcext:value-type="float">
            <text:p>7.640E-6</text:p>
          </table:table-cell>
          <table:table-cell table:style-name="ce10" table:formula="of:=([.G361]/100)*[.K361]" office:value-type="float" office:value="0.00000014516" calcext:value-type="float">
            <text:p>1.452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20.8" calcext:value-type="float">
            <text:p>320.8</text:p>
          </table:table-cell>
          <table:table-cell table:style-name="ce4" office:value-type="float" office:value="8.05E-032" calcext:value-type="float">
            <text:p>8.05E-032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62]/1000" office:value-type="float" office:value="0.3208" calcext:value-type="float">
            <text:p>0.3208</text:p>
          </table:table-cell>
          <table:table-cell office:value-type="float" office:value="60" calcext:value-type="float">
            <text:p>60</text:p>
          </table:table-cell>
          <table:table-cell table:style-name="ce10" table:formula="of:=[.F362]*10^26" office:value-type="float" office:value="0.00000805" calcext:value-type="float">
            <text:p>8.050E-6</text:p>
          </table:table-cell>
          <table:table-cell table:style-name="ce10" table:formula="of:=([.G362]/100)*[.K362]" office:value-type="float" office:value="0.00000016905" calcext:value-type="float">
            <text:p>1.691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51.5" calcext:value-type="float">
            <text:p>251.5</text:p>
          </table:table-cell>
          <table:table-cell table:style-name="ce4" office:value-type="float" office:value="4.13E-032" calcext:value-type="float">
            <text:p>4.13E-032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363]/1000" office:value-type="float" office:value="0.2515" calcext:value-type="float">
            <text:p>0.2515</text:p>
          </table:table-cell>
          <table:table-cell office:value-type="float" office:value="80" calcext:value-type="float">
            <text:p>80</text:p>
          </table:table-cell>
          <table:table-cell table:style-name="ce10" table:formula="of:=[.F363]*10^26" office:value-type="float" office:value="0.00000413" calcext:value-type="float">
            <text:p>4.130E-6</text:p>
          </table:table-cell>
          <table:table-cell table:style-name="ce10" table:formula="of:=([.G363]/100)*[.K363]" office:value-type="float" office:value="0.00000012803" calcext:value-type="float">
            <text:p>1.280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89" calcext:value-type="float">
            <text:p>189</text:p>
          </table:table-cell>
          <table:table-cell table:style-name="ce4" office:value-type="float" office:value="1.59E-032" calcext:value-type="float">
            <text:p>1.59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64]/1000" office:value-type="float" office:value="0.189" calcext:value-type="float">
            <text:p>0.189</text:p>
          </table:table-cell>
          <table:table-cell office:value-type="float" office:value="120" calcext:value-type="float">
            <text:p>120</text:p>
          </table:table-cell>
          <table:table-cell table:style-name="ce10" table:formula="of:=[.F364]*10^26" office:value-type="float" office:value="0.00000159" calcext:value-type="float">
            <text:p>1.590E-6</text:p>
          </table:table-cell>
          <table:table-cell table:style-name="ce10" table:formula="of:=([.G364]/100)*[.K364]" office:value-type="float" office:value="0.00000003498" calcext:value-type="float">
            <text:p>3.498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77.7" calcext:value-type="float">
            <text:p>177.7</text:p>
          </table:table-cell>
          <table:table-cell table:style-name="ce4" office:value-type="float" office:value="1.17E-032" calcext:value-type="float">
            <text:p>1.17E-032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65]/1000" office:value-type="float" office:value="0.1777" calcext:value-type="float">
            <text:p>0.1777</text:p>
          </table:table-cell>
          <table:table-cell office:value-type="float" office:value="135" calcext:value-type="float">
            <text:p>135</text:p>
          </table:table-cell>
          <table:table-cell table:style-name="ce10" table:formula="of:=[.F365]*10^26" office:value-type="float" office:value="0.00000117" calcext:value-type="float">
            <text:p>1.170E-6</text:p>
          </table:table-cell>
          <table:table-cell table:style-name="ce10" table:formula="of:=([.G365]/100)*[.K365]" office:value-type="float" office:value="0.00000002925" calcext:value-type="float">
            <text:p>2.925E-8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1.19E-031" calcext:value-type="float">
            <text:p>1.19E-031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366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10" table:formula="of:=[.F366]*10^26" office:value-type="float" office:value="0.0000119" calcext:value-type="float">
            <text:p>1.190E-5</text:p>
          </table:table-cell>
          <table:table-cell table:style-name="ce10" table:formula="of:=([.G366]/100)*[.K366]" office:value-type="float" office:value="0.0000002023" calcext:value-type="float">
            <text:p>2.023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1.13E-031" calcext:value-type="float">
            <text:p>1.13E-031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367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10" table:formula="of:=[.F367]*10^26" office:value-type="float" office:value="0.0000113" calcext:value-type="float">
            <text:p>1.130E-5</text:p>
          </table:table-cell>
          <table:table-cell table:style-name="ce10" table:formula="of:=([.G367]/100)*[.K367]" office:value-type="float" office:value="0.0000001921" calcext:value-type="float">
            <text:p>1.921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4.65E-032" calcext:value-type="float">
            <text:p>4.65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368]/1000" office:value-type="float" office:value="0.3523" calcext:value-type="float">
            <text:p>0.3523</text:p>
          </table:table-cell>
          <table:table-cell office:value-type="float" office:value="60" calcext:value-type="float">
            <text:p>60</text:p>
          </table:table-cell>
          <table:table-cell table:style-name="ce10" table:formula="of:=[.F368]*10^26" office:value-type="float" office:value="0.00000465" calcext:value-type="float">
            <text:p>4.650E-6</text:p>
          </table:table-cell>
          <table:table-cell table:style-name="ce10" table:formula="of:=([.G368]/100)*[.K368]" office:value-type="float" office:value="0.000000093" calcext:value-type="float">
            <text:p>9.300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4.59E-032" calcext:value-type="float">
            <text:p>4.59E-032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369]/1000" office:value-type="float" office:value="0.3523" calcext:value-type="float">
            <text:p>0.3523</text:p>
          </table:table-cell>
          <table:table-cell office:value-type="float" office:value="60" calcext:value-type="float">
            <text:p>60</text:p>
          </table:table-cell>
          <table:table-cell table:style-name="ce10" table:formula="of:=[.F369]*10^26" office:value-type="float" office:value="0.00000459" calcext:value-type="float">
            <text:p>4.590E-6</text:p>
          </table:table-cell>
          <table:table-cell table:style-name="ce10" table:formula="of:=([.G369]/100)*[.K369]" office:value-type="float" office:value="0.00000010557" calcext:value-type="float">
            <text:p>1.056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76.5" calcext:value-type="float">
            <text:p>276.5</text:p>
          </table:table-cell>
          <table:table-cell table:style-name="ce4" office:value-type="float" office:value="2.45E-032" calcext:value-type="float">
            <text:p>2.45E-032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370]/1000" office:value-type="float" office:value="0.2765" calcext:value-type="float">
            <text:p>0.2765</text:p>
          </table:table-cell>
          <table:table-cell office:value-type="float" office:value="80" calcext:value-type="float">
            <text:p>80</text:p>
          </table:table-cell>
          <table:table-cell table:style-name="ce10" table:formula="of:=[.F370]*10^26" office:value-type="float" office:value="0.00000245" calcext:value-type="float">
            <text:p>2.450E-6</text:p>
          </table:table-cell>
          <table:table-cell table:style-name="ce10" table:formula="of:=([.G370]/100)*[.K370]" office:value-type="float" office:value="0.00000007595" calcext:value-type="float">
            <text:p>7.595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33.7" calcext:value-type="float">
            <text:p>233.7</text:p>
          </table:table-cell>
          <table:table-cell table:style-name="ce4" office:value-type="float" office:value="1.4E-032" calcext:value-type="float">
            <text:p>1.40E-032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371]/1000" office:value-type="float" office:value="0.2337" calcext:value-type="float">
            <text:p>0.2337</text:p>
          </table:table-cell>
          <table:table-cell office:value-type="float" office:value="100" calcext:value-type="float">
            <text:p>100</text:p>
          </table:table-cell>
          <table:table-cell table:style-name="ce10" table:formula="of:=[.F371]*10^26" office:value-type="float" office:value="0.0000014" calcext:value-type="float">
            <text:p>1.400E-6</text:p>
          </table:table-cell>
          <table:table-cell table:style-name="ce10" table:formula="of:=([.G371]/100)*[.K371]" office:value-type="float" office:value="0.0000000322" calcext:value-type="float">
            <text:p>3.220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08" calcext:value-type="float">
            <text:p>208</text:p>
          </table:table-cell>
          <table:table-cell table:style-name="ce4" office:value-type="float" office:value="9.44E-033" calcext:value-type="float">
            <text:p>9.44E-033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E372]/1000" office:value-type="float" office:value="0.208" calcext:value-type="float">
            <text:p>0.208</text:p>
          </table:table-cell>
          <table:table-cell office:value-type="float" office:value="120" calcext:value-type="float">
            <text:p>120</text:p>
          </table:table-cell>
          <table:table-cell table:style-name="ce10" table:formula="of:=[.F372]*10^26" office:value-type="float" office:value="0.000000944" calcext:value-type="float">
            <text:p>9.440E-7</text:p>
          </table:table-cell>
          <table:table-cell table:style-name="ce10" table:formula="of:=([.G372]/100)*[.K372]" office:value-type="float" office:value="0.000000024544" calcext:value-type="float">
            <text:p>2.454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95.7" calcext:value-type="float">
            <text:p>195.7</text:p>
          </table:table-cell>
          <table:table-cell table:style-name="ce4" office:value-type="float" office:value="7.08E-033" calcext:value-type="float">
            <text:p>7.08E-033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73]/1000" office:value-type="float" office:value="0.1957" calcext:value-type="float">
            <text:p>0.1957</text:p>
          </table:table-cell>
          <table:table-cell office:value-type="float" office:value="135" calcext:value-type="float">
            <text:p>135</text:p>
          </table:table-cell>
          <table:table-cell table:style-name="ce10" table:formula="of:=[.F373]*10^26" office:value-type="float" office:value="0.000000708" calcext:value-type="float">
            <text:p>7.080E-7</text:p>
          </table:table-cell>
          <table:table-cell table:style-name="ce10" table:formula="of:=([.G373]/100)*[.K373]" office:value-type="float" office:value="0.000000014868" calcext:value-type="float">
            <text:p>1.487E-8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6.65E-032" calcext:value-type="float">
            <text:p>6.65E-032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374]/1000" office:value-type="float" office:value="0.5519" calcext:value-type="float">
            <text:p>0.5519</text:p>
          </table:table-cell>
          <table:table-cell office:value-type="float" office:value="40" calcext:value-type="float">
            <text:p>40</text:p>
          </table:table-cell>
          <table:table-cell table:style-name="ce10" table:formula="of:=[.F374]*10^26" office:value-type="float" office:value="0.00000665" calcext:value-type="float">
            <text:p>6.650E-6</text:p>
          </table:table-cell>
          <table:table-cell table:style-name="ce10" table:formula="of:=([.G374]/100)*[.K374]" office:value-type="float" office:value="0.0000001197" calcext:value-type="float">
            <text:p>1.197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6.66E-032" calcext:value-type="float">
            <text:p>6.66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75]/1000" office:value-type="float" office:value="0.5519" calcext:value-type="float">
            <text:p>0.5519</text:p>
          </table:table-cell>
          <table:table-cell office:value-type="float" office:value="40" calcext:value-type="float">
            <text:p>40</text:p>
          </table:table-cell>
          <table:table-cell table:style-name="ce10" table:formula="of:=[.F375]*10^26" office:value-type="float" office:value="0.00000666" calcext:value-type="float">
            <text:p>6.660E-6</text:p>
          </table:table-cell>
          <table:table-cell table:style-name="ce10" table:formula="of:=([.G375]/100)*[.K375]" office:value-type="float" office:value="0.00000012654" calcext:value-type="float">
            <text:p>1.265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81.5" calcext:value-type="float">
            <text:p>381.5</text:p>
          </table:table-cell>
          <table:table-cell table:style-name="ce4" office:value-type="float" office:value="2.73E-032" calcext:value-type="float">
            <text:p>2.73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376]/1000" office:value-type="float" office:value="0.3815" calcext:value-type="float">
            <text:p>0.3815</text:p>
          </table:table-cell>
          <table:table-cell office:value-type="float" office:value="60" calcext:value-type="float">
            <text:p>60</text:p>
          </table:table-cell>
          <table:table-cell table:style-name="ce10" table:formula="of:=[.F376]*10^26" office:value-type="float" office:value="0.00000273" calcext:value-type="float">
            <text:p>2.730E-6</text:p>
          </table:table-cell>
          <table:table-cell table:style-name="ce10" table:formula="of:=([.G376]/100)*[.K376]" office:value-type="float" office:value="0.0000000546" calcext:value-type="float">
            <text:p>5.460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81.5" calcext:value-type="float">
            <text:p>381.5</text:p>
          </table:table-cell>
          <table:table-cell table:style-name="ce4" office:value-type="float" office:value="2.78E-032" calcext:value-type="float">
            <text:p>2.78E-032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E377]/1000" office:value-type="float" office:value="0.3815" calcext:value-type="float">
            <text:p>0.3815</text:p>
          </table:table-cell>
          <table:table-cell office:value-type="float" office:value="60" calcext:value-type="float">
            <text:p>60</text:p>
          </table:table-cell>
          <table:table-cell table:style-name="ce10" table:formula="of:=[.F377]*10^26" office:value-type="float" office:value="0.00000278" calcext:value-type="float">
            <text:p>2.780E-6</text:p>
          </table:table-cell>
          <table:table-cell table:style-name="ce10" table:formula="of:=([.G377]/100)*[.K377]" office:value-type="float" office:value="0.0000000417" calcext:value-type="float">
            <text:p>4.170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99.5" calcext:value-type="float">
            <text:p>299.5</text:p>
          </table:table-cell>
          <table:table-cell table:style-name="ce4" office:value-type="float" office:value="1.44E-032" calcext:value-type="float">
            <text:p>1.44E-032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E378]/1000" office:value-type="float" office:value="0.2995" calcext:value-type="float">
            <text:p>0.2995</text:p>
          </table:table-cell>
          <table:table-cell office:value-type="float" office:value="80" calcext:value-type="float">
            <text:p>80</text:p>
          </table:table-cell>
          <table:table-cell table:style-name="ce10" table:formula="of:=[.F378]*10^26" office:value-type="float" office:value="0.00000144" calcext:value-type="float">
            <text:p>1.440E-6</text:p>
          </table:table-cell>
          <table:table-cell table:style-name="ce10" table:formula="of:=([.G378]/100)*[.K378]" office:value-type="float" office:value="0.00000003744" calcext:value-type="float">
            <text:p>3.744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53.4" calcext:value-type="float">
            <text:p>253.4</text:p>
          </table:table-cell>
          <table:table-cell table:style-name="ce4" office:value-type="float" office:value="8.6E-033" calcext:value-type="float">
            <text:p>8.60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79]/1000" office:value-type="float" office:value="0.2534" calcext:value-type="float">
            <text:p>0.2534</text:p>
          </table:table-cell>
          <table:table-cell office:value-type="float" office:value="100" calcext:value-type="float">
            <text:p>100</text:p>
          </table:table-cell>
          <table:table-cell table:style-name="ce10" table:formula="of:=[.F379]*10^26" office:value-type="float" office:value="0.00000086" calcext:value-type="float">
            <text:p>8.600E-7</text:p>
          </table:table-cell>
          <table:table-cell table:style-name="ce10" table:formula="of:=([.G379]/100)*[.K379]" office:value-type="float" office:value="0.0000000215" calcext:value-type="float">
            <text:p>2.150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25.6" calcext:value-type="float">
            <text:p>225.6</text:p>
          </table:table-cell>
          <table:table-cell table:style-name="ce4" office:value-type="float" office:value="5.77E-033" calcext:value-type="float">
            <text:p>5.77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80]/1000" office:value-type="float" office:value="0.2256" calcext:value-type="float">
            <text:p>0.2256</text:p>
          </table:table-cell>
          <table:table-cell office:value-type="float" office:value="120" calcext:value-type="float">
            <text:p>120</text:p>
          </table:table-cell>
          <table:table-cell table:style-name="ce10" table:formula="of:=[.F380]*10^26" office:value-type="float" office:value="0.000000577" calcext:value-type="float">
            <text:p>5.770E-7</text:p>
          </table:table-cell>
          <table:table-cell table:style-name="ce10" table:formula="of:=([.G380]/100)*[.K380]" office:value-type="float" office:value="0.000000014425" calcext:value-type="float">
            <text:p>1.443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12.3" calcext:value-type="float">
            <text:p>212.3</text:p>
          </table:table-cell>
          <table:table-cell table:style-name="ce4" office:value-type="float" office:value="4.46E-033" calcext:value-type="float">
            <text:p>4.46E-033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381]/1000" office:value-type="float" office:value="0.2123" calcext:value-type="float">
            <text:p>0.2123</text:p>
          </table:table-cell>
          <table:table-cell office:value-type="float" office:value="135" calcext:value-type="float">
            <text:p>135</text:p>
          </table:table-cell>
          <table:table-cell table:style-name="ce10" table:formula="of:=[.F381]*10^26" office:value-type="float" office:value="0.000000446" calcext:value-type="float">
            <text:p>4.460E-7</text:p>
          </table:table-cell>
          <table:table-cell table:style-name="ce10" table:formula="of:=([.G381]/100)*[.K381]" office:value-type="float" office:value="0.000000012934" calcext:value-type="float">
            <text:p>1.293E-8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90.9" calcext:value-type="float">
            <text:p>590.9</text:p>
          </table:table-cell>
          <table:table-cell table:style-name="ce4" office:value-type="float" office:value="4.11E-032" calcext:value-type="float">
            <text:p>4.11E-032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E382]/1000" office:value-type="float" office:value="0.5909" calcext:value-type="float">
            <text:p>0.5909</text:p>
          </table:table-cell>
          <table:table-cell office:value-type="float" office:value="40" calcext:value-type="float">
            <text:p>40</text:p>
          </table:table-cell>
          <table:table-cell table:style-name="ce10" table:formula="of:=[.F382]*10^26" office:value-type="float" office:value="0.00000411" calcext:value-type="float">
            <text:p>4.110E-6</text:p>
          </table:table-cell>
          <table:table-cell table:style-name="ce10" table:formula="of:=([.G382]/100)*[.K382]" office:value-type="float" office:value="0.00000010686" calcext:value-type="float">
            <text:p>1.069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90.9" calcext:value-type="float">
            <text:p>590.9</text:p>
          </table:table-cell>
          <table:table-cell table:style-name="ce4" office:value-type="float" office:value="4.03E-032" calcext:value-type="float">
            <text:p>4.03E-032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E383]/1000" office:value-type="float" office:value="0.5909" calcext:value-type="float">
            <text:p>0.5909</text:p>
          </table:table-cell>
          <table:table-cell office:value-type="float" office:value="40" calcext:value-type="float">
            <text:p>40</text:p>
          </table:table-cell>
          <table:table-cell table:style-name="ce10" table:formula="of:=[.F383]*10^26" office:value-type="float" office:value="0.00000403" calcext:value-type="float">
            <text:p>4.030E-6</text:p>
          </table:table-cell>
          <table:table-cell table:style-name="ce10" table:formula="of:=([.G383]/100)*[.K383]" office:value-type="float" office:value="0.00000005642" calcext:value-type="float">
            <text:p>5.642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1.67E-032" calcext:value-type="float">
            <text:p>1.67E-032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84]/1000" office:value-type="float" office:value="0.4088" calcext:value-type="float">
            <text:p>0.4088</text:p>
          </table:table-cell>
          <table:table-cell office:value-type="float" office:value="60" calcext:value-type="float">
            <text:p>60</text:p>
          </table:table-cell>
          <table:table-cell table:style-name="ce10" table:formula="of:=[.F384]*10^26" office:value-type="float" office:value="0.00000167" calcext:value-type="float">
            <text:p>1.670E-6</text:p>
          </table:table-cell>
          <table:table-cell table:style-name="ce10" table:formula="of:=([.G384]/100)*[.K384]" office:value-type="float" office:value="0.00000003507" calcext:value-type="float">
            <text:p>3.507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1.7E-032" calcext:value-type="float">
            <text:p>1.70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85]/1000" office:value-type="float" office:value="0.4088" calcext:value-type="float">
            <text:p>0.4088</text:p>
          </table:table-cell>
          <table:table-cell office:value-type="float" office:value="60" calcext:value-type="float">
            <text:p>60</text:p>
          </table:table-cell>
          <table:table-cell table:style-name="ce10" table:formula="of:=[.F385]*10^26" office:value-type="float" office:value="0.0000017" calcext:value-type="float">
            <text:p>1.700E-6</text:p>
          </table:table-cell>
          <table:table-cell table:style-name="ce10" table:formula="of:=([.G385]/100)*[.K385]" office:value-type="float" office:value="0.0000000323" calcext:value-type="float">
            <text:p>3.230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21.2" calcext:value-type="float">
            <text:p>321.2</text:p>
          </table:table-cell>
          <table:table-cell table:style-name="ce4" office:value-type="float" office:value="9.24E-033" calcext:value-type="float">
            <text:p>9.24E-033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E386]/1000" office:value-type="float" office:value="0.3212" calcext:value-type="float">
            <text:p>0.3212</text:p>
          </table:table-cell>
          <table:table-cell office:value-type="float" office:value="80" calcext:value-type="float">
            <text:p>80</text:p>
          </table:table-cell>
          <table:table-cell table:style-name="ce10" table:formula="of:=[.F386]*10^26" office:value-type="float" office:value="0.000000924" calcext:value-type="float">
            <text:p>9.240E-7</text:p>
          </table:table-cell>
          <table:table-cell table:style-name="ce10" table:formula="of:=([.G386]/100)*[.K386]" office:value-type="float" office:value="0.000000024948" calcext:value-type="float">
            <text:p>2.495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71.8" calcext:value-type="float">
            <text:p>271.8</text:p>
          </table:table-cell>
          <table:table-cell table:style-name="ce4" office:value-type="float" office:value="5.43E-033" calcext:value-type="float">
            <text:p>5.43E-033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87]/1000" office:value-type="float" office:value="0.2718" calcext:value-type="float">
            <text:p>0.2718</text:p>
          </table:table-cell>
          <table:table-cell office:value-type="float" office:value="100" calcext:value-type="float">
            <text:p>100</text:p>
          </table:table-cell>
          <table:table-cell table:style-name="ce10" table:formula="of:=[.F387]*10^26" office:value-type="float" office:value="0.000000543" calcext:value-type="float">
            <text:p>5.430E-7</text:p>
          </table:table-cell>
          <table:table-cell table:style-name="ce10" table:formula="of:=([.G387]/100)*[.K387]" office:value-type="float" office:value="0.000000011946" calcext:value-type="float">
            <text:p>1.195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42.1" calcext:value-type="float">
            <text:p>242.1</text:p>
          </table:table-cell>
          <table:table-cell table:style-name="ce4" office:value-type="float" office:value="3.8E-033" calcext:value-type="float">
            <text:p>3.80E-033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388]/1000" office:value-type="float" office:value="0.2421" calcext:value-type="float">
            <text:p>0.2421</text:p>
          </table:table-cell>
          <table:table-cell office:value-type="float" office:value="120" calcext:value-type="float">
            <text:p>120</text:p>
          </table:table-cell>
          <table:table-cell table:style-name="ce10" table:formula="of:=[.F388]*10^26" office:value-type="float" office:value="0.00000038" calcext:value-type="float">
            <text:p>3.800E-7</text:p>
          </table:table-cell>
          <table:table-cell table:style-name="ce10" table:formula="of:=([.G388]/100)*[.K388]" office:value-type="float" office:value="0.0000000114" calcext:value-type="float">
            <text:p>1.140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27.9" calcext:value-type="float">
            <text:p>227.9</text:p>
          </table:table-cell>
          <table:table-cell table:style-name="ce4" office:value-type="float" office:value="2.96E-033" calcext:value-type="float">
            <text:p>2.96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89]/1000" office:value-type="float" office:value="0.2279" calcext:value-type="float">
            <text:p>0.2279</text:p>
          </table:table-cell>
          <table:table-cell office:value-type="float" office:value="135" calcext:value-type="float">
            <text:p>135</text:p>
          </table:table-cell>
          <table:table-cell table:style-name="ce10" table:formula="of:=[.F389]*10^26" office:value-type="float" office:value="0.000000296" calcext:value-type="float">
            <text:p>2.960E-7</text:p>
          </table:table-cell>
          <table:table-cell table:style-name="ce10" table:formula="of:=([.G389]/100)*[.K389]" office:value-type="float" office:value="0.0000000074" calcext:value-type="float">
            <text:p>7.400E-9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627.7" calcext:value-type="float">
            <text:p>627.7</text:p>
          </table:table-cell>
          <table:table-cell table:style-name="ce4" office:value-type="float" office:value="2.37E-032" calcext:value-type="float">
            <text:p>2.37E-032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90]/1000" office:value-type="float" office:value="0.6277" calcext:value-type="float">
            <text:p>0.6277</text:p>
          </table:table-cell>
          <table:table-cell office:value-type="float" office:value="40" calcext:value-type="float">
            <text:p>40</text:p>
          </table:table-cell>
          <table:table-cell table:style-name="ce10" table:formula="of:=[.F390]*10^26" office:value-type="float" office:value="0.00000237" calcext:value-type="float">
            <text:p>2.370E-6</text:p>
          </table:table-cell>
          <table:table-cell table:style-name="ce10" table:formula="of:=([.G390]/100)*[.K390]" office:value-type="float" office:value="0.00000005925" calcext:value-type="float">
            <text:p>5.925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627.7" calcext:value-type="float">
            <text:p>627.7</text:p>
          </table:table-cell>
          <table:table-cell table:style-name="ce4" office:value-type="float" office:value="2.38E-032" calcext:value-type="float">
            <text:p>2.38E-032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391]/1000" office:value-type="float" office:value="0.6277" calcext:value-type="float">
            <text:p>0.6277</text:p>
          </table:table-cell>
          <table:table-cell office:value-type="float" office:value="40" calcext:value-type="float">
            <text:p>40</text:p>
          </table:table-cell>
          <table:table-cell table:style-name="ce10" table:formula="of:=[.F391]*10^26" office:value-type="float" office:value="0.00000238" calcext:value-type="float">
            <text:p>2.380E-6</text:p>
          </table:table-cell>
          <table:table-cell table:style-name="ce10" table:formula="of:=([.G391]/100)*[.K391]" office:value-type="float" office:value="0.00000004046" calcext:value-type="float">
            <text:p>4.046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11.1" calcext:value-type="float">
            <text:p>511.1</text:p>
          </table:table-cell>
          <table:table-cell table:style-name="ce4" office:value-type="float" office:value="1.48E-032" calcext:value-type="float">
            <text:p>1.48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92]/1000" office:value-type="float" office:value="0.5111" calcext:value-type="float">
            <text:p>0.5111</text:p>
          </table:table-cell>
          <table:table-cell office:value-type="float" office:value="50" calcext:value-type="float">
            <text:p>50</text:p>
          </table:table-cell>
          <table:table-cell table:style-name="ce10" table:formula="of:=[.F392]*10^26" office:value-type="float" office:value="0.00000148" calcext:value-type="float">
            <text:p>1.480E-6</text:p>
          </table:table-cell>
          <table:table-cell table:style-name="ce10" table:formula="of:=([.G392]/100)*[.K392]" office:value-type="float" office:value="0.00000002812" calcext:value-type="float">
            <text:p>2.812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34.5" calcext:value-type="float">
            <text:p>434.5</text:p>
          </table:table-cell>
          <table:table-cell table:style-name="ce4" office:value-type="float" office:value="1.02E-032" calcext:value-type="float">
            <text:p>1.02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93]/1000" office:value-type="float" office:value="0.4345" calcext:value-type="float">
            <text:p>0.4345</text:p>
          </table:table-cell>
          <table:table-cell office:value-type="float" office:value="60" calcext:value-type="float">
            <text:p>60</text:p>
          </table:table-cell>
          <table:table-cell table:style-name="ce10" table:formula="of:=[.F393]*10^26" office:value-type="float" office:value="0.00000102" calcext:value-type="float">
            <text:p>1.020E-6</text:p>
          </table:table-cell>
          <table:table-cell table:style-name="ce10" table:formula="of:=([.G393]/100)*[.K393]" office:value-type="float" office:value="0.00000002244" calcext:value-type="float">
            <text:p>2.244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34.5" calcext:value-type="float">
            <text:p>434.5</text:p>
          </table:table-cell>
          <table:table-cell table:style-name="ce4" office:value-type="float" office:value="1.03E-032" calcext:value-type="float">
            <text:p>1.03E-032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394]/1000" office:value-type="float" office:value="0.4345" calcext:value-type="float">
            <text:p>0.4345</text:p>
          </table:table-cell>
          <table:table-cell office:value-type="float" office:value="60" calcext:value-type="float">
            <text:p>60</text:p>
          </table:table-cell>
          <table:table-cell table:style-name="ce10" table:formula="of:=[.F394]*10^26" office:value-type="float" office:value="0.00000103" calcext:value-type="float">
            <text:p>1.030E-6</text:p>
          </table:table-cell>
          <table:table-cell table:style-name="ce10" table:formula="of:=([.G394]/100)*[.K394]" office:value-type="float" office:value="0.00000001854" calcext:value-type="float">
            <text:p>1.854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41.6" calcext:value-type="float">
            <text:p>341.6</text:p>
          </table:table-cell>
          <table:table-cell table:style-name="ce4" office:value-type="float" office:value="5.39E-033" calcext:value-type="float">
            <text:p>5.39E-03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395]/1000" office:value-type="float" office:value="0.3416" calcext:value-type="float">
            <text:p>0.3416</text:p>
          </table:table-cell>
          <table:table-cell office:value-type="float" office:value="80" calcext:value-type="float">
            <text:p>80</text:p>
          </table:table-cell>
          <table:table-cell table:style-name="ce10" table:formula="of:=[.F395]*10^26" office:value-type="float" office:value="0.000000539" calcext:value-type="float">
            <text:p>5.390E-7</text:p>
          </table:table-cell>
          <table:table-cell table:style-name="ce10" table:formula="of:=([.G395]/100)*[.K395]" office:value-type="float" office:value="0.00000002156" calcext:value-type="float">
            <text:p>2.156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89.3" calcext:value-type="float">
            <text:p>289.3</text:p>
          </table:table-cell>
          <table:table-cell table:style-name="ce4" office:value-type="float" office:value="3.34E-033" calcext:value-type="float">
            <text:p>3.34E-033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[.E396]/1000" office:value-type="float" office:value="0.2893" calcext:value-type="float">
            <text:p>0.2893</text:p>
          </table:table-cell>
          <table:table-cell office:value-type="float" office:value="100" calcext:value-type="float">
            <text:p>100</text:p>
          </table:table-cell>
          <table:table-cell table:style-name="ce10" table:formula="of:=[.F396]*10^26" office:value-type="float" office:value="0.000000334" calcext:value-type="float">
            <text:p>3.340E-7</text:p>
          </table:table-cell>
          <table:table-cell table:style-name="ce10" table:formula="of:=([.G396]/100)*[.K396]" office:value-type="float" office:value="0.000000012024" calcext:value-type="float">
            <text:p>1.202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42.7" calcext:value-type="float">
            <text:p>242.7</text:p>
          </table:table-cell>
          <table:table-cell table:style-name="ce4" office:value-type="float" office:value="1.98E-033" calcext:value-type="float">
            <text:p>1.98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97]/1000" office:value-type="float" office:value="0.2427" calcext:value-type="float">
            <text:p>0.2427</text:p>
          </table:table-cell>
          <table:table-cell office:value-type="float" office:value="135" calcext:value-type="float">
            <text:p>135</text:p>
          </table:table-cell>
          <table:table-cell table:style-name="ce10" table:formula="of:=[.F397]*10^26" office:value-type="float" office:value="0.000000198" calcext:value-type="float">
            <text:p>1.980E-7</text:p>
          </table:table-cell>
          <table:table-cell table:style-name="ce10" table:formula="of:=([.G397]/100)*[.K397]" office:value-type="float" office:value="0.00000000495" calcext:value-type="float">
            <text:p>4.950E-9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1.59E-032" calcext:value-type="float">
            <text:p>1.59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98]/1000" office:value-type="float" office:value="0.6626" calcext:value-type="float">
            <text:p>0.6626</text:p>
          </table:table-cell>
          <table:table-cell office:value-type="float" office:value="40" calcext:value-type="float">
            <text:p>40</text:p>
          </table:table-cell>
          <table:table-cell table:style-name="ce10" table:formula="of:=[.F398]*10^26" office:value-type="float" office:value="0.00000159" calcext:value-type="float">
            <text:p>1.590E-6</text:p>
          </table:table-cell>
          <table:table-cell table:style-name="ce10" table:formula="of:=([.G398]/100)*[.K398]" office:value-type="float" office:value="0.00000003021" calcext:value-type="float">
            <text:p>3.021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1.55E-032" calcext:value-type="float">
            <text:p>1.55E-032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399]/1000" office:value-type="float" office:value="0.6626" calcext:value-type="float">
            <text:p>0.6626</text:p>
          </table:table-cell>
          <table:table-cell office:value-type="float" office:value="40" calcext:value-type="float">
            <text:p>40</text:p>
          </table:table-cell>
          <table:table-cell table:style-name="ce10" table:formula="of:=[.F399]*10^26" office:value-type="float" office:value="0.00000155" calcext:value-type="float">
            <text:p>1.550E-6</text:p>
          </table:table-cell>
          <table:table-cell table:style-name="ce10" table:formula="of:=([.G399]/100)*[.K399]" office:value-type="float" office:value="0.00000005115" calcext:value-type="float">
            <text:p>5.115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39.6" calcext:value-type="float">
            <text:p>539.6</text:p>
          </table:table-cell>
          <table:table-cell table:style-name="ce4" office:value-type="float" office:value="9.44E-033" calcext:value-type="float">
            <text:p>9.44E-033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400]/1000" office:value-type="float" office:value="0.5396" calcext:value-type="float">
            <text:p>0.5396</text:p>
          </table:table-cell>
          <table:table-cell office:value-type="float" office:value="50" calcext:value-type="float">
            <text:p>50</text:p>
          </table:table-cell>
          <table:table-cell table:style-name="ce10" table:formula="of:=[.F400]*10^26" office:value-type="float" office:value="0.000000944" calcext:value-type="float">
            <text:p>9.440E-7</text:p>
          </table:table-cell>
          <table:table-cell table:style-name="ce10" table:formula="of:=([.G400]/100)*[.K400]" office:value-type="float" office:value="0.000000016048" calcext:value-type="float">
            <text:p>1.605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58.9" calcext:value-type="float">
            <text:p>458.9</text:p>
          </table:table-cell>
          <table:table-cell table:style-name="ce4" office:value-type="float" office:value="6.49E-033" calcext:value-type="float">
            <text:p>6.49E-033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401]/1000" office:value-type="float" office:value="0.4589" calcext:value-type="float">
            <text:p>0.4589</text:p>
          </table:table-cell>
          <table:table-cell office:value-type="float" office:value="60" calcext:value-type="float">
            <text:p>60</text:p>
          </table:table-cell>
          <table:table-cell table:style-name="ce10" table:formula="of:=[.F401]*10^26" office:value-type="float" office:value="0.000000649" calcext:value-type="float">
            <text:p>6.490E-7</text:p>
          </table:table-cell>
          <table:table-cell table:style-name="ce10" table:formula="of:=([.G401]/100)*[.K401]" office:value-type="float" office:value="0.000000014927" calcext:value-type="float">
            <text:p>1.493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58.9" calcext:value-type="float">
            <text:p>458.9</text:p>
          </table:table-cell>
          <table:table-cell table:style-name="ce4" office:value-type="float" office:value="6.33E-033" calcext:value-type="float">
            <text:p>6.33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402]/1000" office:value-type="float" office:value="0.4589" calcext:value-type="float">
            <text:p>0.4589</text:p>
          </table:table-cell>
          <table:table-cell office:value-type="float" office:value="60" calcext:value-type="float">
            <text:p>60</text:p>
          </table:table-cell>
          <table:table-cell table:style-name="ce10" table:formula="of:=[.F402]*10^26" office:value-type="float" office:value="0.000000633" calcext:value-type="float">
            <text:p>6.330E-7</text:p>
          </table:table-cell>
          <table:table-cell table:style-name="ce10" table:formula="of:=([.G402]/100)*[.K402]" office:value-type="float" office:value="0.000000015825" calcext:value-type="float">
            <text:p>1.583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61" calcext:value-type="float">
            <text:p>361</text:p>
          </table:table-cell>
          <table:table-cell table:style-name="ce4" office:value-type="float" office:value="3.49E-033" calcext:value-type="float">
            <text:p>3.49E-033</text:p>
          </table:table-cell>
          <table:table-cell office:value-type="float" office:value="2.8" calcext:value-type="float">
            <text:p>2.8</text:p>
          </table:table-cell>
          <table:table-cell/>
          <table:table-cell table:formula="of:=[.E403]/1000" office:value-type="float" office:value="0.361" calcext:value-type="float">
            <text:p>0.361</text:p>
          </table:table-cell>
          <table:table-cell office:value-type="float" office:value="80" calcext:value-type="float">
            <text:p>80</text:p>
          </table:table-cell>
          <table:table-cell table:style-name="ce10" table:formula="of:=[.F403]*10^26" office:value-type="float" office:value="0.000000349" calcext:value-type="float">
            <text:p>3.490E-7</text:p>
          </table:table-cell>
          <table:table-cell table:style-name="ce10" table:formula="of:=([.G403]/100)*[.K403]" office:value-type="float" office:value="0.000000009772" calcext:value-type="float">
            <text:p>9.772E-9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05.8" calcext:value-type="float">
            <text:p>305.8</text:p>
          </table:table-cell>
          <table:table-cell table:style-name="ce4" office:value-type="float" office:value="2.03E-033" calcext:value-type="float">
            <text:p>2.03E-03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404]/1000" office:value-type="float" office:value="0.3058" calcext:value-type="float">
            <text:p>0.3058</text:p>
          </table:table-cell>
          <table:table-cell office:value-type="float" office:value="100" calcext:value-type="float">
            <text:p>100</text:p>
          </table:table-cell>
          <table:table-cell table:style-name="ce10" table:formula="of:=[.F404]*10^26" office:value-type="float" office:value="0.000000203" calcext:value-type="float">
            <text:p>2.030E-7</text:p>
          </table:table-cell>
          <table:table-cell table:style-name="ce10" table:formula="of:=([.G404]/100)*[.K404]" office:value-type="float" office:value="0.000000006699" calcext:value-type="float">
            <text:p>6.699E-9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72.7" calcext:value-type="float">
            <text:p>272.7</text:p>
          </table:table-cell>
          <table:table-cell table:style-name="ce4" office:value-type="float" office:value="1.65E-033" calcext:value-type="float">
            <text:p>1.65E-033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[.E405]/1000" office:value-type="float" office:value="0.2727" calcext:value-type="float">
            <text:p>0.2727</text:p>
          </table:table-cell>
          <table:table-cell office:value-type="float" office:value="120" calcext:value-type="float">
            <text:p>120</text:p>
          </table:table-cell>
          <table:table-cell table:style-name="ce10" table:formula="of:=[.F405]*10^26" office:value-type="float" office:value="0.000000165" calcext:value-type="float">
            <text:p>1.650E-7</text:p>
          </table:table-cell>
          <table:table-cell table:style-name="ce10" table:formula="of:=([.G405]/100)*[.K405]" office:value-type="float" office:value="0.00000000693" calcext:value-type="float">
            <text:p>6.930E-9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593" calcext:value-type="float">
            <text:p>593</text:p>
          </table:table-cell>
          <table:table-cell table:style-name="ce4" office:value-type="float" office:value="3.86E-033" calcext:value-type="float">
            <text:p>3.86E-033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406]/1000" office:value-type="float" office:value="0.593" calcext:value-type="float">
            <text:p>0.593</text:p>
          </table:table-cell>
          <table:table-cell office:value-type="float" office:value="50" calcext:value-type="float">
            <text:p>50</text:p>
          </table:table-cell>
          <table:table-cell table:style-name="ce10" table:formula="of:=[.F406]*10^26" office:value-type="float" office:value="0.000000386" calcext:value-type="float">
            <text:p>3.860E-7</text:p>
          </table:table-cell>
          <table:table-cell table:style-name="ce10" table:formula="of:=([.G406]/100)*[.K406]" office:value-type="float" office:value="0.000000006948" calcext:value-type="float">
            <text:p>6.948E-9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37" calcext:value-type="float">
            <text:p>337</text:p>
          </table:table-cell>
          <table:table-cell table:style-name="ce4" office:value-type="float" office:value="9.98E-034" calcext:value-type="float">
            <text:p>9.98E-03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407]/1000" office:value-type="float" office:value="0.337" calcext:value-type="float">
            <text:p>0.337</text:p>
          </table:table-cell>
          <table:table-cell office:value-type="float" office:value="100" calcext:value-type="float">
            <text:p>100</text:p>
          </table:table-cell>
          <table:table-cell table:style-name="ce10" table:formula="of:=[.F407]*10^26" office:value-type="float" office:value="0.0000000998" calcext:value-type="float">
            <text:p>9.980E-8</text:p>
          </table:table-cell>
          <table:table-cell table:style-name="ce10" table:formula="of:=([.G407]/100)*[.K407]" office:value-type="float" office:value="0.000000002994" calcext:value-type="float">
            <text:p>2.994E-9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83.2" calcext:value-type="float">
            <text:p>283.2</text:p>
          </table:table-cell>
          <table:table-cell table:style-name="ce4" office:value-type="float" office:value="5.67E-034" calcext:value-type="float">
            <text:p>5.67E-03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E408]/1000" office:value-type="float" office:value="0.2832" calcext:value-type="float">
            <text:p>0.2832</text:p>
          </table:table-cell>
          <table:table-cell office:value-type="float" office:value="135" calcext:value-type="float">
            <text:p>135</text:p>
          </table:table-cell>
          <table:table-cell table:style-name="ce10" table:formula="of:=[.F408]*10^26" office:value-type="float" office:value="0.0000000567" calcext:value-type="float">
            <text:p>5.670E-8</text:p>
          </table:table-cell>
          <table:table-cell table:style-name="ce10" table:formula="of:=([.G408]/100)*[.K408]" office:value-type="float" office:value="0.0000000019845" calcext:value-type="float">
            <text:p>1.985E-9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688.6" calcext:value-type="float">
            <text:p>688.6</text:p>
          </table:table-cell>
          <table:table-cell table:style-name="ce4" office:value-type="float" office:value="7.27E-034" calcext:value-type="float">
            <text:p>7.27E-034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[.E409]/1000" office:value-type="float" office:value="0.6886" calcext:value-type="float">
            <text:p>0.6886</text:p>
          </table:table-cell>
          <table:table-cell office:value-type="float" office:value="50" calcext:value-type="float">
            <text:p>50</text:p>
          </table:table-cell>
          <table:table-cell table:style-name="ce10" table:formula="of:=[.F409]*10^26" office:value-type="float" office:value="0.0000000727" calcext:value-type="float">
            <text:p>7.270E-8</text:p>
          </table:table-cell>
          <table:table-cell table:style-name="ce10" table:formula="of:=([.G409]/100)*[.K409]" office:value-type="float" office:value="0.0000000026172" calcext:value-type="float">
            <text:p>2.617E-9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462.7" calcext:value-type="float">
            <text:p>462.7</text:p>
          </table:table-cell>
          <table:table-cell table:style-name="ce4" office:value-type="float" office:value="3.03E-034" calcext:value-type="float">
            <text:p>3.03E-034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[.E410]/1000" office:value-type="float" office:value="0.4627" calcext:value-type="float">
            <text:p>0.4627</text:p>
          </table:table-cell>
          <table:table-cell office:value-type="float" office:value="80" calcext:value-type="float">
            <text:p>80</text:p>
          </table:table-cell>
          <table:table-cell table:style-name="ce10" table:formula="of:=[.F410]*10^26" office:value-type="float" office:value="0.0000000303" calcext:value-type="float">
            <text:p>3.030E-8</text:p>
          </table:table-cell>
          <table:table-cell table:style-name="ce10" table:formula="of:=([.G410]/100)*[.K410]" office:value-type="float" office:value="0.0000000012726" calcext:value-type="float">
            <text:p>1.273E-9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351.1" calcext:value-type="float">
            <text:p>351.1</text:p>
          </table:table-cell>
          <table:table-cell table:style-name="ce4" office:value-type="float" office:value="1.64E-034" calcext:value-type="float">
            <text:p>1.64E-034</text:p>
          </table:table-cell>
          <table:table-cell office:value-type="float" office:value="6.9" calcext:value-type="float">
            <text:p>6.9</text:p>
          </table:table-cell>
          <table:table-cell/>
          <table:table-cell table:formula="of:=[.E411]/1000" office:value-type="float" office:value="0.3511" calcext:value-type="float">
            <text:p>0.3511</text:p>
          </table:table-cell>
          <table:table-cell office:value-type="float" office:value="120" calcext:value-type="float">
            <text:p>120</text:p>
          </table:table-cell>
          <table:table-cell table:style-name="ce10" table:formula="of:=[.F411]*10^26" office:value-type="float" office:value="0.0000000164" calcext:value-type="float">
            <text:p>1.640E-8</text:p>
          </table:table-cell>
          <table:table-cell table:style-name="ce10" table:formula="of:=([.G411]/100)*[.K411]" office:value-type="float" office:value="0.0000000011316" calcext:value-type="float">
            <text:p>1.132E-9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ef5 Form Factors</text:p>
          </table:table-cell>
          <table:table-cell table:number-columns-repeated="2"/>
          <table:table-cell table:style-name="ce5"/>
          <table:table-cell table:number-columns-repeated="28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Q^2 (F^-2)</text:p>
          </table:table-cell>
          <table:table-cell office:value-type="string" calcext:value-type="string">
            <text:p>Fch(3H)</text:p>
          </table:table-cell>
          <table:table-cell table:style-name="Default" office:value-type="string" calcext:value-type="string">
            <text:p>+/-</text:p>
          </table:table-cell>
          <table:table-cell table:style-name="ce5" office:value-type="string" calcext:value-type="string">
            <text:p>Fm(3H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Fch(3He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Fm(3He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Chi^2/N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22" calcext:value-type="float">
            <text:p>0.622</text:p>
          </table:table-cell>
          <table:table-cell table:style-name="ce5" office:value-type="float" office:value="0.007" calcext:value-type="float">
            <text:p>0.007</text:p>
          </table:table-cell>
          <table:table-cell office:value-type="float" office:value="0.653" calcext:value-type="float">
            <text:p>0.653</text:p>
          </table:table-cell>
          <table:table-cell office:value-type="float" office:value="0.022" calcext:value-type="float">
            <text:p>0.022</text:p>
          </table:table-cell>
          <table:table-cell office:value-type="float" office:value="0.567" calcext:value-type="float">
            <text:p>0.567</text:p>
          </table:table-cell>
          <table:table-cell office:value-type="float" office:value="0.004" calcext:value-type="float">
            <text:p>0.004</text:p>
          </table:table-cell>
          <table:table-cell office:value-type="float" office:value="0.676" calcext:value-type="float">
            <text:p>0.676</text:p>
          </table:table-cell>
          <table:table-cell office:value-type="float" office:value="0.075" calcext:value-type="float">
            <text:p>0.075</text:p>
          </table:table-cell>
          <table:table-cell office:value-type="float" office:value="1.09" calcext:value-type="float">
            <text:p>1.09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C414]+0.5" office:value-type="float" office:value="1.5" calcext:value-type="float">
            <text:p>1.5</text:p>
          </table:table-cell>
          <table:table-cell office:value-type="float" office:value="0.503" calcext:value-type="float">
            <text:p>0.503</text:p>
          </table:table-cell>
          <table:table-cell table:style-name="ce5" office:value-type="float" office:value="0.007" calcext:value-type="float">
            <text:p>0.007</text:p>
          </table:table-cell>
          <table:table-cell office:value-type="float" office:value="0.475" calcext:value-type="float">
            <text:p>0.475</text:p>
          </table:table-cell>
          <table:table-cell office:value-type="float" office:value="0.015" calcext:value-type="float">
            <text:p>0.015</text:p>
          </table:table-cell>
          <table:table-cell office:value-type="float" office:value="0.431" calcext:value-type="float">
            <text:p>0.431</text:p>
          </table:table-cell>
          <table:table-cell office:value-type="float" office:value="0.004" calcext:value-type="float">
            <text:p>0.004</text:p>
          </table:table-cell>
          <table:table-cell office:value-type="float" office:value="0.479" calcext:value-type="float">
            <text:p>0.479</text:p>
          </table:table-cell>
          <table:table-cell office:value-type="float" office:value="0.046" calcext:value-type="float">
            <text:p>0.046</text:p>
          </table:table-cell>
          <table:table-cell office:value-type="float" office:value="1.54" calcext:value-type="float">
            <text:p>1.54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C415]+0.5" office:value-type="float" office:value="2" calcext:value-type="float">
            <text:p>2</text:p>
          </table:table-cell>
          <table:table-cell office:value-type="float" office:value="0.387" calcext:value-type="float">
            <text:p>0.387</text:p>
          </table:table-cell>
          <table:table-cell table:style-name="ce5" office:value-type="float" office:value="0.007" calcext:value-type="float">
            <text:p>0.007</text:p>
          </table:table-cell>
          <table:table-cell office:value-type="float" office:value="0.379" calcext:value-type="float">
            <text:p>0.379</text:p>
          </table:table-cell>
          <table:table-cell office:value-type="float" office:value="0.012" calcext:value-type="float">
            <text:p>0.012</text:p>
          </table:table-cell>
          <table:table-cell office:value-type="float" office:value="0.329" calcext:value-type="float">
            <text:p>0.329</text:p>
          </table:table-cell>
          <table:table-cell office:value-type="float" office:value="0.004" calcext:value-type="float">
            <text:p>0.004</text:p>
          </table:table-cell>
          <table:table-cell office:value-type="float" office:value="0.385" calcext:value-type="float">
            <text:p>0.385</text:p>
          </table:table-cell>
          <table:table-cell office:value-type="float" office:value="0.031" calcext:value-type="float">
            <text:p>0.031</text:p>
          </table:table-cell>
          <table:table-cell office:value-type="float" office:value="2.42" calcext:value-type="float">
            <text:p>2.42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C416]+0.5" office:value-type="float" office:value="2.5" calcext:value-type="float">
            <text:p>2.5</text:p>
          </table:table-cell>
          <table:table-cell office:value-type="float" office:value="0.312" calcext:value-type="float">
            <text:p>0.312</text:p>
          </table:table-cell>
          <table:table-cell table:style-name="ce5" office:value-type="float" office:value="0.006" calcext:value-type="float">
            <text:p>0.006</text:p>
          </table:table-cell>
          <table:table-cell office:value-type="float" office:value="0.312" calcext:value-type="float">
            <text:p>0.312</text:p>
          </table:table-cell>
          <table:table-cell office:value-type="float" office:value="0.008" calcext:value-type="float">
            <text:p>0.008</text:p>
          </table:table-cell>
          <table:table-cell office:value-type="float" office:value="0.258" calcext:value-type="float">
            <text:p>0.258</text:p>
          </table:table-cell>
          <table:table-cell office:value-type="float" office:value="0.003" calcext:value-type="float">
            <text:p>0.003</text:p>
          </table:table-cell>
          <table:table-cell office:value-type="float" office:value="0.291" calcext:value-type="float">
            <text:p>0.291</text:p>
          </table:table-cell>
          <table:table-cell office:value-type="float" office:value="0.02" calcext:value-type="float">
            <text:p>0.02</text:p>
          </table:table-cell>
          <table:table-cell office:value-type="float" office:value="2.16" calcext:value-type="float">
            <text:p>2.16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C417]+0.5" office:value-type="float" office:value="3" calcext:value-type="float">
            <text:p>3</text:p>
          </table:table-cell>
          <table:table-cell office:value-type="float" office:value="0.267" calcext:value-type="float">
            <text:p>0.267</text:p>
          </table:table-cell>
          <table:table-cell table:style-name="ce5" office:value-type="float" office:value="0.005" calcext:value-type="float">
            <text:p>0.005</text:p>
          </table:table-cell>
          <table:table-cell office:value-type="float" office:value="0.242" calcext:value-type="float">
            <text:p>0.242</text:p>
          </table:table-cell>
          <table:table-cell office:value-type="float" office:value="0.006" calcext:value-type="float">
            <text:p>0.006</text:p>
          </table:table-cell>
          <table:table-cell office:value-type="float" office:value="0.209" calcext:value-type="float">
            <text:p>0.209</text:p>
          </table:table-cell>
          <table:table-cell office:value-type="float" office:value="0.002" calcext:value-type="float">
            <text:p>0.002</text:p>
          </table:table-cell>
          <table:table-cell office:value-type="float" office:value="0.203" calcext:value-type="float">
            <text:p>0.203</text:p>
          </table:table-cell>
          <table:table-cell office:value-type="float" office:value="0.014" calcext:value-type="float">
            <text:p>0.014</text:p>
          </table:table-cell>
          <table:table-cell office:value-type="float" office:value="2.19" calcext:value-type="float">
            <text:p>2.19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C418]+0.5" office:value-type="float" office:value="3.5" calcext:value-type="float">
            <text:p>3.5</text:p>
          </table:table-cell>
          <table:table-cell office:value-type="float" office:value="0.215" calcext:value-type="float">
            <text:p>0.215</text:p>
          </table:table-cell>
          <table:table-cell table:style-name="ce5" office:value-type="float" office:value="0.004" calcext:value-type="float">
            <text:p>0.004</text:p>
          </table:table-cell>
          <table:table-cell office:value-type="float" office:value="0.199" calcext:value-type="float">
            <text:p>0.199</text:p>
          </table:table-cell>
          <table:table-cell office:value-type="float" office:value="0.005" calcext:value-type="float">
            <text:p>0.005</text:p>
          </table:table-cell>
          <table:table-cell office:value-type="float" office:value="0.1614" calcext:value-type="float">
            <text:p>0.161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167" calcext:value-type="float">
            <text:p>0.167</text:p>
          </table:table-cell>
          <table:table-cell office:value-type="float" office:value="0.01" calcext:value-type="float">
            <text:p>0.01</text:p>
          </table:table-cell>
          <table:table-cell office:value-type="float" office:value="1.59" calcext:value-type="float">
            <text:p>1.59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C419]+0.5" office:value-type="float" office:value="4" calcext:value-type="float">
            <text:p>4</text:p>
          </table:table-cell>
          <table:table-cell office:value-type="float" office:value="0.175" calcext:value-type="float">
            <text:p>0.175</text:p>
          </table:table-cell>
          <table:table-cell table:style-name="ce5" office:value-type="float" office:value="0.004" calcext:value-type="float">
            <text:p>0.004</text:p>
          </table:table-cell>
          <table:table-cell office:value-type="float" office:value="0.167" calcext:value-type="float">
            <text:p>0.167</text:p>
          </table:table-cell>
          <table:table-cell office:value-type="float" office:value="0.004" calcext:value-type="float">
            <text:p>0.004</text:p>
          </table:table-cell>
          <table:table-cell office:value-type="float" office:value="0.1326" calcext:value-type="float">
            <text:p>0.132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128" calcext:value-type="float">
            <text:p>0.128</text:p>
          </table:table-cell>
          <table:table-cell office:value-type="float" office:value="0.009" calcext:value-type="float">
            <text:p>0.009</text:p>
          </table:table-cell>
          <table:table-cell office:value-type="float" office:value="1.64" calcext:value-type="float">
            <text:p>1.64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C420]+0.5" office:value-type="float" office:value="4.5" calcext:value-type="float">
            <text:p>4.5</text:p>
          </table:table-cell>
          <table:table-cell office:value-type="float" office:value="0.137" calcext:value-type="float">
            <text:p>0.137</text:p>
          </table:table-cell>
          <table:table-cell table:style-name="ce5" office:value-type="float" office:value="0.003" calcext:value-type="float">
            <text:p>0.003</text:p>
          </table:table-cell>
          <table:table-cell office:value-type="float" office:value="0.139" calcext:value-type="float">
            <text:p>0.139</text:p>
          </table:table-cell>
          <table:table-cell office:value-type="float" office:value="0.003" calcext:value-type="float">
            <text:p>0.003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118" calcext:value-type="float">
            <text:p>0.118</text:p>
          </table:table-cell>
          <table:table-cell office:value-type="float" office:value="0.005" calcext:value-type="float">
            <text:p>0.005</text:p>
          </table:table-cell>
          <table:table-cell office:value-type="float" office:value="1.1" calcext:value-type="float">
            <text:p>1.1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C421]+0.5" office:value-type="float" office:value="5" calcext:value-type="float">
            <text:p>5</text:p>
          </table:table-cell>
          <table:table-cell office:value-type="float" office:value="0.118" calcext:value-type="float">
            <text:p>0.118</text:p>
          </table:table-cell>
          <table:table-cell table:style-name="ce5" office:value-type="float" office:value="0.004" calcext:value-type="float">
            <text:p>0.004</text:p>
          </table:table-cell>
          <table:table-cell office:value-type="float" office:value="0.109" calcext:value-type="float">
            <text:p>0.1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813" calcext:value-type="float">
            <text:p>0.081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08" calcext:value-type="float">
            <text:p>0.008</text:p>
          </table:table-cell>
          <table:table-cell office:value-type="float" office:value="2.27" calcext:value-type="float">
            <text:p>2.27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758" calcext:value-type="float">
            <text:p>0.0758</text:p>
          </table:table-cell>
          <table:table-cell table:style-name="ce5" office:value-type="float" office:value="0.0041" calcext:value-type="float">
            <text:p>0.0041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0056" calcext:value-type="float">
            <text:p>0.0056</text:p>
          </table:table-cell>
          <table:table-cell office:value-type="float" office:value="3.45" calcext:value-type="float">
            <text:p>3.45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295" calcext:value-type="float">
            <text:p>0.0295</text:p>
          </table:table-cell>
          <table:table-cell table:style-name="ce5" office:value-type="float" office:value="0.0039" calcext:value-type="float">
            <text:p>0.0039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63" calcext:value-type="float">
            <text:p>0.63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*Can fix a few points with uneven error bars later in ref6.</text:p>
          </table:table-cell>
          <table:table-cell table:number-columns-repeated="2"/>
          <table:table-cell table:style-name="ce5"/>
          <table:table-cell office:value-type="string" calcext:value-type="string">
            <text:p>Need to know energy or angle of each measurement or I can't get a XS. Not in paper. “Energies of 170, 200, 250, 300, 350, 400, 450, 500, and 750 MeV were used.”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ef6 Amroun: EM Structure of the Helium Isotopes. McCarthy, Sick, Whitney. Phys Rev C <text:s/>Volume 15, No. 4, APRIL 1977</text:p>
          </table:table-cell>
          <table:table-cell/>
          <table:table-cell table:style-name="ce5"/>
          <table:table-cell table:number-columns-repeated="5"/>
          <table:table-cell office:value-type="string" calcext:value-type="string">
            <text:p>750 MeV = 62.21 deg, 350 MeV = 60.45 deg, 200 MeV = 99.15 deg, 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42,21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(3He)^2</text:p>
          </table:table-cell>
          <table:table-cell table:style-name="ce5" office:value-type="string" calcext:value-type="string">
            <text:p>+/-</text:p>
          </table:table-cell>
          <table:table-cell/>
          <table:table-cell office:value-type="string" calcext:value-type="string">
            <text:p>Q^2 (fm^-2)</text:p>
          </table:table-cell>
          <table:table-cell office:value-type="string" calcext:value-type="string">
            <text:p>Fch(3He)^2</text:p>
          </table:table-cell>
          <table:table-cell table:style-name="ce5" office:value-type="string" calcext:value-type="string">
            <text:p>+/-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m(3He)^2</text:p>
          </table:table-cell>
          <table:table-cell office:value-type="string" calcext:value-type="string">
            <text:p>+/-</text:p>
          </table:table-cell>
          <table:table-cell table:number-columns-repeated="2"/>
          <table:table-cell office:value-type="string" calcext:value-type="string">
            <text:p>Qeff^2 (fm^-2)</text:p>
          </table:table-cell>
          <table:table-cell/>
          <table:table-cell office:value-type="string" calcext:value-type="string">
            <text:p>E (MeV)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Ef (GeV)</text:p>
          </table:table-cell>
          <table:table-cell office:value-type="string" calcext:value-type="string">
            <text:p>Q^2 (GeV^2)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Qeff^2</text:p>
          </table:table-cell>
          <table:table-cell/>
          <table:table-cell office:value-type="string" calcext:value-type="string">
            <text:p>Q^2 (fm^-2)</text:p>
          </table:table-cell>
          <table:table-cell office:value-type="string" calcext:value-type="string">
            <text:p>Fch(3He)^2</text:p>
          </table:table-cell>
          <table:table-cell table:style-name="ce5" office:value-type="string" calcext:value-type="string">
            <text:p>+/-</text:p>
          </table:table-cell>
          <table:table-cell/>
          <table:table-cell office:value-type="string" calcext:value-type="string">
            <text:p>Q^2 (fm^-2)</text:p>
          </table:table-cell>
          <table:table-cell office:value-type="string" calcext:value-type="string">
            <text:p>|Fch|</text:p>
          </table:table-cell>
          <table:table-cell office:value-type="string" calcext:value-type="string">
            <text:p>Uncertainty |Fch|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347" calcext:value-type="float">
            <text:p>0.347</text:p>
          </table:table-cell>
          <table:table-cell table:style-name="ce4" office:value-type="float" office:value="0.682" calcext:value-type="float">
            <text:p>6.82E-001</text:p>
          </table:table-cell>
          <table:table-cell table:style-name="ce4" office:value-type="float" office:value="0.017" calcext:value-type="float">
            <text:p>1.70E-002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office:value-type="float" office:value="0.115" calcext:value-type="float">
            <text:p>1.15E-001</text:p>
          </table:table-cell>
          <table:table-cell table:style-name="ce4" office:value-type="float" office:value="0.003" calcext:value-type="float">
            <text:p>3.00E-00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float" office:value="0.103" calcext:value-type="float">
            <text:p>1.03E-001</text:p>
          </table:table-cell>
          <table:table-cell office:value-type="float" office:value="0.035" calcext:value-type="float">
            <text:p>3.500E-2</text:p>
          </table:table-cell>
          <table:table-cell table:number-columns-repeated="2"/>
          <table:table-cell table:formula="of:=[.G428]*(1+(1.5*2*1/137)/(1.12*3^3))^2" office:value-type="float" office:value="2.00289758448317" calcext:value-type="float">
            <text:p>2.002897584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9.15" calcext:value-type="float">
            <text:p>99.15</text:p>
          </table:table-cell>
          <table:table-cell table:formula="of:=(([.S428]/1000)/(1+(2*([.S428]/1000)*SIN([.T428]*(PI()/180)/2)^2)/3.0160293*0.9315))" office:value-type="float" office:value="0.186638094276213" calcext:value-type="float">
            <text:p>0.1866380943</text:p>
          </table:table-cell>
          <table:table-cell table:formula="of:=4*([.S428]/1000)*[.U428]*SIN([.T428]*(PI()/180)/2)^2" office:value-type="float" office:value="0.0865268903205165" calcext:value-type="float">
            <text:p>0.0865268903</text:p>
          </table:table-cell>
          <table:table-cell table:formula="of:=[.V428]*(1/0.0389)" office:value-type="float" office:value="2.22434165348371" calcext:value-type="float">
            <text:p>2.2243416535</text:p>
          </table:table-cell>
          <table:table-cell table:formula="of:=[.W428]*(1+(1.5*2*1/137)/(1.12*3^3))^2" office:value-type="float" office:value="2.22756426241391" calcext:value-type="float">
            <text:p>2.2275642624</text:p>
          </table:table-cell>
          <table:table-cell/>
          <table:table-cell office:value-type="float" office:value="0.347" calcext:value-type="float">
            <text:p>0.347</text:p>
          </table:table-cell>
          <table:table-cell table:style-name="ce4" office:value-type="float" office:value="0.682" calcext:value-type="float">
            <text:p>6.82E-001</text:p>
          </table:table-cell>
          <table:table-cell table:style-name="ce4" office:value-type="float" office:value="0.017" calcext:value-type="float">
            <text:p>1.70E-002</text:p>
          </table:table-cell>
          <table:table-cell/>
          <table:table-cell office:value-type="float" office:value="0.347" calcext:value-type="float">
            <text:p>0.347</text:p>
          </table:table-cell>
          <table:table-cell table:style-name="ce10" table:formula="of:=SQRT([.AA428])" office:value-type="float" office:value="0.825832912882503" calcext:value-type="float">
            <text:p>8.258E-1</text:p>
          </table:table-cell>
          <table:table-cell table:style-name="ce10" table:formula="of:=([.AE428]/(2*[.AA428]))*[.AB428]" office:value-type="float" office:value="0.0102926389435503" calcext:value-type="float">
            <text:p>1.029E-2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table:style-name="ce4" office:value-type="float" office:value="0.651" calcext:value-type="float">
            <text:p>6.51E-001</text:p>
          </table:table-cell>
          <table:table-cell table:style-name="ce4" office:value-type="float" office:value="0.016" calcext:value-type="float">
            <text:p>1.60E-002</text:p>
          </table:table-cell>
          <table:table-cell/>
          <table:table-cell office:value-type="float" office:value="2.8" calcext:value-type="float">
            <text:p>2.8</text:p>
          </table:table-cell>
          <table:table-cell table:style-name="ce4" office:value-type="float" office:value="0.0494" calcext:value-type="float">
            <text:p>4.94E-002</text:p>
          </table:table-cell>
          <table:table-cell table:style-name="ce4" office:value-type="float" office:value="0.0016" calcext:value-type="float">
            <text:p>1.60E-003</text:p>
          </table:table-cell>
          <table:table-cell table:number-columns-repeated="2"/>
          <table:table-cell office:value-type="float" office:value="2.8" calcext:value-type="float">
            <text:p>2.8</text:p>
          </table:table-cell>
          <table:table-cell table:style-name="ce4" office:value-type="float" office:value="0.049" calcext:value-type="float">
            <text:p>4.90E-002</text:p>
          </table:table-cell>
          <table:table-cell office:value-type="float" office:value="0.0097" calcext:value-type="float">
            <text:p>9.700E-3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60.45" calcext:value-type="float">
            <text:p>60.45</text:p>
          </table:table-cell>
          <table:table-cell table:formula="of:=(([.S429]/1000)/(1+(2*([.S429]/1000)*SIN([.T429]*(PI()/180)/2)^2)/3.0160293*0.9315))" office:value-type="float" office:value="0.331820980791066" calcext:value-type="float">
            <text:p>0.3318209808</text:p>
          </table:table-cell>
          <table:table-cell table:formula="of:=4*([.S429]/1000)*[.U429]*SIN([.T429]*(PI()/180)/2)^2" office:value-type="float" office:value="0.117720782779187" calcext:value-type="float">
            <text:p>0.1177207828</text:p>
          </table:table-cell>
          <table:table-cell table:formula="of:=[.V429]*(1/0.0389)" office:value-type="float" office:value="3.0262412025498" calcext:value-type="float">
            <text:p>3.0262412025</text:p>
          </table:table-cell>
          <table:table-cell table:formula="of:=[.W429]*(1+(1.5*2*1/137)/(1.12*3^3))^2" office:value-type="float" office:value="3.03062559732521" calcext:value-type="float">
            <text:p>3.0306255973</text:p>
          </table:table-cell>
          <table:table-cell/>
          <table:table-cell office:value-type="float" office:value="0.4" calcext:value-type="float">
            <text:p>0.4</text:p>
          </table:table-cell>
          <table:table-cell table:style-name="ce4" office:value-type="float" office:value="0.651" calcext:value-type="float">
            <text:p>6.51E-001</text:p>
          </table:table-cell>
          <table:table-cell table:style-name="ce4" office:value-type="float" office:value="0.016" calcext:value-type="float">
            <text:p>1.60E-002</text:p>
          </table:table-cell>
          <table:table-cell/>
          <table:table-cell office:value-type="float" office:value="0.4" calcext:value-type="float">
            <text:p>0.4</text:p>
          </table:table-cell>
          <table:table-cell table:style-name="ce10" table:formula="of:=SQRT([.AA429])" office:value-type="float" office:value="0.806845710157772" calcext:value-type="float">
            <text:p>8.068E-1</text:p>
          </table:table-cell>
          <table:table-cell table:style-name="ce10" table:formula="of:=([.AE429]/(2*[.AA429]))*[.AB429]" office:value-type="float" office:value="0.00991515465631671" calcext:value-type="float">
            <text:p>9.915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451" calcext:value-type="float">
            <text:p>0.451</text:p>
          </table:table-cell>
          <table:table-cell table:style-name="ce4" office:value-type="float" office:value="0.602" calcext:value-type="float">
            <text:p>6.02E-001</text:p>
          </table:table-cell>
          <table:table-cell table:style-name="ce4" office:value-type="float" office:value="0.015" calcext:value-type="float">
            <text:p>1.50E-002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office:value-type="float" office:value="0.0419" calcext:value-type="float">
            <text:p>4.19E-002</text:p>
          </table:table-cell>
          <table:table-cell table:style-name="ce4" office:value-type="float" office:value="0.0011" calcext:value-type="float">
            <text:p>1.10E-00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float" office:value="0.0388" calcext:value-type="float">
            <text:p>3.88E-002</text:p>
          </table:table-cell>
          <table:table-cell office:value-type="float" office:value="0.0035" calcext:value-type="float">
            <text:p>3.500E-3</text:p>
          </table:table-cell>
          <table:table-cell table:number-columns-repeated="4"/>
          <table:table-cell office:value-type="float" office:value="750" calcext:value-type="float">
            <text:p>750</text:p>
          </table:table-cell>
          <table:table-cell office:value-type="float" office:value="62.21" calcext:value-type="float">
            <text:p>62.21</text:p>
          </table:table-cell>
          <table:table-cell table:formula="of:=(([.S430]/1000)/(1+(2*([.S430]/1000)*SIN([.T430]*(PI()/180)/2)^2)/3.0160293*0.9315))" office:value-type="float" office:value="0.667473245948951" calcext:value-type="float">
            <text:p>0.6674732459</text:p>
          </table:table-cell>
          <table:table-cell table:formula="of:=4*([.S430]/1000)*[.U430]*SIN([.T430]*(PI()/180)/2)^2" office:value-type="float" office:value="0.534413544287405" calcext:value-type="float">
            <text:p>0.5344135443</text:p>
          </table:table-cell>
          <table:table-cell table:formula="of:=[.V430]*(1/0.0389)" office:value-type="float" office:value="13.7381373852803" calcext:value-type="float">
            <text:p>13.7381373853</text:p>
          </table:table-cell>
          <table:table-cell table:formula="of:=[.W430]*(1+(1.5*2*1/137)/(1.12*3^3))^2" office:value-type="float" office:value="13.7580410921379" calcext:value-type="float">
            <text:p>13.7580410921</text:p>
          </table:table-cell>
          <table:table-cell/>
          <table:table-cell office:value-type="float" office:value="0.451" calcext:value-type="float">
            <text:p>0.451</text:p>
          </table:table-cell>
          <table:table-cell table:style-name="ce4" office:value-type="float" office:value="0.602" calcext:value-type="float">
            <text:p>6.02E-001</text:p>
          </table:table-cell>
          <table:table-cell table:style-name="ce4" office:value-type="float" office:value="0.015" calcext:value-type="float">
            <text:p>1.50E-002</text:p>
          </table:table-cell>
          <table:table-cell/>
          <table:table-cell office:value-type="float" office:value="0.451" calcext:value-type="float">
            <text:p>0.451</text:p>
          </table:table-cell>
          <table:table-cell table:style-name="ce10" table:formula="of:=SQRT([.AA430])" office:value-type="float" office:value="0.775886589650833" calcext:value-type="float">
            <text:p>7.759E-1</text:p>
          </table:table-cell>
          <table:table-cell table:style-name="ce10" table:formula="of:=([.AE430]/(2*[.AA430]))*[.AB430]" office:value-type="float" office:value="0.00966636116674626" calcext:value-type="float">
            <text:p>9.666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style-name="ce4" office:value-type="float" office:value="0.582" calcext:value-type="float">
            <text:p>5.82E-001</text:p>
          </table:table-cell>
          <table:table-cell table:style-name="ce4" office:value-type="float" office:value="0.015" calcext:value-type="float">
            <text:p>1.50E-002</text:p>
          </table:table-cell>
          <table:table-cell/>
          <table:table-cell office:value-type="float" office:value="3.5" calcext:value-type="float">
            <text:p>3.5</text:p>
          </table:table-cell>
          <table:table-cell table:style-name="ce4" office:value-type="float" office:value="0.0272" calcext:value-type="float">
            <text:p>2.72E-002</text:p>
          </table:table-cell>
          <table:table-cell table:style-name="ce4" office:value-type="float" office:value="0.0009" calcext:value-type="float">
            <text:p>9.00E-004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style-name="ce4" office:value-type="float" office:value="0.0142" calcext:value-type="float">
            <text:p>1.42E-002</text:p>
          </table:table-cell>
          <table:table-cell office:value-type="float" office:value="0.0085" calcext:value-type="float">
            <text:p>8.500E-3</text:p>
          </table:table-cell>
          <table:table-cell table:number-columns-repeated="11"/>
          <table:table-cell office:value-type="float" office:value="0.5" calcext:value-type="float">
            <text:p>0.5</text:p>
          </table:table-cell>
          <table:table-cell table:style-name="ce4" office:value-type="float" office:value="0.582" calcext:value-type="float">
            <text:p>5.82E-001</text:p>
          </table:table-cell>
          <table:table-cell table:style-name="ce4" office:value-type="float" office:value="0.015" calcext:value-type="float">
            <text:p>1.50E-002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10" table:formula="of:=SQRT([.AA431])" office:value-type="float" office:value="0.762889244910426" calcext:value-type="float">
            <text:p>7.629E-1</text:p>
          </table:table-cell>
          <table:table-cell table:style-name="ce10" table:formula="of:=([.AE431]/(2*[.AA431]))*[.AB431]" office:value-type="float" office:value="0.00983104697049518" calcext:value-type="float">
            <text:p>9.831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542" calcext:value-type="float">
            <text:p>0.542</text:p>
          </table:table-cell>
          <table:table-cell table:style-name="ce4" office:value-type="float" office:value="0.548" calcext:value-type="float">
            <text:p>5.48E-001</text:p>
          </table:table-cell>
          <table:table-cell table:style-name="ce4" office:value-type="float" office:value="0.014" calcext:value-type="float">
            <text:p>1.40E-002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office:value-type="float" office:value="0.017" calcext:value-type="float">
            <text:p>1.70E-002</text:p>
          </table:table-cell>
          <table:table-cell table:style-name="ce4" office:value-type="float" office:value="0.0006" calcext:value-type="float">
            <text:p>6.00E-00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float" office:value="0.0139" calcext:value-type="float">
            <text:p>1.39E-002</text:p>
          </table:table-cell>
          <table:table-cell office:value-type="float" office:value="0.0036" calcext:value-type="float">
            <text:p>3.600E-3</text:p>
          </table:table-cell>
          <table:table-cell table:number-columns-repeated="11"/>
          <table:table-cell office:value-type="float" office:value="0.542" calcext:value-type="float">
            <text:p>0.542</text:p>
          </table:table-cell>
          <table:table-cell table:style-name="ce4" office:value-type="float" office:value="0.548" calcext:value-type="float">
            <text:p>5.48E-001</text:p>
          </table:table-cell>
          <table:table-cell table:style-name="ce4" office:value-type="float" office:value="0.014" calcext:value-type="float">
            <text:p>1.40E-002</text:p>
          </table:table-cell>
          <table:table-cell/>
          <table:table-cell office:value-type="float" office:value="0.542" calcext:value-type="float">
            <text:p>0.542</text:p>
          </table:table-cell>
          <table:table-cell table:style-name="ce10" table:formula="of:=SQRT([.AA432])" office:value-type="float" office:value="0.74027022093287" calcext:value-type="float">
            <text:p>7.403E-1</text:p>
          </table:table-cell>
          <table:table-cell table:style-name="ce10" table:formula="of:=([.AE432]/(2*[.AA432]))*[.AB432]" office:value-type="float" office:value="0.00945600647177024" calcext:value-type="float">
            <text:p>9.456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table:style-name="ce4" office:value-type="float" office:value="0.516" calcext:value-type="float">
            <text:p>5.16E-001</text:p>
          </table:table-cell>
          <table:table-cell table:style-name="ce4" office:value-type="float" office:value="0.013" calcext:value-type="float">
            <text:p>1.30E-002</text:p>
          </table:table-cell>
          <table:table-cell/>
          <table:table-cell office:value-type="float" office:value="4.5" calcext:value-type="float">
            <text:p>4.5</text:p>
          </table:table-cell>
          <table:table-cell table:style-name="ce4" office:value-type="float" office:value="0.0108" calcext:value-type="float">
            <text:p>1.08E-002</text:p>
          </table:table-cell>
          <table:table-cell table:style-name="ce4" office:value-type="float" office:value="0.0005" calcext:value-type="float">
            <text:p>5.00E-004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4" office:value-type="float" office:value="0.0104" calcext:value-type="float">
            <text:p>1.04E-002</text:p>
          </table:table-cell>
          <table:table-cell office:value-type="float" office:value="0.0013" calcext:value-type="float">
            <text:p>1.300E-3</text:p>
          </table:table-cell>
          <table:table-cell table:number-columns-repeated="11"/>
          <table:table-cell office:value-type="float" office:value="0.6" calcext:value-type="float">
            <text:p>0.6</text:p>
          </table:table-cell>
          <table:table-cell table:style-name="ce4" office:value-type="float" office:value="0.516" calcext:value-type="float">
            <text:p>5.16E-001</text:p>
          </table:table-cell>
          <table:table-cell table:style-name="ce4" office:value-type="float" office:value="0.013" calcext:value-type="float">
            <text:p>1.30E-002</text:p>
          </table:table-cell>
          <table:table-cell/>
          <table:table-cell office:value-type="float" office:value="0.6" calcext:value-type="float">
            <text:p>0.6</text:p>
          </table:table-cell>
          <table:table-cell table:style-name="ce10" table:formula="of:=SQRT([.AA433])" office:value-type="float" office:value="0.718331399842719" calcext:value-type="float">
            <text:p>7.183E-1</text:p>
          </table:table-cell>
          <table:table-cell table:style-name="ce10" table:formula="of:=([.AE433]/(2*[.AA433]))*[.AB433]" office:value-type="float" office:value="0.0090487482538327" calcext:value-type="float">
            <text:p>9.049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639" calcext:value-type="float">
            <text:p>0.639</text:p>
          </table:table-cell>
          <table:table-cell table:style-name="ce4" office:value-type="float" office:value="0.487" calcext:value-type="float">
            <text:p>4.87E-001</text:p>
          </table:table-cell>
          <table:table-cell table:style-name="ce4" office:value-type="float" office:value="0.012" calcext:value-type="float">
            <text:p>1.20E-002</text:p>
          </table:table-cell>
          <table:table-cell/>
          <table:table-cell office:value-type="float" office:value="5" calcext:value-type="float">
            <text:p>5</text:p>
          </table:table-cell>
          <table:table-cell table:style-name="ce4" office:value-type="float" office:value="0.00676" calcext:value-type="float">
            <text:p>6.76E-003</text:p>
          </table:table-cell>
          <table:table-cell table:style-name="ce4" office:value-type="float" office:value="0.00023" calcext:value-type="float">
            <text:p>2.30E-00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float" office:value="0.00528" calcext:value-type="float">
            <text:p>5.28E-003</text:p>
          </table:table-cell>
          <table:table-cell office:value-type="float" office:value="0.00157" calcext:value-type="float">
            <text:p>1.570E-3</text:p>
          </table:table-cell>
          <table:table-cell table:number-columns-repeated="11"/>
          <table:table-cell office:value-type="float" office:value="0.639" calcext:value-type="float">
            <text:p>0.639</text:p>
          </table:table-cell>
          <table:table-cell table:style-name="ce4" office:value-type="float" office:value="0.487" calcext:value-type="float">
            <text:p>4.87E-001</text:p>
          </table:table-cell>
          <table:table-cell table:style-name="ce4" office:value-type="float" office:value="0.012" calcext:value-type="float">
            <text:p>1.20E-002</text:p>
          </table:table-cell>
          <table:table-cell/>
          <table:table-cell office:value-type="float" office:value="0.639" calcext:value-type="float">
            <text:p>0.639</text:p>
          </table:table-cell>
          <table:table-cell table:style-name="ce10" table:formula="of:=SQRT([.AA434])" office:value-type="float" office:value="0.697853852894716" calcext:value-type="float">
            <text:p>6.979E-1</text:p>
          </table:table-cell>
          <table:table-cell table:style-name="ce10" table:formula="of:=([.AE434]/(2*[.AA434]))*[.AB434]" office:value-type="float" office:value="0.00859778874202936" calcext:value-type="float">
            <text:p>8.598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table:style-name="ce4" office:value-type="float" office:value="0.455" calcext:value-type="float">
            <text:p>4.55E-001</text:p>
          </table:table-cell>
          <table:table-cell table:style-name="ce4" office:value-type="float" office:value="0.011" calcext:value-type="float">
            <text:p>1.10E-002</text:p>
          </table:table-cell>
          <table:table-cell/>
          <table:table-cell office:value-type="float" office:value="5.5" calcext:value-type="float">
            <text:p>5.5</text:p>
          </table:table-cell>
          <table:table-cell table:style-name="ce4" office:value-type="float" office:value="0.00407" calcext:value-type="float">
            <text:p>4.07E-003</text:p>
          </table:table-cell>
          <table:table-cell table:style-name="ce4" office:value-type="float" office:value="0.00014" calcext:value-type="float">
            <text:p>1.40E-004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table:style-name="ce4" office:value-type="float" office:value="0.00556" calcext:value-type="float">
            <text:p>5.56E-003</text:p>
          </table:table-cell>
          <table:table-cell office:value-type="float" office:value="0.00085" calcext:value-type="float">
            <text:p>8.500E-4</text:p>
          </table:table-cell>
          <table:table-cell table:number-columns-repeated="11"/>
          <table:table-cell office:value-type="float" office:value="0.7" calcext:value-type="float">
            <text:p>0.7</text:p>
          </table:table-cell>
          <table:table-cell table:style-name="ce4" office:value-type="float" office:value="0.455" calcext:value-type="float">
            <text:p>4.55E-001</text:p>
          </table:table-cell>
          <table:table-cell table:style-name="ce4" office:value-type="float" office:value="0.011" calcext:value-type="float">
            <text:p>1.10E-002</text:p>
          </table:table-cell>
          <table:table-cell/>
          <table:table-cell office:value-type="float" office:value="0.7" calcext:value-type="float">
            <text:p>0.7</text:p>
          </table:table-cell>
          <table:table-cell table:style-name="ce10" table:formula="of:=SQRT([.AA435])" office:value-type="float" office:value="0.674536878161602" calcext:value-type="float">
            <text:p>6.745E-1</text:p>
          </table:table-cell>
          <table:table-cell table:style-name="ce10" table:formula="of:=([.AE435]/(2*[.AA435]))*[.AB435]" office:value-type="float" office:value="0.00815374248327211" calcext:value-type="float">
            <text:p>8.154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table:style-name="ce4" office:value-type="float" office:value="0.426" calcext:value-type="float">
            <text:p>4.26E-001</text:p>
          </table:table-cell>
          <table:table-cell table:style-name="ce4" office:value-type="float" office:value="0.011" calcext:value-type="float">
            <text:p>1.10E-002</text:p>
          </table:table-cell>
          <table:table-cell/>
          <table:table-cell office:value-type="float" office:value="6" calcext:value-type="float">
            <text:p>6</text:p>
          </table:table-cell>
          <table:table-cell table:style-name="ce4" office:value-type="float" office:value="0.00264" calcext:value-type="float">
            <text:p>2.64E-003</text:p>
          </table:table-cell>
          <table:table-cell table:style-name="ce4" office:value-type="float" office:value="0.00008" calcext:value-type="float">
            <text:p>8.00E-00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4" office:value-type="float" office:value="0.00307" calcext:value-type="float">
            <text:p>3.07E-003</text:p>
          </table:table-cell>
          <table:table-cell office:value-type="float" office:value="0.00033" calcext:value-type="float">
            <text:p>3.300E-4</text:p>
          </table:table-cell>
          <table:table-cell table:number-columns-repeated="11"/>
          <table:table-cell office:value-type="float" office:value="0.8" calcext:value-type="float">
            <text:p>0.8</text:p>
          </table:table-cell>
          <table:table-cell table:style-name="ce4" office:value-type="float" office:value="0.426" calcext:value-type="float">
            <text:p>4.26E-001</text:p>
          </table:table-cell>
          <table:table-cell table:style-name="ce4" office:value-type="float" office:value="0.011" calcext:value-type="float">
            <text:p>1.10E-002</text:p>
          </table:table-cell>
          <table:table-cell/>
          <table:table-cell office:value-type="float" office:value="0.8" calcext:value-type="float">
            <text:p>0.8</text:p>
          </table:table-cell>
          <table:table-cell table:style-name="ce10" table:formula="of:=SQRT([.AA436])" office:value-type="float" office:value="0.652686754883229" calcext:value-type="float">
            <text:p>6.527E-1</text:p>
          </table:table-cell>
          <table:table-cell table:style-name="ce10" table:formula="of:=([.AE436]/(2*[.AA436]))*[.AB436]" office:value-type="float" office:value="0.00842670692924356" calcext:value-type="float">
            <text:p>8.427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table:style-name="ce4" office:value-type="float" office:value="0.385" calcext:value-type="float">
            <text:p>3.85E-001</text:p>
          </table:table-cell>
          <table:table-cell table:style-name="ce4" office:value-type="float" office:value="0.01" calcext:value-type="float">
            <text:p>1.00E-002</text:p>
          </table:table-cell>
          <table:table-cell/>
          <table:table-cell office:value-type="float" office:value="6.5" calcext:value-type="float">
            <text:p>6.5</text:p>
          </table:table-cell>
          <table:table-cell table:style-name="ce4" office:value-type="float" office:value="0.00167" calcext:value-type="float">
            <text:p>1.67E-003</text:p>
          </table:table-cell>
          <table:table-cell table:style-name="ce4" office:value-type="float" office:value="0.0001" calcext:value-type="float">
            <text:p>1.00E-004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style-name="ce4" office:value-type="float" office:value="0.00213" calcext:value-type="float">
            <text:p>2.13E-003</text:p>
          </table:table-cell>
          <table:table-cell office:value-type="float" office:value="0.00069" calcext:value-type="float">
            <text:p>6.900E-4</text:p>
          </table:table-cell>
          <table:table-cell table:number-columns-repeated="11"/>
          <table:table-cell office:value-type="float" office:value="0.9" calcext:value-type="float">
            <text:p>0.9</text:p>
          </table:table-cell>
          <table:table-cell table:style-name="ce4" office:value-type="float" office:value="0.385" calcext:value-type="float">
            <text:p>3.85E-001</text:p>
          </table:table-cell>
          <table:table-cell table:style-name="ce4" office:value-type="float" office:value="0.01" calcext:value-type="float">
            <text:p>1.00E-002</text:p>
          </table:table-cell>
          <table:table-cell/>
          <table:table-cell office:value-type="float" office:value="0.9" calcext:value-type="float">
            <text:p>0.9</text:p>
          </table:table-cell>
          <table:table-cell table:style-name="ce10" table:formula="of:=SQRT([.AA437])" office:value-type="float" office:value="0.620483682299543" calcext:value-type="float">
            <text:p>6.205E-1</text:p>
          </table:table-cell>
          <table:table-cell table:style-name="ce10" table:formula="of:=([.AE437]/(2*[.AA437]))*[.AB437]" office:value-type="float" office:value="0.0080582296402538" calcext:value-type="float">
            <text:p>8.058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4" office:value-type="float" office:value="0.332" calcext:value-type="float">
            <text:p>3.32E-001</text:p>
          </table:table-cell>
          <table:table-cell table:style-name="ce4" office:value-type="float" office:value="0.008" calcext:value-type="float">
            <text:p>8.00E-003</text:p>
          </table:table-cell>
          <table:table-cell/>
          <table:table-cell office:value-type="float" office:value="7" calcext:value-type="float">
            <text:p>7</text:p>
          </table:table-cell>
          <table:table-cell table:style-name="ce4" office:value-type="float" office:value="0.00105" calcext:value-type="float">
            <text:p>1.05E-003</text:p>
          </table:table-cell>
          <table:table-cell table:style-name="ce4" office:value-type="float" office:value="0.00006" calcext:value-type="float">
            <text:p>6.00E-00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4" office:value-type="float" office:value="0.00129" calcext:value-type="float">
            <text:p>1.29E-003</text:p>
          </table:table-cell>
          <table:table-cell office:value-type="float" office:value="0.00039" calcext:value-type="float">
            <text:p>3.900E-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style-name="ce4" office:value-type="float" office:value="0.332" calcext:value-type="float">
            <text:p>3.32E-001</text:p>
          </table:table-cell>
          <table:table-cell table:style-name="ce4" office:value-type="float" office:value="0.008" calcext:value-type="float">
            <text:p>8.00E-0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table:formula="of:=SQRT([.AA438])" office:value-type="float" office:value="0.576194411635517" calcext:value-type="float">
            <text:p>5.762E-1</text:p>
          </table:table-cell>
          <table:table-cell table:style-name="ce10" table:formula="of:=([.AE438]/(2*[.AA438]))*[.AB438]" office:value-type="float" office:value="0.00694210134500623" calcext:value-type="float">
            <text:p>6.942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.1" calcext:value-type="float">
            <text:p>1.1</text:p>
          </table:table-cell>
          <table:table-cell table:style-name="ce4" office:value-type="float" office:value="0.297" calcext:value-type="float">
            <text:p>2.97E-001</text:p>
          </table:table-cell>
          <table:table-cell table:style-name="ce4" office:value-type="float" office:value="0.008" calcext:value-type="float">
            <text:p>8.00E-003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4" office:value-type="float" office:value="0.000661" calcext:value-type="float">
            <text:p>6.61E-004</text:p>
          </table:table-cell>
          <table:table-cell table:style-name="ce4" office:value-type="float" office:value="0.00008" calcext:value-type="float">
            <text:p>8.00E-005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table:style-name="ce4" office:value-type="float" office:value="0.00106" calcext:value-type="float">
            <text:p>1.06E-003</text:p>
          </table:table-cell>
          <table:table-cell office:value-type="float" office:value="0.00046" calcext:value-type="float">
            <text:p>4.600E-4</text:p>
          </table:table-cell>
          <table:table-cell table:number-columns-repeated="11"/>
          <table:table-cell office:value-type="float" office:value="1.1" calcext:value-type="float">
            <text:p>1.1</text:p>
          </table:table-cell>
          <table:table-cell table:style-name="ce4" office:value-type="float" office:value="0.297" calcext:value-type="float">
            <text:p>2.97E-001</text:p>
          </table:table-cell>
          <table:table-cell table:style-name="ce4" office:value-type="float" office:value="0.008" calcext:value-type="float">
            <text:p>8.00E-003</text:p>
          </table:table-cell>
          <table:table-cell/>
          <table:table-cell office:value-type="float" office:value="1.1" calcext:value-type="float">
            <text:p>1.1</text:p>
          </table:table-cell>
          <table:table-cell table:style-name="ce10" table:formula="of:=SQRT([.AA439])" office:value-type="float" office:value="0.544977063737549" calcext:value-type="float">
            <text:p>5.450E-1</text:p>
          </table:table-cell>
          <table:table-cell table:style-name="ce10" table:formula="of:=([.AE439]/(2*[.AA439]))*[.AB439]" office:value-type="float" office:value="0.00733975843417574" calcext:value-type="float">
            <text:p>7.340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table:style-name="ce4" office:value-type="float" office:value="0.269" calcext:value-type="float">
            <text:p>2.69E-001</text:p>
          </table:table-cell>
          <table:table-cell table:style-name="ce4" office:value-type="float" office:value="0.007" calcext:value-type="float">
            <text:p>7.00E-003</text:p>
          </table:table-cell>
          <table:table-cell/>
          <table:table-cell office:value-type="float" office:value="8" calcext:value-type="float">
            <text:p>8</text:p>
          </table:table-cell>
          <table:table-cell table:style-name="ce4" office:value-type="float" office:value="0.000409" calcext:value-type="float">
            <text:p>4.09E-004</text:p>
          </table:table-cell>
          <table:table-cell table:style-name="ce4" office:value-type="float" office:value="0.000059" calcext:value-type="float">
            <text:p>5.90E-00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0.00038" calcext:value-type="float">
            <text:p>3.80E-004</text:p>
          </table:table-cell>
          <table:table-cell office:value-type="float" office:value="0.000313" calcext:value-type="float">
            <text:p>3.130E-4</text:p>
          </table:table-cell>
          <table:table-cell table:number-columns-repeated="11"/>
          <table:table-cell office:value-type="float" office:value="1.2" calcext:value-type="float">
            <text:p>1.2</text:p>
          </table:table-cell>
          <table:table-cell table:style-name="ce4" office:value-type="float" office:value="0.269" calcext:value-type="float">
            <text:p>2.69E-001</text:p>
          </table:table-cell>
          <table:table-cell table:style-name="ce4" office:value-type="float" office:value="0.007" calcext:value-type="float">
            <text:p>7.00E-003</text:p>
          </table:table-cell>
          <table:table-cell/>
          <table:table-cell office:value-type="float" office:value="1.2" calcext:value-type="float">
            <text:p>1.2</text:p>
          </table:table-cell>
          <table:table-cell table:style-name="ce10" table:formula="of:=SQRT([.AA440])" office:value-type="float" office:value="0.518652099195598" calcext:value-type="float">
            <text:p>5.187E-1</text:p>
          </table:table-cell>
          <table:table-cell table:style-name="ce10" table:formula="of:=([.AE440]/(2*[.AA440]))*[.AB440]" office:value-type="float" office:value="0.00674826151369737" calcext:value-type="float">
            <text:p>6.748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table:style-name="ce4" office:value-type="float" office:value="0.193" calcext:value-type="float">
            <text:p>1.93E-001</text:p>
          </table:table-cell>
          <table:table-cell table:style-name="ce4" office:value-type="float" office:value="0.005" calcext:value-type="float">
            <text:p>5.00E-003</text:p>
          </table:table-cell>
          <table:table-cell/>
          <table:table-cell office:value-type="float" office:value="9" calcext:value-type="float">
            <text:p>9</text:p>
          </table:table-cell>
          <table:table-cell table:style-name="ce4" office:value-type="float" office:value="0.000169" calcext:value-type="float">
            <text:p>1.69E-004</text:p>
          </table:table-cell>
          <table:table-cell table:style-name="ce4" office:value-type="float" office:value="0.000039" calcext:value-type="float">
            <text:p>3.90E-00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4" office:value-type="float" office:value="0.000204" calcext:value-type="float">
            <text:p>2.04E-004</text:p>
          </table:table-cell>
          <table:table-cell office:value-type="float" office:value="0.000153" calcext:value-type="float">
            <text:p>1.530E-4</text:p>
          </table:table-cell>
          <table:table-cell table:number-columns-repeated="11"/>
          <table:table-cell office:value-type="float" office:value="1.5" calcext:value-type="float">
            <text:p>1.5</text:p>
          </table:table-cell>
          <table:table-cell table:style-name="ce4" office:value-type="float" office:value="0.193" calcext:value-type="float">
            <text:p>1.93E-001</text:p>
          </table:table-cell>
          <table:table-cell table:style-name="ce4" office:value-type="float" office:value="0.005" calcext:value-type="float">
            <text:p>5.00E-003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10" table:formula="of:=SQRT([.AA441])" office:value-type="float" office:value="0.439317652729776" calcext:value-type="float">
            <text:p>4.393E-1</text:p>
          </table:table-cell>
          <table:table-cell table:style-name="ce10" table:formula="of:=([.AE441]/(2*[.AA441]))*[.AB441]" office:value-type="float" office:value="0.00569064317007482" calcext:value-type="float">
            <text:p>5.691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table:style-name="ce4" office:value-type="float" office:value="0.139" calcext:value-type="float">
            <text:p>1.39E-001</text:p>
          </table:table-cell>
          <table:table-cell table:style-name="ce4" office:value-type="float" office:value="0.004" calcext:value-type="float">
            <text:p>4.00E-003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4" office:value-type="float" office:value="0.000107" calcext:value-type="float">
            <text:p>1.07E-004</text:p>
          </table:table-cell>
          <table:table-cell table:style-name="ce4" office:value-type="float" office:value="0.000034" calcext:value-type="float">
            <text:p>3.40E-005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4" office:value-type="float" office:value="0.00012" calcext:value-type="float">
            <text:p>1.20E-004</text:p>
          </table:table-cell>
          <table:table-cell office:value-type="float" office:value="0.000118" calcext:value-type="float">
            <text:p>1.180E-4</text:p>
          </table:table-cell>
          <table:table-cell table:number-columns-repeated="11"/>
          <table:table-cell office:value-type="float" office:value="1.8" calcext:value-type="float">
            <text:p>1.8</text:p>
          </table:table-cell>
          <table:table-cell table:style-name="ce4" office:value-type="float" office:value="0.139" calcext:value-type="float">
            <text:p>1.39E-001</text:p>
          </table:table-cell>
          <table:table-cell table:style-name="ce4" office:value-type="float" office:value="0.004" calcext:value-type="float">
            <text:p>4.00E-003</text:p>
          </table:table-cell>
          <table:table-cell/>
          <table:table-cell office:value-type="float" office:value="1.8" calcext:value-type="float">
            <text:p>1.8</text:p>
          </table:table-cell>
          <table:table-cell table:style-name="ce10" table:formula="of:=SQRT([.AA442])" office:value-type="float" office:value="0.372827037646145" calcext:value-type="float">
            <text:p>3.728E-1</text:p>
          </table:table-cell>
          <table:table-cell table:style-name="ce10" table:formula="of:=([.AE442]/(2*[.AA442]))*[.AB442]" office:value-type="float" office:value="0.0053644178078582" calcext:value-type="float">
            <text:p>5.364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float" office:value="0.115" calcext:value-type="float">
            <text:p>1.15E-001</text:p>
          </table:table-cell>
          <table:table-cell table:style-name="ce4" office:value-type="float" office:value="0.003" calcext:value-type="float">
            <text:p>3.00E-003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" office:value-type="float" office:value="0.0000375" calcext:value-type="float">
            <text:p>3.75E-005</text:p>
          </table:table-cell>
          <table:table-cell table:style-name="ce4" office:value-type="float" office:value="0.0000315" calcext:value-type="float">
            <text:p>3.15E-00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4" office:value-type="float" office:value="0.000193" calcext:value-type="float">
            <text:p>1.93E-004</text:p>
          </table:table-cell>
          <table:table-cell office:value-type="float" office:value="0.000105" calcext:value-type="float">
            <text:p>1.050E-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style-name="ce4" office:value-type="float" office:value="0.115" calcext:value-type="float">
            <text:p>1.15E-001</text:p>
          </table:table-cell>
          <table:table-cell table:style-name="ce4" office:value-type="float" office:value="0.003" calcext:value-type="float">
            <text:p>3.00E-003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" table:formula="of:=SQRT([.AA443])" office:value-type="float" office:value="0.339116499156263" calcext:value-type="float">
            <text:p>3.391E-1</text:p>
          </table:table-cell>
          <table:table-cell table:style-name="ce10" table:formula="of:=([.AE443]/(2*[.AA443]))*[.AB443]" office:value-type="float" office:value="0.00442325868464691" calcext:value-type="float">
            <text:p>4.423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.2" calcext:value-type="float">
            <text:p>2.2</text:p>
          </table:table-cell>
          <table:table-cell table:style-name="ce4" office:value-type="float" office:value="0.0943" calcext:value-type="float">
            <text:p>9.43E-002</text:p>
          </table:table-cell>
          <table:table-cell table:style-name="ce4" office:value-type="float" office:value="0.0024" calcext:value-type="float">
            <text:p>2.40E-00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229" calcext:value-type="float">
            <text:p>2.29E-005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4" office:value-type="float" office:value="0.000146" calcext:value-type="float">
            <text:p>1.46E-004</text:p>
          </table:table-cell>
          <table:table-cell office:value-type="float" office:value="0.000073" calcext:value-type="float">
            <text:p>7.300E-5</text:p>
          </table:table-cell>
          <table:table-cell table:number-columns-repeated="11"/>
          <table:table-cell office:value-type="float" office:value="2.2" calcext:value-type="float">
            <text:p>2.2</text:p>
          </table:table-cell>
          <table:table-cell table:style-name="ce4" office:value-type="float" office:value="0.0943" calcext:value-type="float">
            <text:p>9.43E-002</text:p>
          </table:table-cell>
          <table:table-cell table:style-name="ce4" office:value-type="float" office:value="0.0024" calcext:value-type="float">
            <text:p>2.40E-003</text:p>
          </table:table-cell>
          <table:table-cell/>
          <table:table-cell office:value-type="float" office:value="2.2" calcext:value-type="float">
            <text:p>2.2</text:p>
          </table:table-cell>
          <table:table-cell table:style-name="ce10" table:formula="of:=SQRT([.AA444])" office:value-type="float" office:value="0.307083050655682" calcext:value-type="float">
            <text:p>3.071E-1</text:p>
          </table:table-cell>
          <table:table-cell table:style-name="ce10" table:formula="of:=([.AE444]/(2*[.AA444]))*[.AB444]" office:value-type="float" office:value="0.00390773765415502" calcext:value-type="float">
            <text:p>3.908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table:style-name="ce4" office:value-type="float" office:value="0.0691" calcext:value-type="float">
            <text:p>6.91E-002</text:p>
          </table:table-cell>
          <table:table-cell table:style-name="ce4" office:value-type="float" office:value="0.0018" calcext:value-type="float">
            <text:p>1.80E-003</text:p>
          </table:table-cell>
          <table:table-cell/>
          <table:table-cell office:value-type="float" office:value="11.5" calcext:value-type="float">
            <text:p>11.5</text:p>
          </table:table-cell>
          <table:table-cell table:style-name="ce4" office:value-type="float" office:value="0.0000036" calcext:value-type="float">
            <text:p>3.60E-006</text:p>
          </table:table-cell>
          <table:table-cell table:style-name="ce4" office:value-type="float" office:value="0.000015" calcext:value-type="float">
            <text:p>1.50E-005</text:p>
          </table:table-cell>
          <table:table-cell table:style-name="ce4" office:value-type="float" office:value="-0.0000036" calcext:value-type="float">
            <text:p>-3.60E-006</text:p>
          </table:table-cell>
          <table:table-cell/>
          <table:table-cell office:value-type="float" office:value="11.5" calcext:value-type="float">
            <text:p>11.5</text:p>
          </table:table-cell>
          <table:table-cell table:style-name="ce4" office:value-type="float" office:value="0.0000566" calcext:value-type="float">
            <text:p>5.66E-005</text:p>
          </table:table-cell>
          <table:table-cell office:value-type="float" office:value="0.0000471" calcext:value-type="float">
            <text:p>4.710E-5</text:p>
          </table:table-cell>
          <table:table-cell table:number-columns-repeated="11"/>
          <table:table-cell office:value-type="float" office:value="2.5" calcext:value-type="float">
            <text:p>2.5</text:p>
          </table:table-cell>
          <table:table-cell table:style-name="ce4" office:value-type="float" office:value="0.0691" calcext:value-type="float">
            <text:p>6.91E-002</text:p>
          </table:table-cell>
          <table:table-cell table:style-name="ce4" office:value-type="float" office:value="0.0018" calcext:value-type="float">
            <text:p>1.80E-003</text:p>
          </table:table-cell>
          <table:table-cell/>
          <table:table-cell office:value-type="float" office:value="2.5" calcext:value-type="float">
            <text:p>2.5</text:p>
          </table:table-cell>
          <table:table-cell table:style-name="ce10" table:formula="of:=SQRT([.AA445])" office:value-type="float" office:value="0.262868788561898" calcext:value-type="float">
            <text:p>2.629E-1</text:p>
          </table:table-cell>
          <table:table-cell table:style-name="ce10" table:formula="of:=([.AE445]/(2*[.AA445]))*[.AB445]" office:value-type="float" office:value="0.0034237613560884" calcext:value-type="float">
            <text:p>3.424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.7" calcext:value-type="float">
            <text:p>2.7</text:p>
          </table:table-cell>
          <table:table-cell table:style-name="ce4" office:value-type="float" office:value="0.0571" calcext:value-type="float">
            <text:p>5.71E-002</text:p>
          </table:table-cell>
          <table:table-cell table:style-name="ce4" office:value-type="float" office:value="0.0017" calcext:value-type="float">
            <text:p>1.70E-003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15" calcext:value-type="float">
            <text:p>1.50E-0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5" calcext:value-type="float">
            <text:p>12.5</text:p>
          </table:table-cell>
          <table:table-cell table:style-name="ce4" office:value-type="float" office:value="0.000042" calcext:value-type="float">
            <text:p>4.20E-005</text:p>
          </table:table-cell>
          <table:table-cell office:value-type="float" office:value="0.000053" calcext:value-type="float">
            <text:p>5.300E-5</text:p>
          </table:table-cell>
          <table:table-cell table:style-name="ce4" office:value-type="float" office:value="-0.000042" calcext:value-type="float">
            <text:p>-4.20E-005</text:p>
          </table:table-cell>
          <table:table-cell table:number-columns-repeated="10"/>
          <table:table-cell office:value-type="float" office:value="2.7" calcext:value-type="float">
            <text:p>2.7</text:p>
          </table:table-cell>
          <table:table-cell table:style-name="ce4" office:value-type="float" office:value="0.0571" calcext:value-type="float">
            <text:p>5.71E-002</text:p>
          </table:table-cell>
          <table:table-cell table:style-name="ce4" office:value-type="float" office:value="0.0017" calcext:value-type="float">
            <text:p>1.70E-003</text:p>
          </table:table-cell>
          <table:table-cell/>
          <table:table-cell office:value-type="float" office:value="2.7" calcext:value-type="float">
            <text:p>2.7</text:p>
          </table:table-cell>
          <table:table-cell table:style-name="ce10" table:formula="of:=SQRT([.AA446])" office:value-type="float" office:value="0.23895606290697" calcext:value-type="float">
            <text:p>2.390E-1</text:p>
          </table:table-cell>
          <table:table-cell table:style-name="ce10" table:formula="of:=([.AE446]/(2*[.AA446]))*[.AB446]" office:value-type="float" office:value="0.00355713929020884" calcext:value-type="float">
            <text:p>3.557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.8" calcext:value-type="float">
            <text:p>2.8</text:p>
          </table:table-cell>
          <table:table-cell table:style-name="ce4" office:value-type="float" office:value="0.0494" calcext:value-type="float">
            <text:p>4.94E-002</text:p>
          </table:table-cell>
          <table:table-cell table:style-name="ce4" office:value-type="float" office:value="0.0016" calcext:value-type="float">
            <text:p>1.60E-003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4" office:value-type="float" office:value="0.0000495" calcext:value-type="float">
            <text:p>4.95E-005</text:p>
          </table:table-cell>
          <table:table-cell table:style-name="ce4" office:value-type="float" office:value="0.0000162" calcext:value-type="float">
            <text:p>1.62E-00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4" office:value-type="float" office:value="0.000005" calcext:value-type="float">
            <text:p>5.00E-006</text:p>
          </table:table-cell>
          <table:table-cell office:value-type="float" office:value="0.000009" calcext:value-type="float">
            <text:p>9.000E-6</text:p>
          </table:table-cell>
          <table:table-cell table:style-name="ce4" office:value-type="float" office:value="-0.000005" calcext:value-type="float">
            <text:p>-5.00E-006</text:p>
          </table:table-cell>
          <table:table-cell table:number-columns-repeated="10"/>
          <table:table-cell office:value-type="float" office:value="2.8" calcext:value-type="float">
            <text:p>2.8</text:p>
          </table:table-cell>
          <table:table-cell table:style-name="ce4" office:value-type="float" office:value="0.0494" calcext:value-type="float">
            <text:p>4.94E-002</text:p>
          </table:table-cell>
          <table:table-cell table:style-name="ce4" office:value-type="float" office:value="0.0016" calcext:value-type="float">
            <text:p>1.60E-003</text:p>
          </table:table-cell>
          <table:table-cell/>
          <table:table-cell office:value-type="float" office:value="2.8" calcext:value-type="float">
            <text:p>2.8</text:p>
          </table:table-cell>
          <table:table-cell table:style-name="ce10" table:formula="of:=SQRT([.AA447])" office:value-type="float" office:value="0.222261107708929" calcext:value-type="float">
            <text:p>2.223E-1</text:p>
          </table:table-cell>
          <table:table-cell table:style-name="ce10" table:formula="of:=([.AE447]/(2*[.AA447]))*[.AB447]" office:value-type="float" office:value="0.00359937016532678" calcext:value-type="float">
            <text:p>3.599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float" office:value="0.0419" calcext:value-type="float">
            <text:p>4.19E-002</text:p>
          </table:table-cell>
          <table:table-cell table:style-name="ce4" office:value-type="float" office:value="0.0011" calcext:value-type="float">
            <text:p>1.10E-003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4" office:value-type="float" office:value="0.0000305" calcext:value-type="float">
            <text:p>3.05E-005</text:p>
          </table:table-cell>
          <table:table-cell table:style-name="ce4" office:value-type="float" office:value="0.0000062" calcext:value-type="float">
            <text:p>6.20E-00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4" office:value-type="float" office:value="0.000003" calcext:value-type="float">
            <text:p>3.00E-006</text:p>
          </table:table-cell>
          <table:table-cell office:value-type="float" office:value="0.000007" calcext:value-type="float">
            <text:p>7.000E-6</text:p>
          </table:table-cell>
          <table:table-cell table:style-name="ce4" office:value-type="float" office:value="-0.000003" calcext:value-type="float">
            <text:p>-3.00E-00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style-name="ce4" office:value-type="float" office:value="0.0419" calcext:value-type="float">
            <text:p>4.19E-002</text:p>
          </table:table-cell>
          <table:table-cell table:style-name="ce4" office:value-type="float" office:value="0.0011" calcext:value-type="float">
            <text:p>1.10E-003</text:p>
          </table:table-cell>
          <table:table-cell/>
          <table:table-cell office:value-type="float" office:value="3" calcext:value-type="float">
            <text:p>3</text:p>
          </table:table-cell>
          <table:table-cell table:style-name="ce10" table:formula="of:=SQRT([.AA448])" office:value-type="float" office:value="0.204694894904587" calcext:value-type="float">
            <text:p>2.047E-1</text:p>
          </table:table-cell>
          <table:table-cell table:style-name="ce10" table:formula="of:=([.AE448]/(2*[.AA448]))*[.AB448]" office:value-type="float" office:value="0.00268692582810317" calcext:value-type="float">
            <text:p>2.687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table:style-name="ce4" office:value-type="float" office:value="0.0272" calcext:value-type="float">
            <text:p>2.72E-002</text:p>
          </table:table-cell>
          <table:table-cell table:style-name="ce4" office:value-type="float" office:value="0.0009" calcext:value-type="float">
            <text:p>9.00E-004</text:p>
          </table:table-cell>
          <table:table-cell table:number-columns-repeated="20"/>
          <table:table-cell office:value-type="float" office:value="3.5" calcext:value-type="float">
            <text:p>3.5</text:p>
          </table:table-cell>
          <table:table-cell table:style-name="ce4" office:value-type="float" office:value="0.0272" calcext:value-type="float">
            <text:p>2.72E-002</text:p>
          </table:table-cell>
          <table:table-cell table:style-name="ce4" office:value-type="float" office:value="0.0009" calcext:value-type="float">
            <text:p>9.00E-004</text:p>
          </table:table-cell>
          <table:table-cell/>
          <table:table-cell office:value-type="float" office:value="3.5" calcext:value-type="float">
            <text:p>3.5</text:p>
          </table:table-cell>
          <table:table-cell table:style-name="ce10" table:formula="of:=SQRT([.AA449])" office:value-type="float" office:value="0.164924225024706" calcext:value-type="float">
            <text:p>1.649E-1</text:p>
          </table:table-cell>
          <table:table-cell table:style-name="ce10" table:formula="of:=([.AE449]/(2*[.AA449]))*[.AB449]" office:value-type="float" office:value="0.00272852578165875" calcext:value-type="float">
            <text:p>2.729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float" office:value="0.017" calcext:value-type="float">
            <text:p>1.70E-002</text:p>
          </table:table-cell>
          <table:table-cell table:style-name="ce4" office:value-type="float" office:value="0.0006" calcext:value-type="float">
            <text:p>6.00E-004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style-name="ce4" office:value-type="float" office:value="0.017" calcext:value-type="float">
            <text:p>1.70E-002</text:p>
          </table:table-cell>
          <table:table-cell table:style-name="ce4" office:value-type="float" office:value="0.0006" calcext:value-type="float">
            <text:p>6.00E-00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" table:formula="of:=SQRT([.AA450])" office:value-type="float" office:value="0.130384048104053" calcext:value-type="float">
            <text:p>1.304E-1</text:p>
          </table:table-cell>
          <table:table-cell table:style-name="ce10" table:formula="of:=([.AE450]/(2*[.AA450]))*[.AB450]" office:value-type="float" office:value="0.00230089496654211" calcext:value-type="float">
            <text:p>2.301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table:style-name="ce4" office:value-type="float" office:value="0.0108" calcext:value-type="float">
            <text:p>1.08E-002</text:p>
          </table:table-cell>
          <table:table-cell table:style-name="ce4" office:value-type="float" office:value="0.0005" calcext:value-type="float">
            <text:p>5.00E-004</text:p>
          </table:table-cell>
          <table:table-cell table:number-columns-repeated="20"/>
          <table:table-cell office:value-type="float" office:value="4.5" calcext:value-type="float">
            <text:p>4.5</text:p>
          </table:table-cell>
          <table:table-cell table:style-name="ce4" office:value-type="float" office:value="0.0108" calcext:value-type="float">
            <text:p>1.08E-002</text:p>
          </table:table-cell>
          <table:table-cell table:style-name="ce4" office:value-type="float" office:value="0.0005" calcext:value-type="float">
            <text:p>5.00E-004</text:p>
          </table:table-cell>
          <table:table-cell/>
          <table:table-cell office:value-type="float" office:value="4.5" calcext:value-type="float">
            <text:p>4.5</text:p>
          </table:table-cell>
          <table:table-cell table:style-name="ce10" table:formula="of:=SQRT([.AA451])" office:value-type="float" office:value="0.103923048454133" calcext:value-type="float">
            <text:p>1.039E-1</text:p>
          </table:table-cell>
          <table:table-cell table:style-name="ce10" table:formula="of:=([.AE451]/(2*[.AA451]))*[.AB451]" office:value-type="float" office:value="0.00240562612162344" calcext:value-type="float">
            <text:p>2.406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float" office:value="0.00676" calcext:value-type="float">
            <text:p>6.76E-003</text:p>
          </table:table-cell>
          <table:table-cell table:style-name="ce4" office:value-type="float" office:value="0.00023" calcext:value-type="float">
            <text:p>2.30E-004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style-name="ce4" office:value-type="float" office:value="0.00676" calcext:value-type="float">
            <text:p>6.76E-003</text:p>
          </table:table-cell>
          <table:table-cell table:style-name="ce4" office:value-type="float" office:value="0.00023" calcext:value-type="float">
            <text:p>2.30E-004</text:p>
          </table:table-cell>
          <table:table-cell/>
          <table:table-cell office:value-type="float" office:value="5" calcext:value-type="float">
            <text:p>5</text:p>
          </table:table-cell>
          <table:table-cell table:style-name="ce10" table:formula="of:=SQRT([.AA452])" office:value-type="float" office:value="0.0822192191643779" calcext:value-type="float">
            <text:p>8.222E-2</text:p>
          </table:table-cell>
          <table:table-cell table:style-name="ce10" table:formula="of:=([.AE452]/(2*[.AA452]))*[.AB452]" office:value-type="float" office:value="0.00139869973430524" calcext:value-type="float">
            <text:p>1.399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.5" calcext:value-type="float">
            <text:p>5.5</text:p>
          </table:table-cell>
          <table:table-cell table:style-name="ce4" office:value-type="float" office:value="0.00407" calcext:value-type="float">
            <text:p>4.07E-003</text:p>
          </table:table-cell>
          <table:table-cell table:style-name="ce4" office:value-type="float" office:value="0.00014" calcext:value-type="float">
            <text:p>1.40E-004</text:p>
          </table:table-cell>
          <table:table-cell table:number-columns-repeated="20"/>
          <table:table-cell office:value-type="float" office:value="5.5" calcext:value-type="float">
            <text:p>5.5</text:p>
          </table:table-cell>
          <table:table-cell table:style-name="ce4" office:value-type="float" office:value="0.00407" calcext:value-type="float">
            <text:p>4.07E-003</text:p>
          </table:table-cell>
          <table:table-cell table:style-name="ce4" office:value-type="float" office:value="0.00014" calcext:value-type="float">
            <text:p>1.40E-004</text:p>
          </table:table-cell>
          <table:table-cell/>
          <table:table-cell office:value-type="float" office:value="5.5" calcext:value-type="float">
            <text:p>5.5</text:p>
          </table:table-cell>
          <table:table-cell table:style-name="ce10" table:formula="of:=SQRT([.AA453])" office:value-type="float" office:value="0.0637965516309463" calcext:value-type="float">
            <text:p>6.380E-2</text:p>
          </table:table-cell>
          <table:table-cell table:style-name="ce10" table:formula="of:=([.AE453]/(2*[.AA453]))*[.AB453]" office:value-type="float" office:value="0.00109723798873863" calcext:value-type="float">
            <text:p>1.097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4" office:value-type="float" office:value="0.00264" calcext:value-type="float">
            <text:p>2.64E-003</text:p>
          </table:table-cell>
          <table:table-cell table:style-name="ce4" office:value-type="float" office:value="0.00008" calcext:value-type="float">
            <text:p>8.00E-005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style-name="ce4" office:value-type="float" office:value="0.00264" calcext:value-type="float">
            <text:p>2.64E-003</text:p>
          </table:table-cell>
          <table:table-cell table:style-name="ce4" office:value-type="float" office:value="0.00008" calcext:value-type="float">
            <text:p>8.00E-005</text:p>
          </table:table-cell>
          <table:table-cell/>
          <table:table-cell office:value-type="float" office:value="6" calcext:value-type="float">
            <text:p>6</text:p>
          </table:table-cell>
          <table:table-cell table:style-name="ce10" table:formula="of:=SQRT([.AA454])" office:value-type="float" office:value="0.0513809303146605" calcext:value-type="float">
            <text:p>5.138E-2</text:p>
          </table:table-cell>
          <table:table-cell table:style-name="ce10" table:formula="of:=([.AE454]/(2*[.AA454]))*[.AB454]" office:value-type="float" office:value="0.000778498944161523" calcext:value-type="float">
            <text:p>7.785E-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.5" calcext:value-type="float">
            <text:p>6.5</text:p>
          </table:table-cell>
          <table:table-cell table:style-name="ce4" office:value-type="float" office:value="0.00167" calcext:value-type="float">
            <text:p>1.67E-003</text:p>
          </table:table-cell>
          <table:table-cell table:style-name="ce4" office:value-type="float" office:value="0.0001" calcext:value-type="float">
            <text:p>1.00E-004</text:p>
          </table:table-cell>
          <table:table-cell table:number-columns-repeated="20"/>
          <table:table-cell office:value-type="float" office:value="6.5" calcext:value-type="float">
            <text:p>6.5</text:p>
          </table:table-cell>
          <table:table-cell table:style-name="ce4" office:value-type="float" office:value="0.00167" calcext:value-type="float">
            <text:p>1.67E-003</text:p>
          </table:table-cell>
          <table:table-cell table:style-name="ce4" office:value-type="float" office:value="0.0001" calcext:value-type="float">
            <text:p>1.00E-004</text:p>
          </table:table-cell>
          <table:table-cell/>
          <table:table-cell office:value-type="float" office:value="6.5" calcext:value-type="float">
            <text:p>6.5</text:p>
          </table:table-cell>
          <table:table-cell table:style-name="ce10" table:formula="of:=SQRT([.AA455])" office:value-type="float" office:value="0.0408656334834051" calcext:value-type="float">
            <text:p>4.087E-2</text:p>
          </table:table-cell>
          <table:table-cell table:style-name="ce10" table:formula="of:=([.AE455]/(2*[.AA455]))*[.AB455]" office:value-type="float" office:value="0.00122352196058099" calcext:value-type="float">
            <text:p>1.224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4" office:value-type="float" office:value="0.00105" calcext:value-type="float">
            <text:p>1.05E-003</text:p>
          </table:table-cell>
          <table:table-cell table:style-name="ce4" office:value-type="float" office:value="0.00006" calcext:value-type="float">
            <text:p>6.00E-005</text:p>
          </table:table-cell>
          <table:table-cell table:number-columns-repeated="20"/>
          <table:table-cell office:value-type="float" office:value="7" calcext:value-type="float">
            <text:p>7</text:p>
          </table:table-cell>
          <table:table-cell table:style-name="ce4" office:value-type="float" office:value="0.00105" calcext:value-type="float">
            <text:p>1.05E-003</text:p>
          </table:table-cell>
          <table:table-cell table:style-name="ce4" office:value-type="float" office:value="0.00006" calcext:value-type="float">
            <text:p>6.00E-005</text:p>
          </table:table-cell>
          <table:table-cell/>
          <table:table-cell office:value-type="float" office:value="7" calcext:value-type="float">
            <text:p>7</text:p>
          </table:table-cell>
          <table:table-cell table:style-name="ce10" table:formula="of:=SQRT([.AA456])" office:value-type="float" office:value="0.0324037034920393" calcext:value-type="float">
            <text:p>3.240E-2</text:p>
          </table:table-cell>
          <table:table-cell table:style-name="ce10" table:formula="of:=([.AE456]/(2*[.AA456]))*[.AB456]" office:value-type="float" office:value="0.000925820099772552" calcext:value-type="float">
            <text:p>9.258E-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table:style-name="ce4" office:value-type="float" office:value="0.000661" calcext:value-type="float">
            <text:p>6.61E-004</text:p>
          </table:table-cell>
          <table:table-cell table:style-name="ce4" office:value-type="float" office:value="0.00008" calcext:value-type="float">
            <text:p>8.00E-005</text:p>
          </table:table-cell>
          <table:table-cell table:number-columns-repeated="20"/>
          <table:table-cell office:value-type="float" office:value="7.5" calcext:value-type="float">
            <text:p>7.5</text:p>
          </table:table-cell>
          <table:table-cell table:style-name="ce4" office:value-type="float" office:value="0.000661" calcext:value-type="float">
            <text:p>6.61E-004</text:p>
          </table:table-cell>
          <table:table-cell table:style-name="ce4" office:value-type="float" office:value="0.00008" calcext:value-type="float">
            <text:p>8.00E-005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10" table:formula="of:=SQRT([.AA457])" office:value-type="float" office:value="0.0257099202643649" calcext:value-type="float">
            <text:p>2.571E-2</text:p>
          </table:table-cell>
          <table:table-cell table:style-name="ce10" table:formula="of:=([.AE457]/(2*[.AA457]))*[.AB457]" office:value-type="float" office:value="0.00155581968316883" calcext:value-type="float">
            <text:p>1.556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0.000409" calcext:value-type="float">
            <text:p>4.09E-004</text:p>
          </table:table-cell>
          <table:table-cell table:style-name="ce4" office:value-type="float" office:value="0.000059" calcext:value-type="float">
            <text:p>5.90E-005</text:p>
          </table:table-cell>
          <table:table-cell table:number-columns-repeated="20"/>
          <table:table-cell office:value-type="float" office:value="8" calcext:value-type="float">
            <text:p>8</text:p>
          </table:table-cell>
          <table:table-cell table:style-name="ce4" office:value-type="float" office:value="0.000409" calcext:value-type="float">
            <text:p>4.09E-004</text:p>
          </table:table-cell>
          <table:table-cell table:style-name="ce4" office:value-type="float" office:value="0.000059" calcext:value-type="float">
            <text:p>5.90E-005</text:p>
          </table:table-cell>
          <table:table-cell/>
          <table:table-cell office:value-type="float" office:value="8" calcext:value-type="float">
            <text:p>8</text:p>
          </table:table-cell>
          <table:table-cell table:style-name="ce10" table:formula="of:=SQRT([.AA458])" office:value-type="float" office:value="0.0202237484161567" calcext:value-type="float">
            <text:p>2.022E-2</text:p>
          </table:table-cell>
          <table:table-cell table:style-name="ce10" table:formula="of:=([.AE458]/(2*[.AA458]))*[.AB458]" office:value-type="float" office:value="0.00145868112048074" calcext:value-type="float">
            <text:p>1.459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4" office:value-type="float" office:value="0.000169" calcext:value-type="float">
            <text:p>1.69E-004</text:p>
          </table:table-cell>
          <table:table-cell table:style-name="ce4" office:value-type="float" office:value="0.000039" calcext:value-type="float">
            <text:p>3.90E-005</text:p>
          </table:table-cell>
          <table:table-cell table:number-columns-repeated="20"/>
          <table:table-cell office:value-type="float" office:value="9" calcext:value-type="float">
            <text:p>9</text:p>
          </table:table-cell>
          <table:table-cell table:style-name="ce4" office:value-type="float" office:value="0.000169" calcext:value-type="float">
            <text:p>1.69E-004</text:p>
          </table:table-cell>
          <table:table-cell table:style-name="ce4" office:value-type="float" office:value="0.000039" calcext:value-type="float">
            <text:p>3.90E-005</text:p>
          </table:table-cell>
          <table:table-cell/>
          <table:table-cell office:value-type="float" office:value="9" calcext:value-type="float">
            <text:p>9</text:p>
          </table:table-cell>
          <table:table-cell table:style-name="ce10" table:formula="of:=SQRT([.AA459])" office:value-type="float" office:value="0.013" calcext:value-type="float">
            <text:p>1.300E-2</text:p>
          </table:table-cell>
          <table:table-cell table:style-name="ce10" table:formula="of:=([.AE459]/(2*[.AA459]))*[.AB459]" office:value-type="float" office:value="0.0015" calcext:value-type="float">
            <text:p>1.500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table:style-name="ce4" office:value-type="float" office:value="0.000107" calcext:value-type="float">
            <text:p>1.07E-004</text:p>
          </table:table-cell>
          <table:table-cell table:style-name="ce4" office:value-type="float" office:value="0.000034" calcext:value-type="float">
            <text:p>3.40E-005</text:p>
          </table:table-cell>
          <table:table-cell table:number-columns-repeated="20"/>
          <table:table-cell office:value-type="float" office:value="9.5" calcext:value-type="float">
            <text:p>9.5</text:p>
          </table:table-cell>
          <table:table-cell table:style-name="ce4" office:value-type="float" office:value="0.000107" calcext:value-type="float">
            <text:p>1.07E-004</text:p>
          </table:table-cell>
          <table:table-cell table:style-name="ce4" office:value-type="float" office:value="0.000034" calcext:value-type="float">
            <text:p>3.40E-005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" table:formula="of:=SQRT([.AA460])" office:value-type="float" office:value="0.0103440804327886" calcext:value-type="float">
            <text:p>1.034E-2</text:p>
          </table:table-cell>
          <table:table-cell table:style-name="ce10" table:formula="of:=([.AE460]/(2*[.AA460]))*[.AB460]" office:value-type="float" office:value="0.00164345203137763" calcext:value-type="float">
            <text:p>1.643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4" office:value-type="float" office:value="0.0000375" calcext:value-type="float">
            <text:p>3.75E-005</text:p>
          </table:table-cell>
          <table:table-cell table:style-name="ce4" office:value-type="float" office:value="0.0000315" calcext:value-type="float">
            <text:p>3.15E-005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table:style-name="ce4" office:value-type="float" office:value="0.0000375" calcext:value-type="float">
            <text:p>3.75E-005</text:p>
          </table:table-cell>
          <table:table-cell table:style-name="ce4" office:value-type="float" office:value="0.0000315" calcext:value-type="float">
            <text:p>3.15E-00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0" table:formula="of:=SQRT([.AA461])" office:value-type="float" office:value="0.00612372435695794" calcext:value-type="float">
            <text:p>6.124E-3</text:p>
          </table:table-cell>
          <table:table-cell table:style-name="ce10" table:formula="of:=([.AE461]/(2*[.AA461]))*[.AB461]" office:value-type="float" office:value="0.00257196422992234" calcext:value-type="float">
            <text:p>2.572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229" calcext:value-type="float">
            <text:p>2.29E-005</text:p>
          </table:table-cell>
          <table:table-cell office:value-type="float" office:value="-0" calcext:value-type="float">
            <text:p>0</text:p>
          </table:table-cell>
          <table:table-cell table:number-columns-repeated="19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229" calcext:value-type="float">
            <text:p>2.29E-005</text:p>
          </table:table-cell>
          <table:table-cell table:number-columns-repeated="2"/>
          <table:table-cell table:style-name="ce10" table:number-columns-repeated="2"/>
          <table:table-cell office:value-type="string" calcext:value-type="string">
            <text:p>Throw out for Fch fit since divide by zero on error propagation. </text:p>
          </table:table-cell>
        </table:table-row>
        <table:table-row table:style-name="ro1">
          <table:table-cell table:number-columns-repeated="2"/>
          <table:table-cell office:value-type="float" office:value="11.5" calcext:value-type="float">
            <text:p>11.5</text:p>
          </table:table-cell>
          <table:table-cell table:style-name="ce4" office:value-type="float" office:value="0.0000036" calcext:value-type="float">
            <text:p>3.60E-006</text:p>
          </table:table-cell>
          <table:table-cell table:style-name="ce4" office:value-type="float" office:value="0.000015" calcext:value-type="float">
            <text:p>1.50E-005</text:p>
          </table:table-cell>
          <table:table-cell table:style-name="ce4" office:value-type="float" office:value="-0.0000036" calcext:value-type="float">
            <text:p>-3.60E-006</text:p>
          </table:table-cell>
          <table:table-cell table:number-columns-repeated="19"/>
          <table:table-cell office:value-type="float" office:value="11.5" calcext:value-type="float">
            <text:p>11.5</text:p>
          </table:table-cell>
          <table:table-cell table:style-name="ce4" office:value-type="float" office:value="0.0000036" calcext:value-type="float">
            <text:p>3.60E-006</text:p>
          </table:table-cell>
          <table:table-cell table:style-name="ce4" office:value-type="float" office:value="0.000015" calcext:value-type="float">
            <text:p>1.50E-005</text:p>
          </table:table-cell>
          <table:table-cell/>
          <table:table-cell office:value-type="float" office:value="11.5" calcext:value-type="float">
            <text:p>11.5</text:p>
          </table:table-cell>
          <table:table-cell table:style-name="ce10" table:formula="of:=SQRT([.AA463])" office:value-type="float" office:value="0.00189736659610103" calcext:value-type="float">
            <text:p>1.897E-3</text:p>
          </table:table-cell>
          <table:table-cell table:style-name="ce10" table:formula="of:=([.AE463]/(2*[.AA463]))*[.AB463]" office:value-type="float" office:value="0.00395284707521047" calcext:value-type="float">
            <text:p>3.953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15" calcext:value-type="float">
            <text:p>1.50E-005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15" calcext:value-type="float">
            <text:p>1.50E-005</text:p>
          </table:table-cell>
          <table:table-cell table:number-columns-repeated="2"/>
          <table:table-cell table:style-name="ce10" table:number-columns-repeated="2"/>
          <table:table-cell office:value-type="string" calcext:value-type="string">
            <text:p>Throw out for Fch fit since divide by zero on error propagation. </text:p>
          </table:table-cell>
        </table:table-row>
        <table:table-row table:style-name="ro1">
          <table:table-cell table:number-columns-repeated="2"/>
          <table:table-cell office:value-type="float" office:value="13.5" calcext:value-type="float">
            <text:p>13.5</text:p>
          </table:table-cell>
          <table:table-cell table:style-name="ce4" office:value-type="float" office:value="0.0000255" calcext:value-type="float">
            <text:p>2.55E-005</text:p>
          </table:table-cell>
          <table:table-cell table:style-name="ce4" office:value-type="float" office:value="0.0000091" calcext:value-type="float">
            <text:p>9.10E-006</text:p>
          </table:table-cell>
          <table:table-cell table:number-columns-repeated="20"/>
          <table:table-cell office:value-type="float" office:value="13.5" calcext:value-type="float">
            <text:p>13.5</text:p>
          </table:table-cell>
          <table:table-cell table:style-name="ce4" office:value-type="float" office:value="0.0000255" calcext:value-type="float">
            <text:p>2.55E-005</text:p>
          </table:table-cell>
          <table:table-cell table:style-name="ce4" office:value-type="float" office:value="0.0000091" calcext:value-type="float">
            <text:p>9.10E-006</text:p>
          </table:table-cell>
          <table:table-cell/>
          <table:table-cell office:value-type="float" office:value="13.5" calcext:value-type="float">
            <text:p>13.5</text:p>
          </table:table-cell>
          <table:table-cell table:style-name="ce10" table:formula="of:=SQRT([.AA465])" office:value-type="float" office:value="0.00504975246918104" calcext:value-type="float">
            <text:p>5.050E-3</text:p>
          </table:table-cell>
          <table:table-cell table:style-name="ce10" table:formula="of:=([.AE465]/(2*[.AA465]))*[.AB465]" office:value-type="float" office:value="0.000901034264108773" calcext:value-type="float">
            <text:p>9.010E-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style-name="ce4" office:value-type="float" office:value="0.0000495" calcext:value-type="float">
            <text:p>4.95E-005</text:p>
          </table:table-cell>
          <table:table-cell table:style-name="ce4" office:value-type="float" office:value="0.0000162" calcext:value-type="float">
            <text:p>1.62E-005</text:p>
          </table:table-cell>
          <table:table-cell table:number-columns-repeated="20"/>
          <table:table-cell office:value-type="float" office:value="14" calcext:value-type="float">
            <text:p>14</text:p>
          </table:table-cell>
          <table:table-cell table:style-name="ce4" office:value-type="float" office:value="0.0000495" calcext:value-type="float">
            <text:p>4.95E-005</text:p>
          </table:table-cell>
          <table:table-cell table:style-name="ce4" office:value-type="float" office:value="0.0000162" calcext:value-type="float">
            <text:p>1.62E-005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0" table:formula="of:=SQRT([.AA466])" office:value-type="float" office:value="0.00703562363973514" calcext:value-type="float">
            <text:p>7.036E-3</text:p>
          </table:table-cell>
          <table:table-cell table:style-name="ce10" table:formula="of:=([.AE466]/(2*[.AA466]))*[.AB466]" office:value-type="float" office:value="0.0011512838683203" calcext:value-type="float">
            <text:p>1.151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style-name="ce4" office:value-type="float" office:value="0.0000305" calcext:value-type="float">
            <text:p>3.05E-005</text:p>
          </table:table-cell>
          <table:table-cell table:style-name="ce4" office:value-type="float" office:value="0.0000062" calcext:value-type="float">
            <text:p>6.20E-006</text:p>
          </table:table-cell>
          <table:table-cell table:number-columns-repeated="20"/>
          <table:table-cell office:value-type="float" office:value="16" calcext:value-type="float">
            <text:p>16</text:p>
          </table:table-cell>
          <table:table-cell table:style-name="ce4" office:value-type="float" office:value="0.0000305" calcext:value-type="float">
            <text:p>3.05E-005</text:p>
          </table:table-cell>
          <table:table-cell table:style-name="ce4" office:value-type="float" office:value="0.0000062" calcext:value-type="float">
            <text:p>6.20E-006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0" table:formula="of:=SQRT([.AA467])" office:value-type="float" office:value="0.00552268050859363" calcext:value-type="float">
            <text:p>5.523E-3</text:p>
          </table:table-cell>
          <table:table-cell table:style-name="ce10" table:formula="of:=([.AE467]/(2*[.AA467]))*[.AB467]" office:value-type="float" office:value="0.000561321625463615" calcext:value-type="float">
            <text:p>5.613E-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style-name="ce4" office:value-type="float" office:value="0.0000351" calcext:value-type="float">
            <text:p>3.51E-005</text:p>
          </table:table-cell>
          <table:table-cell table:style-name="ce4" office:value-type="float" office:value="0.0000099" calcext:value-type="float">
            <text:p>9.90E-006</text:p>
          </table:table-cell>
          <table:table-cell table:number-columns-repeated="20"/>
          <table:table-cell office:value-type="float" office:value="18" calcext:value-type="float">
            <text:p>18</text:p>
          </table:table-cell>
          <table:table-cell table:style-name="ce4" office:value-type="float" office:value="0.0000351" calcext:value-type="float">
            <text:p>3.51E-005</text:p>
          </table:table-cell>
          <table:table-cell table:style-name="ce4" office:value-type="float" office:value="0.0000099" calcext:value-type="float">
            <text:p>9.90E-006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0" table:formula="of:=SQRT([.AA468])" office:value-type="float" office:value="0.00592452529743945" calcext:value-type="float">
            <text:p>5.925E-3</text:p>
          </table:table-cell>
          <table:table-cell table:style-name="ce10" table:formula="of:=([.AE468]/(2*[.AA468]))*[.AB468]" office:value-type="float" office:value="0.000835509977844025" calcext:value-type="float">
            <text:p>8.355E-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style-name="ce4" office:value-type="float" office:value="0.0000306" calcext:value-type="float">
            <text:p>3.06E-005</text:p>
          </table:table-cell>
          <table:table-cell table:style-name="ce4" office:value-type="float" office:value="0.0000064" calcext:value-type="float">
            <text:p>6.40E-006</text:p>
          </table:table-cell>
          <table:table-cell table:number-columns-repeated="20"/>
          <table:table-cell office:value-type="float" office:value="20" calcext:value-type="float">
            <text:p>20</text:p>
          </table:table-cell>
          <table:table-cell table:style-name="ce4" office:value-type="float" office:value="0.0000306" calcext:value-type="float">
            <text:p>3.06E-005</text:p>
          </table:table-cell>
          <table:table-cell table:style-name="ce4" office:value-type="float" office:value="0.0000064" calcext:value-type="float">
            <text:p>6.40E-006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0" table:formula="of:=SQRT([.AA469])" office:value-type="float" office:value="0.00553172667437573" calcext:value-type="float">
            <text:p>5.532E-3</text:p>
          </table:table-cell>
          <table:table-cell table:style-name="ce10" table:formula="of:=([.AE469]/(2*[.AA469]))*[.AB469]" office:value-type="float" office:value="0.00057848122084975" calcext:value-type="float">
            <text:p>5.785E-4</text:p>
          </table:table-cell>
          <table:table-cell/>
        </table:table-row>
        <table:table-row table:style-name="ro1">
          <table:table-cell table:number-columns-repeated="4"/>
          <table:table-cell table:style-name="ce5"/>
          <table:table-cell table:number-columns-repeated="28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Q^2 (fm^-2)</text:p>
          </table:table-cell>
          <table:table-cell office:value-type="string" calcext:value-type="string">
            <text:p>Fm(3He)^2</text:p>
          </table:table-cell>
          <table:table-cell table:style-name="ce5" office:value-type="string" calcext:value-type="string">
            <text:p>+/-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float" office:value="0.103" calcext:value-type="float">
            <text:p>1.03E-001</text:p>
          </table:table-cell>
          <table:table-cell table:style-name="ce4" office:value-type="float" office:value="0.035" calcext:value-type="float">
            <text:p>3.50E-002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.8" calcext:value-type="float">
            <text:p>2.8</text:p>
          </table:table-cell>
          <table:table-cell table:style-name="ce4" office:value-type="float" office:value="0.049" calcext:value-type="float">
            <text:p>4.90E-002</text:p>
          </table:table-cell>
          <table:table-cell table:style-name="ce4" office:value-type="float" office:value="0.0097" calcext:value-type="float">
            <text:p>9.7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float" office:value="0.0388" calcext:value-type="float">
            <text:p>3.88E-002</text:p>
          </table:table-cell>
          <table:table-cell table:style-name="ce4" office:value-type="float" office:value="0.0035" calcext:value-type="float">
            <text:p>3.5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table:style-name="ce4" office:value-type="float" office:value="0.0142" calcext:value-type="float">
            <text:p>1.42E-002</text:p>
          </table:table-cell>
          <table:table-cell table:style-name="ce4" office:value-type="float" office:value="0.0085" calcext:value-type="float">
            <text:p>8.5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float" office:value="0.0139" calcext:value-type="float">
            <text:p>1.39E-002</text:p>
          </table:table-cell>
          <table:table-cell table:style-name="ce4" office:value-type="float" office:value="0.0036" calcext:value-type="float">
            <text:p>3.6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table:style-name="ce4" office:value-type="float" office:value="0.0104" calcext:value-type="float">
            <text:p>1.04E-002</text:p>
          </table:table-cell>
          <table:table-cell table:style-name="ce4" office:value-type="float" office:value="0.0013" calcext:value-type="float">
            <text:p>1.3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float" office:value="0.00528" calcext:value-type="float">
            <text:p>5.28E-003</text:p>
          </table:table-cell>
          <table:table-cell table:style-name="ce4" office:value-type="float" office:value="0.00157" calcext:value-type="float">
            <text:p>1.57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5.5" calcext:value-type="float">
            <text:p>5.5</text:p>
          </table:table-cell>
          <table:table-cell table:style-name="ce4" office:value-type="float" office:value="0.00556" calcext:value-type="float">
            <text:p>5.56E-003</text:p>
          </table:table-cell>
          <table:table-cell table:style-name="ce4" office:value-type="float" office:value="0.00085" calcext:value-type="float">
            <text:p>8.50E-00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4" office:value-type="float" office:value="0.00307" calcext:value-type="float">
            <text:p>3.07E-003</text:p>
          </table:table-cell>
          <table:table-cell table:style-name="ce4" office:value-type="float" office:value="0.00033" calcext:value-type="float">
            <text:p>3.30E-00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6.5" calcext:value-type="float">
            <text:p>6.5</text:p>
          </table:table-cell>
          <table:table-cell table:style-name="ce4" office:value-type="float" office:value="0.00213" calcext:value-type="float">
            <text:p>2.13E-003</text:p>
          </table:table-cell>
          <table:table-cell table:style-name="ce4" office:value-type="float" office:value="0.00069" calcext:value-type="float">
            <text:p>6.90E-00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4" office:value-type="float" office:value="0.00129" calcext:value-type="float">
            <text:p>1.29E-003</text:p>
          </table:table-cell>
          <table:table-cell table:style-name="ce4" office:value-type="float" office:value="0.00039" calcext:value-type="float">
            <text:p>3.90E-00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table:style-name="ce4" office:value-type="float" office:value="0.00106" calcext:value-type="float">
            <text:p>1.06E-003</text:p>
          </table:table-cell>
          <table:table-cell table:style-name="ce4" office:value-type="float" office:value="0.00046" calcext:value-type="float">
            <text:p>4.60E-00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0.00038" calcext:value-type="float">
            <text:p>3.80E-004</text:p>
          </table:table-cell>
          <table:table-cell table:style-name="ce4" office:value-type="float" office:value="0.000313" calcext:value-type="float">
            <text:p>3.13E-00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4" office:value-type="float" office:value="0.000204" calcext:value-type="float">
            <text:p>2.04E-004</text:p>
          </table:table-cell>
          <table:table-cell table:style-name="ce4" office:value-type="float" office:value="0.000153" calcext:value-type="float">
            <text:p>1.53E-00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table:style-name="ce4" office:value-type="float" office:value="0.00012" calcext:value-type="float">
            <text:p>1.20E-004</text:p>
          </table:table-cell>
          <table:table-cell table:style-name="ce4" office:value-type="float" office:value="0.000118" calcext:value-type="float">
            <text:p>1.18E-00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4" office:value-type="float" office:value="0.000193" calcext:value-type="float">
            <text:p>1.93E-004</text:p>
          </table:table-cell>
          <table:table-cell table:style-name="ce4" office:value-type="float" office:value="0.000105" calcext:value-type="float">
            <text:p>1.05E-00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style-name="ce4" office:value-type="float" office:value="0.000146" calcext:value-type="float">
            <text:p>1.46E-004</text:p>
          </table:table-cell>
          <table:table-cell table:style-name="ce4" office:value-type="float" office:value="0.000073" calcext:value-type="float">
            <text:p>7.30E-005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1.5" calcext:value-type="float">
            <text:p>11.5</text:p>
          </table:table-cell>
          <table:table-cell table:style-name="ce4" office:value-type="float" office:value="0.0000566" calcext:value-type="float">
            <text:p>5.66E-005</text:p>
          </table:table-cell>
          <table:table-cell table:style-name="ce4" office:value-type="float" office:value="0.0000471" calcext:value-type="float">
            <text:p>4.71E-005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2.5" calcext:value-type="float">
            <text:p>12.5</text:p>
          </table:table-cell>
          <table:table-cell table:style-name="ce4" office:value-type="float" office:value="0.000042" calcext:value-type="float">
            <text:p>4.20E-005</text:p>
          </table:table-cell>
          <table:table-cell table:style-name="ce4" office:value-type="float" office:value="0.000053" calcext:value-type="float">
            <text:p>5.30E-005</text:p>
          </table:table-cell>
          <table:table-cell table:style-name="ce4" office:value-type="float" office:value="-0.000042" calcext:value-type="float">
            <text:p>-4.20E-005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style-name="ce4" office:value-type="float" office:value="0.000005" calcext:value-type="float">
            <text:p>5.00E-006</text:p>
          </table:table-cell>
          <table:table-cell table:style-name="ce4" office:value-type="float" office:value="0.000009" calcext:value-type="float">
            <text:p>9.00E-006</text:p>
          </table:table-cell>
          <table:table-cell table:style-name="ce4" office:value-type="float" office:value="-0.000005" calcext:value-type="float">
            <text:p>-5.00E-006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style-name="ce4" office:value-type="float" office:value="0.000003" calcext:value-type="float">
            <text:p>3.00E-006</text:p>
          </table:table-cell>
          <table:table-cell table:style-name="ce4" office:value-type="float" office:value="0.000007" calcext:value-type="float">
            <text:p>7.00E-006</text:p>
          </table:table-cell>
          <table:table-cell table:style-name="ce4" office:value-type="float" office:value="-0.000003" calcext:value-type="float">
            <text:p>-3.00E-006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5"/>
          <table:table-cell table:number-columns-repeated="28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(4He)^2</text:p>
          </table:table-cell>
          <table:table-cell table:style-name="ce5" office:value-type="string" calcext:value-type="string">
            <text:p>+/-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348" calcext:value-type="float">
            <text:p>0.348</text:p>
          </table:table-cell>
          <table:table-cell table:style-name="ce4" office:value-type="float" office:value="0.721" calcext:value-type="float">
            <text:p>7.21E-001</text:p>
          </table:table-cell>
          <table:table-cell table:style-name="ce4" office:value-type="float" office:value="0.018" calcext:value-type="float">
            <text:p>1.80E-002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401" calcext:value-type="float">
            <text:p>0.401</text:p>
          </table:table-cell>
          <table:table-cell table:style-name="ce4" office:value-type="float" office:value="0.687" calcext:value-type="float">
            <text:p>6.87E-001</text:p>
          </table:table-cell>
          <table:table-cell table:style-name="ce4" office:value-type="float" office:value="0.01" calcext:value-type="float">
            <text:p>1.00E-002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452" calcext:value-type="float">
            <text:p>0.452</text:p>
          </table:table-cell>
          <table:table-cell table:style-name="ce4" office:value-type="float" office:value="0.653" calcext:value-type="float">
            <text:p>6.53E-001</text:p>
          </table:table-cell>
          <table:table-cell table:style-name="ce4" office:value-type="float" office:value="0.012" calcext:value-type="float">
            <text:p>1.20E-002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502" calcext:value-type="float">
            <text:p>0.502</text:p>
          </table:table-cell>
          <table:table-cell table:style-name="ce4" office:value-type="float" office:value="0.629" calcext:value-type="float">
            <text:p>6.29E-001</text:p>
          </table:table-cell>
          <table:table-cell table:style-name="ce4" office:value-type="float" office:value="0.012" calcext:value-type="float">
            <text:p>1.20E-002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544" calcext:value-type="float">
            <text:p>0.544</text:p>
          </table:table-cell>
          <table:table-cell table:style-name="ce4" office:value-type="float" office:value="0.609" calcext:value-type="float">
            <text:p>6.09E-001</text:p>
          </table:table-cell>
          <table:table-cell table:style-name="ce4" office:value-type="float" office:value="0.015" calcext:value-type="float">
            <text:p>1.50E-002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603" calcext:value-type="float">
            <text:p>0.603</text:p>
          </table:table-cell>
          <table:table-cell table:style-name="ce4" office:value-type="float" office:value="0.576" calcext:value-type="float">
            <text:p>5.76E-001</text:p>
          </table:table-cell>
          <table:table-cell table:style-name="ce4" office:value-type="float" office:value="0.01" calcext:value-type="float">
            <text:p>1.00E-002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642" calcext:value-type="float">
            <text:p>0.642</text:p>
          </table:table-cell>
          <table:table-cell table:style-name="ce4" office:value-type="float" office:value="0.55" calcext:value-type="float">
            <text:p>5.50E-001</text:p>
          </table:table-cell>
          <table:table-cell table:style-name="ce4" office:value-type="float" office:value="0.014" calcext:value-type="float">
            <text:p>1.40E-002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704" calcext:value-type="float">
            <text:p>0.704</text:p>
          </table:table-cell>
          <table:table-cell table:style-name="ce4" office:value-type="float" office:value="0.523" calcext:value-type="float">
            <text:p>5.23E-001</text:p>
          </table:table-cell>
          <table:table-cell table:style-name="ce4" office:value-type="float" office:value="0.009" calcext:value-type="float">
            <text:p>9.0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747" calcext:value-type="float">
            <text:p>0.747</text:p>
          </table:table-cell>
          <table:table-cell table:style-name="ce4" office:value-type="float" office:value="0.491" calcext:value-type="float">
            <text:p>4.91E-001</text:p>
          </table:table-cell>
          <table:table-cell table:style-name="ce4" office:value-type="float" office:value="0.012" calcext:value-type="float">
            <text:p>1.20E-002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805" calcext:value-type="float">
            <text:p>0.805</text:p>
          </table:table-cell>
          <table:table-cell table:style-name="ce4" office:value-type="float" office:value="0.474" calcext:value-type="float">
            <text:p>4.74E-001</text:p>
          </table:table-cell>
          <table:table-cell table:style-name="ce4" office:value-type="float" office:value="0.009" calcext:value-type="float">
            <text:p>9.0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856" calcext:value-type="float">
            <text:p>0.856</text:p>
          </table:table-cell>
          <table:table-cell table:style-name="ce4" office:value-type="float" office:value="0.451" calcext:value-type="float">
            <text:p>4.51E-001</text:p>
          </table:table-cell>
          <table:table-cell table:style-name="ce4" office:value-type="float" office:value="0.011" calcext:value-type="float">
            <text:p>1.10E-002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907" calcext:value-type="float">
            <text:p>0.907</text:p>
          </table:table-cell>
          <table:table-cell table:style-name="ce4" office:value-type="float" office:value="0.43" calcext:value-type="float">
            <text:p>4.30E-001</text:p>
          </table:table-cell>
          <table:table-cell table:style-name="ce4" office:value-type="float" office:value="0.008" calcext:value-type="float">
            <text:p>8.0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005" calcext:value-type="float">
            <text:p>1.005</text:p>
          </table:table-cell>
          <table:table-cell table:style-name="ce4" office:value-type="float" office:value="0.402" calcext:value-type="float">
            <text:p>4.02E-001</text:p>
          </table:table-cell>
          <table:table-cell table:style-name="ce4" office:value-type="float" office:value="0.008" calcext:value-type="float">
            <text:p>8.0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009" calcext:value-type="float">
            <text:p>1.009</text:p>
          </table:table-cell>
          <table:table-cell table:style-name="ce4" office:value-type="float" office:value="0.391" calcext:value-type="float">
            <text:p>3.91E-001</text:p>
          </table:table-cell>
          <table:table-cell table:style-name="ce4" office:value-type="float" office:value="0.01" calcext:value-type="float">
            <text:p>1.00E-002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107" calcext:value-type="float">
            <text:p>1.107</text:p>
          </table:table-cell>
          <table:table-cell table:style-name="ce4" office:value-type="float" office:value="0.369" calcext:value-type="float">
            <text:p>3.69E-001</text:p>
          </table:table-cell>
          <table:table-cell table:style-name="ce4" office:value-type="float" office:value="0.008" calcext:value-type="float">
            <text:p>8.0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11" calcext:value-type="float">
            <text:p>1.11</text:p>
          </table:table-cell>
          <table:table-cell table:style-name="ce4" office:value-type="float" office:value="0.356" calcext:value-type="float">
            <text:p>3.56E-001</text:p>
          </table:table-cell>
          <table:table-cell table:style-name="ce4" office:value-type="float" office:value="0.009" calcext:value-type="float">
            <text:p>9.0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208" calcext:value-type="float">
            <text:p>1.208</text:p>
          </table:table-cell>
          <table:table-cell table:style-name="ce4" office:value-type="float" office:value="0.334" calcext:value-type="float">
            <text:p>3.34E-001</text:p>
          </table:table-cell>
          <table:table-cell table:style-name="ce4" office:value-type="float" office:value="0.007" calcext:value-type="float">
            <text:p>7.0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212" calcext:value-type="float">
            <text:p>1.212</text:p>
          </table:table-cell>
          <table:table-cell table:style-name="ce4" office:value-type="float" office:value="0.328" calcext:value-type="float">
            <text:p>3.28E-001</text:p>
          </table:table-cell>
          <table:table-cell table:style-name="ce4" office:value-type="float" office:value="0.006" calcext:value-type="float">
            <text:p>6.0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315" calcext:value-type="float">
            <text:p>1.315</text:p>
          </table:table-cell>
          <table:table-cell table:style-name="ce4" office:value-type="float" office:value="0.292" calcext:value-type="float">
            <text:p>2.92E-001</text:p>
          </table:table-cell>
          <table:table-cell table:style-name="ce4" office:value-type="float" office:value="0.007" calcext:value-type="float">
            <text:p>7.0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417" calcext:value-type="float">
            <text:p>1.417</text:p>
          </table:table-cell>
          <table:table-cell table:style-name="ce4" office:value-type="float" office:value="0.268" calcext:value-type="float">
            <text:p>2.68E-001</text:p>
          </table:table-cell>
          <table:table-cell table:style-name="ce4" office:value-type="float" office:value="0.007" calcext:value-type="float">
            <text:p>7.0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511" calcext:value-type="float">
            <text:p>1.511</text:p>
          </table:table-cell>
          <table:table-cell table:style-name="ce4" office:value-type="float" office:value="0.252" calcext:value-type="float">
            <text:p>2.52E-001</text:p>
          </table:table-cell>
          <table:table-cell table:style-name="ce4" office:value-type="float" office:value="0.004" calcext:value-type="float">
            <text:p>4.0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519" calcext:value-type="float">
            <text:p>1.519</text:p>
          </table:table-cell>
          <table:table-cell table:style-name="ce4" office:value-type="float" office:value="0.245" calcext:value-type="float">
            <text:p>2.45E-001</text:p>
          </table:table-cell>
          <table:table-cell table:style-name="ce4" office:value-type="float" office:value="0.006" calcext:value-type="float">
            <text:p>6.0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622" calcext:value-type="float">
            <text:p>1.622</text:p>
          </table:table-cell>
          <table:table-cell table:style-name="ce4" office:value-type="float" office:value="0.226" calcext:value-type="float">
            <text:p>2.26E-001</text:p>
          </table:table-cell>
          <table:table-cell table:style-name="ce4" office:value-type="float" office:value="0.006" calcext:value-type="float">
            <text:p>6.0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725" calcext:value-type="float">
            <text:p>1.725</text:p>
          </table:table-cell>
          <table:table-cell table:style-name="ce4" office:value-type="float" office:value="0.205" calcext:value-type="float">
            <text:p>2.05E-001</text:p>
          </table:table-cell>
          <table:table-cell table:style-name="ce4" office:value-type="float" office:value="0.005" calcext:value-type="float">
            <text:p>5.0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817" calcext:value-type="float">
            <text:p>1.817</text:p>
          </table:table-cell>
          <table:table-cell table:style-name="ce4" office:value-type="float" office:value="0.188" calcext:value-type="float">
            <text:p>1.88E-001</text:p>
          </table:table-cell>
          <table:table-cell table:style-name="ce4" office:value-type="float" office:value="0.004" calcext:value-type="float">
            <text:p>4.0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.015" calcext:value-type="float">
            <text:p>2.015</text:p>
          </table:table-cell>
          <table:table-cell table:style-name="ce4" office:value-type="float" office:value="0.156" calcext:value-type="float">
            <text:p>1.56E-001</text:p>
          </table:table-cell>
          <table:table-cell table:style-name="ce4" office:value-type="float" office:value="0.004" calcext:value-type="float">
            <text:p>4.0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.02" calcext:value-type="float">
            <text:p>2.02</text:p>
          </table:table-cell>
          <table:table-cell table:style-name="ce4" office:value-type="float" office:value="0.159" calcext:value-type="float">
            <text:p>1.59E-001</text:p>
          </table:table-cell>
          <table:table-cell table:style-name="ce4" office:value-type="float" office:value="0.003" calcext:value-type="float">
            <text:p>3.0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.224" calcext:value-type="float">
            <text:p>2.224</text:p>
          </table:table-cell>
          <table:table-cell table:style-name="ce4" office:value-type="float" office:value="0.132" calcext:value-type="float">
            <text:p>1.32E-001</text:p>
          </table:table-cell>
          <table:table-cell table:style-name="ce4" office:value-type="float" office:value="0.002" calcext:value-type="float">
            <text:p>2.0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.521" calcext:value-type="float">
            <text:p>2.521</text:p>
          </table:table-cell>
          <table:table-cell table:style-name="ce4" office:value-type="float" office:value="0.101" calcext:value-type="float">
            <text:p>1.01E-001</text:p>
          </table:table-cell>
          <table:table-cell table:style-name="ce4" office:value-type="float" office:value="0.003" calcext:value-type="float">
            <text:p>3.0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.53" calcext:value-type="float">
            <text:p>2.53</text:p>
          </table:table-cell>
          <table:table-cell table:style-name="ce4" office:value-type="float" office:value="0.0985" calcext:value-type="float">
            <text:p>9.85E-002</text:p>
          </table:table-cell>
          <table:table-cell table:style-name="ce4" office:value-type="float" office:value="0.0019" calcext:value-type="float">
            <text:p>1.9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.55" calcext:value-type="float">
            <text:p>2.55</text:p>
          </table:table-cell>
          <table:table-cell table:style-name="ce4" office:value-type="float" office:value="0.0967" calcext:value-type="float">
            <text:p>9.67E-002</text:p>
          </table:table-cell>
          <table:table-cell table:style-name="ce4" office:value-type="float" office:value="0.0024" calcext:value-type="float">
            <text:p>2.4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.65" calcext:value-type="float">
            <text:p>2.65</text:p>
          </table:table-cell>
          <table:table-cell table:style-name="ce4" office:value-type="float" office:value="0.0883" calcext:value-type="float">
            <text:p>8.83E-002</text:p>
          </table:table-cell>
          <table:table-cell table:style-name="ce4" office:value-type="float" office:value="0.0022" calcext:value-type="float">
            <text:p>2.2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.76" calcext:value-type="float">
            <text:p>2.76</text:p>
          </table:table-cell>
          <table:table-cell table:style-name="ce4" office:value-type="float" office:value="0.0818" calcext:value-type="float">
            <text:p>8.18E-002</text:p>
          </table:table-cell>
          <table:table-cell table:style-name="ce4" office:value-type="float" office:value="0.002" calcext:value-type="float">
            <text:p>2.0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.87" calcext:value-type="float">
            <text:p>2.87</text:p>
          </table:table-cell>
          <table:table-cell table:style-name="ce4" office:value-type="float" office:value="0.0734" calcext:value-type="float">
            <text:p>7.34E-002</text:p>
          </table:table-cell>
          <table:table-cell table:style-name="ce4" office:value-type="float" office:value="0.0018" calcext:value-type="float">
            <text:p>1.8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3.03" calcext:value-type="float">
            <text:p>3.03</text:p>
          </table:table-cell>
          <table:table-cell table:style-name="ce4" office:value-type="float" office:value="0.0622" calcext:value-type="float">
            <text:p>6.22E-002</text:p>
          </table:table-cell>
          <table:table-cell table:style-name="ce4" office:value-type="float" office:value="0.001" calcext:value-type="float">
            <text:p>1.0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3.05" calcext:value-type="float">
            <text:p>3.05</text:p>
          </table:table-cell>
          <table:table-cell table:style-name="ce4" office:value-type="float" office:value="0.0628" calcext:value-type="float">
            <text:p>6.28E-002</text:p>
          </table:table-cell>
          <table:table-cell table:style-name="ce4" office:value-type="float" office:value="0.0012" calcext:value-type="float">
            <text:p>1.2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3.08" calcext:value-type="float">
            <text:p>3.08</text:p>
          </table:table-cell>
          <table:table-cell table:style-name="ce4" office:value-type="float" office:value="0.0599" calcext:value-type="float">
            <text:p>5.99E-002</text:p>
          </table:table-cell>
          <table:table-cell table:style-name="ce4" office:value-type="float" office:value="0.0015" calcext:value-type="float">
            <text:p>1.5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3.54" calcext:value-type="float">
            <text:p>3.54</text:p>
          </table:table-cell>
          <table:table-cell table:style-name="ce4" office:value-type="float" office:value="0.0386" calcext:value-type="float">
            <text:p>3.86E-002</text:p>
          </table:table-cell>
          <table:table-cell table:style-name="ce4" office:value-type="float" office:value="0.0008" calcext:value-type="float">
            <text:p>8.00E-00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3.85" calcext:value-type="float">
            <text:p>3.85</text:p>
          </table:table-cell>
          <table:table-cell table:style-name="ce4" office:value-type="float" office:value="0.0293" calcext:value-type="float">
            <text:p>2.93E-002</text:p>
          </table:table-cell>
          <table:table-cell table:style-name="ce4" office:value-type="float" office:value="0.0007" calcext:value-type="float">
            <text:p>7.00E-00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4.06" calcext:value-type="float">
            <text:p>4.06</text:p>
          </table:table-cell>
          <table:table-cell table:style-name="ce4" office:value-type="float" office:value="0.0248" calcext:value-type="float">
            <text:p>2.48E-002</text:p>
          </table:table-cell>
          <table:table-cell table:style-name="ce4" office:value-type="float" office:value="0.0005" calcext:value-type="float">
            <text:p>5.00E-00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4.11" calcext:value-type="float">
            <text:p>4.11</text:p>
          </table:table-cell>
          <table:table-cell table:style-name="ce4" office:value-type="float" office:value="0.023" calcext:value-type="float">
            <text:p>2.30E-002</text:p>
          </table:table-cell>
          <table:table-cell table:style-name="ce4" office:value-type="float" office:value="0.0006" calcext:value-type="float">
            <text:p>6.00E-00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4.32" calcext:value-type="float">
            <text:p>4.32</text:p>
          </table:table-cell>
          <table:table-cell table:style-name="ce4" office:value-type="float" office:value="0.0191" calcext:value-type="float">
            <text:p>1.91E-002</text:p>
          </table:table-cell>
          <table:table-cell table:style-name="ce4" office:value-type="float" office:value="0.0005" calcext:value-type="float">
            <text:p>5.00E-00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4.64" calcext:value-type="float">
            <text:p>4.64</text:p>
          </table:table-cell>
          <table:table-cell table:style-name="ce4" office:value-type="float" office:value="0.014" calcext:value-type="float">
            <text:p>1.40E-002</text:p>
          </table:table-cell>
          <table:table-cell table:style-name="ce4" office:value-type="float" office:value="0.0003" calcext:value-type="float">
            <text:p>3.00E-00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5.06" calcext:value-type="float">
            <text:p>5.06</text:p>
          </table:table-cell>
          <table:table-cell table:style-name="ce4" office:value-type="float" office:value="0.00987" calcext:value-type="float">
            <text:p>9.87E-003</text:p>
          </table:table-cell>
          <table:table-cell table:style-name="ce4" office:value-type="float" office:value="0.00025" calcext:value-type="float">
            <text:p>2.50E-00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6.08" calcext:value-type="float">
            <text:p>6.08</text:p>
          </table:table-cell>
          <table:table-cell table:style-name="ce4" office:value-type="float" office:value="0.00359" calcext:value-type="float">
            <text:p>3.59E-003</text:p>
          </table:table-cell>
          <table:table-cell table:style-name="ce4" office:value-type="float" office:value="0.00007" calcext:value-type="float">
            <text:p>7.00E-005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6.13" calcext:value-type="float">
            <text:p>6.13</text:p>
          </table:table-cell>
          <table:table-cell table:style-name="ce4" office:value-type="float" office:value="0.00322" calcext:value-type="float">
            <text:p>3.22E-003</text:p>
          </table:table-cell>
          <table:table-cell table:style-name="ce4" office:value-type="float" office:value="0.00011" calcext:value-type="float">
            <text:p>1.10E-00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6.22" calcext:value-type="float">
            <text:p>6.22</text:p>
          </table:table-cell>
          <table:table-cell table:style-name="ce4" office:value-type="float" office:value="0.00278" calcext:value-type="float">
            <text:p>2.78E-003</text:p>
          </table:table-cell>
          <table:table-cell table:style-name="ce4" office:value-type="float" office:value="0.00014" calcext:value-type="float">
            <text:p>1.40E-004</text:p>
          </table:table-cell>
          <table:table-cell table:number-columns-repeated="2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Ref7 Amroun: Elastic e- Scattering 3He/4He High Momentum Transfer. Arnold, D. Day, Sick 1978. Phys Rev Letters vol. 40, No.22 1429-1432</text:p>
          </table:table-cell>
          <table:table-cell/>
          <table:table-cell table:style-name="ce5"/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To convert A1/2 to cross section see notes from 7/18/17</text:p>
          </table:table-cell>
          <table:table-cell/>
          <table:table-cell table:style-name="ce5"/>
          <table:table-cell/>
          <table:table-cell office:value-type="string" calcext:value-type="string">
            <text:p>Theta = 8 deg</text:p>
          </table:table-cell>
          <table:table-cell office:value-type="string" calcext:value-type="string">
            <text:p>6-15 GeV</text:p>
          </table:table-cell>
          <table:table-cell office:value-type="string" calcext:value-type="string">
            <text:p>5*10^-39 cm^2/sr → A^(1/2)= 3*10^-5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lte13</text:p>
          </table:table-cell>
          <table:table-cell office:value-type="string" calcext:value-type="string">
            <text:p>Drop 2 points</text:p>
          </table:table-cell>
          <table:table-cell office:value-type="string" calcext:value-type="string">
            <text:p>Q^2 (GeV/c)^2</text:p>
          </table:table-cell>
          <table:table-cell office:value-type="string" calcext:value-type="string">
            <text:p>3He 10e3*|A1/2|</text:p>
          </table:table-cell>
          <table:table-cell table:style-name="ce5" office:value-type="string" calcext:value-type="string">
            <text:p>+/-</text:p>
          </table:table-cell>
          <table:table-cell table:style-name="ce5" office:value-type="string" calcext:value-type="string">
            <text:p>4He 10e3*|Fch|</text:p>
          </table:table-cell>
          <table:table-cell table:style-name="ce5" office:value-type="string" calcext:value-type="string">
            <text:p>+/-</text:p>
          </table:table-cell>
          <table:table-cell office:value-type="string" calcext:value-type="string">
            <text:p>M 3He (GeV)</text:p>
          </table:table-cell>
          <table:table-cell office:value-type="string" calcext:value-type="string">
            <text:p>theta (Rad)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or E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Mott XS GeV^2</text:p>
          </table:table-cell>
          <table:table-cell office:value-type="string" calcext:value-type="string">
            <text:p>Mott XS fm^-2</text:p>
          </table:table-cell>
          <table:table-cell table:style-name="ce1" office:value-type="string" calcext:value-type="string">
            <text:p>Sigexp (fm^-2) = Mott*A^1/2</text:p>
          </table:table-cell>
          <table:table-cell table:style-name="ce1" office:value-type="string" calcext:value-type="string">
            <text:p>Sigexp Uncertainty</text:p>
          </table:table-cell>
          <table:table-cell office:value-type="string" calcext:value-type="string">
            <text:p>11 pts</text:p>
          </table:table-cell>
          <table:table-cell table:style-name="ce1" office:value-type="string" calcext:value-type="string">
            <text:p>Energy (GeV)</text:p>
          </table:table-cell>
          <table:table-cell table:style-name="ce1" office:value-type="string" calcext:value-type="string">
            <text:p>Theta (deg.)</text:p>
          </table:table-cell>
          <table:table-cell table:style-name="ce1" office:value-type="string" calcext:value-type="string">
            <text:p>XS (fm^2/sr)</text:p>
          </table:table-cell>
          <table:table-cell table:style-name="ce1" office:value-type="string" calcext:value-type="string">
            <text:p>Stat. Error (fm^2/sr)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4.57" calcext:value-type="float">
            <text:p>4.57</text:p>
          </table:table-cell>
          <table:table-cell table:style-name="ce5" office:value-type="float" office:value="0.59" calcext:value-type="float">
            <text:p>0.59</text:p>
          </table:table-cell>
          <table:table-cell table:number-columns-repeated="2"/>
          <table:table-cell table:formula="of:=3.0160293*0.9315" office:value-type="float" office:value="2.80943129295" calcext:value-type="float">
            <text:p>2.809431293</text:p>
          </table:table-cell>
          <table:table-cell table:formula="of:=8*PI()/180" office:value-type="float" office:value="0.139626340159546" calcext:value-type="float">
            <text:p>0.1396263402</text:p>
          </table:table-cell>
          <table:table-cell table:formula="of:=([.C547]-(1/SIN([.I$547]/2)^2)*SQRT( [.C547]*(SIN([.I$547]/2)^4)*(4*[.H$547]^2*(1/SIN([.I$547]/2)^2) + [.C547]) ) )/(4*[.H$547])" office:value-type="float" office:value="-5.93503961570914" calcext:value-type="float">
            <text:p>-5.9350396157</text:p>
          </table:table-cell>
          <table:table-cell table:formula="of:=([.C547]+(1/SIN([.I$547]/2)^2)*SQRT( [.C547]*(SIN([.I$547]/2)^4)*(4*[.H$547]^2*(1/SIN([.I$547]/2)^2) + [.C547]) ) )/(4*[.H$547])" office:value-type="float" office:value="6.05961998928094" calcext:value-type="float">
            <text:p>6.0596199893</text:p>
          </table:table-cell>
          <table:table-cell table:style-name="ce9" table:formula="of:=[.K547]/(1+(2*[.K547]*SIN([.I$547]/2)^2)/[.H$547])" office:value-type="float" office:value="5.93503961570914" calcext:value-type="float">
            <text:p>5.9350396157</text:p>
          </table:table-cell>
          <table:table-cell table:formula="of:= [.H$550]^2*[.L547]/[.K547] * ([.H$553]^2*COS([.I$547]/2)^2 / (4*[.K547]^2*SIN([.I$547]/2)^4))" office:value-type="float" office:value="0.0596982524312065" calcext:value-type="float">
            <text:p>0.0596982524</text:p>
          </table:table-cell>
          <table:table-cell table:formula="of:=[.M547]*1/25.7" office:value-type="float" office:value="0.00232288919965784" calcext:value-type="float">
            <text:p>2.323E-3</text:p>
          </table:table-cell>
          <table:table-cell table:formula="of:=[.N547]*([.D547]*0.001)^2" office:value-type="float" office:value="0.000000048513308645934" calcext:value-type="float">
            <text:p>4.8513308645934E-008</text:p>
          </table:table-cell>
          <table:table-cell table:formula="of:=2*([.E547]/[.D547])*[.O547]" office:value-type="float" office:value="0.0000000125264122980749" calcext:value-type="float">
            <text:p>1.25264122980749E-008</text:p>
          </table:table-cell>
          <table:table-cell/>
          <table:table-cell table:style-name="ce14" office:value-type="float" office:value="6.05961998928094" calcext:value-type="float">
            <text:p>6.060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0.000000048513308645934" calcext:value-type="float">
            <text:p>4.85E-8</text:p>
          </table:table-cell>
          <table:table-cell table:style-name="ce11" office:value-type="float" office:value="0.0000000125264122980749" calcext:value-type="float">
            <text:p>1.25E-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3.56" calcext:value-type="float">
            <text:p>3.56</text:p>
          </table:table-cell>
          <table:table-cell table:style-name="ce5" office:value-type="float" office:value="0.32" calcext:value-type="float">
            <text:p>0.32</text:p>
          </table:table-cell>
          <table:table-cell office:value-type="float" office:value="5.49" calcext:value-type="float">
            <text:p>5.49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table:formula="of:=([.C548]-(1/SIN([.I$547]/2)^2)*SQRT( [.C548]*(SIN([.I$547]/2)^4)*(4*[.H$547]^2*(1/SIN([.I$547]/2)^2) + [.C548]) ) )/(4*[.H$547])" office:value-type="float" office:value="-6.34027586214365" calcext:value-type="float">
            <text:p>-6.3402758621</text:p>
          </table:table-cell>
          <table:table-cell table:formula="of:=([.C548]+(1/SIN([.I$547]/2)^2)*SQRT( [.C548]*(SIN([.I$547]/2)^4)*(4*[.H$547]^2*(1/SIN([.I$547]/2)^2) + [.C548]) ) )/(4*[.H$547])" office:value-type="float" office:value="6.48265343193999" calcext:value-type="float">
            <text:p>6.4826534319</text:p>
          </table:table-cell>
          <table:table-cell table:style-name="ce9" table:formula="of:=[.K548]/(1+(2*[.K548]*SIN([.I$547]/2)^2)/[.H$547])" office:value-type="float" office:value="6.34027586214365" calcext:value-type="float">
            <text:p>6.3402758621</text:p>
          </table:table-cell>
          <table:table-cell table:formula="of:= [.H$550]^2*[.L548]/[.K548] * ([.H$553]^2*COS([.I$547]/2)^2 / (4*[.K548]^2*SIN([.I$547]/2)^4))" office:value-type="float" office:value="0.0520863476543361" calcext:value-type="float">
            <text:p>0.0520863477</text:p>
          </table:table-cell>
          <table:table-cell table:formula="of:=[.M548]*1/25.7" office:value-type="float" office:value="0.00202670613440997" calcext:value-type="float">
            <text:p>2.027E-3</text:p>
          </table:table-cell>
          <table:table-cell table:formula="of:=[.N548]*([.D548]*0.001)^2" office:value-type="float" office:value="0.0000000256856628650582" calcext:value-type="float">
            <text:p>2.56856628650582E-008</text:p>
          </table:table-cell>
          <table:table-cell table:formula="of:=2*([.E548]/[.D548])*[.O548]" office:value-type="float" office:value="0.00000000461764725663968" calcext:value-type="float">
            <text:p>4.61764725663968E-009</text:p>
          </table:table-cell>
          <table:table-cell/>
          <table:table-cell table:style-name="ce14" office:value-type="float" office:value="6.48265343193999" calcext:value-type="float">
            <text:p>6.483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0.0000000256856628650581" calcext:value-type="float">
            <text:p>2.57E-8</text:p>
          </table:table-cell>
          <table:table-cell table:style-name="ce11" office:value-type="float" office:value="0.00000000461764725663967" calcext:value-type="float">
            <text:p>4.62E-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28" calcext:value-type="float">
            <text:p>2.28</text:p>
          </table:table-cell>
          <table:table-cell table:style-name="ce5" office:value-type="float" office:value="0.23" calcext:value-type="float">
            <text:p>0.23</text:p>
          </table:table-cell>
          <table:table-cell office:value-type="float" office:value="2.65" calcext:value-type="float">
            <text:p>2.65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heta (deg)</text:p>
          </table:table-cell>
          <table:table-cell table:formula="of:=([.C549]-(1/SIN([.I$547]/2)^2)*SQRT( [.C549]*(SIN([.I$547]/2)^4)*(4*[.H$547]^2*(1/SIN([.I$547]/2)^2) + [.C549]) ) )/(4*[.H$547])" office:value-type="float" office:value="-7.07935987767213" calcext:value-type="float">
            <text:p>-7.0793598777</text:p>
          </table:table-cell>
          <table:table-cell table:formula="of:=([.C549]+(1/SIN([.I$547]/2)^2)*SQRT( [.C549]*(SIN([.I$547]/2)^4)*(4*[.H$547]^2*(1/SIN([.I$547]/2)^2) + [.C549]) ) )/(4*[.H$547])" office:value-type="float" office:value="7.25733183991755" calcext:value-type="float">
            <text:p>7.2573318399</text:p>
          </table:table-cell>
          <table:table-cell table:style-name="ce9" table:formula="of:=[.K549]/(1+(2*[.K549]*SIN([.I$547]/2)^2)/[.H$547])" office:value-type="float" office:value="7.07935987767213" calcext:value-type="float">
            <text:p>7.0793598777</text:p>
          </table:table-cell>
          <table:table-cell table:formula="of:= [.H$550]^2*[.L549]/[.K549] * ([.H$553]^2*COS([.I$547]/2)^2 / (4*[.K549]^2*SIN([.I$547]/2)^4))" office:value-type="float" office:value="0.0414512097618623" calcext:value-type="float">
            <text:p>0.0414512098</text:p>
          </table:table-cell>
          <table:table-cell table:formula="of:=[.M549]*1/25.7" office:value-type="float" office:value="0.00161288753937207" calcext:value-type="float">
            <text:p>1.613E-3</text:p>
          </table:table-cell>
          <table:table-cell table:formula="of:=[.N549]*([.D549]*0.001)^2" office:value-type="float" office:value="0.00000000838443458467177" calcext:value-type="float">
            <text:p>8.38443458467177E-009</text:p>
          </table:table-cell>
          <table:table-cell table:formula="of:=2*([.E549]/[.D549])*[.O549]" office:value-type="float" office:value="0.00000000169159645129343" calcext:value-type="float">
            <text:p>1.69159645129343E-009</text:p>
          </table:table-cell>
          <table:table-cell/>
          <table:table-cell table:style-name="ce14" office:value-type="float" office:value="7.25733183991755" calcext:value-type="float">
            <text:p>7.257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0.0000000083844345846718" calcext:value-type="float">
            <text:p>8.38E-9</text:p>
          </table:table-cell>
          <table:table-cell table:style-name="ce11" office:value-type="float" office:value="0.00000000169159645129343" calcext:value-type="float">
            <text:p>1.69E-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1.42" calcext:value-type="float">
            <text:p>1.42</text:p>
          </table:table-cell>
          <table:table-cell table:style-name="ce5" office:value-type="float" office:value="0.13" calcext:value-type="float">
            <text:p>0.13</text:p>
          </table:table-cell>
          <table:table-cell office:value-type="float" office:value="1.36" calcext:value-type="float">
            <text:p>1.36</text:p>
          </table:table-cell>
          <table:table-cell office:value-type="float" office:value="0.19" calcext:value-type="float">
            <text:p>0.19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([.C550]-(1/SIN([.I$547]/2)^2)*SQRT( [.C550]*(SIN([.I$547]/2)^4)*(4*[.H$547]^2*(1/SIN([.I$547]/2)^2) + [.C550]) ) )/(4*[.H$547])" office:value-type="float" office:value="-7.74586728365775" calcext:value-type="float">
            <text:p>-7.7458672837</text:p>
          </table:table-cell>
          <table:table-cell table:formula="of:=([.C550]+(1/SIN([.I$547]/2)^2)*SQRT( [.C550]*(SIN([.I$547]/2)^4)*(4*[.H$547]^2*(1/SIN([.I$547]/2)^2) + [.C550]) ) )/(4*[.H$547])" office:value-type="float" office:value="7.95943363835226" calcext:value-type="float">
            <text:p>7.9594336384</text:p>
          </table:table-cell>
          <table:table-cell table:style-name="ce9" table:formula="of:=[.K550]/(1+(2*[.K550]*SIN([.I$547]/2)^2)/[.H$547])" office:value-type="float" office:value="7.74586728365775" calcext:value-type="float">
            <text:p>7.7458672837</text:p>
          </table:table-cell>
          <table:table-cell table:formula="of:= [.H$550]^2*[.L550]/[.K550] * ([.H$553]^2*COS([.I$547]/2)^2 / (4*[.K550]^2*SIN([.I$547]/2)^4))" office:value-type="float" office:value="0.0343793544557049" calcext:value-type="float">
            <text:p>0.0343793545</text:p>
          </table:table-cell>
          <table:table-cell table:formula="of:=[.M550]*1/25.7" office:value-type="float" office:value="0.00133771807220642" calcext:value-type="float">
            <text:p>1.338E-3</text:p>
          </table:table-cell>
          <table:table-cell table:formula="of:=[.N550]*([.D550]*0.001)^2" office:value-type="float" office:value="0.00000000269737472079703" calcext:value-type="float">
            <text:p>2.69737472079703E-009</text:p>
          </table:table-cell>
          <table:table-cell table:formula="of:=2*([.E550]/[.D550])*[.O550]" office:value-type="float" office:value="0.00000000049388551225861" calcext:value-type="float">
            <text:p>4.9388551225861E-010</text:p>
          </table:table-cell>
          <table:table-cell/>
          <table:table-cell table:style-name="ce14" office:value-type="float" office:value="7.95943363835226" calcext:value-type="float">
            <text:p>7.959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0.00000000269737472079702" calcext:value-type="float">
            <text:p>2.70E-9</text:p>
          </table:table-cell>
          <table:table-cell table:style-name="ce11" office:value-type="float" office:value="0.00000000049388551225861" calcext:value-type="float">
            <text:p>4.94E-1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0.818" calcext:value-type="float">
            <text:p>0.818</text:p>
          </table:table-cell>
          <table:table-cell table:style-name="ce5" office:value-type="float" office:value="0.073" calcext:value-type="float">
            <text:p>0.073</text:p>
          </table:table-cell>
          <table:table-cell office:value-type="float" office:value="0.579" calcext:value-type="float">
            <text:p>0.579</text:p>
          </table:table-cell>
          <table:table-cell office:value-type="float" office:value="0.098" calcext:value-type="float">
            <text:p>0.098</text:p>
          </table:table-cell>
          <table:table-cell table:number-columns-repeated="2"/>
          <table:table-cell table:formula="of:=([.C551]-(1/SIN([.I$547]/2)^2)*SQRT( [.C551]*(SIN([.I$547]/2)^4)*(4*[.H$547]^2*(1/SIN([.I$547]/2)^2) + [.C551]) ) )/(4*[.H$547])" office:value-type="float" office:value="-8.35738223271986" calcext:value-type="float">
            <text:p>-8.3573822327</text:p>
          </table:table-cell>
          <table:table-cell table:formula="of:=([.C551]+(1/SIN([.I$547]/2)^2)*SQRT( [.C551]*(SIN([.I$547]/2)^4)*(4*[.H$547]^2*(1/SIN([.I$547]/2)^2) + [.C551]) ) )/(4*[.H$547])" office:value-type="float" office:value="8.60654297986345" calcext:value-type="float">
            <text:p>8.6065429799</text:p>
          </table:table-cell>
          <table:table-cell table:style-name="ce9" table:formula="of:=[.K551]/(1+(2*[.K551]*SIN([.I$547]/2)^2)/[.H$547])" office:value-type="float" office:value="8.35738223271987" calcext:value-type="float">
            <text:p>8.3573822327</text:p>
          </table:table-cell>
          <table:table-cell table:formula="of:= [.H$550]^2*[.L551]/[.K551] * ([.H$553]^2*COS([.I$547]/2)^2 / (4*[.K551]^2*SIN([.I$547]/2)^4))" office:value-type="float" office:value="0.0293398712916903" calcext:value-type="float">
            <text:p>0.0293398713</text:p>
          </table:table-cell>
          <table:table-cell table:formula="of:=[.M551]*1/25.7" office:value-type="float" office:value="0.0011416292331397" calcext:value-type="float">
            <text:p>1.142E-3</text:p>
          </table:table-cell>
          <table:table-cell table:formula="of:=[.N551]*([.D551]*0.001)^2" office:value-type="float" office:value="0.000000000763891518995369" calcext:value-type="float">
            <text:p>7.63891518995369E-010</text:p>
          </table:table-cell>
          <table:table-cell table:formula="of:=2*([.E551]/[.D551])*[.O551]" office:value-type="float" office:value="0.000000000136342496055408" calcext:value-type="float">
            <text:p>1.36342496055408E-010</text:p>
          </table:table-cell>
          <table:table-cell/>
          <table:table-cell table:style-name="ce14" office:value-type="float" office:value="8.60654297986345" calcext:value-type="float">
            <text:p>8.607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0.00000000076389151899537" calcext:value-type="float">
            <text:p>7.64E-10</text:p>
          </table:table-cell>
          <table:table-cell table:style-name="ce11" office:value-type="float" office:value="0.000000000136342496055408" calcext:value-type="float">
            <text:p>1.36E-1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.456" calcext:value-type="float">
            <text:p>0.456</text:p>
          </table:table-cell>
          <table:table-cell table:style-name="ce5" office:value-type="float" office:value="0.045" calcext:value-type="float">
            <text:p>0.045</text:p>
          </table:table-cell>
          <table:table-cell office:value-type="float" office:value="0.273" calcext:value-type="float">
            <text:p>0.273</text:p>
          </table:table-cell>
          <table:table-cell office:value-type="float" office:value="0.063" calcext:value-type="float">
            <text:p>0.063</text:p>
          </table:table-cell>
          <table:table-cell office:value-type="string" calcext:value-type="string">
            <text:p>Alpha</text:p>
          </table:table-cell>
          <table:table-cell/>
          <table:table-cell table:formula="of:=([.C552]-(1/SIN([.I$547]/2)^2)*SQRT( [.C552]*(SIN([.I$547]/2)^4)*(4*[.H$547]^2*(1/SIN([.I$547]/2)^2) + [.C552]) ) )/(4*[.H$547])" office:value-type="float" office:value="-8.9253615931221" calcext:value-type="float">
            <text:p>-8.9253615931</text:p>
          </table:table-cell>
          <table:table-cell table:formula="of:=([.C552]+(1/SIN([.I$547]/2)^2)*SQRT( [.C552]*(SIN([.I$547]/2)^4)*(4*[.H$547]^2*(1/SIN([.I$547]/2)^2) + [.C552]) ) )/(4*[.H$547])" office:value-type="float" office:value="9.21011673271478" calcext:value-type="float">
            <text:p>9.2101167327</text:p>
          </table:table-cell>
          <table:table-cell table:style-name="ce9" table:formula="of:=[.K552]/(1+(2*[.K552]*SIN([.I$547]/2)^2)/[.H$547])" office:value-type="float" office:value="8.9253615931221" calcext:value-type="float">
            <text:p>8.9253615931</text:p>
          </table:table-cell>
          <table:table-cell table:formula="of:= [.H$550]^2*[.L552]/[.K552] * ([.H$553]^2*COS([.I$547]/2)^2 / (4*[.K552]^2*SIN([.I$547]/2)^4))" office:value-type="float" office:value="0.0255684605443917" calcext:value-type="float">
            <text:p>0.0255684605</text:p>
          </table:table-cell>
          <table:table-cell table:formula="of:=[.M552]*1/25.7" office:value-type="float" office:value="0.000994881733244814" calcext:value-type="float">
            <text:p>9.949E-4</text:p>
          </table:table-cell>
          <table:table-cell table:formula="of:=[.N552]*([.D552]*0.001)^2" office:value-type="float" office:value="0.000000000206871728083994" calcext:value-type="float">
            <text:p>2.06871728083994E-010</text:p>
          </table:table-cell>
          <table:table-cell table:formula="of:=2*([.E552]/[.D552])*[.O552]" office:value-type="float" office:value="0.0000000000408299463323672" calcext:value-type="float">
            <text:p>4.08299463323672E-011</text:p>
          </table:table-cell>
          <table:table-cell/>
          <table:table-cell table:style-name="ce14" office:value-type="float" office:value="9.21011673271478" calcext:value-type="float">
            <text:p>9.210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0.000000000206871728083994" calcext:value-type="float">
            <text:p>2.07E-10</text:p>
          </table:table-cell>
          <table:table-cell table:style-name="ce11" office:value-type="float" office:value="0.0000000000408299463323672" calcext:value-type="float">
            <text:p>4.08E-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275" calcext:value-type="float">
            <text:p>0.275</text:p>
          </table:table-cell>
          <table:table-cell table:style-name="ce5" office:value-type="float" office:value="0.039" calcext:value-type="float">
            <text:p>0.03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25" calcext:value-type="float">
            <text:p>0.025</text:p>
          </table:table-cell>
          <table:table-cell table:formula="of:=0.0072973525664" office:value-type="float" office:value="0.0072973525664" calcext:value-type="float">
            <text:p>0.0072973526</text:p>
          </table:table-cell>
          <table:table-cell/>
          <table:table-cell table:formula="of:=([.C553]-(1/SIN([.I$547]/2)^2)*SQRT( [.C553]*(SIN([.I$547]/2)^4)*(4*[.H$547]^2*(1/SIN([.I$547]/2)^2) + [.C553]) ) )/(4*[.H$547])" office:value-type="float" office:value="-9.45776320837397" calcext:value-type="float">
            <text:p>-9.4577632084</text:p>
          </table:table-cell>
          <table:table-cell table:formula="of:=([.C553]+(1/SIN([.I$547]/2)^2)*SQRT( [.C553]*(SIN([.I$547]/2)^4)*(4*[.H$547]^2*(1/SIN([.I$547]/2)^2) + [.C553]) ) )/(4*[.H$547])" office:value-type="float" office:value="9.77811274041573" calcext:value-type="float">
            <text:p>9.7781127404</text:p>
          </table:table-cell>
          <table:table-cell table:style-name="ce9" table:formula="of:=[.K553]/(1+(2*[.K553]*SIN([.I$547]/2)^2)/[.H$547])" office:value-type="float" office:value="9.45776320837397" calcext:value-type="float">
            <text:p>9.4577632084</text:p>
          </table:table-cell>
          <table:table-cell table:formula="of:= [.H$550]^2*[.L553]/[.K553] * ([.H$553]^2*COS([.I$547]/2)^2 / (4*[.K553]^2*SIN([.I$547]/2)^4))" office:value-type="float" office:value="0.0226410977695343" calcext:value-type="float">
            <text:p>0.0226410978</text:p>
          </table:table-cell>
          <table:table-cell table:formula="of:=[.M553]*1/25.7" office:value-type="float" office:value="0.000880976566907951" calcext:value-type="float">
            <text:p>8.810E-4</text:p>
          </table:table-cell>
          <table:table-cell table:formula="of:=[.N553]*([.D553]*0.001)^2" office:value-type="float" office:value="0.0000000000666238528724138" calcext:value-type="float">
            <text:p>6.66238528724138E-011</text:p>
          </table:table-cell>
          <table:table-cell table:formula="of:=2*([.E553]/[.D553])*[.O553]" office:value-type="float" office:value="0.0000000000188969473601756" calcext:value-type="float">
            <text:p>1.88969473601756E-011</text:p>
          </table:table-cell>
          <table:table-cell/>
          <table:table-cell table:style-name="ce14" office:value-type="float" office:value="9.77811274041573" calcext:value-type="float">
            <text:p>9.778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0.0000000000666238528724138" calcext:value-type="float">
            <text:p>6.66E-11</text:p>
          </table:table-cell>
          <table:table-cell table:style-name="ce11" office:value-type="float" office:value="0.0000000000188969473601755" calcext:value-type="float">
            <text:p>1.89E-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08" calcext:value-type="float">
            <text:p>0.108</text:p>
          </table:table-cell>
          <table:table-cell table:style-name="ce5" office:value-type="float" office:value="0.025" calcext:value-type="float">
            <text:p>0.025</text:p>
          </table:table-cell>
          <table:table-cell table:number-columns-repeated="4"/>
          <table:table-cell table:formula="of:=([.C554]-(1/SIN([.I$547]/2)^2)*SQRT( [.C554]*(SIN([.I$547]/2)^4)*(4*[.H$547]^2*(1/SIN([.I$547]/2)^2) + [.C554]) ) )/(4*[.H$547])" office:value-type="float" office:value="-9.96038104562894" calcext:value-type="float">
            <text:p>-9.9603810456</text:p>
          </table:table-cell>
          <table:table-cell table:formula="of:=([.C554]+(1/SIN([.I$547]/2)^2)*SQRT( [.C554]*(SIN([.I$547]/2)^4)*(4*[.H$547]^2*(1/SIN([.I$547]/2)^2) + [.C554]) ) )/(4*[.H$547])" office:value-type="float" office:value="10.3163249701198" calcext:value-type="float">
            <text:p>10.3163249701</text:p>
          </table:table-cell>
          <table:table-cell table:style-name="ce9" table:formula="of:=[.K554]/(1+(2*[.K554]*SIN([.I$547]/2)^2)/[.H$547])" office:value-type="float" office:value="9.96038104562894" calcext:value-type="float">
            <text:p>9.9603810456</text:p>
          </table:table-cell>
          <table:table-cell table:formula="of:= [.H$550]^2*[.L554]/[.K554] * ([.H$553]^2*COS([.I$547]/2)^2 / (4*[.K554]^2*SIN([.I$547]/2)^4))" office:value-type="float" office:value="0.0203036947305926" calcext:value-type="float">
            <text:p>0.0203036947</text:p>
          </table:table-cell>
          <table:table-cell table:formula="of:=[.M554]*1/25.7" office:value-type="float" office:value="0.000790027032318778" calcext:value-type="float">
            <text:p>7.900E-4</text:p>
          </table:table-cell>
          <table:table-cell table:formula="of:=[.N554]*([.D554]*0.001)^2" office:value-type="float" office:value="0.00000000000921487530496623" calcext:value-type="float">
            <text:p>9.21487530496623E-012</text:p>
          </table:table-cell>
          <table:table-cell table:formula="of:=2*([.E554]/[.D554])*[.O554]" office:value-type="float" office:value="0.0000000000042661459745214" calcext:value-type="float">
            <text:p>4.2661459745214E-012</text:p>
          </table:table-cell>
          <table:table-cell/>
          <table:table-cell table:style-name="ce14" office:value-type="float" office:value="10.3163249701198" calcext:value-type="float">
            <text:p>10.316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0.00000000000921487530496623" calcext:value-type="float">
            <text:p>9.21E-12</text:p>
          </table:table-cell>
          <table:table-cell table:style-name="ce11" office:value-type="float" office:value="0.0000000000042661459745214" calcext:value-type="float">
            <text:p>4.27E-1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.25" calcext:value-type="float">
            <text:p>2.25</text:p>
          </table:table-cell>
          <table:table-cell office:value-type="float" office:value="0.056" calcext:value-type="float">
            <text:p>0.056</text:p>
          </table:table-cell>
          <table:table-cell table:style-name="ce5" office:value-type="float" office:value="0.017" calcext:value-type="float">
            <text:p>0.017</text:p>
          </table:table-cell>
          <table:table-cell table:number-columns-repeated="4"/>
          <table:table-cell table:formula="of:=([.C555]-(1/SIN([.I$547]/2)^2)*SQRT( [.C555]*(SIN([.I$547]/2)^4)*(4*[.H$547]^2*(1/SIN([.I$547]/2)^2) + [.C555]) ) )/(4*[.H$547])" office:value-type="float" office:value="-10.5533358890739" calcext:value-type="float">
            <text:p>-10.5533358891</text:p>
          </table:table-cell>
          <table:table-cell table:formula="of:=([.C555]+(1/SIN([.I$547]/2)^2)*SQRT( [.C555]*(SIN([.I$547]/2)^4)*(4*[.H$547]^2*(1/SIN([.I$547]/2)^2) + [.C555]) ) )/(4*[.H$547])" office:value-type="float" office:value="10.9537728041261" calcext:value-type="float">
            <text:p>10.9537728041</text:p>
          </table:table-cell>
          <table:table-cell table:style-name="ce9" table:formula="of:=[.K555]/(1+(2*[.K555]*SIN([.I$547]/2)^2)/[.H$547])" office:value-type="float" office:value="10.5533358890739" calcext:value-type="float">
            <text:p>10.5533358891</text:p>
          </table:table-cell>
          <table:table-cell table:formula="of:= [.H$550]^2*[.L555]/[.K555] * ([.H$553]^2*COS([.I$547]/2)^2 / (4*[.K555]^2*SIN([.I$547]/2)^4))" office:value-type="float" office:value="0.0179710204762195" calcext:value-type="float">
            <text:p>0.0179710205</text:p>
          </table:table-cell>
          <table:table-cell table:formula="of:=[.M555]*1/25.7" office:value-type="float" office:value="0.000699261497129162" calcext:value-type="float">
            <text:p>6.993E-4</text:p>
          </table:table-cell>
          <table:table-cell table:formula="of:=[.N555]*([.D555]*0.001)^2" office:value-type="float" office:value="0.00000000000219288405499705" calcext:value-type="float">
            <text:p>2.19288405499705E-012</text:p>
          </table:table-cell>
          <table:table-cell table:formula="of:=2*([.E555]/[.D555])*[.O555]" office:value-type="float" office:value="0.00000000000133139389053392" calcext:value-type="float">
            <text:p>1.33139389053392E-012</text:p>
          </table:table-cell>
          <table:table-cell/>
          <table:table-cell table:style-name="ce14" office:value-type="float" office:value="10.9537728041261" calcext:value-type="float">
            <text:p>10.954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0.00000000000219288405499705" calcext:value-type="float">
            <text:p>2.19E-12</text:p>
          </table:table-cell>
          <table:table-cell table:style-name="ce11" office:value-type="float" office:value="0.00000000000133139389053392" calcext:value-type="float">
            <text:p>1.33E-1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.4" calcext:value-type="float">
            <text:p>2.4</text:p>
          </table:table-cell>
          <table:table-cell/>
          <table:table-cell table:style-name="ce5"/>
          <table:table-cell office:value-type="string" calcext:value-type="string">
            <text:p>&lt;=0.043</text:p>
          </table:table-cell>
          <table:table-cell table:number-columns-repeated="3"/>
          <table:table-cell table:formula="of:=([.C556]-(1/SIN([.I$547]/2)^2)*SQRT( [.C556]*(SIN([.I$547]/2)^4)*(4*[.H$547]^2*(1/SIN([.I$547]/2)^2) + [.C556]) ) )/(4*[.H$547])" office:value-type="float" office:value="-10.8927851533109" calcext:value-type="float">
            <text:p>-10.8927851533</text:p>
          </table:table-cell>
          <table:table-cell table:formula="of:=([.C556]+(1/SIN([.I$547]/2)^2)*SQRT( [.C556]*(SIN([.I$547]/2)^4)*(4*[.H$547]^2*(1/SIN([.I$547]/2)^2) + [.C556]) ) )/(4*[.H$547])" office:value-type="float" office:value="11.3199178626999" calcext:value-type="float">
            <text:p>11.3199178627</text:p>
          </table:table-cell>
          <table:table-cell table:style-name="ce9" table:formula="of:=[.K556]/(1+(2*[.K556]*SIN([.I$547]/2)^2)/[.H$547])" office:value-type="float" office:value="10.8927851533109" calcext:value-type="float">
            <text:p>10.8927851533</text:p>
          </table:table-cell>
          <table:table-cell table:formula="of:= [.H$550]^2*[.L556]/[.K556] * ([.H$553]^2*COS([.I$547]/2)^2 / (4*[.K556]^2*SIN([.I$547]/2)^4))" office:value-type="float" office:value="0.0168067320237231" calcext:value-type="float">
            <text:p>0.016806732</text:p>
          </table:table-cell>
          <table:table-cell table:formula="of:=[.M556]*1/25.7" office:value-type="float" office:value="0.000653958444502843" calcext:value-type="float">
            <text:p>6.540E-4</text:p>
          </table:table-cell>
          <table:table-cell table:formula="of:=[.N556]*([.D556]*0.001)^2" office:value-type="float" office:value="0" calcext:value-type="float">
            <text:p>0</text:p>
          </table:table-cell>
          <table:table-cell table:formula="of:=2*([.E556]/[.D556])*[.O556]" office:value-type="string" office:string-value="" calcext:value-type="error">
            <text:p>#DIV/0!</text:p>
          </table:table-cell>
          <table:table-cell/>
          <table:table-cell table:style-name="ce14" office:value-type="float" office:value="11.5579248142941" calcext:value-type="float">
            <text:p>11.558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0.000000000000491415243836668" calcext:value-type="float">
            <text:p>4.91E-13</text:p>
          </table:table-cell>
          <table:table-cell table:style-name="ce11" office:value-type="float" office:value="0.000000000000526516332682144" calcext:value-type="float">
            <text:p>5.27E-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028" calcext:value-type="float">
            <text:p>0.028</text:p>
          </table:table-cell>
          <table:table-cell table:style-name="ce5" office:value-type="float" office:value="0.015" calcext:value-type="float">
            <text:p>0.015</text:p>
          </table:table-cell>
          <table:table-cell table:number-columns-repeated="4"/>
          <table:table-cell table:formula="of:=([.C557]-(1/SIN([.I$547]/2)^2)*SQRT( [.C557]*(SIN([.I$547]/2)^4)*(4*[.H$547]^2*(1/SIN([.I$547]/2)^2) + [.C557]) ) )/(4*[.H$547])" office:value-type="float" office:value="-11.1129949086805" calcext:value-type="float">
            <text:p>-11.1129949087</text:p>
          </table:table-cell>
          <table:table-cell table:formula="of:=([.C557]+(1/SIN([.I$547]/2)^2)*SQRT( [.C557]*(SIN([.I$547]/2)^4)*(4*[.H$547]^2*(1/SIN([.I$547]/2)^2) + [.C557]) ) )/(4*[.H$547])" office:value-type="float" office:value="11.5579248142941" calcext:value-type="float">
            <text:p>11.5579248143</text:p>
          </table:table-cell>
          <table:table-cell table:style-name="ce9" table:formula="of:=[.K557]/(1+(2*[.K557]*SIN([.I$547]/2)^2)/[.H$547])" office:value-type="float" office:value="11.1129949086805" calcext:value-type="float">
            <text:p>11.1129949087</text:p>
          </table:table-cell>
          <table:table-cell table:formula="of:= [.H$550]^2*[.L557]/[.K557] * ([.H$553]^2*COS([.I$547]/2)^2 / (4*[.K557]^2*SIN([.I$547]/2)^4))" office:value-type="float" office:value="0.0161088925594418" calcext:value-type="float">
            <text:p>0.0161088926</text:p>
          </table:table-cell>
          <table:table-cell table:formula="of:=[.M557]*1/25.7" office:value-type="float" office:value="0.000626805157954934" calcext:value-type="float">
            <text:p>6.268E-4</text:p>
          </table:table-cell>
          <table:table-cell table:formula="of:=[.N557]*([.D557]*0.001)^2" office:value-type="float" office:value="0.000000000000491415243836668" calcext:value-type="float">
            <text:p>4.91415243836668E-013</text:p>
          </table:table-cell>
          <table:table-cell table:formula="of:=2*([.E557]/[.D557])*[.O557]" office:value-type="float" office:value="0.000000000000526516332682145" calcext:value-type="float">
            <text:p>5.26516332682145E-013</text:p>
          </table:table-cell>
          <table:table-cell/>
          <table:table-cell table:style-name="ce14" office:value-type="float" office:value="12.6848103375191" calcext:value-type="float">
            <text:p>12.685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0.000000000000530881158466793" calcext:value-type="float">
            <text:p>5.31E-13</text:p>
          </table:table-cell>
          <table:table-cell table:style-name="ce11" office:value-type="float" office:value="0.000000000000597241303275142" calcext:value-type="float">
            <text:p>5.97E-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32" calcext:value-type="float">
            <text:p>0.032</text:p>
          </table:table-cell>
          <table:table-cell table:style-name="ce5" office:value-type="float" office:value="0.018" calcext:value-type="float">
            <text:p>0.018</text:p>
          </table:table-cell>
          <table:table-cell table:number-columns-repeated="4"/>
          <table:table-cell table:formula="of:=([.C558]-(1/SIN([.I$547]/2)^2)*SQRT( [.C558]*(SIN([.I$547]/2)^4)*(4*[.H$547]^2*(1/SIN([.I$547]/2)^2) + [.C558]) ) )/(4*[.H$547])" office:value-type="float" office:value="-12.1508944507829" calcext:value-type="float">
            <text:p>-12.1508944508</text:p>
          </table:table-cell>
          <table:table-cell table:formula="of:=([.C558]+(1/SIN([.I$547]/2)^2)*SQRT( [.C558]*(SIN([.I$547]/2)^4)*(4*[.H$547]^2*(1/SIN([.I$547]/2)^2) + [.C558]) ) )/(4*[.H$547])" office:value-type="float" office:value="12.6848103375191" calcext:value-type="float">
            <text:p>12.6848103375</text:p>
          </table:table-cell>
          <table:table-cell table:style-name="ce9" table:formula="of:=[.K558]/(1+(2*[.K558]*SIN([.I$547]/2)^2)/[.H$547])" office:value-type="float" office:value="12.1508944507829" calcext:value-type="float">
            <text:p>12.1508944508</text:p>
          </table:table-cell>
          <table:table-cell table:formula="of:= [.H$550]^2*[.L558]/[.K558] * ([.H$553]^2*COS([.I$547]/2)^2 / (4*[.K558]^2*SIN([.I$547]/2)^4))" office:value-type="float" office:value="0.0133238728248013" calcext:value-type="float">
            <text:p>0.0133238728</text:p>
          </table:table-cell>
          <table:table-cell table:formula="of:=[.M558]*1/25.7" office:value-type="float" office:value="0.000518438631315228" calcext:value-type="float">
            <text:p>5.184E-4</text:p>
          </table:table-cell>
          <table:table-cell table:formula="of:=[.N558]*([.D558]*0.001)^2" office:value-type="float" office:value="0.000000000000530881158466794" calcext:value-type="float">
            <text:p>5.30881158466794E-013</text:p>
          </table:table-cell>
          <table:table-cell table:formula="of:=2*([.E558]/[.D558])*[.O558]" office:value-type="float" office:value="0.000000000000597241303275143" calcext:value-type="float">
            <text:p>5.97241303275143E-01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&lt;=0.057</text:p>
          </table:table-cell>
          <table:table-cell table:style-name="ce5"/>
          <table:table-cell table:number-columns-repeated="4"/>
          <table:table-cell table:formula="of:=([.C559]-(1/SIN([.I$547]/2)^2)*SQRT( [.C559]*(SIN([.I$547]/2)^4)*(4*[.H$547]^2*(1/SIN([.I$547]/2)^2) + [.C559]) ) )/(4*[.H$547])" office:value-type="float" office:value="-13.9840613566533" calcext:value-type="float">
            <text:p>-13.9840613567</text:p>
          </table:table-cell>
          <table:table-cell table:formula="of:=([.C559]+(1/SIN([.I$547]/2)^2)*SQRT( [.C559]*(SIN([.I$547]/2)^4)*(4*[.H$547]^2*(1/SIN([.I$547]/2)^2) + [.C559]) ) )/(4*[.H$547])" office:value-type="float" office:value="14.695949205635" calcext:value-type="float">
            <text:p>14.6959492056</text:p>
          </table:table-cell>
          <table:table-cell table:style-name="ce9" table:formula="of:=[.K559]/(1+(2*[.K559]*SIN([.I$547]/2)^2)/[.H$547])" office:value-type="float" office:value="13.9840613566533" calcext:value-type="float">
            <text:p>13.9840613567</text:p>
          </table:table-cell>
          <table:table-cell table:formula="of:= [.H$550]^2*[.L559]/[.K559] * ([.H$553]^2*COS([.I$547]/2)^2 / (4*[.K559]^2*SIN([.I$547]/2)^4))" office:value-type="float" office:value="0.00986085468150698" calcext:value-type="float">
            <text:p>0.0098608547</text:p>
          </table:table-cell>
          <table:table-cell table:formula="of:=[.M559]*1/25.7" office:value-type="float" office:value="0.000383690843638404" calcext:value-type="float">
            <text:p>3.837E-4</text:p>
          </table:table-cell>
          <table:table-cell table:formula="of:=[.N559]*([.D559]*0.001)^2" office:value-type="string" office:string-value="" calcext:value-type="error">
            <text:p>#VALUE!</text:p>
          </table:table-cell>
          <table:table-cell table:formula="of:=2*([.E559]/[.D559])*[.O559]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Ref8 Amroun: Low Momentum Elastic e- Scattering 3He. Szalata 1977. Phys Rev C Vol 15, No.4 1977</text:p>
          </table:table-cell>
          <table:table-cell/>
          <table:table-cell table:style-name="ce5"/>
          <table:table-cell table:number-columns-repeated="28"/>
        </table:table-row>
        <table:table-row table:style-name="ro4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Energy (MeV)</text:p>
          </table:table-cell>
          <table:table-cell office:value-type="string" calcext:value-type="string">
            <text:p>Theta (deg)</text:p>
          </table:table-cell>
          <table:table-cell table:style-name="ce5" office:value-type="string" calcext:value-type="string">
            <text:p>Q^2 (fm^-2)</text:p>
          </table:table-cell>
          <table:table-cell office:value-type="string" calcext:value-type="string">
            <text:p>XS 12C (mb/sr)</text:p>
          </table:table-cell>
          <table:table-cell office:value-type="string" calcext:value-type="string">
            <text:p>XS 3He/ XS 12C</text:p>
          </table:table-cell>
          <table:table-cell office:value-type="string" calcext:value-type="string">
            <text:p>+/-</text:p>
          </table:table-cell>
          <table:table-cell table:style-name="ce1" office:value-type="string" calcext:value-type="string">
            <text:p>Coulomb Correction Factor epsilon_g</text:p>
          </table:table-cell>
          <table:table-cell table:style-name="ce1" office:value-type="string" calcext:value-type="string">
            <text:p>Fch^2 (Born Approx.)</text:p>
          </table:table-cell>
          <table:table-cell table:style-name="ce1" office:value-type="string" calcext:value-type="string">
            <text:p>+/- See footnote in paper. Pretty sure the listed values here for dFch should be 10x larger.</text:p>
          </table:table-cell>
          <table:table-cell/>
          <table:table-cell table:style-name="ce1" office:value-type="string" calcext:value-type="string">
            <text:p>XS 3He (mb/sr)</text:p>
          </table:table-cell>
          <table:table-cell office:value-type="string" calcext:value-type="string">
            <text:p>22 3He</text:p>
          </table:table-cell>
          <table:table-cell table:style-name="ce1" office:value-type="string" calcext:value-type="string">
            <text:p>Energy (GeV)</text:p>
          </table:table-cell>
          <table:table-cell table:style-name="ce1" office:value-type="string" calcext:value-type="string">
            <text:p>Theta</text:p>
          </table:table-cell>
          <table:table-cell table:style-name="ce1" office:value-type="string" calcext:value-type="string">
            <text:p>XS 3He (fm^2/sr)</text:p>
          </table:table-cell>
          <table:table-cell office:value-type="string" calcext:value-type="string">
            <text:p>Uncertainty</text:p>
          </table:table-cell>
          <table:table-cell table:number-columns-repeated="2"/>
          <table:table-cell table:style-name="ce5" office:value-type="string" calcext:value-type="string">
            <text:p>Q^2 (fm^-2)</text:p>
          </table:table-cell>
          <table:table-cell table:style-name="ce1" office:value-type="string" calcext:value-type="string">
            <text:p>Fch^2 (Born Approx.)</text:p>
          </table:table-cell>
          <table:table-cell table:style-name="ce1" office:value-type="string" calcext:value-type="string">
            <text:p>+/- See footnote in paper.</text:p>
          </table:table-cell>
          <table:table-cell/>
          <table:table-cell table:style-name="ce5" office:value-type="string" calcext:value-type="string">
            <text:p>Q^2 (fm^-2)</text:p>
          </table:table-cell>
          <table:table-cell office:value-type="string" calcext:value-type="string">
            <text:p>|Fch|</text:p>
          </table:table-cell>
          <table:table-cell office:value-type="string" calcext:value-type="string">
            <text:p>Uncertainty |Fch|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8.83" calcext:value-type="float">
            <text:p>28.83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0316" calcext:value-type="float">
            <text:p>0.0316</text:p>
          </table:table-cell>
          <table:table-cell office:value-type="float" office:value="0.993" calcext:value-type="float">
            <text:p>0.993</text:p>
          </table:table-cell>
          <table:table-cell office:value-type="float" office:value="0.1129" calcext:value-type="float">
            <text:p>0.1129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858" calcext:value-type="float">
            <text:p>0.9858</text:p>
          </table:table-cell>
          <table:table-cell office:value-type="float" office:value="0.991" calcext:value-type="float">
            <text:p>0.991</text:p>
          </table:table-cell>
          <table:table-cell office:value-type="float" office:value="0.0016" calcext:value-type="float">
            <text:p>0.0016</text:p>
          </table:table-cell>
          <table:table-cell/>
          <table:table-cell table:formula="of:=[.G564]*[.F564]" office:value-type="float" office:value="0.1121097" calcext:value-type="float">
            <text:p>0.1121097</text:p>
          </table:table-cell>
          <table:table-cell/>
          <table:table-cell table:formula="of:=[.C564]/1000" office:value-type="float" office:value="0.02883" calcext:value-type="float">
            <text:p>0.02883</text:p>
          </table:table-cell>
          <table:table-cell office:value-type="float" office:value="75.31" calcext:value-type="float">
            <text:p>75.31</text:p>
          </table:table-cell>
          <table:table-cell table:style-name="ce10" table:formula="of:=[.M564]/10" office:value-type="float" office:value="0.01121097" calcext:value-type="float">
            <text:p>1.121E-2</text:p>
          </table:table-cell>
          <table:table-cell table:style-name="ce10" table:formula="of:=[.H564]*[.F564]/10" office:value-type="float" office:value="0.00017874" calcext:value-type="float">
            <text:p>1.787E-4</text:p>
          </table:table-cell>
          <table:table-cell table:number-columns-repeated="2"/>
          <table:table-cell table:style-name="ce5" office:value-type="float" office:value="0.0316" calcext:value-type="float">
            <text:p>0.0316</text:p>
          </table:table-cell>
          <table:table-cell office:value-type="float" office:value="0.991" calcext:value-type="float">
            <text:p>0.991</text:p>
          </table:table-cell>
          <table:table-cell office:value-type="float" office:value="0.016" calcext:value-type="float">
            <text:p>0.016</text:p>
          </table:table-cell>
          <table:table-cell/>
          <table:table-cell table:style-name="ce5" office:value-type="float" office:value="0.0316" calcext:value-type="float">
            <text:p>0.0316</text:p>
          </table:table-cell>
          <table:table-cell table:style-name="ce10" table:formula="of:=SQRT([.V564])" office:value-type="float" office:value="0.995489829179585" calcext:value-type="float">
            <text:p>9.955E-1</text:p>
          </table:table-cell>
          <table:table-cell table:style-name="ce10" table:formula="of:=([.Z564]/(2*[.V564]))*[.W564]" office:value-type="float" office:value="0.00803624483696941" calcext:value-type="float">
            <text:p>8.036E-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9.15" calcext:value-type="float">
            <text:p>29.15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0323" calcext:value-type="float">
            <text:p>0.0323</text:p>
          </table:table-cell>
          <table:table-cell office:value-type="float" office:value="0.9689" calcext:value-type="float">
            <text:p>0.968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9851" calcext:value-type="float">
            <text:p>0.9851</text:p>
          </table:table-cell>
          <table:table-cell office:value-type="float" office:value="0.945" calcext:value-type="float">
            <text:p>0.945</text:p>
          </table:table-cell>
          <table:table-cell office:value-type="float" office:value="0.0015" calcext:value-type="float">
            <text:p>0.0015</text:p>
          </table:table-cell>
          <table:table-cell/>
          <table:table-cell table:formula="of:=[.G565]*[.F565]" office:value-type="float" office:value="0.1046412" calcext:value-type="float">
            <text:p>0.1046412</text:p>
          </table:table-cell>
          <table:table-cell/>
          <table:table-cell table:formula="of:=[.C565]/1000" office:value-type="float" office:value="0.02915" calcext:value-type="float">
            <text:p>0.02915</text:p>
          </table:table-cell>
          <table:table-cell office:value-type="float" office:value="75.32" calcext:value-type="float">
            <text:p>75.32</text:p>
          </table:table-cell>
          <table:table-cell table:style-name="ce10" table:formula="of:=[.M565]/10" office:value-type="float" office:value="0.01046412" calcext:value-type="float">
            <text:p>1.046E-2</text:p>
          </table:table-cell>
          <table:table-cell table:style-name="ce10" table:formula="of:=[.H565]*[.F565]/10" office:value-type="float" office:value="0.000164713" calcext:value-type="float">
            <text:p>1.647E-4</text:p>
          </table:table-cell>
          <table:table-cell table:number-columns-repeated="2"/>
          <table:table-cell table:style-name="ce5" office:value-type="float" office:value="0.0323" calcext:value-type="float">
            <text:p>0.0323</text:p>
          </table:table-cell>
          <table:table-cell office:value-type="float" office:value="0.945" calcext:value-type="float">
            <text:p>0.945</text:p>
          </table:table-cell>
          <table:table-cell office:value-type="float" office:value="0.015" calcext:value-type="float">
            <text:p>0.015</text:p>
          </table:table-cell>
          <table:table-cell/>
          <table:table-cell table:style-name="ce5" office:value-type="float" office:value="0.0323" calcext:value-type="float">
            <text:p>0.0323</text:p>
          </table:table-cell>
          <table:table-cell table:style-name="ce10" table:formula="of:=SQRT([.V565])" office:value-type="float" office:value="0.972111104761179" calcext:value-type="float">
            <text:p>9.721E-1</text:p>
          </table:table-cell>
          <table:table-cell table:style-name="ce10" table:formula="of:=([.Z565]/(2*[.V565]))*[.W565]" office:value-type="float" office:value="0.00771516749810459" calcext:value-type="float">
            <text:p>7.715E-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4.05" calcext:value-type="float">
            <text:p>34.05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0441" calcext:value-type="float">
            <text:p>0.0441</text:p>
          </table:table-cell>
          <table:table-cell office:value-type="float" office:value="0.6923" calcext:value-type="float">
            <text:p>0.6923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849" calcext:value-type="float">
            <text:p>0.9849</text:p>
          </table:table-cell>
          <table:table-cell office:value-type="float" office:value="0.952" calcext:value-type="float">
            <text:p>0.952</text:p>
          </table:table-cell>
          <table:table-cell office:value-type="float" office:value="0.0015" calcext:value-type="float">
            <text:p>0.0015</text:p>
          </table:table-cell>
          <table:table-cell/>
          <table:table-cell table:formula="of:=[.G566]*[.F566]" office:value-type="float" office:value="0.07719145" calcext:value-type="float">
            <text:p>0.07719145</text:p>
          </table:table-cell>
          <table:table-cell/>
          <table:table-cell table:formula="of:=[.C566]/1000" office:value-type="float" office:value="0.03405" calcext:value-type="float">
            <text:p>0.03405</text:p>
          </table:table-cell>
          <table:table-cell office:value-type="float" office:value="75.31" calcext:value-type="float">
            <text:p>75.31</text:p>
          </table:table-cell>
          <table:table-cell table:style-name="ce10" table:formula="of:=[.M566]/10" office:value-type="float" office:value="0.007719145" calcext:value-type="float">
            <text:p>7.719E-3</text:p>
          </table:table-cell>
          <table:table-cell table:style-name="ce10" table:formula="of:=[.H566]*[.F566]/10" office:value-type="float" office:value="0.000124614" calcext:value-type="float">
            <text:p>1.246E-4</text:p>
          </table:table-cell>
          <table:table-cell table:number-columns-repeated="2"/>
          <table:table-cell table:style-name="ce5" office:value-type="float" office:value="0.0441" calcext:value-type="float">
            <text:p>0.0441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5" calcext:value-type="float">
            <text:p>0.015</text:p>
          </table:table-cell>
          <table:table-cell/>
          <table:table-cell table:style-name="ce5" office:value-type="float" office:value="0.0441" calcext:value-type="float">
            <text:p>0.0441</text:p>
          </table:table-cell>
          <table:table-cell table:style-name="ce10" table:formula="of:=SQRT([.V566])" office:value-type="float" office:value="0.975704873412037" calcext:value-type="float">
            <text:p>9.757E-1</text:p>
          </table:table-cell>
          <table:table-cell table:style-name="ce10" table:formula="of:=([.Z566]/(2*[.V566]))*[.W566]" office:value-type="float" office:value="0.00768675057835113" calcext:value-type="float">
            <text:p>7.687E-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4.27" calcext:value-type="float">
            <text:p>34.27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0445" calcext:value-type="float">
            <text:p>0.0445</text:p>
          </table:table-cell>
          <table:table-cell office:value-type="float" office:value="0.6897" calcext:value-type="float">
            <text:p>0.6897</text:p>
          </table:table-cell>
          <table:table-cell office:value-type="float" office:value="0.1092" calcext:value-type="float">
            <text:p>0.109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985" calcext:value-type="float">
            <text:p>0.985</text:p>
          </table:table-cell>
          <table:table-cell office:value-type="float" office:value="0.932" calcext:value-type="float">
            <text:p>0.932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G567]*[.F567]" office:value-type="float" office:value="0.07531524" calcext:value-type="float">
            <text:p>0.07531524</text:p>
          </table:table-cell>
          <table:table-cell/>
          <table:table-cell table:formula="of:=[.C567]/1000" office:value-type="float" office:value="0.03427" calcext:value-type="float">
            <text:p>0.03427</text:p>
          </table:table-cell>
          <table:table-cell office:value-type="float" office:value="75.14" calcext:value-type="float">
            <text:p>75.14</text:p>
          </table:table-cell>
          <table:table-cell table:style-name="ce10" table:formula="of:=[.M567]/10" office:value-type="float" office:value="0.007531524" calcext:value-type="float">
            <text:p>7.532E-3</text:p>
          </table:table-cell>
          <table:table-cell table:style-name="ce10" table:formula="of:=[.H567]*[.F567]/10" office:value-type="float" office:value="0.000082764" calcext:value-type="float">
            <text:p>8.276E-5</text:p>
          </table:table-cell>
          <table:table-cell table:number-columns-repeated="2"/>
          <table:table-cell table:style-name="ce5" office:value-type="float" office:value="0.0445" calcext:value-type="float">
            <text:p>0.0445</text:p>
          </table:table-cell>
          <table:table-cell office:value-type="float" office:value="0.932" calcext:value-type="float">
            <text:p>0.932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5" office:value-type="float" office:value="0.0445" calcext:value-type="float">
            <text:p>0.0445</text:p>
          </table:table-cell>
          <table:table-cell table:style-name="ce10" table:formula="of:=SQRT([.V567])" office:value-type="float" office:value="0.965401470891774" calcext:value-type="float">
            <text:p>9.654E-1</text:p>
          </table:table-cell>
          <table:table-cell table:style-name="ce10" table:formula="of:=([.Z567]/(2*[.V567]))*[.W567]" office:value-type="float" office:value="0.00517919244040651" calcext:value-type="float">
            <text:p>5.179E-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4.32" calcext:value-type="float">
            <text:p>44.32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0741" calcext:value-type="float">
            <text:p>0.0741</text:p>
          </table:table-cell>
          <table:table-cell office:value-type="float" office:value="0.3859" calcext:value-type="float">
            <text:p>0.3859</text:p>
          </table:table-cell>
          <table:table-cell office:value-type="float" office:value="0.1105" calcext:value-type="float">
            <text:p>0.110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68]*[.F568]" office:value-type="float" office:value="0.04264195" calcext:value-type="float">
            <text:p>0.04264195</text:p>
          </table:table-cell>
          <table:table-cell/>
          <table:table-cell table:formula="of:=[.C568]/1000" office:value-type="float" office:value="0.04432" calcext:value-type="float">
            <text:p>0.04432</text:p>
          </table:table-cell>
          <table:table-cell office:value-type="float" office:value="75.14" calcext:value-type="float">
            <text:p>75.14</text:p>
          </table:table-cell>
          <table:table-cell table:style-name="ce10" table:formula="of:=[.M568]/10" office:value-type="float" office:value="0.004264195" calcext:value-type="float">
            <text:p>4.264E-3</text:p>
          </table:table-cell>
          <table:table-cell table:style-name="ce10" table:formula="of:=[.H568]*[.F568]/10" office:value-type="float" office:value="0.000054026" calcext:value-type="float">
            <text:p>5.403E-5</text:p>
          </table:table-cell>
          <table:table-cell table:number-columns-repeated="2"/>
          <table:table-cell table:style-name="ce5" office:value-type="float" office:value="0.0741" calcext:value-type="float">
            <text:p>0.0741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1" calcext:value-type="float">
            <text:p>0.011</text:p>
          </table:table-cell>
          <table:table-cell/>
          <table:table-cell table:style-name="ce5" office:value-type="float" office:value="0.0741" calcext:value-type="float">
            <text:p>0.0741</text:p>
          </table:table-cell>
          <table:table-cell table:style-name="ce10" table:formula="of:=SQRT([.V568])" office:value-type="float" office:value="0.940212741883453" calcext:value-type="float">
            <text:p>9.402E-1</text:p>
          </table:table-cell>
          <table:table-cell table:style-name="ce10" table:formula="of:=([.Z568]/(2*[.V568]))*[.W568]" office:value-type="float" office:value="0.00584973990990836" calcext:value-type="float">
            <text:p>5.850E-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7.51" calcext:value-type="float">
            <text:p>47.51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0855" calcext:value-type="float">
            <text:p>0.0855</text:p>
          </table:table-cell>
          <table:table-cell office:value-type="float" office:value="0.3239" calcext:value-type="float">
            <text:p>0.3239</text:p>
          </table:table-cell>
          <table:table-cell office:value-type="float" office:value="0.115" calcext:value-type="float">
            <text:p>0.11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9861" calcext:value-type="float">
            <text:p>0.9861</text:p>
          </table:table-cell>
          <table:table-cell office:value-type="float" office:value="0.898" calcext:value-type="float">
            <text:p>0.898</text:p>
          </table:table-cell>
          <table:table-cell office:value-type="float" office:value="0.0015" calcext:value-type="float">
            <text:p>0.0015</text:p>
          </table:table-cell>
          <table:table-cell/>
          <table:table-cell table:formula="of:=[.G569]*[.F569]" office:value-type="float" office:value="0.0372485" calcext:value-type="float">
            <text:p>0.0372485</text:p>
          </table:table-cell>
          <table:table-cell/>
          <table:table-cell table:formula="of:=[.C569]/1000" office:value-type="float" office:value="0.04751" calcext:value-type="float">
            <text:p>0.04751</text:p>
          </table:table-cell>
          <table:table-cell office:value-type="float" office:value="75.32" calcext:value-type="float">
            <text:p>75.32</text:p>
          </table:table-cell>
          <table:table-cell table:style-name="ce10" table:formula="of:=[.M569]/10" office:value-type="float" office:value="0.00372485" calcext:value-type="float">
            <text:p>3.725E-3</text:p>
          </table:table-cell>
          <table:table-cell table:style-name="ce10" table:formula="of:=[.H569]*[.F569]/10" office:value-type="float" office:value="0.000061541" calcext:value-type="float">
            <text:p>6.154E-5</text:p>
          </table:table-cell>
          <table:table-cell table:number-columns-repeated="2"/>
          <table:table-cell table:style-name="ce5" office:value-type="float" office:value="0.0855" calcext:value-type="float">
            <text:p>0.0855</text:p>
          </table:table-cell>
          <table:table-cell office:value-type="float" office:value="0.898" calcext:value-type="float">
            <text:p>0.898</text:p>
          </table:table-cell>
          <table:table-cell office:value-type="float" office:value="0.015" calcext:value-type="float">
            <text:p>0.015</text:p>
          </table:table-cell>
          <table:table-cell/>
          <table:table-cell table:style-name="ce5" office:value-type="float" office:value="0.0855" calcext:value-type="float">
            <text:p>0.0855</text:p>
          </table:table-cell>
          <table:table-cell table:style-name="ce10" table:formula="of:=SQRT([.V569])" office:value-type="float" office:value="0.947628619238571" calcext:value-type="float">
            <text:p>9.476E-1</text:p>
          </table:table-cell>
          <table:table-cell table:style-name="ce10" table:formula="of:=([.Z569]/(2*[.V569]))*[.W569]" office:value-type="float" office:value="0.00791449292237114" calcext:value-type="float">
            <text:p>7.914E-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7.56" calcext:value-type="float">
            <text:p>47.56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0859" calcext:value-type="float">
            <text:p>0.0859</text:p>
          </table:table-cell>
          <table:table-cell office:value-type="float" office:value="0.3231" calcext:value-type="float">
            <text:p>0.3231</text:p>
          </table:table-cell>
          <table:table-cell office:value-type="float" office:value="0.1161" calcext:value-type="float">
            <text:p>0.116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986" calcext:value-type="float">
            <text:p>0.986</text:p>
          </table:table-cell>
          <table:table-cell office:value-type="float" office:value="0.906" calcext:value-type="float">
            <text:p>0.906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[.G570]*[.F570]" office:value-type="float" office:value="0.03751191" calcext:value-type="float">
            <text:p>0.03751191</text:p>
          </table:table-cell>
          <table:table-cell/>
          <table:table-cell table:formula="of:=[.C570]/1000" office:value-type="float" office:value="0.04756" calcext:value-type="float">
            <text:p>0.04756</text:p>
          </table:table-cell>
          <table:table-cell office:value-type="float" office:value="75.32" calcext:value-type="float">
            <text:p>75.32</text:p>
          </table:table-cell>
          <table:table-cell table:style-name="ce10" table:formula="of:=[.M570]/10" office:value-type="float" office:value="0.003751191" calcext:value-type="float">
            <text:p>3.751E-3</text:p>
          </table:table-cell>
          <table:table-cell table:style-name="ce10" table:formula="of:=[.H570]*[.F570]/10" office:value-type="float" office:value="0.000045234" calcext:value-type="float">
            <text:p>4.523E-5</text:p>
          </table:table-cell>
          <table:table-cell table:number-columns-repeated="2"/>
          <table:table-cell table:style-name="ce5" office:value-type="float" office:value="0.0859" calcext:value-type="float">
            <text:p>0.0859</text:p>
          </table:table-cell>
          <table:table-cell office:value-type="float" office:value="0.906" calcext:value-type="float">
            <text:p>0.906</text:p>
          </table:table-cell>
          <table:table-cell office:value-type="float" office:value="0.012" calcext:value-type="float">
            <text:p>0.012</text:p>
          </table:table-cell>
          <table:table-cell/>
          <table:table-cell table:style-name="ce5" office:value-type="float" office:value="0.0859" calcext:value-type="float">
            <text:p>0.0859</text:p>
          </table:table-cell>
          <table:table-cell table:style-name="ce10" table:formula="of:=SQRT([.V570])" office:value-type="float" office:value="0.951840322743263" calcext:value-type="float">
            <text:p>9.518E-1</text:p>
          </table:table-cell>
          <table:table-cell table:style-name="ce10" table:formula="of:=([.Z570]/(2*[.V570]))*[.W570]" office:value-type="float" office:value="0.006303578296313" calcext:value-type="float">
            <text:p>6.304E-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7.63" calcext:value-type="float">
            <text:p>47.63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0867" calcext:value-type="float">
            <text:p>0.0867</text:p>
          </table:table-cell>
          <table:table-cell office:value-type="float" office:value="0.322" calcext:value-type="float">
            <text:p>0.322</text:p>
          </table:table-cell>
          <table:table-cell office:value-type="float" office:value="0.1156" calcext:value-type="float">
            <text:p>0.115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902" calcext:value-type="float">
            <text:p>0.902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[.G571]*[.F571]" office:value-type="float" office:value="0.0372232" calcext:value-type="float">
            <text:p>0.0372232</text:p>
          </table:table-cell>
          <table:table-cell/>
          <table:table-cell table:formula="of:=[.C571]/1000" office:value-type="float" office:value="0.04763" calcext:value-type="float">
            <text:p>0.04763</text:p>
          </table:table-cell>
          <table:table-cell office:value-type="float" office:value="75.32" calcext:value-type="float">
            <text:p>75.32</text:p>
          </table:table-cell>
          <table:table-cell table:style-name="ce10" table:formula="of:=[.M571]/10" office:value-type="float" office:value="0.00372232" calcext:value-type="float">
            <text:p>3.722E-3</text:p>
          </table:table-cell>
          <table:table-cell table:style-name="ce10" table:formula="of:=[.H571]*[.F571]/10" office:value-type="float" office:value="0.0000483" calcext:value-type="float">
            <text:p>4.830E-5</text:p>
          </table:table-cell>
          <table:table-cell table:number-columns-repeated="2"/>
          <table:table-cell table:style-name="ce5" office:value-type="float" office:value="0.0867" calcext:value-type="float">
            <text:p>0.0867</text:p>
          </table:table-cell>
          <table:table-cell office:value-type="float" office:value="0.902" calcext:value-type="float">
            <text:p>0.902</text:p>
          </table:table-cell>
          <table:table-cell office:value-type="float" office:value="0.012" calcext:value-type="float">
            <text:p>0.012</text:p>
          </table:table-cell>
          <table:table-cell/>
          <table:table-cell table:style-name="ce5" office:value-type="float" office:value="0.0867" calcext:value-type="float">
            <text:p>0.0867</text:p>
          </table:table-cell>
          <table:table-cell table:style-name="ce10" table:formula="of:=SQRT([.V571])" office:value-type="float" office:value="0.949736805646701" calcext:value-type="float">
            <text:p>9.497E-1</text:p>
          </table:table-cell>
          <table:table-cell table:style-name="ce10" table:formula="of:=([.Z571]/(2*[.V571]))*[.W571]" office:value-type="float" office:value="0.00631753972713992" calcext:value-type="float">
            <text:p>6.318E-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4.48" calcext:value-type="float">
            <text:p>54.48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1117" calcext:value-type="float">
            <text:p>0.1117</text:p>
          </table:table-cell>
          <table:table-cell office:value-type="float" office:value="0.2349" calcext:value-type="float">
            <text:p>0.2349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874" calcext:value-type="float">
            <text:p>0.9874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13" calcext:value-type="float">
            <text:p>0.0013</text:p>
          </table:table-cell>
          <table:table-cell/>
          <table:table-cell table:formula="of:=[.G572]*[.F572]" office:value-type="float" office:value="0.02814102" calcext:value-type="float">
            <text:p>0.02814102</text:p>
          </table:table-cell>
          <table:table-cell/>
          <table:table-cell table:formula="of:=[.C572]/1000" office:value-type="float" office:value="0.05448" calcext:value-type="float">
            <text:p>0.05448</text:p>
          </table:table-cell>
          <table:table-cell office:value-type="float" office:value="75.14" calcext:value-type="float">
            <text:p>75.14</text:p>
          </table:table-cell>
          <table:table-cell table:style-name="ce10" table:formula="of:=[.M572]/10" office:value-type="float" office:value="0.002814102" calcext:value-type="float">
            <text:p>2.814E-3</text:p>
          </table:table-cell>
          <table:table-cell table:style-name="ce10" table:formula="of:=[.H572]*[.F572]/10" office:value-type="float" office:value="0.000042282" calcext:value-type="float">
            <text:p>4.228E-5</text:p>
          </table:table-cell>
          <table:table-cell table:number-columns-repeated="2"/>
          <table:table-cell table:style-name="ce5" office:value-type="float" office:value="0.1117" calcext:value-type="float">
            <text:p>0.111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3" calcext:value-type="float">
            <text:p>0.013</text:p>
          </table:table-cell>
          <table:table-cell/>
          <table:table-cell table:style-name="ce5" office:value-type="float" office:value="0.1117" calcext:value-type="float">
            <text:p>0.1117</text:p>
          </table:table-cell>
          <table:table-cell table:style-name="ce10" table:formula="of:=SQRT([.V572])" office:value-type="float" office:value="0.940744386111339" calcext:value-type="float">
            <text:p>9.407E-1</text:p>
          </table:table-cell>
          <table:table-cell table:style-name="ce10" table:formula="of:=([.Z572]/(2*[.V572]))*[.W572]" office:value-type="float" office:value="0.00690942204488554" calcext:value-type="float">
            <text:p>6.909E-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5.47" calcext:value-type="float">
            <text:p>55.47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1162" calcext:value-type="float">
            <text:p>0.1162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1158" calcext:value-type="float">
            <text:p>0.115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9877" calcext:value-type="float">
            <text:p>0.9877</text:p>
          </table:table-cell>
          <table:table-cell office:value-type="float" office:value="0.847" calcext:value-type="float">
            <text:p>0.847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73]*[.F573]" office:value-type="float" office:value="0.02571918" calcext:value-type="float">
            <text:p>0.02571918</text:p>
          </table:table-cell>
          <table:table-cell/>
          <table:table-cell table:formula="of:=[.C573]/1000" office:value-type="float" office:value="0.05547" calcext:value-type="float">
            <text:p>0.05547</text:p>
          </table:table-cell>
          <table:table-cell office:value-type="float" office:value="75.31" calcext:value-type="float">
            <text:p>75.31</text:p>
          </table:table-cell>
          <table:table-cell table:style-name="ce10" table:formula="of:=[.M573]/10" office:value-type="float" office:value="0.002571918" calcext:value-type="float">
            <text:p>2.572E-3</text:p>
          </table:table-cell>
          <table:table-cell table:style-name="ce10" table:formula="of:=[.H573]*[.F573]/10" office:value-type="float" office:value="0.000033315" calcext:value-type="float">
            <text:p>3.332E-5</text:p>
          </table:table-cell>
          <table:table-cell table:number-columns-repeated="2"/>
          <table:table-cell table:style-name="ce5" office:value-type="float" office:value="0.1162" calcext:value-type="float">
            <text:p>0.1162</text:p>
          </table:table-cell>
          <table:table-cell office:value-type="float" office:value="0.847" calcext:value-type="float">
            <text:p>0.847</text:p>
          </table:table-cell>
          <table:table-cell office:value-type="float" office:value="0.011" calcext:value-type="float">
            <text:p>0.011</text:p>
          </table:table-cell>
          <table:table-cell/>
          <table:table-cell table:style-name="ce5" office:value-type="float" office:value="0.1162" calcext:value-type="float">
            <text:p>0.1162</text:p>
          </table:table-cell>
          <table:table-cell table:style-name="ce10" table:formula="of:=SQRT([.V573])" office:value-type="float" office:value="0.920326029187483" calcext:value-type="float">
            <text:p>9.203E-1</text:p>
          </table:table-cell>
          <table:table-cell table:style-name="ce10" table:formula="of:=([.Z573]/(2*[.V573]))*[.W573]" office:value-type="float" office:value="0.00597614304667197" calcext:value-type="float">
            <text:p>5.976E-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0.91" calcext:value-type="float">
            <text:p>60.91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14" calcext:value-type="float">
            <text:p>0.14</text:p>
          </table:table-cell>
          <table:table-cell office:value-type="float" office:value="0.1745" calcext:value-type="float">
            <text:p>0.1745</text:p>
          </table:table-cell>
          <table:table-cell office:value-type="float" office:value="0.1186" calcext:value-type="float">
            <text:p>0.118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824" calcext:value-type="float">
            <text:p>0.824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74]*[.F574]" office:value-type="float" office:value="0.0206957" calcext:value-type="float">
            <text:p>0.0206957</text:p>
          </table:table-cell>
          <table:table-cell/>
          <table:table-cell table:formula="of:=[.C574]/1000" office:value-type="float" office:value="0.06091" calcext:value-type="float">
            <text:p>0.06091</text:p>
          </table:table-cell>
          <table:table-cell office:value-type="float" office:value="75.32" calcext:value-type="float">
            <text:p>75.32</text:p>
          </table:table-cell>
          <table:table-cell table:style-name="ce10" table:formula="of:=[.M574]/10" office:value-type="float" office:value="0.00206957" calcext:value-type="float">
            <text:p>2.070E-3</text:p>
          </table:table-cell>
          <table:table-cell table:style-name="ce10" table:formula="of:=[.H574]*[.F574]/10" office:value-type="float" office:value="0.000026175" calcext:value-type="float">
            <text:p>2.618E-5</text:p>
          </table:table-cell>
          <table:table-cell table:number-columns-repeated="2"/>
          <table:table-cell table:style-name="ce5" office:value-type="float" office:value="0.14" calcext:value-type="float">
            <text:p>0.14</text:p>
          </table:table-cell>
          <table:table-cell office:value-type="float" office:value="0.824" calcext:value-type="float">
            <text:p>0.824</text:p>
          </table:table-cell>
          <table:table-cell office:value-type="float" office:value="0.011" calcext:value-type="float">
            <text:p>0.011</text:p>
          </table:table-cell>
          <table:table-cell/>
          <table:table-cell table:style-name="ce5" office:value-type="float" office:value="0.14" calcext:value-type="float">
            <text:p>0.14</text:p>
          </table:table-cell>
          <table:table-cell table:style-name="ce10" table:formula="of:=SQRT([.V574])" office:value-type="float" office:value="0.907744457432817" calcext:value-type="float">
            <text:p>9.077E-1</text:p>
          </table:table-cell>
          <table:table-cell table:style-name="ce10" table:formula="of:=([.Z574]/(2*[.V574]))*[.W574]" office:value-type="float" office:value="0.00605897392703944" calcext:value-type="float">
            <text:p>6.059E-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4.62" calcext:value-type="float">
            <text:p>64.62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1568" calcext:value-type="float">
            <text:p>0.1568</text:p>
          </table:table-cell>
          <table:table-cell office:value-type="float" office:value="0.151" calcext:value-type="float">
            <text:p>0.151</text:p>
          </table:table-cell>
          <table:table-cell office:value-type="float" office:value="0.1234" calcext:value-type="float">
            <text:p>0.1234</text:p>
          </table:table-cell>
          <table:table-cell office:value-type="float" office:value="0.002" calcext:value-type="float">
            <text:p>0.002</text:p>
          </table:table-cell>
          <table:table-cell office:value-type="float" office:value="0.9892" calcext:value-type="float">
            <text:p>0.9892</text:p>
          </table:table-cell>
          <table:table-cell office:value-type="float" office:value="0.826" calcext:value-type="float">
            <text:p>0.826</text:p>
          </table:table-cell>
          <table:table-cell office:value-type="float" office:value="0.0014" calcext:value-type="float">
            <text:p>0.0014</text:p>
          </table:table-cell>
          <table:table-cell/>
          <table:table-cell table:formula="of:=[.G575]*[.F575]" office:value-type="float" office:value="0.0186334" calcext:value-type="float">
            <text:p>0.0186334</text:p>
          </table:table-cell>
          <table:table-cell/>
          <table:table-cell table:formula="of:=[.C575]/1000" office:value-type="float" office:value="0.06462" calcext:value-type="float">
            <text:p>0.06462</text:p>
          </table:table-cell>
          <table:table-cell office:value-type="float" office:value="75.14" calcext:value-type="float">
            <text:p>75.14</text:p>
          </table:table-cell>
          <table:table-cell table:style-name="ce10" table:formula="of:=[.M575]/10" office:value-type="float" office:value="0.00186334" calcext:value-type="float">
            <text:p>1.863E-3</text:p>
          </table:table-cell>
          <table:table-cell table:style-name="ce10" table:formula="of:=[.H575]*[.F575]/10" office:value-type="float" office:value="0.0000302" calcext:value-type="float">
            <text:p>3.020E-5</text:p>
          </table:table-cell>
          <table:table-cell table:number-columns-repeated="2"/>
          <table:table-cell table:style-name="ce5" office:value-type="float" office:value="0.1568" calcext:value-type="float">
            <text:p>0.1568</text:p>
          </table:table-cell>
          <table:table-cell office:value-type="float" office:value="0.826" calcext:value-type="float">
            <text:p>0.826</text:p>
          </table:table-cell>
          <table:table-cell office:value-type="float" office:value="0.014" calcext:value-type="float">
            <text:p>0.014</text:p>
          </table:table-cell>
          <table:table-cell/>
          <table:table-cell table:style-name="ce5" office:value-type="float" office:value="0.1568" calcext:value-type="float">
            <text:p>0.1568</text:p>
          </table:table-cell>
          <table:table-cell table:style-name="ce10" table:formula="of:=SQRT([.V575])" office:value-type="float" office:value="0.908845421400141" calcext:value-type="float">
            <text:p>9.088E-1</text:p>
          </table:table-cell>
          <table:table-cell table:style-name="ce10" table:formula="of:=([.Z575]/(2*[.V575]))*[.W575]" office:value-type="float" office:value="0.00770207984237408" calcext:value-type="float">
            <text:p>7.702E-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7.28" calcext:value-type="float">
            <text:p>67.28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1705" calcext:value-type="float">
            <text:p>0.1705</text:p>
          </table:table-cell>
          <table:table-cell office:value-type="float" office:value="0.1338" calcext:value-type="float">
            <text:p>0.1338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9891" calcext:value-type="float">
            <text:p>0.9891</text:p>
          </table:table-cell>
          <table:table-cell office:value-type="float" office:value="0.779" calcext:value-type="float">
            <text:p>0.779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[.G576]*[.F576]" office:value-type="float" office:value="0.01604262" calcext:value-type="float">
            <text:p>0.01604262</text:p>
          </table:table-cell>
          <table:table-cell/>
          <table:table-cell table:formula="of:=[.C576]/1000" office:value-type="float" office:value="0.06728" calcext:value-type="float">
            <text:p>0.06728</text:p>
          </table:table-cell>
          <table:table-cell office:value-type="float" office:value="75.31" calcext:value-type="float">
            <text:p>75.31</text:p>
          </table:table-cell>
          <table:table-cell table:style-name="ce10" table:formula="of:=[.M576]/10" office:value-type="float" office:value="0.001604262" calcext:value-type="float">
            <text:p>1.604E-3</text:p>
          </table:table-cell>
          <table:table-cell table:style-name="ce10" table:formula="of:=[.H576]*[.F576]/10" office:value-type="float" office:value="0.000025422" calcext:value-type="float">
            <text:p>2.542E-5</text:p>
          </table:table-cell>
          <table:table-cell table:number-columns-repeated="2"/>
          <table:table-cell table:style-name="ce5" office:value-type="float" office:value="0.1705" calcext:value-type="float">
            <text:p>0.1705</text:p>
          </table:table-cell>
          <table:table-cell office:value-type="float" office:value="0.779" calcext:value-type="float">
            <text:p>0.779</text:p>
          </table:table-cell>
          <table:table-cell office:value-type="float" office:value="0.012" calcext:value-type="float">
            <text:p>0.012</text:p>
          </table:table-cell>
          <table:table-cell/>
          <table:table-cell table:style-name="ce5" office:value-type="float" office:value="0.1705" calcext:value-type="float">
            <text:p>0.1705</text:p>
          </table:table-cell>
          <table:table-cell table:style-name="ce10" table:formula="of:=SQRT([.V576])" office:value-type="float" office:value="0.882609766544649" calcext:value-type="float">
            <text:p>8.826E-1</text:p>
          </table:table-cell>
          <table:table-cell table:style-name="ce10" table:formula="of:=([.Z576]/(2*[.V576]))*[.W576]" office:value-type="float" office:value="0.00679802130843119" calcext:value-type="float">
            <text:p>6.798E-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7.38" calcext:value-type="float">
            <text:p>67.38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171" calcext:value-type="float">
            <text:p>0.171</text:p>
          </table:table-cell>
          <table:table-cell office:value-type="float" office:value="0.1332" calcext:value-type="float">
            <text:p>0.1332</text:p>
          </table:table-cell>
          <table:table-cell office:value-type="float" office:value="0.122" calcext:value-type="float">
            <text:p>0.122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9891" calcext:value-type="float">
            <text:p>0.9891</text:p>
          </table:table-cell>
          <table:table-cell office:value-type="float" office:value="0.792" calcext:value-type="float">
            <text:p>0.792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77]*[.F577]" office:value-type="float" office:value="0.0162504" calcext:value-type="float">
            <text:p>0.0162504</text:p>
          </table:table-cell>
          <table:table-cell/>
          <table:table-cell table:formula="of:=[.C577]/1000" office:value-type="float" office:value="0.06738" calcext:value-type="float">
            <text:p>0.06738</text:p>
          </table:table-cell>
          <table:table-cell office:value-type="float" office:value="75.31" calcext:value-type="float">
            <text:p>75.31</text:p>
          </table:table-cell>
          <table:table-cell table:style-name="ce10" table:formula="of:=[.M577]/10" office:value-type="float" office:value="0.00162504" calcext:value-type="float">
            <text:p>1.625E-3</text:p>
          </table:table-cell>
          <table:table-cell table:style-name="ce10" table:formula="of:=[.H577]*[.F577]/10" office:value-type="float" office:value="0.000022644" calcext:value-type="float">
            <text:p>2.264E-5</text:p>
          </table:table-cell>
          <table:table-cell table:number-columns-repeated="2"/>
          <table:table-cell table:style-name="ce5" office:value-type="float" office:value="0.171" calcext:value-type="float">
            <text:p>0.171</text:p>
          </table:table-cell>
          <table:table-cell office:value-type="float" office:value="0.792" calcext:value-type="float">
            <text:p>0.792</text:p>
          </table:table-cell>
          <table:table-cell office:value-type="float" office:value="0.011" calcext:value-type="float">
            <text:p>0.011</text:p>
          </table:table-cell>
          <table:table-cell/>
          <table:table-cell table:style-name="ce5" office:value-type="float" office:value="0.171" calcext:value-type="float">
            <text:p>0.171</text:p>
          </table:table-cell>
          <table:table-cell table:style-name="ce10" table:formula="of:=SQRT([.V577])" office:value-type="float" office:value="0.88994381845148" calcext:value-type="float">
            <text:p>8.899E-1</text:p>
          </table:table-cell>
          <table:table-cell table:style-name="ce10" table:formula="of:=([.Z577]/(2*[.V577]))*[.W577]" office:value-type="float" office:value="0.00618016540591305" calcext:value-type="float">
            <text:p>6.180E-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2.99" calcext:value-type="float">
            <text:p>72.99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2004" calcext:value-type="float">
            <text:p>0.2004</text:p>
          </table:table-cell>
          <table:table-cell office:value-type="float" office:value="0.1062" calcext:value-type="float">
            <text:p>0.1062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02" calcext:value-type="float">
            <text:p>0.9902</text:p>
          </table:table-cell>
          <table:table-cell office:value-type="float" office:value="0.824" calcext:value-type="float">
            <text:p>0.824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[.G578]*[.F578]" office:value-type="float" office:value="0.01436886" calcext:value-type="float">
            <text:p>0.01436886</text:p>
          </table:table-cell>
          <table:table-cell/>
          <table:table-cell table:formula="of:=[.C578]/1000" office:value-type="float" office:value="0.07299" calcext:value-type="float">
            <text:p>0.07299</text:p>
          </table:table-cell>
          <table:table-cell office:value-type="float" office:value="75.32" calcext:value-type="float">
            <text:p>75.32</text:p>
          </table:table-cell>
          <table:table-cell table:style-name="ce10" table:formula="of:=[.M578]/10" office:value-type="float" office:value="0.001436886" calcext:value-type="float">
            <text:p>1.437E-3</text:p>
          </table:table-cell>
          <table:table-cell table:style-name="ce10" table:formula="of:=[.H578]*[.F578]/10" office:value-type="float" office:value="0.00002124" calcext:value-type="float">
            <text:p>2.124E-5</text:p>
          </table:table-cell>
          <table:table-cell table:number-columns-repeated="2"/>
          <table:table-cell table:style-name="ce5" office:value-type="float" office:value="0.2004" calcext:value-type="float">
            <text:p>0.2004</text:p>
          </table:table-cell>
          <table:table-cell office:value-type="float" office:value="0.824" calcext:value-type="float">
            <text:p>0.824</text:p>
          </table:table-cell>
          <table:table-cell office:value-type="float" office:value="0.012" calcext:value-type="float">
            <text:p>0.012</text:p>
          </table:table-cell>
          <table:table-cell/>
          <table:table-cell table:style-name="ce5" office:value-type="float" office:value="0.2004" calcext:value-type="float">
            <text:p>0.2004</text:p>
          </table:table-cell>
          <table:table-cell table:style-name="ce10" table:formula="of:=SQRT([.V578])" office:value-type="float" office:value="0.907744457432817" calcext:value-type="float">
            <text:p>9.077E-1</text:p>
          </table:table-cell>
          <table:table-cell table:style-name="ce10" table:formula="of:=([.Z578]/(2*[.V578]))*[.W578]" office:value-type="float" office:value="0.00660978973858848" calcext:value-type="float">
            <text:p>6.610E-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3.9" calcext:value-type="float">
            <text:p>73.9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2053" calcext:value-type="float">
            <text:p>0.2053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1303" calcext:value-type="float">
            <text:p>0.1303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906" calcext:value-type="float">
            <text:p>0.9906</text:p>
          </table:table-cell>
          <table:table-cell office:value-type="float" office:value="0.786" calcext:value-type="float">
            <text:p>0.786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79]*[.F579]" office:value-type="float" office:value="0.01336878" calcext:value-type="float">
            <text:p>0.01336878</text:p>
          </table:table-cell>
          <table:table-cell/>
          <table:table-cell table:formula="of:=[.C579]/1000" office:value-type="float" office:value="0.0739" calcext:value-type="float">
            <text:p>0.0739</text:p>
          </table:table-cell>
          <table:table-cell office:value-type="float" office:value="75.31" calcext:value-type="float">
            <text:p>75.31</text:p>
          </table:table-cell>
          <table:table-cell table:style-name="ce10" table:formula="of:=[.M579]/10" office:value-type="float" office:value="0.001336878" calcext:value-type="float">
            <text:p>1.337E-3</text:p>
          </table:table-cell>
          <table:table-cell table:style-name="ce10" table:formula="of:=[.H579]*[.F579]/10" office:value-type="float" office:value="0.000018468" calcext:value-type="float">
            <text:p>1.847E-5</text:p>
          </table:table-cell>
          <table:table-cell table:number-columns-repeated="2"/>
          <table:table-cell table:style-name="ce5" office:value-type="float" office:value="0.2053" calcext:value-type="float">
            <text:p>0.2053</text:p>
          </table:table-cell>
          <table:table-cell office:value-type="float" office:value="0.786" calcext:value-type="float">
            <text:p>0.786</text:p>
          </table:table-cell>
          <table:table-cell office:value-type="float" office:value="0.011" calcext:value-type="float">
            <text:p>0.011</text:p>
          </table:table-cell>
          <table:table-cell/>
          <table:table-cell table:style-name="ce5" office:value-type="float" office:value="0.2053" calcext:value-type="float">
            <text:p>0.2053</text:p>
          </table:table-cell>
          <table:table-cell table:style-name="ce10" table:formula="of:=SQRT([.V579])" office:value-type="float" office:value="0.88656641037206" calcext:value-type="float">
            <text:p>8.866E-1</text:p>
          </table:table-cell>
          <table:table-cell table:style-name="ce10" table:formula="of:=([.Z579]/(2*[.V579]))*[.W579]" office:value-type="float" office:value="0.00620370897843045" calcext:value-type="float">
            <text:p>6.204E-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4.76" calcext:value-type="float">
            <text:p>74.76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2093" calcext:value-type="float">
            <text:p>0.2093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1284" calcext:value-type="float">
            <text:p>0.1284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09" calcext:value-type="float">
            <text:p>0.9909</text:p>
          </table:table-cell>
          <table:table-cell office:value-type="float" office:value="0.767" calcext:value-type="float">
            <text:p>0.767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[.G580]*[.F580]" office:value-type="float" office:value="0.01287852" calcext:value-type="float">
            <text:p>0.01287852</text:p>
          </table:table-cell>
          <table:table-cell/>
          <table:table-cell table:formula="of:=[.C580]/1000" office:value-type="float" office:value="0.07476" calcext:value-type="float">
            <text:p>0.07476</text:p>
          </table:table-cell>
          <table:table-cell office:value-type="float" office:value="75.14" calcext:value-type="float">
            <text:p>75.14</text:p>
          </table:table-cell>
          <table:table-cell table:style-name="ce10" table:formula="of:=[.M580]/10" office:value-type="float" office:value="0.001287852" calcext:value-type="float">
            <text:p>1.288E-3</text:p>
          </table:table-cell>
          <table:table-cell table:style-name="ce10" table:formula="of:=[.H580]*[.F580]/10" office:value-type="float" office:value="0.00002006" calcext:value-type="float">
            <text:p>2.006E-5</text:p>
          </table:table-cell>
          <table:table-cell table:number-columns-repeated="2"/>
          <table:table-cell table:style-name="ce5" office:value-type="float" office:value="0.2093" calcext:value-type="float">
            <text:p>0.2093</text:p>
          </table:table-cell>
          <table:table-cell office:value-type="float" office:value="0.767" calcext:value-type="float">
            <text:p>0.767</text:p>
          </table:table-cell>
          <table:table-cell office:value-type="float" office:value="0.012" calcext:value-type="float">
            <text:p>0.012</text:p>
          </table:table-cell>
          <table:table-cell/>
          <table:table-cell table:style-name="ce5" office:value-type="float" office:value="0.2093" calcext:value-type="float">
            <text:p>0.2093</text:p>
          </table:table-cell>
          <table:table-cell table:style-name="ce10" table:formula="of:=SQRT([.V580])" office:value-type="float" office:value="0.875785361832453" calcext:value-type="float">
            <text:p>8.758E-1</text:p>
          </table:table-cell>
          <table:table-cell table:style-name="ce10" table:formula="of:=([.Z580]/(2*[.V580]))*[.W580]" office:value-type="float" office:value="0.00685099370403483" calcext:value-type="float">
            <text:p>6.851E-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9.6" calcext:value-type="float">
            <text:p>79.6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2379" calcext:value-type="float">
            <text:p>0.2379</text:p>
          </table:table-cell>
          <table:table-cell office:value-type="float" office:value="0.0822" calcext:value-type="float">
            <text:p>0.0822</text:p>
          </table:table-cell>
          <table:table-cell office:value-type="float" office:value="0.1314" calcext:value-type="float">
            <text:p>0.1314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737" calcext:value-type="float">
            <text:p>0.737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G581]*[.F581]" office:value-type="float" office:value="0.01080108" calcext:value-type="float">
            <text:p>0.01080108</text:p>
          </table:table-cell>
          <table:table-cell/>
          <table:table-cell table:formula="of:=[.C581]/1000" office:value-type="float" office:value="0.0796" calcext:value-type="float">
            <text:p>0.0796</text:p>
          </table:table-cell>
          <table:table-cell office:value-type="float" office:value="75.31" calcext:value-type="float">
            <text:p>75.31</text:p>
          </table:table-cell>
          <table:table-cell table:style-name="ce10" table:formula="of:=[.M581]/10" office:value-type="float" office:value="0.001080108" calcext:value-type="float">
            <text:p>1.080E-3</text:p>
          </table:table-cell>
          <table:table-cell table:style-name="ce10" table:formula="of:=[.H581]*[.F581]/10" office:value-type="float" office:value="0.000014796" calcext:value-type="float">
            <text:p>1.480E-5</text:p>
          </table:table-cell>
          <table:table-cell table:number-columns-repeated="2"/>
          <table:table-cell table:style-name="ce5" office:value-type="float" office:value="0.2379" calcext:value-type="float">
            <text:p>0.2379</text:p>
          </table:table-cell>
          <table:table-cell office:value-type="float" office:value="0.737" calcext:value-type="float">
            <text:p>0.737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5" office:value-type="float" office:value="0.2379" calcext:value-type="float">
            <text:p>0.2379</text:p>
          </table:table-cell>
          <table:table-cell table:style-name="ce10" table:formula="of:=SQRT([.V581])" office:value-type="float" office:value="0.85848704125339" calcext:value-type="float">
            <text:p>8.585E-1</text:p>
          </table:table-cell>
          <table:table-cell table:style-name="ce10" table:formula="of:=([.Z581]/(2*[.V581]))*[.W581]" office:value-type="float" office:value="0.0058241997371329" calcext:value-type="float">
            <text:p>5.824E-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1.35" calcext:value-type="float">
            <text:p>81.35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2484" calcext:value-type="float">
            <text:p>0.2484</text:p>
          </table:table-cell>
          <table:table-cell office:value-type="float" office:value="0.0768" calcext:value-type="float">
            <text:p>0.0768</text:p>
          </table:table-cell>
          <table:table-cell office:value-type="float" office:value="0.1408" calcext:value-type="float">
            <text:p>0.14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771" calcext:value-type="float">
            <text:p>0.771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82]*[.F582]" office:value-type="float" office:value="0.01081344" calcext:value-type="float">
            <text:p>0.01081344</text:p>
          </table:table-cell>
          <table:table-cell/>
          <table:table-cell table:formula="of:=[.C582]/1000" office:value-type="float" office:value="0.08135" calcext:value-type="float">
            <text:p>0.08135</text:p>
          </table:table-cell>
          <table:table-cell office:value-type="float" office:value="75.32" calcext:value-type="float">
            <text:p>75.32</text:p>
          </table:table-cell>
          <table:table-cell table:style-name="ce10" table:formula="of:=[.M582]/10" office:value-type="float" office:value="0.001081344" calcext:value-type="float">
            <text:p>1.081E-3</text:p>
          </table:table-cell>
          <table:table-cell table:style-name="ce10" table:formula="of:=[.H582]*[.F582]/10" office:value-type="float" office:value="0.00001536" calcext:value-type="float">
            <text:p>1.536E-5</text:p>
          </table:table-cell>
          <table:table-cell table:number-columns-repeated="2"/>
          <table:table-cell table:style-name="ce5" office:value-type="float" office:value="0.2484" calcext:value-type="float">
            <text:p>0.2484</text:p>
          </table:table-cell>
          <table:table-cell office:value-type="float" office:value="0.771" calcext:value-type="float">
            <text:p>0.771</text:p>
          </table:table-cell>
          <table:table-cell office:value-type="float" office:value="0.011" calcext:value-type="float">
            <text:p>0.011</text:p>
          </table:table-cell>
          <table:table-cell/>
          <table:table-cell table:style-name="ce5" office:value-type="float" office:value="0.2484" calcext:value-type="float">
            <text:p>0.2484</text:p>
          </table:table-cell>
          <table:table-cell table:style-name="ce10" table:formula="of:=SQRT([.V582])" office:value-type="float" office:value="0.878066056740608" calcext:value-type="float">
            <text:p>8.781E-1</text:p>
          </table:table-cell>
          <table:table-cell table:style-name="ce10" table:formula="of:=([.Z582]/(2*[.V582]))*[.W582]" office:value-type="float" office:value="0.00626376564471251" calcext:value-type="float">
            <text:p>6.264E-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4.92" calcext:value-type="float">
            <text:p>84.92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2693" calcext:value-type="float">
            <text:p>0.2693</text:p>
          </table:table-cell>
          <table:table-cell office:value-type="float" office:value="0.068" calcext:value-type="float">
            <text:p>0.068</text:p>
          </table:table-cell>
          <table:table-cell office:value-type="float" office:value="0.133" calcext:value-type="float">
            <text:p>0.133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993" calcext:value-type="float">
            <text:p>0.993</text:p>
          </table:table-cell>
          <table:table-cell office:value-type="float" office:value="0.697" calcext:value-type="float">
            <text:p>0.697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83]*[.F583]" office:value-type="float" office:value="0.009044" calcext:value-type="float">
            <text:p>0.009044</text:p>
          </table:table-cell>
          <table:table-cell/>
          <table:table-cell table:formula="of:=[.C583]/1000" office:value-type="float" office:value="0.08492" calcext:value-type="float">
            <text:p>0.08492</text:p>
          </table:table-cell>
          <table:table-cell office:value-type="float" office:value="75.14" calcext:value-type="float">
            <text:p>75.14</text:p>
          </table:table-cell>
          <table:table-cell table:style-name="ce10" table:formula="of:=[.M583]/10" office:value-type="float" office:value="0.0009044" calcext:value-type="float">
            <text:p>9.044E-4</text:p>
          </table:table-cell>
          <table:table-cell table:style-name="ce10" table:formula="of:=[.H583]*[.F583]/10" office:value-type="float" office:value="0.00001428" calcext:value-type="float">
            <text:p>1.428E-5</text:p>
          </table:table-cell>
          <table:table-cell table:number-columns-repeated="2"/>
          <table:table-cell table:style-name="ce5" office:value-type="float" office:value="0.2693" calcext:value-type="float">
            <text:p>0.2693</text:p>
          </table:table-cell>
          <table:table-cell office:value-type="float" office:value="0.697" calcext:value-type="float">
            <text:p>0.697</text:p>
          </table:table-cell>
          <table:table-cell office:value-type="float" office:value="0.011" calcext:value-type="float">
            <text:p>0.011</text:p>
          </table:table-cell>
          <table:table-cell/>
          <table:table-cell table:style-name="ce5" office:value-type="float" office:value="0.2693" calcext:value-type="float">
            <text:p>0.2693</text:p>
          </table:table-cell>
          <table:table-cell table:style-name="ce10" table:formula="of:=SQRT([.V583])" office:value-type="float" office:value="0.834865258589672" calcext:value-type="float">
            <text:p>8.349E-1</text:p>
          </table:table-cell>
          <table:table-cell table:style-name="ce10" table:formula="of:=([.Z583]/(2*[.V583]))*[.W583]" office:value-type="float" office:value="0.00658788941498307" calcext:value-type="float">
            <text:p>6.588E-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0.37" calcext:value-type="float">
            <text:p>90.37</text:p>
          </table:table-cell>
          <table:table-cell office:value-type="float" office:value="75.35" calcext:value-type="float">
            <text:p>75.35</text:p>
          </table:table-cell>
          <table:table-cell table:style-name="ce5" office:value-type="float" office:value="0.306" calcext:value-type="float">
            <text:p>0.306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9939" calcext:value-type="float">
            <text:p>0.9939</text:p>
          </table:table-cell>
          <table:table-cell office:value-type="float" office:value="0.693" calcext:value-type="float">
            <text:p>0.693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G584]*[.F584]" office:value-type="float" office:value="0.0078351" calcext:value-type="float">
            <text:p>0.0078351</text:p>
          </table:table-cell>
          <table:table-cell/>
          <table:table-cell table:formula="of:=[.C584]/1000" office:value-type="float" office:value="0.09037" calcext:value-type="float">
            <text:p>0.09037</text:p>
          </table:table-cell>
          <table:table-cell office:value-type="float" office:value="75.35" calcext:value-type="float">
            <text:p>75.35</text:p>
          </table:table-cell>
          <table:table-cell table:style-name="ce10" table:formula="of:=[.M584]/10" office:value-type="float" office:value="0.00078351" calcext:value-type="float">
            <text:p>7.835E-4</text:p>
          </table:table-cell>
          <table:table-cell table:style-name="ce10" table:formula="of:=[.H584]*[.F584]/10" office:value-type="float" office:value="0.000011466" calcext:value-type="float">
            <text:p>1.147E-5</text:p>
          </table:table-cell>
          <table:table-cell table:number-columns-repeated="2"/>
          <table:table-cell table:style-name="ce5" office:value-type="float" office:value="0.306" calcext:value-type="float">
            <text:p>0.306</text:p>
          </table:table-cell>
          <table:table-cell office:value-type="float" office:value="0.693" calcext:value-type="float">
            <text:p>0.693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5" office:value-type="float" office:value="0.306" calcext:value-type="float">
            <text:p>0.306</text:p>
          </table:table-cell>
          <table:table-cell table:style-name="ce10" table:formula="of:=SQRT([.V584])" office:value-type="float" office:value="0.832466215530697" calcext:value-type="float">
            <text:p>8.325E-1</text:p>
          </table:table-cell>
          <table:table-cell table:style-name="ce10" table:formula="of:=([.Z584]/(2*[.V584]))*[.W584]" office:value-type="float" office:value="0.00600624975130373" calcext:value-type="float">
            <text:p>6.006E-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3362" calcext:value-type="float">
            <text:p>0.3362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1456" calcext:value-type="float">
            <text:p>0.145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658" calcext:value-type="float">
            <text:p>0.658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[.G585]*[.F585]" office:value-type="float" office:value="0.00679952" calcext:value-type="float">
            <text:p>0.00679952</text:p>
          </table:table-cell>
          <table:table-cell/>
          <table:table-cell table:formula="of:=[.C585]/1000" office:value-type="float" office:value="0.095" calcext:value-type="float">
            <text:p>0.095</text:p>
          </table:table-cell>
          <table:table-cell office:value-type="float" office:value="75.14" calcext:value-type="float">
            <text:p>75.14</text:p>
          </table:table-cell>
          <table:table-cell table:style-name="ce10" table:formula="of:=[.M585]/10" office:value-type="float" office:value="0.000679952" calcext:value-type="float">
            <text:p>6.800E-4</text:p>
          </table:table-cell>
          <table:table-cell table:style-name="ce10" table:formula="of:=[.H585]*[.F585]/10" office:value-type="float" office:value="0.000012609" calcext:value-type="float">
            <text:p>1.261E-5</text:p>
          </table:table-cell>
          <table:table-cell table:number-columns-repeated="2"/>
          <table:table-cell table:style-name="ce5" office:value-type="float" office:value="0.3362" calcext:value-type="float">
            <text:p>0.3362</text:p>
          </table:table-cell>
          <table:table-cell office:value-type="float" office:value="0.658" calcext:value-type="float">
            <text:p>0.658</text:p>
          </table:table-cell>
          <table:table-cell office:value-type="float" office:value="0.012" calcext:value-type="float">
            <text:p>0.012</text:p>
          </table:table-cell>
          <table:table-cell/>
          <table:table-cell table:style-name="ce5" office:value-type="float" office:value="0.3362" calcext:value-type="float">
            <text:p>0.3362</text:p>
          </table:table-cell>
          <table:table-cell table:style-name="ce10" table:formula="of:=SQRT([.V585])" office:value-type="float" office:value="0.81117199162693" calcext:value-type="float">
            <text:p>8.112E-1</text:p>
          </table:table-cell>
          <table:table-cell table:style-name="ce10" table:formula="of:=([.Z585]/(2*[.V585]))*[.W585]" office:value-type="float" office:value="0.00739670509082307" calcext:value-type="float">
            <text:p>7.397E-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5"/>
          <table:table-cell table:number-columns-repeated="28"/>
        </table:table-row>
        <table:table-row table:style-name="ro1">
          <table:table-cell/>
          <table:table-cell office:value-type="string" calcext:value-type="string">
            <text:p>Same issue as ref6. Noe E0 or angle listed.</text:p>
          </table:table-cell>
          <table:table-cell table:number-columns-repeated="2"/>
          <table:table-cell table:style-name="ce5" office:value-type="string" calcext:value-type="string">
            <text:p>105-320 MeV</text:p>
          </table:table-cell>
          <table:table-cell office:value-type="string" calcext:value-type="string">
            <text:p>30-135 deg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ef9 Amroun: ELASTIC ELECTRON SCATTERING FROM 3He AND 4He. Otterman 1984. Nuclear Physics A436 (1985) 688-698</text:p>
          </table:table-cell>
          <table:table-cell/>
          <table:table-cell table:style-name="ce5"/>
          <table:table-cell table:number-columns-repeated="28"/>
        </table:table-row>
        <table:table-row table:style-name="ro1">
          <table:table-cell office:value-type="string" calcext:value-type="string">
            <text:p>24,20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(3He)</text:p>
          </table:table-cell>
          <table:table-cell table:style-name="ce5" office:value-type="string" calcext:value-type="string">
            <text:p>DeltaFch (%)</text:p>
          </table:table-cell>
          <table:table-cell office:value-type="string" calcext:value-type="string">
            <text:p>+/-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8816" calcext:value-type="float">
            <text:p>0.8816</text:p>
          </table:table-cell>
          <table:table-cell table:style-name="ce5" office:value-type="float" office:value="1.09" calcext:value-type="float">
            <text:p>1.09</text:p>
          </table:table-cell>
          <table:table-cell table:formula="of:=[.D590]*([.E590]/100)" office:value-type="float" office:value="0.00960944" calcext:value-type="float">
            <text:p>0.00960944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8278" calcext:value-type="float">
            <text:p>0.8278</text:p>
          </table:table-cell>
          <table:table-cell table:style-name="ce5" office:value-type="float" office:value="1.21" calcext:value-type="float">
            <text:p>1.21</text:p>
          </table:table-cell>
          <table:table-cell table:formula="of:=[.D591]*([.E591]/100)" office:value-type="float" office:value="0.01001638" calcext:value-type="float">
            <text:p>0.01001638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7775" calcext:value-type="float">
            <text:p>0.7775</text:p>
          </table:table-cell>
          <table:table-cell table:style-name="ce5" office:value-type="float" office:value="1.1" calcext:value-type="float">
            <text:p>1.1</text:p>
          </table:table-cell>
          <table:table-cell table:formula="of:=[.D592]*([.E592]/100)" office:value-type="float" office:value="0.0085525" calcext:value-type="float">
            <text:p>0.0085525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7329" calcext:value-type="float">
            <text:p>0.7329</text:p>
          </table:table-cell>
          <table:table-cell table:style-name="ce5" office:value-type="float" office:value="1.23" calcext:value-type="float">
            <text:p>1.23</text:p>
          </table:table-cell>
          <table:table-cell table:formula="of:=[.D593]*([.E593]/100)" office:value-type="float" office:value="0.00901467" calcext:value-type="float">
            <text:p>0.00901467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6511" calcext:value-type="float">
            <text:p>0.6511</text:p>
          </table:table-cell>
          <table:table-cell table:style-name="ce5" office:value-type="float" office:value="0.95" calcext:value-type="float">
            <text:p>0.95</text:p>
          </table:table-cell>
          <table:table-cell table:formula="of:=[.D594]*([.E594]/100)" office:value-type="float" office:value="0.00618545" calcext:value-type="float">
            <text:p>0.00618545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5822" calcext:value-type="float">
            <text:p>0.5822</text:p>
          </table:table-cell>
          <table:table-cell table:style-name="ce5" office:value-type="float" office:value="0.82" calcext:value-type="float">
            <text:p>0.82</text:p>
          </table:table-cell>
          <table:table-cell table:formula="of:=[.D595]*([.E595]/100)" office:value-type="float" office:value="0.00477404" calcext:value-type="float">
            <text:p>0.00477404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.056" calcext:value-type="float">
            <text:p>1.056</text:p>
          </table:table-cell>
          <table:table-cell office:value-type="float" office:value="0.5359" calcext:value-type="float">
            <text:p>0.5359</text:p>
          </table:table-cell>
          <table:table-cell table:style-name="ce5" office:value-type="float" office:value="0.86" calcext:value-type="float">
            <text:p>0.86</text:p>
          </table:table-cell>
          <table:table-cell table:formula="of:=[.D596]*([.E596]/100)" office:value-type="float" office:value="0.00460874" calcext:value-type="float">
            <text:p>0.00460874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.1" calcext:value-type="float">
            <text:p>1.1</text:p>
          </table:table-cell>
          <table:table-cell office:value-type="float" office:value="0.5233" calcext:value-type="float">
            <text:p>0.5233</text:p>
          </table:table-cell>
          <table:table-cell table:style-name="ce5" office:value-type="float" office:value="0.83" calcext:value-type="float">
            <text:p>0.83</text:p>
          </table:table-cell>
          <table:table-cell table:formula="of:=[.D597]*([.E597]/100)" office:value-type="float" office:value="0.00434339" calcext:value-type="float">
            <text:p>0.00434339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.181" calcext:value-type="float">
            <text:p>1.181</text:p>
          </table:table-cell>
          <table:table-cell office:value-type="float" office:value="0.5004" calcext:value-type="float">
            <text:p>0.5004</text:p>
          </table:table-cell>
          <table:table-cell table:style-name="ce5" office:value-type="float" office:value="0.89" calcext:value-type="float">
            <text:p>0.89</text:p>
          </table:table-cell>
          <table:table-cell table:formula="of:=[.D598]*([.E598]/100)" office:value-type="float" office:value="0.00445356" calcext:value-type="float">
            <text:p>0.00445356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0.4703" calcext:value-type="float">
            <text:p>0.4703</text:p>
          </table:table-cell>
          <table:table-cell table:style-name="ce5" office:value-type="float" office:value="0.84" calcext:value-type="float">
            <text:p>0.84</text:p>
          </table:table-cell>
          <table:table-cell table:formula="of:=[.D599]*([.E599]/100)" office:value-type="float" office:value="0.00395052" calcext:value-type="float">
            <text:p>0.00395052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234" calcext:value-type="float">
            <text:p>0.4234</text:p>
          </table:table-cell>
          <table:table-cell table:style-name="ce5" office:value-type="float" office:value="1.09" calcext:value-type="float">
            <text:p>1.09</text:p>
          </table:table-cell>
          <table:table-cell table:formula="of:=[.D600]*([.E600]/100)" office:value-type="float" office:value="0.00461506" calcext:value-type="float">
            <text:p>0.00461506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.4024" calcext:value-type="float">
            <text:p>0.4024</text:p>
          </table:table-cell>
          <table:table-cell table:style-name="ce5" office:value-type="float" office:value="0.89" calcext:value-type="float">
            <text:p>0.89</text:p>
          </table:table-cell>
          <table:table-cell table:formula="of:=[.D601]*([.E601]/100)" office:value-type="float" office:value="0.00358136" calcext:value-type="float">
            <text:p>0.00358136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0.3815" calcext:value-type="float">
            <text:p>0.3815</text:p>
          </table:table-cell>
          <table:table-cell table:style-name="ce5" office:value-type="float" office:value="1.09" calcext:value-type="float">
            <text:p>1.09</text:p>
          </table:table-cell>
          <table:table-cell table:formula="of:=[.D602]*([.E602]/100)" office:value-type="float" office:value="0.00415835" calcext:value-type="float">
            <text:p>0.00415835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3613" calcext:value-type="float">
            <text:p>0.3613</text:p>
          </table:table-cell>
          <table:table-cell table:style-name="ce5" office:value-type="float" office:value="1.06" calcext:value-type="float">
            <text:p>1.06</text:p>
          </table:table-cell>
          <table:table-cell table:formula="of:=[.D603]*([.E603]/100)" office:value-type="float" office:value="0.00382978" calcext:value-type="float">
            <text:p>0.00382978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0.3432" calcext:value-type="float">
            <text:p>0.3432</text:p>
          </table:table-cell>
          <table:table-cell table:style-name="ce5" office:value-type="float" office:value="1.03" calcext:value-type="float">
            <text:p>1.03</text:p>
          </table:table-cell>
          <table:table-cell table:formula="of:=[.D604]*([.E604]/100)" office:value-type="float" office:value="0.00353496" calcext:value-type="float">
            <text:p>0.00353496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2.1" calcext:value-type="float">
            <text:p>2.1</text:p>
          </table:table-cell>
          <table:table-cell office:value-type="float" office:value="0.3119" calcext:value-type="float">
            <text:p>0.3119</text:p>
          </table:table-cell>
          <table:table-cell table:style-name="ce5" office:value-type="float" office:value="1.07" calcext:value-type="float">
            <text:p>1.07</text:p>
          </table:table-cell>
          <table:table-cell table:formula="of:=[.D605]*([.E605]/100)" office:value-type="float" office:value="0.00333733" calcext:value-type="float">
            <text:p>0.00333733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2.3" calcext:value-type="float">
            <text:p>2.3</text:p>
          </table:table-cell>
          <table:table-cell office:value-type="float" office:value="0.2818" calcext:value-type="float">
            <text:p>0.2818</text:p>
          </table:table-cell>
          <table:table-cell table:style-name="ce5" office:value-type="float" office:value="1.13" calcext:value-type="float">
            <text:p>1.13</text:p>
          </table:table-cell>
          <table:table-cell table:formula="of:=[.D606]*([.E606]/100)" office:value-type="float" office:value="0.00318434" calcext:value-type="float">
            <text:p>0.00318434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2569" calcext:value-type="float">
            <text:p>0.2569</text:p>
          </table:table-cell>
          <table:table-cell table:style-name="ce5" office:value-type="float" office:value="1.06" calcext:value-type="float">
            <text:p>1.06</text:p>
          </table:table-cell>
          <table:table-cell table:formula="of:=[.D607]*([.E607]/100)" office:value-type="float" office:value="0.00272314" calcext:value-type="float">
            <text:p>0.00272314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0.2319" calcext:value-type="float">
            <text:p>0.2319</text:p>
          </table:table-cell>
          <table:table-cell table:style-name="ce5" office:value-type="float" office:value="1.88" calcext:value-type="float">
            <text:p>1.88</text:p>
          </table:table-cell>
          <table:table-cell table:formula="of:=[.D608]*([.E608]/100)" office:value-type="float" office:value="0.00435972" calcext:value-type="float">
            <text:p>0.00435972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0.2106" calcext:value-type="float">
            <text:p>0.2106</text:p>
          </table:table-cell>
          <table:table-cell table:style-name="ce5" office:value-type="float" office:value="1.59" calcext:value-type="float">
            <text:p>1.59</text:p>
          </table:table-cell>
          <table:table-cell table:formula="of:=[.D609]*([.E609]/100)" office:value-type="float" office:value="0.00334854" calcext:value-type="float">
            <text:p>0.00334854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0.1927" calcext:value-type="float">
            <text:p>0.1927</text:p>
          </table:table-cell>
          <table:table-cell table:style-name="ce5" office:value-type="float" office:value="1.95" calcext:value-type="float">
            <text:p>1.95</text:p>
          </table:table-cell>
          <table:table-cell table:formula="of:=[.D610]*([.E610]/100)" office:value-type="float" office:value="0.00375765" calcext:value-type="float">
            <text:p>0.00375765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.1774" calcext:value-type="float">
            <text:p>0.1774</text:p>
          </table:table-cell>
          <table:table-cell table:style-name="ce5" office:value-type="float" office:value="1.59" calcext:value-type="float">
            <text:p>1.59</text:p>
          </table:table-cell>
          <table:table-cell table:formula="of:=[.D611]*([.E611]/100)" office:value-type="float" office:value="0.00282066" calcext:value-type="float">
            <text:p>0.00282066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0.1599" calcext:value-type="float">
            <text:p>0.1599</text:p>
          </table:table-cell>
          <table:table-cell table:style-name="ce5" office:value-type="float" office:value="1.91" calcext:value-type="float">
            <text:p>1.91</text:p>
          </table:table-cell>
          <table:table-cell table:formula="of:=[.D612]*([.E612]/100)" office:value-type="float" office:value="0.00305409" calcext:value-type="float">
            <text:p>0.00305409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0.1475" calcext:value-type="float">
            <text:p>0.1475</text:p>
          </table:table-cell>
          <table:table-cell table:style-name="ce5" office:value-type="float" office:value="1.77" calcext:value-type="float">
            <text:p>1.77</text:p>
          </table:table-cell>
          <table:table-cell table:formula="of:=[.D613]*([.E613]/100)" office:value-type="float" office:value="0.00261075" calcext:value-type="float">
            <text:p>0.00261075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5"/>
          <table:table-cell table:number-columns-repeated="28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Q^2 (fm^-2)</text:p>
          </table:table-cell>
          <table:table-cell office:value-type="string" calcext:value-type="string">
            <text:p>Fm(3He)</text:p>
          </table:table-cell>
          <table:table-cell table:style-name="ce5" office:value-type="string" calcext:value-type="string">
            <text:p>DeltaFm (%)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7313" calcext:value-type="float">
            <text:p>0.7313</text:p>
          </table:table-cell>
          <table:table-cell table:style-name="ce5" office:value-type="float" office:value="16.4" calcext:value-type="float">
            <text:p>16.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5844" calcext:value-type="float">
            <text:p>0.5844</text:p>
          </table:table-cell>
          <table:table-cell table:style-name="ce5" office:value-type="float" office:value="5.4" calcext:value-type="float">
            <text:p>5.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056" calcext:value-type="float">
            <text:p>1.056</text:p>
          </table:table-cell>
          <table:table-cell office:value-type="float" office:value="0.5113" calcext:value-type="float">
            <text:p>0.5113</text:p>
          </table:table-cell>
          <table:table-cell table:style-name="ce5" office:value-type="float" office:value="4.8" calcext:value-type="float">
            <text:p>4.8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1" calcext:value-type="float">
            <text:p>1.1</text:p>
          </table:table-cell>
          <table:table-cell office:value-type="float" office:value="0.4896" calcext:value-type="float">
            <text:p>0.4896</text:p>
          </table:table-cell>
          <table:table-cell table:style-name="ce5" office:value-type="float" office:value="6.1" calcext:value-type="float">
            <text:p>6.1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181" calcext:value-type="float">
            <text:p>1.181</text:p>
          </table:table-cell>
          <table:table-cell office:value-type="float" office:value="0.4784" calcext:value-type="float">
            <text:p>0.478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0.4438" calcext:value-type="float">
            <text:p>0.4438</text:p>
          </table:table-cell>
          <table:table-cell table:style-name="ce5" office:value-type="float" office:value="5.7" calcext:value-type="float">
            <text:p>5.7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071" calcext:value-type="float">
            <text:p>0.4071</text:p>
          </table:table-cell>
          <table:table-cell table:style-name="ce5" office:value-type="float" office:value="11.3" calcext:value-type="float">
            <text:p>11.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.3754" calcext:value-type="float">
            <text:p>0.3754</text:p>
          </table:table-cell>
          <table:table-cell table:style-name="ce5" office:value-type="float" office:value="5.4" calcext:value-type="float">
            <text:p>5.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0.3601" calcext:value-type="float">
            <text:p>0.3601</text:p>
          </table:table-cell>
          <table:table-cell table:style-name="ce5" office:value-type="float" office:value="7.8" calcext:value-type="float">
            <text:p>7.8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3612" calcext:value-type="float">
            <text:p>0.3612</text:p>
          </table:table-cell>
          <table:table-cell table:style-name="ce5" office:value-type="float" office:value="5.2" calcext:value-type="float">
            <text:p>5.2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0.3582" calcext:value-type="float">
            <text:p>0.3582</text:p>
          </table:table-cell>
          <table:table-cell table:style-name="ce5" office:value-type="float" office:value="7.3" calcext:value-type="float">
            <text:p>7.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.1" calcext:value-type="float">
            <text:p>2.1</text:p>
          </table:table-cell>
          <table:table-cell office:value-type="float" office:value="0.3014" calcext:value-type="float">
            <text:p>0.3014</text:p>
          </table:table-cell>
          <table:table-cell table:style-name="ce5" office:value-type="float" office:value="6.4" calcext:value-type="float">
            <text:p>6.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.3" calcext:value-type="float">
            <text:p>2.3</text:p>
          </table:table-cell>
          <table:table-cell office:value-type="float" office:value="0.2755" calcext:value-type="float">
            <text:p>0.2755</text:p>
          </table:table-cell>
          <table:table-cell table:style-name="ce5" office:value-type="float" office:value="6.8" calcext:value-type="float">
            <text:p>6.8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2503" calcext:value-type="float">
            <text:p>0.2503</text:p>
          </table:table-cell>
          <table:table-cell table:style-name="ce5" office:value-type="float" office:value="3.8" calcext:value-type="float">
            <text:p>3.8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0.2378" calcext:value-type="float">
            <text:p>0.2378</text:p>
          </table:table-cell>
          <table:table-cell table:style-name="ce5" office:value-type="float" office:value="16.9" calcext:value-type="float">
            <text:p>16.9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0.2183" calcext:value-type="float">
            <text:p>0.2183</text:p>
          </table:table-cell>
          <table:table-cell table:style-name="ce5" office:value-type="float" office:value="11.3" calcext:value-type="float">
            <text:p>11.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0.1971" calcext:value-type="float">
            <text:p>0.1971</text:p>
          </table:table-cell>
          <table:table-cell table:style-name="ce5" office:value-type="float" office:value="10.5" calcext:value-type="float">
            <text:p>10.5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.167" calcext:value-type="float">
            <text:p>0.167</text:p>
          </table:table-cell>
          <table:table-cell table:style-name="ce5" office:value-type="float" office:value="9.1" calcext:value-type="float">
            <text:p>9.1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0.1724" calcext:value-type="float">
            <text:p>0.1724</text:p>
          </table:table-cell>
          <table:table-cell table:style-name="ce5" office:value-type="float" office:value="6.8" calcext:value-type="float">
            <text:p>6.8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0.1472" calcext:value-type="float">
            <text:p>0.147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28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(4He)</text:p>
          </table:table-cell>
          <table:table-cell table:style-name="ce5" office:value-type="string" calcext:value-type="string">
            <text:p>DeltaFch (%)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261" calcext:value-type="float">
            <text:p>0.261</text:p>
          </table:table-cell>
          <table:table-cell office:value-type="float" office:value="0.8856" calcext:value-type="float">
            <text:p>0.8856</text:p>
          </table:table-cell>
          <table:table-cell table:style-name="ce5" office:value-type="float" office:value="1.15" calcext:value-type="float">
            <text:p>1.15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416" calcext:value-type="float">
            <text:p>0.416</text:p>
          </table:table-cell>
          <table:table-cell office:value-type="float" office:value="0.8223" calcext:value-type="float">
            <text:p>0.8223</text:p>
          </table:table-cell>
          <table:table-cell table:style-name="ce5" office:value-type="float" office:value="1.13" calcext:value-type="float">
            <text:p>1.1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419" calcext:value-type="float">
            <text:p>0.419</text:p>
          </table:table-cell>
          <table:table-cell office:value-type="float" office:value="0.8216" calcext:value-type="float">
            <text:p>0.8216</text:p>
          </table:table-cell>
          <table:table-cell table:style-name="ce5" office:value-type="float" office:value="1.14" calcext:value-type="float">
            <text:p>1.1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477" calcext:value-type="float">
            <text:p>0.477</text:p>
          </table:table-cell>
          <table:table-cell office:value-type="float" office:value="0.8016" calcext:value-type="float">
            <text:p>0.801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56" calcext:value-type="float">
            <text:p>0.56</text:p>
          </table:table-cell>
          <table:table-cell office:value-type="float" office:value="0.7705" calcext:value-type="float">
            <text:p>0.770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596" calcext:value-type="float">
            <text:p>0.596</text:p>
          </table:table-cell>
          <table:table-cell office:value-type="float" office:value="0.7554" calcext:value-type="float">
            <text:p>0.755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717" calcext:value-type="float">
            <text:p>0.717</text:p>
          </table:table-cell>
          <table:table-cell office:value-type="float" office:value="0.7188" calcext:value-type="float">
            <text:p>0.7188</text:p>
          </table:table-cell>
          <table:table-cell table:style-name="ce5" office:value-type="float" office:value="1.02" calcext:value-type="float">
            <text:p>1.02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723" calcext:value-type="float">
            <text:p>0.723</text:p>
          </table:table-cell>
          <table:table-cell office:value-type="float" office:value="0.7134" calcext:value-type="float">
            <text:p>0.7134</text:p>
          </table:table-cell>
          <table:table-cell table:style-name="ce5" office:value-type="float" office:value="0.96" calcext:value-type="float">
            <text:p>0.96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837" calcext:value-type="float">
            <text:p>0.837</text:p>
          </table:table-cell>
          <table:table-cell office:value-type="float" office:value="0.678" calcext:value-type="float">
            <text:p>0.678</text:p>
          </table:table-cell>
          <table:table-cell table:style-name="ce5" office:value-type="float" office:value="1.15" calcext:value-type="float">
            <text:p>1.15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6589" calcext:value-type="float">
            <text:p>0.6589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902" calcext:value-type="float">
            <text:p>0.902</text:p>
          </table:table-cell>
          <table:table-cell office:value-type="float" office:value="0.6564" calcext:value-type="float">
            <text:p>0.6564</text:p>
          </table:table-cell>
          <table:table-cell table:style-name="ce5" office:value-type="float" office:value="1.06" calcext:value-type="float">
            <text:p>1.06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952" calcext:value-type="float">
            <text:p>0.952</text:p>
          </table:table-cell>
          <table:table-cell office:value-type="float" office:value="0.642" calcext:value-type="float">
            <text:p>0.642</text:p>
          </table:table-cell>
          <table:table-cell table:style-name="ce5" office:value-type="float" office:value="1.06" calcext:value-type="float">
            <text:p>1.06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059" calcext:value-type="float">
            <text:p>1.059</text:p>
          </table:table-cell>
          <table:table-cell office:value-type="float" office:value="0.6108" calcext:value-type="float">
            <text:p>0.6108</text:p>
          </table:table-cell>
          <table:table-cell table:style-name="ce5" office:value-type="float" office:value="1.19" calcext:value-type="float">
            <text:p>1.19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095" calcext:value-type="float">
            <text:p>1.095</text:p>
          </table:table-cell>
          <table:table-cell office:value-type="float" office:value="0.5994" calcext:value-type="float">
            <text:p>0.5994</text:p>
          </table:table-cell>
          <table:table-cell table:style-name="ce5" office:value-type="float" office:value="1.32" calcext:value-type="float">
            <text:p>1.32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0.5742" calcext:value-type="float">
            <text:p>0.5742</text:p>
          </table:table-cell>
          <table:table-cell table:style-name="ce5" office:value-type="float" office:value="0.96" calcext:value-type="float">
            <text:p>0.96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205" calcext:value-type="float">
            <text:p>1.205</text:p>
          </table:table-cell>
          <table:table-cell office:value-type="float" office:value="0.5732" calcext:value-type="float">
            <text:p>0.5732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979" calcext:value-type="float">
            <text:p>0.4979</text:p>
          </table:table-cell>
          <table:table-cell table:style-name="ce5" office:value-type="float" office:value="0.9" calcext:value-type="float">
            <text:p>0.9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997" calcext:value-type="float">
            <text:p>0.4997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997" calcext:value-type="float">
            <text:p>0.4997</text:p>
          </table:table-cell>
          <table:table-cell table:style-name="ce5" office:value-type="float" office:value="0.87" calcext:value-type="float">
            <text:p>0.87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501" calcext:value-type="float">
            <text:p>1.501</text:p>
          </table:table-cell>
          <table:table-cell office:value-type="float" office:value="0.4994" calcext:value-type="float">
            <text:p>0.4994</text:p>
          </table:table-cell>
          <table:table-cell table:style-name="ce5" office:value-type="float" office:value="0.88" calcext:value-type="float">
            <text:p>0.88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746" calcext:value-type="float">
            <text:p>1.746</text:p>
          </table:table-cell>
          <table:table-cell office:value-type="float" office:value="0.4447" calcext:value-type="float">
            <text:p>0.4447</text:p>
          </table:table-cell>
          <table:table-cell table:style-name="ce5" office:value-type="float" office:value="1.2" calcext:value-type="float">
            <text:p>1.2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4363" calcext:value-type="float">
            <text:p>0.4363</text:p>
          </table:table-cell>
          <table:table-cell table:style-name="ce5" office:value-type="float" office:value="0.99" calcext:value-type="float">
            <text:p>0.99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4345" calcext:value-type="float">
            <text:p>0.4345</text:p>
          </table:table-cell>
          <table:table-cell table:style-name="ce5" office:value-type="float" office:value="1.02" calcext:value-type="float">
            <text:p>1.02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4377" calcext:value-type="float">
            <text:p>0.4377</text:p>
          </table:table-cell>
          <table:table-cell table:style-name="ce5" office:value-type="float" office:value="0.97" calcext:value-type="float">
            <text:p>0.97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98" calcext:value-type="float">
            <text:p>1.98</text:p>
          </table:table-cell>
          <table:table-cell office:value-type="float" office:value="0.4024" calcext:value-type="float">
            <text:p>0.4024</text:p>
          </table:table-cell>
          <table:table-cell table:style-name="ce5" office:value-type="float" office:value="1.11" calcext:value-type="float">
            <text:p>1.11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.161" calcext:value-type="float">
            <text:p>2.161</text:p>
          </table:table-cell>
          <table:table-cell office:value-type="float" office:value="0.3701" calcext:value-type="float">
            <text:p>0.3701</text:p>
          </table:table-cell>
          <table:table-cell table:style-name="ce5" office:value-type="float" office:value="1.03" calcext:value-type="float">
            <text:p>1.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3183" calcext:value-type="float">
            <text:p>0.3183</text:p>
          </table:table-cell>
          <table:table-cell table:style-name="ce5" office:value-type="float" office:value="1.44" calcext:value-type="float">
            <text:p>1.4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3165" calcext:value-type="float">
            <text:p>0.3165</text:p>
          </table:table-cell>
          <table:table-cell table:style-name="ce5" office:value-type="float" office:value="1.04" calcext:value-type="float">
            <text:p>1.0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3175" calcext:value-type="float">
            <text:p>0.3175</text:p>
          </table:table-cell>
          <table:table-cell table:style-name="ce5" office:value-type="float" office:value="0.99" calcext:value-type="float">
            <text:p>0.99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.89" calcext:value-type="float">
            <text:p>2.89</text:p>
          </table:table-cell>
          <table:table-cell office:value-type="float" office:value="0.267" calcext:value-type="float">
            <text:p>0.267</text:p>
          </table:table-cell>
          <table:table-cell table:style-name="ce5" office:value-type="float" office:value="1.11" calcext:value-type="float">
            <text:p>1.11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.2225" calcext:value-type="float">
            <text:p>0.2225</text:p>
          </table:table-cell>
          <table:table-cell table:style-name="ce5" office:value-type="float" office:value="1.25" calcext:value-type="float">
            <text:p>1.25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3.661" calcext:value-type="float">
            <text:p>3.661</text:p>
          </table:table-cell>
          <table:table-cell office:value-type="float" office:value="0.1875" calcext:value-type="float">
            <text:p>0.1875</text:p>
          </table:table-cell>
          <table:table-cell table:style-name="ce5" office:value-type="float" office:value="1.27" calcext:value-type="float">
            <text:p>1.27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1609" calcext:value-type="float">
            <text:p>0.1609</text:p>
          </table:table-cell>
          <table:table-cell table:style-name="ce5" office:value-type="float" office:value="1.45" calcext:value-type="float">
            <text:p>1.45</text:p>
          </table:table-cell>
          <table:table-cell table:number-columns-repeated="2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Ref10 Amroun: 3He Mag FF. Phys Rev C vol 27, No. 1. Dunn 1983</text:p>
          </table:table-cell>
          <table:table-cell/>
          <table:table-cell table:style-name="ce5"/>
          <table:table-cell table:number-columns-repeated="28"/>
        </table:table-row>
        <table:table-row table:style-name="ro3">
          <table:table-cell/>
          <table:table-cell table:style-name="ce1" office:value-type="string" calcext:value-type="string">
            <text:p>4He Checkout Run</text:p>
          </table:table-cell>
          <table:table-cell office:value-type="string" calcext:value-type="string">
            <text:p>Energy (MeV)</text:p>
          </table:table-cell>
          <table:table-cell office:value-type="string" calcext:value-type="string">
            <text:p>Angle (deg.)</text:p>
          </table:table-cell>
          <table:table-cell table:style-name="ce5" office:value-type="string" calcext:value-type="string">
            <text:p>Q^2 (fm^-2)</text:p>
          </table:table-cell>
          <table:table-cell office:value-type="string" calcext:value-type="string">
            <text:p>XS (nb/sr)</text:p>
          </table:table-cell>
          <table:table-cell office:value-type="string" calcext:value-type="string">
            <text:p>fc^2</text:p>
          </table:table-cell>
          <table:table-cell office:value-type="string" calcext:value-type="string">
            <text:p>Total Error (%)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103.42" calcext:value-type="float">
            <text:p>103.42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1.011" calcext:value-type="float">
            <text:p>1.011</text:p>
          </table:table-cell>
          <table:table-cell office:value-type="float" office:value="23.09" calcext:value-type="float">
            <text:p>23.09</text:p>
          </table:table-cell>
          <table:table-cell office:value-type="float" office:value="0.392" calcext:value-type="float">
            <text:p>0.392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2">
          <table:table-cell table:number-columns-repeated="4"/>
          <table:table-cell table:style-name="Default"/>
          <table:table-cell office:value-type="string" calcext:value-type="string">
            <text:p>XS (ub/sr)</text:p>
          </table:table-cell>
          <table:table-cell office:value-type="string" calcext:value-type="string">
            <text:p>Fm^2</text:p>
          </table:table-cell>
          <table:table-cell office:value-type="string" calcext:value-type="string">
            <text:p>Random Error</text:p>
          </table:table-cell>
          <table:table-cell table:style-name="ce1" office:value-type="string" calcext:value-type="string">
            <text:p>Systematic Error</text:p>
          </table:table-cell>
          <table:table-cell office:value-type="string" calcext:value-type="string">
            <text:p>Total Error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Energy (GeV)</text:p>
          </table:table-cell>
          <table:table-cell table:style-name="ce1" office:value-type="string" calcext:value-type="string">
            <text:p>Theta</text:p>
          </table:table-cell>
          <table:table-cell table:style-name="ce13" office:value-type="string" calcext:value-type="string">
            <text:p>XS (fm^2/sr)</text:p>
          </table:table-cell>
          <table:table-cell table:style-name="ce13" office:value-type="string" calcext:value-type="string">
            <text:p>Uncertainty (fm^2/sr)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He</text:p>
          </table:table-cell>
          <table:table-cell office:value-type="float" office:value="58.6" calcext:value-type="float">
            <text:p>58.6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0873" calcext:value-type="float">
            <text:p>0.0873</text:p>
          </table:table-cell>
          <table:table-cell table:style-name="ce5" office:value-type="float" office:value="66.13" calcext:value-type="float">
            <text:p>66.13</text:p>
          </table:table-cell>
          <table:table-cell office:value-type="float" office:value="0.922" calcext:value-type="float">
            <text:p>0.922</text:p>
          </table:table-cell>
          <table:table-cell table:number-columns-repeated="2" office:value-type="float" office:value="1.5" calcext:value-type="float">
            <text:p>1.5</text:p>
          </table:table-cell>
          <table:table-cell table:formula="of:=SQRT([.H678]^2+[.I678]^2)" office:value-type="float" office:value="2.12132034355964" calcext:value-type="float">
            <text:p>2.1213203436</text:p>
          </table:table-cell>
          <table:table-cell/>
          <table:table-cell table:formula="of:=[.C678]/1000" office:value-type="float" office:value="0.0586" calcext:value-type="float">
            <text:p>0.0586</text:p>
          </table:table-cell>
          <table:table-cell office:value-type="float" office:value="60" calcext:value-type="float">
            <text:p>60</text:p>
          </table:table-cell>
          <table:table-cell table:formula="of:=[.F678]*10^-4" office:value-type="float" office:value="0.006613" calcext:value-type="float">
            <text:p>6.613E-3</text:p>
          </table:table-cell>
          <table:table-cell table:style-name="ce10" table:formula="of:=([.J678]/100)*[.N678]" office:value-type="float" office:value="0.000140282914319599" calcext:value-type="float">
            <text:p>1.403E-4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89.7" calcext:value-type="float">
            <text:p>89.7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2034" calcext:value-type="float">
            <text:p>0.2034</text:p>
          </table:table-cell>
          <table:table-cell table:style-name="ce5" office:value-type="float" office:value="24.13" calcext:value-type="float">
            <text:p>24.13</text:p>
          </table:table-cell>
          <table:table-cell office:value-type="float" office:value="0.793" calcext:value-type="float">
            <text:p>0.793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table:formula="of:=SQRT([.H679]^2+[.I679]^2)" office:value-type="float" office:value="1.92093727122985" calcext:value-type="float">
            <text:p>1.9209372712</text:p>
          </table:table-cell>
          <table:table-cell/>
          <table:table-cell table:formula="of:=[.C679]/1000" office:value-type="float" office:value="0.0897" calcext:value-type="float">
            <text:p>0.0897</text:p>
          </table:table-cell>
          <table:table-cell office:value-type="float" office:value="60" calcext:value-type="float">
            <text:p>60</text:p>
          </table:table-cell>
          <table:table-cell table:formula="of:=[.F679]*10^-4" office:value-type="float" office:value="0.002413" calcext:value-type="float">
            <text:p>2.413E-3</text:p>
          </table:table-cell>
          <table:table-cell table:style-name="ce10" table:formula="of:=([.J679]/100)*[.N679]" office:value-type="float" office:value="0.0000463522163547764" calcext:value-type="float">
            <text:p>4.635E-5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09.78" calcext:value-type="float">
            <text:p>109.78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3036" calcext:value-type="float">
            <text:p>0.3036</text:p>
          </table:table-cell>
          <table:table-cell table:style-name="ce5" office:value-type="float" office:value="14.17" calcext:value-type="float">
            <text:p>14.17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SQRT([.H680]^2+[.I680]^2)" office:value-type="float" office:value="1.80277563773199" calcext:value-type="float">
            <text:p>1.8027756377</text:p>
          </table:table-cell>
          <table:table-cell/>
          <table:table-cell table:formula="of:=[.C680]/1000" office:value-type="float" office:value="0.10978" calcext:value-type="float">
            <text:p>0.10978</text:p>
          </table:table-cell>
          <table:table-cell office:value-type="float" office:value="60" calcext:value-type="float">
            <text:p>60</text:p>
          </table:table-cell>
          <table:table-cell table:formula="of:=[.F680]*10^-4" office:value-type="float" office:value="0.001417" calcext:value-type="float">
            <text:p>1.417E-3</text:p>
          </table:table-cell>
          <table:table-cell table:style-name="ce10" table:formula="of:=([.J680]/100)*[.N680]" office:value-type="float" office:value="0.0000255453307866624" calcext:value-type="float">
            <text:p>2.555E-5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41.96" calcext:value-type="float">
            <text:p>141.96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5048" calcext:value-type="float">
            <text:p>0.5048</text:p>
          </table:table-cell>
          <table:table-cell office:value-type="float" office:value="6.656" calcext:value-type="float">
            <text:p>6.656</text:p>
          </table:table-cell>
          <table:table-cell office:value-type="float" office:value="0.553" calcext:value-type="float">
            <text:p>0.553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SQRT([.H681]^2+[.I681]^2)" office:value-type="float" office:value="1.80277563773199" calcext:value-type="float">
            <text:p>1.8027756377</text:p>
          </table:table-cell>
          <table:table-cell/>
          <table:table-cell table:formula="of:=[.C681]/1000" office:value-type="float" office:value="0.14196" calcext:value-type="float">
            <text:p>0.14196</text:p>
          </table:table-cell>
          <table:table-cell office:value-type="float" office:value="60" calcext:value-type="float">
            <text:p>60</text:p>
          </table:table-cell>
          <table:table-cell table:formula="of:=[.F681]*10^-4" office:value-type="float" office:value="0.0006656" calcext:value-type="float">
            <text:p>6.656E-4</text:p>
          </table:table-cell>
          <table:table-cell table:style-name="ce10" table:formula="of:=([.J681]/100)*[.N681]" office:value-type="float" office:value="0.0000119992746447442" calcext:value-type="float">
            <text:p>1.200E-5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74.7" calcext:value-type="float">
            <text:p>174.7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7601" calcext:value-type="float">
            <text:p>0.7601</text:p>
          </table:table-cell>
          <table:table-cell office:value-type="float" office:value="3.225" calcext:value-type="float">
            <text:p>3.225</text:p>
          </table:table-cell>
          <table:table-cell office:value-type="float" office:value="0.408" calcext:value-type="float">
            <text:p>0.40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SQRT([.H682]^2+[.I682]^2)" office:value-type="float" office:value="1.80277563773199" calcext:value-type="float">
            <text:p>1.8027756377</text:p>
          </table:table-cell>
          <table:table-cell/>
          <table:table-cell table:formula="of:=[.C682]/1000" office:value-type="float" office:value="0.1747" calcext:value-type="float">
            <text:p>0.1747</text:p>
          </table:table-cell>
          <table:table-cell office:value-type="float" office:value="60" calcext:value-type="float">
            <text:p>60</text:p>
          </table:table-cell>
          <table:table-cell table:formula="of:=[.F682]*10^-4" office:value-type="float" office:value="0.0003225" calcext:value-type="float">
            <text:p>3.225E-4</text:p>
          </table:table-cell>
          <table:table-cell table:style-name="ce10" table:formula="of:=([.J682]/100)*[.N682]" office:value-type="float" office:value="0.00000581395143168568" calcext:value-type="float">
            <text:p>5.814E-6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201.7" calcext:value-type="float">
            <text:p>201.7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1.0086" calcext:value-type="float">
            <text:p>1.0086</text:p>
          </table:table-cell>
          <table:table-cell office:value-type="float" office:value="1.852" calcext:value-type="float">
            <text:p>1.852</text:p>
          </table:table-cell>
          <table:table-cell office:value-type="float" office:value="0.314" calcext:value-type="float">
            <text:p>0.314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SQRT([.H683]^2+[.I683]^2)" office:value-type="float" office:value="1.80277563773199" calcext:value-type="float">
            <text:p>1.8027756377</text:p>
          </table:table-cell>
          <table:table-cell/>
          <table:table-cell table:formula="of:=[.C683]/1000" office:value-type="float" office:value="0.2017" calcext:value-type="float">
            <text:p>0.2017</text:p>
          </table:table-cell>
          <table:table-cell office:value-type="float" office:value="60" calcext:value-type="float">
            <text:p>60</text:p>
          </table:table-cell>
          <table:table-cell table:formula="of:=[.F683]*10^-4" office:value-type="float" office:value="0.0001852" calcext:value-type="float">
            <text:p>1.852E-4</text:p>
          </table:table-cell>
          <table:table-cell table:style-name="ce10" table:formula="of:=([.J683]/100)*[.N683]" office:value-type="float" office:value="0.00000333874048107965" calcext:value-type="float">
            <text:p>3.339E-6</text:p>
          </table:table-cell>
          <table:table-cell table:number-columns-repeated="18"/>
        </table:table-row>
        <table:table-row table:style-name="ro2">
          <table:table-cell table:number-columns-repeated="4"/>
          <table:table-cell table:style-name="ce5"/>
          <table:table-cell/>
          <table:table-cell table:style-name="ce1" office:value-type="string" calcext:value-type="string">
            <text:p>f^2 total FF (sig/sigmott)</text:p>
          </table:table-cell>
          <table:table-cell table:number-columns-repeated="4"/>
          <table:table-cell table:formula="of:=[.C686]/1000" office:value-type="float" office:value="0.18523" calcext:value-type="float">
            <text:p>0.18523</text:p>
          </table:table-cell>
          <table:table-cell office:value-type="float" office:value="160" calcext:value-type="float">
            <text:p>160</text:p>
          </table:table-cell>
          <table:table-cell table:formula="of:=[.F686]*10^-7" office:value-type="float" office:value="0.000000243" calcext:value-type="float">
            <text:p>2.430E-7</text:p>
          </table:table-cell>
          <table:table-cell table:style-name="ce10" table:formula="of:=([.H686]/100)*[.N684]" office:value-type="float" office:value="0.000000008505" calcext:value-type="float">
            <text:p>8.505E-9</text:p>
          </table:table-cell>
          <table:table-cell table:number-columns-repeated="18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3He Preliminary Run</text:p>
          </table:table-cell>
          <table:table-cell table:number-columns-repeated="2"/>
          <table:table-cell table:style-name="ce5"/>
          <table:table-cell office:value-type="string" calcext:value-type="string">
            <text:p>XS (nb/sr)</text:p>
          </table:table-cell>
          <table:table-cell/>
          <table:table-cell office:value-type="string" calcext:value-type="string">
            <text:p>Total Error (%)</text:p>
          </table:table-cell>
          <table:table-cell table:number-columns-repeated="3"/>
          <table:table-cell table:formula="of:=[.C687]/1000" office:value-type="float" office:value="0.21624" calcext:value-type="float">
            <text:p>0.21624</text:p>
          </table:table-cell>
          <table:table-cell office:value-type="float" office:value="160" calcext:value-type="float">
            <text:p>160</text:p>
          </table:table-cell>
          <table:table-cell table:formula="of:=[.F687]*10^-7" office:value-type="float" office:value="0.000000096" calcext:value-type="float">
            <text:p>9.600E-8</text:p>
          </table:table-cell>
          <table:table-cell table:style-name="ce10" table:formula="of:=([.H687]/100)*[.N685]" office:value-type="float" office:value="0.00000000336" calcext:value-type="float">
            <text:p>3.360E-9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85.23" calcext:value-type="float">
            <text:p>185.23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3.03" calcext:value-type="float">
            <text:p>3.03</text:p>
          </table:table-cell>
          <table:table-cell office:value-type="float" office:value="2.43" calcext:value-type="float">
            <text:p>2.43</text:p>
          </table:table-cell>
          <table:table-cell table:style-name="ce4" office:value-type="float" office:value="0.142" calcext:value-type="float">
            <text:p>1.42E-001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C688]/1000" office:value-type="float" office:value="0.23811" calcext:value-type="float">
            <text:p>0.23811</text:p>
          </table:table-cell>
          <table:table-cell office:value-type="float" office:value="160" calcext:value-type="float">
            <text:p>160</text:p>
          </table:table-cell>
          <table:table-cell table:formula="of:=[.F688]*10^-7" office:value-type="float" office:value="0.000000045" calcext:value-type="float">
            <text:p>4.500E-8</text:p>
          </table:table-cell>
          <table:table-cell table:style-name="ce10" table:formula="of:=([.H688]/100)*[.N686]" office:value-type="float" office:value="0.000000001575" calcext:value-type="float">
            <text:p>1.575E-9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216.24" calcext:value-type="float">
            <text:p>216.24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4.05" calcext:value-type="float">
            <text:p>4.05</text:p>
          </table:table-cell>
          <table:table-cell table:style-name="ce4" office:value-type="float" office:value="0.96" calcext:value-type="float">
            <text:p>9.60E-001</text:p>
          </table:table-cell>
          <table:table-cell table:style-name="ce4" office:value-type="float" office:value="0.0733" calcext:value-type="float">
            <text:p>7.33E-002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C689]/1000" office:value-type="float" office:value="0.25783" calcext:value-type="float">
            <text:p>0.25783</text:p>
          </table:table-cell>
          <table:table-cell office:value-type="float" office:value="160" calcext:value-type="float">
            <text:p>160</text:p>
          </table:table-cell>
          <table:table-cell table:formula="of:=[.F689]*10^-7" office:value-type="float" office:value="0.0000000218" calcext:value-type="float">
            <text:p>2.180E-8</text:p>
          </table:table-cell>
          <table:table-cell table:style-name="ce10" table:formula="of:=([.H689]/100)*[.N687]" office:value-type="float" office:value="0.00000000109" calcext:value-type="float">
            <text:p>1.090E-9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238.11" calcext:value-type="float">
            <text:p>238.11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4.85" calcext:value-type="float">
            <text:p>4.85</text:p>
          </table:table-cell>
          <table:table-cell table:style-name="ce4" office:value-type="float" office:value="0.45" calcext:value-type="float">
            <text:p>4.50E-001</text:p>
          </table:table-cell>
          <table:table-cell table:style-name="ce4" office:value-type="float" office:value="0.0447" calcext:value-type="float">
            <text:p>4.47E-002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C690]/1000" office:value-type="float" office:value="0.27153" calcext:value-type="float">
            <text:p>0.27153</text:p>
          </table:table-cell>
          <table:table-cell office:value-type="float" office:value="160" calcext:value-type="float">
            <text:p>160</text:p>
          </table:table-cell>
          <table:table-cell table:formula="of:=[.F690]*10^-7" office:value-type="float" office:value="0.0000000141" calcext:value-type="float">
            <text:p>1.410E-8</text:p>
          </table:table-cell>
          <table:table-cell table:style-name="ce10" table:formula="of:=([.H690]/100)*[.N688]" office:value-type="float" office:value="0.0000000006345" calcext:value-type="float">
            <text:p>6.345E-1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257.83" calcext:value-type="float">
            <text:p>257.83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5.62" calcext:value-type="float">
            <text:p>5.62</text:p>
          </table:table-cell>
          <table:table-cell table:style-name="ce4" office:value-type="float" office:value="0.218" calcext:value-type="float">
            <text:p>2.18E-001</text:p>
          </table:table-cell>
          <table:table-cell table:style-name="ce4" office:value-type="float" office:value="0.0257" calcext:value-type="float">
            <text:p>2.57E-00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C691]/1000" office:value-type="float" office:value="0.28351" calcext:value-type="float">
            <text:p>0.28351</text:p>
          </table:table-cell>
          <table:table-cell office:value-type="float" office:value="160" calcext:value-type="float">
            <text:p>160</text:p>
          </table:table-cell>
          <table:table-cell table:formula="of:=[.F691]*10^-7" office:value-type="float" office:value="0.00000000864" calcext:value-type="float">
            <text:p>8.640E-9</text:p>
          </table:table-cell>
          <table:table-cell table:style-name="ce10" table:formula="of:=([.H691]/100)*[.N689]" office:value-type="float" office:value="0.0000000003888" calcext:value-type="float">
            <text:p>3.888E-1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271.53" calcext:value-type="float">
            <text:p>271.53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6.19" calcext:value-type="float">
            <text:p>6.19</text:p>
          </table:table-cell>
          <table:table-cell table:style-name="ce4" office:value-type="float" office:value="0.141" calcext:value-type="float">
            <text:p>1.41E-001</text:p>
          </table:table-cell>
          <table:table-cell table:style-name="ce4" office:value-type="float" office:value="0.0186" calcext:value-type="float">
            <text:p>1.86E-002</text:p>
          </table:table-cell>
          <table:table-cell office:value-type="float" office:value="4.5" calcext:value-type="float">
            <text:p>4.5</text:p>
          </table:table-cell>
          <table:table-cell table:number-columns-repeated="3"/>
          <table:table-cell table:formula="of:=[.C692]/1000" office:value-type="float" office:value="0.29826" calcext:value-type="float">
            <text:p>0.29826</text:p>
          </table:table-cell>
          <table:table-cell office:value-type="float" office:value="160" calcext:value-type="float">
            <text:p>160</text:p>
          </table:table-cell>
          <table:table-cell table:formula="of:=[.F692]*10^-7" office:value-type="float" office:value="0.00000000551" calcext:value-type="float">
            <text:p>5.510E-9</text:p>
          </table:table-cell>
          <table:table-cell table:style-name="ce10" table:formula="of:=([.H692]/100)*[.N690]" office:value-type="float" office:value="0.0000000003306" calcext:value-type="float">
            <text:p>3.306E-1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283.51" calcext:value-type="float">
            <text:p>283.51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6.7" calcext:value-type="float">
            <text:p>6.7</text:p>
          </table:table-cell>
          <table:table-cell table:style-name="ce4" office:value-type="float" office:value="0.0864" calcext:value-type="float">
            <text:p>8.64E-002</text:p>
          </table:table-cell>
          <table:table-cell table:style-name="ce4" office:value-type="float" office:value="0.0125" calcext:value-type="float">
            <text:p>1.25E-002</text:p>
          </table:table-cell>
          <table:table-cell office:value-type="float" office:value="4.5" calcext:value-type="float">
            <text:p>4.5</text:p>
          </table:table-cell>
          <table:table-cell table:number-columns-repeated="3"/>
          <table:table-cell table:formula="of:=[.C693]/1000" office:value-type="float" office:value="0.30915" calcext:value-type="float">
            <text:p>0.30915</text:p>
          </table:table-cell>
          <table:table-cell office:value-type="float" office:value="160" calcext:value-type="float">
            <text:p>160</text:p>
          </table:table-cell>
          <table:table-cell table:formula="of:=[.F693]*10^-7" office:value-type="float" office:value="0.00000000402" calcext:value-type="float">
            <text:p>4.020E-9</text:p>
          </table:table-cell>
          <table:table-cell table:style-name="ce10" table:formula="of:=([.H693]/100)*[.N691]" office:value-type="float" office:value="0.0000000002814" calcext:value-type="float">
            <text:p>2.814E-1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298.26" calcext:value-type="float">
            <text:p>298.26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7.35" calcext:value-type="float">
            <text:p>7.35</text:p>
          </table:table-cell>
          <table:table-cell table:style-name="ce4" office:value-type="float" office:value="0.0551" calcext:value-type="float">
            <text:p>5.51E-002</text:p>
          </table:table-cell>
          <table:table-cell table:style-name="ce4" office:value-type="float" office:value="0.00888" calcext:value-type="float">
            <text:p>8.88E-00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C694]/1000" office:value-type="float" office:value="0.31907" calcext:value-type="float">
            <text:p>0.31907</text:p>
          </table:table-cell>
          <table:table-cell office:value-type="float" office:value="160" calcext:value-type="float">
            <text:p>160</text:p>
          </table:table-cell>
          <table:table-cell table:formula="of:=[.F694]*10^-7" office:value-type="float" office:value="0.00000000256" calcext:value-type="float">
            <text:p>2.560E-9</text:p>
          </table:table-cell>
          <table:table-cell table:style-name="ce10" table:formula="of:=([.H694]/100)*[.N692]" office:value-type="float" office:value="0.0000000002048" calcext:value-type="float">
            <text:p>2.048E-1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309.15" calcext:value-type="float">
            <text:p>309.1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7.85" calcext:value-type="float">
            <text:p>7.85</text:p>
          </table:table-cell>
          <table:table-cell table:style-name="ce4" office:value-type="float" office:value="0.0402" calcext:value-type="float">
            <text:p>4.02E-002</text:p>
          </table:table-cell>
          <table:table-cell table:style-name="ce4" office:value-type="float" office:value="0.00701" calcext:value-type="float">
            <text:p>7.01E-00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C695]/1000" office:value-type="float" office:value="0.3288" calcext:value-type="float">
            <text:p>0.3288</text:p>
          </table:table-cell>
          <table:table-cell office:value-type="float" office:value="160" calcext:value-type="float">
            <text:p>160</text:p>
          </table:table-cell>
          <table:table-cell table:formula="of:=[.F695]*10^-7" office:value-type="float" office:value="0.00000000143" calcext:value-type="float">
            <text:p>1.430E-9</text:p>
          </table:table-cell>
          <table:table-cell table:style-name="ce10" table:formula="of:=([.H695]/100)*[.N693]" office:value-type="float" office:value="0.00000000013585" calcext:value-type="float">
            <text:p>1.359E-1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319.07" calcext:value-type="float">
            <text:p>319.07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8.31" calcext:value-type="float">
            <text:p>8.31</text:p>
          </table:table-cell>
          <table:table-cell table:style-name="ce4" office:value-type="float" office:value="0.0256" calcext:value-type="float">
            <text:p>2.56E-002</text:p>
          </table:table-cell>
          <table:table-cell table:style-name="ce4" office:value-type="float" office:value="0.00479" calcext:value-type="float">
            <text:p>4.79E-00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C696]/1000" office:value-type="float" office:value="0.36825" calcext:value-type="float">
            <text:p>0.36825</text:p>
          </table:table-cell>
          <table:table-cell office:value-type="float" office:value="160" calcext:value-type="float">
            <text:p>160</text:p>
          </table:table-cell>
          <table:table-cell table:formula="of:=[.F696]*10^-7" office:value-type="float" office:value="0.0000000004" calcext:value-type="float">
            <text:p>4.000E-10</text:p>
          </table:table-cell>
          <table:table-cell table:style-name="ce10" table:formula="of:=([.H696]/100)*[.N694]" office:value-type="float" office:value="0.000000000042" calcext:value-type="float">
            <text:p>4.200E-11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328.8" calcext:value-type="float">
            <text:p>328.8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8.78" calcext:value-type="float">
            <text:p>8.78</text:p>
          </table:table-cell>
          <table:table-cell table:style-name="ce4" office:value-type="float" office:value="0.0143" calcext:value-type="float">
            <text:p>1.43E-002</text:p>
          </table:table-cell>
          <table:table-cell table:style-name="ce4" office:value-type="float" office:value="0.00284" calcext:value-type="float">
            <text:p>2.84E-003</text:p>
          </table:table-cell>
          <table:table-cell office:value-type="float" office:value="9.5" calcext:value-type="float">
            <text:p>9.5</text:p>
          </table:table-cell>
          <table:table-cell table:number-columns-repeated="3"/>
          <table:table-cell table:formula="of:=[.C697]/1000" office:value-type="float" office:value="0.37785" calcext:value-type="float">
            <text:p>0.37785</text:p>
          </table:table-cell>
          <table:table-cell office:value-type="float" office:value="160" calcext:value-type="float">
            <text:p>160</text:p>
          </table:table-cell>
          <table:table-cell table:formula="of:=[.F697]*10^-7" office:value-type="float" office:value="0.000000000191" calcext:value-type="float">
            <text:p>1.910E-10</text:p>
          </table:table-cell>
          <table:table-cell table:style-name="ce10" table:formula="of:=([.H697]/100)*[.N695]" office:value-type="float" office:value="0.00000000008595" calcext:value-type="float">
            <text:p>8.595E-11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368.25" calcext:value-type="float">
            <text:p>368.2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10.78" calcext:value-type="float">
            <text:p>10.78</text:p>
          </table:table-cell>
          <table:table-cell table:style-name="ce4" office:value-type="float" office:value="0.004" calcext:value-type="float">
            <text:p>4.00E-003</text:p>
          </table:table-cell>
          <table:table-cell table:style-name="ce4" office:value-type="float" office:value="0.00102" calcext:value-type="float">
            <text:p>1.02E-003</text:p>
          </table:table-cell>
          <table:table-cell office:value-type="float" office:value="10.5" calcext:value-type="float">
            <text:p>10.5</text:p>
          </table:table-cell>
          <table:table-cell table:number-columns-repeated="3"/>
          <table:table-cell table:formula="of:=[.C700]/1000" office:value-type="float" office:value="0.08541" calcext:value-type="float">
            <text:p>0.08541</text:p>
          </table:table-cell>
          <table:table-cell office:value-type="float" office:value="160" calcext:value-type="float">
            <text:p>160</text:p>
          </table:table-cell>
          <table:table-cell table:formula="of:=[.F700]*10^-7" office:value-type="float" office:value="0.000005925" calcext:value-type="float">
            <text:p>5.925E-6</text:p>
          </table:table-cell>
          <table:table-cell table:style-name="ce10" table:formula="of:=([.J700]/100)*[.N696]" office:value-type="float" office:value="0.0000000837921535706059" calcext:value-type="float">
            <text:p>8.379E-8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377.85" calcext:value-type="float">
            <text:p>377.8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11.28" calcext:value-type="float">
            <text:p>11.28</text:p>
          </table:table-cell>
          <table:table-cell table:style-name="ce4" office:value-type="float" office:value="0.00191" calcext:value-type="float">
            <text:p>1.91E-003</text:p>
          </table:table-cell>
          <table:table-cell table:style-name="ce4" office:value-type="float" office:value="0.00052" calcext:value-type="float">
            <text:p>5.20E-004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[.C701]/1000" office:value-type="float" office:value="0.10339" calcext:value-type="float">
            <text:p>0.10339</text:p>
          </table:table-cell>
          <table:table-cell office:value-type="float" office:value="160" calcext:value-type="float">
            <text:p>160</text:p>
          </table:table-cell>
          <table:table-cell table:formula="of:=[.F701]*10^-7" office:value-type="float" office:value="0.000003273" calcext:value-type="float">
            <text:p>3.273E-6</text:p>
          </table:table-cell>
          <table:table-cell table:style-name="ce10" table:formula="of:=([.J701]/100)*[.N697]" office:value-type="float" office:value="0.0000000462872098964714" calcext:value-type="float">
            <text:p>4.629E-8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5"/>
          <table:table-cell table:number-columns-repeated="6"/>
          <table:table-cell table:formula="of:=[.C702]/1000" office:value-type="float" office:value="0.14935" calcext:value-type="float">
            <text:p>0.14935</text:p>
          </table:table-cell>
          <table:table-cell office:value-type="float" office:value="160" calcext:value-type="float">
            <text:p>160</text:p>
          </table:table-cell>
          <table:table-cell table:formula="of:=[.F702]*10^-7" office:value-type="float" office:value="0.0000007678" calcext:value-type="float">
            <text:p>7.678E-7</text:p>
          </table:table-cell>
          <table:table-cell table:style-name="ce10" table:formula="of:=([.J702]/100)*[.N698]" office:value-type="float" office:value="0.0000000108583317319006" calcext:value-type="float">
            <text:p>1.086E-8</text:p>
          </table:table-cell>
          <table:table-cell table:number-columns-repeated="18"/>
        </table:table-row>
        <table:table-row table:style-name="ro2">
          <table:table-cell/>
          <table:table-cell table:style-name="ce1" office:value-type="string" calcext:value-type="string">
            <text:p>3He Final Run</text:p>
          </table:table-cell>
          <table:table-cell table:number-columns-repeated="2"/>
          <table:table-cell table:style-name="ce5"/>
          <table:table-cell office:value-type="string" calcext:value-type="string">
            <text:p>XS (nb/sr)</text:p>
          </table:table-cell>
          <table:table-cell/>
          <table:table-cell office:value-type="string" calcext:value-type="string">
            <text:p>Random Error</text:p>
          </table:table-cell>
          <table:table-cell table:style-name="ce1" office:value-type="string" calcext:value-type="string">
            <text:p>Systematic Error</text:p>
          </table:table-cell>
          <table:table-cell office:value-type="string" calcext:value-type="string">
            <text:p>Total Error</text:p>
          </table:table-cell>
          <table:table-cell/>
          <table:table-cell table:formula="of:=[.C703]/1000" office:value-type="float" office:value="0.18407" calcext:value-type="float">
            <text:p>0.18407</text:p>
          </table:table-cell>
          <table:table-cell office:value-type="float" office:value="160" calcext:value-type="float">
            <text:p>160</text:p>
          </table:table-cell>
          <table:table-cell table:formula="of:=[.F703]*10^-7" office:value-type="float" office:value="0.000000254" calcext:value-type="float">
            <text:p>2.540E-7</text:p>
          </table:table-cell>
          <table:table-cell table:style-name="ce10" table:formula="of:=([.J703]/100)*[.N699]" office:value-type="float" office:value="0.00000000359210244842766" calcext:value-type="float">
            <text:p>3.592E-9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85.41" calcext:value-type="float">
            <text:p>85.41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0.6864" calcext:value-type="float">
            <text:p>0.6864</text:p>
          </table:table-cell>
          <table:table-cell table:style-name="ce2" office:value-type="float" office:value="59.25" calcext:value-type="float">
            <text:p>5.925E+001</text:p>
          </table:table-cell>
          <table:table-cell table:style-name="ce2" office:value-type="float" office:value="0.6885" calcext:value-type="float">
            <text:p>6.885E-0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QRT([.H700]^2+[.I700]^2)" office:value-type="float" office:value="1.4142135623731" calcext:value-type="float">
            <text:p>1.4142135624</text:p>
          </table:table-cell>
          <table:table-cell/>
          <table:table-cell table:formula="of:=[.C704]/1000" office:value-type="float" office:value="0.22487" calcext:value-type="float">
            <text:p>0.22487</text:p>
          </table:table-cell>
          <table:table-cell office:value-type="float" office:value="160" calcext:value-type="float">
            <text:p>160</text:p>
          </table:table-cell>
          <table:table-cell table:formula="of:=[.F704]*10^-7" office:value-type="float" office:value="0.00000006868" calcext:value-type="float">
            <text:p>6.868E-8</text:p>
          </table:table-cell>
          <table:table-cell table:style-name="ce10" table:formula="of:=([.J704]/100)*[.N700]" office:value-type="float" office:value="0.00000000123814630799433" calcext:value-type="float">
            <text:p>1.238E-9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03.39" calcext:value-type="float">
            <text:p>103.39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0.994" calcext:value-type="float">
            <text:p>0.994</text:p>
          </table:table-cell>
          <table:table-cell table:style-name="ce2" office:value-type="float" office:value="32.73" calcext:value-type="float">
            <text:p>3.273E+001</text:p>
          </table:table-cell>
          <table:table-cell table:style-name="ce2" office:value-type="float" office:value="0.5639" calcext:value-type="float">
            <text:p>5.639E-0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QRT([.H701]^2+[.I701]^2)" office:value-type="float" office:value="1.4142135623731" calcext:value-type="float">
            <text:p>1.4142135624</text:p>
          </table:table-cell>
          <table:table-cell/>
          <table:table-cell table:formula="of:=[.C705]/1000" office:value-type="float" office:value="0.26652" calcext:value-type="float">
            <text:p>0.26652</text:p>
          </table:table-cell>
          <table:table-cell office:value-type="float" office:value="160" calcext:value-type="float">
            <text:p>160</text:p>
          </table:table-cell>
          <table:table-cell table:formula="of:=[.F705]*10^-7" office:value-type="float" office:value="0.00000001654" calcext:value-type="float">
            <text:p>1.654E-8</text:p>
          </table:table-cell>
          <table:table-cell table:style-name="ce10" table:formula="of:=([.J705]/100)*[.N701]" office:value-type="float" office:value="0.000000000369845643478465" calcext:value-type="float">
            <text:p>3.698E-1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49.35" calcext:value-type="float">
            <text:p>149.3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2.015" calcext:value-type="float">
            <text:p>2.015</text:p>
          </table:table-cell>
          <table:table-cell table:style-name="ce2" office:value-type="float" office:value="7.678" calcext:value-type="float">
            <text:p>7.678E+000</text:p>
          </table:table-cell>
          <table:table-cell table:style-name="ce2" office:value-type="float" office:value="0.2842" calcext:value-type="float">
            <text:p>2.842E-0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QRT([.H702]^2+[.I702]^2)" office:value-type="float" office:value="1.4142135623731" calcext:value-type="float">
            <text:p>1.4142135624</text:p>
          </table:table-cell>
          <table:table-cell/>
          <table:table-cell table:formula="of:=[.C706]/1000" office:value-type="float" office:value="0.28979" calcext:value-type="float">
            <text:p>0.28979</text:p>
          </table:table-cell>
          <table:table-cell office:value-type="float" office:value="160" calcext:value-type="float">
            <text:p>160</text:p>
          </table:table-cell>
          <table:table-cell table:formula="of:=[.F706]*10^-7" office:value-type="float" office:value="0.000000007407" calcext:value-type="float">
            <text:p>7.407E-9</text:p>
          </table:table-cell>
          <table:table-cell table:style-name="ce10" table:formula="of:=([.J706]/100)*[.N702]" office:value-type="float" office:value="0.000000000234229906288672" calcext:value-type="float">
            <text:p>2.342E-1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84.07" calcext:value-type="float">
            <text:p>184.07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2.995" calcext:value-type="float">
            <text:p>2.995</text:p>
          </table:table-cell>
          <table:table-cell table:style-name="ce2" office:value-type="float" office:value="2.54" calcext:value-type="float">
            <text:p>2.540E+000</text:p>
          </table:table-cell>
          <table:table-cell table:style-name="ce2" office:value-type="float" office:value="0.1459" calcext:value-type="float">
            <text:p>1.459E-0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QRT([.H703]^2+[.I703]^2)" office:value-type="float" office:value="1.4142135623731" calcext:value-type="float">
            <text:p>1.4142135624</text:p>
          </table:table-cell>
          <table:table-cell/>
          <table:table-cell table:formula="of:=[.C707]/1000" office:value-type="float" office:value="0.31243" calcext:value-type="float">
            <text:p>0.31243</text:p>
          </table:table-cell>
          <table:table-cell office:value-type="float" office:value="160" calcext:value-type="float">
            <text:p>160</text:p>
          </table:table-cell>
          <table:table-cell table:formula="of:=[.F707]*10^-7" office:value-type="float" office:value="0.00000000311" calcext:value-type="float">
            <text:p>3.110E-9</text:p>
          </table:table-cell>
          <table:table-cell table:style-name="ce10" table:formula="of:=([.J707]/100)*[.N703]" office:value-type="float" office:value="0.000000000158579506872736" calcext:value-type="float">
            <text:p>1.586E-1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224.87" calcext:value-type="float">
            <text:p>224.87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4.361" calcext:value-type="float">
            <text:p>4.361</text:p>
          </table:table-cell>
          <table:table-cell table:style-name="ce2" office:value-type="float" office:value="0.6868" calcext:value-type="float">
            <text:p>6.868E-001</text:p>
          </table:table-cell>
          <table:table-cell table:style-name="ce2" office:value-type="float" office:value="0.6036" calcext:value-type="float">
            <text:p>6.036E-00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SQRT([.H704]^2+[.I704]^2)" office:value-type="float" office:value="1.80277563773199" calcext:value-type="float">
            <text:p>1.8027756377</text:p>
          </table:table-cell>
          <table:table-cell/>
          <table:table-cell table:formula="of:=[.C708]/1000" office:value-type="float" office:value="0.34865" calcext:value-type="float">
            <text:p>0.34865</text:p>
          </table:table-cell>
          <table:table-cell office:value-type="float" office:value="160" calcext:value-type="float">
            <text:p>160</text:p>
          </table:table-cell>
          <table:table-cell table:formula="of:=[.F708]*10^-7" office:value-type="float" office:value="0.000000000823" calcext:value-type="float">
            <text:p>8.230E-10</text:p>
          </table:table-cell>
          <table:table-cell table:style-name="ce10" table:formula="of:=([.J708]/100)*[.N704]" office:value-type="float" office:value="0.0000000000991023233834606" calcext:value-type="float">
            <text:p>9.910E-11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266.52" calcext:value-type="float">
            <text:p>266.52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5.977" calcext:value-type="float">
            <text:p>5.977</text:p>
          </table:table-cell>
          <table:table-cell table:style-name="ce2" office:value-type="float" office:value="0.1654" calcext:value-type="float">
            <text:p>1.654E-001</text:p>
          </table:table-cell>
          <table:table-cell table:style-name="ce2" office:value-type="float" office:value="0.02092" calcext:value-type="float">
            <text:p>2.092E-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QRT([.H705]^2+[.I705]^2)" office:value-type="float" office:value="2.23606797749979" calcext:value-type="float">
            <text:p>2.2360679775</text:p>
          </table:table-cell>
          <table:table-cell table:number-columns-repeated="4"/>
          <table:table-cell table:style-name="ce10"/>
          <table:table-cell table:number-columns-repeated="18"/>
        </table:table-row>
        <table:table-row table:style-name="ro1">
          <table:table-cell table:number-columns-repeated="2"/>
          <table:table-cell office:value-type="float" office:value="289.79" calcext:value-type="float">
            <text:p>289.79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6.972" calcext:value-type="float">
            <text:p>6.972</text:p>
          </table:table-cell>
          <table:table-cell table:style-name="ce2" office:value-type="float" office:value="0.07407" calcext:value-type="float">
            <text:p>7.407E-002</text:p>
          </table:table-cell>
          <table:table-cell table:style-name="ce2" office:value-type="float" office:value="0.01123" calcext:value-type="float">
            <text:p>1.123E-0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QRT([.H706]^2+[.I706]^2)" office:value-type="float" office:value="3.16227766016838" calcext:value-type="float">
            <text:p>3.1622776602</text:p>
          </table:table-cell>
          <table:table-cell table:number-columns-repeated="4"/>
          <table:table-cell table:style-name="ce10"/>
          <table:table-cell table:number-columns-repeated="18"/>
        </table:table-row>
        <table:table-row table:style-name="ro1">
          <table:table-cell table:number-columns-repeated="2"/>
          <table:table-cell office:value-type="float" office:value="312.43" calcext:value-type="float">
            <text:p>312.43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float" office:value="0.0311" calcext:value-type="float">
            <text:p>3.110E-002</text:p>
          </table:table-cell>
          <table:table-cell table:style-name="ce2" office:value-type="float" office:value="0.00555" calcext:value-type="float">
            <text:p>5.550E-0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SQRT([.H707]^2+[.I707]^2)" office:value-type="float" office:value="5.09901951359278" calcext:value-type="float">
            <text:p>5.0990195136</text:p>
          </table:table-cell>
          <table:table-cell table:number-columns-repeated="4"/>
          <table:table-cell table:style-name="ce10"/>
          <table:table-cell table:number-columns-repeated="18"/>
        </table:table-row>
        <table:table-row table:style-name="ro1">
          <table:table-cell table:number-columns-repeated="2"/>
          <table:table-cell office:value-type="float" office:value="348.65" calcext:value-type="float">
            <text:p>348.6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9.76" calcext:value-type="float">
            <text:p>9.76</text:p>
          </table:table-cell>
          <table:table-cell table:style-name="ce2" office:value-type="float" office:value="0.00823" calcext:value-type="float">
            <text:p>8.230E-003</text:p>
          </table:table-cell>
          <table:table-cell table:style-name="ce2" office:value-type="float" office:value="0.00187" calcext:value-type="float">
            <text:p>1.870E-00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SQRT([.H708]^2+[.I708]^2)" office:value-type="float" office:value="12.0415945787923" calcext:value-type="float">
            <text:p>12.0415945788</text:p>
          </table:table-cell>
          <table:table-cell table:number-columns-repeated="4"/>
          <table:table-cell table:style-name="ce10"/>
          <table:table-cell table:number-columns-repeated="18"/>
        </table:table-row>
        <table:table-row table:style-name="ro1">
          <table:table-cell table:number-columns-repeated="4"/>
          <table:table-cell table:style-name="ce5"/>
          <table:table-cell table:number-columns-repeated="9"/>
          <table:table-cell table:style-name="ce10"/>
          <table:table-cell table:number-columns-repeated="18"/>
        </table:table-row>
        <table:table-row table:style-name="ro5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^2 (total FF)</text:p>
          </table:table-cell>
          <table:table-cell table:style-name="ce6" office:value-type="string" calcext:value-type="string">
            <text:p>epsilon m (mag scattering correction)</text:p>
          </table:table-cell>
          <table:table-cell table:style-name="ce1" office:value-type="string" calcext:value-type="string">
            <text:p>epsilon D (Coulomb distortion correction)</text:p>
          </table:table-cell>
          <table:table-cell table:style-name="ce1" office:value-type="string" calcext:value-type="string">
            <text:p>epsilon N (Normalization Correction)</text:p>
          </table:table-cell>
          <table:table-cell table:style-name="ce1" office:value-type="string" calcext:value-type="string">
            <text:p>Fc^2</text:p>
          </table:table-cell>
          <table:table-cell table:style-name="ce1" office:value-type="string" calcext:value-type="string">
            <text:p>Random Error (%)</text:p>
          </table:table-cell>
          <table:table-cell table:style-name="ce1" office:value-type="string" calcext:value-type="string">
            <text:p>Systematic Error %</text:p>
          </table:table-cell>
          <table:table-cell office:value-type="string" calcext:value-type="string">
            <text:p>Total Error</text:p>
          </table:table-cell>
          <table:table-cell office:value-type="string" calcext:value-type="string">
            <text:p>+/-</text:p>
          </table:table-cell>
          <table:table-cell table:number-columns-repeated="2"/>
          <table:table-cell office:value-type="string" calcext:value-type="string">
            <text:p>Q^2 (fm^-2)</text:p>
          </table:table-cell>
          <table:table-cell table:style-name="ce1" office:value-type="string" calcext:value-type="string">
            <text:p>Fc^2</text:p>
          </table:table-cell>
          <table:table-cell office:value-type="string" calcext:value-type="string">
            <text:p>+/-</text:p>
          </table:table-cell>
          <table:table-cell/>
          <table:table-cell office:value-type="string" calcext:value-type="string">
            <text:p>Q^2 (fm^-2)</text:p>
          </table:table-cell>
          <table:table-cell office:value-type="string" calcext:value-type="string">
            <text:p>|Fch|</text:p>
          </table:table-cell>
          <table:table-cell office:value-type="string" calcext:value-type="string">
            <text:p>Uncertainty |Fch|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908" calcext:value-type="float">
            <text:p>0.908</text:p>
          </table:table-cell>
          <table:table-cell table:style-name="ce5" office:value-type="float" office:value="0.998" calcext:value-type="float">
            <text:p>0.998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5" calcext:value-type="float">
            <text:p>0.995</text:p>
          </table:table-cell>
          <table:table-cell office:value-type="float" office:value="0.891" calcext:value-type="float">
            <text:p>0.891</text:p>
          </table:table-cell>
          <table:table-cell table:number-columns-repeated="2" office:value-type="float" office:value="1.5" calcext:value-type="float">
            <text:p>1.5</text:p>
          </table:table-cell>
          <table:table-cell table:formula="of:=SQRT([.I711]^2+[.J711]^2)" office:value-type="float" office:value="2.12132034355964" calcext:value-type="float">
            <text:p>2.1213203436</text:p>
          </table:table-cell>
          <table:table-cell table:formula="of:=[.H711]*[.K711]/100" office:value-type="float" office:value="0.0189009642611164" calcext:value-type="float">
            <text:p>0.018900964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89009642611164" calcext:value-type="float">
            <text:p>0.0189009643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SQRT([.P711])" office:value-type="float" office:value="0.943927963353136" calcext:value-type="float">
            <text:p>0.9439279634</text:p>
          </table:table-cell>
          <table:table-cell table:formula="of:=[.T711]/(2*[.P711])*[.Q711]" office:value-type="float" office:value="0.0100118679575791" calcext:value-type="float">
            <text:p>0.01001186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796" calcext:value-type="float">
            <text:p>0.796</text:p>
          </table:table-cell>
          <table:table-cell table:style-name="ce5" office:value-type="float" office:value="0.996" calcext:value-type="float">
            <text:p>0.996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5" calcext:value-type="float">
            <text:p>0.995</text:p>
          </table:table-cell>
          <table:table-cell office:value-type="float" office:value="0.782" calcext:value-type="float">
            <text:p>0.782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table:formula="of:=SQRT([.I712]^2+[.J712]^2)" office:value-type="float" office:value="1.92093727122985" calcext:value-type="float">
            <text:p>1.9209372712</text:p>
          </table:table-cell>
          <table:table-cell table:formula="of:=[.H712]*[.K712]/100" office:value-type="float" office:value="0.0150217294610175" calcext:value-type="float">
            <text:p>0.0150217295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782" calcext:value-type="float">
            <text:p>0.782</text:p>
          </table:table-cell>
          <table:table-cell office:value-type="float" office:value="0.0150217294610175" calcext:value-type="float">
            <text:p>0.0150217295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SQRT([.P712])" office:value-type="float" office:value="0.884307638777366" calcext:value-type="float">
            <text:p>0.8843076388</text:p>
          </table:table-cell>
          <table:table-cell table:formula="of:=[.T712]/(2*[.P712])*[.Q712]" office:value-type="float" office:value="0.00849349751280356" calcext:value-type="float">
            <text:p>0.008493497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703" calcext:value-type="float">
            <text:p>0.703</text:p>
          </table:table-cell>
          <table:table-cell table:style-name="ce5" office:value-type="float" office:value="0.994" calcext:value-type="float">
            <text:p>0.994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5" calcext:value-type="float">
            <text:p>0.995</text:p>
          </table:table-cell>
          <table:table-cell office:value-type="float" office:value="0.69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SQRT([.I713]^2+[.J713]^2)" office:value-type="float" office:value="1.80277563773199" calcext:value-type="float">
            <text:p>1.8027756377</text:p>
          </table:table-cell>
          <table:table-cell table:formula="of:=[.H713]*[.K713]/100" office:value-type="float" office:value="0.0124391519003508" calcext:value-type="float">
            <text:p>0.0124391519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69" calcext:value-type="float">
            <text:p>0.69</text:p>
          </table:table-cell>
          <table:table-cell office:value-type="float" office:value="0.0124391519003508" calcext:value-type="float">
            <text:p>0.0124391519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SQRT([.P713])" office:value-type="float" office:value="0.830662386291808" calcext:value-type="float">
            <text:p>0.8306623863</text:p>
          </table:table-cell>
          <table:table-cell table:formula="of:=[.T713]/(2*[.P713])*[.Q713]" office:value-type="float" office:value="0.00748748956593599" calcext:value-type="float">
            <text:p>0.007487489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556" calcext:value-type="float">
            <text:p>0.556</text:p>
          </table:table-cell>
          <table:table-cell table:style-name="ce5" office:value-type="float" office:value="0.99" calcext:value-type="float">
            <text:p>0.99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5" calcext:value-type="float">
            <text:p>0.995</text:p>
          </table:table-cell>
          <table:table-cell office:value-type="float" office:value="0.546" calcext:value-type="float">
            <text:p>0.546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SQRT([.I714]^2+[.J714]^2)" office:value-type="float" office:value="1.80277563773199" calcext:value-type="float">
            <text:p>1.8027756377</text:p>
          </table:table-cell>
          <table:table-cell table:formula="of:=[.H714]*[.K714]/100" office:value-type="float" office:value="0.00984315498201669" calcext:value-type="float">
            <text:p>0.00984315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546" calcext:value-type="float">
            <text:p>0.546</text:p>
          </table:table-cell>
          <table:table-cell office:value-type="float" office:value="0.00984315498201669" calcext:value-type="float">
            <text:p>0.009843155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SQRT([.P714])" office:value-type="float" office:value="0.738918128076447" calcext:value-type="float">
            <text:p>0.7389181281</text:p>
          </table:table-cell>
          <table:table-cell table:formula="of:=[.T714]/(2*[.P714])*[.Q714]" office:value-type="float" office:value="0.00666051799787374" calcext:value-type="float">
            <text:p>0.00666051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0.413" calcext:value-type="float">
            <text:p>0.413</text:p>
          </table:table-cell>
          <table:table-cell table:style-name="ce5" office:value-type="float" office:value="0.984" calcext:value-type="float">
            <text:p>0.984</text:p>
          </table:table-cell>
          <table:table-cell office:value-type="float" office:value="1.002" calcext:value-type="float">
            <text:p>1.002</text:p>
          </table:table-cell>
          <table:table-cell office:value-type="float" office:value="0.995" calcext:value-type="float">
            <text:p>0.995</text:p>
          </table:table-cell>
          <table:table-cell office:value-type="float" office:value="0.405" calcext:value-type="float">
            <text:p>0.40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SQRT([.I715]^2+[.J715]^2)" office:value-type="float" office:value="1.80277563773199" calcext:value-type="float">
            <text:p>1.8027756377</text:p>
          </table:table-cell>
          <table:table-cell table:formula="of:=[.H715]*[.K715]/100" office:value-type="float" office:value="0.00730124133281458" calcext:value-type="float">
            <text:p>0.0073012413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0.405" calcext:value-type="float">
            <text:p>0.405</text:p>
          </table:table-cell>
          <table:table-cell office:value-type="float" office:value="0.00730124133281458" calcext:value-type="float">
            <text:p>0.0073012413</text:p>
          </table:table-cell>
          <table:table-cell/>
          <table:table-cell office:value-type="float" office:value="0.75" calcext:value-type="float">
            <text:p>0.75</text:p>
          </table:table-cell>
          <table:table-cell table:formula="of:=SQRT([.P715])" office:value-type="float" office:value="0.636396103067893" calcext:value-type="float">
            <text:p>0.6363961031</text:p>
          </table:table-cell>
          <table:table-cell table:formula="of:=[.T715]/(2*[.P715])*[.Q715]" office:value-type="float" office:value="0.00573639695279188" calcext:value-type="float">
            <text:p>0.00573639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317" calcext:value-type="float">
            <text:p>0.317</text:p>
          </table:table-cell>
          <table:table-cell table:style-name="ce5" office:value-type="float" office:value="0.979" calcext:value-type="float">
            <text:p>0.979</text:p>
          </table:table-cell>
          <table:table-cell office:value-type="float" office:value="1.005" calcext:value-type="float">
            <text:p>1.005</text:p>
          </table:table-cell>
          <table:table-cell office:value-type="float" office:value="0.995" calcext:value-type="float">
            <text:p>0.995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SQRT([.I716]^2+[.J716]^2)" office:value-type="float" office:value="1.80277563773199" calcext:value-type="float">
            <text:p>1.8027756377</text:p>
          </table:table-cell>
          <table:table-cell table:formula="of:=[.H716]*[.K716]/100" office:value-type="float" office:value="0.00558860447696918" calcext:value-type="float">
            <text:p>0.00558860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office:value-type="float" office:value="0.00558860447696918" calcext:value-type="float">
            <text:p>0.0055886045</text:p>
          </table:table-cell>
          <table:table-cell/>
          <table:table-cell office:value-type="float" office:value="1" calcext:value-type="float">
            <text:p>1</text:p>
          </table:table-cell>
          <table:table-cell table:formula="of:=SQRT([.P716])" office:value-type="float" office:value="0.556776436283002" calcext:value-type="float">
            <text:p>0.5567764363</text:p>
          </table:table-cell>
          <table:table-cell table:formula="of:=[.T716]/(2*[.P716])*[.Q716]" office:value-type="float" office:value="0.00501871497497118" calcext:value-type="float">
            <text:p>0.005018715</text:p>
          </table:table-cell>
          <table:table-cell table:number-columns-repeated="12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28"/>
        </table:table-row>
        <table:table-row table:style-name="ro2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fm^-2</text:p>
          </table:table-cell>
          <table:table-cell office:value-type="string" calcext:value-type="string">
            <text:p>f^2</text:p>
          </table:table-cell>
          <table:table-cell table:style-name="ce5" office:value-type="string" calcext:value-type="string">
            <text:p>fC^2</text:p>
          </table:table-cell>
          <table:table-cell office:value-type="string" calcext:value-type="string">
            <text:p>fM^2</text:p>
          </table:table-cell>
          <table:table-cell office:value-type="string" calcext:value-type="string">
            <text:p>epsilon D</text:p>
          </table:table-cell>
          <table:table-cell office:value-type="string" calcext:value-type="string">
            <text:p>FM^2</text:p>
          </table:table-cell>
          <table:table-cell table:style-name="ce1" office:value-type="string" calcext:value-type="string">
            <text:p>Random Error (%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686" calcext:value-type="float">
            <text:p>0.686</text:p>
          </table:table-cell>
          <table:table-cell table:style-name="ce4" office:value-type="float" office:value="0.689" calcext:value-type="float">
            <text:p>6.89E-001</text:p>
          </table:table-cell>
          <table:table-cell table:style-name="ce4" office:value-type="float" office:value="0.44" calcext:value-type="float">
            <text:p>4.40E-001</text:p>
          </table:table-cell>
          <table:table-cell table:style-name="ce4" office:value-type="float" office:value="0.443" calcext:value-type="float">
            <text:p>4.43E-001</text:p>
          </table:table-cell>
          <table:table-cell office:value-type="float" office:value="0.98" calcext:value-type="float">
            <text:p>0.98</text:p>
          </table:table-cell>
          <table:table-cell table:style-name="ce4" office:value-type="float" office:value="0.434" calcext:value-type="float">
            <text:p>4.34E-001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994" calcext:value-type="float">
            <text:p>0.994</text:p>
          </table:table-cell>
          <table:table-cell table:style-name="ce4" office:value-type="float" office:value="0.564" calcext:value-type="float">
            <text:p>5.64E-001</text:p>
          </table:table-cell>
          <table:table-cell table:style-name="ce4" office:value-type="float" office:value="0.308" calcext:value-type="float">
            <text:p>3.08E-001</text:p>
          </table:table-cell>
          <table:table-cell table:style-name="ce4" office:value-type="float" office:value="0.315" calcext:value-type="float">
            <text:p>3.15E-001</text:p>
          </table:table-cell>
          <table:table-cell office:value-type="float" office:value="0.99" calcext:value-type="float">
            <text:p>0.99</text:p>
          </table:table-cell>
          <table:table-cell table:style-name="ce4" office:value-type="float" office:value="0.312" calcext:value-type="float">
            <text:p>3.12E-001</text:p>
          </table:table-cell>
          <table:table-cell office:value-type="float" office:value="2.5" calcext:value-type="float">
            <text:p>2.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2.015" calcext:value-type="float">
            <text:p>2.015</text:p>
          </table:table-cell>
          <table:table-cell table:style-name="ce4" office:value-type="float" office:value="0.284" calcext:value-type="float">
            <text:p>2.84E-001</text:p>
          </table:table-cell>
          <table:table-cell table:style-name="ce4" office:value-type="float" office:value="0.103" calcext:value-type="float">
            <text:p>1.03E-001</text:p>
          </table:table-cell>
          <table:table-cell table:style-name="ce4" office:value-type="float" office:value="0.11" calcext:value-type="float">
            <text:p>1.10E-001</text:p>
          </table:table-cell>
          <table:table-cell office:value-type="float" office:value="1.012" calcext:value-type="float">
            <text:p>1.012</text:p>
          </table:table-cell>
          <table:table-cell table:style-name="ce4" office:value-type="float" office:value="0.112" calcext:value-type="float">
            <text:p>1.12E-001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2.995" calcext:value-type="float">
            <text:p>2.995</text:p>
          </table:table-cell>
          <table:table-cell table:style-name="ce4" office:value-type="float" office:value="0.146" calcext:value-type="float">
            <text:p>1.46E-001</text:p>
          </table:table-cell>
          <table:table-cell table:style-name="ce4" office:value-type="float" office:value="0.0389" calcext:value-type="float">
            <text:p>3.89E-002</text:p>
          </table:table-cell>
          <table:table-cell table:style-name="ce4" office:value-type="float" office:value="0.0437" calcext:value-type="float">
            <text:p>4.37E-002</text:p>
          </table:table-cell>
          <table:table-cell office:value-type="float" office:value="1.029" calcext:value-type="float">
            <text:p>1.029</text:p>
          </table:table-cell>
          <table:table-cell table:style-name="ce4" office:value-type="float" office:value="0.045" calcext:value-type="float">
            <text:p>4.50E-002</text:p>
          </table:table-cell>
          <table:table-cell office:value-type="float" office:value="1.5" calcext:value-type="float">
            <text:p>1.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4.361" calcext:value-type="float">
            <text:p>4.361</text:p>
          </table:table-cell>
          <table:table-cell table:style-name="ce4" office:value-type="float" office:value="0.0604" calcext:value-type="float">
            <text:p>6.04E-002</text:p>
          </table:table-cell>
          <table:table-cell table:style-name="ce4" office:value-type="float" office:value="0.011" calcext:value-type="float">
            <text:p>1.10E-002</text:p>
          </table:table-cell>
          <table:table-cell table:style-name="ce4" office:value-type="float" office:value="0.0139" calcext:value-type="float">
            <text:p>1.39E-002</text:p>
          </table:table-cell>
          <table:table-cell office:value-type="float" office:value="1.047" calcext:value-type="float">
            <text:p>1.047</text:p>
          </table:table-cell>
          <table:table-cell table:style-name="ce4" office:value-type="float" office:value="0.0145" calcext:value-type="float">
            <text:p>1.45E-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**This line has a typo in the paper. FM^2 should be 1.45*10^-2 not 1.45*10^-1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5.977" calcext:value-type="float">
            <text:p>5.977</text:p>
          </table:table-cell>
          <table:table-cell table:style-name="ce4" office:value-type="float" office:value="0.021" calcext:value-type="float">
            <text:p>2.10E-002</text:p>
          </table:table-cell>
          <table:table-cell table:style-name="ce4" office:value-type="float" office:value="0.00255" calcext:value-type="float">
            <text:p>2.55E-003</text:p>
          </table:table-cell>
          <table:table-cell table:style-name="ce4" office:value-type="float" office:value="0.00376" calcext:value-type="float">
            <text:p>3.76E-003</text:p>
          </table:table-cell>
          <table:table-cell office:value-type="float" office:value="1.068" calcext:value-type="float">
            <text:p>1.068</text:p>
          </table:table-cell>
          <table:table-cell table:style-name="ce4" office:value-type="float" office:value="0.00402" calcext:value-type="float">
            <text:p>4.02E-003</text:p>
          </table:table-cell>
          <table:table-cell office:value-type="float" office:value="2.5" calcext:value-type="float">
            <text:p>2.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.972" calcext:value-type="float">
            <text:p>6.972</text:p>
          </table:table-cell>
          <table:table-cell table:style-name="ce4" office:value-type="float" office:value="0.0112" calcext:value-type="float">
            <text:p>1.12E-002</text:p>
          </table:table-cell>
          <table:table-cell table:style-name="ce4" office:value-type="float" office:value="0.00102" calcext:value-type="float">
            <text:p>1.02E-003</text:p>
          </table:table-cell>
          <table:table-cell table:style-name="ce4" office:value-type="float" office:value="0.00179" calcext:value-type="float">
            <text:p>1.79E-003</text:p>
          </table:table-cell>
          <table:table-cell office:value-type="float" office:value="1.08" calcext:value-type="float">
            <text:p>1.08</text:p>
          </table:table-cell>
          <table:table-cell table:style-name="ce4" office:value-type="float" office:value="0.00193" calcext:value-type="float">
            <text:p>1.93E-003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0.00555" calcext:value-type="float">
            <text:p>5.55E-003</text:p>
          </table:table-cell>
          <table:table-cell table:style-name="ce4" office:value-type="float" office:value="0.000372" calcext:value-type="float">
            <text:p>3.72E-004</text:p>
          </table:table-cell>
          <table:table-cell table:style-name="ce4" office:value-type="float" office:value="0.000792" calcext:value-type="float">
            <text:p>7.92E-004</text:p>
          </table:table-cell>
          <table:table-cell office:value-type="float" office:value="1.093" calcext:value-type="float">
            <text:p>1.093</text:p>
          </table:table-cell>
          <table:table-cell table:style-name="ce4" office:value-type="float" office:value="0.000866" calcext:value-type="float">
            <text:p>8.66E-004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9.76" calcext:value-type="float">
            <text:p>9.76</text:p>
          </table:table-cell>
          <table:table-cell table:style-name="ce4" office:value-type="float" office:value="0.00187" calcext:value-type="float">
            <text:p>1.87E-003</text:p>
          </table:table-cell>
          <table:table-cell table:style-name="ce4" office:value-type="float" office:value="0.000042" calcext:value-type="float">
            <text:p>4.20E-005</text:p>
          </table:table-cell>
          <table:table-cell table:style-name="ce4" office:value-type="float" office:value="0.000229" calcext:value-type="float">
            <text:p>2.29E-004</text:p>
          </table:table-cell>
          <table:table-cell office:value-type="float" office:value="1.114" calcext:value-type="float">
            <text:p>1.114</text:p>
          </table:table-cell>
          <table:table-cell table:style-name="ce4" office:value-type="float" office:value="0.000255" calcext:value-type="float">
            <text:p>2.55E-004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.03" calcext:value-type="float">
            <text:p>3.03</text:p>
          </table:table-cell>
          <table:table-cell table:style-name="ce4" office:value-type="float" office:value="0.142" calcext:value-type="float">
            <text:p>1.42E-001</text:p>
          </table:table-cell>
          <table:table-cell table:style-name="ce4" office:value-type="float" office:value="0.0375" calcext:value-type="float">
            <text:p>3.75E-002</text:p>
          </table:table-cell>
          <table:table-cell table:style-name="ce4" office:value-type="float" office:value="0.042" calcext:value-type="float">
            <text:p>4.20E-002</text:p>
          </table:table-cell>
          <table:table-cell office:value-type="float" office:value="1.028" calcext:value-type="float">
            <text:p>1.028</text:p>
          </table:table-cell>
          <table:table-cell table:style-name="ce4" office:value-type="float" office:value="0.0432" calcext:value-type="float">
            <text:p>4.32E-002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4.05" calcext:value-type="float">
            <text:p>4.05</text:p>
          </table:table-cell>
          <table:table-cell table:style-name="ce4" office:value-type="float" office:value="0.0733" calcext:value-type="float">
            <text:p>7.33E-002</text:p>
          </table:table-cell>
          <table:table-cell table:style-name="ce4" office:value-type="float" office:value="0.0145" calcext:value-type="float">
            <text:p>1.45E-002</text:p>
          </table:table-cell>
          <table:table-cell table:style-name="ce4" office:value-type="float" office:value="0.0178" calcext:value-type="float">
            <text:p>1.78E-002</text:p>
          </table:table-cell>
          <table:table-cell office:value-type="float" office:value="1.043" calcext:value-type="float">
            <text:p>1.043</text:p>
          </table:table-cell>
          <table:table-cell table:style-name="ce4" office:value-type="float" office:value="0.0185" calcext:value-type="float">
            <text:p>1.85E-002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4.85" calcext:value-type="float">
            <text:p>4.85</text:p>
          </table:table-cell>
          <table:table-cell table:style-name="ce4" office:value-type="float" office:value="0.0447" calcext:value-type="float">
            <text:p>4.47E-002</text:p>
          </table:table-cell>
          <table:table-cell table:style-name="ce4" office:value-type="float" office:value="0.00704" calcext:value-type="float">
            <text:p>7.04E-003</text:p>
          </table:table-cell>
          <table:table-cell table:style-name="ce4" office:value-type="float" office:value="0.0095" calcext:value-type="float">
            <text:p>9.50E-003</text:p>
          </table:table-cell>
          <table:table-cell office:value-type="float" office:value="1.054" calcext:value-type="float">
            <text:p>1.054</text:p>
          </table:table-cell>
          <table:table-cell table:style-name="ce4" office:value-type="float" office:value="0.01" calcext:value-type="float">
            <text:p>1.00E-002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5.62" calcext:value-type="float">
            <text:p>5.62</text:p>
          </table:table-cell>
          <table:table-cell table:style-name="ce4" office:value-type="float" office:value="0.0257" calcext:value-type="float">
            <text:p>2.57E-002</text:p>
          </table:table-cell>
          <table:table-cell table:style-name="ce4" office:value-type="float" office:value="0.00352" calcext:value-type="float">
            <text:p>3.52E-003</text:p>
          </table:table-cell>
          <table:table-cell table:style-name="ce4" office:value-type="float" office:value="0.00482" calcext:value-type="float">
            <text:p>4.82E-003</text:p>
          </table:table-cell>
          <table:table-cell office:value-type="float" office:value="1.063" calcext:value-type="float">
            <text:p>1.063</text:p>
          </table:table-cell>
          <table:table-cell table:style-name="ce4" office:value-type="float" office:value="0.00512" calcext:value-type="float">
            <text:p>5.12E-003</text:p>
          </table:table-cell>
          <table:table-cell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.19" calcext:value-type="float">
            <text:p>6.19</text:p>
          </table:table-cell>
          <table:table-cell table:style-name="ce4" office:value-type="float" office:value="0.0186" calcext:value-type="float">
            <text:p>1.86E-002</text:p>
          </table:table-cell>
          <table:table-cell table:style-name="ce4" office:value-type="float" office:value="0.0021" calcext:value-type="float">
            <text:p>2.10E-003</text:p>
          </table:table-cell>
          <table:table-cell table:style-name="ce4" office:value-type="float" office:value="0.00326" calcext:value-type="float">
            <text:p>3.26E-003</text:p>
          </table:table-cell>
          <table:table-cell office:value-type="float" office:value="1.07" calcext:value-type="float">
            <text:p>1.07</text:p>
          </table:table-cell>
          <table:table-cell table:style-name="ce4" office:value-type="float" office:value="0.00349" calcext:value-type="float">
            <text:p>3.49E-003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.7" calcext:value-type="float">
            <text:p>6.7</text:p>
          </table:table-cell>
          <table:table-cell table:style-name="ce4" office:value-type="float" office:value="0.0125" calcext:value-type="float">
            <text:p>1.25E-002</text:p>
          </table:table-cell>
          <table:table-cell table:style-name="ce4" office:value-type="float" office:value="0.00131" calcext:value-type="float">
            <text:p>1.31E-003</text:p>
          </table:table-cell>
          <table:table-cell table:style-name="ce4" office:value-type="float" office:value="0.00204" calcext:value-type="float">
            <text:p>2.04E-003</text:p>
          </table:table-cell>
          <table:table-cell office:value-type="float" office:value="1.076" calcext:value-type="float">
            <text:p>1.076</text:p>
          </table:table-cell>
          <table:table-cell table:style-name="ce4" office:value-type="float" office:value="0.0022" calcext:value-type="float">
            <text:p>2.20E-003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.35" calcext:value-type="float">
            <text:p>7.35</text:p>
          </table:table-cell>
          <table:table-cell table:style-name="ce4" office:value-type="float" office:value="0.00888" calcext:value-type="float">
            <text:p>8.88E-003</text:p>
          </table:table-cell>
          <table:table-cell table:style-name="ce4" office:value-type="float" office:value="0.00071" calcext:value-type="float">
            <text:p>7.10E-004</text:p>
          </table:table-cell>
          <table:table-cell table:style-name="ce4" office:value-type="float" office:value="0.00136" calcext:value-type="float">
            <text:p>1.36E-003</text:p>
          </table:table-cell>
          <table:table-cell office:value-type="float" office:value="1.084" calcext:value-type="float">
            <text:p>1.084</text:p>
          </table:table-cell>
          <table:table-cell table:style-name="ce4" office:value-type="float" office:value="0.00147" calcext:value-type="float">
            <text:p>1.47E-003</text:p>
          </table:table-cell>
          <table:table-cell office:value-type="float" office:value="6.5" calcext:value-type="float">
            <text:p>6.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.85" calcext:value-type="float">
            <text:p>7.85</text:p>
          </table:table-cell>
          <table:table-cell table:style-name="ce4" office:value-type="float" office:value="0.00698" calcext:value-type="float">
            <text:p>6.98E-003</text:p>
          </table:table-cell>
          <table:table-cell table:style-name="ce4" office:value-type="float" office:value="0.000435" calcext:value-type="float">
            <text:p>4.35E-004</text:p>
          </table:table-cell>
          <table:table-cell table:style-name="ce4" office:value-type="float" office:value="0.00102" calcext:value-type="float">
            <text:p>1.02E-003</text:p>
          </table:table-cell>
          <table:table-cell office:value-type="float" office:value="1.09" calcext:value-type="float">
            <text:p>1.09</text:p>
          </table:table-cell>
          <table:table-cell table:style-name="ce4" office:value-type="float" office:value="0.00111" calcext:value-type="float">
            <text:p>1.11E-003</text:p>
          </table:table-cell>
          <table:table-cell office:value-type="float" office:value="7.5" calcext:value-type="float">
            <text:p>7.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8.31" calcext:value-type="float">
            <text:p>8.31</text:p>
          </table:table-cell>
          <table:table-cell table:style-name="ce4" office:value-type="float" office:value="0.00479" calcext:value-type="float">
            <text:p>4.79E-003</text:p>
          </table:table-cell>
          <table:table-cell table:style-name="ce4" office:value-type="float" office:value="0.000267" calcext:value-type="float">
            <text:p>2.67E-004</text:p>
          </table:table-cell>
          <table:table-cell table:style-name="ce4" office:value-type="float" office:value="0.000665" calcext:value-type="float">
            <text:p>6.65E-004</text:p>
          </table:table-cell>
          <table:table-cell office:value-type="float" office:value="1.096" calcext:value-type="float">
            <text:p>1.096</text:p>
          </table:table-cell>
          <table:table-cell table:style-name="ce4" office:value-type="float" office:value="0.000729" calcext:value-type="float">
            <text:p>7.29E-004</text:p>
          </table:table-cell>
          <table:table-cell office:value-type="float" office:value="8.5" calcext:value-type="float">
            <text:p>8.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8.78" calcext:value-type="float">
            <text:p>8.78</text:p>
          </table:table-cell>
          <table:table-cell table:style-name="ce4" office:value-type="float" office:value="0.00284" calcext:value-type="float">
            <text:p>2.84E-003</text:p>
          </table:table-cell>
          <table:table-cell table:style-name="ce4" office:value-type="float" office:value="0.000158" calcext:value-type="float">
            <text:p>1.58E-004</text:p>
          </table:table-cell>
          <table:table-cell table:style-name="ce4" office:value-type="float" office:value="0.000373" calcext:value-type="float">
            <text:p>3.73E-004</text:p>
          </table:table-cell>
          <table:table-cell office:value-type="float" office:value="1.102" calcext:value-type="float">
            <text:p>1.102</text:p>
          </table:table-cell>
          <table:table-cell table:style-name="ce4" office:value-type="float" office:value="0.000411" calcext:value-type="float">
            <text:p>4.11E-004</text:p>
          </table:table-cell>
          <table:table-cell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0.78" calcext:value-type="float">
            <text:p>10.78</text:p>
          </table:table-cell>
          <table:table-cell table:style-name="ce4" office:value-type="float" office:value="0.00102" calcext:value-type="float">
            <text:p>1.02E-003</text:p>
          </table:table-cell>
          <table:table-cell table:style-name="ce4" office:value-type="float" office:value="0.00001" calcext:value-type="float">
            <text:p>1.00E-005</text:p>
          </table:table-cell>
          <table:table-cell table:style-name="ce4" office:value-type="float" office:value="0.000116" calcext:value-type="float">
            <text:p>1.16E-004</text:p>
          </table:table-cell>
          <table:table-cell office:value-type="float" office:value="1.126" calcext:value-type="float">
            <text:p>1.126</text:p>
          </table:table-cell>
          <table:table-cell table:style-name="ce4" office:value-type="float" office:value="0.000131" calcext:value-type="float">
            <text:p>1.31E-004</text:p>
          </table:table-cell>
          <table:table-cell office:value-type="float" office:value="10.5" calcext:value-type="float">
            <text:p>10.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1.28" calcext:value-type="float">
            <text:p>11.28</text:p>
          </table:table-cell>
          <table:table-cell table:style-name="ce4" office:value-type="float" office:value="0.00052" calcext:value-type="float">
            <text:p>5.20E-004</text:p>
          </table:table-cell>
          <table:table-cell table:style-name="ce4" office:value-type="float" office:value="0.00001" calcext:value-type="float">
            <text:p>1.00E-005</text:p>
          </table:table-cell>
          <table:table-cell table:style-name="ce4" office:value-type="float" office:value="0.000056" calcext:value-type="float">
            <text:p>5.60E-005</text:p>
          </table:table-cell>
          <table:table-cell office:value-type="float" office:value="1.132" calcext:value-type="float">
            <text:p>1.132</text:p>
          </table:table-cell>
          <table:table-cell table:style-name="ce4" office:value-type="float" office:value="0.000063" calcext:value-type="float">
            <text:p>6.30E-005</text:p>
          </table:table-cell>
          <table:table-cell office:value-type="float" office:value="45" calcext:value-type="float">
            <text:p>45</text:p>
          </table:table-cell>
          <table:table-cell table:number-columns-repeated="24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This data is the data used at the end of Amroun's 1994 paper. So it is duplicate data.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The FF data has has phase-shift correction applied.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Ref11 Amroun: Mag FF of 3He. Cavedon, Sick. Phys Rev Letters vol 49, No.14. 4 October 1982</text:p>
          </table:table-cell>
          <table:table-cell/>
          <table:table-cell table:style-name="ce5"/>
          <table:table-cell table:number-columns-repeated="28"/>
        </table:table-row>
        <table:table-row table:style-name="ro1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Energy (MeV)</text:p>
          </table:table-cell>
          <table:table-cell office:value-type="string" calcext:value-type="string">
            <text:p>Angle (deg.)</text:p>
          </table:table-cell>
          <table:table-cell table:style-name="Default" office:value-type="string" calcext:value-type="string">
            <text:p>qmu^2 (fm^-2)</text:p>
          </table:table-cell>
          <table:table-cell table:style-name="ce5" office:value-type="string" calcext:value-type="string">
            <text:p>FM^2</text:p>
          </table:table-cell>
          <table:table-cell office:value-type="string" calcext:value-type="string">
            <text:p>+/-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300.5" calcext:value-type="float">
            <text:p>300.5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7.34" calcext:value-type="float">
            <text:p>7.34</text:p>
          </table:table-cell>
          <table:table-cell table:style-name="ce4" office:value-type="float" office:value="0.00139" calcext:value-type="float">
            <text:p>1.39E-003</text:p>
          </table:table-cell>
          <table:table-cell table:style-name="ce4" office:value-type="float" office:value="0.00005" calcext:value-type="float">
            <text:p>5.00E-00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325.5" calcext:value-type="float">
            <text:p>325.5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8.5" calcext:value-type="float">
            <text:p>8.5</text:p>
          </table:table-cell>
          <table:table-cell table:style-name="ce4" office:value-type="float" office:value="0.000545" calcext:value-type="float">
            <text:p>5.45E-004</text:p>
          </table:table-cell>
          <table:table-cell table:style-name="ce4" office:value-type="float" office:value="0.000031" calcext:value-type="float">
            <text:p>3.10E-00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350.4" calcext:value-type="float">
            <text:p>350.4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9.72" calcext:value-type="float">
            <text:p>9.72</text:p>
          </table:table-cell>
          <table:table-cell table:style-name="ce4" office:value-type="float" office:value="0.000241" calcext:value-type="float">
            <text:p>2.41E-004</text:p>
          </table:table-cell>
          <table:table-cell table:style-name="ce4" office:value-type="float" office:value="0.000015" calcext:value-type="float">
            <text:p>1.50E-00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375.7" calcext:value-type="float">
            <text:p>375.7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1.01" calcext:value-type="float">
            <text:p>11.01</text:p>
          </table:table-cell>
          <table:table-cell table:style-name="ce4" office:value-type="float" office:value="0.0000908" calcext:value-type="float">
            <text:p>9.08E-005</text:p>
          </table:table-cell>
          <table:table-cell table:style-name="ce4" office:value-type="float" office:value="0.0000088" calcext:value-type="float">
            <text:p>8.80E-006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400.5" calcext:value-type="float">
            <text:p>400.5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2.35" calcext:value-type="float">
            <text:p>12.35</text:p>
          </table:table-cell>
          <table:table-cell table:style-name="ce4" office:value-type="float" office:value="0.0000283" calcext:value-type="float">
            <text:p>2.83E-005</text:p>
          </table:table-cell>
          <table:table-cell table:style-name="ce4" office:value-type="float" office:value="0.0000038" calcext:value-type="float">
            <text:p>3.80E-006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420.8" calcext:value-type="float">
            <text:p>420.8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3.49" calcext:value-type="float">
            <text:p>13.49</text:p>
          </table:table-cell>
          <table:table-cell table:style-name="ce4" office:value-type="float" office:value="0.0000114" calcext:value-type="float">
            <text:p>1.14E-005</text:p>
          </table:table-cell>
          <table:table-cell table:style-name="ce4" office:value-type="float" office:value="0.0000019" calcext:value-type="float">
            <text:p>1.90E-006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450.3" calcext:value-type="float">
            <text:p>450.3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5.21" calcext:value-type="float">
            <text:p>15.21</text:p>
          </table:table-cell>
          <table:table-cell table:style-name="ce5" office:value-type="string" calcext:value-type="string">
            <text:p>&lt;2e-6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514.1" calcext:value-type="float">
            <text:p>514.1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9.19" calcext:value-type="float">
            <text:p>19.19</text:p>
          </table:table-cell>
          <table:table-cell table:style-name="ce5" office:value-type="string" calcext:value-type="string">
            <text:p>&lt;2e-7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568.3" calcext:value-type="float">
            <text:p>568.3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2.83" calcext:value-type="float">
            <text:p>22.83</text:p>
          </table:table-cell>
          <table:table-cell table:style-name="ce5" office:value-type="string" calcext:value-type="string">
            <text:p>&lt;8e-7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584.9" calcext:value-type="float">
            <text:p>584.9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3.98" calcext:value-type="float">
            <text:p>23.98</text:p>
          </table:table-cell>
          <table:table-cell table:style-name="ce4" office:value-type="float" office:value="0.00000154" calcext:value-type="float">
            <text:p>1.54E-006</text:p>
          </table:table-cell>
          <table:table-cell table:style-name="ce4" office:value-type="float" office:value="0.0000005" calcext:value-type="float">
            <text:p>5.00E-007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603.9" calcext:value-type="float">
            <text:p>603.9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5.33" calcext:value-type="float">
            <text:p>25.33</text:p>
          </table:table-cell>
          <table:table-cell table:style-name="ce4" office:value-type="float" office:value="0.00000187" calcext:value-type="float">
            <text:p>1.87E-006</text:p>
          </table:table-cell>
          <table:table-cell table:style-name="ce4" office:value-type="float" office:value="0.00000048" calcext:value-type="float">
            <text:p>4.80E-007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629.6" calcext:value-type="float">
            <text:p>629.6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7.2" calcext:value-type="float">
            <text:p>27.2</text:p>
          </table:table-cell>
          <table:table-cell table:style-name="ce4" office:value-type="float" office:value="0.000000713" calcext:value-type="float">
            <text:p>7.13E-007</text:p>
          </table:table-cell>
          <table:table-cell table:style-name="ce4" office:value-type="float" office:value="0.00000032" calcext:value-type="float">
            <text:p>3.20E-007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659.3" calcext:value-type="float">
            <text:p>659.3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9.41" calcext:value-type="float">
            <text:p>29.41</text:p>
          </table:table-cell>
          <table:table-cell table:style-name="ce4" office:value-type="float" office:value="0.000000748" calcext:value-type="float">
            <text:p>7.48E-007</text:p>
          </table:table-cell>
          <table:table-cell table:style-name="ce4" office:value-type="float" office:value="0.0000003" calcext:value-type="float">
            <text:p>3.00E-007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688.9" calcext:value-type="float">
            <text:p>688.9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31.67" calcext:value-type="float">
            <text:p>31.67</text:p>
          </table:table-cell>
          <table:table-cell table:style-name="ce4" office:value-type="float" office:value="0.000000703" calcext:value-type="float">
            <text:p>7.03E-007</text:p>
          </table:table-cell>
          <table:table-cell table:style-name="ce4" office:value-type="float" office:value="0.000000239" calcext:value-type="float">
            <text:p>2.39E-007</text:p>
          </table:table-cell>
          <table:table-cell table:number-columns-repeated="26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Ref12 Amroun: 3H EM Ffs. Juster, Sick, Phys Rev. Letters vol. 55, No.21. 18 November 1985.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I think this may be the data at the end of Amroun 1994.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3H</text:p>
          </table:table-cell>
          <table:table-cell office:value-type="string" calcext:value-type="string">
            <text:p>FF normalized to 1. SOG fit. Gamma = 0.6532 (rms = 0.8).</text:p>
          </table:table-cell>
          <table:table-cell/>
          <table:table-cell table:style-name="ce5"/>
          <table:table-cell/>
          <table:table-cell office:value-type="string" calcext:value-type="string">
            <text:p>15 different energies from 190-685 MeV and 25-104 deg and 155 deg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Ri (fm)</text:p>
          </table:table-cell>
          <table:table-cell office:value-type="string" calcext:value-type="string">
            <text:p>QiCh</text:p>
          </table:table-cell>
          <table:table-cell table:style-name="ce5" office:value-type="string" calcext:value-type="string">
            <text:p>QiM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0.035952" calcext:value-type="float">
            <text:p>0.035952</text:p>
          </table:table-cell>
          <table:table-cell table:style-name="ce5" office:value-type="float" office:value="0.001315" calcext:value-type="float">
            <text:p>0.001315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027778" calcext:value-type="float">
            <text:p>0.027778</text:p>
          </table:table-cell>
          <table:table-cell table:style-name="ce5" office:value-type="float" office:value="0.093538" calcext:value-type="float">
            <text:p>0.093538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131291" calcext:value-type="float">
            <text:p>0.131291</text:p>
          </table:table-cell>
          <table:table-cell table:style-name="ce5" office:value-type="float" office:value="0.150007" calcext:value-type="float">
            <text:p>0.150007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221551" calcext:value-type="float">
            <text:p>0.221551</text:p>
          </table:table-cell>
          <table:table-cell table:style-name="ce5" office:value-type="float" office:value="0.156982" calcext:value-type="float">
            <text:p>0.156982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0.253691" calcext:value-type="float">
            <text:p>0.253691</text:p>
          </table:table-cell>
          <table:table-cell table:style-name="ce5" office:value-type="float" office:value="0.24609" calcext:value-type="float">
            <text:p>0.24609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.072905" calcext:value-type="float">
            <text:p>0.072905</text:p>
          </table:table-cell>
          <table:table-cell table:style-name="ce5" office:value-type="float" office:value="0.13056" calcext:value-type="float">
            <text:p>0.13056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52243" calcext:value-type="float">
            <text:p>0.152243</text:p>
          </table:table-cell>
          <table:table-cell table:style-name="ce5" office:value-type="float" office:value="0.137359" calcext:value-type="float">
            <text:p>0.137359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051564" calcext:value-type="float">
            <text:p>0.051564</text:p>
          </table:table-cell>
          <table:table-cell table:style-name="ce5" office:value-type="float" office:value="0.055848" calcext:value-type="float">
            <text:p>0.055848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53023" calcext:value-type="float">
            <text:p>0.053023</text:p>
          </table:table-cell>
          <table:table-cell table:style-name="ce5" office:value-type="float" office:value="0.029534" calcext:value-type="float">
            <text:p>0.029534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formula="of:=SUM([.D765:.D773])" office:value-type="float" office:value="0.999998" calcext:value-type="float">
            <text:p>0.999998</text:p>
          </table:table-cell>
          <table:table-cell table:style-name="ce5" table:formula="of:=SUM([.E765:.E773])" office:value-type="float" office:value="1.001233" calcext:value-type="float">
            <text:p>1.001233</text:p>
          </table:table-cell>
          <table:table-cell table:number-columns-repeated="28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Ref13 Amroun: Isoscalar/Isovector Ffs of 3H and 3He Q&lt; 2.9fm^-1, Beck McCarthy. Phys. Rev. Letters vol. 59, No. 14. 5 October 1987 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Effective plane-wave Ffs with total random uncertainties. (May need to add systematic?)</text:p>
          </table:table-cell>
          <table:table-cell table:number-columns-repeated="5"/>
          <table:table-cell office:value-type="string" calcext:value-type="string">
            <text:p>54 and 134.5 deg</text:p>
          </table:table-cell>
          <table:table-cell table:number-columns-repeated="4"/>
          <table:table-cell office:value-type="string" calcext:value-type="string">
            <text:p>3He</text:p>
          </table:table-cell>
          <table:table-cell table:number-columns-repeated="2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Q (fm^-1)</text:p>
          </table:table-cell>
          <table:table-cell office:value-type="string" calcext:value-type="string">
            <text:p>F^S_ch</text:p>
          </table:table-cell>
          <table:table-cell table:style-name="Default" office:value-type="string" calcext:value-type="string">
            <text:p>+/-</text:p>
          </table:table-cell>
          <table:table-cell table:style-name="ce2" office:value-type="string" calcext:value-type="string">
            <text:p>F^V_ch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F^S_m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F^V_m</text:p>
          </table:table-cell>
          <table:table-cell office:value-type="string" calcext:value-type="string">
            <text:p>+/-</text:p>
          </table:table-cell>
          <table:table-cell/>
          <table:table-cell office:value-type="string" calcext:value-type="string">
            <text:p>M 3He (GeV)</text:p>
          </table:table-cell>
          <table:table-cell table:style-name="Default" office:value-type="string" calcext:value-type="string">
            <text:p>Theta 1 (rad)</text:p>
          </table:table-cell>
          <table:table-cell office:value-type="string" calcext:value-type="string">
            <text:p>Theta 2 (rad)</text:p>
          </table:table-cell>
          <table:table-cell office:value-type="string" calcext:value-type="string">
            <text:p>Q^2 (GeV)</text:p>
          </table:table-cell>
          <table:table-cell table:style-name="ce10" office:value-type="string" calcext:value-type="string">
            <text:p>E0 (54 deg)</text:p>
          </table:table-cell>
          <table:table-cell office:value-type="string" calcext:value-type="string">
            <text:p>E0 (134.5 deg)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1.419" calcext:value-type="float">
            <text:p>1.419</text:p>
          </table:table-cell>
          <table:table-cell table:style-name="ce5" office:value-type="float" office:value="0.028" calcext:value-type="float">
            <text:p>0.028</text:p>
          </table:table-cell>
          <table:table-cell office:value-type="float" office:value="0.433" calcext:value-type="float">
            <text:p>0.433</text:p>
          </table:table-cell>
          <table:table-cell office:value-type="float" office:value="0.027" calcext:value-type="float">
            <text:p>0.027</text:p>
          </table:table-cell>
          <table:table-cell table:number-columns-repeated="5"/>
          <table:table-cell table:formula="of:=3.0160293*0.9315" office:value-type="float" office:value="2.80943129295" calcext:value-type="float">
            <text:p>2.809431293</text:p>
          </table:table-cell>
          <table:table-cell table:style-name="Default" table:formula="of:=54*PI()/180" office:value-type="float" office:value="0.942477796076938" calcext:value-type="float">
            <text:p>0.9424777961</text:p>
          </table:table-cell>
          <table:table-cell table:formula="of:=134.5*PI()/180" office:value-type="float" office:value="2.34746784393237" calcext:value-type="float">
            <text:p>2.3474678439</text:p>
          </table:table-cell>
          <table:table-cell table:formula="of:=[.C779]^2*(1/25.7)" office:value-type="float" office:value="0.00350194552529183" calcext:value-type="float">
            <text:p>0.0035019455</text:p>
          </table:table-cell>
          <table:table-cell table:style-name="ce5" table:formula="of:=([.P779]+(1/SIN([.N$779]/2)^2)*SQRT( [.P779]*(SIN([.N$779]/2)^4)*(4*[.M$779]^2*(1/SIN([.N$779]/2)^2) + [.P779]) ) )/(4*[.M$779])" office:value-type="float" office:value="0.0654869027359023" calcext:value-type="float">
            <text:p>0.0654869027</text:p>
          </table:table-cell>
          <table:table-cell table:style-name="ce9" table:formula="of:=([.P779]+(1/SIN([.O$779]/2)^2)*SQRT( [.P779]*(SIN([.O$779]/2)^4)*(4*[.M$779]^2*(1/SIN([.O$779]/2)^2) + [.P779]) ) )/(4*[.M$779])" office:value-type="float" office:value="0.0323979214991169" calcext:value-type="float">
            <text:p>0.032397921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501" calcext:value-type="float">
            <text:p>0.501</text:p>
          </table:table-cell>
          <table:table-cell office:value-type="float" office:value="1.283" calcext:value-type="float">
            <text:p>1.283</text:p>
          </table:table-cell>
          <table:table-cell table:style-name="ce5" office:value-type="float" office:value="0.024" calcext:value-type="float">
            <text:p>0.024</text:p>
          </table:table-cell>
          <table:table-cell office:value-type="float" office:value="0.388" calcext:value-type="float">
            <text:p>0.388</text:p>
          </table:table-cell>
          <table:table-cell office:value-type="float" office:value="0.024" calcext:value-type="float">
            <text:p>0.024</text:p>
          </table:table-cell>
          <table:table-cell table:number-columns-repeated="8"/>
          <table:table-cell table:formula="of:=[.C780]^2*(1/25.7)" office:value-type="float" office:value="0.00976657587548638" calcext:value-type="float">
            <text:p>0.0097665759</text:p>
          </table:table-cell>
          <table:table-cell table:style-name="ce5" table:formula="of:=([.P780]+(1/SIN([.N$779]/2)^2)*SQRT( [.P780]*(SIN([.N$779]/2)^4)*(4*[.M$779]^2*(1/SIN([.N$779]/2)^2) + [.P780]) ) )/(4*[.M$779])" office:value-type="float" office:value="0.109714029328156" calcext:value-type="float">
            <text:p>0.1097140293</text:p>
          </table:table-cell>
          <table:table-cell table:style-name="ce9" table:formula="of:=([.P780]+(1/SIN([.O$779]/2)^2)*SQRT( [.P780]*(SIN([.O$779]/2)^4)*(4*[.M$779]^2*(1/SIN([.O$779]/2)^2) + [.P780]) ) )/(4*[.M$779])" office:value-type="float" office:value="0.054457725667609" calcext:value-type="float">
            <text:p>0.0544577257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955" calcext:value-type="float">
            <text:p>0.955</text:p>
          </table:table-cell>
          <table:table-cell table:style-name="ce5" office:value-type="float" office:value="0.019" calcext:value-type="float">
            <text:p>0.019</text:p>
          </table:table-cell>
          <table:table-cell office:value-type="float" office:value="0.265" calcext:value-type="float">
            <text:p>0.265</text:p>
          </table:table-cell>
          <table:table-cell office:value-type="float" office:value="0.019" calcext:value-type="float">
            <text:p>0.019</text:p>
          </table:table-cell>
          <table:table-cell office:value-type="float" office:value="0.312" calcext:value-type="float">
            <text:p>0.312</text:p>
          </table:table-cell>
          <table:table-cell office:value-type="float" office:value="0.075" calcext:value-type="float">
            <text:p>0.075</text:p>
          </table:table-cell>
          <table:table-cell office:value-type="float" office:value="-1.726" calcext:value-type="float">
            <text:p>-1.726</text:p>
          </table:table-cell>
          <table:table-cell office:value-type="float" office:value="0.075" calcext:value-type="float">
            <text:p>0.075</text:p>
          </table:table-cell>
          <table:table-cell table:number-columns-repeated="4"/>
          <table:table-cell table:formula="of:=[.C781]^2*(1/25.7)" office:value-type="float" office:value="0.0315175097276265" calcext:value-type="float">
            <text:p>0.0315175097</text:p>
          </table:table-cell>
          <table:table-cell table:style-name="ce5" table:formula="of:=([.P781]+(1/SIN([.N$779]/2)^2)*SQRT( [.P781]*(SIN([.N$779]/2)^4)*(4*[.M$779]^2*(1/SIN([.N$779]/2)^2) + [.P781]) ) )/(4*[.M$779])" office:value-type="float" office:value="0.198348331444023" calcext:value-type="float">
            <text:p>0.1983483314</text:p>
          </table:table-cell>
          <table:table-cell table:style-name="ce9" table:formula="of:=([.P781]+(1/SIN([.O$779]/2)^2)*SQRT( [.P781]*(SIN([.O$779]/2)^4)*(4*[.M$779]^2*(1/SIN([.O$779]/2)^2) + [.P781]) ) )/(4*[.M$779])" office:value-type="float" office:value="0.0990998201391071" calcext:value-type="float">
            <text:p>0.099099820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.298" calcext:value-type="float">
            <text:p>1.298</text:p>
          </table:table-cell>
          <table:table-cell office:value-type="float" office:value="0.622" calcext:value-type="float">
            <text:p>0.622</text:p>
          </table:table-cell>
          <table:table-cell table:style-name="ce5" office:value-type="float" office:value="0.01" calcext:value-type="float">
            <text:p>0.01</text:p>
          </table:table-cell>
          <table:table-cell office:value-type="float" office:value="0.151" calcext:value-type="float">
            <text:p>0.151</text:p>
          </table:table-cell>
          <table:table-cell office:value-type="float" office:value="0.01" calcext:value-type="float">
            <text:p>0.01</text:p>
          </table:table-cell>
          <table:table-cell office:value-type="float" office:value="0.219" calcext:value-type="float">
            <text:p>0.219</text:p>
          </table:table-cell>
          <table:table-cell office:value-type="float" office:value="0.031" calcext:value-type="float">
            <text:p>0.031</text:p>
          </table:table-cell>
          <table:table-cell office:value-type="float" office:value="-1.088" calcext:value-type="float">
            <text:p>-1.088</text:p>
          </table:table-cell>
          <table:table-cell office:value-type="float" office:value="0.031" calcext:value-type="float">
            <text:p>0.031</text:p>
          </table:table-cell>
          <table:table-cell table:number-columns-repeated="4"/>
          <table:table-cell table:formula="of:=[.C782]^2*(1/25.7)" office:value-type="float" office:value="0.0655565758754864" calcext:value-type="float">
            <text:p>0.0655565759</text:p>
          </table:table-cell>
          <table:table-cell table:style-name="ce5" table:formula="of:=([.P782]+(1/SIN([.N$779]/2)^2)*SQRT( [.P782]*(SIN([.N$779]/2)^4)*(4*[.M$779]^2*(1/SIN([.N$779]/2)^2) + [.P782]) ) )/(4*[.M$779])" office:value-type="float" office:value="0.287882433437377" calcext:value-type="float">
            <text:p>0.2878824334</text:p>
          </table:table-cell>
          <table:table-cell table:style-name="ce9" table:formula="of:=([.P782]+(1/SIN([.O$779]/2)^2)*SQRT( [.P782]*(SIN([.O$779]/2)^4)*(4*[.M$779]^2*(1/SIN([.O$779]/2)^2) + [.P782]) ) )/(4*[.M$779])" office:value-type="float" office:value="0.144776300774341" calcext:value-type="float">
            <text:p>0.1447763008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.654" calcext:value-type="float">
            <text:p>1.654</text:p>
          </table:table-cell>
          <table:table-cell office:value-type="float" office:value="0.381" calcext:value-type="float">
            <text:p>0.381</text:p>
          </table:table-cell>
          <table:table-cell table:style-name="ce5" office:value-type="float" office:value="0.006" calcext:value-type="float">
            <text:p>0.006</text:p>
          </table:table-cell>
          <table:table-cell office:value-type="float" office:value="0.088" calcext:value-type="float">
            <text:p>0.088</text:p>
          </table:table-cell>
          <table:table-cell office:value-type="float" office:value="0.006" calcext:value-type="float">
            <text:p>0.006</text:p>
          </table:table-cell>
          <table:table-cell office:value-type="float" office:value="0.186" calcext:value-type="float">
            <text:p>0.186</text:p>
          </table:table-cell>
          <table:table-cell office:value-type="float" office:value="0.016" calcext:value-type="float">
            <text:p>0.016</text:p>
          </table:table-cell>
          <table:table-cell office:value-type="float" office:value="-0.661" calcext:value-type="float">
            <text:p>-0.661</text:p>
          </table:table-cell>
          <table:table-cell office:value-type="float" office:value="0.016" calcext:value-type="float">
            <text:p>0.016</text:p>
          </table:table-cell>
          <table:table-cell table:number-columns-repeated="4"/>
          <table:table-cell table:formula="of:=[.C783]^2*(1/25.7)" office:value-type="float" office:value="0.106448093385214" calcext:value-type="float">
            <text:p>0.1064480934</text:p>
          </table:table-cell>
          <table:table-cell table:style-name="ce5" table:formula="of:=([.P783]+(1/SIN([.N$779]/2)^2)*SQRT( [.P783]*(SIN([.N$779]/2)^4)*(4*[.M$779]^2*(1/SIN([.N$779]/2)^2) + [.P783]) ) )/(4*[.M$779])" office:value-type="float" office:value="0.368926147766183" calcext:value-type="float">
            <text:p>0.3689261478</text:p>
          </table:table-cell>
          <table:table-cell table:style-name="ce9" table:formula="of:=([.P783]+(1/SIN([.O$779]/2)^2)*SQRT( [.P783]*(SIN([.O$779]/2)^4)*(4*[.M$779]^2*(1/SIN([.O$779]/2)^2) + [.P783]) ) )/(4*[.M$779])" office:value-type="float" office:value="0.186619931808618" calcext:value-type="float">
            <text:p>0.1866199318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2.092" calcext:value-type="float">
            <text:p>2.092</text:p>
          </table:table-cell>
          <table:table-cell office:value-type="float" office:value="0.182" calcext:value-type="float">
            <text:p>0.182</text:p>
          </table:table-cell>
          <table:table-cell table:style-name="ce5" office:value-type="float" office:value="0.003" calcext:value-type="float">
            <text:p>0.003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3" calcext:value-type="float">
            <text:p>0.003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7" calcext:value-type="float">
            <text:p>0.007</text:p>
          </table:table-cell>
          <table:table-cell office:value-type="float" office:value="-0.357" calcext:value-type="float">
            <text:p>-0.357</text:p>
          </table:table-cell>
          <table:table-cell office:value-type="float" office:value="0.007" calcext:value-type="float">
            <text:p>0.007</text:p>
          </table:table-cell>
          <table:table-cell table:number-columns-repeated="4"/>
          <table:table-cell table:formula="of:=[.C784]^2*(1/25.7)" office:value-type="float" office:value="0.170290428015564" calcext:value-type="float">
            <text:p>0.170290428</text:p>
          </table:table-cell>
          <table:table-cell table:style-name="ce5" table:formula="of:=([.P784]+(1/SIN([.N$779]/2)^2)*SQRT( [.P784]*(SIN([.N$779]/2)^4)*(4*[.M$779]^2*(1/SIN([.N$779]/2)^2) + [.P784]) ) )/(4*[.M$779])" office:value-type="float" office:value="0.469889763282303" calcext:value-type="float">
            <text:p>0.4698897633</text:p>
          </table:table-cell>
          <table:table-cell table:style-name="ce9" table:formula="of:=([.P784]+(1/SIN([.O$779]/2)^2)*SQRT( [.P784]*(SIN([.O$779]/2)^4)*(4*[.M$779]^2*(1/SIN([.O$779]/2)^2) + [.P784]) ) )/(4*[.M$779])" office:value-type="float" office:value="0.239403930030319" calcext:value-type="float">
            <text:p>0.2394039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2.479" calcext:value-type="float">
            <text:p>2.479</text:p>
          </table:table-cell>
          <table:table-cell office:value-type="float" office:value="0.082" calcext:value-type="float">
            <text:p>0.082</text:p>
          </table:table-cell>
          <table:table-cell table:style-name="ce5" office:value-type="float" office:value="0.002" calcext:value-type="float">
            <text:p>0.002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186" calcext:value-type="float">
            <text:p>-0.186</text:p>
          </table:table-cell>
          <table:table-cell office:value-type="float" office:value="0.003" calcext:value-type="float">
            <text:p>0.003</text:p>
          </table:table-cell>
          <table:table-cell table:number-columns-repeated="4"/>
          <table:table-cell table:formula="of:=[.C785]^2*(1/25.7)" office:value-type="float" office:value="0.239122217898833" calcext:value-type="float">
            <text:p>0.2391222179</text:p>
          </table:table-cell>
          <table:table-cell table:style-name="ce5" table:formula="of:=([.P785]+(1/SIN([.N$779]/2)^2)*SQRT( [.P785]*(SIN([.N$779]/2)^4)*(4*[.M$779]^2*(1/SIN([.N$779]/2)^2) + [.P785]) ) )/(4*[.M$779])" office:value-type="float" office:value="0.560257616446886" calcext:value-type="float">
            <text:p>0.5602576164</text:p>
          </table:table-cell>
          <table:table-cell table:style-name="ce9" table:formula="of:=([.P785]+(1/SIN([.O$779]/2)^2)*SQRT( [.P785]*(SIN([.O$779]/2)^4)*(4*[.M$779]^2*(1/SIN([.O$779]/2)^2) + [.P785]) ) )/(4*[.M$779])" office:value-type="float" office:value="0.287258304468999" calcext:value-type="float">
            <text:p>0.287258304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2.874" calcext:value-type="float">
            <text:p>2.874</text:p>
          </table:table-cell>
          <table:table-cell office:value-type="float" office:value="0.029" calcext:value-type="float">
            <text:p>0.029</text:p>
          </table:table-cell>
          <table:table-cell table:style-name="ce5" office:value-type="float" office:value="0.001" calcext:value-type="float">
            <text:p>0.0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  <table:table-cell table:formula="of:=[.C786]^2*(1/25.7)" office:value-type="float" office:value="0.321395953307393" calcext:value-type="float">
            <text:p>0.3213959533</text:p>
          </table:table-cell>
          <table:table-cell table:style-name="ce5" table:formula="of:=([.P786]+(1/SIN([.N$779]/2)^2)*SQRT( [.P786]*(SIN([.N$779]/2)^4)*(4*[.M$779]^2*(1/SIN([.N$779]/2)^2) + [.P786]) ) )/(4*[.M$779])" office:value-type="float" office:value="0.653626437684457" calcext:value-type="float">
            <text:p>0.6536264377</text:p>
          </table:table-cell>
          <table:table-cell table:style-name="ce9" table:formula="of:=([.P786]+(1/SIN([.O$779]/2)^2)*SQRT( [.P786]*(SIN([.O$779]/2)^4)*(4*[.M$779]^2*(1/SIN([.O$779]/2)^2) + [.P786]) ) )/(4*[.M$779])" office:value-type="float" office:value="0.337299643360322" calcext:value-type="float">
            <text:p>0.3372996434</text:p>
          </table:table-cell>
          <table:table-cell table:number-columns-repeated="15"/>
        </table:table-row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Ref14 Amroun: Isospin Separation of 3-nucleon ffs, Amroun Sick. Phys Rev Letters Vol 69, No.2, 13 July 1992.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Data available on request from Authors.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This data is the data used at the end of Amroun's 1994 paper. 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Data are phase-shift corrected.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*Could try to convert to XS, although their parameterization seems a bit different, but I don't think the error bars make it worth it.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Ref14Ref6 Amroun: Elastic e- Scattering 3He High Momentum Transfer. M. Bernheim et al. , Nuovo Cimento 5, 431 (1972)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^2*10^6</text:p>
          </table:table-cell>
          <table:table-cell table:style-name="Default" office:value-type="string" calcext:value-type="string">
            <text:p>+/-</text:p>
          </table:table-cell>
          <table:table-cell table:style-name="ce2" office:value-type="string" calcext:value-type="string">
            <text:p>Fm^2*10^6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Q^2 (fm^-2)</text:p>
          </table:table-cell>
          <table:table-cell office:value-type="string" calcext:value-type="string">
            <text:p>Fc^2*10^6</text:p>
          </table:table-cell>
          <table:table-cell office:value-type="string" calcext:value-type="string">
            <text:p>+/-*10^6</text:p>
          </table:table-cell>
          <table:table-cell table:style-name="Default" office:value-type="string" calcext:value-type="string">
            <text:p>Fch^2</text:p>
          </table:table-cell>
          <table:table-cell office:value-type="string" calcext:value-type="string">
            <text:p>+/-</text:p>
          </table:table-cell>
          <table:table-cell/>
          <table:table-cell office:value-type="string" calcext:value-type="string">
            <text:p>Q^2 (fm^-2)</text:p>
          </table:table-cell>
          <table:table-cell office:value-type="string" calcext:value-type="string">
            <text:p>|Fch|</text:p>
          </table:table-cell>
          <table:table-cell office:value-type="string" calcext:value-type="string">
            <text:p>Uncertainty |Fch|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.8" calcext:value-type="float">
            <text:p>8.8</text:p>
          </table:table-cell>
          <table:table-cell office:value-type="float" office:value="195" calcext:value-type="float">
            <text:p>195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02" calcext:value-type="float">
            <text:p>20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8.8" calcext:value-type="float">
            <text:p>8.8</text:p>
          </table:table-cell>
          <table:table-cell office:value-type="float" office:value="195" calcext:value-type="float">
            <text:p>195</text:p>
          </table:table-cell>
          <table:table-cell table:style-name="ce5" office:value-type="float" office:value="20" calcext:value-type="float">
            <text:p>20</text:p>
          </table:table-cell>
          <table:table-cell table:style-name="Default" table:formula="of:=[.L796]/10^6" office:value-type="float" office:value="0.000195" calcext:value-type="float">
            <text:p>0.000195</text:p>
          </table:table-cell>
          <table:table-cell table:formula="of:=[.M796]/10^6" office:value-type="float" office:value="0.00002" calcext:value-type="float">
            <text:p>0.00002</text:p>
          </table:table-cell>
          <table:table-cell/>
          <table:table-cell office:value-type="float" office:value="8.8" calcext:value-type="float">
            <text:p>8.8</text:p>
          </table:table-cell>
          <table:table-cell table:formula="of:=SQRT([.N796])" office:value-type="float" office:value="0.0139642400437689" calcext:value-type="float">
            <text:p>0.01396424</text:p>
          </table:table-cell>
          <table:table-cell table:formula="of:=([.R796]/(2*[.N796]))*[.O796]" office:value-type="float" office:value="0.000716114874039433" calcext:value-type="float">
            <text:p>0.000716114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1.8" calcext:value-type="float">
            <text:p>11.8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4.5" calcext:value-type="float">
            <text:p>4.5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1.8" calcext:value-type="float">
            <text:p>11.8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4.5" calcext:value-type="float">
            <text:p>4.5</text:p>
          </table:table-cell>
          <table:table-cell table:style-name="Default" table:formula="of:=[.L797]/10^6" office:value-type="float" office:value="0.000014" calcext:value-type="float">
            <text:p>0.000014</text:p>
          </table:table-cell>
          <table:table-cell table:formula="of:=[.M797]/10^6" office:value-type="float" office:value="0.0000045" calcext:value-type="float">
            <text:p>0.0000045</text:p>
          </table:table-cell>
          <table:table-cell/>
          <table:table-cell office:value-type="float" office:value="11.8" calcext:value-type="float">
            <text:p>11.8</text:p>
          </table:table-cell>
          <table:table-cell table:formula="of:=SQRT([.N797])" office:value-type="float" office:value="0.00374165738677394" calcext:value-type="float">
            <text:p>0.0037416574</text:p>
          </table:table-cell>
          <table:table-cell table:formula="of:=([.R797]/(2*[.N797]))*[.O797]" office:value-type="float" office:value="0.000601337794302955" calcext:value-type="float">
            <text:p>0.000601337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3.7" calcext:value-type="float">
            <text:p>13.7</text:p>
          </table:table-cell>
          <table:table-cell office:value-type="float" office:value="30.5" calcext:value-type="float">
            <text:p>30.5</text:p>
          </table:table-cell>
          <table:table-cell table:style-name="ce5"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13.7" calcext:value-type="float">
            <text:p>13.7</text:p>
          </table:table-cell>
          <table:table-cell office:value-type="float" office:value="30.5" calcext:value-type="float">
            <text:p>30.5</text:p>
          </table:table-cell>
          <table:table-cell table:style-name="ce5" office:value-type="float" office:value="2.5" calcext:value-type="float">
            <text:p>2.5</text:p>
          </table:table-cell>
          <table:table-cell table:style-name="Default" table:formula="of:=[.L798]/10^6" office:value-type="float" office:value="0.0000305" calcext:value-type="float">
            <text:p>0.0000305</text:p>
          </table:table-cell>
          <table:table-cell table:formula="of:=[.M798]/10^6" office:value-type="float" office:value="0.0000025" calcext:value-type="float">
            <text:p>0.0000025</text:p>
          </table:table-cell>
          <table:table-cell/>
          <table:table-cell office:value-type="float" office:value="13.7" calcext:value-type="float">
            <text:p>13.7</text:p>
          </table:table-cell>
          <table:table-cell table:formula="of:=SQRT([.N798])" office:value-type="float" office:value="0.00552268050859363" calcext:value-type="float">
            <text:p>0.0055226805</text:p>
          </table:table-cell>
          <table:table-cell table:formula="of:=([.R798]/(2*[.N798]))*[.O798]" office:value-type="float" office:value="0.000226339365106296" calcext:value-type="float">
            <text:p>0.000226339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5.6" calcext:value-type="float">
            <text:p>15.6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office:value-type="float" office:value="3.7" calcext:value-type="float">
            <text:p>3.7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15.6" calcext:value-type="float">
            <text:p>15.6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4" calcext:value-type="float">
            <text:p>4</text:p>
          </table:table-cell>
          <table:table-cell table:style-name="Default" table:formula="of:=[.L799]/10^6" office:value-type="float" office:value="0.000032" calcext:value-type="float">
            <text:p>0.000032</text:p>
          </table:table-cell>
          <table:table-cell table:formula="of:=[.M799]/10^6" office:value-type="float" office:value="0.000004" calcext:value-type="float">
            <text:p>0.000004</text:p>
          </table:table-cell>
          <table:table-cell/>
          <table:table-cell office:value-type="float" office:value="15.6" calcext:value-type="float">
            <text:p>15.6</text:p>
          </table:table-cell>
          <table:table-cell table:formula="of:=SQRT([.N799])" office:value-type="float" office:value="0.00565685424949238" calcext:value-type="float">
            <text:p>0.0056568542</text:p>
          </table:table-cell>
          <table:table-cell table:formula="of:=([.R799]/(2*[.N799]))*[.O799]" office:value-type="float" office:value="0.000353553390593274" calcext:value-type="float">
            <text:p>0.0003535534</text:p>
          </table:table-cell>
          <table:table-cell table:number-columns-repeated="14"/>
        </table:table-row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13"/>
          <table:table-cell table:style-name="Default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JLab Measurements of the 3He Form Factors at Large Momentum Transfers 2016 (A. Camsonne)</text:p>
          </table:table-cell>
          <table:table-cell table:number-columns-repeated="10"/>
          <table:table-cell table:style-name="Default"/>
          <table:table-cell table:number-columns-repeated="19"/>
        </table:table-row>
        <table:table-row table:style-name="ro2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Energy (GeV)</text:p>
          </table:table-cell>
          <table:table-cell office:value-type="string" calcext:value-type="string">
            <text:p>Theta (deg)</text:p>
          </table:table-cell>
          <table:table-cell office:value-type="string" calcext:value-type="string">
            <text:p>Q^2 (fm^-2)</text:p>
          </table:table-cell>
          <table:table-cell table:style-name="ce1" office:value-type="string" calcext:value-type="string">
            <text:p>dsig/domega (cm^2/sr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18 3He</text:p>
          </table:table-cell>
          <table:table-cell office:value-type="string" calcext:value-type="string">
            <text:p>Energy (GeV)</text:p>
          </table:table-cell>
          <table:table-cell office:value-type="string" calcext:value-type="string">
            <text:p>Theta (deg)</text:p>
          </table:table-cell>
          <table:table-cell office:value-type="string" calcext:value-type="string">
            <text:p>XS (fm^2/sr)</text:p>
          </table:table-cell>
          <table:table-cell table:style-name="ce1" office:value-type="string" calcext:value-type="string">
            <text:p>Uncertainty (fm^2/sr)</text:p>
          </table:table-cell>
          <table:table-cell/>
          <table:table-cell table:style-name="Default"/>
          <table:table-cell table:number-columns-repeated="19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17.52" calcext:value-type="float">
            <text:p>17.52</text:p>
          </table:table-cell>
          <table:table-cell table:style-name="ce5" office:value-type="float" office:value="24.7" calcext:value-type="float">
            <text:p>24.7</text:p>
          </table:table-cell>
          <table:table-cell table:style-name="ce4" office:value-type="float" office:value="2.29E-035" calcext:value-type="float">
            <text:p>2.29E-035</text:p>
          </table:table-cell>
          <table:table-cell table:style-name="ce4" office:value-type="float" office:value="1.2E-036" calcext:value-type="float">
            <text:p>1.20E-036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17.52" calcext:value-type="float">
            <text:p>17.52</text:p>
          </table:table-cell>
          <table:table-cell table:style-name="ce11" table:formula="of:=[.F805]*10^26" office:value-type="float" office:value="0.00000000229" calcext:value-type="float">
            <text:p>2.29E-9</text:p>
          </table:table-cell>
          <table:table-cell table:style-name="ce11" table:formula="of:=[.G805]*10^26" office:value-type="float" office:value="0.00000000012" calcext:value-type="float">
            <text:p>1.20E-10</text:p>
          </table:table-cell>
          <table:table-cell/>
          <table:table-cell table:style-name="Default"/>
          <table:table-cell table:number-columns-repeated="19"/>
        </table:table-row>
        <table:table-row table:style-name="ro1">
          <table:table-cell table:number-columns-repeated="2"/>
          <table:table-cell office:value-type="float" office:value="0.7391" calcext:value-type="float">
            <text:p>0.7391</text:p>
          </table:table-cell>
          <table:table-cell office:value-type="float" office:value="97.78" calcext:value-type="float">
            <text:p>97.78</text:p>
          </table:table-cell>
          <table:table-cell table:style-name="ce5" office:value-type="float" office:value="24.7" calcext:value-type="float">
            <text:p>24.7</text:p>
          </table:table-cell>
          <table:table-cell table:style-name="ce4" office:value-type="float" office:value="2.8E-037" calcext:value-type="float">
            <text:p>2.80E-037</text:p>
          </table:table-cell>
          <table:table-cell table:style-name="ce4" office:value-type="float" office:value="2E-038" calcext:value-type="float">
            <text:p>2.00E-038</text:p>
          </table:table-cell>
          <table:table-cell/>
          <table:table-cell office:value-type="float" office:value="0.7391" calcext:value-type="float">
            <text:p>0.7391</text:p>
          </table:table-cell>
          <table:table-cell office:value-type="float" office:value="97.78" calcext:value-type="float">
            <text:p>97.78</text:p>
          </table:table-cell>
          <table:table-cell table:style-name="ce11" table:formula="of:=[.F806]*10^26" office:value-type="float" office:value="0.000000000028" calcext:value-type="float">
            <text:p>2.80E-11</text:p>
          </table:table-cell>
          <table:table-cell table:style-name="ce11" table:formula="of:=[.G806]*10^26" office:value-type="float" office:value="0.000000000002" calcext:value-type="float">
            <text:p>2.00E-12</text:p>
          </table:table-cell>
          <table:table-cell/>
          <table:table-cell table:style-name="Default"/>
          <table:table-cell table:number-columns-repeated="19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19.5" calcext:value-type="float">
            <text:p>19.5</text:p>
          </table:table-cell>
          <table:table-cell table:style-name="ce5" office:value-type="float" office:value="30.2" calcext:value-type="float">
            <text:p>30.2</text:p>
          </table:table-cell>
          <table:table-cell table:style-name="ce4" office:value-type="float" office:value="5.16E-036" calcext:value-type="float">
            <text:p>5.16E-036</text:p>
          </table:table-cell>
          <table:table-cell table:style-name="ce4" office:value-type="float" office:value="2.9E-037" calcext:value-type="float">
            <text:p>2.90E-037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19.5" calcext:value-type="float">
            <text:p>19.5</text:p>
          </table:table-cell>
          <table:table-cell table:style-name="ce11" table:formula="of:=[.F807]*10^26" office:value-type="float" office:value="0.000000000516" calcext:value-type="float">
            <text:p>5.16E-10</text:p>
          </table:table-cell>
          <table:table-cell table:style-name="ce11" table:formula="of:=[.G807]*10^26" office:value-type="float" office:value="0.000000000029" calcext:value-type="float">
            <text:p>2.90E-11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0.7391" calcext:value-type="float">
            <text:p>0.7391</text:p>
          </table:table-cell>
          <table:table-cell office:value-type="float" office:value="118.99" calcext:value-type="float">
            <text:p>118.99</text:p>
          </table:table-cell>
          <table:table-cell table:style-name="ce5" office:value-type="float" office:value="30.2" calcext:value-type="float">
            <text:p>30.2</text:p>
          </table:table-cell>
          <table:table-cell table:style-name="ce4" office:value-type="float" office:value="3.95E-038" calcext:value-type="float">
            <text:p>3.95E-038</text:p>
          </table:table-cell>
          <table:table-cell table:style-name="ce4" office:value-type="float" office:value="3.8E-039" calcext:value-type="float">
            <text:p>3.80E-039</text:p>
          </table:table-cell>
          <table:table-cell/>
          <table:table-cell office:value-type="float" office:value="0.7391" calcext:value-type="float">
            <text:p>0.7391</text:p>
          </table:table-cell>
          <table:table-cell office:value-type="float" office:value="118.99" calcext:value-type="float">
            <text:p>118.99</text:p>
          </table:table-cell>
          <table:table-cell table:style-name="ce11" table:formula="of:=[.F808]*10^26" office:value-type="float" office:value="0.00000000000395" calcext:value-type="float">
            <text:p>3.95E-12</text:p>
          </table:table-cell>
          <table:table-cell table:style-name="ce11" table:formula="of:=[.G808]*10^26" office:value-type="float" office:value="0.00000000000038" calcext:value-type="float">
            <text:p>3.80E-13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0.6876" calcext:value-type="float">
            <text:p>0.6876</text:p>
          </table:table-cell>
          <table:table-cell office:value-type="float" office:value="139.99" calcext:value-type="float">
            <text:p>139.99</text:p>
          </table:table-cell>
          <table:table-cell table:style-name="ce5" office:value-type="float" office:value="30.2" calcext:value-type="float">
            <text:p>30.2</text:p>
          </table:table-cell>
          <table:table-cell table:style-name="ce4" office:value-type="float" office:value="1.51E-038" calcext:value-type="float">
            <text:p>1.51E-038</text:p>
          </table:table-cell>
          <table:table-cell table:style-name="ce4" office:value-type="float" office:value="1.9E-039" calcext:value-type="float">
            <text:p>1.90E-039</text:p>
          </table:table-cell>
          <table:table-cell/>
          <table:table-cell office:value-type="float" office:value="0.6876" calcext:value-type="float">
            <text:p>0.6876</text:p>
          </table:table-cell>
          <table:table-cell office:value-type="float" office:value="139.99" calcext:value-type="float">
            <text:p>139.99</text:p>
          </table:table-cell>
          <table:table-cell table:style-name="ce11" table:formula="of:=[.F809]*10^26" office:value-type="float" office:value="0.00000000000151" calcext:value-type="float">
            <text:p>1.51E-12</text:p>
          </table:table-cell>
          <table:table-cell table:style-name="ce11" table:formula="of:=[.G809]*10^26" office:value-type="float" office:value="0.00000000000019" calcext:value-type="float">
            <text:p>1.90E-13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0.83" calcext:value-type="float">
            <text:p>20.83</text:p>
          </table:table-cell>
          <table:table-cell table:style-name="ce5" office:value-type="float" office:value="34.1" calcext:value-type="float">
            <text:p>34.1</text:p>
          </table:table-cell>
          <table:table-cell table:style-name="ce4" office:value-type="float" office:value="1.57E-036" calcext:value-type="float">
            <text:p>1.57E-036</text:p>
          </table:table-cell>
          <table:table-cell table:style-name="ce4" office:value-type="float" office:value="1E-037" calcext:value-type="float">
            <text:p>1.00E-037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20.83" calcext:value-type="float">
            <text:p>20.83</text:p>
          </table:table-cell>
          <table:table-cell table:style-name="ce11" table:formula="of:=[.F810]*10^26" office:value-type="float" office:value="0.000000000157" calcext:value-type="float">
            <text:p>1.57E-10</text:p>
          </table:table-cell>
          <table:table-cell table:style-name="ce11" table:formula="of:=[.G810]*10^26" office:value-type="float" office:value="0.00000000001" calcext:value-type="float">
            <text:p>1.00E-11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0.8157" calcext:value-type="float">
            <text:p>0.8157</text:p>
          </table:table-cell>
          <table:table-cell office:value-type="float" office:value="113.01" calcext:value-type="float">
            <text:p>113.01</text:p>
          </table:table-cell>
          <table:table-cell table:style-name="ce5" office:value-type="float" office:value="34.1" calcext:value-type="float">
            <text:p>34.1</text:p>
          </table:table-cell>
          <table:table-cell table:style-name="ce4" office:value-type="float" office:value="1.43E-038" calcext:value-type="float">
            <text:p>1.43E-038</text:p>
          </table:table-cell>
          <table:table-cell table:style-name="ce4" office:value-type="float" office:value="1.3E-039" calcext:value-type="float">
            <text:p>1.30E-039</text:p>
          </table:table-cell>
          <table:table-cell/>
          <table:table-cell office:value-type="float" office:value="0.8157" calcext:value-type="float">
            <text:p>0.8157</text:p>
          </table:table-cell>
          <table:table-cell office:value-type="float" office:value="113.01" calcext:value-type="float">
            <text:p>113.01</text:p>
          </table:table-cell>
          <table:table-cell table:style-name="ce11" table:formula="of:=[.F811]*10^26" office:value-type="float" office:value="0.00000000000143" calcext:value-type="float">
            <text:p>1.43E-12</text:p>
          </table:table-cell>
          <table:table-cell table:style-name="ce11" table:formula="of:=[.G811]*10^26" office:value-type="float" office:value="0.00000000000013" calcext:value-type="float">
            <text:p>1.30E-13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0.7394" calcext:value-type="float">
            <text:p>0.7394</text:p>
          </table:table-cell>
          <table:table-cell office:value-type="float" office:value="139.91" calcext:value-type="float">
            <text:p>139.91</text:p>
          </table:table-cell>
          <table:table-cell table:style-name="ce5" office:value-type="float" office:value="34.1" calcext:value-type="float">
            <text:p>34.1</text:p>
          </table:table-cell>
          <table:table-cell table:style-name="ce4" office:value-type="float" office:value="6.41E-039" calcext:value-type="float">
            <text:p>6.41E-039</text:p>
          </table:table-cell>
          <table:table-cell table:style-name="ce4" office:value-type="float" office:value="5.9E-040" calcext:value-type="float">
            <text:p>5.90E-040</text:p>
          </table:table-cell>
          <table:table-cell/>
          <table:table-cell office:value-type="float" office:value="0.7394" calcext:value-type="float">
            <text:p>0.7394</text:p>
          </table:table-cell>
          <table:table-cell office:value-type="float" office:value="139.91" calcext:value-type="float">
            <text:p>139.91</text:p>
          </table:table-cell>
          <table:table-cell table:style-name="ce11" table:formula="of:=[.F812]*10^26" office:value-type="float" office:value="0.000000000000641" calcext:value-type="float">
            <text:p>6.41E-13</text:p>
          </table:table-cell>
          <table:table-cell table:style-name="ce11" table:formula="of:=[.G812]*10^26" office:value-type="float" office:value="0.000000000000059" calcext:value-type="float">
            <text:p>5.90E-14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2.82" calcext:value-type="float">
            <text:p>22.82</text:p>
          </table:table-cell>
          <table:table-cell table:style-name="ce5" office:value-type="float" office:value="40.2" calcext:value-type="float">
            <text:p>40.2</text:p>
          </table:table-cell>
          <table:table-cell table:style-name="ce4" office:value-type="float" office:value="3.3E-037" calcext:value-type="float">
            <text:p>3.30E-037</text:p>
          </table:table-cell>
          <table:table-cell table:style-name="ce4" office:value-type="float" office:value="2.1E-038" calcext:value-type="float">
            <text:p>2.10E-038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22.82" calcext:value-type="float">
            <text:p>22.82</text:p>
          </table:table-cell>
          <table:table-cell table:style-name="ce11" table:formula="of:=[.F813]*10^26" office:value-type="float" office:value="0.000000000033" calcext:value-type="float">
            <text:p>3.30E-11</text:p>
          </table:table-cell>
          <table:table-cell table:style-name="ce11" table:formula="of:=[.G813]*10^26" office:value-type="float" office:value="0.0000000000021" calcext:value-type="float">
            <text:p>2.10E-12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0.8177" calcext:value-type="float">
            <text:p>0.8177</text:p>
          </table:table-cell>
          <table:table-cell office:value-type="float" office:value="139.53" calcext:value-type="float">
            <text:p>139.53</text:p>
          </table:table-cell>
          <table:table-cell table:style-name="ce5" office:value-type="float" office:value="40.2" calcext:value-type="float">
            <text:p>40.2</text:p>
          </table:table-cell>
          <table:table-cell table:style-name="ce4" office:value-type="float" office:value="1.24E-039" calcext:value-type="float">
            <text:p>1.24E-039</text:p>
          </table:table-cell>
          <table:table-cell table:style-name="ce4" office:value-type="float" office:value="1.6E-040" calcext:value-type="float">
            <text:p>1.60E-040</text:p>
          </table:table-cell>
          <table:table-cell/>
          <table:table-cell office:value-type="float" office:value="0.8177" calcext:value-type="float">
            <text:p>0.8177</text:p>
          </table:table-cell>
          <table:table-cell office:value-type="float" office:value="139.53" calcext:value-type="float">
            <text:p>139.53</text:p>
          </table:table-cell>
          <table:table-cell table:style-name="ce11" table:formula="of:=[.F814]*10^26" office:value-type="float" office:value="0.000000000000124" calcext:value-type="float">
            <text:p>1.24E-13</text:p>
          </table:table-cell>
          <table:table-cell table:style-name="ce11" table:formula="of:=[.G814]*10^26" office:value-type="float" office:value="0.000000000000016" calcext:value-type="float">
            <text:p>1.60E-14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4.28" calcext:value-type="float">
            <text:p>24.28</text:p>
          </table:table-cell>
          <table:table-cell table:style-name="ce5" office:value-type="float" office:value="45" calcext:value-type="float">
            <text:p>45</text:p>
          </table:table-cell>
          <table:table-cell table:style-name="ce4" office:value-type="float" office:value="7.56E-038" calcext:value-type="float">
            <text:p>7.56E-038</text:p>
          </table:table-cell>
          <table:table-cell table:style-name="ce4" office:value-type="float" office:value="7.5E-039" calcext:value-type="float">
            <text:p>7.50E-039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24.28" calcext:value-type="float">
            <text:p>24.28</text:p>
          </table:table-cell>
          <table:table-cell table:style-name="ce11" table:formula="of:=[.F815]*10^26" office:value-type="float" office:value="0.00000000000756" calcext:value-type="float">
            <text:p>7.56E-12</text:p>
          </table:table-cell>
          <table:table-cell table:style-name="ce11" table:formula="of:=[.G815]*10^26" office:value-type="float" office:value="0.00000000000075" calcext:value-type="float">
            <text:p>7.50E-13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0.933" calcext:value-type="float">
            <text:p>0.933</text:p>
          </table:table-cell>
          <table:table-cell office:value-type="float" office:value="119.94" calcext:value-type="float">
            <text:p>119.94</text:p>
          </table:table-cell>
          <table:table-cell table:style-name="ce5" office:value-type="float" office:value="45" calcext:value-type="float">
            <text:p>45</text:p>
          </table:table-cell>
          <table:table-cell table:style-name="ce4" office:value-type="float" office:value="6.84E-040" calcext:value-type="float">
            <text:p>6.84E-040</text:p>
          </table:table-cell>
          <table:table-cell table:style-name="ce4" office:value-type="float" office:value="1.1E-040" calcext:value-type="float">
            <text:p>1.10E-040</text:p>
          </table:table-cell>
          <table:table-cell/>
          <table:table-cell office:value-type="float" office:value="0.933" calcext:value-type="float">
            <text:p>0.933</text:p>
          </table:table-cell>
          <table:table-cell office:value-type="float" office:value="119.94" calcext:value-type="float">
            <text:p>119.94</text:p>
          </table:table-cell>
          <table:table-cell table:style-name="ce11" table:formula="of:=[.F816]*10^26" office:value-type="float" office:value="0.0000000000000684" calcext:value-type="float">
            <text:p>6.84E-14</text:p>
          </table:table-cell>
          <table:table-cell table:style-name="ce11" table:formula="of:=[.G816]*10^26" office:value-type="float" office:value="0.000000000000011" calcext:value-type="float">
            <text:p>1.10E-14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0.8726" calcext:value-type="float">
            <text:p>0.8726</text:p>
          </table:table-cell>
          <table:table-cell office:value-type="float" office:value="140.66" calcext:value-type="float">
            <text:p>140.66</text:p>
          </table:table-cell>
          <table:table-cell table:style-name="ce5" office:value-type="float" office:value="45" calcext:value-type="float">
            <text:p>45</text:p>
          </table:table-cell>
          <table:table-cell table:style-name="ce4" office:value-type="float" office:value="3.24E-040" calcext:value-type="float">
            <text:p>3.24E-040</text:p>
          </table:table-cell>
          <table:table-cell table:style-name="ce4" office:value-type="float" office:value="5.1E-041" calcext:value-type="float">
            <text:p>5.10E-041</text:p>
          </table:table-cell>
          <table:table-cell/>
          <table:table-cell office:value-type="float" office:value="0.8726" calcext:value-type="float">
            <text:p>0.8726</text:p>
          </table:table-cell>
          <table:table-cell office:value-type="float" office:value="140.66" calcext:value-type="float">
            <text:p>140.66</text:p>
          </table:table-cell>
          <table:table-cell table:style-name="ce11" table:formula="of:=[.F817]*10^26" office:value-type="float" office:value="0.0000000000000324" calcext:value-type="float">
            <text:p>3.24E-14</text:p>
          </table:table-cell>
          <table:table-cell table:style-name="ce11" table:formula="of:=[.G817]*10^26" office:value-type="float" office:value="5.1E-015" calcext:value-type="float">
            <text:p>5.10E-15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5.47" calcext:value-type="float">
            <text:p>25.47</text:p>
          </table:table-cell>
          <table:table-cell table:style-name="Default" office:value-type="float" office:value="49" calcext:value-type="float">
            <text:p>49</text:p>
          </table:table-cell>
          <table:table-cell table:style-name="ce4" office:value-type="float" office:value="2.13E-038" calcext:value-type="float">
            <text:p>2.13E-038</text:p>
          </table:table-cell>
          <table:table-cell table:style-name="ce4" office:value-type="float" office:value="3.5E-039" calcext:value-type="float">
            <text:p>3.50E-039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25.47" calcext:value-type="float">
            <text:p>25.47</text:p>
          </table:table-cell>
          <table:table-cell table:style-name="ce11" table:formula="of:=[.F818]*10^26" office:value-type="float" office:value="0.00000000000213" calcext:value-type="float">
            <text:p>2.13E-12</text:p>
          </table:table-cell>
          <table:table-cell table:style-name="ce11" table:formula="of:=[.G818]*10^26" office:value-type="float" office:value="0.00000000000035" calcext:value-type="float">
            <text:p>3.50E-13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7.24" calcext:value-type="float">
            <text:p>27.24</text:p>
          </table:table-cell>
          <table:table-cell table:style-name="ce5" office:value-type="float" office:value="55.1" calcext:value-type="float">
            <text:p>55.1</text:p>
          </table:table-cell>
          <table:table-cell table:style-name="ce4" office:value-type="float" office:value="2.77E-039" calcext:value-type="float">
            <text:p>2.77E-039</text:p>
          </table:table-cell>
          <table:table-cell table:style-name="ce4" office:value-type="float" office:value="3.9E-040" calcext:value-type="float">
            <text:p>3.90E-040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27.24" calcext:value-type="float">
            <text:p>27.24</text:p>
          </table:table-cell>
          <table:table-cell table:style-name="ce11" table:formula="of:=[.F819]*10^26" office:value-type="float" office:value="0.000000000000277" calcext:value-type="float">
            <text:p>2.77E-13</text:p>
          </table:table-cell>
          <table:table-cell table:style-name="ce11" table:formula="of:=[.G819]*10^26" office:value-type="float" office:value="0.000000000000039" calcext:value-type="float">
            <text:p>3.90E-14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0.9893" calcext:value-type="float">
            <text:p>0.9893</text:p>
          </table:table-cell>
          <table:table-cell office:value-type="float" office:value="140.31" calcext:value-type="float">
            <text:p>140.31</text:p>
          </table:table-cell>
          <table:table-cell table:style-name="ce5" office:value-type="float" office:value="55.1" calcext:value-type="float">
            <text:p>55.1</text:p>
          </table:table-cell>
          <table:table-cell table:style-name="ce4" office:value-type="float" office:value="3.27E-041" calcext:value-type="float">
            <text:p>3.27E-041</text:p>
          </table:table-cell>
          <table:table-cell table:style-name="ce4" office:value-type="float" office:value="1.3E-042" calcext:value-type="float">
            <text:p>1.30E-042</text:p>
          </table:table-cell>
          <table:table-cell/>
          <table:table-cell office:value-type="float" office:value="0.9893" calcext:value-type="float">
            <text:p>0.9893</text:p>
          </table:table-cell>
          <table:table-cell office:value-type="float" office:value="140.31" calcext:value-type="float">
            <text:p>140.31</text:p>
          </table:table-cell>
          <table:table-cell table:style-name="ce11" table:formula="of:=[.F820]*10^26" office:value-type="float" office:value="3.27E-015" calcext:value-type="float">
            <text:p>3.27E-15</text:p>
          </table:table-cell>
          <table:table-cell table:style-name="ce11" table:formula="of:=[.G820]*10^26" office:value-type="float" office:value="1.3E-016" calcext:value-type="float">
            <text:p>1.30E-16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8.86" calcext:value-type="float">
            <text:p>28.86</text:p>
          </table:table-cell>
          <table:table-cell table:style-name="ce5" office:value-type="float" office:value="60.8" calcext:value-type="float">
            <text:p>60.8</text:p>
          </table:table-cell>
          <table:table-cell table:style-name="ce4" office:value-type="float" office:value="2.14E-040" calcext:value-type="float">
            <text:p>2.14E-040</text:p>
          </table:table-cell>
          <table:table-cell table:style-name="ce4" office:value-type="float" office:value="7.2E-041" calcext:value-type="float">
            <text:p>7.20E-041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28.86" calcext:value-type="float">
            <text:p>28.86</text:p>
          </table:table-cell>
          <table:table-cell table:style-name="ce11" table:formula="of:=[.F821]*10^26" office:value-type="float" office:value="0.0000000000000214" calcext:value-type="float">
            <text:p>2.14E-14</text:p>
          </table:table-cell>
          <table:table-cell table:style-name="ce11" table:formula="of:=[.G821]*10^26" office:value-type="float" office:value="7.2E-015" calcext:value-type="float">
            <text:p>7.20E-15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.052" calcext:value-type="float">
            <text:p>1.052</text:p>
          </table:table-cell>
          <table:table-cell office:value-type="float" office:value="140.51" calcext:value-type="float">
            <text:p>140.51</text:p>
          </table:table-cell>
          <table:table-cell table:style-name="ce5" office:value-type="float" office:value="60.8" calcext:value-type="float">
            <text:p>60.8</text:p>
          </table:table-cell>
          <table:table-cell table:style-name="ce4" office:value-type="float" office:value="1.13E-041" calcext:value-type="float">
            <text:p>1.13E-041</text:p>
          </table:table-cell>
          <table:table-cell table:style-name="ce4" office:value-type="float" office:value="8E-042" calcext:value-type="float">
            <text:p>8.00E-042</text:p>
          </table:table-cell>
          <table:table-cell/>
          <table:table-cell office:value-type="float" office:value="1.052" calcext:value-type="float">
            <text:p>1.052</text:p>
          </table:table-cell>
          <table:table-cell office:value-type="float" office:value="140.51" calcext:value-type="float">
            <text:p>140.51</text:p>
          </table:table-cell>
          <table:table-cell table:style-name="ce11" table:formula="of:=[.F822]*10^26" office:value-type="float" office:value="1.13E-015" calcext:value-type="float">
            <text:p>1.13E-15</text:p>
          </table:table-cell>
          <table:table-cell table:style-name="ce11" table:formula="of:=[.G822]*10^26" office:value-type="float" office:value="8E-016" calcext:value-type="float">
            <text:p>8.00E-16</text:p>
          </table:table-cell>
          <table:table-cell table:number-columns-repeated="21"/>
        </table:table-row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Q^2 (fm^-2)</text:p>
          </table:table-cell>
          <table:table-cell office:value-type="string" calcext:value-type="string">
            <text:p>|Fc|</text:p>
          </table:table-cell>
          <table:table-cell table:style-name="Default" office:value-type="string" calcext:value-type="string">
            <text:p>+/-</text:p>
          </table:table-cell>
          <table:table-cell table:style-name="ce2" office:value-type="string" calcext:value-type="string">
            <text:p>|Fm|</text:p>
          </table:table-cell>
          <table:table-cell office:value-type="string" calcext:value-type="string">
            <text:p>+/-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24.7" calcext:value-type="float">
            <text:p>24.7</text:p>
          </table:table-cell>
          <table:table-cell table:style-name="ce4" office:value-type="float" office:value="0.00265" calcext:value-type="float">
            <text:p>2.65E-003</text:p>
          </table:table-cell>
          <table:table-cell office:value-type="float" office:value="0.00006" calcext:value-type="float">
            <text:p>6.000E-005</text:p>
          </table:table-cell>
          <table:table-cell table:style-name="ce4" office:value-type="float" office:value="0.000603" calcext:value-type="float">
            <text:p>6.03E-004</text:p>
          </table:table-cell>
          <table:table-cell table:style-name="ce4" office:value-type="float" office:value="0.000091" calcext:value-type="float">
            <text:p>9.10E-00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30.2" calcext:value-type="float">
            <text:p>30.2</text:p>
          </table:table-cell>
          <table:table-cell table:style-name="ce4" office:value-type="float" office:value="0.00158" calcext:value-type="float">
            <text:p>1.58E-003</text:p>
          </table:table-cell>
          <table:table-cell office:value-type="float" office:value="0.00005" calcext:value-type="float">
            <text:p>5.000E-005</text:p>
          </table:table-cell>
          <table:table-cell table:style-name="ce4" office:value-type="float" office:value="0.000421" calcext:value-type="float">
            <text:p>4.21E-004</text:p>
          </table:table-cell>
          <table:table-cell table:style-name="ce4" office:value-type="float" office:value="0.000075" calcext:value-type="float">
            <text:p>7.50E-00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34.1" calcext:value-type="float">
            <text:p>34.1</text:p>
          </table:table-cell>
          <table:table-cell table:style-name="ce4" office:value-type="float" office:value="0.000973" calcext:value-type="float">
            <text:p>9.73E-004</text:p>
          </table:table-cell>
          <table:table-cell office:value-type="float" office:value="0.000034" calcext:value-type="float">
            <text:p>3.400E-005</text:p>
          </table:table-cell>
          <table:table-cell table:style-name="ce4" office:value-type="float" office:value="0.000307" calcext:value-type="float">
            <text:p>3.07E-004</text:p>
          </table:table-cell>
          <table:table-cell table:style-name="ce4" office:value-type="float" office:value="0.000035" calcext:value-type="float">
            <text:p>3.50E-00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40.2" calcext:value-type="float">
            <text:p>40.2</text:p>
          </table:table-cell>
          <table:table-cell table:style-name="ce4" office:value-type="float" office:value="0.000532" calcext:value-type="float">
            <text:p>5.32E-004</text:p>
          </table:table-cell>
          <table:table-cell office:value-type="float" office:value="0.000021" calcext:value-type="float">
            <text:p>2.100E-005</text:p>
          </table:table-cell>
          <table:table-cell table:style-name="ce4" office:value-type="float" office:value="0.000124" calcext:value-type="float">
            <text:p>1.24E-004</text:p>
          </table:table-cell>
          <table:table-cell table:style-name="ce4" office:value-type="float" office:value="0.000027" calcext:value-type="float">
            <text:p>2.70E-00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style-name="ce4" office:value-type="float" office:value="0.000302" calcext:value-type="float">
            <text:p>3.02E-004</text:p>
          </table:table-cell>
          <table:table-cell office:value-type="float" office:value="0.000016" calcext:value-type="float">
            <text:p>1.600E-005</text:p>
          </table:table-cell>
          <table:table-cell table:style-name="ce4" office:value-type="float" office:value="0.0000637" calcext:value-type="float">
            <text:p>6.37E-005</text:p>
          </table:table-cell>
          <table:table-cell table:style-name="ce4" office:value-type="float" office:value="0.0000183" calcext:value-type="float">
            <text:p>1.83E-00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style-name="ce4" office:value-type="float" office:value="0.000181" calcext:value-type="float">
            <text:p>1.81E-004</text:p>
          </table:table-cell>
          <table:table-cell office:value-type="float" office:value="0.000015" calcext:value-type="float">
            <text:p>1.500E-005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55.1" calcext:value-type="float">
            <text:p>55.1</text:p>
          </table:table-cell>
          <table:table-cell table:style-name="ce4" office:value-type="float" office:value="0.0000697" calcext:value-type="float">
            <text:p>6.97E-005</text:p>
          </table:table-cell>
          <table:table-cell office:value-type="float" office:value="0.0000072" calcext:value-type="float">
            <text:p>7.200E-006</text:p>
          </table:table-cell>
          <table:table-cell table:style-name="ce4" office:value-type="float" office:value="0.0000334" calcext:value-type="float">
            <text:p>3.34E-005</text:p>
          </table:table-cell>
          <table:table-cell table:style-name="ce4" office:value-type="float" office:value="0.00001" calcext:value-type="float">
            <text:p>1.00E-00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60.8" calcext:value-type="float">
            <text:p>60.8</text:p>
          </table:table-cell>
          <table:table-cell table:style-name="ce4" office:value-type="float" office:value="0.00001" calcext:value-type="float">
            <text:p>1.00E-005</text:p>
          </table:table-cell>
          <table:table-cell office:value-type="float" office:value="0.000021" calcext:value-type="float">
            <text:p>2.100E-005</text:p>
          </table:table-cell>
          <table:table-cell table:style-name="ce4" office:value-type="float" office:value="0.0000234" calcext:value-type="float">
            <text:p>2.34E-005</text:p>
          </table:table-cell>
          <table:table-cell table:style-name="ce4" office:value-type="float" office:value="0.000009" calcext:value-type="float">
            <text:p>9.00E-006</text:p>
          </table:table-cell>
          <table:table-cell table:number-columns-repeated="26"/>
        </table:table-row>
        <table:table-row table:style-name="ro1" table:number-rows-repeated="3"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JLab Measurements of the 4He Form Factors at Large Momentum Transfers 2016 <text:s/>(A. Camsonne)</text:p>
          </table:table-cell>
          <table:table-cell table:number-columns-repeated="30"/>
        </table:table-row>
        <table:table-row table:style-name="ro2">
          <table:table-cell/>
          <table:table-cell office:value-type="string" calcext:value-type="string">
            <text:p>4He</text:p>
          </table:table-cell>
          <table:table-cell table:style-name="ce2" office:value-type="string" calcext:value-type="string">
            <text:p>Q^2 (fm^-2)</text:p>
          </table:table-cell>
          <table:table-cell office:value-type="string" calcext:value-type="string">
            <text:p>Energy (GeV)</text:p>
          </table:table-cell>
          <table:table-cell table:style-name="Default" office:value-type="string" calcext:value-type="string">
            <text:p>Theta (deg)</text:p>
          </table:table-cell>
          <table:table-cell table:style-name="ce1" office:value-type="string" calcext:value-type="string">
            <text:p>dsig/domega (cm^2/sr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|Fc|</text:p>
          </table:table-cell>
          <table:table-cell office:value-type="string" calcext:value-type="string">
            <text:p>+/-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28.87" calcext:value-type="float">
            <text:p>28.87</text:p>
          </table:table-cell>
          <table:table-cell office:value-type="float" office:value="2.091" calcext:value-type="float">
            <text:p>2.091</text:p>
          </table:table-cell>
          <table:table-cell table:style-name="Default" office:value-type="float" office:value="30.52" calcext:value-type="float">
            <text:p>30.52</text:p>
          </table:table-cell>
          <table:table-cell table:style-name="ce4" office:value-type="float" office:value="2.04E-036" calcext:value-type="float">
            <text:p>2.04E-036</text:p>
          </table:table-cell>
          <table:table-cell table:style-name="ce4" office:value-type="float" office:value="1.8E-037" calcext:value-type="float">
            <text:p>1.80E-037</text:p>
          </table:table-cell>
          <table:table-cell table:style-name="ce4" office:value-type="float" office:value="0.00155" calcext:value-type="float">
            <text:p>1.55E-003</text:p>
          </table:table-cell>
          <table:table-cell table:style-name="ce4" office:value-type="float" office:value="0.00007" calcext:value-type="float">
            <text:p>7.00E-00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3.56" calcext:value-type="float">
            <text:p>33.56</text:p>
          </table:table-cell>
          <table:table-cell office:value-type="float" office:value="2.091" calcext:value-type="float">
            <text:p>2.091</text:p>
          </table:table-cell>
          <table:table-cell table:style-name="ce5" office:value-type="float" office:value="33.2" calcext:value-type="float">
            <text:p>33.2</text:p>
          </table:table-cell>
          <table:table-cell table:style-name="ce4" office:value-type="float" office:value="1.99E-037" calcext:value-type="float">
            <text:p>1.99E-037</text:p>
          </table:table-cell>
          <table:table-cell table:style-name="ce4" office:value-type="float" office:value="2.2E-038" calcext:value-type="float">
            <text:p>2.20E-038</text:p>
          </table:table-cell>
          <table:table-cell table:style-name="ce4" office:value-type="float" office:value="0.000577" calcext:value-type="float">
            <text:p>5.77E-004</text:p>
          </table:table-cell>
          <table:table-cell table:style-name="ce4" office:value-type="float" office:value="0.000032" calcext:value-type="float">
            <text:p>3.20E-00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8.92" calcext:value-type="float">
            <text:p>38.92</text:p>
          </table:table-cell>
          <table:table-cell office:value-type="float" office:value="2.091" calcext:value-type="float">
            <text:p>2.091</text:p>
          </table:table-cell>
          <table:table-cell table:style-name="ce5" office:value-type="float" office:value="36.11" calcext:value-type="float">
            <text:p>36.11</text:p>
          </table:table-cell>
          <table:table-cell table:style-name="ce4" office:value-type="float" office:value="1.69E-039" calcext:value-type="float">
            <text:p>1.69E-039</text:p>
          </table:table-cell>
          <table:table-cell table:style-name="ce4" office:value-type="float" office:value="4.2E-040" calcext:value-type="float">
            <text:p>4.20E-040</text:p>
          </table:table-cell>
          <table:table-cell table:style-name="ce4" office:value-type="float" office:value="0.000201" calcext:value-type="float">
            <text:p>2.01E-004</text:p>
          </table:table-cell>
          <table:table-cell table:style-name="ce4" office:value-type="float" office:value="0.000023" calcext:value-type="float">
            <text:p>2.30E-00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44.36" calcext:value-type="float">
            <text:p>44.36</text:p>
          </table:table-cell>
          <table:table-cell office:value-type="float" office:value="4.048" calcext:value-type="float">
            <text:p>4.048</text:p>
          </table:table-cell>
          <table:table-cell table:style-name="ce5" office:value-type="float" office:value="19.25" calcext:value-type="float">
            <text:p>19.25</text:p>
          </table:table-cell>
          <table:table-cell table:style-name="ce4" office:value-type="float" office:value="9.51E-039" calcext:value-type="float">
            <text:p>9.51E-039</text:p>
          </table:table-cell>
          <table:table-cell table:style-name="ce4" office:value-type="float" office:value="2.76E-039" calcext:value-type="float">
            <text:p>2.76E-039</text:p>
          </table:table-cell>
          <table:table-cell table:style-name="ce4" office:value-type="float" office:value="0.0000801" calcext:value-type="float">
            <text:p>8.01E-005</text:p>
          </table:table-cell>
          <table:table-cell table:style-name="ce4" office:value-type="float" office:value="0.0000012" calcext:value-type="float">
            <text:p>1.20E-00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49.43" calcext:value-type="float">
            <text:p>49.43</text:p>
          </table:table-cell>
          <table:table-cell office:value-type="float" office:value="4.048" calcext:value-type="float">
            <text:p>4.048</text:p>
          </table:table-cell>
          <table:table-cell table:style-name="ce5" office:value-type="float" office:value="20.4" calcext:value-type="float">
            <text:p>20.4</text:p>
          </table:table-cell>
          <table:table-cell table:style-name="ce4" office:value-type="float" office:value="2.14E-040" calcext:value-type="float">
            <text:p>2.14E-040</text:p>
          </table:table-cell>
          <table:table-cell table:style-name="ce4" office:value-type="float" office:value="1.01E-040" calcext:value-type="float">
            <text:p>1.01E-040</text:p>
          </table:table-cell>
          <table:table-cell table:style-name="ce4" office:value-type="float" office:value="0.0000136" calcext:value-type="float">
            <text:p>1.36E-005</text:p>
          </table:table-cell>
          <table:table-cell table:style-name="ce4" office:value-type="float" office:value="0.0000032" calcext:value-type="float">
            <text:p>3.20E-00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54.71" calcext:value-type="float">
            <text:p>54.71</text:p>
          </table:table-cell>
          <table:table-cell office:value-type="float" office:value="4.048" calcext:value-type="float">
            <text:p>4.048</text:p>
          </table:table-cell>
          <table:table-cell table:style-name="ce5" office:value-type="float" office:value="21.56" calcext:value-type="float">
            <text:p>21.56</text:p>
          </table:table-cell>
          <table:table-cell table:style-name="ce4" office:value-type="float" office:value="1.87E-040" calcext:value-type="float">
            <text:p>1.87E-040</text:p>
          </table:table-cell>
          <table:table-cell table:style-name="ce4" office:value-type="float" office:value="8.8E-041" calcext:value-type="float">
            <text:p>8.80E-041</text:p>
          </table:table-cell>
          <table:table-cell table:style-name="ce4" office:value-type="float" office:value="0.0000142" calcext:value-type="float">
            <text:p>1.42E-005</text:p>
          </table:table-cell>
          <table:table-cell table:style-name="ce4" office:value-type="float" office:value="0.0000033" calcext:value-type="float">
            <text:p>3.30E-00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3.23" calcext:value-type="float">
            <text:p>63.23</text:p>
          </table:table-cell>
          <table:table-cell office:value-type="float" office:value="4.127" calcext:value-type="float">
            <text:p>4.127</text:p>
          </table:table-cell>
          <table:table-cell table:style-name="ce5" office:value-type="float" office:value="22.86" calcext:value-type="float">
            <text:p>22.86</text:p>
          </table:table-cell>
          <table:table-cell table:style-name="ce4" office:value-type="float" office:value="2.84E-040" calcext:value-type="float">
            <text:p>2.84E-040</text:p>
          </table:table-cell>
          <table:table-cell table:style-name="ce4" office:value-type="float" office:value="1.91E-040" calcext:value-type="float">
            <text:p>1.91E-040</text:p>
          </table:table-cell>
          <table:table-cell table:style-name="ce4" office:value-type="float" office:value="0.0000202" calcext:value-type="float">
            <text:p>2.02E-005</text:p>
          </table:table-cell>
          <table:table-cell table:style-name="ce4" office:value-type="float" office:value="0.0000068" calcext:value-type="float">
            <text:p>6.80E-00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8.51" calcext:value-type="float">
            <text:p>68.51</text:p>
          </table:table-cell>
          <table:table-cell office:value-type="float" office:value="4.127" calcext:value-type="float">
            <text:p>4.127</text:p>
          </table:table-cell>
          <table:table-cell table:style-name="ce5" office:value-type="float" office:value="23.9" calcext:value-type="float">
            <text:p>23.9</text:p>
          </table:table-cell>
          <table:table-cell table:style-name="ce4" office:value-type="float" office:value="2.97E-040" calcext:value-type="float">
            <text:p>2.97E-040</text:p>
          </table:table-cell>
          <table:table-cell table:style-name="ce4" office:value-type="float" office:value="1.99E-040" calcext:value-type="float">
            <text:p>1.99E-040</text:p>
          </table:table-cell>
          <table:table-cell table:style-name="ce4" office:value-type="float" office:value="0.0000226" calcext:value-type="float">
            <text:p>2.26E-005</text:p>
          </table:table-cell>
          <table:table-cell table:style-name="ce4" office:value-type="float" office:value="0.0000076" calcext:value-type="float">
            <text:p>7.60E-00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6.95" calcext:value-type="float">
            <text:p>76.95</text:p>
          </table:table-cell>
          <table:table-cell office:value-type="float" office:value="4.127" calcext:value-type="float">
            <text:p>4.127</text:p>
          </table:table-cell>
          <table:table-cell table:style-name="ce5" office:value-type="float" office:value="25.5" calcext:value-type="float">
            <text:p>25.5</text:p>
          </table:table-cell>
          <table:table-cell table:style-name="ce4" office:value-type="float" office:value="3.31E-041" calcext:value-type="float">
            <text:p>3.31E-041</text:p>
          </table:table-cell>
          <table:table-cell table:style-name="ce4" office:value-type="float" office:value="3.38E-041" calcext:value-type="float">
            <text:p>3.38E-041</text:p>
          </table:table-cell>
          <table:table-cell table:style-name="ce4" office:value-type="float" office:value="0.00000867" calcext:value-type="float">
            <text:p>8.67E-006</text:p>
          </table:table-cell>
          <table:table-cell table:style-name="ce4" office:value-type="float" office:value="0.00000443" calcext:value-type="float">
            <text:p>4.43E-006</text:p>
          </table:table-cell>
          <table:table-cell table:number-columns-repeated="24"/>
        </table:table-row>
        <table:table-row table:style-name="ro1" table:number-rows-repeated="3">
          <table:table-cell table:number-columns-repeated="3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ew ref. Amroun ref 12 ref 7. 7D. H. Beck et all. , Phys. Rev. C 30, 1403 (1984).</text:p>
          </table:table-cell>
          <table:table-cell table:number-columns-repeated="31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. Sick, Nucl. Phys. A218, 509 (1974). Amroun ref 14 ref 14</text:p>
          </table:table-cell>
          <table:table-cell table:number-columns-repeated="3"/>
          <table:table-cell office:value-type="string" calcext:value-type="string">
            <text:p>Big Sick Paper on SOG.</text:p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. Nakagawa et al., Phys. Rev. Lett. 86, 5446 (2001). JLab 3He Ref 27</text:p>
          </table:table-cell>
          <table:table-cell table:number-columns-repeated="31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. C. Dunn et al., Phys. Rev. C27, 71 (1983); D. H. Beck et al., Phys. Rev. C30, 1403 (1984). JLab 3He Ref 28.</text:p>
          </table:table-cell>
          <table:table-cell table:number-columns-repeated="31"/>
        </table:table-row>
        <table:table-row table:style-name="ro1">
          <table:table-cell table:number-columns-repeated="33"/>
        </table:table-row>
        <table:table-row table:style-name="ro1">
          <table:table-cell/>
          <table:table-cell office:value-type="string" calcext:value-type="string">
            <text:p>JLab 4He refs 18-21. Have 20/21 already.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Repellin, J. P., Lehman, P., Lefrancois, J., Isabelle, D. B.: Phys. Lett. B16, 169 (1965);</text:p>
          </table:table-cell>
          <table:table-cell table:number-columns-repeated="31"/>
        </table:table-row>
        <table:table-row table:style-name="ro1" table:number-rows-repeated="4"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New ref. Amroun ref 12 ref 7. 7D. H. Beck et all. , Phys. Rev. C 30, 1403 (1984).</text:p>
          </table:table-cell>
          <table:table-cell/>
          <table:table-cell table:style-name="Default"/>
          <table:table-cell/>
          <table:table-cell table:style-name="ce2"/>
          <table:table-cell table:number-columns-repeated="26"/>
        </table:table-row>
        <table:table-row table:style-name="ro2">
          <table:table-cell/>
          <table:table-cell office:value-type="string" calcext:value-type="string">
            <text:p>3H</text:p>
          </table:table-cell>
          <table:table-cell office:value-type="string" calcext:value-type="string">
            <text:p>E (MeV)</text:p>
          </table:table-cell>
          <table:table-cell office:value-type="string" calcext:value-type="string">
            <text:p>Theta (deg.)</text:p>
          </table:table-cell>
          <table:table-cell table:style-name="Default" office:value-type="string" calcext:value-type="string">
            <text:p>Q^2 (fm^-2)</text:p>
          </table:table-cell>
          <table:table-cell table:style-name="ce7" office:value-type="string" calcext:value-type="string">
            <text:p>dsi/domega (cm^2/sr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Energy (GeV)</text:p>
          </table:table-cell>
          <table:table-cell office:value-type="string" calcext:value-type="string">
            <text:p>Theta (deg.)</text:p>
          </table:table-cell>
          <table:table-cell office:value-type="string" calcext:value-type="string">
            <text:p>XS (fm^2/sr)</text:p>
          </table:table-cell>
          <table:table-cell table:style-name="ce1" office:value-type="string" calcext:value-type="string">
            <text:p>Error (fm^2/sr)</text:p>
          </table:table-cell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9.85" calcext:value-type="float">
            <text:p>29.85</text:p>
          </table:table-cell>
          <table:table-cell office:value-type="float" office:value="93.1" calcext:value-type="float">
            <text:p>93.1</text:p>
          </table:table-cell>
          <table:table-cell table:style-name="Default" office:value-type="float" office:value="0.0477" calcext:value-type="float">
            <text:p>0.0477</text:p>
          </table:table-cell>
          <table:table-cell table:style-name="ce4" office:value-type="float" office:value="9.3E-030" calcext:value-type="float">
            <text:p>9.30E-030</text:p>
          </table:table-cell>
          <table:table-cell table:style-name="ce4" office:value-type="float" office:value="5.5E-031" calcext:value-type="float">
            <text:p>5.50E-031</text:p>
          </table:table-cell>
          <table:table-cell office:value-type="string" calcext:value-type="string">
            <text:p>NBS</text:p>
          </table:table-cell>
          <table:table-cell/>
          <table:table-cell table:formula="of:=[.C867]/1000" office:value-type="float" office:value="0.02985" calcext:value-type="float">
            <text:p>0.02985</text:p>
          </table:table-cell>
          <table:table-cell table:formula="of:=[.D867]" office:value-type="float" office:value="93.1" calcext:value-type="float">
            <text:p>93.1</text:p>
          </table:table-cell>
          <table:table-cell table:style-name="ce12" table:formula="of:=[.F867]*10^(26)" office:value-type="float" office:value="0.00093" calcext:value-type="float">
            <text:p>9.30E-04</text:p>
          </table:table-cell>
          <table:table-cell table:style-name="ce12" table:formula="of:=[.G867]*10^(26)" office:value-type="float" office:value="0.000055" calcext:value-type="float">
            <text:p>5.50E-05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41.85" calcext:value-type="float">
            <text:p>41.85</text:p>
          </table:table-cell>
          <table:table-cell office:value-type="float" office:value="93.1" calcext:value-type="float">
            <text:p>93.1</text:p>
          </table:table-cell>
          <table:table-cell table:style-name="Default" office:value-type="float" office:value="0.0934" calcext:value-type="float">
            <text:p>0.0934</text:p>
          </table:table-cell>
          <table:table-cell table:style-name="ce4" office:value-type="float" office:value="5.53E-030" calcext:value-type="float">
            <text:p>5.53E-030</text:p>
          </table:table-cell>
          <table:table-cell table:style-name="ce4" office:value-type="float" office:value="3E-031" calcext:value-type="float">
            <text:p>3.00E-031</text:p>
          </table:table-cell>
          <table:table-cell office:value-type="string" calcext:value-type="string">
            <text:p>NBS</text:p>
          </table:table-cell>
          <table:table-cell/>
          <table:table-cell table:formula="of:=[.C868]/1000" office:value-type="float" office:value="0.04185" calcext:value-type="float">
            <text:p>0.04185</text:p>
          </table:table-cell>
          <table:table-cell table:formula="of:=[.D868]" office:value-type="float" office:value="93.1" calcext:value-type="float">
            <text:p>93.1</text:p>
          </table:table-cell>
          <table:table-cell table:style-name="ce12" table:formula="of:=[.F868]*10^(26)" office:value-type="float" office:value="0.000553" calcext:value-type="float">
            <text:p>5.53E-04</text:p>
          </table:table-cell>
          <table:table-cell table:style-name="ce12" table:formula="of:=[.G868]*10^(26)" office:value-type="float" office:value="0.00003" calcext:value-type="float">
            <text:p>3.00E-05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29.85" calcext:value-type="float">
            <text:p>29.85</text:p>
          </table:table-cell>
          <table:table-cell office:value-type="float" office:value="162.5" calcext:value-type="float">
            <text:p>162.5</text:p>
          </table:table-cell>
          <table:table-cell table:style-name="Default" office:value-type="float" office:value="0.0876" calcext:value-type="float">
            <text:p>0.0876</text:p>
          </table:table-cell>
          <table:table-cell table:style-name="ce4" office:value-type="float" office:value="2.79E-031" calcext:value-type="float">
            <text:p>2.79E-031</text:p>
          </table:table-cell>
          <table:table-cell table:style-name="ce4" office:value-type="float" office:value="2.1E-032" calcext:value-type="float">
            <text:p>2.10E-032</text:p>
          </table:table-cell>
          <table:table-cell office:value-type="string" calcext:value-type="string">
            <text:p>NBS</text:p>
          </table:table-cell>
          <table:table-cell/>
          <table:table-cell table:formula="of:=[.C869]/1000" office:value-type="float" office:value="0.02985" calcext:value-type="float">
            <text:p>0.02985</text:p>
          </table:table-cell>
          <table:table-cell table:formula="of:=[.D869]" office:value-type="float" office:value="162.5" calcext:value-type="float">
            <text:p>162.5</text:p>
          </table:table-cell>
          <table:table-cell table:style-name="ce12" table:formula="of:=[.F869]*10^(26)" office:value-type="float" office:value="0.0000279" calcext:value-type="float">
            <text:p>2.79E-05</text:p>
          </table:table-cell>
          <table:table-cell table:style-name="ce12" table:formula="of:=[.G869]*10^(26)" office:value-type="float" office:value="0.0000021" calcext:value-type="float">
            <text:p>2.10E-0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0.252" calcext:value-type="float">
            <text:p>0.252</text:p>
          </table:table-cell>
          <table:table-cell table:style-name="ce4" office:value-type="float" office:value="5.72E-030" calcext:value-type="float">
            <text:p>5.72E-030</text:p>
          </table:table-cell>
          <table:table-cell table:style-name="ce4" office:value-type="float" office:value="2.1E-031" calcext:value-type="float">
            <text:p>2.10E-031</text:p>
          </table:table-cell>
          <table:table-cell office:value-type="string" calcext:value-type="string">
            <text:p>MIT</text:p>
          </table:table-cell>
          <table:table-cell/>
          <table:table-cell table:formula="of:=[.C870]/1000" office:value-type="float" office:value="0.1" calcext:value-type="float">
            <text:p>0.1</text:p>
          </table:table-cell>
          <table:table-cell table:formula="of:=[.D870]" office:value-type="float" office:value="60" calcext:value-type="float">
            <text:p>60</text:p>
          </table:table-cell>
          <table:table-cell table:style-name="ce12" table:formula="of:=[.F870]*10^(26)" office:value-type="float" office:value="0.000572" calcext:value-type="float">
            <text:p>5.72E-04</text:p>
          </table:table-cell>
          <table:table-cell table:style-name="ce12" table:formula="of:=[.G870]*10^(26)" office:value-type="float" office:value="0.000021" calcext:value-type="float">
            <text:p>2.10E-05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0.563" calcext:value-type="float">
            <text:p>0.563</text:p>
          </table:table-cell>
          <table:table-cell table:style-name="ce4" office:value-type="float" office:value="2E-030" calcext:value-type="float">
            <text:p>2.00E-030</text:p>
          </table:table-cell>
          <table:table-cell table:style-name="ce4" office:value-type="float" office:value="2.9E-032" calcext:value-type="float">
            <text:p>2.90E-032</text:p>
          </table:table-cell>
          <table:table-cell office:value-type="string" calcext:value-type="string">
            <text:p>MIT</text:p>
          </table:table-cell>
          <table:table-cell/>
          <table:table-cell table:formula="of:=[.C871]/1000" office:value-type="float" office:value="0.15" calcext:value-type="float">
            <text:p>0.15</text:p>
          </table:table-cell>
          <table:table-cell table:formula="of:=[.D871]" office:value-type="float" office:value="60" calcext:value-type="float">
            <text:p>60</text:p>
          </table:table-cell>
          <table:table-cell table:style-name="ce12" table:formula="of:=[.F871]*10^(26)" office:value-type="float" office:value="0.0002" calcext:value-type="float">
            <text:p>2.00E-04</text:p>
          </table:table-cell>
          <table:table-cell table:style-name="ce12" table:formula="of:=[.G871]*10^(26)" office:value-type="float" office:value="0.0000029" calcext:value-type="float">
            <text:p>2.90E-0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0.561" calcext:value-type="float">
            <text:p>0.561</text:p>
          </table:table-cell>
          <table:table-cell table:style-name="ce4" office:value-type="float" office:value="8.04E-032" calcext:value-type="float">
            <text:p>8.04E-032</text:p>
          </table:table-cell>
          <table:table-cell table:style-name="ce4" office:value-type="float" office:value="9.3E-033" calcext:value-type="float">
            <text:p>9.30E-033</text:p>
          </table:table-cell>
          <table:table-cell office:value-type="string" calcext:value-type="string">
            <text:p>MIT</text:p>
          </table:table-cell>
          <table:table-cell/>
          <table:table-cell table:formula="of:=[.C872]/1000" office:value-type="float" office:value="0.077" calcext:value-type="float">
            <text:p>0.077</text:p>
          </table:table-cell>
          <table:table-cell table:formula="of:=[.D872]" office:value-type="float" office:value="160" calcext:value-type="float">
            <text:p>160</text:p>
          </table:table-cell>
          <table:table-cell table:style-name="ce12" table:formula="of:=[.F872]*10^(26)" office:value-type="float" office:value="0.00000804" calcext:value-type="float">
            <text:p>8.04E-06</text:p>
          </table:table-cell>
          <table:table-cell table:style-name="ce12" table:formula="of:=[.G872]*10^(26)" office:value-type="float" office:value="0.00000093" calcext:value-type="float">
            <text:p>9.30E-07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1.04" calcext:value-type="float">
            <text:p>1.04</text:p>
          </table:table-cell>
          <table:table-cell table:style-name="ce4" office:value-type="float" office:value="7.91E-031" calcext:value-type="float">
            <text:p>7.91E-031</text:p>
          </table:table-cell>
          <table:table-cell table:style-name="ce4" office:value-type="float" office:value="2.4E-032" calcext:value-type="float">
            <text:p>2.40E-032</text:p>
          </table:table-cell>
          <table:table-cell office:value-type="string" calcext:value-type="string">
            <text:p>MIT</text:p>
          </table:table-cell>
          <table:table-cell/>
          <table:table-cell table:formula="of:=[.C873]/1000" office:value-type="float" office:value="0.205" calcext:value-type="float">
            <text:p>0.205</text:p>
          </table:table-cell>
          <table:table-cell table:formula="of:=[.D873]" office:value-type="float" office:value="60" calcext:value-type="float">
            <text:p>60</text:p>
          </table:table-cell>
          <table:table-cell table:style-name="ce12" table:formula="of:=[.F873]*10^(26)" office:value-type="float" office:value="0.0000791" calcext:value-type="float">
            <text:p>7.91E-05</text:p>
          </table:table-cell>
          <table:table-cell table:style-name="ce12" table:formula="of:=[.G873]*10^(26)" office:value-type="float" office:value="0.0000024" calcext:value-type="float">
            <text:p>2.40E-0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247" calcext:value-type="float">
            <text:p>247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4" office:value-type="float" office:value="3.46E-031" calcext:value-type="float">
            <text:p>3.46E-031</text:p>
          </table:table-cell>
          <table:table-cell table:style-name="ce4" office:value-type="float" office:value="1.9E-032" calcext:value-type="float">
            <text:p>1.90E-032</text:p>
          </table:table-cell>
          <table:table-cell office:value-type="string" calcext:value-type="string">
            <text:p>MIT</text:p>
          </table:table-cell>
          <table:table-cell/>
          <table:table-cell table:formula="of:=[.C874]/1000" office:value-type="float" office:value="0.247" calcext:value-type="float">
            <text:p>0.247</text:p>
          </table:table-cell>
          <table:table-cell table:formula="of:=[.D874]" office:value-type="float" office:value="60" calcext:value-type="float">
            <text:p>60</text:p>
          </table:table-cell>
          <table:table-cell table:style-name="ce12" table:formula="of:=[.F874]*10^(26)" office:value-type="float" office:value="0.0000346" calcext:value-type="float">
            <text:p>3.46E-05</text:p>
          </table:table-cell>
          <table:table-cell table:style-name="ce12" table:formula="of:=[.G874]*10^(26)" office:value-type="float" office:value="0.0000019" calcext:value-type="float">
            <text:p>1.90E-0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1.48" calcext:value-type="float">
            <text:p>1.48</text:p>
          </table:table-cell>
          <table:table-cell table:style-name="ce4" office:value-type="float" office:value="2.37E-032" calcext:value-type="float">
            <text:p>2.37E-032</text:p>
          </table:table-cell>
          <table:table-cell table:style-name="ce4" office:value-type="float" office:value="2E-033" calcext:value-type="float">
            <text:p>2.00E-033</text:p>
          </table:table-cell>
          <table:table-cell office:value-type="string" calcext:value-type="string">
            <text:p>MIT</text:p>
          </table:table-cell>
          <table:table-cell/>
          <table:table-cell table:formula="of:=[.C875]/1000" office:value-type="float" office:value="0.127" calcext:value-type="float">
            <text:p>0.127</text:p>
          </table:table-cell>
          <table:table-cell table:formula="of:=[.D875]" office:value-type="float" office:value="160" calcext:value-type="float">
            <text:p>160</text:p>
          </table:table-cell>
          <table:table-cell table:style-name="ce12" table:formula="of:=[.F875]*10^(26)" office:value-type="float" office:value="0.00000237" calcext:value-type="float">
            <text:p>2.37E-06</text:p>
          </table:table-cell>
          <table:table-cell table:style-name="ce12" table:formula="of:=[.G875]*10^(26)" office:value-type="float" office:value="0.0000002" calcext:value-type="float">
            <text:p>2.00E-07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2.2" calcext:value-type="float">
            <text:p>2.2</text:p>
          </table:table-cell>
          <table:table-cell table:style-name="ce2" office:value-type="float" office:value="1.306E-031" calcext:value-type="float">
            <text:p>1.306E-031</text:p>
          </table:table-cell>
          <table:table-cell table:style-name="ce4" office:value-type="float" office:value="4.3E-033" calcext:value-type="float">
            <text:p>4.30E-033</text:p>
          </table:table-cell>
          <table:table-cell office:value-type="string" calcext:value-type="string">
            <text:p>MIT</text:p>
          </table:table-cell>
          <table:table-cell/>
          <table:table-cell table:formula="of:=[.C876]/1000" office:value-type="float" office:value="0.3" calcext:value-type="float">
            <text:p>0.3</text:p>
          </table:table-cell>
          <table:table-cell table:formula="of:=[.D876]" office:value-type="float" office:value="60" calcext:value-type="float">
            <text:p>60</text:p>
          </table:table-cell>
          <table:table-cell table:style-name="ce12" table:formula="of:=[.F876]*10^(26)" office:value-type="float" office:value="0.00001306" calcext:value-type="float">
            <text:p>1.31E-05</text:p>
          </table:table-cell>
          <table:table-cell table:style-name="ce12" table:formula="of:=[.G876]*10^(26)" office:value-type="float" office:value="0.00000043" calcext:value-type="float">
            <text:p>4.30E-07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2.96" calcext:value-type="float">
            <text:p>2.96</text:p>
          </table:table-cell>
          <table:table-cell table:style-name="ce4" office:value-type="float" office:value="5.34E-032" calcext:value-type="float">
            <text:p>5.34E-032</text:p>
          </table:table-cell>
          <table:table-cell table:style-name="ce4" office:value-type="float" office:value="1.8E-033" calcext:value-type="float">
            <text:p>1.80E-033</text:p>
          </table:table-cell>
          <table:table-cell office:value-type="string" calcext:value-type="string">
            <text:p>MIT</text:p>
          </table:table-cell>
          <table:table-cell/>
          <table:table-cell table:formula="of:=[.C877]/1000" office:value-type="float" office:value="0.35" calcext:value-type="float">
            <text:p>0.35</text:p>
          </table:table-cell>
          <table:table-cell table:formula="of:=[.D877]" office:value-type="float" office:value="60" calcext:value-type="float">
            <text:p>60</text:p>
          </table:table-cell>
          <table:table-cell table:style-name="ce12" table:formula="of:=[.F877]*10^(26)" office:value-type="float" office:value="0.00000534" calcext:value-type="float">
            <text:p>5.34E-06</text:p>
          </table:table-cell>
          <table:table-cell table:style-name="ce12" table:formula="of:=[.G877]*10^(26)" office:value-type="float" office:value="0.00000018" calcext:value-type="float">
            <text:p>1.80E-07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2.96" calcext:value-type="float">
            <text:p>2.96</text:p>
          </table:table-cell>
          <table:table-cell table:style-name="ce4" office:value-type="float" office:value="5.55E-033" calcext:value-type="float">
            <text:p>5.55E-033</text:p>
          </table:table-cell>
          <table:table-cell table:style-name="ce4" office:value-type="float" office:value="4.3E-034" calcext:value-type="float">
            <text:p>4.30E-034</text:p>
          </table:table-cell>
          <table:table-cell office:value-type="string" calcext:value-type="string">
            <text:p>MIT</text:p>
          </table:table-cell>
          <table:table-cell/>
          <table:table-cell table:formula="of:=[.C878]/1000" office:value-type="float" office:value="0.183" calcext:value-type="float">
            <text:p>0.183</text:p>
          </table:table-cell>
          <table:table-cell table:formula="of:=[.D878]" office:value-type="float" office:value="160" calcext:value-type="float">
            <text:p>160</text:p>
          </table:table-cell>
          <table:table-cell table:style-name="ce12" table:formula="of:=[.F878]*10^(26)" office:value-type="float" office:value="0.000000555" calcext:value-type="float">
            <text:p>5.55E-07</text:p>
          </table:table-cell>
          <table:table-cell table:style-name="ce12" table:formula="of:=[.G878]*10^(26)" office:value-type="float" office:value="0.000000043" calcext:value-type="float">
            <text:p>4.30E-08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 table:number-columns-repeated="27"/>
        </table:table-row>
        <table:table-row table:style-name="ro1">
          <table:table-cell/>
          <table:table-cell office:value-type="string" calcext:value-type="string">
            <text:p>3H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</text:p>
          </table:table-cell>
          <table:table-cell table:style-name="Default" office:value-type="string" calcext:value-type="string">
            <text:p>dFc,r</text:p>
          </table:table-cell>
          <table:table-cell table:style-name="ce2" office:value-type="string" calcext:value-type="string">
            <text:p>dFc,s</text:p>
          </table:table-cell>
          <table:table-cell office:value-type="string" calcext:value-type="string">
            <text:p>dFc,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dFm,r</text:p>
          </table:table-cell>
          <table:table-cell table:style-name="ce2" office:value-type="string" calcext:value-type="string">
            <text:p>dFm,s</text:p>
          </table:table-cell>
          <table:table-cell office:value-type="string" calcext:value-type="string">
            <text:p>dFm,t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0.051" calcext:value-type="float">
            <text:p>0.051</text:p>
          </table:table-cell>
          <table:table-cell office:value-type="float" office:value="0.967" calcext:value-type="float">
            <text:p>0.967</text:p>
          </table:table-cell>
          <table:table-cell table:style-name="Default" office:value-type="float" office:value="0.029" calcext:value-type="float">
            <text:p>0.029</text:p>
          </table:table-cell>
          <table:table-cell table:style-name="ce5" office:value-type="float" office:value="0.036" calcext:value-type="float">
            <text:p>0.036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0.098" calcext:value-type="float">
            <text:p>0.098</text:p>
          </table:table-cell>
          <table:table-cell office:value-type="float" office:value="1.039" calcext:value-type="float">
            <text:p>1.039</text:p>
          </table:table-cell>
          <table:table-cell table:style-name="Default" office:value-type="float" office:value="0.038" calcext:value-type="float">
            <text:p>0.038</text:p>
          </table:table-cell>
          <table:table-cell table:style-name="ce5" office:value-type="float" office:value="0.029" calcext:value-type="float">
            <text:p>0.029</text:p>
          </table:table-cell>
          <table:table-cell office:value-type="float" office:value="0.048" calcext:value-type="float">
            <text:p>0.048</text:p>
          </table:table-cell>
          <table:table-cell office:value-type="float" office:value="1.086" calcext:value-type="float">
            <text:p>1.086</text:p>
          </table:table-cell>
          <table:table-cell office:value-type="float" office:value="0.1" calcext:value-type="float">
            <text:p>0.1</text:p>
          </table:table-cell>
          <table:table-cell office:value-type="float" office:value="0.061" calcext:value-type="float">
            <text:p>0.061</text:p>
          </table:table-cell>
          <table:table-cell office:value-type="float" office:value="0.117" calcext:value-type="float">
            <text:p>0.117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0.258" calcext:value-type="float">
            <text:p>0.258</text:p>
          </table:table-cell>
          <table:table-cell office:value-type="float" office:value="0.95" calcext:value-type="float">
            <text:p>0.95</text:p>
          </table:table-cell>
          <table:table-cell table:style-name="Default" office:value-type="float" office:value="0.017" calcext:value-type="float">
            <text:p>0.017</text:p>
          </table:table-cell>
          <table:table-cell table:style-name="ce5" office:value-type="float" office:value="0.022" calcext:value-type="float">
            <text:p>0.022</text:p>
          </table:table-cell>
          <table:table-cell office:value-type="float" office:value="0.028" calcext:value-type="float">
            <text:p>0.028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571" calcext:value-type="float">
            <text:p>0.571</text:p>
          </table:table-cell>
          <table:table-cell office:value-type="float" office:value="0.826" calcext:value-type="float">
            <text:p>0.826</text:p>
          </table:table-cell>
          <table:table-cell table:style-name="Default" office:value-type="float" office:value="0.019" calcext:value-type="float">
            <text:p>0.019</text:p>
          </table:table-cell>
          <table:table-cell table:style-name="ce5" office:value-type="float" office:value="0.013" calcext:value-type="float">
            <text:p>0.013</text:p>
          </table:table-cell>
          <table:table-cell office:value-type="float" office:value="0.023" calcext:value-type="float">
            <text:p>0.023</text:p>
          </table:table-cell>
          <table:table-cell office:value-type="float" office:value="0.806" calcext:value-type="float">
            <text:p>0.806</text:p>
          </table:table-cell>
          <table:table-cell office:value-type="float" office:value="0.062" calcext:value-type="float">
            <text:p>0.062</text:p>
          </table:table-cell>
          <table:table-cell office:value-type="float" office:value="0.023" calcext:value-type="float">
            <text:p>0.023</text:p>
          </table:table-cell>
          <table:table-cell office:value-type="float" office:value="0.066" calcext:value-type="float">
            <text:p>0.066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1.05" calcext:value-type="float">
            <text:p>1.05</text:p>
          </table:table-cell>
          <table:table-cell office:value-type="float" office:value="0.697" calcext:value-type="float">
            <text:p>0.697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ce5"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1.51" calcext:value-type="float">
            <text:p>1.51</text:p>
          </table:table-cell>
          <table:table-cell office:value-type="float" office:value="0.548" calcext:value-type="float">
            <text:p>0.548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ce5" office:value-type="float" office:value="0.009" calcext:value-type="float">
            <text:p>0.009</text:p>
          </table:table-cell>
          <table:table-cell office:value-type="float" office:value="0.014" calcext:value-type="float">
            <text:p>0.014</text:p>
          </table:table-cell>
          <table:table-cell office:value-type="float" office:value="0.473" calcext:value-type="float">
            <text:p>0.473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6" calcext:value-type="float">
            <text:p>0.026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2.21" calcext:value-type="float">
            <text:p>2.21</text:p>
          </table:table-cell>
          <table:table-cell office:value-type="float" office:value="0.387" calcext:value-type="float">
            <text:p>0.387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ce5" office:value-type="float" office:value="0.009" calcext:value-type="float">
            <text:p>0.009</text:p>
          </table:table-cell>
          <table:table-cell office:value-type="float" office:value="0.011" calcext:value-type="float">
            <text:p>0.01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2.98" calcext:value-type="float">
            <text:p>2.98</text:p>
          </table:table-cell>
          <table:table-cell office:value-type="float" office:value="0.282" calcext:value-type="float">
            <text:p>0.282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ce5" office:value-type="float" office:value="0.006" calcext:value-type="float">
            <text:p>0.006</text:p>
          </table:table-cell>
          <table:table-cell office:value-type="float" office:value="0.009" calcext:value-type="float">
            <text:p>0.009</text:p>
          </table:table-cell>
          <table:table-cell office:value-type="float" office:value="0.26" calcext:value-type="float">
            <text:p>0.2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3" calcext:value-type="float">
            <text:p>0.01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esorted Saskatoon Data (ref 2)</text:p>
          </table:table-cell>
          <table:table-cell/>
          <table:table-cell table:style-name="Default"/>
          <table:table-cell table:style-name="ce2"/>
          <table:table-cell table:number-columns-repeated="27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872" calcext:value-type="float">
            <text:p>0.872</text:p>
          </table:table-cell>
          <table:table-cell table:style-name="Default"/>
          <table:table-cell table:style-name="ce2"/>
          <table:table-cell table:number-columns-repeated="27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782" calcext:value-type="float">
            <text:p>0.782</text:p>
          </table:table-cell>
          <table:table-cell table:style-name="Default"/>
          <table:table-cell table:style-name="ce2"/>
          <table:table-cell table:number-columns-repeated="27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785" calcext:value-type="float">
            <text:p>0.785</text:p>
          </table:table-cell>
          <table:table-cell table:style-name="Default"/>
          <table:table-cell table:style-name="ce2"/>
          <table:table-cell table:number-columns-repeated="27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659" calcext:value-type="float">
            <text:p>0.659</text:p>
          </table:table-cell>
          <table:table-cell table:style-name="Default"/>
          <table:table-cell table:style-name="ce2"/>
          <table:table-cell table:number-columns-repeated="27"/>
        </table:table-row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*I think all angles = 160 deg.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I. Nakagawa et al., Phys. Rev. Lett. 86, 5446 (2001). JLab 3He Ref 27</text:p>
          </table:table-cell>
          <table:table-cell table:number-columns-repeated="30"/>
        </table:table-row>
        <table:table-row table:style-name="ro2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E (MeV)</text:p>
          </table:table-cell>
          <table:table-cell office:value-type="string" calcext:value-type="string">
            <text:p>Q^2 (fm^-2)</text:p>
          </table:table-cell>
          <table:table-cell table:style-name="ce7" office:value-type="string" calcext:value-type="string">
            <text:p>dsig/domega (nb/sr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Charge (%)</text:p>
          </table:table-cell>
          <table:table-cell office:value-type="string" calcext:value-type="string">
            <text:p>|Fm(Q^2)|^2</text:p>
          </table:table-cell>
          <table:table-cell office:value-type="string" calcext:value-type="string">
            <text:p>+/-</text:p>
          </table:table-cell>
          <table:table-cell/>
          <table:table-cell office:value-type="string" calcext:value-type="string">
            <text:p>5 3He</text:p>
          </table:table-cell>
          <table:table-cell table:style-name="ce1" office:value-type="string" calcext:value-type="string">
            <text:p>Energy (GeV)</text:p>
          </table:table-cell>
          <table:table-cell table:style-name="ce1" office:value-type="string" calcext:value-type="string">
            <text:p>Theta</text:p>
          </table:table-cell>
          <table:table-cell table:style-name="ce13" office:value-type="string" calcext:value-type="string">
            <text:p>XS (fm^2/sr)</text:p>
          </table:table-cell>
          <table:table-cell table:style-name="ce1" office:value-type="string" calcext:value-type="string">
            <text:p>Uncertainty (fm^2/sr)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5.75" calcext:value-type="float">
            <text:p>5.75</text:p>
          </table:table-cell>
          <table:table-cell table:style-name="ce4" office:value-type="float" office:value="0.181" calcext:value-type="float">
            <text:p>1.81E-001</text:p>
          </table:table-cell>
          <table:table-cell table:style-name="ce4" office:value-type="float" office:value="0.012" calcext:value-type="float">
            <text:p>1.20E-002</text:p>
          </table:table-cell>
          <table:table-cell office:value-type="float" office:value="14" calcext:value-type="float">
            <text:p>14</text:p>
          </table:table-cell>
          <table:table-cell table:style-name="ce4" office:value-type="float" office:value="0.00431" calcext:value-type="float">
            <text:p>4.31E-003</text:p>
          </table:table-cell>
          <table:table-cell table:style-name="ce4" office:value-type="float" office:value="0.00034" calcext:value-type="float">
            <text:p>3.40E-004</text:p>
          </table:table-cell>
          <table:table-cell table:number-columns-repeated="2"/>
          <table:table-cell table:formula="of:=[.C900]/1000" office:value-type="float" office:value="0.265" calcext:value-type="float">
            <text:p>0.265</text:p>
          </table:table-cell>
          <table:table-cell office:value-type="float" office:value="160" calcext:value-type="float">
            <text:p>160</text:p>
          </table:table-cell>
          <table:table-cell table:formula="of:=[.E900]*10^-7" office:value-type="float" office:value="0.0000000181" calcext:value-type="float">
            <text:p>1.810E-8</text:p>
          </table:table-cell>
          <table:table-cell table:formula="of:=[.F900]*10^-7" office:value-type="float" office:value="0.0000000012" calcext:value-type="float">
            <text:p>1.2E-009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508" calcext:value-type="float">
            <text:p>508</text:p>
          </table:table-cell>
          <table:table-cell office:value-type="float" office:value="18.8" calcext:value-type="float">
            <text:p>18.8</text:p>
          </table:table-cell>
          <table:table-cell table:style-name="ce4" office:value-type="float" office:value="0.0000355" calcext:value-type="float">
            <text:p>3.55E-005</text:p>
          </table:table-cell>
          <table:table-cell table:style-name="ce4" office:value-type="float" office:value="0.0000037" calcext:value-type="float">
            <text:p>3.70E-006</text:p>
          </table:table-cell>
          <table:table-cell office:value-type="float" office:value="86" calcext:value-type="float">
            <text:p>86</text:p>
          </table:table-cell>
          <table:table-cell table:style-name="ce4" office:value-type="float" office:value="0.0000000588" calcext:value-type="float">
            <text:p>5.88E-008</text:p>
          </table:table-cell>
          <table:table-cell table:style-name="ce4" office:value-type="float" office:value="0.000000126" calcext:value-type="float">
            <text:p>1.26E-007</text:p>
          </table:table-cell>
          <table:table-cell table:number-columns-repeated="2"/>
          <table:table-cell table:formula="of:=[.C901]/1000" office:value-type="float" office:value="0.508" calcext:value-type="float">
            <text:p>0.508</text:p>
          </table:table-cell>
          <table:table-cell office:value-type="float" office:value="160" calcext:value-type="float">
            <text:p>160</text:p>
          </table:table-cell>
          <table:table-cell table:formula="of:=[.E901]*10^-7" office:value-type="float" office:value="0.00000000000355" calcext:value-type="float">
            <text:p>3.550E-12</text:p>
          </table:table-cell>
          <table:table-cell table:formula="of:=[.F901]*10^-7" office:value-type="float" office:value="0.00000000000037" calcext:value-type="float">
            <text:p>3.7E-013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552" calcext:value-type="float">
            <text:p>552</text:p>
          </table:table-cell>
          <table:table-cell office:value-type="float" office:value="21.8" calcext:value-type="float">
            <text:p>21.8</text:p>
          </table:table-cell>
          <table:table-cell table:style-name="ce4" office:value-type="float" office:value="0.0000249" calcext:value-type="float">
            <text:p>2.49E-005</text:p>
          </table:table-cell>
          <table:table-cell table:style-name="ce4" office:value-type="float" office:value="0.000003" calcext:value-type="float">
            <text:p>3.00E-006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000308" calcext:value-type="float">
            <text:p>3.08E-007</text:p>
          </table:table-cell>
          <table:table-cell table:style-name="ce4" office:value-type="float" office:value="0.00000011" calcext:value-type="float">
            <text:p>1.10E-007</text:p>
          </table:table-cell>
          <table:table-cell table:number-columns-repeated="2"/>
          <table:table-cell table:formula="of:=[.C902]/1000" office:value-type="float" office:value="0.552" calcext:value-type="float">
            <text:p>0.552</text:p>
          </table:table-cell>
          <table:table-cell office:value-type="float" office:value="160" calcext:value-type="float">
            <text:p>160</text:p>
          </table:table-cell>
          <table:table-cell table:formula="of:=[.E902]*10^-7" office:value-type="float" office:value="0.00000000000249" calcext:value-type="float">
            <text:p>2.490E-12</text:p>
          </table:table-cell>
          <table:table-cell table:formula="of:=[.F902]*10^-7" office:value-type="float" office:value="0.0000000000003" calcext:value-type="float">
            <text:p>3E-013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747" calcext:value-type="float">
            <text:p>747</text:p>
          </table:table-cell>
          <table:table-cell office:value-type="float" office:value="36.3" calcext:value-type="float">
            <text:p>36.3</text:p>
          </table:table-cell>
          <table:table-cell table:style-name="ce4" office:value-type="float" office:value="0.00000116" calcext:value-type="float">
            <text:p>1.16E-006</text:p>
          </table:table-cell>
          <table:table-cell table:style-name="ce4" office:value-type="float" office:value="0.00000039" calcext:value-type="float">
            <text:p>3.90E-007</text:p>
          </table:table-cell>
          <table:table-cell office:value-type="float" office:value="33" calcext:value-type="float">
            <text:p>33</text:p>
          </table:table-cell>
          <table:table-cell table:style-name="ce4" office:value-type="float" office:value="0.0000000367" calcext:value-type="float">
            <text:p>3.67E-008</text:p>
          </table:table-cell>
          <table:table-cell table:style-name="ce4" office:value-type="float" office:value="0.0000000188" calcext:value-type="float">
            <text:p>1.88E-008</text:p>
          </table:table-cell>
          <table:table-cell table:number-columns-repeated="2"/>
          <table:table-cell table:formula="of:=[.C903]/1000" office:value-type="float" office:value="0.747" calcext:value-type="float">
            <text:p>0.747</text:p>
          </table:table-cell>
          <table:table-cell office:value-type="float" office:value="160" calcext:value-type="float">
            <text:p>160</text:p>
          </table:table-cell>
          <table:table-cell table:formula="of:=[.E903]*10^-7" office:value-type="float" office:value="0.000000000000116" calcext:value-type="float">
            <text:p>1.160E-13</text:p>
          </table:table-cell>
          <table:table-cell table:formula="of:=[.F903]*10^-7" office:value-type="float" office:value="0.000000000000039" calcext:value-type="float">
            <text:p>3.9E-014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822" calcext:value-type="float">
            <text:p>822</text:p>
          </table:table-cell>
          <table:table-cell office:value-type="float" office:value="42.6" calcext:value-type="float">
            <text:p>42.6</text:p>
          </table:table-cell>
          <table:table-cell table:style-name="ce4" office:value-type="float" office:value="0.000000284" calcext:value-type="float">
            <text:p>2.84E-007</text:p>
          </table:table-cell>
          <table:table-cell table:style-name="ce4" office:value-type="float" office:value="0.000000165" calcext:value-type="float">
            <text:p>1.65E-007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0.0000000113" calcext:value-type="float">
            <text:p>1.13E-008</text:p>
          </table:table-cell>
          <table:table-cell table:style-name="ce4" office:value-type="float" office:value="0.0000000088" calcext:value-type="float">
            <text:p>8.80E-009</text:p>
          </table:table-cell>
          <table:table-cell table:number-columns-repeated="2"/>
          <table:table-cell table:formula="of:=[.C904]/1000" office:value-type="float" office:value="0.822" calcext:value-type="float">
            <text:p>0.822</text:p>
          </table:table-cell>
          <table:table-cell office:value-type="float" office:value="160" calcext:value-type="float">
            <text:p>160</text:p>
          </table:table-cell>
          <table:table-cell table:formula="of:=[.E904]*10^-7" office:value-type="float" office:value="0.0000000000000284" calcext:value-type="float">
            <text:p>2.840E-14</text:p>
          </table:table-cell>
          <table:table-cell table:formula="of:=[.F904]*10^-7" office:value-type="float" office:value="0.0000000000000165" calcext:value-type="float">
            <text:p>1.65E-014</text:p>
          </table:table-cell>
          <table:table-cell table:number-columns-repeated="18"/>
        </table:table-row>
        <table:table-row table:style-name="ro1" table:number-rows-repeated="4">
          <table:table-cell table:number-columns-repeated="33"/>
        </table:table-row>
        <table:table-row table:style-name="ro1">
          <table:table-cell table:number-columns-repeated="2"/>
          <table:table-cell table:style-name="ce3" office:value-type="string" calcext:value-type="string">
            <text:p>Structure of the He' Nucleus from Elastic Electron Scattering, Frosch, McCarthy. Phys. Rev. vol. 160 No.4, 20 Aug 1967</text:p>
          </table:table-cell>
          <table:table-cell table:number-columns-repeated="30"/>
        </table:table-row>
        <table:table-row table:style-name="ro2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E (MeV)</text:p>
          </table:table-cell>
          <table:table-cell office:value-type="string" calcext:value-type="string">
            <text:p>Theta (deg.)</text:p>
          </table:table-cell>
          <table:table-cell office:value-type="string" calcext:value-type="string">
            <text:p>Q^2 (F^-2)</text:p>
          </table:table-cell>
          <table:table-cell table:style-name="ce1" office:value-type="string" calcext:value-type="string">
            <text:p>dsi/domega (cm^2/sr)</text:p>
          </table:table-cell>
          <table:table-cell office:value-type="string" calcext:value-type="string">
            <text:p>+/-</text:p>
          </table:table-cell>
          <table:table-cell/>
          <table:table-cell office:value-type="string" calcext:value-type="string">
            <text:p>Fch</text:p>
          </table:table-cell>
          <table:table-cell office:value-type="string" calcext:value-type="string">
            <text:p>+/-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0.5" calcext:value-type="float">
            <text:p>0.5</text:p>
          </table:table-cell>
          <table:table-cell table:style-name="ce4" office:value-type="float" office:value="2.65E-030" calcext:value-type="float">
            <text:p>2.65E-030</text:p>
          </table:table-cell>
          <table:table-cell table:style-name="ce4" office:value-type="float" office:value="1.5E-031" calcext:value-type="float">
            <text:p>1.50E-031</text:p>
          </table:table-cell>
          <table:table-cell/>
          <table:table-cell office:value-type="float" office:value="0.796" calcext:value-type="float">
            <text:p>0.796</text:p>
          </table:table-cell>
          <table:table-cell office:value-type="float" office:value="0.024" calcext:value-type="float">
            <text:p>0.024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0.53" calcext:value-type="float">
            <text:p>0.53</text:p>
          </table:table-cell>
          <table:table-cell table:style-name="ce4" office:value-type="float" office:value="2.36E-030" calcext:value-type="float">
            <text:p>2.36E-030</text:p>
          </table:table-cell>
          <table:table-cell table:style-name="ce4" office:value-type="float" office:value="1.4E-031" calcext:value-type="float">
            <text:p>1.40E-031</text:p>
          </table:table-cell>
          <table:table-cell/>
          <table:table-cell office:value-type="float" office:value="0.788" calcext:value-type="float">
            <text:p>0.788</text:p>
          </table:table-cell>
          <table:table-cell office:value-type="float" office:value="0.024" calcext:value-type="float">
            <text:p>0.024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5" office:value-type="float" office:value="0.5" calcext:value-type="float">
            <text:p>0.5</text:p>
          </table:table-cell>
          <table:table-cell table:style-name="ce4" office:value-type="float" office:value="9.2E-030" calcext:value-type="float">
            <text:p>9.20E-030</text:p>
          </table:table-cell>
          <table:table-cell table:style-name="ce4" office:value-type="float" office:value="5.5E-031" calcext:value-type="float">
            <text:p>5.50E-031</text:p>
          </table:table-cell>
          <table:table-cell/>
          <table:table-cell office:value-type="float" office:value="0.796" calcext:value-type="float">
            <text:p>0.796</text:p>
          </table:table-cell>
          <table:table-cell office:value-type="float" office:value="0.024" calcext:value-type="float">
            <text:p>0.024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84.1" calcext:value-type="float">
            <text:p>84.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9.8E-031" calcext:value-type="float">
            <text:p>9.80E-031</text:p>
          </table:table-cell>
          <table:table-cell table:style-name="ce4" office:value-type="float" office:value="5.9E-032" calcext:value-type="float">
            <text:p>5.90E-032</text:p>
          </table:table-cell>
          <table:table-cell/>
          <table:table-cell office:value-type="float" office:value="0.633" calcext:value-type="float">
            <text:p>0.633</text:p>
          </table:table-cell>
          <table:table-cell office:value-type="float" office:value="0.019" calcext:value-type="float">
            <text:p>0.019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41.1" calcext:value-type="float">
            <text:p>41.1</text:p>
          </table:table-cell>
          <table:table-cell table:style-name="ce5" office:value-type="float" office:value="0.5" calcext:value-type="float">
            <text:p>0.5</text:p>
          </table:table-cell>
          <table:table-cell table:style-name="ce2" office:value-type="float" office:value="1.845E-029" calcext:value-type="float">
            <text:p>1.845E-029</text:p>
          </table:table-cell>
          <table:table-cell table:style-name="ce4" office:value-type="float" office:value="1.1E-030" calcext:value-type="float">
            <text:p>1.10E-030</text:p>
          </table:table-cell>
          <table:table-cell/>
          <table:table-cell office:value-type="float" office:value="0.792" calcext:value-type="float">
            <text:p>0.792</text:p>
          </table:table-cell>
          <table:table-cell office:value-type="float" office:value="0.024" calcext:value-type="float">
            <text:p>0.024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2.32E-030" calcext:value-type="float">
            <text:p>2.32E-030</text:p>
          </table:table-cell>
          <table:table-cell table:style-name="ce4" office:value-type="float" office:value="1.4E-031" calcext:value-type="float">
            <text:p>1.40E-031</text:p>
          </table:table-cell>
          <table:table-cell/>
          <table:table-cell office:value-type="float" office:value="0.619" calcext:value-type="float">
            <text:p>0.619</text:p>
          </table:table-cell>
          <table:table-cell office:value-type="float" office:value="0.019" calcext:value-type="float">
            <text:p>0.019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.1" calcext:value-type="float">
            <text:p>76.1</text:p>
          </table:table-cell>
          <table:table-cell table:style-name="ce5" office:value-type="float" office:value="1.5" calcext:value-type="float">
            <text:p>1.5</text:p>
          </table:table-cell>
          <table:table-cell table:style-name="ce4" office:value-type="float" office:value="5.18E-031" calcext:value-type="float">
            <text:p>5.18E-031</text:p>
          </table:table-cell>
          <table:table-cell table:style-name="ce4" office:value-type="float" office:value="3.1E-032" calcext:value-type="float">
            <text:p>3.10E-032</text:p>
          </table:table-cell>
          <table:table-cell/>
          <table:table-cell office:value-type="float" office:value="0.492" calcext:value-type="float">
            <text:p>0.492</text:p>
          </table:table-cell>
          <table:table-cell office:value-type="float" office:value="0.015" calcext:value-type="float">
            <text:p>0.015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47" calcext:value-type="float">
            <text:p>4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4.23E-030" calcext:value-type="float">
            <text:p>4.23E-030</text:p>
          </table:table-cell>
          <table:table-cell table:style-name="ce4" office:value-type="float" office:value="2.5E-031" calcext:value-type="float">
            <text:p>2.50E-031</text:p>
          </table:table-cell>
          <table:table-cell/>
          <table:table-cell office:value-type="float" office:value="0.626" calcext:value-type="float">
            <text:p>0.626</text:p>
          </table:table-cell>
          <table:table-cell office:value-type="float" office:value="0.019" calcext:value-type="float">
            <text:p>0.019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58.8" calcext:value-type="float">
            <text:p>58.8</text:p>
          </table:table-cell>
          <table:table-cell table:style-name="ce5" office:value-type="float" office:value="1.5" calcext:value-type="float">
            <text:p>1.5</text:p>
          </table:table-cell>
          <table:table-cell table:style-name="ce2" office:value-type="float" office:value="1.032E-030" calcext:value-type="float">
            <text:p>1.032E-030</text:p>
          </table:table-cell>
          <table:table-cell table:style-name="ce4" office:value-type="float" office:value="1.2E-032" calcext:value-type="float">
            <text:p>1.20E-032</text:p>
          </table:table-cell>
          <table:table-cell/>
          <table:table-cell office:value-type="float" office:value="0.496" calcext:value-type="float">
            <text:p>0.496</text:p>
          </table:table-cell>
          <table:table-cell office:value-type="float" office:value="0.015" calcext:value-type="float">
            <text:p>0.015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69.5" calcext:value-type="float">
            <text:p>69.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3.1E-031" calcext:value-type="float">
            <text:p>3.10E-031</text:p>
          </table:table-cell>
          <table:table-cell table:style-name="ce4" office:value-type="float" office:value="1.9E-032" calcext:value-type="float">
            <text:p>1.90E-032</text:p>
          </table:table-cell>
          <table:table-cell/>
          <table:table-cell office:value-type="float" office:value="0.391" calcext:value-type="float">
            <text:p>0.391</text:p>
          </table:table-cell>
          <table:table-cell office:value-type="float" office:value="0.012" calcext:value-type="float">
            <text:p>0.012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89.8" calcext:value-type="float">
            <text:p>89.8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4.1E-032" calcext:value-type="float">
            <text:p>4.10E-032</text:p>
          </table:table-cell>
          <table:table-cell table:style-name="ce4" office:value-type="float" office:value="2.5E-033" calcext:value-type="float">
            <text:p>2.50E-033</text:p>
          </table:table-cell>
          <table:table-cell/>
          <table:table-cell office:value-type="float" office:value="0.256" calcext:value-type="float">
            <text:p>0.256</text:p>
          </table:table-cell>
          <table:table-cell office:value-type="float" office:value="0.008" calcext:value-type="float">
            <text:p>0.008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48.2" calcext:value-type="float">
            <text:p>48.2</text:p>
          </table:table-cell>
          <table:table-cell table:style-name="ce5" office:value-type="float" office:value="1.5" calcext:value-type="float">
            <text:p>1.5</text:p>
          </table:table-cell>
          <table:table-cell table:style-name="ce2" office:value-type="float" office:value="1.635E-030" calcext:value-type="float">
            <text:p>1.635E-030</text:p>
          </table:table-cell>
          <table:table-cell table:style-name="ce4" office:value-type="float" office:value="9.8E-032" calcext:value-type="float">
            <text:p>9.80E-032</text:p>
          </table:table-cell>
          <table:table-cell/>
          <table:table-cell office:value-type="float" office:value="0.493" calcext:value-type="float">
            <text:p>0.493</text:p>
          </table:table-cell>
          <table:table-cell office:value-type="float" office:value="0.015" calcext:value-type="float">
            <text:p>0.015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56.5" calcext:value-type="float">
            <text:p>56.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5.27E-031" calcext:value-type="float">
            <text:p>5.27E-031</text:p>
          </table:table-cell>
          <table:table-cell table:style-name="ce4" office:value-type="float" office:value="3.2E-032" calcext:value-type="float">
            <text:p>3.20E-032</text:p>
          </table:table-cell>
          <table:table-cell/>
          <table:table-cell office:value-type="float" office:value="0.391" calcext:value-type="float">
            <text:p>0.391</text:p>
          </table:table-cell>
          <table:table-cell office:value-type="float" office:value="0.012" calcext:value-type="float">
            <text:p>0.012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86" calcext:value-type="float">
            <text:p>86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1.32E-032" calcext:value-type="float">
            <text:p>1.32E-032</text:p>
          </table:table-cell>
          <table:table-cell table:style-name="ce4" office:value-type="float" office:value="8E-034" calcext:value-type="float">
            <text:p>8.00E-034</text:p>
          </table:table-cell>
          <table:table-cell/>
          <table:table-cell office:value-type="float" office:value="0.1577" calcext:value-type="float">
            <text:p>0.1577</text:p>
          </table:table-cell>
          <table:table-cell office:value-type="float" office:value="0.05" calcext:value-type="float">
            <text:p>0.05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59.9" calcext:value-type="float">
            <text:p>59.9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1.25E-031" calcext:value-type="float">
            <text:p>1.25E-031</text:p>
          </table:table-cell>
          <table:table-cell table:style-name="ce4" office:value-type="float" office:value="8E-033" calcext:value-type="float">
            <text:p>8.00E-033</text:p>
          </table:table-cell>
          <table:table-cell/>
          <table:table-cell office:value-type="float" office:value="0.253" calcext:value-type="float">
            <text:p>0.253</text:p>
          </table:table-cell>
          <table:table-cell office:value-type="float" office:value="0.008" calcext:value-type="float">
            <text:p>0.008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81.9" calcext:value-type="float">
            <text:p>81.9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4.73E-033" calcext:value-type="float">
            <text:p>4.73E-033</text:p>
          </table:table-cell>
          <table:table-cell table:style-name="ce4" office:value-type="float" office:value="3E-034" calcext:value-type="float">
            <text:p>3.00E-034</text:p>
          </table:table-cell>
          <table:table-cell/>
          <table:table-cell office:value-type="float" office:value="0.0988" calcext:value-type="float">
            <text:p>0.0988</text:p>
          </table:table-cell>
          <table:table-cell office:value-type="float" office:value="0.003" calcext:value-type="float">
            <text:p>0.003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41.4" calcext:value-type="float">
            <text:p>41.4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1.077E-030" calcext:value-type="float">
            <text:p>1.077E-030</text:p>
          </table:table-cell>
          <table:table-cell table:style-name="ce4" office:value-type="float" office:value="6.7E-032" calcext:value-type="float">
            <text:p>6.70E-032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0.012" calcext:value-type="float">
            <text:p>0.012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60.9" calcext:value-type="float">
            <text:p>60.9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3.53E-032" calcext:value-type="float">
            <text:p>3.53E-032</text:p>
          </table:table-cell>
          <table:table-cell table:style-name="ce4" office:value-type="float" office:value="2.2E-033" calcext:value-type="float">
            <text:p>2.20E-033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0.005" calcext:value-type="float">
            <text:p>0.005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78" calcext:value-type="float">
            <text:p>78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1.81E-033" calcext:value-type="float">
            <text:p>1.81E-033</text:p>
          </table:table-cell>
          <table:table-cell table:style-name="ce4" office:value-type="float" office:value="1.7E-034" calcext:value-type="float">
            <text:p>1.70E-034</text:p>
          </table:table-cell>
          <table:table-cell/>
          <table:table-cell office:value-type="float" office:value="0.0628" calcext:value-type="float">
            <text:p>0.0628</text:p>
          </table:table-cell>
          <table:table-cell office:value-type="float" office:value="0.003" calcext:value-type="float">
            <text:p>0.003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40.6" calcext:value-type="float">
            <text:p>40.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3.17E-031" calcext:value-type="float">
            <text:p>3.17E-031</text:p>
          </table:table-cell>
          <table:table-cell table:style-name="ce4" office:value-type="float" office:value="1.9E-032" calcext:value-type="float">
            <text:p>1.90E-032</text:p>
          </table:table-cell>
          <table:table-cell/>
          <table:table-cell office:value-type="float" office:value="0.255" calcext:value-type="float">
            <text:p>0.255</text:p>
          </table:table-cell>
          <table:table-cell office:value-type="float" office:value="0.008" calcext:value-type="float">
            <text:p>0.008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3.9" calcext:value-type="float">
            <text:p>53.9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1.41E-032" calcext:value-type="float">
            <text:p>1.41E-032</text:p>
          </table:table-cell>
          <table:table-cell table:style-name="ce4" office:value-type="float" office:value="9E-034" calcext:value-type="float">
            <text:p>9.00E-034</text:p>
          </table:table-cell>
          <table:table-cell/>
          <table:table-cell office:value-type="float" office:value="0.0976" calcext:value-type="float">
            <text:p>0.0976</text:p>
          </table:table-cell>
          <table:table-cell office:value-type="float" office:value="0.003" calcext:value-type="float">
            <text:p>0.003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9.9" calcext:value-type="float">
            <text:p>59.9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3.11E-033" calcext:value-type="float">
            <text:p>3.11E-033</text:p>
          </table:table-cell>
          <table:table-cell table:style-name="ce4" office:value-type="float" office:value="3.2E-034" calcext:value-type="float">
            <text:p>3.20E-034</text:p>
          </table:table-cell>
          <table:table-cell/>
          <table:table-cell office:value-type="float" office:value="0.0576" calcext:value-type="float">
            <text:p>0.0576</text:p>
          </table:table-cell>
          <table:table-cell office:value-type="float" office:value="0.003" calcext:value-type="float">
            <text:p>0.003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5.9" calcext:value-type="float">
            <text:p>65.9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6.97E-034" calcext:value-type="float">
            <text:p>6.97E-034</text:p>
          </table:table-cell>
          <table:table-cell table:style-name="ce4" office:value-type="float" office:value="9.6E-035" calcext:value-type="float">
            <text:p>9.60E-035</text:p>
          </table:table-cell>
          <table:table-cell/>
          <table:table-cell office:value-type="float" office:value="0.0335" calcext:value-type="float">
            <text:p>0.0335</text:p>
          </table:table-cell>
          <table:table-cell office:value-type="float" office:value="0.0023" calcext:value-type="float">
            <text:p>0.0023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1.3" calcext:value-type="float">
            <text:p>71.3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1.53E-034" calcext:value-type="float">
            <text:p>1.53E-034</text:p>
          </table:table-cell>
          <table:table-cell table:style-name="ce4" office:value-type="float" office:value="1.8E-035" calcext:value-type="float">
            <text:p>1.80E-035</text:p>
          </table:table-cell>
          <table:table-cell/>
          <table:table-cell office:value-type="float" office:value="0.0189" calcext:value-type="float">
            <text:p>0.0189</text:p>
          </table:table-cell>
          <table:table-cell office:value-type="float" office:value="0.0011" calcext:value-type="float">
            <text:p>0.0011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601" calcext:value-type="float">
            <text:p>601</text:p>
          </table:table-cell>
          <table:table-cell office:value-type="float" office:value="39.1" calcext:value-type="float">
            <text:p>39.1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9.76E-032" calcext:value-type="float">
            <text:p>9.76E-032</text:p>
          </table:table-cell>
          <table:table-cell table:style-name="ce4" office:value-type="float" office:value="6.2E-033" calcext:value-type="float">
            <text:p>6.20E-033</text:p>
          </table:table-cell>
          <table:table-cell/>
          <table:table-cell office:value-type="float" office:value="0.1577" calcext:value-type="float">
            <text:p>0.1577</text:p>
          </table:table-cell>
          <table:table-cell office:value-type="float" office:value="0.005" calcext:value-type="float">
            <text:p>0.005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601" calcext:value-type="float">
            <text:p>601</text:p>
          </table:table-cell>
          <table:table-cell office:value-type="float" office:value="57.7" calcext:value-type="float">
            <text:p>57.7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2.58E-034" calcext:value-type="float">
            <text:p>2.58E-034</text:p>
          </table:table-cell>
          <table:table-cell table:style-name="ce4" office:value-type="float" office:value="4.9E-035" calcext:value-type="float">
            <text:p>4.90E-035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.0017" calcext:value-type="float">
            <text:p>0.0017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40.5" calcext:value-type="float">
            <text:p>40.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2.51E-032" calcext:value-type="float">
            <text:p>2.51E-032</text:p>
          </table:table-cell>
          <table:table-cell table:style-name="ce4" office:value-type="float" office:value="1.6E-033" calcext:value-type="float">
            <text:p>1.60E-033</text:p>
          </table:table-cell>
          <table:table-cell/>
          <table:table-cell office:value-type="float" office:value="0.0932" calcext:value-type="float">
            <text:p>0.0932</text:p>
          </table:table-cell>
          <table:table-cell office:value-type="float" office:value="0.003" calcext:value-type="float">
            <text:p>0.003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48.8" calcext:value-type="float">
            <text:p>48.8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1.45E-033" calcext:value-type="float">
            <text:p>1.45E-033</text:p>
          </table:table-cell>
          <table:table-cell table:style-name="ce4" office:value-type="float" office:value="1.2E-034" calcext:value-type="float">
            <text:p>1.20E-034</text:p>
          </table:table-cell>
          <table:table-cell/>
          <table:table-cell office:value-type="float" office:value="0.0332" calcext:value-type="float">
            <text:p>0.0332</text:p>
          </table:table-cell>
          <table:table-cell office:value-type="float" office:value="0.0014" calcext:value-type="float">
            <text:p>0.0014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52.7" calcext:value-type="float">
            <text:p>52.7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1.95E-034" calcext:value-type="float">
            <text:p>1.95E-034</text:p>
          </table:table-cell>
          <table:table-cell table:style-name="ce4" office:value-type="float" office:value="6.4E-035" calcext:value-type="float">
            <text:p>6.40E-035</text:p>
          </table:table-cell>
          <table:table-cell/>
          <table:table-cell office:value-type="float" office:value="0.0143" calcext:value-type="float">
            <text:p>0.0143</text:p>
          </table:table-cell>
          <table:table-cell office:value-type="float" office:value="0.0024" calcext:value-type="float">
            <text:p>0.0024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41.4" calcext:value-type="float">
            <text:p>41.4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7.7E-033" calcext:value-type="float">
            <text:p>7.70E-033</text:p>
          </table:table-cell>
          <table:table-cell table:style-name="ce4" office:value-type="float" office:value="8E-034" calcext:value-type="float">
            <text:p>8.00E-034</text:p>
          </table:table-cell>
          <table:table-cell/>
          <table:table-cell office:value-type="float" office:value="0.0582" calcext:value-type="float">
            <text:p>0.0582</text:p>
          </table:table-cell>
          <table:table-cell office:value-type="float" office:value="0.003" calcext:value-type="float">
            <text:p>0.003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48.5" calcext:value-type="float">
            <text:p>48.5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4.56E-034" calcext:value-type="float">
            <text:p>4.56E-034</text:p>
          </table:table-cell>
          <table:table-cell table:style-name="ce4" office:value-type="float" office:value="7.7E-035" calcext:value-type="float">
            <text:p>7.70E-035</text:p>
          </table:table-cell>
          <table:table-cell/>
          <table:table-cell office:value-type="float" office:value="0.0195" calcext:value-type="float">
            <text:p>0.0195</text:p>
          </table:table-cell>
          <table:table-cell office:value-type="float" office:value="0.0018" calcext:value-type="float">
            <text:p>0.0018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2.01E-033" calcext:value-type="float">
            <text:p>2.01E-033</text:p>
          </table:table-cell>
          <table:table-cell table:style-name="ce4" office:value-type="float" office:value="1.9E-034" calcext:value-type="float">
            <text:p>1.90E-034</text:p>
          </table:table-cell>
          <table:table-cell/>
          <table:table-cell office:value-type="float" office:value="0.0301" calcext:value-type="float">
            <text:p>0.0301</text:p>
          </table:table-cell>
          <table:table-cell office:value-type="float" office:value="0.0014" calcext:value-type="float">
            <text:p>0.0014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2.2" calcext:value-type="float">
            <text:p>42.2</text:p>
          </table:table-cell>
          <table:table-cell table:style-name="ce5" office:value-type="float" office:value="8.1" calcext:value-type="float">
            <text:p>8.1</text:p>
          </table:table-cell>
          <table:table-cell table:style-name="ce4" office:value-type="float" office:value="4.87E-034" calcext:value-type="float">
            <text:p>4.87E-034</text:p>
          </table:table-cell>
          <table:table-cell table:style-name="ce4" office:value-type="float" office:value="5.9E-035" calcext:value-type="float">
            <text:p>5.90E-035</text:p>
          </table:table-cell>
          <table:table-cell/>
          <table:table-cell office:value-type="float" office:value="0.0175" calcext:value-type="float">
            <text:p>0.0175</text:p>
          </table:table-cell>
          <table:table-cell office:value-type="float" office:value="0.0011" calcext:value-type="float">
            <text:p>0.0011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3.4" calcext:value-type="float">
            <text:p>43.4</text:p>
          </table:table-cell>
          <table:table-cell table:style-name="ce5" office:value-type="float" office:value="8.5" calcext:value-type="float">
            <text:p>8.5</text:p>
          </table:table-cell>
          <table:table-cell table:style-name="ce4" office:value-type="float" office:value="1.95E-034" calcext:value-type="float">
            <text:p>1.95E-034</text:p>
          </table:table-cell>
          <table:table-cell table:style-name="ce4" office:value-type="float" office:value="3.7E-035" calcext:value-type="float">
            <text:p>3.70E-035</text:p>
          </table:table-cell>
          <table:table-cell/>
          <table:table-cell office:value-type="float" office:value="0.0118" calcext:value-type="float">
            <text:p>0.0118</text:p>
          </table:table-cell>
          <table:table-cell office:value-type="float" office:value="0.0011" calcext:value-type="float">
            <text:p>0.0011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4.8" calcext:value-type="float">
            <text:p>44.8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float" office:value="5.79E-035" calcext:value-type="float">
            <text:p>5.79E-035</text:p>
          </table:table-cell>
          <table:table-cell table:style-name="ce4" office:value-type="float" office:value="2.55E-035" calcext:value-type="float">
            <text:p>2.55E-035</text:p>
          </table:table-cell>
          <table:table-cell/>
          <table:table-cell office:value-type="float" office:value="0.0069" calcext:value-type="float">
            <text:p>0.0069</text:p>
          </table:table-cell>
          <table:table-cell office:value-type="float" office:value="0.0015" calcext:value-type="float">
            <text:p>0.0015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6.2" calcext:value-type="float">
            <text:p>46.2</text:p>
          </table:table-cell>
          <table:table-cell table:style-name="ce5" office:value-type="float" office:value="9.5" calcext:value-type="float">
            <text:p>9.5</text:p>
          </table:table-cell>
          <table:table-cell table:style-name="ce4" office:value-type="float" office:value="3.35E-035" calcext:value-type="float">
            <text:p>3.35E-035</text:p>
          </table:table-cell>
          <table:table-cell table:style-name="ce4" office:value-type="float" office:value="1.28E-035" calcext:value-type="float">
            <text:p>1.28E-035</text:p>
          </table:table-cell>
          <table:table-cell/>
          <table:table-cell office:value-type="float" office:value="0.0055" calcext:value-type="float">
            <text:p>0.0055</text:p>
          </table:table-cell>
          <table:table-cell office:value-type="float" office:value="0.0011" calcext:value-type="float">
            <text:p>0.0011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7.6" calcext:value-type="float">
            <text:p>47.6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9.2E-036" calcext:value-type="float">
            <text:p>9.20E-036</text:p>
          </table:table-cell>
          <table:table-cell table:style-name="ce4" office:value-type="float" office:value="7.9E-036" calcext:value-type="float">
            <text:p>7.90E-036</text:p>
          </table:table-cell>
          <table:table-cell/>
          <table:table-cell office:value-type="float" office:value="0.0031" calcext:value-type="float">
            <text:p>0.0031</text:p>
          </table:table-cell>
          <table:table-cell office:value-type="float" office:value="0.0002" calcext:value-type="float">
            <text:p>0.0002</text:p>
          </table:table-cell>
          <table:table-cell office:value-type="float" office:value="-0.0019" calcext:value-type="float">
            <text:p>-0.0019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8.9" calcext:value-type="float">
            <text:p>48.9</text:p>
          </table:table-cell>
          <table:table-cell table:style-name="ce5" office:value-type="float" office:value="10.5" calcext:value-type="float">
            <text:p>10.5</text:p>
          </table:table-cell>
          <table:table-cell table:style-name="ce4" office:value-type="float" office:value="4.6E-036" calcext:value-type="float">
            <text:p>4.60E-036</text:p>
          </table:table-cell>
          <table:table-cell table:style-name="ce4" office:value-type="float" office:value="5.9E-036" calcext:value-type="float">
            <text:p>5.90E-036</text:p>
          </table:table-cell>
          <table:table-cell table:style-name="ce4" office:value-type="float" office:value="-4.6E-036" calcext:value-type="float">
            <text:p>-4.60E-036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9" calcext:value-type="float">
            <text:p>0.0019</text:p>
          </table:table-cell>
          <table:table-cell office:value-type="float" office:value="-0.0022" calcext:value-type="float">
            <text:p>-0.0022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50.2" calcext:value-type="float">
            <text:p>50.2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.43E-035" calcext:value-type="float">
            <text:p>1.43E-035</text:p>
          </table:table-cell>
          <table:table-cell table:style-name="ce4" office:value-type="float" office:value="4.9E-036" calcext:value-type="float">
            <text:p>4.90E-036</text:p>
          </table:table-cell>
          <table:table-cell/>
          <table:table-cell office:value-type="float" office:value="0.0043" calcext:value-type="float">
            <text:p>0.0043</text:p>
          </table:table-cell>
          <table:table-cell/>
          <table:table-cell office:value-type="float" office:value="0.0007" calcext:value-type="float">
            <text:p>0.0007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52.9" calcext:value-type="float">
            <text:p>52.9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3.75E-035" calcext:value-type="float">
            <text:p>3.75E-035</text:p>
          </table:table-cell>
          <table:table-cell table:style-name="ce4" office:value-type="float" office:value="1.06E-035" calcext:value-type="float">
            <text:p>1.06E-035</text:p>
          </table:table-cell>
          <table:table-cell/>
          <table:table-cell office:value-type="float" office:value="0.0078" calcext:value-type="float">
            <text:p>0.0078</text:p>
          </table:table-cell>
          <table:table-cell/>
          <table:table-cell office:value-type="float" office:value="0.0011" calcext:value-type="float">
            <text:p>0.0011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56.7" calcext:value-type="float">
            <text:p>56.7</text:p>
          </table:table-cell>
          <table:table-cell table:style-name="ce5" office:value-type="float" office:value="13.5" calcext:value-type="float">
            <text:p>13.5</text:p>
          </table:table-cell>
          <table:table-cell table:style-name="ce4" office:value-type="float" office:value="3.96E-035" calcext:value-type="float">
            <text:p>3.96E-035</text:p>
          </table:table-cell>
          <table:table-cell table:style-name="ce4" office:value-type="float" office:value="6.6E-036" calcext:value-type="float">
            <text:p>6.60E-036</text:p>
          </table:table-cell>
          <table:table-cell/>
          <table:table-cell office:value-type="float" office:value="0.0094" calcext:value-type="float">
            <text:p>0.0094</text:p>
          </table:table-cell>
          <table:table-cell/>
          <table:table-cell office:value-type="float" office:value="0.0008" calcext:value-type="float">
            <text:p>0.0008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60.4" calcext:value-type="float">
            <text:p>60.4</text:p>
          </table:table-cell>
          <table:table-cell table:style-name="ce5" office:value-type="float" office:value="15" calcext:value-type="float">
            <text:p>15</text:p>
          </table:table-cell>
          <table:table-cell table:style-name="ce4" office:value-type="float" office:value="2.68E-035" calcext:value-type="float">
            <text:p>2.68E-035</text:p>
          </table:table-cell>
          <table:table-cell table:style-name="ce4" office:value-type="float" office:value="6.6E-036" calcext:value-type="float">
            <text:p>6.60E-036</text:p>
          </table:table-cell>
          <table:table-cell/>
          <table:table-cell office:value-type="float" office:value="0.0089" calcext:value-type="float">
            <text:p>0.0089</text:p>
          </table:table-cell>
          <table:table-cell/>
          <table:table-cell office:value-type="float" office:value="0.0011" calcext:value-type="float">
            <text:p>0.0011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62.8" calcext:value-type="float">
            <text:p>62.8</text:p>
          </table:table-cell>
          <table:table-cell table:style-name="ce5" office:value-type="float" office:value="16" calcext:value-type="float">
            <text:p>16</text:p>
          </table:table-cell>
          <table:table-cell table:style-name="ce4" office:value-type="float" office:value="2.76E-035" calcext:value-type="float">
            <text:p>2.76E-035</text:p>
          </table:table-cell>
          <table:table-cell table:style-name="ce4" office:value-type="float" office:value="4.3E-036" calcext:value-type="float">
            <text:p>4.30E-036</text:p>
          </table:table-cell>
          <table:table-cell/>
          <table:table-cell office:value-type="float" office:value="0.0098" calcext:value-type="float">
            <text:p>0.0098</text:p>
          </table:table-cell>
          <table:table-cell/>
          <table:table-cell office:value-type="float" office:value="0.0008" calcext:value-type="float">
            <text:p>0.0008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67.8" calcext:value-type="float">
            <text:p>67.8</text:p>
          </table:table-cell>
          <table:table-cell table:style-name="ce5" office:value-type="float" office:value="18" calcext:value-type="float">
            <text:p>18</text:p>
          </table:table-cell>
          <table:table-cell table:style-name="ce4" office:value-type="float" office:value="1.35E-035" calcext:value-type="float">
            <text:p>1.35E-035</text:p>
          </table:table-cell>
          <table:table-cell table:style-name="ce4" office:value-type="float" office:value="2.7E-036" calcext:value-type="float">
            <text:p>2.70E-036</text:p>
          </table:table-cell>
          <table:table-cell/>
          <table:table-cell office:value-type="float" office:value="0.0082" calcext:value-type="float">
            <text:p>0.0082</text:p>
          </table:table-cell>
          <table:table-cell/>
          <table:table-cell office:value-type="float" office:value="0.0008" calcext:value-type="float">
            <text:p>0.0008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72.5" calcext:value-type="float">
            <text:p>72.5</text:p>
          </table:table-cell>
          <table:table-cell table:style-name="ce5" office:value-type="float" office:value="20" calcext:value-type="float">
            <text:p>20</text:p>
          </table:table-cell>
          <table:table-cell table:style-name="ce4" office:value-type="float" office:value="7.2E-036" calcext:value-type="float">
            <text:p>7.20E-036</text:p>
          </table:table-cell>
          <table:table-cell table:style-name="ce4" office:value-type="float" office:value="1.9E-036" calcext:value-type="float">
            <text:p>1.90E-036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09" calcext:value-type="float">
            <text:p>0.0009</text:p>
          </table:table-cell>
          <table:table-cell table:number-columns-repeated="22"/>
        </table:table-row>
        <table:table-row table:style-name="ro1" table:number-rows-repeated="4">
          <table:table-cell table:number-columns-repeated="33"/>
        </table:table-row>
        <table:table-row table:style-name="ro2">
          <table:table-cell table:number-columns-repeated="2"/>
          <table:table-cell office:value-type="string" calcext:value-type="string">
            <text:p>Repellin, J. P., Lehman, P., Lefrancois, J., Isabelle, D. B.: Phys. Lett. B16, 169 (1965);</text:p>
          </table:table-cell>
          <table:table-cell table:number-columns-repeated="5"/>
          <table:table-cell table:style-name="ce8" office:value-type="string" calcext:value-type="string">
            <text:p>DOI: <text:a xlink:href="http://dx.doi.org/10.1016/0031-9163(65)90172-1" xlink:type="simple">10.1016/0031-9163(65)90172-1</text:a>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Refs 1,2 may have more 4He data.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^2</text:p>
          </table:table-cell>
          <table:table-cell office:value-type="string" calcext:value-type="string">
            <text:p>+/-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.52" calcext:value-type="float">
            <text:p>2.52</text:p>
          </table:table-cell>
          <table:table-cell office:value-type="float" office:value="0.13" calcext:value-type="float">
            <text:p>0.13</text:p>
          </table:table-cell>
          <table:table-cell table:style-name="ce5" office:value-type="float" office:value="0.0033" calcext:value-type="float">
            <text:p>0.003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3.025" calcext:value-type="float">
            <text:p>3.025</text:p>
          </table:table-cell>
          <table:table-cell office:value-type="float" office:value="0.0815" calcext:value-type="float">
            <text:p>0.0815</text:p>
          </table:table-cell>
          <table:table-cell table:style-name="ce5" office:value-type="float" office:value="0.0028" calcext:value-type="float">
            <text:p>0.0028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3.53" calcext:value-type="float">
            <text:p>3.53</text:p>
          </table:table-cell>
          <table:table-cell office:value-type="float" office:value="0.05" calcext:value-type="float">
            <text:p>0.05</text:p>
          </table:table-cell>
          <table:table-cell table:style-name="ce5" office:value-type="float" office:value="0.0018" calcext:value-type="float">
            <text:p>0.0018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4.034" calcext:value-type="float">
            <text:p>4.034</text:p>
          </table:table-cell>
          <table:table-cell office:value-type="float" office:value="0.0318" calcext:value-type="float">
            <text:p>0.0318</text:p>
          </table:table-cell>
          <table:table-cell table:style-name="ce5" office:value-type="float" office:value="0.00093" calcext:value-type="float">
            <text:p>0.0009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4.54" calcext:value-type="float">
            <text:p>4.54</text:p>
          </table:table-cell>
          <table:table-cell office:value-type="float" office:value="0.0206" calcext:value-type="float">
            <text:p>0.0206</text:p>
          </table:table-cell>
          <table:table-cell table:style-name="ce5" office:value-type="float" office:value="0.0006" calcext:value-type="float">
            <text:p>0.0006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5.044" calcext:value-type="float">
            <text:p>5.044</text:p>
          </table:table-cell>
          <table:table-cell office:value-type="float" office:value="0.0122" calcext:value-type="float">
            <text:p>0.0122</text:p>
          </table:table-cell>
          <table:table-cell table:style-name="ce5" office:value-type="float" office:value="0.00045" calcext:value-type="float">
            <text:p>0.00045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5.544" calcext:value-type="float">
            <text:p>5.544</text:p>
          </table:table-cell>
          <table:table-cell office:value-type="float" office:value="0.00825" calcext:value-type="float">
            <text:p>0.00825</text:p>
          </table:table-cell>
          <table:table-cell table:style-name="ce5" office:value-type="float" office:value="0.00042" calcext:value-type="float">
            <text:p>0.00042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6.05" calcext:value-type="float">
            <text:p>6.05</text:p>
          </table:table-cell>
          <table:table-cell office:value-type="float" office:value="0.00464" calcext:value-type="float">
            <text:p>0.00464</text:p>
          </table:table-cell>
          <table:table-cell table:style-name="ce5" office:value-type="float" office:value="0.00027" calcext:value-type="float">
            <text:p>0.00027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6.56" calcext:value-type="float">
            <text:p>6.56</text:p>
          </table:table-cell>
          <table:table-cell office:value-type="float" office:value="0.0022" calcext:value-type="float">
            <text:p>0.0022</text:p>
          </table:table-cell>
          <table:table-cell table:style-name="ce5" office:value-type="float" office:value="0.00015" calcext:value-type="float">
            <text:p>0.00015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7.05" calcext:value-type="float">
            <text:p>7.05</text:p>
          </table:table-cell>
          <table:table-cell office:value-type="float" office:value="0.00134" calcext:value-type="float">
            <text:p>0.00134</text:p>
          </table:table-cell>
          <table:table-cell table:style-name="ce5" office:value-type="float" office:value="0.000094" calcext:value-type="float">
            <text:p>0.00009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7.57" calcext:value-type="float">
            <text:p>7.57</text:p>
          </table:table-cell>
          <table:table-cell office:value-type="float" office:value="0.00085" calcext:value-type="float">
            <text:p>0.00085</text:p>
          </table:table-cell>
          <table:table-cell table:style-name="ce5" office:value-type="float" office:value="0.00015" calcext:value-type="float">
            <text:p>0.00015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8.07" calcext:value-type="float">
            <text:p>8.07</text:p>
          </table:table-cell>
          <table:table-cell office:value-type="float" office:value="0.000266" calcext:value-type="float">
            <text:p>0.000266</text:p>
          </table:table-cell>
          <table:table-cell table:style-name="ce5" office:value-type="float" office:value="0.000042" calcext:value-type="float">
            <text:p>0.000042</text:p>
          </table:table-cell>
          <table:table-cell table:number-columns-repeated="28"/>
        </table:table-row>
        <table:table-row table:style-name="ro1" table:number-rows-repeated="4"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ELASTIC ELECTRON SCATTERING ON 4 He AT ENERGIES BETWEEN 30 AND 59 MeV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U. Erich, H. Frank, D. Haas and H. Prange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Zeitschrift für Physik 209, 208-218 (1968)</text:p>
          </table:table-cell>
          <table:table-cell table:number-columns-repeated="30"/>
        </table:table-row>
        <table:table-row table:style-name="ro2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Energy (MeV)</text:p>
          </table:table-cell>
          <table:table-cell office:value-type="string" calcext:value-type="string">
            <text:p>Angle (deg.)</text:p>
          </table:table-cell>
          <table:table-cell table:style-name="ce1" office:value-type="string" calcext:value-type="string">
            <text:p>Sig_alpha (fm^2/sr)</text:p>
          </table:table-cell>
          <table:table-cell office:value-type="string" calcext:value-type="string">
            <text:p>Error (%)</text:p>
          </table:table-cell>
          <table:table-cell office:value-type="string" calcext:value-type="string">
            <text:p>F^2</text:p>
          </table:table-cell>
          <table:table-cell office:value-type="string" calcext:value-type="string">
            <text:p>Error (%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02026" calcext:value-type="float">
            <text:p>0.02026</text:p>
          </table:table-cell>
          <table:table-cell office:value-type="float" office:value="29.59" calcext:value-type="float">
            <text:p>29.59</text:p>
          </table:table-cell>
          <table:table-cell table:style-name="ce5" office:value-type="float" office:value="56.77" calcext:value-type="float">
            <text:p>56.77</text:p>
          </table:table-cell>
          <table:table-cell table:style-name="ce2" office:value-type="float" office:value="0.03568" calcext:value-type="float">
            <text:p>3.568E-002</text:p>
          </table:table-cell>
          <table:table-cell office:value-type="float" office:value="1.48" calcext:value-type="float">
            <text:p>1.48</text:p>
          </table:table-cell>
          <table:table-cell office:value-type="float" office:value="0.9835" calcext:value-type="float">
            <text:p>0.9835</text:p>
          </table:table-cell>
          <table:table-cell office:value-type="float" office:value="1.3" calcext:value-type="float">
            <text:p>1.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02026" calcext:value-type="float">
            <text:p>0.02026</text:p>
          </table:table-cell>
          <table:table-cell office:value-type="float" office:value="29.59" calcext:value-type="float">
            <text:p>29.59</text:p>
          </table:table-cell>
          <table:table-cell table:style-name="ce5" office:value-type="float" office:value="56.77" calcext:value-type="float">
            <text:p>56.77</text:p>
          </table:table-cell>
          <table:table-cell table:style-name="ce2" office:value-type="float" office:value="0.03574" calcext:value-type="float">
            <text:p>3.574E-002</text:p>
          </table:table-cell>
          <table:table-cell office:value-type="float" office:value="1.48" calcext:value-type="float">
            <text:p>1.48</text:p>
          </table:table-cell>
          <table:table-cell office:value-type="float" office:value="0.9853" calcext:value-type="float">
            <text:p>0.9853</text:p>
          </table:table-cell>
          <table:table-cell office:value-type="float" office:value="1.4" calcext:value-type="float">
            <text:p>1.4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03953" calcext:value-type="float">
            <text:p>0.03953</text:p>
          </table:table-cell>
          <table:table-cell office:value-type="float" office:value="34.81" calcext:value-type="float">
            <text:p>34.81</text:p>
          </table:table-cell>
          <table:table-cell table:style-name="ce5" office:value-type="float" office:value="68.83" calcext:value-type="float">
            <text:p>68.83</text:p>
          </table:table-cell>
          <table:table-cell table:style-name="ce2" office:value-type="float" office:value="0.01097" calcext:value-type="float">
            <text:p>1.097E-002</text:p>
          </table:table-cell>
          <table:table-cell office:value-type="float" office:value="1.6" calcext:value-type="float">
            <text:p>1.6</text:p>
          </table:table-cell>
          <table:table-cell office:value-type="float" office:value="0.9521" calcext:value-type="float">
            <text:p>0.9521</text:p>
          </table:table-cell>
          <table:table-cell office:value-type="float" office:value="1.2" calcext:value-type="float">
            <text:p>1.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03953" calcext:value-type="float">
            <text:p>0.03953</text:p>
          </table:table-cell>
          <table:table-cell office:value-type="float" office:value="34.81" calcext:value-type="float">
            <text:p>34.81</text:p>
          </table:table-cell>
          <table:table-cell table:style-name="ce5" office:value-type="float" office:value="68.83" calcext:value-type="float">
            <text:p>68.83</text:p>
          </table:table-cell>
          <table:table-cell table:style-name="ce2" office:value-type="float" office:value="0.01126" calcext:value-type="float">
            <text:p>1.126E-002</text:p>
          </table:table-cell>
          <table:table-cell office:value-type="float" office:value="1.6" calcext:value-type="float">
            <text:p>1.6</text:p>
          </table:table-cell>
          <table:table-cell office:value-type="float" office:value="0.9766" calcext:value-type="float">
            <text:p>0.9766</text:p>
          </table:table-cell>
          <table:table-cell office:value-type="float" office:value="1.3" calcext:value-type="float">
            <text:p>1.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04859" calcext:value-type="float">
            <text:p>0.04859</text:p>
          </table:table-cell>
          <table:table-cell office:value-type="float" office:value="30.13" calcext:value-type="float">
            <text:p>30.13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3822" calcext:value-type="float">
            <text:p>3.822E-003</text:p>
          </table:table-cell>
          <table:table-cell office:value-type="float" office:value="1.86" calcext:value-type="float">
            <text:p>1.86</text:p>
          </table:table-cell>
          <table:table-cell office:value-type="float" office:value="0.9636" calcext:value-type="float">
            <text:p>0.9636</text:p>
          </table:table-cell>
          <table:table-cell office:value-type="float" office:value="1.3" calcext:value-type="float">
            <text:p>1.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04868" calcext:value-type="float">
            <text:p>0.04868</text:p>
          </table:table-cell>
          <table:table-cell office:value-type="float" office:value="30.16" calcext:value-type="float">
            <text:p>30.16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3749" calcext:value-type="float">
            <text:p>3.749E-003</text:p>
          </table:table-cell>
          <table:table-cell office:value-type="float" office:value="1.86" calcext:value-type="float">
            <text:p>1.86</text:p>
          </table:table-cell>
          <table:table-cell office:value-type="float" office:value="0.9564" calcext:value-type="float">
            <text:p>0.9564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06678" calcext:value-type="float">
            <text:p>0.06678</text:p>
          </table:table-cell>
          <table:table-cell office:value-type="float" office:value="35.35" calcext:value-type="float">
            <text:p>35.35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2718" calcext:value-type="float">
            <text:p>2.718E-003</text:p>
          </table:table-cell>
          <table:table-cell office:value-type="float" office:value="1.8" calcext:value-type="float">
            <text:p>1.8</text:p>
          </table:table-cell>
          <table:table-cell office:value-type="float" office:value="0.9454" calcext:value-type="float">
            <text:p>0.9454</text:p>
          </table:table-cell>
          <table:table-cell office:value-type="float" office:value="1.5" calcext:value-type="float">
            <text:p>1.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06754" calcext:value-type="float">
            <text:p>0.06754</text:p>
          </table:table-cell>
          <table:table-cell office:value-type="float" office:value="39.69" calcext:value-type="float">
            <text:p>39.69</text:p>
          </table:table-cell>
          <table:table-cell table:style-name="ce5" office:value-type="float" office:value="80.92" calcext:value-type="float">
            <text:p>80.92</text:p>
          </table:table-cell>
          <table:table-cell table:style-name="ce2" office:value-type="float" office:value="0.003945" calcext:value-type="float">
            <text:p>3.945E-003</text:p>
          </table:table-cell>
          <table:table-cell office:value-type="float" office:value="1.7" calcext:value-type="float">
            <text:p>1.7</text:p>
          </table:table-cell>
          <table:table-cell office:value-type="float" office:value="0.9173" calcext:value-type="float">
            <text:p>0.9173</text:p>
          </table:table-cell>
          <table:table-cell office:value-type="float" office:value="1.5" calcext:value-type="float">
            <text:p>1.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10858" calcext:value-type="float">
            <text:p>0.10858</text:p>
          </table:table-cell>
          <table:table-cell office:value-type="float" office:value="36.3" calcext:value-type="float">
            <text:p>36.3</text:p>
          </table:table-cell>
          <table:table-cell table:style-name="ce5" office:value-type="float" office:value="129.02" calcext:value-type="float">
            <text:p>129.02</text:p>
          </table:table-cell>
          <table:table-cell table:style-name="ce2" office:value-type="float" office:value="0.0003977" calcext:value-type="float">
            <text:p>3.977E-004</text:p>
          </table:table-cell>
          <table:table-cell office:value-type="float" office:value="1.95" calcext:value-type="float">
            <text:p>1.95</text:p>
          </table:table-cell>
          <table:table-cell office:value-type="float" office:value="0.9028" calcext:value-type="float">
            <text:p>0.9028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10898" calcext:value-type="float">
            <text:p>0.10898</text:p>
          </table:table-cell>
          <table:table-cell office:value-type="float" office:value="45.22" calcext:value-type="float">
            <text:p>45.22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161" calcext:value-type="float">
            <text:p>1.610E-003</text:p>
          </table:table-cell>
          <table:table-cell office:value-type="float" office:value="1.69" calcext:value-type="float">
            <text:p>1.69</text:p>
          </table:table-cell>
          <table:table-cell office:value-type="float" office:value="0.9201" calcext:value-type="float">
            <text:p>0.9201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10916" calcext:value-type="float">
            <text:p>0.10916</text:p>
          </table:table-cell>
          <table:table-cell office:value-type="float" office:value="57.96" calcext:value-type="float">
            <text:p>57.96</text:p>
          </table:table-cell>
          <table:table-cell table:style-name="ce5" office:value-type="float" office:value="68.83" calcext:value-type="float">
            <text:p>68.83</text:p>
          </table:table-cell>
          <table:table-cell table:style-name="ce2" office:value-type="float" office:value="0.003699" calcext:value-type="float">
            <text:p>3.699E-003</text:p>
          </table:table-cell>
          <table:table-cell office:value-type="float" office:value="1.42" calcext:value-type="float">
            <text:p>1.42</text:p>
          </table:table-cell>
          <table:table-cell office:value-type="float" office:value="0.895" calcext:value-type="float">
            <text:p>0.895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1094" calcext:value-type="float">
            <text:p>0.1094</text:p>
          </table:table-cell>
          <table:table-cell office:value-type="float" office:value="38.55" calcext:value-type="float">
            <text:p>38.55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6398" calcext:value-type="float">
            <text:p>6.398E-004</text:p>
          </table:table-cell>
          <table:table-cell office:value-type="float" office:value="1.88" calcext:value-type="float">
            <text:p>1.88</text:p>
          </table:table-cell>
          <table:table-cell office:value-type="float" office:value="0.8863" calcext:value-type="float">
            <text:p>0.8863</text:p>
          </table:table-cell>
          <table:table-cell office:value-type="float" office:value="1.5" calcext:value-type="float">
            <text:p>1.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1094" calcext:value-type="float">
            <text:p>0.1094</text:p>
          </table:table-cell>
          <table:table-cell office:value-type="float" office:value="38.55" calcext:value-type="float">
            <text:p>38.55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6532" calcext:value-type="float">
            <text:p>6.532E-004</text:p>
          </table:table-cell>
          <table:table-cell office:value-type="float" office:value="1.88" calcext:value-type="float">
            <text:p>1.88</text:p>
          </table:table-cell>
          <table:table-cell office:value-type="float" office:value="0.9049" calcext:value-type="float">
            <text:p>0.9049</text:p>
          </table:table-cell>
          <table:table-cell office:value-type="float" office:value="1.5" calcext:value-type="float">
            <text:p>1.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12668" calcext:value-type="float">
            <text:p>0.12668</text:p>
          </table:table-cell>
          <table:table-cell office:value-type="float" office:value="44.6" calcext:value-type="float">
            <text:p>44.6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8705" calcext:value-type="float">
            <text:p>8.705E-004</text:p>
          </table:table-cell>
          <table:table-cell office:value-type="float" office:value="1.75" calcext:value-type="float">
            <text:p>1.75</text:p>
          </table:table-cell>
          <table:table-cell office:value-type="float" office:value="0.8897" calcext:value-type="float">
            <text:p>0.8897</text:p>
          </table:table-cell>
          <table:table-cell office:value-type="float" office:value="1.5" calcext:value-type="float">
            <text:p>1.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12668" calcext:value-type="float">
            <text:p>0.12668</text:p>
          </table:table-cell>
          <table:table-cell office:value-type="float" office:value="44.6" calcext:value-type="float">
            <text:p>44.6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8712" calcext:value-type="float">
            <text:p>8.712E-004</text:p>
          </table:table-cell>
          <table:table-cell office:value-type="float" office:value="1.75" calcext:value-type="float">
            <text:p>1.75</text:p>
          </table:table-cell>
          <table:table-cell office:value-type="float" office:value="0.8905" calcext:value-type="float">
            <text:p>0.8905</text:p>
          </table:table-cell>
          <table:table-cell office:value-type="float" office:value="1.5" calcext:value-type="float">
            <text:p>1.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12805" calcext:value-type="float">
            <text:p>0.12805</text:p>
          </table:table-cell>
          <table:table-cell office:value-type="float" office:value="54.74" calcext:value-type="float">
            <text:p>54.74</text:p>
          </table:table-cell>
          <table:table-cell table:style-name="ce5" office:value-type="float" office:value="80.92" calcext:value-type="float">
            <text:p>80.92</text:p>
          </table:table-cell>
          <table:table-cell table:style-name="ce2" office:value-type="float" office:value="0.002027" calcext:value-type="float">
            <text:p>2.027E-003</text:p>
          </table:table-cell>
          <table:table-cell office:value-type="float" office:value="1.53" calcext:value-type="float">
            <text:p>1.53</text:p>
          </table:table-cell>
          <table:table-cell office:value-type="float" office:value="0.8945" calcext:value-type="float">
            <text:p>0.8945</text:p>
          </table:table-cell>
          <table:table-cell office:value-type="float" office:value="1.5" calcext:value-type="float">
            <text:p>1.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12805" calcext:value-type="float">
            <text:p>0.12805</text:p>
          </table:table-cell>
          <table:table-cell office:value-type="float" office:value="54.74" calcext:value-type="float">
            <text:p>54.74</text:p>
          </table:table-cell>
          <table:table-cell table:style-name="ce5" office:value-type="float" office:value="80.92" calcext:value-type="float">
            <text:p>80.92</text:p>
          </table:table-cell>
          <table:table-cell table:style-name="ce2" office:value-type="float" office:value="0.002006" calcext:value-type="float">
            <text:p>2.006E-003</text:p>
          </table:table-cell>
          <table:table-cell office:value-type="float" office:value="1.53" calcext:value-type="float">
            <text:p>1.53</text:p>
          </table:table-cell>
          <table:table-cell office:value-type="float" office:value="0.8855" calcext:value-type="float">
            <text:p>0.8855</text:p>
          </table:table-cell>
          <table:table-cell office:value-type="float" office:value="1.5" calcext:value-type="float">
            <text:p>1.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13307" calcext:value-type="float">
            <text:p>0.13307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1247" calcext:value-type="float">
            <text:p>1.247E-003</text:p>
          </table:table-cell>
          <table:table-cell office:value-type="float" office:value="1.64" calcext:value-type="float">
            <text:p>1.64</text:p>
          </table:table-cell>
          <table:table-cell office:value-type="float" office:value="0.8731" calcext:value-type="float">
            <text:p>0.8731</text:p>
          </table:table-cell>
          <table:table-cell office:value-type="float" office:value="1.5" calcext:value-type="float">
            <text:p>1.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13317" calcext:value-type="float">
            <text:p>0.13317</text:p>
          </table:table-cell>
          <table:table-cell office:value-type="float" office:value="50.02" calcext:value-type="float">
            <text:p>50.02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1268" calcext:value-type="float">
            <text:p>1.268E-003</text:p>
          </table:table-cell>
          <table:table-cell office:value-type="float" office:value="1.64" calcext:value-type="float">
            <text:p>1.64</text:p>
          </table:table-cell>
          <table:table-cell office:value-type="float" office:value="0.8881" calcext:value-type="float">
            <text:p>0.8881</text:p>
          </table:table-cell>
          <table:table-cell office:value-type="float" office:value="1.2" calcext:value-type="float">
            <text:p>1.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19006" calcext:value-type="float">
            <text:p>0.19006</text:p>
          </table:table-cell>
          <table:table-cell office:value-type="float" office:value="54.72" calcext:value-type="float">
            <text:p>54.72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474" calcext:value-type="float">
            <text:p>5.474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464" calcext:value-type="float">
            <text:p>0.8464</text:p>
          </table:table-cell>
          <table:table-cell office:value-type="float" office:value="1.5" calcext:value-type="float">
            <text:p>1.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19006" calcext:value-type="float">
            <text:p>0.19006</text:p>
          </table:table-cell>
          <table:table-cell office:value-type="float" office:value="54.72" calcext:value-type="float">
            <text:p>54.72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383" calcext:value-type="float">
            <text:p>5.383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323" calcext:value-type="float">
            <text:p>0.8323</text:p>
          </table:table-cell>
          <table:table-cell office:value-type="float" office:value="1.5" calcext:value-type="float">
            <text:p>1.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19026" calcext:value-type="float">
            <text:p>0.19026</text:p>
          </table:table-cell>
          <table:table-cell office:value-type="float" office:value="54.75" calcext:value-type="float">
            <text:p>54.75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328" calcext:value-type="float">
            <text:p>5.328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245" calcext:value-type="float">
            <text:p>0.8245</text:p>
          </table:table-cell>
          <table:table-cell office:value-type="float" office:value="1.5" calcext:value-type="float">
            <text:p>1.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19047" calcext:value-type="float">
            <text:p>0.19047</text:p>
          </table:table-cell>
          <table:table-cell office:value-type="float" office:value="54.78" calcext:value-type="float">
            <text:p>54.78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469" calcext:value-type="float">
            <text:p>5.469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473" calcext:value-type="float">
            <text:p>0.8473</text:p>
          </table:table-cell>
          <table:table-cell office:value-type="float" office:value="1.5" calcext:value-type="float">
            <text:p>1.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19047" calcext:value-type="float">
            <text:p>0.19047</text:p>
          </table:table-cell>
          <table:table-cell office:value-type="float" office:value="54.78" calcext:value-type="float">
            <text:p>54.78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297" calcext:value-type="float">
            <text:p>5.297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208" calcext:value-type="float">
            <text:p>0.8208</text:p>
          </table:table-cell>
          <table:table-cell office:value-type="float" office:value="1.5" calcext:value-type="float">
            <text:p>1.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22504" calcext:value-type="float">
            <text:p>0.22504</text:p>
          </table:table-cell>
          <table:table-cell office:value-type="float" office:value="55.47" calcext:value-type="float">
            <text:p>55.47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2758" calcext:value-type="float">
            <text:p>2.758E-004</text:p>
          </table:table-cell>
          <table:table-cell office:value-type="float" office:value="1.6" calcext:value-type="float">
            <text:p>1.6</text:p>
          </table:table-cell>
          <table:table-cell office:value-type="float" office:value="0.7986" calcext:value-type="float">
            <text:p>0.7986</text:p>
          </table:table-cell>
          <table:table-cell office:value-type="float" office:value="1.5" calcext:value-type="float">
            <text:p>1.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22552" calcext:value-type="float">
            <text:p>0.22552</text:p>
          </table:table-cell>
          <table:table-cell office:value-type="float" office:value="55.53" calcext:value-type="float">
            <text:p>55.53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2875" calcext:value-type="float">
            <text:p>2.875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342" calcext:value-type="float">
            <text:p>0.8342</text:p>
          </table:table-cell>
          <table:table-cell office:value-type="float" office:value="1.5" calcext:value-type="float">
            <text:p>1.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22552" calcext:value-type="float">
            <text:p>0.22552</text:p>
          </table:table-cell>
          <table:table-cell office:value-type="float" office:value="55.53" calcext:value-type="float">
            <text:p>55.53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2848" calcext:value-type="float">
            <text:p>2.848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263" calcext:value-type="float">
            <text:p>0.8263</text:p>
          </table:table-cell>
          <table:table-cell office:value-type="float" office:value="1.5" calcext:value-type="float">
            <text:p>1.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27933" calcext:value-type="float">
            <text:p>0.27933</text:p>
          </table:table-cell>
          <table:table-cell office:value-type="float" office:value="58.5" calcext:value-type="float">
            <text:p>58.5</text:p>
          </table:table-cell>
          <table:table-cell table:style-name="ce5" office:value-type="float" office:value="129.02" calcext:value-type="float">
            <text:p>129.02</text:p>
          </table:table-cell>
          <table:table-cell table:style-name="ce2" office:value-type="float" office:value="0.0001276" calcext:value-type="float">
            <text:p>1.276E-004</text:p>
          </table:table-cell>
          <table:table-cell office:value-type="float" office:value="1.53" calcext:value-type="float">
            <text:p>1.53</text:p>
          </table:table-cell>
          <table:table-cell office:value-type="float" office:value="0.7629" calcext:value-type="float">
            <text:p>0.7629</text:p>
          </table:table-cell>
          <table:table-cell office:value-type="float" office:value="1.8" calcext:value-type="float">
            <text:p>1.8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28103" calcext:value-type="float">
            <text:p>0.28103</text:p>
          </table:table-cell>
          <table:table-cell office:value-type="float" office:value="58.68" calcext:value-type="float">
            <text:p>58.68</text:p>
          </table:table-cell>
          <table:table-cell table:style-name="ce5" office:value-type="float" office:value="129.02" calcext:value-type="float">
            <text:p>129.02</text:p>
          </table:table-cell>
          <table:table-cell table:style-name="ce2" office:value-type="float" office:value="0.0001315" calcext:value-type="float">
            <text:p>1.315E-004</text:p>
          </table:table-cell>
          <table:table-cell office:value-type="float" office:value="1.53" calcext:value-type="float">
            <text:p>1.53</text:p>
          </table:table-cell>
          <table:table-cell office:value-type="float" office:value="0.7905" calcext:value-type="float">
            <text:p>0.7905</text:p>
          </table:table-cell>
          <table:table-cell office:value-type="float" office:value="1.6" calcext:value-type="float">
            <text:p>1.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28236" calcext:value-type="float">
            <text:p>0.28236</text:p>
          </table:table-cell>
          <table:table-cell office:value-type="float" office:value="58.82" calcext:value-type="float">
            <text:p>58.82</text:p>
          </table:table-cell>
          <table:table-cell table:style-name="ce5" office:value-type="float" office:value="129.02" calcext:value-type="float">
            <text:p>129.02</text:p>
          </table:table-cell>
          <table:table-cell table:style-name="ce2" office:value-type="float" office:value="0.0001308" calcext:value-type="float">
            <text:p>1.308E-004</text:p>
          </table:table-cell>
          <table:table-cell office:value-type="float" office:value="1.52" calcext:value-type="float">
            <text:p>1.52</text:p>
          </table:table-cell>
          <table:table-cell office:value-type="float" office:value="0.7902" calcext:value-type="float">
            <text:p>0.7902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 table:number-rows-repeated="3"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https://jeffersonlablib.on.worldcat.org/oclc/46075563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http://catalog.crl.edu/search/o?SEARCH=46075563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A.V. Gunten, thesis, lnst.f.Kemphysik, TH Darmstadt (1982)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Amroun 1994 ref 9 ref 5</text:p>
          </table:table-cell>
          <table:table-cell table:number-columns-repeated="30"/>
        </table:table-row>
        <table:table-row table:style-name="ro1" table:number-rows-repeated="4">
          <table:table-cell table:number-columns-repeated="33"/>
        </table:table-row>
        <table:table-row table:style-name="ro1">
          <table:table-cell table:number-columns-repeated="2"/>
          <table:table-cell table:style-name="ce3" office:value-type="string" calcext:value-type="string">
            <text:p>Triton form factor from 0.29 to 1.00 fm^-2. Beck, Asai. Phys. Rev. C Vol. 125 No.3 March 1982</text:p>
          </table:table-cell>
          <table:table-cell table:number-columns-repeated="30"/>
        </table:table-row>
        <table:table-row table:style-name="ro2">
          <table:table-cell/>
          <table:table-cell office:value-type="string" calcext:value-type="string">
            <text:p>3H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Energy (MeV)</text:p>
          </table:table-cell>
          <table:table-cell table:style-name="Default" office:value-type="string" calcext:value-type="string">
            <text:p>Angle (deg.)</text:p>
          </table:table-cell>
          <table:table-cell table:style-name="ce7" office:value-type="string" calcext:value-type="string">
            <text:p>dsig/domega (ub/sr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G_E</text:p>
          </table:table-cell>
          <table:table-cell office:value-type="string" calcext:value-type="string">
            <text:p>+/-</text:p>
          </table:table-cell>
          <table:table-cell table:number-columns-repeated="2"/>
          <table:table-cell office:value-type="string" calcext:value-type="string">
            <text:p>Energy (GeV)</text:p>
          </table:table-cell>
          <table:table-cell office:value-type="string" calcext:value-type="string">
            <text:p>Theta (deg.)</text:p>
          </table:table-cell>
          <table:table-cell table:style-name="Default" office:value-type="string" calcext:value-type="string">
            <text:p>XS (fm^2/sr)</text:p>
          </table:table-cell>
          <table:table-cell table:style-name="ce1" office:value-type="string" calcext:value-type="string">
            <text:p>Error (fm^2/sr)</text:p>
          </table:table-cell>
          <table:table-cell table:number-columns-repeated="18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0.29" calcext:value-type="float">
            <text:p>0.29</text:p>
          </table:table-cell>
          <table:table-cell office:value-type="float" office:value="77.2" calcext:value-type="float">
            <text:p>77.2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4.52" calcext:value-type="float">
            <text:p>4.52</text:p>
          </table:table-cell>
          <table:table-cell office:value-type="float" office:value="0.03" calcext:value-type="float">
            <text:p>0.03</text:p>
          </table:table-cell>
          <table:table-cell office:value-type="float" office:value="0.885" calcext:value-type="float">
            <text:p>0.885</text:p>
          </table:table-cell>
          <table:table-cell office:value-type="float" office:value="0.063" calcext:value-type="float">
            <text:p>0.063</text:p>
          </table:table-cell>
          <table:table-cell table:number-columns-repeated="2"/>
          <table:table-cell table:formula="of:=[.D1026]/1000" office:value-type="float" office:value="0.0772" calcext:value-type="float">
            <text:p>0.0772</text:p>
          </table:table-cell>
          <table:table-cell table:formula="of:=[.E1026]" office:value-type="float" office:value="45" calcext:value-type="float">
            <text:p>45</text:p>
          </table:table-cell>
          <table:table-cell table:formula="of:=[.F1026]*10^-4" office:value-type="float" office:value="0.000452" calcext:value-type="float">
            <text:p>4.520E-4</text:p>
          </table:table-cell>
          <table:table-cell table:formula="of:=[.G1026]*10^-4" office:value-type="float" office:value="0.000003" calcext:value-type="float">
            <text:p>0.000003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0.386" calcext:value-type="float">
            <text:p>0.386</text:p>
          </table:table-cell>
          <table:table-cell office:value-type="float" office:value="89.4" calcext:value-type="float">
            <text:p>89.4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3.3" calcext:value-type="float">
            <text:p>3.3</text:p>
          </table:table-cell>
          <table:table-cell office:value-type="float" office:value="0.03" calcext:value-type="float">
            <text:p>0.03</text:p>
          </table:table-cell>
          <table:table-cell office:value-type="float" office:value="0.863" calcext:value-type="float">
            <text:p>0.863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  <table:table-cell table:formula="of:=[.D1027]/1000" office:value-type="float" office:value="0.0894" calcext:value-type="float">
            <text:p>0.0894</text:p>
          </table:table-cell>
          <table:table-cell table:formula="of:=[.E1027]" office:value-type="float" office:value="45" calcext:value-type="float">
            <text:p>45</text:p>
          </table:table-cell>
          <table:table-cell table:formula="of:=[.F1027]*10^-4" office:value-type="float" office:value="0.00033" calcext:value-type="float">
            <text:p>3.300E-4</text:p>
          </table:table-cell>
          <table:table-cell table:formula="of:=[.G1027]*10^-4" office:value-type="float" office:value="0.000003" calcext:value-type="float">
            <text:p>0.000003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0.45" calcext:value-type="float">
            <text:p>0.45</text:p>
          </table:table-cell>
          <table:table-cell office:value-type="float" office:value="96.8" calcext:value-type="float">
            <text:p>96.8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2.28" calcext:value-type="float">
            <text:p>2.28</text:p>
          </table:table-cell>
          <table:table-cell office:value-type="float" office:value="0.03" calcext:value-type="float">
            <text:p>0.03</text:p>
          </table:table-cell>
          <table:table-cell office:value-type="float" office:value="0.769" calcext:value-type="float">
            <text:p>0.769</text:p>
          </table:table-cell>
          <table:table-cell office:value-type="float" office:value="0.069" calcext:value-type="float">
            <text:p>0.069</text:p>
          </table:table-cell>
          <table:table-cell table:number-columns-repeated="2"/>
          <table:table-cell table:formula="of:=[.D1028]/1000" office:value-type="float" office:value="0.0968" calcext:value-type="float">
            <text:p>0.0968</text:p>
          </table:table-cell>
          <table:table-cell table:formula="of:=[.E1028]" office:value-type="float" office:value="45" calcext:value-type="float">
            <text:p>45</text:p>
          </table:table-cell>
          <table:table-cell table:formula="of:=[.F1028]*10^-4" office:value-type="float" office:value="0.000228" calcext:value-type="float">
            <text:p>2.280E-4</text:p>
          </table:table-cell>
          <table:table-cell table:formula="of:=[.G1028]*10^-4" office:value-type="float" office:value="0.000003" calcext:value-type="float">
            <text:p>0.000003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0.481" calcext:value-type="float">
            <text:p>0.481</text:p>
          </table:table-cell>
          <table:table-cell office:value-type="float" office:value="100.2" calcext:value-type="float">
            <text:p>100.2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2.26" calcext:value-type="float">
            <text:p>2.26</text:p>
          </table:table-cell>
          <table:table-cell office:value-type="float" office:value="0.02" calcext:value-type="float">
            <text:p>0.02</text:p>
          </table:table-cell>
          <table:table-cell office:value-type="float" office:value="0.784" calcext:value-type="float">
            <text:p>0.784</text:p>
          </table:table-cell>
          <table:table-cell office:value-type="float" office:value="0.062" calcext:value-type="float">
            <text:p>0.062</text:p>
          </table:table-cell>
          <table:table-cell table:number-columns-repeated="2"/>
          <table:table-cell table:formula="of:=[.D1029]/1000" office:value-type="float" office:value="0.1002" calcext:value-type="float">
            <text:p>0.1002</text:p>
          </table:table-cell>
          <table:table-cell table:formula="of:=[.E1029]" office:value-type="float" office:value="45" calcext:value-type="float">
            <text:p>45</text:p>
          </table:table-cell>
          <table:table-cell table:formula="of:=[.F1029]*10^-4" office:value-type="float" office:value="0.000226" calcext:value-type="float">
            <text:p>2.260E-4</text:p>
          </table:table-cell>
          <table:table-cell table:formula="of:=[.G1029]*10^-4" office:value-type="float" office:value="0.000002" calcext:value-type="float">
            <text:p>0.000002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112.4" calcext:value-type="float">
            <text:p>112.4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1.87" calcext:value-type="float">
            <text:p>1.87</text:p>
          </table:table-cell>
          <table:table-cell office:value-type="float" office:value="0.02" calcext:value-type="float">
            <text:p>0.02</text:p>
          </table:table-cell>
          <table:table-cell office:value-type="float" office:value="0.79" calcext:value-type="float">
            <text:p>0.79</text:p>
          </table:table-cell>
          <table:table-cell office:value-type="float" office:value="0.058" calcext:value-type="float">
            <text:p>0.058</text:p>
          </table:table-cell>
          <table:table-cell table:number-columns-repeated="2"/>
          <table:table-cell table:formula="of:=[.D1030]/1000" office:value-type="float" office:value="0.1124" calcext:value-type="float">
            <text:p>0.1124</text:p>
          </table:table-cell>
          <table:table-cell table:formula="of:=[.E1030]" office:value-type="float" office:value="45" calcext:value-type="float">
            <text:p>45</text:p>
          </table:table-cell>
          <table:table-cell table:formula="of:=[.F1030]*10^-4" office:value-type="float" office:value="0.000187" calcext:value-type="float">
            <text:p>1.870E-4</text:p>
          </table:table-cell>
          <table:table-cell table:formula="of:=[.G1030]*10^-4" office:value-type="float" office:value="0.000002" calcext:value-type="float">
            <text:p>0.000002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0.67" calcext:value-type="float">
            <text:p>0.67</text:p>
          </table:table-cell>
          <table:table-cell office:value-type="float" office:value="119" calcext:value-type="float">
            <text:p>119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1.7" calcext:value-type="float">
            <text:p>1.7</text:p>
          </table:table-cell>
          <table:table-cell office:value-type="float" office:value="0.01" calcext:value-type="float">
            <text:p>0.01</text:p>
          </table:table-cell>
          <table:table-cell office:value-type="float" office:value="0.789" calcext:value-type="float">
            <text:p>0.789</text:p>
          </table:table-cell>
          <table:table-cell office:value-type="float" office:value="0.033" calcext:value-type="float">
            <text:p>0.033</text:p>
          </table:table-cell>
          <table:table-cell table:number-columns-repeated="2"/>
          <table:table-cell table:formula="of:=[.D1031]/1000" office:value-type="float" office:value="0.119" calcext:value-type="float">
            <text:p>0.119</text:p>
          </table:table-cell>
          <table:table-cell table:formula="of:=[.E1031]" office:value-type="float" office:value="45" calcext:value-type="float">
            <text:p>45</text:p>
          </table:table-cell>
          <table:table-cell table:formula="of:=[.F1031]*10^-4" office:value-type="float" office:value="0.00017" calcext:value-type="float">
            <text:p>1.700E-4</text:p>
          </table:table-cell>
          <table:table-cell table:formula="of:=[.G1031]*10^-4" office:value-type="float" office:value="0.000001" calcext:value-type="float">
            <text:p>0.000001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0.775" calcext:value-type="float">
            <text:p>0.775</text:p>
          </table:table-cell>
          <table:table-cell office:value-type="float" office:value="128.4" calcext:value-type="float">
            <text:p>128.4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1.43" calcext:value-type="float">
            <text:p>1.43</text:p>
          </table:table-cell>
          <table:table-cell office:value-type="float" office:value="0.02" calcext:value-type="float">
            <text:p>0.02</text:p>
          </table:table-cell>
          <table:table-cell office:value-type="float" office:value="0.769" calcext:value-type="float">
            <text:p>0.769</text:p>
          </table:table-cell>
          <table:table-cell office:value-type="float" office:value="0.073" calcext:value-type="float">
            <text:p>0.073</text:p>
          </table:table-cell>
          <table:table-cell table:number-columns-repeated="2"/>
          <table:table-cell table:formula="of:=[.D1032]/1000" office:value-type="float" office:value="0.1284" calcext:value-type="float">
            <text:p>0.1284</text:p>
          </table:table-cell>
          <table:table-cell table:formula="of:=[.E1032]" office:value-type="float" office:value="45" calcext:value-type="float">
            <text:p>45</text:p>
          </table:table-cell>
          <table:table-cell table:formula="of:=[.F1032]*10^-4" office:value-type="float" office:value="0.000143" calcext:value-type="float">
            <text:p>1.430E-4</text:p>
          </table:table-cell>
          <table:table-cell table:formula="of:=[.G1032]*10^-4" office:value-type="float" office:value="0.000002" calcext:value-type="float">
            <text:p>0.000002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0.85" calcext:value-type="float">
            <text:p>0.85</text:p>
          </table:table-cell>
          <table:table-cell office:value-type="float" office:value="134.7" calcext:value-type="float">
            <text:p>134.7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1.24" calcext:value-type="float">
            <text:p>1.24</text:p>
          </table:table-cell>
          <table:table-cell office:value-type="float" office:value="0.01" calcext:value-type="float">
            <text:p>0.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042" calcext:value-type="float">
            <text:p>0.042</text:p>
          </table:table-cell>
          <table:table-cell table:number-columns-repeated="2"/>
          <table:table-cell table:formula="of:=[.D1033]/1000" office:value-type="float" office:value="0.1347" calcext:value-type="float">
            <text:p>0.1347</text:p>
          </table:table-cell>
          <table:table-cell table:formula="of:=[.E1033]" office:value-type="float" office:value="45" calcext:value-type="float">
            <text:p>45</text:p>
          </table:table-cell>
          <table:table-cell table:formula="of:=[.F1033]*10^-4" office:value-type="float" office:value="0.000124" calcext:value-type="float">
            <text:p>1.240E-4</text:p>
          </table:table-cell>
          <table:table-cell table:formula="of:=[.G1033]*10^-4" office:value-type="float" office:value="0.000001" calcext:value-type="float">
            <text:p>0.000001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138.8" calcext:value-type="float">
            <text:p>138.8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0.779" calcext:value-type="float">
            <text:p>0.779</text:p>
          </table:table-cell>
          <table:table-cell office:value-type="float" office:value="0.009" calcext:value-type="float">
            <text:p>0.009</text:p>
          </table:table-cell>
          <table:table-cell office:value-type="float" office:value="0.603" calcext:value-type="float">
            <text:p>0.603</text:p>
          </table:table-cell>
          <table:table-cell office:value-type="float" office:value="0.048" calcext:value-type="float">
            <text:p>0.048</text:p>
          </table:table-cell>
          <table:table-cell table:number-columns-repeated="2"/>
          <table:table-cell table:formula="of:=[.D1034]/1000" office:value-type="float" office:value="0.1388" calcext:value-type="float">
            <text:p>0.1388</text:p>
          </table:table-cell>
          <table:table-cell table:formula="of:=[.E1034]" office:value-type="float" office:value="45" calcext:value-type="float">
            <text:p>45</text:p>
          </table:table-cell>
          <table:table-cell table:formula="of:=[.F1034]*10^-4" office:value-type="float" office:value="0.0000779" calcext:value-type="float">
            <text:p>7.790E-5</text:p>
          </table:table-cell>
          <table:table-cell table:formula="of:=[.G1034]*10^-4" office:value-type="float" office:value="0.0000009" calcext:value-type="float">
            <text:p>0.0000009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0.951" calcext:value-type="float">
            <text:p>0.951</text:p>
          </table:table-cell>
          <table:table-cell office:value-type="float" office:value="142.9" calcext:value-type="float">
            <text:p>142.9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0.953" calcext:value-type="float">
            <text:p>0.953</text:p>
          </table:table-cell>
          <table:table-cell office:value-type="float" office:value="0.009" calcext:value-type="float">
            <text:p>0.009</text:p>
          </table:table-cell>
          <table:table-cell office:value-type="float" office:value="0.682" calcext:value-type="float">
            <text:p>0.682</text:p>
          </table:table-cell>
          <table:table-cell office:value-type="float" office:value="0.044" calcext:value-type="float">
            <text:p>0.044</text:p>
          </table:table-cell>
          <table:table-cell table:number-columns-repeated="2"/>
          <table:table-cell table:formula="of:=[.D1035]/1000" office:value-type="float" office:value="0.1429" calcext:value-type="float">
            <text:p>0.1429</text:p>
          </table:table-cell>
          <table:table-cell table:formula="of:=[.E1035]" office:value-type="float" office:value="45" calcext:value-type="float">
            <text:p>45</text:p>
          </table:table-cell>
          <table:table-cell table:formula="of:=[.F1035]*10^-4" office:value-type="float" office:value="0.0000953" calcext:value-type="float">
            <text:p>9.530E-5</text:p>
          </table:table-cell>
          <table:table-cell table:formula="of:=[.G1035]*10^-4" office:value-type="float" office:value="0.0000009" calcext:value-type="float">
            <text:p>0.0000009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46.7" calcext:value-type="float">
            <text:p>146.7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0.659" calcext:value-type="float">
            <text:p>0.659</text:p>
          </table:table-cell>
          <table:table-cell office:value-type="float" office:value="0.008" calcext:value-type="float">
            <text:p>0.008</text:p>
          </table:table-cell>
          <table:table-cell office:value-type="float" office:value="0.579" calcext:value-type="float">
            <text:p>0.579</text:p>
          </table:table-cell>
          <table:table-cell office:value-type="float" office:value="0.048" calcext:value-type="float">
            <text:p>0.048</text:p>
          </table:table-cell>
          <table:table-cell table:number-columns-repeated="2"/>
          <table:table-cell table:formula="of:=[.D1036]/1000" office:value-type="float" office:value="0.1467" calcext:value-type="float">
            <text:p>0.1467</text:p>
          </table:table-cell>
          <table:table-cell table:formula="of:=[.E1036]" office:value-type="float" office:value="45" calcext:value-type="float">
            <text:p>45</text:p>
          </table:table-cell>
          <table:table-cell table:formula="of:=[.F1036]*10^-4" office:value-type="float" office:value="0.0000659" calcext:value-type="float">
            <text:p>6.590E-5</text:p>
          </table:table-cell>
          <table:table-cell table:formula="of:=[.G1036]*10^-4" office:value-type="float" office:value="0.0000008" calcext:value-type="float">
            <text:p>0.0000008</text:p>
          </table:table-cell>
          <table:table-cell table:number-columns-repeated="18"/>
        </table:table-row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Structure of the Aplpha Particle from Elastic Electron Scattering. Frosch, Rand. 1966. Physics Letters Vol. 21 No. 5, 598-600. June 1966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May already be in Frosch 1967. Hard to tell.</text:p>
          </table:table-cell>
          <table:table-cell/>
          <table:table-cell table:style-name="Default"/>
          <table:table-cell table:number-columns-repeated="28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^2 (Exp)</text:p>
          </table:table-cell>
          <table:table-cell office:value-type="string" calcext:value-type="string">
            <text:p>+/-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634" calcext:value-type="float">
            <text:p>0.634</text:p>
          </table:table-cell>
          <table:table-cell table:style-name="ce5" office:value-type="float" office:value="0.039" calcext:value-type="float">
            <text:p>0.039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392" calcext:value-type="float">
            <text:p>0.392</text:p>
          </table:table-cell>
          <table:table-cell table:style-name="ce5" office:value-type="float" office:value="0.024" calcext:value-type="float">
            <text:p>0.02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244" calcext:value-type="float">
            <text:p>0.244</text:p>
          </table:table-cell>
          <table:table-cell table:style-name="ce5" office:value-type="float" office:value="0.015" calcext:value-type="float">
            <text:p>0.015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53" calcext:value-type="float">
            <text:p>0.153</text:p>
          </table:table-cell>
          <table:table-cell table:style-name="ce5" office:value-type="float" office:value="0.009" calcext:value-type="float">
            <text:p>0.009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float" office:value="0.065" calcext:value-type="float">
            <text:p>6.50E-002</text:p>
          </table:table-cell>
          <table:table-cell office:value-type="float" office:value="0.004" calcext:value-type="float">
            <text:p>4.00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float" office:value="0.0251" calcext:value-type="float">
            <text:p>2.51E-002</text:p>
          </table:table-cell>
          <table:table-cell office:value-type="float" office:value="0.0016" calcext:value-type="float">
            <text:p>1.60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float" office:value="0.00931" calcext:value-type="float">
            <text:p>9.31E-003</text:p>
          </table:table-cell>
          <table:table-cell office:value-type="float" office:value="0.00058" calcext:value-type="float">
            <text:p>5.800E-00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4" office:value-type="float" office:value="0.00354" calcext:value-type="float">
            <text:p>3.54E-003</text:p>
          </table:table-cell>
          <table:table-cell office:value-type="float" office:value="0.00035" calcext:value-type="float">
            <text:p>3.500E-00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4" office:value-type="float" office:value="0.00105" calcext:value-type="float">
            <text:p>1.05E-003</text:p>
          </table:table-cell>
          <table:table-cell office:value-type="float" office:value="0.00011" calcext:value-type="float">
            <text:p>1.100E-00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0.000339" calcext:value-type="float">
            <text:p>3.39E-004</text:p>
          </table:table-cell>
          <table:table-cell office:value-type="float" office:value="0.000041" calcext:value-type="float">
            <text:p>4.100E-005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4" office:value-type="float" office:value="0.000081" calcext:value-type="float">
            <text:p>8.10E-005</text:p>
          </table:table-cell>
          <table:table-cell office:value-type="float" office:value="0.00002" calcext:value-type="float">
            <text:p>2.000E-005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4" office:value-type="float" office:value="0.0000384" calcext:value-type="float">
            <text:p>3.84E-005</text:p>
          </table:table-cell>
          <table:table-cell office:value-type="float" office:value="0.0000075" calcext:value-type="float">
            <text:p>7.500E-006</text:p>
          </table:table-cell>
          <table:table-cell table:number-columns-repeated="28"/>
        </table:table-row>
        <table:table-row table:style-name="ro1" table:number-rows-repeated="5">
          <table:table-cell table:number-columns-repeated="33"/>
        </table:table-row>
        <table:table-row table:style-name="ro1">
          <table:table-cell table:number-columns-repeated="7"/>
          <table:table-cell office:value-type="string" calcext:value-type="string">
            <text:p>1 = Amroun 1994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 calcext:value-type="string">
            <text:p>2 = Collard 1965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 calcext:value-type="string">
            <text:p>3 = Szalata 1977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 calcext:value-type="string">
            <text:p>4 = Dunn 1983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 calcext:value-type="string">
            <text:p>5 = JLab 2016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 calcext:value-type="string">
            <text:p>6 = Nakagawa 2001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 calcext:value-type="string">
            <text:p>7 = Me 2019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 calcext:value-type="string">
            <text:p>8 = Arnold 1978</text:p>
          </table:table-cell>
          <table:table-cell table:number-columns-repeated="25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ombined Data List 3He</text:p>
          </table:table-cell>
          <table:table-cell table:number-columns-repeated="30"/>
        </table:table-row>
        <table:table-row table:style-name="ro3">
          <table:table-cell table:number-columns-repeated="2"/>
          <table:table-cell table:style-name="ce1" office:value-type="string" calcext:value-type="string">
            <text:p>E0</text:p>
          </table:table-cell>
          <table:table-cell table:style-name="ce1" office:value-type="string" calcext:value-type="string">
            <text:p>Theta</text:p>
          </table:table-cell>
          <table:table-cell table:style-name="ce1" office:value-type="string" calcext:value-type="string">
            <text:p>Experimental Cross Section fm^2/sr</text:p>
          </table:table-cell>
          <table:table-cell table:style-name="ce1" office:value-type="string" calcext:value-type="string">
            <text:p>Uncertainty fm^2/sr</text:p>
          </table:table-cell>
          <table:table-cell table:style-name="ce1" office:value-type="string" calcext:value-type="string">
            <text:p>Dataset</text:p>
          </table:table-cell>
          <table:table-cell table:style-name="ce1"/>
          <table:table-cell table:number-columns-repeated="25"/>
        </table:table-row>
        <table:table-row table:style-name="ro1">
          <table:table-cell table:number-columns-repeated="2"/>
          <table:table-cell office:value-type="float" office:value="0.3144" calcext:value-type="float">
            <text:p>0.3144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0.001923" calcext:value-type="float">
            <text:p>0.001923</text:p>
          </table:table-cell>
          <table:table-cell office:value-type="float" office:value="0.000063459" calcext:value-type="float">
            <text:p>0.000063459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144" calcext:value-type="float">
            <text:p>0.3144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0.0007973" calcext:value-type="float">
            <text:p>0.0007973</text:p>
          </table:table-cell>
          <table:table-cell table:style-name="ce4" office:value-type="float" office:value="0.0000255136" calcext:value-type="float">
            <text:p>2.55E-005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144" calcext:value-type="float">
            <text:p>0.3144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0.0003486" calcext:value-type="float">
            <text:p>0.0003486</text:p>
          </table:table-cell>
          <table:table-cell table:style-name="ce4" office:value-type="float" office:value="0.0000115038" calcext:value-type="float">
            <text:p>1.15E-005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144" calcext:value-type="float">
            <text:p>0.3144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0.0001581" calcext:value-type="float">
            <text:p>0.0001581</text:p>
          </table:table-cell>
          <table:table-cell table:style-name="ce4" office:value-type="float" office:value="0.0000052173" calcext:value-type="float">
            <text:p>5.22E-006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144" calcext:value-type="float">
            <text:p>0.3144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0.00007511" calcext:value-type="float">
            <text:p>0.00007511</text:p>
          </table:table-cell>
          <table:table-cell table:style-name="ce4" office:value-type="float" office:value="0.00000247863" calcext:value-type="float">
            <text:p>2.48E-006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144" calcext:value-type="float">
            <text:p>0.3144</text:p>
          </table:table-cell>
          <table:table-cell office:value-type="float" office:value="55" calcext:value-type="float">
            <text:p>55</text:p>
          </table:table-cell>
          <table:table-cell table:style-name="Default" office:value-type="float" office:value="0.00003622" calcext:value-type="float">
            <text:p>0.00003622</text:p>
          </table:table-cell>
          <table:table-cell table:style-name="ce4" office:value-type="float" office:value="0.00000119526" calcext:value-type="float">
            <text:p>1.20E-006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144" calcext:value-type="float">
            <text:p>0.3144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0.00001835" calcext:value-type="float">
            <text:p>0.00001835</text:p>
          </table:table-cell>
          <table:table-cell table:style-name="ce4" office:value-type="float" office:value="0.0000005872" calcext:value-type="float">
            <text:p>5.87E-007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144" calcext:value-type="float">
            <text:p>0.3144</text:p>
          </table:table-cell>
          <table:table-cell office:value-type="float" office:value="155" calcext:value-type="float">
            <text:p>155</text:p>
          </table:table-cell>
          <table:table-cell table:style-name="ce4" office:value-type="float" office:value="0.000000003401" calcext:value-type="float">
            <text:p>3.40E-009</text:p>
          </table:table-cell>
          <table:table-cell table:style-name="ce4" office:value-type="float" office:value="0.000000000139441" calcext:value-type="float">
            <text:p>1.39E-010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354" calcext:value-type="float">
            <text:p>0.3354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0.00005232" calcext:value-type="float">
            <text:p>0.00005232</text:p>
          </table:table-cell>
          <table:table-cell table:style-name="ce4" office:value-type="float" office:value="0.00000167424" calcext:value-type="float">
            <text:p>1.67E-006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354" calcext:value-type="float">
            <text:p>0.3354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0.00001174" calcext:value-type="float">
            <text:p>0.00001174</text:p>
          </table:table-cell>
          <table:table-cell table:style-name="ce4" office:value-type="float" office:value="0.00000037568" calcext:value-type="float">
            <text:p>3.76E-007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354" calcext:value-type="float">
            <text:p>0.3354</text:p>
          </table:table-cell>
          <table:table-cell office:value-type="float" office:value="155" calcext:value-type="float">
            <text:p>155</text:p>
          </table:table-cell>
          <table:table-cell table:style-name="ce4" office:value-type="float" office:value="0.000000001652" calcext:value-type="float">
            <text:p>1.65E-009</text:p>
          </table:table-cell>
          <table:table-cell table:style-name="ce4" office:value-type="float" office:value="0.0000000000826" calcext:value-type="float">
            <text:p>8.26E-011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652" calcext:value-type="float">
            <text:p>0.3652</text:p>
          </table:table-cell>
          <table:table-cell office:value-type="float" office:value="55" calcext:value-type="float">
            <text:p>55</text:p>
          </table:table-cell>
          <table:table-cell table:style-name="Default" office:value-type="float" office:value="0.00001379" calcext:value-type="float">
            <text:p>0.00001379</text:p>
          </table:table-cell>
          <table:table-cell table:style-name="ce4" office:value-type="float" office:value="0.00000044128" calcext:value-type="float">
            <text:p>4.41E-007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652" calcext:value-type="float">
            <text:p>0.3652</text:p>
          </table:table-cell>
          <table:table-cell office:value-type="float" office:value="155" calcext:value-type="float">
            <text:p>155</text:p>
          </table:table-cell>
          <table:table-cell table:style-name="ce4" office:value-type="float" office:value="0.0000000004869" calcext:value-type="float">
            <text:p>4.87E-010</text:p>
          </table:table-cell>
          <table:table-cell table:style-name="ce4" office:value-type="float" office:value="0.0000000000413865" calcext:value-type="float">
            <text:p>4.14E-011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743" calcext:value-type="float">
            <text:p>0.3743</text:p>
          </table:table-cell>
          <table:table-cell office:value-type="float" office:value="55" calcext:value-type="float">
            <text:p>55</text:p>
          </table:table-cell>
          <table:table-cell table:style-name="Default" office:value-type="float" office:value="0.00001155" calcext:value-type="float">
            <text:p>0.00001155</text:p>
          </table:table-cell>
          <table:table-cell table:style-name="ce4" office:value-type="float" office:value="0.0000003696" calcext:value-type="float">
            <text:p>3.70E-007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743" calcext:value-type="float">
            <text:p>0.3743</text:p>
          </table:table-cell>
          <table:table-cell office:value-type="float" office:value="155" calcext:value-type="float">
            <text:p>155</text:p>
          </table:table-cell>
          <table:table-cell table:style-name="ce4" office:value-type="float" office:value="0.0000000003294" calcext:value-type="float">
            <text:p>3.29E-010</text:p>
          </table:table-cell>
          <table:table-cell table:style-name="ce4" office:value-type="float" office:value="0.000000000019764" calcext:value-type="float">
            <text:p>1.98E-011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945" calcext:value-type="float">
            <text:p>0.3945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0.00001825" calcext:value-type="float">
            <text:p>0.00001825</text:p>
          </table:table-cell>
          <table:table-cell table:style-name="ce4" office:value-type="float" office:value="0.0000006205" calcext:value-type="float">
            <text:p>6.21E-007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945" calcext:value-type="float">
            <text:p>0.3945</text:p>
          </table:table-cell>
          <table:table-cell office:value-type="float" office:value="53" calcext:value-type="float">
            <text:p>53</text:p>
          </table:table-cell>
          <table:table-cell table:style-name="Default" office:value-type="float" office:value="0.00001057" calcext:value-type="float">
            <text:p>0.00001057</text:p>
          </table:table-cell>
          <table:table-cell table:style-name="ce4" office:value-type="float" office:value="0.00000035938" calcext:value-type="float">
            <text:p>3.59E-007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945" calcext:value-type="float">
            <text:p>0.3945</text:p>
          </table:table-cell>
          <table:table-cell office:value-type="float" office:value="55" calcext:value-type="float">
            <text:p>55</text:p>
          </table:table-cell>
          <table:table-cell table:style-name="Default" office:value-type="float" office:value="0.000007871" calcext:value-type="float">
            <text:p>0.000007871</text:p>
          </table:table-cell>
          <table:table-cell office:value-type="float" office:value="0.000000244" calcext:value-type="float">
            <text:p>0.000000244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945" calcext:value-type="float">
            <text:p>0.3945</text:p>
          </table:table-cell>
          <table:table-cell office:value-type="float" office:value="155" calcext:value-type="float">
            <text:p>155</text:p>
          </table:table-cell>
          <table:table-cell table:style-name="ce4" office:value-type="float" office:value="0.0000000001479" calcext:value-type="float">
            <text:p>1.48E-010</text:p>
          </table:table-cell>
          <table:table-cell table:style-name="ce4" office:value-type="float" office:value="0.0000000000113883" calcext:value-type="float">
            <text:p>1.14E-011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133" calcext:value-type="float">
            <text:p>0.4133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0.0006547" calcext:value-type="float">
            <text:p>0.0006547</text:p>
          </table:table-cell>
          <table:table-cell table:style-name="ce4" office:value-type="float" office:value="0.0000209504" calcext:value-type="float">
            <text:p>2.10E-005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133" calcext:value-type="float">
            <text:p>0.4133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0.0002314" calcext:value-type="float">
            <text:p>0.0002314</text:p>
          </table:table-cell>
          <table:table-cell table:style-name="ce4" office:value-type="float" office:value="0.0000076362" calcext:value-type="float">
            <text:p>7.64E-006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133" calcext:value-type="float">
            <text:p>0.4133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0.00008687" calcext:value-type="float">
            <text:p>0.00008687</text:p>
          </table:table-cell>
          <table:table-cell table:style-name="ce4" office:value-type="float" office:value="0.00000277984" calcext:value-type="float">
            <text:p>2.78E-006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133" calcext:value-type="float">
            <text:p>0.4133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0.00003336" calcext:value-type="float">
            <text:p>0.00003336</text:p>
          </table:table-cell>
          <table:table-cell table:style-name="ce4" office:value-type="float" office:value="0.0000011676" calcext:value-type="float">
            <text:p>1.17E-006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133" calcext:value-type="float">
            <text:p>0.4133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0.0000132" calcext:value-type="float">
            <text:p>0.0000132</text:p>
          </table:table-cell>
          <table:table-cell table:style-name="ce4" office:value-type="float" office:value="0.0000004224" calcext:value-type="float">
            <text:p>4.22E-007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133" calcext:value-type="float">
            <text:p>0.4133</text:p>
          </table:table-cell>
          <table:table-cell office:value-type="float" office:value="155" calcext:value-type="float">
            <text:p>155</text:p>
          </table:table-cell>
          <table:table-cell table:style-name="ce4" office:value-type="float" office:value="0.00000000006422" calcext:value-type="float">
            <text:p>6.42E-011</text:p>
          </table:table-cell>
          <table:table-cell table:style-name="ce4" office:value-type="float" office:value="0.00000000000500916" calcext:value-type="float">
            <text:p>5.01E-012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4" calcext:value-type="float">
            <text:p>0.64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0.00001292" calcext:value-type="float">
            <text:p>0.00001292</text:p>
          </table:table-cell>
          <table:table-cell office:value-type="float" office:value="0.000000478" calcext:value-type="float">
            <text:p>0.000000478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4" calcext:value-type="float">
            <text:p>0.64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0.000002953" calcext:value-type="float">
            <text:p>0.000002953</text:p>
          </table:table-cell>
          <table:table-cell table:style-name="ce4" office:value-type="float" office:value="0.000000109261" calcext:value-type="float">
            <text:p>1.09E-007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4" calcext:value-type="float">
            <text:p>0.64</text:p>
          </table:table-cell>
          <table:table-cell office:value-type="float" office:value="45" calcext:value-type="float">
            <text:p>45</text:p>
          </table:table-cell>
          <table:table-cell table:style-name="ce4" office:value-type="float" office:value="0.0000006769" calcext:value-type="float">
            <text:p>6.77E-007</text:p>
          </table:table-cell>
          <table:table-cell table:style-name="ce4" office:value-type="float" office:value="0.0000000257222" calcext:value-type="float">
            <text:p>2.57E-008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4" calcext:value-type="float">
            <text:p>0.64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0.000000151" calcext:value-type="float">
            <text:p>0.000000151</text:p>
          </table:table-cell>
          <table:table-cell table:style-name="ce4" office:value-type="float" office:value="0.000000005889" calcext:value-type="float">
            <text:p>5.89E-009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4" calcext:value-type="float">
            <text:p>0.64</text:p>
          </table:table-cell>
          <table:table-cell office:value-type="float" office:value="54" calcext:value-type="float">
            <text:p>54</text:p>
          </table:table-cell>
          <table:table-cell table:style-name="ce4" office:value-type="float" office:value="0.00000004244" calcext:value-type="float">
            <text:p>4.24E-008</text:p>
          </table:table-cell>
          <table:table-cell table:style-name="ce4" office:value-type="float" office:value="0.00000000288592" calcext:value-type="float">
            <text:p>2.89E-009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4" calcext:value-type="float">
            <text:p>0.64</text:p>
          </table:table-cell>
          <table:table-cell office:value-type="float" office:value="58" calcext:value-type="float">
            <text:p>58</text:p>
          </table:table-cell>
          <table:table-cell table:style-name="ce4" office:value-type="float" office:value="0.00000001116" calcext:value-type="float">
            <text:p>1.12E-008</text:p>
          </table:table-cell>
          <table:table-cell table:style-name="ce4" office:value-type="float" office:value="0.00000000080352" calcext:value-type="float">
            <text:p>8.04E-010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4" calcext:value-type="float">
            <text:p>0.64</text:p>
          </table:table-cell>
          <table:table-cell office:value-type="float" office:value="62" calcext:value-type="float">
            <text:p>62</text:p>
          </table:table-cell>
          <table:table-cell table:style-name="ce4" office:value-type="float" office:value="0.000000002792" calcext:value-type="float">
            <text:p>2.79E-009</text:p>
          </table:table-cell>
          <table:table-cell table:style-name="ce4" office:value-type="float" office:value="0.000000000134016" calcext:value-type="float">
            <text:p>1.34E-010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4" calcext:value-type="float">
            <text:p>0.64</text:p>
          </table:table-cell>
          <table:table-cell office:value-type="float" office:value="64" calcext:value-type="float">
            <text:p>64</text:p>
          </table:table-cell>
          <table:table-cell table:style-name="ce4" office:value-type="float" office:value="0.000000001476" calcext:value-type="float">
            <text:p>1.48E-009</text:p>
          </table:table-cell>
          <table:table-cell table:style-name="ce4" office:value-type="float" office:value="0.000000000094464" calcext:value-type="float">
            <text:p>9.45E-011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4" calcext:value-type="float">
            <text:p>0.64</text:p>
          </table:table-cell>
          <table:table-cell office:value-type="float" office:value="66" calcext:value-type="float">
            <text:p>66</text:p>
          </table:table-cell>
          <table:table-cell table:style-name="ce4" office:value-type="float" office:value="0.0000000009059" calcext:value-type="float">
            <text:p>9.06E-010</text:p>
          </table:table-cell>
          <table:table-cell table:style-name="ce4" office:value-type="float" office:value="0.0000000000579776" calcext:value-type="float">
            <text:p>5.80E-011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4" calcext:value-type="float">
            <text:p>0.64</text:p>
          </table:table-cell>
          <table:table-cell office:value-type="float" office:value="70" calcext:value-type="float">
            <text:p>70</text:p>
          </table:table-cell>
          <table:table-cell table:style-name="ce4" office:value-type="float" office:value="0.0000000004876" calcext:value-type="float">
            <text:p>4.88E-010</text:p>
          </table:table-cell>
          <table:table-cell table:style-name="ce4" office:value-type="float" office:value="0.000000000031694" calcext:value-type="float">
            <text:p>3.17E-011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4" calcext:value-type="float">
            <text:p>0.64</text:p>
          </table:table-cell>
          <table:table-cell office:value-type="float" office:value="74" calcext:value-type="float">
            <text:p>74</text:p>
          </table:table-cell>
          <table:table-cell table:style-name="ce4" office:value-type="float" office:value="0.0000000004403" calcext:value-type="float">
            <text:p>4.40E-010</text:p>
          </table:table-cell>
          <table:table-cell table:style-name="ce4" office:value-type="float" office:value="0.0000000000400673" calcext:value-type="float">
            <text:p>4.01E-011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4" calcext:value-type="float">
            <text:p>0.64</text:p>
          </table:table-cell>
          <table:table-cell office:value-type="float" office:value="78" calcext:value-type="float">
            <text:p>78</text:p>
          </table:table-cell>
          <table:table-cell table:style-name="ce4" office:value-type="float" office:value="0.0000000003735" calcext:value-type="float">
            <text:p>3.74E-010</text:p>
          </table:table-cell>
          <table:table-cell table:style-name="ce4" office:value-type="float" office:value="0.0000000000354825" calcext:value-type="float">
            <text:p>3.55E-011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4" calcext:value-type="float">
            <text:p>0.64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0.0000000003091" calcext:value-type="float">
            <text:p>3.09E-010</text:p>
          </table:table-cell>
          <table:table-cell table:style-name="ce4" office:value-type="float" office:value="0.0000000000250371" calcext:value-type="float">
            <text:p>2.50E-011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4" calcext:value-type="float">
            <text:p>0.64</text:p>
          </table:table-cell>
          <table:table-cell office:value-type="float" office:value="85" calcext:value-type="float">
            <text:p>85</text:p>
          </table:table-cell>
          <table:table-cell table:style-name="ce4" office:value-type="float" office:value="0.0000000002623" calcext:value-type="float">
            <text:p>2.62E-010</text:p>
          </table:table-cell>
          <table:table-cell table:style-name="ce4" office:value-type="float" office:value="0.0000000000191479" calcext:value-type="float">
            <text:p>1.91E-011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4" calcext:value-type="float">
            <text:p>0.64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0.000000000129" calcext:value-type="float">
            <text:p>1.29E-010</text:p>
          </table:table-cell>
          <table:table-cell table:style-name="ce4" office:value-type="float" office:value="0.000000000010836" calcext:value-type="float">
            <text:p>1.08E-011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4" calcext:value-type="float">
            <text:p>0.64</text:p>
          </table:table-cell>
          <table:table-cell office:value-type="float" office:value="102" calcext:value-type="float">
            <text:p>102</text:p>
          </table:table-cell>
          <table:table-cell table:style-name="ce4" office:value-type="float" office:value="0.00000000007627" calcext:value-type="float">
            <text:p>7.63E-011</text:p>
          </table:table-cell>
          <table:table-cell table:style-name="ce4" office:value-type="float" office:value="0.00000000001060153" calcext:value-type="float">
            <text:p>1.06E-011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4" calcext:value-type="float">
            <text:p>0.64</text:p>
          </table:table-cell>
          <table:table-cell office:value-type="float" office:value="112" calcext:value-type="float">
            <text:p>112</text:p>
          </table:table-cell>
          <table:table-cell table:style-name="ce4" office:value-type="float" office:value="0.0000000000278" calcext:value-type="float">
            <text:p>2.78E-011</text:p>
          </table:table-cell>
          <table:table-cell table:style-name="ce4" office:value-type="float" office:value="0.0000000000041978" calcext:value-type="float">
            <text:p>4.20E-012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4" calcext:value-type="float">
            <text:p>0.64</text:p>
          </table:table-cell>
          <table:table-cell office:value-type="float" office:value="123" calcext:value-type="float">
            <text:p>123</text:p>
          </table:table-cell>
          <table:table-cell table:style-name="ce4" office:value-type="float" office:value="0.000000000008129" calcext:value-type="float">
            <text:p>8.13E-012</text:p>
          </table:table-cell>
          <table:table-cell table:style-name="ce4" office:value-type="float" office:value="0.000000000002414313" calcext:value-type="float">
            <text:p>2.41E-012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005" calcext:value-type="float">
            <text:p>0.3005</text:p>
          </table:table-cell>
          <table:table-cell office:value-type="float" office:value="155" calcext:value-type="float">
            <text:p>155</text:p>
          </table:table-cell>
          <table:table-cell table:style-name="ce4" office:value-type="float" office:value="0.000000005518" calcext:value-type="float">
            <text:p>5.52E-009</text:p>
          </table:table-cell>
          <table:table-cell table:style-name="ce4" office:value-type="float" office:value="0.000000000270382" calcext:value-type="float">
            <text:p>2.70E-010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255" calcext:value-type="float">
            <text:p>0.3255</text:p>
          </table:table-cell>
          <table:table-cell office:value-type="float" office:value="155" calcext:value-type="float">
            <text:p>155</text:p>
          </table:table-cell>
          <table:table-cell table:style-name="Default" office:value-type="float" office:value="0.000000002" calcext:value-type="float">
            <text:p>0.000000002</text:p>
          </table:table-cell>
          <table:table-cell table:style-name="ce4" office:value-type="float" office:value="0.000000000126336" calcext:value-type="float">
            <text:p>1.26E-010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505" calcext:value-type="float">
            <text:p>0.3505</text:p>
          </table:table-cell>
          <table:table-cell office:value-type="float" office:value="155" calcext:value-type="float">
            <text:p>155</text:p>
          </table:table-cell>
          <table:table-cell table:style-name="ce4" office:value-type="float" office:value="0.0000000007869" calcext:value-type="float">
            <text:p>7.87E-010</text:p>
          </table:table-cell>
          <table:table-cell table:style-name="ce4" office:value-type="float" office:value="0.0000000000542961" calcext:value-type="float">
            <text:p>5.43E-011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755" calcext:value-type="float">
            <text:p>0.3755</text:p>
          </table:table-cell>
          <table:table-cell office:value-type="float" office:value="155" calcext:value-type="float">
            <text:p>155</text:p>
          </table:table-cell>
          <table:table-cell table:style-name="ce4" office:value-type="float" office:value="0.0000000002759" calcext:value-type="float">
            <text:p>2.76E-010</text:p>
          </table:table-cell>
          <table:table-cell table:style-name="ce4" office:value-type="float" office:value="0.0000000000286936" calcext:value-type="float">
            <text:p>2.87E-011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005" calcext:value-type="float">
            <text:p>0.4005</text:p>
          </table:table-cell>
          <table:table-cell office:value-type="float" office:value="155" calcext:value-type="float">
            <text:p>155</text:p>
          </table:table-cell>
          <table:table-cell table:style-name="ce4" office:value-type="float" office:value="0.00000000008906" calcext:value-type="float">
            <text:p>8.91E-011</text:p>
          </table:table-cell>
          <table:table-cell table:style-name="ce4" office:value-type="float" office:value="0.0000000000111325" calcext:value-type="float">
            <text:p>1.11E-011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21" calcext:value-type="float">
            <text:p>0.421</text:p>
          </table:table-cell>
          <table:table-cell office:value-type="float" office:value="155" calcext:value-type="float">
            <text:p>155</text:p>
          </table:table-cell>
          <table:table-cell table:style-name="ce4" office:value-type="float" office:value="0.0000000000445" calcext:value-type="float">
            <text:p>4.45E-011</text:p>
          </table:table-cell>
          <table:table-cell table:style-name="ce4" office:value-type="float" office:value="0.0000000000052065" calcext:value-type="float">
            <text:p>5.21E-012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505" calcext:value-type="float">
            <text:p>0.4505</text:p>
          </table:table-cell>
          <table:table-cell office:value-type="float" office:value="155" calcext:value-type="float">
            <text:p>155</text:p>
          </table:table-cell>
          <table:table-cell table:style-name="ce4" office:value-type="float" office:value="0.00000000001594" calcext:value-type="float">
            <text:p>1.59E-011</text:p>
          </table:table-cell>
          <table:table-cell table:style-name="ce4" office:value-type="float" office:value="0.00000000000361838" calcext:value-type="float">
            <text:p>3.62E-012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514" calcext:value-type="float">
            <text:p>0.514</text:p>
          </table:table-cell>
          <table:table-cell office:value-type="float" office:value="155" calcext:value-type="float">
            <text:p>155</text:p>
          </table:table-cell>
          <table:table-cell table:style-name="ce4" office:value-type="float" office:value="0.000000000005185" calcext:value-type="float">
            <text:p>5.19E-012</text:p>
          </table:table-cell>
          <table:table-cell table:style-name="ce4" office:value-type="float" office:value="0.00000000000157624" calcext:value-type="float">
            <text:p>1.58E-012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5685" calcext:value-type="float">
            <text:p>0.5685</text:p>
          </table:table-cell>
          <table:table-cell office:value-type="float" office:value="155" calcext:value-type="float">
            <text:p>155</text:p>
          </table:table-cell>
          <table:table-cell table:style-name="ce4" office:value-type="float" office:value="0.000000000003225" calcext:value-type="float">
            <text:p>3.23E-012</text:p>
          </table:table-cell>
          <table:table-cell table:style-name="ce4" office:value-type="float" office:value="0.00000000000132225" calcext:value-type="float">
            <text:p>1.32E-012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585" calcext:value-type="float">
            <text:p>0.585</text:p>
          </table:table-cell>
          <table:table-cell office:value-type="float" office:value="155" calcext:value-type="float">
            <text:p>155</text:p>
          </table:table-cell>
          <table:table-cell table:style-name="ce4" office:value-type="float" office:value="0.000000000005978" calcext:value-type="float">
            <text:p>5.98E-012</text:p>
          </table:table-cell>
          <table:table-cell table:style-name="ce4" office:value-type="float" office:value="0.00000000000146461" calcext:value-type="float">
            <text:p>1.46E-012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039" calcext:value-type="float">
            <text:p>0.6039</text:p>
          </table:table-cell>
          <table:table-cell office:value-type="float" office:value="155" calcext:value-type="float">
            <text:p>155</text:p>
          </table:table-cell>
          <table:table-cell table:style-name="ce4" office:value-type="float" office:value="0.000000000006319" calcext:value-type="float">
            <text:p>6.32E-012</text:p>
          </table:table-cell>
          <table:table-cell table:style-name="ce4" office:value-type="float" office:value="0.000000000001364904" calcext:value-type="float">
            <text:p>1.36E-012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295" calcext:value-type="float">
            <text:p>0.6295</text:p>
          </table:table-cell>
          <table:table-cell office:value-type="float" office:value="155" calcext:value-type="float">
            <text:p>155</text:p>
          </table:table-cell>
          <table:table-cell table:style-name="ce4" office:value-type="float" office:value="0.000000000002578" calcext:value-type="float">
            <text:p>2.58E-012</text:p>
          </table:table-cell>
          <table:table-cell table:style-name="ce4" office:value-type="float" office:value="0.00000000000086363" calcext:value-type="float">
            <text:p>8.64E-013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595" calcext:value-type="float">
            <text:p>0.6595</text:p>
          </table:table-cell>
          <table:table-cell office:value-type="float" office:value="155" calcext:value-type="float">
            <text:p>155</text:p>
          </table:table-cell>
          <table:table-cell table:style-name="ce4" office:value-type="float" office:value="0.000000000002302" calcext:value-type="float">
            <text:p>2.30E-012</text:p>
          </table:table-cell>
          <table:table-cell table:style-name="ce4" office:value-type="float" office:value="0.00000000000077117" calcext:value-type="float">
            <text:p>7.71E-013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889" calcext:value-type="float">
            <text:p>0.6889</text:p>
          </table:table-cell>
          <table:table-cell office:value-type="float" office:value="155" calcext:value-type="float">
            <text:p>155</text:p>
          </table:table-cell>
          <table:table-cell table:style-name="ce4" office:value-type="float" office:value="0.000000000001936" calcext:value-type="float">
            <text:p>1.94E-012</text:p>
          </table:table-cell>
          <table:table-cell table:style-name="ce4" office:value-type="float" office:value="0.000000000000588544" calcext:value-type="float">
            <text:p>5.89E-013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919" calcext:value-type="float">
            <text:p>0.2919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0.000498" calcext:value-type="float">
            <text:p>4.98E-004</text:p>
          </table:table-cell>
          <table:table-cell table:style-name="ce4" office:value-type="float" office:value="0.000006972" calcext:value-type="float">
            <text:p>6.97E-006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919" calcext:value-type="float">
            <text:p>0.2919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0.000501" calcext:value-type="float">
            <text:p>5.01E-004</text:p>
          </table:table-cell>
          <table:table-cell table:style-name="ce4" office:value-type="float" office:value="0.00001052" calcext:value-type="float">
            <text:p>1.05E-005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369" calcext:value-type="float">
            <text:p>0.2369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0.000302" calcext:value-type="float">
            <text:p>3.02E-004</text:p>
          </table:table-cell>
          <table:table-cell table:style-name="ce4" office:value-type="float" office:value="0.000005738" calcext:value-type="float">
            <text:p>5.74E-006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008" calcext:value-type="float">
            <text:p>0.2008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197" calcext:value-type="float">
            <text:p>1.97E-004</text:p>
          </table:table-cell>
          <table:table-cell table:style-name="ce4" office:value-type="float" office:value="0.000004137" calcext:value-type="float">
            <text:p>4.14E-006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008" calcext:value-type="float">
            <text:p>0.2008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195" calcext:value-type="float">
            <text:p>1.95E-004</text:p>
          </table:table-cell>
          <table:table-cell table:style-name="ce4" office:value-type="float" office:value="0.000006825" calcext:value-type="float">
            <text:p>6.83E-006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57" calcext:value-type="float">
            <text:p>0.157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0.0000962" calcext:value-type="float">
            <text:p>9.62E-005</text:p>
          </table:table-cell>
          <table:table-cell table:style-name="ce4" office:value-type="float" office:value="0.000003271" calcext:value-type="float">
            <text:p>3.27E-006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323" calcext:value-type="float">
            <text:p>0.1323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.0000474" calcext:value-type="float">
            <text:p>4.74E-005</text:p>
          </table:table-cell>
          <table:table-cell table:style-name="ce4" office:value-type="float" office:value="0.0000008058" calcext:value-type="float">
            <text:p>8.06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174" calcext:value-type="float">
            <text:p>0.1174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0.0000223" calcext:value-type="float">
            <text:p>2.23E-005</text:p>
          </table:table-cell>
          <table:table-cell table:style-name="ce4" office:value-type="float" office:value="0.0000005575" calcext:value-type="float">
            <text:p>5.58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174" calcext:value-type="float">
            <text:p>0.1174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0.0000226" calcext:value-type="float">
            <text:p>2.26E-005</text:p>
          </table:table-cell>
          <table:table-cell table:style-name="ce4" office:value-type="float" office:value="0.000000904" calcext:value-type="float">
            <text:p>9.04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103" calcext:value-type="float">
            <text:p>0.1103</text:p>
          </table:table-cell>
          <table:table-cell office:value-type="float" office:value="135" calcext:value-type="float">
            <text:p>135</text:p>
          </table:table-cell>
          <table:table-cell table:style-name="ce4" office:value-type="float" office:value="0.0000126" calcext:value-type="float">
            <text:p>1.26E-005</text:p>
          </table:table-cell>
          <table:table-cell table:style-name="ce4" office:value-type="float" office:value="0.0000004158" calcext:value-type="float">
            <text:p>4.16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585" calcext:value-type="float">
            <text:p>0.3585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0.000194" calcext:value-type="float">
            <text:p>1.94E-004</text:p>
          </table:table-cell>
          <table:table-cell table:style-name="ce4" office:value-type="float" office:value="0.000003104" calcext:value-type="float">
            <text:p>3.10E-006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585" calcext:value-type="float">
            <text:p>0.3585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0.000196" calcext:value-type="float">
            <text:p>1.96E-004</text:p>
          </table:table-cell>
          <table:table-cell table:style-name="ce4" office:value-type="float" office:value="0.000003528" calcext:value-type="float">
            <text:p>3.53E-006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585" calcext:value-type="float">
            <text:p>0.3585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0.000186" calcext:value-type="float">
            <text:p>1.86E-004</text:p>
          </table:table-cell>
          <table:table-cell table:style-name="ce4" office:value-type="float" office:value="0.000005394" calcext:value-type="float">
            <text:p>5.39E-006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912" calcext:value-type="float">
            <text:p>0.2912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0.000116" calcext:value-type="float">
            <text:p>1.16E-004</text:p>
          </table:table-cell>
          <table:table-cell table:style-name="ce4" office:value-type="float" office:value="0.000003712" calcext:value-type="float">
            <text:p>3.71E-006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912" calcext:value-type="float">
            <text:p>0.2912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0.000117" calcext:value-type="float">
            <text:p>1.17E-004</text:p>
          </table:table-cell>
          <table:table-cell table:style-name="ce4" office:value-type="float" office:value="0.000002106" calcext:value-type="float">
            <text:p>2.11E-006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469" calcext:value-type="float">
            <text:p>0.2469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0765" calcext:value-type="float">
            <text:p>7.65E-005</text:p>
          </table:table-cell>
          <table:table-cell table:style-name="ce4" office:value-type="float" office:value="0.000001301" calcext:value-type="float">
            <text:p>1.30E-006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469" calcext:value-type="float">
            <text:p>0.2469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0732" calcext:value-type="float">
            <text:p>7.32E-005</text:p>
          </table:table-cell>
          <table:table-cell table:style-name="ce4" office:value-type="float" office:value="0.00000205" calcext:value-type="float">
            <text:p>2.05E-006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933" calcext:value-type="float">
            <text:p>0.1933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0.0000349" calcext:value-type="float">
            <text:p>3.49E-005</text:p>
          </table:table-cell>
          <table:table-cell table:style-name="ce4" office:value-type="float" office:value="0.000001117" calcext:value-type="float">
            <text:p>1.12E-006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63" calcext:value-type="float">
            <text:p>0.163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.0000173" calcext:value-type="float">
            <text:p>1.73E-005</text:p>
          </table:table-cell>
          <table:table-cell table:style-name="ce4" office:value-type="float" office:value="0.0000006574" calcext:value-type="float">
            <text:p>6.57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448" calcext:value-type="float">
            <text:p>0.1448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0.00000881" calcext:value-type="float">
            <text:p>8.81E-006</text:p>
          </table:table-cell>
          <table:table-cell table:style-name="ce4" office:value-type="float" office:value="0.0000001762" calcext:value-type="float">
            <text:p>1.76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448" calcext:value-type="float">
            <text:p>0.1448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0.00000885" calcext:value-type="float">
            <text:p>8.85E-006</text:p>
          </table:table-cell>
          <table:table-cell table:style-name="ce4" office:value-type="float" office:value="0.0000003098" calcext:value-type="float">
            <text:p>3.10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361" calcext:value-type="float">
            <text:p>0.1361</text:p>
          </table:table-cell>
          <table:table-cell office:value-type="float" office:value="135" calcext:value-type="float">
            <text:p>135</text:p>
          </table:table-cell>
          <table:table-cell table:style-name="ce4" office:value-type="float" office:value="0.00000503" calcext:value-type="float">
            <text:p>5.03E-006</text:p>
          </table:table-cell>
          <table:table-cell table:style-name="ce4" office:value-type="float" office:value="0.0000001459" calcext:value-type="float">
            <text:p>1.46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149" calcext:value-type="float">
            <text:p>0.4149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0.0000849" calcext:value-type="float">
            <text:p>8.49E-005</text:p>
          </table:table-cell>
          <table:table-cell table:style-name="ce4" office:value-type="float" office:value="0.000001189" calcext:value-type="float">
            <text:p>1.19E-006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149" calcext:value-type="float">
            <text:p>0.4149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0.0000845" calcext:value-type="float">
            <text:p>8.45E-005</text:p>
          </table:table-cell>
          <table:table-cell table:style-name="ce4" office:value-type="float" office:value="0.00000169" calcext:value-type="float">
            <text:p>1.69E-006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149" calcext:value-type="float">
            <text:p>0.4149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0.0000829" calcext:value-type="float">
            <text:p>8.29E-005</text:p>
          </table:table-cell>
          <table:table-cell table:style-name="ce4" office:value-type="float" office:value="0.000002819" calcext:value-type="float">
            <text:p>2.82E-006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372" calcext:value-type="float">
            <text:p>0.3372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0.0000501" calcext:value-type="float">
            <text:p>5.01E-005</text:p>
          </table:table-cell>
          <table:table-cell table:style-name="ce4" office:value-type="float" office:value="0.0000008016" calcext:value-type="float">
            <text:p>8.02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861" calcext:value-type="float">
            <text:p>0.2861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0338" calcext:value-type="float">
            <text:p>3.38E-005</text:p>
          </table:table-cell>
          <table:table-cell table:style-name="ce4" office:value-type="float" office:value="0.0000008112" calcext:value-type="float">
            <text:p>8.11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861" calcext:value-type="float">
            <text:p>0.2861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033" calcext:value-type="float">
            <text:p>3.30E-005</text:p>
          </table:table-cell>
          <table:table-cell table:style-name="ce4" office:value-type="float" office:value="0.00000066" calcext:value-type="float">
            <text:p>6.60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861" calcext:value-type="float">
            <text:p>0.2861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0331" calcext:value-type="float">
            <text:p>3.31E-005</text:p>
          </table:table-cell>
          <table:table-cell table:style-name="ce4" office:value-type="float" office:value="0.000001092" calcext:value-type="float">
            <text:p>1.09E-006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241" calcext:value-type="float">
            <text:p>0.2241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0.0000155" calcext:value-type="float">
            <text:p>1.55E-005</text:p>
          </table:table-cell>
          <table:table-cell table:style-name="ce4" office:value-type="float" office:value="0.000000372" calcext:value-type="float">
            <text:p>3.72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241" calcext:value-type="float">
            <text:p>0.2241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0.0000151" calcext:value-type="float">
            <text:p>1.51E-005</text:p>
          </table:table-cell>
          <table:table-cell table:style-name="ce4" office:value-type="float" office:value="0.0000004983" calcext:value-type="float">
            <text:p>4.98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892" calcext:value-type="float">
            <text:p>0.1892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.00000821" calcext:value-type="float">
            <text:p>8.21E-006</text:p>
          </table:table-cell>
          <table:table-cell table:style-name="ce4" office:value-type="float" office:value="0.0000002545" calcext:value-type="float">
            <text:p>2.55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892" calcext:value-type="float">
            <text:p>0.1892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.00000827" calcext:value-type="float">
            <text:p>8.27E-006</text:p>
          </table:table-cell>
          <table:table-cell table:style-name="ce4" office:value-type="float" office:value="0.0000002646" calcext:value-type="float">
            <text:p>2.65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892" calcext:value-type="float">
            <text:p>0.1892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.0000084" calcext:value-type="float">
            <text:p>8.40E-006</text:p>
          </table:table-cell>
          <table:table-cell table:style-name="ce4" office:value-type="float" office:value="0.0000002772" calcext:value-type="float">
            <text:p>2.77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682" calcext:value-type="float">
            <text:p>0.1682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0.00000413" calcext:value-type="float">
            <text:p>4.13E-006</text:p>
          </table:table-cell>
          <table:table-cell table:style-name="ce4" office:value-type="float" office:value="0.0000001115" calcext:value-type="float">
            <text:p>1.12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682" calcext:value-type="float">
            <text:p>0.1682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0.00000401" calcext:value-type="float">
            <text:p>4.01E-006</text:p>
          </table:table-cell>
          <table:table-cell table:style-name="ce4" office:value-type="float" office:value="0.0000001604" calcext:value-type="float">
            <text:p>1.60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581" calcext:value-type="float">
            <text:p>0.1581</text:p>
          </table:table-cell>
          <table:table-cell office:value-type="float" office:value="135" calcext:value-type="float">
            <text:p>135</text:p>
          </table:table-cell>
          <table:table-cell table:style-name="ce4" office:value-type="float" office:value="0.00000238" calcext:value-type="float">
            <text:p>2.38E-006</text:p>
          </table:table-cell>
          <table:table-cell table:style-name="ce4" office:value-type="float" office:value="0.00000007616" calcext:value-type="float">
            <text:p>7.62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581" calcext:value-type="float">
            <text:p>0.1581</text:p>
          </table:table-cell>
          <table:table-cell office:value-type="float" office:value="135" calcext:value-type="float">
            <text:p>135</text:p>
          </table:table-cell>
          <table:table-cell table:style-name="ce4" office:value-type="float" office:value="0.00000224" calcext:value-type="float">
            <text:p>2.24E-006</text:p>
          </table:table-cell>
          <table:table-cell table:style-name="ce4" office:value-type="float" office:value="0.00000007616" calcext:value-type="float">
            <text:p>7.62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649" calcext:value-type="float">
            <text:p>0.4649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0.0000408" calcext:value-type="float">
            <text:p>4.08E-005</text:p>
          </table:table-cell>
          <table:table-cell table:style-name="ce4" office:value-type="float" office:value="0.0000006528" calcext:value-type="float">
            <text:p>6.53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649" calcext:value-type="float">
            <text:p>0.4649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0.0000418" calcext:value-type="float">
            <text:p>4.18E-005</text:p>
          </table:table-cell>
          <table:table-cell table:style-name="ce4" office:value-type="float" office:value="0.000000836" calcext:value-type="float">
            <text:p>8.36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649" calcext:value-type="float">
            <text:p>0.4649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0.0000395" calcext:value-type="float">
            <text:p>3.95E-005</text:p>
          </table:table-cell>
          <table:table-cell table:style-name="ce4" office:value-type="float" office:value="0.000001304" calcext:value-type="float">
            <text:p>1.30E-006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779" calcext:value-type="float">
            <text:p>0.3779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0.0000258" calcext:value-type="float">
            <text:p>2.58E-005</text:p>
          </table:table-cell>
          <table:table-cell table:style-name="ce4" office:value-type="float" office:value="0.0000005418" calcext:value-type="float">
            <text:p>5.42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208" calcext:value-type="float">
            <text:p>0.3208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0166" calcext:value-type="float">
            <text:p>1.66E-005</text:p>
          </table:table-cell>
          <table:table-cell table:style-name="ce4" office:value-type="float" office:value="0.0000002988" calcext:value-type="float">
            <text:p>2.99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208" calcext:value-type="float">
            <text:p>0.3208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0161" calcext:value-type="float">
            <text:p>1.61E-005</text:p>
          </table:table-cell>
          <table:table-cell table:style-name="ce4" office:value-type="float" office:value="0.0000003381" calcext:value-type="float">
            <text:p>3.38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515" calcext:value-type="float">
            <text:p>0.2515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0.00000752" calcext:value-type="float">
            <text:p>7.52E-006</text:p>
          </table:table-cell>
          <table:table-cell table:style-name="ce4" office:value-type="float" office:value="0.0000002406" calcext:value-type="float">
            <text:p>2.41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515" calcext:value-type="float">
            <text:p>0.2515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0.0000072" calcext:value-type="float">
            <text:p>7.20E-006</text:p>
          </table:table-cell>
          <table:table-cell table:style-name="ce4" office:value-type="float" office:value="0.0000002736" calcext:value-type="float">
            <text:p>2.74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125" calcext:value-type="float">
            <text:p>0.2125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.00000398" calcext:value-type="float">
            <text:p>3.98E-006</text:p>
          </table:table-cell>
          <table:table-cell table:style-name="ce4" office:value-type="float" office:value="0.0000001194" calcext:value-type="float">
            <text:p>1.19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89" calcext:value-type="float">
            <text:p>0.189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0.000002" calcext:value-type="float">
            <text:p>2.00E-006</text:p>
          </table:table-cell>
          <table:table-cell table:style-name="ce4" office:value-type="float" office:value="0.000000046" calcext:value-type="float">
            <text:p>4.60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777" calcext:value-type="float">
            <text:p>0.1777</text:p>
          </table:table-cell>
          <table:table-cell office:value-type="float" office:value="135" calcext:value-type="float">
            <text:p>135</text:p>
          </table:table-cell>
          <table:table-cell table:style-name="ce4" office:value-type="float" office:value="0.00000119" calcext:value-type="float">
            <text:p>1.19E-006</text:p>
          </table:table-cell>
          <table:table-cell table:style-name="ce4" office:value-type="float" office:value="0.00000004641" calcext:value-type="float">
            <text:p>4.64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777" calcext:value-type="float">
            <text:p>0.1777</text:p>
          </table:table-cell>
          <table:table-cell office:value-type="float" office:value="135" calcext:value-type="float">
            <text:p>135</text:p>
          </table:table-cell>
          <table:table-cell table:style-name="ce4" office:value-type="float" office:value="0.00000118" calcext:value-type="float">
            <text:p>1.18E-006</text:p>
          </table:table-cell>
          <table:table-cell table:style-name="ce4" office:value-type="float" office:value="0.00000003894" calcext:value-type="float">
            <text:p>3.89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0.0000228" calcext:value-type="float">
            <text:p>2.28E-005</text:p>
          </table:table-cell>
          <table:table-cell table:style-name="ce4" office:value-type="float" office:value="0.0000004104" calcext:value-type="float">
            <text:p>4.10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0.0000227" calcext:value-type="float">
            <text:p>2.27E-005</text:p>
          </table:table-cell>
          <table:table-cell table:style-name="ce4" office:value-type="float" office:value="0.0000003632" calcext:value-type="float">
            <text:p>3.63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0.0000212" calcext:value-type="float">
            <text:p>2.12E-005</text:p>
          </table:table-cell>
          <table:table-cell table:style-name="ce4" office:value-type="float" office:value="0.0000006572" calcext:value-type="float">
            <text:p>6.57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0.0000218" calcext:value-type="float">
            <text:p>2.18E-005</text:p>
          </table:table-cell>
          <table:table-cell table:style-name="ce4" office:value-type="float" office:value="0.0000006322" calcext:value-type="float">
            <text:p>6.32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149" calcext:value-type="float">
            <text:p>0.4149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0.0000133" calcext:value-type="float">
            <text:p>1.33E-005</text:p>
          </table:table-cell>
          <table:table-cell table:style-name="ce4" office:value-type="float" office:value="0.0000001729" calcext:value-type="float">
            <text:p>1.73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523" calcext:value-type="float">
            <text:p>0.3523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00879" calcext:value-type="float">
            <text:p>8.79E-006</text:p>
          </table:table-cell>
          <table:table-cell table:style-name="ce4" office:value-type="float" office:value="0.0000001758" calcext:value-type="float">
            <text:p>1.76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523" calcext:value-type="float">
            <text:p>0.3523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00857" calcext:value-type="float">
            <text:p>8.57E-006</text:p>
          </table:table-cell>
          <table:table-cell table:style-name="ce4" office:value-type="float" office:value="0.0000002742" calcext:value-type="float">
            <text:p>2.74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523" calcext:value-type="float">
            <text:p>0.3523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00873" calcext:value-type="float">
            <text:p>8.73E-006</text:p>
          </table:table-cell>
          <table:table-cell table:style-name="ce4" office:value-type="float" office:value="0.0000001921" calcext:value-type="float">
            <text:p>1.92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765" calcext:value-type="float">
            <text:p>0.2765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0.0000044" calcext:value-type="float">
            <text:p>4.40E-006</text:p>
          </table:table-cell>
          <table:table-cell table:style-name="ce4" office:value-type="float" office:value="0.0000001452" calcext:value-type="float">
            <text:p>1.45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337" calcext:value-type="float">
            <text:p>0.2337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.00000205" calcext:value-type="float">
            <text:p>2.05E-006</text:p>
          </table:table-cell>
          <table:table-cell table:style-name="ce4" office:value-type="float" office:value="0.0000000451" calcext:value-type="float">
            <text:p>4.51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337" calcext:value-type="float">
            <text:p>0.2337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.00000209" calcext:value-type="float">
            <text:p>2.09E-006</text:p>
          </table:table-cell>
          <table:table-cell table:style-name="ce4" office:value-type="float" office:value="0.00000006688" calcext:value-type="float">
            <text:p>6.69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08" calcext:value-type="float">
            <text:p>0.208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0.00000107" calcext:value-type="float">
            <text:p>1.07E-006</text:p>
          </table:table-cell>
          <table:table-cell table:style-name="ce4" office:value-type="float" office:value="0.00000003103" calcext:value-type="float">
            <text:p>3.10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08" calcext:value-type="float">
            <text:p>0.208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0.00000105" calcext:value-type="float">
            <text:p>1.05E-006</text:p>
          </table:table-cell>
          <table:table-cell table:style-name="ce4" office:value-type="float" office:value="0.000000042" calcext:value-type="float">
            <text:p>4.20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957" calcext:value-type="float">
            <text:p>0.1957</text:p>
          </table:table-cell>
          <table:table-cell office:value-type="float" office:value="135" calcext:value-type="float">
            <text:p>135</text:p>
          </table:table-cell>
          <table:table-cell table:style-name="ce4" office:value-type="float" office:value="0.000000623" calcext:value-type="float">
            <text:p>6.23E-007</text:p>
          </table:table-cell>
          <table:table-cell table:style-name="ce4" office:value-type="float" office:value="0.00000002305" calcext:value-type="float">
            <text:p>2.31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957" calcext:value-type="float">
            <text:p>0.1957</text:p>
          </table:table-cell>
          <table:table-cell office:value-type="float" office:value="135" calcext:value-type="float">
            <text:p>135</text:p>
          </table:table-cell>
          <table:table-cell table:style-name="ce4" office:value-type="float" office:value="0.000000598" calcext:value-type="float">
            <text:p>5.98E-007</text:p>
          </table:table-cell>
          <table:table-cell table:style-name="ce4" office:value-type="float" office:value="0.00000001854" calcext:value-type="float">
            <text:p>1.85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5519" calcext:value-type="float">
            <text:p>0.5519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0.000012" calcext:value-type="float">
            <text:p>1.20E-005</text:p>
          </table:table-cell>
          <table:table-cell table:style-name="ce4" office:value-type="float" office:value="0.000000252" calcext:value-type="float">
            <text:p>2.52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5519" calcext:value-type="float">
            <text:p>0.5519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0.0000119" calcext:value-type="float">
            <text:p>1.19E-005</text:p>
          </table:table-cell>
          <table:table-cell table:style-name="ce4" office:value-type="float" office:value="0.0000002261" calcext:value-type="float">
            <text:p>2.26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5519" calcext:value-type="float">
            <text:p>0.5519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0.0000121" calcext:value-type="float">
            <text:p>1.21E-005</text:p>
          </table:table-cell>
          <table:table-cell table:style-name="ce4" office:value-type="float" office:value="0.0000003751" calcext:value-type="float">
            <text:p>3.75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49" calcext:value-type="float">
            <text:p>0.449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0.00000732" calcext:value-type="float">
            <text:p>7.32E-006</text:p>
          </table:table-cell>
          <table:table-cell table:style-name="ce4" office:value-type="float" office:value="0.0000001391" calcext:value-type="float">
            <text:p>1.39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815" calcext:value-type="float">
            <text:p>0.3815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00469" calcext:value-type="float">
            <text:p>4.69E-006</text:p>
          </table:table-cell>
          <table:table-cell table:style-name="ce4" office:value-type="float" office:value="0.0000001032" calcext:value-type="float">
            <text:p>1.03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815" calcext:value-type="float">
            <text:p>0.3815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00455" calcext:value-type="float">
            <text:p>4.55E-006</text:p>
          </table:table-cell>
          <table:table-cell table:style-name="ce4" office:value-type="float" office:value="0.00000009555" calcext:value-type="float">
            <text:p>9.56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995" calcext:value-type="float">
            <text:p>0.2995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0.00000218" calcext:value-type="float">
            <text:p>2.18E-006</text:p>
          </table:table-cell>
          <table:table-cell table:style-name="ce4" office:value-type="float" office:value="0.00000006322" calcext:value-type="float">
            <text:p>6.32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995" calcext:value-type="float">
            <text:p>0.2995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0.00000206" calcext:value-type="float">
            <text:p>2.06E-006</text:p>
          </table:table-cell>
          <table:table-cell table:style-name="ce4" office:value-type="float" office:value="0.00000008652" calcext:value-type="float">
            <text:p>8.65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534" calcext:value-type="float">
            <text:p>0.2534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.00000105" calcext:value-type="float">
            <text:p>1.05E-006</text:p>
          </table:table-cell>
          <table:table-cell table:style-name="ce4" office:value-type="float" office:value="0.0000000315" calcext:value-type="float">
            <text:p>3.15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534" calcext:value-type="float">
            <text:p>0.2534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.00000104" calcext:value-type="float">
            <text:p>1.04E-006</text:p>
          </table:table-cell>
          <table:table-cell table:style-name="ce4" office:value-type="float" office:value="0.00000005408" calcext:value-type="float">
            <text:p>5.41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256" calcext:value-type="float">
            <text:p>0.2256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0.000000569" calcext:value-type="float">
            <text:p>5.69E-007</text:p>
          </table:table-cell>
          <table:table-cell table:style-name="ce4" office:value-type="float" office:value="0.00000002105" calcext:value-type="float">
            <text:p>2.11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256" calcext:value-type="float">
            <text:p>0.2256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0.000000663" calcext:value-type="float">
            <text:p>6.63E-007</text:p>
          </table:table-cell>
          <table:table-cell table:style-name="ce4" office:value-type="float" office:value="0.00000004575" calcext:value-type="float">
            <text:p>4.58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123" calcext:value-type="float">
            <text:p>0.2123</text:p>
          </table:table-cell>
          <table:table-cell office:value-type="float" office:value="135" calcext:value-type="float">
            <text:p>135</text:p>
          </table:table-cell>
          <table:table-cell table:style-name="ce4" office:value-type="float" office:value="0.000000381" calcext:value-type="float">
            <text:p>3.81E-007</text:p>
          </table:table-cell>
          <table:table-cell table:style-name="ce4" office:value-type="float" office:value="0.00000002362" calcext:value-type="float">
            <text:p>2.36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123" calcext:value-type="float">
            <text:p>0.2123</text:p>
          </table:table-cell>
          <table:table-cell office:value-type="float" office:value="135" calcext:value-type="float">
            <text:p>135</text:p>
          </table:table-cell>
          <table:table-cell table:style-name="ce4" office:value-type="float" office:value="0.000000348" calcext:value-type="float">
            <text:p>3.48E-007</text:p>
          </table:table-cell>
          <table:table-cell table:style-name="ce4" office:value-type="float" office:value="0.00000001044" calcext:value-type="float">
            <text:p>1.04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5909" calcext:value-type="float">
            <text:p>0.5909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0.00000704" calcext:value-type="float">
            <text:p>7.04E-006</text:p>
          </table:table-cell>
          <table:table-cell table:style-name="ce4" office:value-type="float" office:value="0.0000001901" calcext:value-type="float">
            <text:p>1.90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5909" calcext:value-type="float">
            <text:p>0.5909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0.00000682" calcext:value-type="float">
            <text:p>6.82E-006</text:p>
          </table:table-cell>
          <table:table-cell table:style-name="ce4" office:value-type="float" office:value="0.0000001023" calcext:value-type="float">
            <text:p>1.02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81" calcext:value-type="float">
            <text:p>0.481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0.00000414" calcext:value-type="float">
            <text:p>4.14E-006</text:p>
          </table:table-cell>
          <table:table-cell table:style-name="ce4" office:value-type="float" office:value="0.00000007866" calcext:value-type="float">
            <text:p>7.87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088" calcext:value-type="float">
            <text:p>0.4088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00267" calcext:value-type="float">
            <text:p>2.67E-006</text:p>
          </table:table-cell>
          <table:table-cell table:style-name="ce4" office:value-type="float" office:value="0.00000006141" calcext:value-type="float">
            <text:p>6.14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088" calcext:value-type="float">
            <text:p>0.4088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0025" calcext:value-type="float">
            <text:p>2.50E-006</text:p>
          </table:table-cell>
          <table:table-cell table:style-name="ce4" office:value-type="float" office:value="0.0000001175" calcext:value-type="float">
            <text:p>1.18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088" calcext:value-type="float">
            <text:p>0.4088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00255" calcext:value-type="float">
            <text:p>2.55E-006</text:p>
          </table:table-cell>
          <table:table-cell table:style-name="ce4" office:value-type="float" office:value="0.0000000561" calcext:value-type="float">
            <text:p>5.61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212" calcext:value-type="float">
            <text:p>0.3212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0.00000119" calcext:value-type="float">
            <text:p>1.19E-006</text:p>
          </table:table-cell>
          <table:table-cell table:style-name="ce4" office:value-type="float" office:value="0.00000003808" calcext:value-type="float">
            <text:p>3.81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718" calcext:value-type="float">
            <text:p>0.2718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.000000603" calcext:value-type="float">
            <text:p>6.03E-007</text:p>
          </table:table-cell>
          <table:table-cell table:style-name="ce4" office:value-type="float" office:value="0.00000001387" calcext:value-type="float">
            <text:p>1.39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718" calcext:value-type="float">
            <text:p>0.2718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.000000649" calcext:value-type="float">
            <text:p>6.49E-007</text:p>
          </table:table-cell>
          <table:table-cell table:style-name="ce4" office:value-type="float" office:value="0.00000002726" calcext:value-type="float">
            <text:p>2.73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421" calcext:value-type="float">
            <text:p>0.2421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0.000000334" calcext:value-type="float">
            <text:p>3.34E-007</text:p>
          </table:table-cell>
          <table:table-cell table:style-name="ce4" office:value-type="float" office:value="0.00000001637" calcext:value-type="float">
            <text:p>1.64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279" calcext:value-type="float">
            <text:p>0.2279</text:p>
          </table:table-cell>
          <table:table-cell office:value-type="float" office:value="135" calcext:value-type="float">
            <text:p>135</text:p>
          </table:table-cell>
          <table:table-cell table:style-name="ce4" office:value-type="float" office:value="0.000000201" calcext:value-type="float">
            <text:p>2.01E-007</text:p>
          </table:table-cell>
          <table:table-cell table:style-name="ce4" office:value-type="float" office:value="0.000000006633" calcext:value-type="float">
            <text:p>6.63E-009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277" calcext:value-type="float">
            <text:p>0.6277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0.00000359" calcext:value-type="float">
            <text:p>3.59E-006</text:p>
          </table:table-cell>
          <table:table-cell table:style-name="ce4" office:value-type="float" office:value="0.00000008975" calcext:value-type="float">
            <text:p>8.98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277" calcext:value-type="float">
            <text:p>0.6277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0.00000363" calcext:value-type="float">
            <text:p>3.63E-006</text:p>
          </table:table-cell>
          <table:table-cell table:style-name="ce4" office:value-type="float" office:value="0.0000000726" calcext:value-type="float">
            <text:p>7.26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5111" calcext:value-type="float">
            <text:p>0.5111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0.00000212" calcext:value-type="float">
            <text:p>2.12E-006</text:p>
          </table:table-cell>
          <table:table-cell table:style-name="ce4" office:value-type="float" office:value="0.00000008692" calcext:value-type="float">
            <text:p>8.69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5111" calcext:value-type="float">
            <text:p>0.5111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0.00000228" calcext:value-type="float">
            <text:p>2.28E-006</text:p>
          </table:table-cell>
          <table:table-cell table:style-name="ce4" office:value-type="float" office:value="0.00000005016" calcext:value-type="float">
            <text:p>5.02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345" calcext:value-type="float">
            <text:p>0.4345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00141" calcext:value-type="float">
            <text:p>1.41E-006</text:p>
          </table:table-cell>
          <table:table-cell table:style-name="ce4" office:value-type="float" office:value="0.00000003525" calcext:value-type="float">
            <text:p>3.53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345" calcext:value-type="float">
            <text:p>0.4345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00138" calcext:value-type="float">
            <text:p>1.38E-006</text:p>
          </table:table-cell>
          <table:table-cell table:style-name="ce4" office:value-type="float" office:value="0.00000002898" calcext:value-type="float">
            <text:p>2.90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416" calcext:value-type="float">
            <text:p>0.3416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0.000000689" calcext:value-type="float">
            <text:p>6.89E-007</text:p>
          </table:table-cell>
          <table:table-cell table:style-name="ce4" office:value-type="float" office:value="0.00000003101" calcext:value-type="float">
            <text:p>3.10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893" calcext:value-type="float">
            <text:p>0.2893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.000000344" calcext:value-type="float">
            <text:p>3.44E-007</text:p>
          </table:table-cell>
          <table:table-cell table:style-name="ce4" office:value-type="float" office:value="0.0000000117" calcext:value-type="float">
            <text:p>1.17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427" calcext:value-type="float">
            <text:p>0.2427</text:p>
          </table:table-cell>
          <table:table-cell office:value-type="float" office:value="135" calcext:value-type="float">
            <text:p>135</text:p>
          </table:table-cell>
          <table:table-cell table:style-name="ce4" office:value-type="float" office:value="0.000000137" calcext:value-type="float">
            <text:p>1.37E-007</text:p>
          </table:table-cell>
          <table:table-cell table:style-name="ce4" office:value-type="float" office:value="0.000000008357" calcext:value-type="float">
            <text:p>8.36E-009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427" calcext:value-type="float">
            <text:p>0.2427</text:p>
          </table:table-cell>
          <table:table-cell office:value-type="float" office:value="135" calcext:value-type="float">
            <text:p>135</text:p>
          </table:table-cell>
          <table:table-cell table:style-name="ce4" office:value-type="float" office:value="0.000000125" calcext:value-type="float">
            <text:p>1.25E-007</text:p>
          </table:table-cell>
          <table:table-cell table:style-name="ce4" office:value-type="float" office:value="0.000000003875" calcext:value-type="float">
            <text:p>3.88E-009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626" calcext:value-type="float">
            <text:p>0.6626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0.00000204" calcext:value-type="float">
            <text:p>2.04E-006</text:p>
          </table:table-cell>
          <table:table-cell table:style-name="ce4" office:value-type="float" office:value="0.0000000408" calcext:value-type="float">
            <text:p>4.08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626" calcext:value-type="float">
            <text:p>0.6626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0.00000209" calcext:value-type="float">
            <text:p>2.09E-006</text:p>
          </table:table-cell>
          <table:table-cell table:style-name="ce4" office:value-type="float" office:value="0.00000006061" calcext:value-type="float">
            <text:p>6.06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626" calcext:value-type="float">
            <text:p>0.6626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0.00000202" calcext:value-type="float">
            <text:p>2.02E-006</text:p>
          </table:table-cell>
          <table:table-cell table:style-name="ce4" office:value-type="float" office:value="0.00000006464" calcext:value-type="float">
            <text:p>6.46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5396" calcext:value-type="float">
            <text:p>0.5396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0.00000128" calcext:value-type="float">
            <text:p>1.28E-006</text:p>
          </table:table-cell>
          <table:table-cell table:style-name="ce4" office:value-type="float" office:value="0.00000002176" calcext:value-type="float">
            <text:p>2.18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589" calcext:value-type="float">
            <text:p>0.4589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00083" calcext:value-type="float">
            <text:p>8.30E-007</text:p>
          </table:table-cell>
          <table:table-cell table:style-name="ce4" office:value-type="float" office:value="0.00000002075" calcext:value-type="float">
            <text:p>2.08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589" calcext:value-type="float">
            <text:p>0.4589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000846" calcext:value-type="float">
            <text:p>8.46E-007</text:p>
          </table:table-cell>
          <table:table-cell table:style-name="ce4" office:value-type="float" office:value="0.00000002453" calcext:value-type="float">
            <text:p>2.45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61" calcext:value-type="float">
            <text:p>0.361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0.000000386" calcext:value-type="float">
            <text:p>3.86E-007</text:p>
          </table:table-cell>
          <table:table-cell table:style-name="ce4" office:value-type="float" office:value="0.00000001274" calcext:value-type="float">
            <text:p>1.27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058" calcext:value-type="float">
            <text:p>0.3058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.000000208" calcext:value-type="float">
            <text:p>2.08E-007</text:p>
          </table:table-cell>
          <table:table-cell table:style-name="ce4" office:value-type="float" office:value="0.00000000832" calcext:value-type="float">
            <text:p>8.32E-009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058" calcext:value-type="float">
            <text:p>0.3058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.000000196" calcext:value-type="float">
            <text:p>1.96E-007</text:p>
          </table:table-cell>
          <table:table-cell table:style-name="ce4" office:value-type="float" office:value="0.000000009996" calcext:value-type="float">
            <text:p>1.00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727" calcext:value-type="float">
            <text:p>0.2727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0.000000111" calcext:value-type="float">
            <text:p>1.11E-007</text:p>
          </table:table-cell>
          <table:table-cell table:style-name="ce4" office:value-type="float" office:value="0.000000009879" calcext:value-type="float">
            <text:p>9.88E-009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727" calcext:value-type="float">
            <text:p>0.2727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0.000000127" calcext:value-type="float">
            <text:p>1.27E-007</text:p>
          </table:table-cell>
          <table:table-cell table:style-name="ce4" office:value-type="float" office:value="0.000000008255" calcext:value-type="float">
            <text:p>8.26E-009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567" calcext:value-type="float">
            <text:p>0.2567</text:p>
          </table:table-cell>
          <table:table-cell office:value-type="float" office:value="135" calcext:value-type="float">
            <text:p>135</text:p>
          </table:table-cell>
          <table:table-cell table:style-name="ce4" office:value-type="float" office:value="0.0000000695" calcext:value-type="float">
            <text:p>6.95E-008</text:p>
          </table:table-cell>
          <table:table-cell table:style-name="ce4" office:value-type="float" office:value="0.000000004309" calcext:value-type="float">
            <text:p>4.31E-009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593" calcext:value-type="float">
            <text:p>0.593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0.000000476" calcext:value-type="float">
            <text:p>4.76E-007</text:p>
          </table:table-cell>
          <table:table-cell table:style-name="ce4" office:value-type="float" office:value="0.000000009996" calcext:value-type="float">
            <text:p>1.00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37" calcext:value-type="float">
            <text:p>0.337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.000000067" calcext:value-type="float">
            <text:p>6.70E-008</text:p>
          </table:table-cell>
          <table:table-cell table:style-name="ce4" office:value-type="float" office:value="0.000000004221" calcext:value-type="float">
            <text:p>4.22E-009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832" calcext:value-type="float">
            <text:p>0.2832</text:p>
          </table:table-cell>
          <table:table-cell office:value-type="float" office:value="135" calcext:value-type="float">
            <text:p>135</text:p>
          </table:table-cell>
          <table:table-cell table:style-name="ce4" office:value-type="float" office:value="0.0000000275" calcext:value-type="float">
            <text:p>2.75E-008</text:p>
          </table:table-cell>
          <table:table-cell table:style-name="ce4" office:value-type="float" office:value="0.000000001155" calcext:value-type="float">
            <text:p>1.16E-009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886" calcext:value-type="float">
            <text:p>0.6886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0.0000000449" calcext:value-type="float">
            <text:p>4.49E-008</text:p>
          </table:table-cell>
          <table:table-cell table:style-name="ce4" office:value-type="float" office:value="0.000000001976" calcext:value-type="float">
            <text:p>1.98E-009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627" calcext:value-type="float">
            <text:p>0.4627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0.0000000167" calcext:value-type="float">
            <text:p>1.67E-008</text:p>
          </table:table-cell>
          <table:table-cell table:style-name="ce4" office:value-type="float" office:value="0.0000000009185" calcext:value-type="float">
            <text:p>9.19E-010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511" calcext:value-type="float">
            <text:p>0.3511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0.00000000612" calcext:value-type="float">
            <text:p>6.12E-009</text:p>
          </table:table-cell>
          <table:table-cell table:style-name="ce4" office:value-type="float" office:value="0.0000000005753" calcext:value-type="float">
            <text:p>5.75E-010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02883" calcext:value-type="float">
            <text:p>0.02883</text:p>
          </table:table-cell>
          <table:table-cell office:value-type="float" office:value="75.31" calcext:value-type="float">
            <text:p>75.31</text:p>
          </table:table-cell>
          <table:table-cell table:style-name="ce4" office:value-type="float" office:value="0.01121" calcext:value-type="float">
            <text:p>1.12E-002</text:p>
          </table:table-cell>
          <table:table-cell table:style-name="ce4" office:value-type="float" office:value="0.0001787" calcext:value-type="float">
            <text:p>1.79E-004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02915" calcext:value-type="float">
            <text:p>0.02915</text:p>
          </table:table-cell>
          <table:table-cell office:value-type="float" office:value="75.32" calcext:value-type="float">
            <text:p>75.32</text:p>
          </table:table-cell>
          <table:table-cell table:style-name="ce4" office:value-type="float" office:value="0.01046" calcext:value-type="float">
            <text:p>1.05E-002</text:p>
          </table:table-cell>
          <table:table-cell table:style-name="ce4" office:value-type="float" office:value="0.0001647" calcext:value-type="float">
            <text:p>1.65E-004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03405" calcext:value-type="float">
            <text:p>0.03405</text:p>
          </table:table-cell>
          <table:table-cell office:value-type="float" office:value="75.31" calcext:value-type="float">
            <text:p>75.31</text:p>
          </table:table-cell>
          <table:table-cell table:style-name="ce4" office:value-type="float" office:value="0.007719" calcext:value-type="float">
            <text:p>7.72E-003</text:p>
          </table:table-cell>
          <table:table-cell table:style-name="ce4" office:value-type="float" office:value="0.0001246" calcext:value-type="float">
            <text:p>1.25E-004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03427" calcext:value-type="float">
            <text:p>0.03427</text:p>
          </table:table-cell>
          <table:table-cell office:value-type="float" office:value="75.14" calcext:value-type="float">
            <text:p>75.14</text:p>
          </table:table-cell>
          <table:table-cell table:style-name="ce4" office:value-type="float" office:value="0.007532" calcext:value-type="float">
            <text:p>7.53E-003</text:p>
          </table:table-cell>
          <table:table-cell table:style-name="ce4" office:value-type="float" office:value="0.00008276" calcext:value-type="float">
            <text:p>8.28E-005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04432" calcext:value-type="float">
            <text:p>0.04432</text:p>
          </table:table-cell>
          <table:table-cell office:value-type="float" office:value="75.14" calcext:value-type="float">
            <text:p>75.14</text:p>
          </table:table-cell>
          <table:table-cell table:style-name="ce4" office:value-type="float" office:value="0.004264" calcext:value-type="float">
            <text:p>4.26E-003</text:p>
          </table:table-cell>
          <table:table-cell table:style-name="ce4" office:value-type="float" office:value="0.00005403" calcext:value-type="float">
            <text:p>5.40E-005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04751" calcext:value-type="float">
            <text:p>0.04751</text:p>
          </table:table-cell>
          <table:table-cell office:value-type="float" office:value="75.32" calcext:value-type="float">
            <text:p>75.32</text:p>
          </table:table-cell>
          <table:table-cell table:style-name="ce4" office:value-type="float" office:value="0.003725" calcext:value-type="float">
            <text:p>3.73E-003</text:p>
          </table:table-cell>
          <table:table-cell table:style-name="ce4" office:value-type="float" office:value="0.00006154" calcext:value-type="float">
            <text:p>6.15E-005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04756" calcext:value-type="float">
            <text:p>0.04756</text:p>
          </table:table-cell>
          <table:table-cell office:value-type="float" office:value="75.32" calcext:value-type="float">
            <text:p>75.32</text:p>
          </table:table-cell>
          <table:table-cell table:style-name="ce4" office:value-type="float" office:value="0.003751" calcext:value-type="float">
            <text:p>3.75E-003</text:p>
          </table:table-cell>
          <table:table-cell table:style-name="ce4" office:value-type="float" office:value="0.00004523" calcext:value-type="float">
            <text:p>4.52E-005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04763" calcext:value-type="float">
            <text:p>0.04763</text:p>
          </table:table-cell>
          <table:table-cell office:value-type="float" office:value="75.32" calcext:value-type="float">
            <text:p>75.32</text:p>
          </table:table-cell>
          <table:table-cell table:style-name="ce4" office:value-type="float" office:value="0.003722" calcext:value-type="float">
            <text:p>3.72E-003</text:p>
          </table:table-cell>
          <table:table-cell table:style-name="ce4" office:value-type="float" office:value="0.0000483" calcext:value-type="float">
            <text:p>4.83E-005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05448" calcext:value-type="float">
            <text:p>0.05448</text:p>
          </table:table-cell>
          <table:table-cell office:value-type="float" office:value="75.14" calcext:value-type="float">
            <text:p>75.14</text:p>
          </table:table-cell>
          <table:table-cell table:style-name="ce4" office:value-type="float" office:value="0.002814" calcext:value-type="float">
            <text:p>2.81E-003</text:p>
          </table:table-cell>
          <table:table-cell table:style-name="ce4" office:value-type="float" office:value="0.00004228" calcext:value-type="float">
            <text:p>4.23E-005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05547" calcext:value-type="float">
            <text:p>0.05547</text:p>
          </table:table-cell>
          <table:table-cell office:value-type="float" office:value="75.31" calcext:value-type="float">
            <text:p>75.31</text:p>
          </table:table-cell>
          <table:table-cell table:style-name="ce4" office:value-type="float" office:value="0.002572" calcext:value-type="float">
            <text:p>2.57E-003</text:p>
          </table:table-cell>
          <table:table-cell table:style-name="ce4" office:value-type="float" office:value="0.00003332" calcext:value-type="float">
            <text:p>3.33E-005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06091" calcext:value-type="float">
            <text:p>0.06091</text:p>
          </table:table-cell>
          <table:table-cell office:value-type="float" office:value="75.32" calcext:value-type="float">
            <text:p>75.32</text:p>
          </table:table-cell>
          <table:table-cell table:style-name="ce4" office:value-type="float" office:value="0.00207" calcext:value-type="float">
            <text:p>2.07E-003</text:p>
          </table:table-cell>
          <table:table-cell table:style-name="ce4" office:value-type="float" office:value="0.00002618" calcext:value-type="float">
            <text:p>2.62E-005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06462" calcext:value-type="float">
            <text:p>0.06462</text:p>
          </table:table-cell>
          <table:table-cell office:value-type="float" office:value="75.14" calcext:value-type="float">
            <text:p>75.14</text:p>
          </table:table-cell>
          <table:table-cell table:style-name="ce4" office:value-type="float" office:value="0.001863" calcext:value-type="float">
            <text:p>1.86E-003</text:p>
          </table:table-cell>
          <table:table-cell table:style-name="ce4" office:value-type="float" office:value="0.0000302" calcext:value-type="float">
            <text:p>3.02E-005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06728" calcext:value-type="float">
            <text:p>0.06728</text:p>
          </table:table-cell>
          <table:table-cell office:value-type="float" office:value="75.31" calcext:value-type="float">
            <text:p>75.31</text:p>
          </table:table-cell>
          <table:table-cell table:style-name="ce4" office:value-type="float" office:value="0.001604" calcext:value-type="float">
            <text:p>1.60E-003</text:p>
          </table:table-cell>
          <table:table-cell table:style-name="ce4" office:value-type="float" office:value="0.00002542" calcext:value-type="float">
            <text:p>2.54E-005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06738" calcext:value-type="float">
            <text:p>0.06738</text:p>
          </table:table-cell>
          <table:table-cell office:value-type="float" office:value="75.31" calcext:value-type="float">
            <text:p>75.31</text:p>
          </table:table-cell>
          <table:table-cell table:style-name="ce4" office:value-type="float" office:value="0.001625" calcext:value-type="float">
            <text:p>1.63E-003</text:p>
          </table:table-cell>
          <table:table-cell table:style-name="ce4" office:value-type="float" office:value="0.00002264" calcext:value-type="float">
            <text:p>2.26E-005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07299" calcext:value-type="float">
            <text:p>0.07299</text:p>
          </table:table-cell>
          <table:table-cell office:value-type="float" office:value="75.32" calcext:value-type="float">
            <text:p>75.32</text:p>
          </table:table-cell>
          <table:table-cell table:style-name="ce4" office:value-type="float" office:value="0.001437" calcext:value-type="float">
            <text:p>1.44E-003</text:p>
          </table:table-cell>
          <table:table-cell table:style-name="ce4" office:value-type="float" office:value="0.00002124" calcext:value-type="float">
            <text:p>2.12E-005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0739" calcext:value-type="float">
            <text:p>0.0739</text:p>
          </table:table-cell>
          <table:table-cell office:value-type="float" office:value="75.31" calcext:value-type="float">
            <text:p>75.31</text:p>
          </table:table-cell>
          <table:table-cell table:style-name="ce4" office:value-type="float" office:value="0.001337" calcext:value-type="float">
            <text:p>1.34E-003</text:p>
          </table:table-cell>
          <table:table-cell table:style-name="ce4" office:value-type="float" office:value="0.00001847" calcext:value-type="float">
            <text:p>1.85E-005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07476" calcext:value-type="float">
            <text:p>0.07476</text:p>
          </table:table-cell>
          <table:table-cell office:value-type="float" office:value="75.14" calcext:value-type="float">
            <text:p>75.14</text:p>
          </table:table-cell>
          <table:table-cell table:style-name="ce4" office:value-type="float" office:value="0.001288" calcext:value-type="float">
            <text:p>1.29E-003</text:p>
          </table:table-cell>
          <table:table-cell table:style-name="ce4" office:value-type="float" office:value="0.00002006" calcext:value-type="float">
            <text:p>2.01E-005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0796" calcext:value-type="float">
            <text:p>0.0796</text:p>
          </table:table-cell>
          <table:table-cell office:value-type="float" office:value="75.31" calcext:value-type="float">
            <text:p>75.31</text:p>
          </table:table-cell>
          <table:table-cell table:style-name="ce4" office:value-type="float" office:value="0.00108" calcext:value-type="float">
            <text:p>1.08E-003</text:p>
          </table:table-cell>
          <table:table-cell table:style-name="ce4" office:value-type="float" office:value="0.0000148" calcext:value-type="float">
            <text:p>1.48E-005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08135" calcext:value-type="float">
            <text:p>0.08135</text:p>
          </table:table-cell>
          <table:table-cell office:value-type="float" office:value="75.32" calcext:value-type="float">
            <text:p>75.32</text:p>
          </table:table-cell>
          <table:table-cell table:style-name="ce4" office:value-type="float" office:value="0.001081" calcext:value-type="float">
            <text:p>1.08E-003</text:p>
          </table:table-cell>
          <table:table-cell table:style-name="ce4" office:value-type="float" office:value="0.00001536" calcext:value-type="float">
            <text:p>1.54E-005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08492" calcext:value-type="float">
            <text:p>0.08492</text:p>
          </table:table-cell>
          <table:table-cell office:value-type="float" office:value="75.14" calcext:value-type="float">
            <text:p>75.14</text:p>
          </table:table-cell>
          <table:table-cell table:style-name="ce4" office:value-type="float" office:value="0.0009044" calcext:value-type="float">
            <text:p>9.04E-004</text:p>
          </table:table-cell>
          <table:table-cell table:style-name="ce4" office:value-type="float" office:value="0.00001428" calcext:value-type="float">
            <text:p>1.43E-005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09037" calcext:value-type="float">
            <text:p>0.09037</text:p>
          </table:table-cell>
          <table:table-cell office:value-type="float" office:value="75.35" calcext:value-type="float">
            <text:p>75.35</text:p>
          </table:table-cell>
          <table:table-cell table:style-name="ce4" office:value-type="float" office:value="0.0007835" calcext:value-type="float">
            <text:p>7.84E-004</text:p>
          </table:table-cell>
          <table:table-cell table:style-name="ce4" office:value-type="float" office:value="0.00001147" calcext:value-type="float">
            <text:p>1.15E-005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095" calcext:value-type="float">
            <text:p>0.095</text:p>
          </table:table-cell>
          <table:table-cell office:value-type="float" office:value="75.14" calcext:value-type="float">
            <text:p>75.14</text:p>
          </table:table-cell>
          <table:table-cell table:style-name="ce4" office:value-type="float" office:value="0.00068" calcext:value-type="float">
            <text:p>6.80E-004</text:p>
          </table:table-cell>
          <table:table-cell table:style-name="ce4" office:value-type="float" office:value="0.00001261" calcext:value-type="float">
            <text:p>1.26E-005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0586" calcext:value-type="float">
            <text:p>0.0586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6613" calcext:value-type="float">
            <text:p>6.61E-003</text:p>
          </table:table-cell>
          <table:table-cell table:style-name="ce4" office:value-type="float" office:value="0.0001403" calcext:value-type="float">
            <text:p>1.40E-004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0897" calcext:value-type="float">
            <text:p>0.0897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2413" calcext:value-type="float">
            <text:p>2.41E-003</text:p>
          </table:table-cell>
          <table:table-cell table:style-name="ce4" office:value-type="float" office:value="0.00004635" calcext:value-type="float">
            <text:p>4.64E-005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0978" calcext:value-type="float">
            <text:p>0.10978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1417" calcext:value-type="float">
            <text:p>1.42E-003</text:p>
          </table:table-cell>
          <table:table-cell table:style-name="ce4" office:value-type="float" office:value="0.00002555" calcext:value-type="float">
            <text:p>2.56E-005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4196" calcext:value-type="float">
            <text:p>0.14196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6656" calcext:value-type="float">
            <text:p>6.66E-004</text:p>
          </table:table-cell>
          <table:table-cell table:style-name="ce4" office:value-type="float" office:value="0.000012" calcext:value-type="float">
            <text:p>1.20E-005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747" calcext:value-type="float">
            <text:p>0.1747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3225" calcext:value-type="float">
            <text:p>3.23E-004</text:p>
          </table:table-cell>
          <table:table-cell table:style-name="ce4" office:value-type="float" office:value="0.000005814" calcext:value-type="float">
            <text:p>5.81E-006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017" calcext:value-type="float">
            <text:p>0.2017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1852" calcext:value-type="float">
            <text:p>1.85E-004</text:p>
          </table:table-cell>
          <table:table-cell table:style-name="ce4" office:value-type="float" office:value="0.000003339" calcext:value-type="float">
            <text:p>3.34E-006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8523" calcext:value-type="float">
            <text:p>0.18523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0.000000243" calcext:value-type="float">
            <text:p>2.43E-007</text:p>
          </table:table-cell>
          <table:table-cell table:style-name="ce4" office:value-type="float" office:value="0.000000008505" calcext:value-type="float">
            <text:p>8.51E-009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1624" calcext:value-type="float">
            <text:p>0.21624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0.000000096" calcext:value-type="float">
            <text:p>9.60E-008</text:p>
          </table:table-cell>
          <table:table-cell table:style-name="ce4" office:value-type="float" office:value="0.00000000336" calcext:value-type="float">
            <text:p>3.36E-009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3811" calcext:value-type="float">
            <text:p>0.23811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0.000000045" calcext:value-type="float">
            <text:p>4.50E-008</text:p>
          </table:table-cell>
          <table:table-cell table:style-name="ce4" office:value-type="float" office:value="0.000000001575" calcext:value-type="float">
            <text:p>1.58E-009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5783" calcext:value-type="float">
            <text:p>0.25783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0.0000000218" calcext:value-type="float">
            <text:p>2.18E-008</text:p>
          </table:table-cell>
          <table:table-cell table:style-name="ce4" office:value-type="float" office:value="0.00000000109" calcext:value-type="float">
            <text:p>1.09E-009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7153" calcext:value-type="float">
            <text:p>0.27153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0.0000000141" calcext:value-type="float">
            <text:p>1.41E-008</text:p>
          </table:table-cell>
          <table:table-cell table:style-name="ce4" office:value-type="float" office:value="0.0000000006345" calcext:value-type="float">
            <text:p>6.35E-010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8351" calcext:value-type="float">
            <text:p>0.28351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0.00000000864" calcext:value-type="float">
            <text:p>8.64E-009</text:p>
          </table:table-cell>
          <table:table-cell table:style-name="ce4" office:value-type="float" office:value="0.0000000003888" calcext:value-type="float">
            <text:p>3.89E-010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9826" calcext:value-type="float">
            <text:p>0.29826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0.00000000551" calcext:value-type="float">
            <text:p>5.51E-009</text:p>
          </table:table-cell>
          <table:table-cell table:style-name="ce4" office:value-type="float" office:value="0.0000000003306" calcext:value-type="float">
            <text:p>3.31E-010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0915" calcext:value-type="float">
            <text:p>0.30915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0.00000000402" calcext:value-type="float">
            <text:p>4.02E-009</text:p>
          </table:table-cell>
          <table:table-cell table:style-name="ce4" office:value-type="float" office:value="0.0000000002814" calcext:value-type="float">
            <text:p>2.81E-010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1907" calcext:value-type="float">
            <text:p>0.31907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0.00000000256" calcext:value-type="float">
            <text:p>2.56E-009</text:p>
          </table:table-cell>
          <table:table-cell table:style-name="ce4" office:value-type="float" office:value="0.0000000002048" calcext:value-type="float">
            <text:p>2.05E-010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288" calcext:value-type="float">
            <text:p>0.3288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0.00000000143" calcext:value-type="float">
            <text:p>1.43E-009</text:p>
          </table:table-cell>
          <table:table-cell table:style-name="ce4" office:value-type="float" office:value="0.0000000001359" calcext:value-type="float">
            <text:p>1.36E-010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6825" calcext:value-type="float">
            <text:p>0.36825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0.0000000004" calcext:value-type="float">
            <text:p>4.00E-010</text:p>
          </table:table-cell>
          <table:table-cell table:style-name="ce4" office:value-type="float" office:value="0.000000000042" calcext:value-type="float">
            <text:p>4.20E-011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7785" calcext:value-type="float">
            <text:p>0.37785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0.000000000191" calcext:value-type="float">
            <text:p>1.91E-010</text:p>
          </table:table-cell>
          <table:table-cell table:style-name="ce4" office:value-type="float" office:value="0.00000000008595" calcext:value-type="float">
            <text:p>8.60E-011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08541" calcext:value-type="float">
            <text:p>0.08541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0.000005925" calcext:value-type="float">
            <text:p>5.93E-006</text:p>
          </table:table-cell>
          <table:table-cell table:style-name="ce4" office:value-type="float" office:value="0.00000008379" calcext:value-type="float">
            <text:p>8.38E-008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0339" calcext:value-type="float">
            <text:p>0.10339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0.000003273" calcext:value-type="float">
            <text:p>3.27E-006</text:p>
          </table:table-cell>
          <table:table-cell table:style-name="ce4" office:value-type="float" office:value="0.00000004629" calcext:value-type="float">
            <text:p>4.63E-008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4935" calcext:value-type="float">
            <text:p>0.14935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0.0000007678" calcext:value-type="float">
            <text:p>7.68E-007</text:p>
          </table:table-cell>
          <table:table-cell table:style-name="ce4" office:value-type="float" office:value="0.00000001086" calcext:value-type="float">
            <text:p>1.09E-008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8407" calcext:value-type="float">
            <text:p>0.18407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0.000000254" calcext:value-type="float">
            <text:p>2.54E-007</text:p>
          </table:table-cell>
          <table:table-cell table:style-name="ce4" office:value-type="float" office:value="0.000000003592" calcext:value-type="float">
            <text:p>3.59E-009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2487" calcext:value-type="float">
            <text:p>0.22487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0.00000006868" calcext:value-type="float">
            <text:p>6.87E-008</text:p>
          </table:table-cell>
          <table:table-cell table:style-name="ce4" office:value-type="float" office:value="0.000000001238" calcext:value-type="float">
            <text:p>1.24E-009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6652" calcext:value-type="float">
            <text:p>0.26652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0.00000001654" calcext:value-type="float">
            <text:p>1.65E-008</text:p>
          </table:table-cell>
          <table:table-cell table:style-name="ce4" office:value-type="float" office:value="0.0000000003698" calcext:value-type="float">
            <text:p>3.70E-010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8979" calcext:value-type="float">
            <text:p>0.28979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0.000000007407" calcext:value-type="float">
            <text:p>7.41E-009</text:p>
          </table:table-cell>
          <table:table-cell table:style-name="ce4" office:value-type="float" office:value="0.0000000002342" calcext:value-type="float">
            <text:p>2.34E-010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1243" calcext:value-type="float">
            <text:p>0.31243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0.00000000311" calcext:value-type="float">
            <text:p>3.11E-009</text:p>
          </table:table-cell>
          <table:table-cell table:style-name="ce4" office:value-type="float" office:value="0.0000000001586" calcext:value-type="float">
            <text:p>1.59E-010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4865" calcext:value-type="float">
            <text:p>0.34865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0.000000000823" calcext:value-type="float">
            <text:p>8.23E-010</text:p>
          </table:table-cell>
          <table:table-cell table:style-name="ce4" office:value-type="float" office:value="0.0000000000991" calcext:value-type="float">
            <text:p>9.91E-011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17.52" calcext:value-type="float">
            <text:p>17.52</text:p>
          </table:table-cell>
          <table:table-cell table:style-name="ce4" office:value-type="float" office:value="0.00000000229" calcext:value-type="float">
            <text:p>2.29E-009</text:p>
          </table:table-cell>
          <table:table-cell table:style-name="ce4" office:value-type="float" office:value="0.00000000012" calcext:value-type="float">
            <text:p>1.20E-010</text:p>
          </table:table-cell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7391" calcext:value-type="float">
            <text:p>0.7391</text:p>
          </table:table-cell>
          <table:table-cell office:value-type="float" office:value="97.78" calcext:value-type="float">
            <text:p>97.78</text:p>
          </table:table-cell>
          <table:table-cell table:style-name="ce4" office:value-type="float" office:value="0.000000000028" calcext:value-type="float">
            <text:p>2.80E-011</text:p>
          </table:table-cell>
          <table:table-cell table:style-name="ce4" office:value-type="float" office:value="0.000000000002" calcext:value-type="float">
            <text:p>2.00E-012</text:p>
          </table:table-cell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19.5" calcext:value-type="float">
            <text:p>19.5</text:p>
          </table:table-cell>
          <table:table-cell table:style-name="ce4" office:value-type="float" office:value="0.000000000516" calcext:value-type="float">
            <text:p>5.16E-010</text:p>
          </table:table-cell>
          <table:table-cell table:style-name="ce4" office:value-type="float" office:value="0.000000000029" calcext:value-type="float">
            <text:p>2.90E-011</text:p>
          </table:table-cell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7391" calcext:value-type="float">
            <text:p>0.7391</text:p>
          </table:table-cell>
          <table:table-cell office:value-type="float" office:value="118.99" calcext:value-type="float">
            <text:p>118.99</text:p>
          </table:table-cell>
          <table:table-cell table:style-name="ce4" office:value-type="float" office:value="0.00000000000395" calcext:value-type="float">
            <text:p>3.95E-012</text:p>
          </table:table-cell>
          <table:table-cell table:style-name="ce4" office:value-type="float" office:value="0.00000000000038" calcext:value-type="float">
            <text:p>3.80E-013</text:p>
          </table:table-cell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876" calcext:value-type="float">
            <text:p>0.6876</text:p>
          </table:table-cell>
          <table:table-cell office:value-type="float" office:value="139.99" calcext:value-type="float">
            <text:p>139.99</text:p>
          </table:table-cell>
          <table:table-cell table:style-name="ce4" office:value-type="float" office:value="0.00000000000151" calcext:value-type="float">
            <text:p>1.51E-012</text:p>
          </table:table-cell>
          <table:table-cell table:style-name="ce4" office:value-type="float" office:value="0.00000000000019" calcext:value-type="float">
            <text:p>1.90E-013</text:p>
          </table:table-cell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0.83" calcext:value-type="float">
            <text:p>20.83</text:p>
          </table:table-cell>
          <table:table-cell table:style-name="ce4" office:value-type="float" office:value="0.000000000157" calcext:value-type="float">
            <text:p>1.57E-010</text:p>
          </table:table-cell>
          <table:table-cell table:style-name="ce4" office:value-type="float" office:value="0.00000000001" calcext:value-type="float">
            <text:p>1.00E-011</text:p>
          </table:table-cell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8157" calcext:value-type="float">
            <text:p>0.8157</text:p>
          </table:table-cell>
          <table:table-cell office:value-type="float" office:value="113.01" calcext:value-type="float">
            <text:p>113.01</text:p>
          </table:table-cell>
          <table:table-cell table:style-name="ce4" office:value-type="float" office:value="0.00000000000143" calcext:value-type="float">
            <text:p>1.43E-012</text:p>
          </table:table-cell>
          <table:table-cell table:style-name="ce4" office:value-type="float" office:value="0.00000000000013" calcext:value-type="float">
            <text:p>1.30E-013</text:p>
          </table:table-cell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7394" calcext:value-type="float">
            <text:p>0.7394</text:p>
          </table:table-cell>
          <table:table-cell office:value-type="float" office:value="139.91" calcext:value-type="float">
            <text:p>139.91</text:p>
          </table:table-cell>
          <table:table-cell table:style-name="ce4" office:value-type="float" office:value="0.000000000000641" calcext:value-type="float">
            <text:p>6.41E-013</text:p>
          </table:table-cell>
          <table:table-cell table:style-name="ce4" office:value-type="float" office:value="0.000000000000059" calcext:value-type="float">
            <text:p>5.90E-014</text:p>
          </table:table-cell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2.82" calcext:value-type="float">
            <text:p>22.82</text:p>
          </table:table-cell>
          <table:table-cell table:style-name="ce4" office:value-type="float" office:value="0.000000000033" calcext:value-type="float">
            <text:p>3.30E-011</text:p>
          </table:table-cell>
          <table:table-cell table:style-name="ce4" office:value-type="float" office:value="0.0000000000021" calcext:value-type="float">
            <text:p>2.10E-012</text:p>
          </table:table-cell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8177" calcext:value-type="float">
            <text:p>0.8177</text:p>
          </table:table-cell>
          <table:table-cell office:value-type="float" office:value="139.53" calcext:value-type="float">
            <text:p>139.53</text:p>
          </table:table-cell>
          <table:table-cell table:style-name="ce4" office:value-type="float" office:value="0.000000000000124" calcext:value-type="float">
            <text:p>1.24E-013</text:p>
          </table:table-cell>
          <table:table-cell table:style-name="ce4" office:value-type="float" office:value="0.000000000000016" calcext:value-type="float">
            <text:p>1.60E-014</text:p>
          </table:table-cell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4.28" calcext:value-type="float">
            <text:p>24.28</text:p>
          </table:table-cell>
          <table:table-cell table:style-name="ce4" office:value-type="float" office:value="0.00000000000756" calcext:value-type="float">
            <text:p>7.56E-012</text:p>
          </table:table-cell>
          <table:table-cell table:style-name="ce4" office:value-type="float" office:value="0.00000000000075" calcext:value-type="float">
            <text:p>7.50E-013</text:p>
          </table:table-cell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933" calcext:value-type="float">
            <text:p>0.933</text:p>
          </table:table-cell>
          <table:table-cell office:value-type="float" office:value="119.94" calcext:value-type="float">
            <text:p>119.94</text:p>
          </table:table-cell>
          <table:table-cell table:style-name="ce4" office:value-type="float" office:value="0.0000000000000684" calcext:value-type="float">
            <text:p>6.84E-014</text:p>
          </table:table-cell>
          <table:table-cell table:style-name="ce4" office:value-type="float" office:value="0.000000000000011" calcext:value-type="float">
            <text:p>1.10E-014</text:p>
          </table:table-cell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8726" calcext:value-type="float">
            <text:p>0.8726</text:p>
          </table:table-cell>
          <table:table-cell office:value-type="float" office:value="140.66" calcext:value-type="float">
            <text:p>140.66</text:p>
          </table:table-cell>
          <table:table-cell table:style-name="ce4" office:value-type="float" office:value="0.0000000000000324" calcext:value-type="float">
            <text:p>3.24E-014</text:p>
          </table:table-cell>
          <table:table-cell table:style-name="ce4" office:value-type="float" office:value="5.1E-015" calcext:value-type="float">
            <text:p>5.10E-015</text:p>
          </table:table-cell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5.47" calcext:value-type="float">
            <text:p>25.47</text:p>
          </table:table-cell>
          <table:table-cell table:style-name="ce4" office:value-type="float" office:value="0.00000000000213" calcext:value-type="float">
            <text:p>2.13E-012</text:p>
          </table:table-cell>
          <table:table-cell table:style-name="ce4" office:value-type="float" office:value="0.00000000000035" calcext:value-type="float">
            <text:p>3.50E-013</text:p>
          </table:table-cell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7.24" calcext:value-type="float">
            <text:p>27.24</text:p>
          </table:table-cell>
          <table:table-cell table:style-name="ce4" office:value-type="float" office:value="0.000000000000277" calcext:value-type="float">
            <text:p>2.77E-013</text:p>
          </table:table-cell>
          <table:table-cell table:style-name="ce4" office:value-type="float" office:value="0.000000000000039" calcext:value-type="float">
            <text:p>3.90E-014</text:p>
          </table:table-cell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9893" calcext:value-type="float">
            <text:p>0.9893</text:p>
          </table:table-cell>
          <table:table-cell office:value-type="float" office:value="140.31" calcext:value-type="float">
            <text:p>140.31</text:p>
          </table:table-cell>
          <table:table-cell table:style-name="ce4" office:value-type="float" office:value="3.27E-015" calcext:value-type="float">
            <text:p>3.27E-015</text:p>
          </table:table-cell>
          <table:table-cell table:style-name="ce4" office:value-type="float" office:value="1.3E-016" calcext:value-type="float">
            <text:p>1.30E-016</text:p>
          </table:table-cell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8.86" calcext:value-type="float">
            <text:p>28.86</text:p>
          </table:table-cell>
          <table:table-cell table:style-name="ce4" office:value-type="float" office:value="0.0000000000000214" calcext:value-type="float">
            <text:p>2.14E-014</text:p>
          </table:table-cell>
          <table:table-cell table:style-name="ce4" office:value-type="float" office:value="7.2E-015" calcext:value-type="float">
            <text:p>7.20E-015</text:p>
          </table:table-cell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1.052" calcext:value-type="float">
            <text:p>1.052</text:p>
          </table:table-cell>
          <table:table-cell office:value-type="float" office:value="140.51" calcext:value-type="float">
            <text:p>140.51</text:p>
          </table:table-cell>
          <table:table-cell table:style-name="ce4" office:value-type="float" office:value="1.13E-015" calcext:value-type="float">
            <text:p>1.13E-015</text:p>
          </table:table-cell>
          <table:table-cell table:style-name="ce4" office:value-type="float" office:value="8E-016" calcext:value-type="float">
            <text:p>8.00E-016</text:p>
          </table:table-cell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65" calcext:value-type="float">
            <text:p>0.265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0.0000000181" calcext:value-type="float">
            <text:p>1.81E-008</text:p>
          </table:table-cell>
          <table:table-cell table:style-name="ce4" office:value-type="float" office:value="0.0000000012" calcext:value-type="float">
            <text:p>1.20E-009</text:p>
          </table:table-cell>
          <table:table-cell office:value-type="float" office:value="6" calcext:value-type="float">
            <text:p>6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508" calcext:value-type="float">
            <text:p>0.508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0.00000000000355" calcext:value-type="float">
            <text:p>3.55E-012</text:p>
          </table:table-cell>
          <table:table-cell table:style-name="ce4" office:value-type="float" office:value="0.00000000000037" calcext:value-type="float">
            <text:p>3.70E-013</text:p>
          </table:table-cell>
          <table:table-cell office:value-type="float" office:value="6" calcext:value-type="float">
            <text:p>6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552" calcext:value-type="float">
            <text:p>0.552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0.00000000000249" calcext:value-type="float">
            <text:p>2.49E-012</text:p>
          </table:table-cell>
          <table:table-cell table:style-name="ce4" office:value-type="float" office:value="0.0000000000003" calcext:value-type="float">
            <text:p>3.00E-013</text:p>
          </table:table-cell>
          <table:table-cell office:value-type="float" office:value="6" calcext:value-type="float">
            <text:p>6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747" calcext:value-type="float">
            <text:p>0.747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0.000000000000116" calcext:value-type="float">
            <text:p>1.16E-013</text:p>
          </table:table-cell>
          <table:table-cell table:style-name="ce4" office:value-type="float" office:value="0.000000000000039" calcext:value-type="float">
            <text:p>3.90E-014</text:p>
          </table:table-cell>
          <table:table-cell office:value-type="float" office:value="6" calcext:value-type="float">
            <text:p>6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822" calcext:value-type="float">
            <text:p>0.822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0.0000000000000284" calcext:value-type="float">
            <text:p>2.84E-014</text:p>
          </table:table-cell>
          <table:table-cell table:style-name="ce4" office:value-type="float" office:value="0.0000000000000165" calcext:value-type="float">
            <text:p>1.65E-014</text:p>
          </table:table-cell>
          <table:table-cell office:value-type="float" office:value="6" calcext:value-type="float">
            <text:p>6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3.356" calcext:value-type="float">
            <text:p>3.356</text:p>
          </table:table-cell>
          <table:table-cell office:value-type="float" office:value="20.5127" calcext:value-type="float">
            <text:p>20.5127</text:p>
          </table:table-cell>
          <table:table-cell table:style-name="ce4" office:value-type="float" office:value="0.00000000013412" calcext:value-type="float">
            <text:p>1.34E-010</text:p>
          </table:table-cell>
          <table:table-cell table:style-name="ce4" office:value-type="float" office:value="0.0000000000093884" calcext:value-type="float">
            <text:p>9.39E-012</text:p>
          </table:table-cell>
          <table:table-cell office:value-type="float" office:value="7" calcext:value-type="float">
            <text:p>7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6.06" calcext:value-type="float">
            <text:p>6.06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0000000485" calcext:value-type="float">
            <text:p>4.85E-008</text:p>
          </table:table-cell>
          <table:table-cell table:style-name="ce4" office:value-type="float" office:value="0.0000000125" calcext:value-type="float">
            <text:p>1.25E-008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6.483" calcext:value-type="float">
            <text:p>6.483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0000000257" calcext:value-type="float">
            <text:p>2.57E-008</text:p>
          </table:table-cell>
          <table:table-cell table:style-name="ce4" office:value-type="float" office:value="0.00000000462" calcext:value-type="float">
            <text:p>4.62E-009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7.257" calcext:value-type="float">
            <text:p>7.257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00000000838" calcext:value-type="float">
            <text:p>8.38E-009</text:p>
          </table:table-cell>
          <table:table-cell table:style-name="ce4" office:value-type="float" office:value="0.00000000169" calcext:value-type="float">
            <text:p>1.69E-009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7.959" calcext:value-type="float">
            <text:p>7.959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0000000027" calcext:value-type="float">
            <text:p>2.70E-009</text:p>
          </table:table-cell>
          <table:table-cell table:style-name="ce4" office:value-type="float" office:value="0.000000000494" calcext:value-type="float">
            <text:p>4.94E-010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8.607" calcext:value-type="float">
            <text:p>8.607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000000000764" calcext:value-type="float">
            <text:p>7.64E-010</text:p>
          </table:table-cell>
          <table:table-cell table:style-name="ce4" office:value-type="float" office:value="0.000000000136" calcext:value-type="float">
            <text:p>1.36E-010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9.21" calcext:value-type="float">
            <text:p>9.21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000000000207" calcext:value-type="float">
            <text:p>2.07E-010</text:p>
          </table:table-cell>
          <table:table-cell table:style-name="ce4" office:value-type="float" office:value="0.0000000000408" calcext:value-type="float">
            <text:p>4.08E-011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9.778" calcext:value-type="float">
            <text:p>9.778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0000000000666" calcext:value-type="float">
            <text:p>6.66E-011</text:p>
          </table:table-cell>
          <table:table-cell table:style-name="ce4" office:value-type="float" office:value="0.0000000000189" calcext:value-type="float">
            <text:p>1.89E-011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10.316" calcext:value-type="float">
            <text:p>10.316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00000000000921" calcext:value-type="float">
            <text:p>9.21E-012</text:p>
          </table:table-cell>
          <table:table-cell table:style-name="ce4" office:value-type="float" office:value="0.00000000000427" calcext:value-type="float">
            <text:p>4.27E-012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10.954" calcext:value-type="float">
            <text:p>10.954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00000000000219" calcext:value-type="float">
            <text:p>2.19E-012</text:p>
          </table:table-cell>
          <table:table-cell table:style-name="ce4" office:value-type="float" office:value="0.00000000000133" calcext:value-type="float">
            <text:p>1.33E-012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11.558" calcext:value-type="float">
            <text:p>11.558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000000000000491" calcext:value-type="float">
            <text:p>4.91E-013</text:p>
          </table:table-cell>
          <table:table-cell table:style-name="ce4" office:value-type="float" office:value="0.000000000000527" calcext:value-type="float">
            <text:p>5.27E-013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12.685" calcext:value-type="float">
            <text:p>12.685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000000000000531" calcext:value-type="float">
            <text:p>5.31E-013</text:p>
          </table:table-cell>
          <table:table-cell table:style-name="ce4" office:value-type="float" office:value="0.000000000000597" calcext:value-type="float">
            <text:p>5.97E-013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 table:number-rows-repeated="1047247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3" number:min-integer-digits="1" number:min-exponent-digits="3"/>
    </number:number-style>
    <number:number-style style:name="N122">
      <number:number number:decimal-places="3" number:min-integer-digits="1"/>
    </number:number-style>
    <number:number-style style:name="N123">
      <number:scientific-number number:decimal-places="3" number:min-integer-digits="1" number:min-exponent-digits="1"/>
    </number:number-style>
    <number:number-style style:name="N124">
      <number:scientific-number number:decimal-places="2" number:min-integer-digits="1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3">00/00/0000</text:date>, <text:time style:data-style-name="N2" text:time-value="11:30:59.6091451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4:23:23.658272787</meta:creation-date>
    <meta:generator>LibreOffice/4.2.8.2$Linux_X86_64 LibreOffice_project/420m0$Build-2</meta:generator>
    <dc:date>2022-05-13T15:49:32.653033171</dc:date>
    <meta:editing-duration>P67DT5H5M9S</meta:editing-duration>
    <meta:editing-cycles>284</meta:editing-cycles>
    <meta:document-statistic meta:table-count="1" meta:cell-count="8497" meta:object-count="0"/>
  </office:meta>
</office:document-meta>
</file>